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2.6654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2217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1.5075in"/>
    </style:style>
    <style:style style:name="co8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ce1" style:family="table-cell" style:parent-style-name="Excel_20_Built-in_20_Normal">
      <style:text-properties fo:language="en" fo:country="ID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" style:family="table-cell" style:parent-style-name="Excel_20_Built-in_20_Normal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Excel_20_Built-in_20_Normal"/>
        <table:table-row table:style-name="ro1">
          <table:table-cell office:value-type="string">
            <text:p>4010-QWUR</text:p>
          </table:table-cell>
          <table:table-cell office:value-type="string">
            <text:p>ACHMAD DHANY ADAM MU`ARIF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1-JMIM</text:p>
          </table:table-cell>
          <table:table-cell office:value-type="string">
            <text:p>ADAM BUON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2-HAHJ</text:p>
          </table:table-cell>
          <table:table-cell office:value-type="string">
            <text:p>ADAM RIFKI BAIHAQI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3-XNGA</text:p>
          </table:table-cell>
          <table:table-cell office:value-type="string">
            <text:p>AISYAH AULIA AINUS SA'ADAH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4-NDVM</text:p>
          </table:table-cell>
          <table:table-cell office:value-type="string">
            <text:p>AJENG RINDRA SALSABILLAH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5-RGXO</text:p>
          </table:table-cell>
          <table:table-cell office:value-type="string">
            <text:p>AMALIA NUR RAHM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6-GAJQ</text:p>
          </table:table-cell>
          <table:table-cell office:value-type="string">
            <text:p>AMALIA RAMA DHAN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7-XHUS</text:p>
          </table:table-cell>
          <table:table-cell office:value-type="string">
            <text:p>CALISTA ATIKAH TAKU BESS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8-IQQH</text:p>
          </table:table-cell>
          <table:table-cell office:value-type="string">
            <text:p>CELIYA MUSTIKASAR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19-UBUF</text:p>
          </table:table-cell>
          <table:table-cell office:value-type="string">
            <text:p>DANISA REGINA KHOIRO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0-QULS</text:p>
          </table:table-cell>
          <table:table-cell office:value-type="string">
            <text:p>DITA FII JANNATIN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1-IQIJ</text:p>
          </table:table-cell>
          <table:table-cell office:value-type="string">
            <text:p>EKKY DHIVIA ARDIANSYAH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2-CZZA</text:p>
          </table:table-cell>
          <table:table-cell office:value-type="string">
            <text:p>FAIDA NUR SYAFIN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3-YNIP</text:p>
          </table:table-cell>
          <table:table-cell office:value-type="string">
            <text:p>FARAH DIBA ATMAJ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4-IRZU</text:p>
          </table:table-cell>
          <table:table-cell office:value-type="string">
            <text:p>HELDHA AYU SETI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5-ZAFR</text:p>
          </table:table-cell>
          <table:table-cell office:value-type="string">
            <text:p>INGE ALFIYAH DAMAYAN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6-WLBY</text:p>
          </table:table-cell>
          <table:table-cell office:value-type="string">
            <text:p>INGGRIT DELIMA APRILIAN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7-KGFR</text:p>
          </table:table-cell>
          <table:table-cell office:value-type="string">
            <text:p>KHUSNUL KHOTIMAH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8-TCTB</text:p>
          </table:table-cell>
          <table:table-cell office:value-type="string">
            <text:p>M. KHABIB NUR HIDAYATULL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29-HWLG</text:p>
          </table:table-cell>
          <table:table-cell office:value-type="string">
            <text:p>M. UBAIDIL FIKRI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0-GITO</text:p>
          </table:table-cell>
          <table:table-cell office:value-type="string">
            <text:p>M.ALIF ANDIKA KURNIAWAN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1-GWSJ</text:p>
          </table:table-cell>
          <table:table-cell office:value-type="string">
            <text:p>MARISA ISTI FARANI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2-FXSA</text:p>
          </table:table-cell>
          <table:table-cell office:value-type="string">
            <text:p>NAYLA ZULFI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3-FXGX</text:p>
          </table:table-cell>
          <table:table-cell office:value-type="string">
            <text:p>NOVITASAR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4-KNDK</text:p>
          </table:table-cell>
          <table:table-cell office:value-type="string">
            <text:p>REZKI AMALIA SANTOSO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5-YFOT</text:p>
          </table:table-cell>
          <table:table-cell office:value-type="string">
            <text:p>RIRIT ADI YULIAN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6-EQYW</text:p>
          </table:table-cell>
          <table:table-cell office:value-type="string">
            <text:p>RIZKY BINTANG SAHPUTRA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7-HCHD</text:p>
          </table:table-cell>
          <table:table-cell office:value-type="string">
            <text:p>ROFI DHIYAURRAHMAN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8-LKSV</text:p>
          </table:table-cell>
          <table:table-cell office:value-type="string">
            <text:p>SEFINA APRILIA EKA ARIFIANTI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39-YFSR</text:p>
          </table:table-cell>
          <table:table-cell office:value-type="string">
            <text:p>SEPTIAN AVIZENA ARNOLDY KUNCOR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0-ZJBH</text:p>
          </table:table-cell>
          <table:table-cell office:value-type="string">
            <text:p>SETIO DHARMA NEGARA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1-UGMC</text:p>
          </table:table-cell>
          <table:table-cell office:value-type="string">
            <text:p>THERRE RANI NUR CHAMIDA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2-ANPJ</text:p>
          </table:table-cell>
          <table:table-cell office:value-type="string">
            <text:p>TIARA AMALIA FIRDAUS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3-VRHJ</text:p>
          </table:table-cell>
          <table:table-cell office:value-type="string">
            <text:p>VARISSA AMELIA YUNIAR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4-BHZN</text:p>
          </table:table-cell>
          <table:table-cell office:value-type="string">
            <text:p>WAHYU KRISNA ADI PRASETYO</text:p>
          </table:table-cell>
          <table:table-cell office:value-type="string">
            <text:p>X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5-OKBZ</text:p>
          </table:table-cell>
          <table:table-cell office:value-type="string">
            <text:p>YULI ENDAH FERAWATY PURNOMO</text:p>
          </table:table-cell>
          <table:table-cell office:value-type="string">
            <text:p>X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6-FKIM</text:p>
          </table:table-cell>
          <table:table-cell office:value-type="string">
            <text:p>AFIDAH DINIY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7-JABO</text:p>
          </table:table-cell>
          <table:table-cell office:value-type="string">
            <text:p>ALHAFIZ EVEN NAYOROJ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8-DYQA</text:p>
          </table:table-cell>
          <table:table-cell office:value-type="string">
            <text:p>AMELIA PUTRI AUROR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49-ZMPK</text:p>
          </table:table-cell>
          <table:table-cell office:value-type="string">
            <text:p>ANDITA FITRI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0-KMXU</text:p>
          </table:table-cell>
          <table:table-cell office:value-type="string">
            <text:p>APRILIA DWI DHARMA PRASTIC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1-BZUZ</text:p>
          </table:table-cell>
          <table:table-cell office:value-type="string">
            <text:p>ARUM PUSPITA PERTIW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2-HWIL</text:p>
          </table:table-cell>
          <table:table-cell office:value-type="string">
            <text:p>ARZA NABILA FITRIAN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3-XPPI</text:p>
          </table:table-cell>
          <table:table-cell office:value-type="string">
            <text:p>ASTI RAHMAWATI MAULID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4-JHKU</text:p>
          </table:table-cell>
          <table:table-cell office:value-type="string">
            <text:p>AULIA PUTRI FIRANT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5-AYVR</text:p>
          </table:table-cell>
          <table:table-cell office:value-type="string">
            <text:p>CITRA DEWI AYU RETNA SAR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6-RYER</text:p>
          </table:table-cell>
          <table:table-cell office:value-type="string">
            <text:p>DEA NURILA AZ ZAHR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7-QOZX</text:p>
          </table:table-cell>
          <table:table-cell office:value-type="string">
            <text:p>DELLA JOVIA PUTR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8-LOJC</text:p>
          </table:table-cell>
          <table:table-cell office:value-type="string">
            <text:p>DIMAS BAYU NUGRAH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59-QTBH</text:p>
          </table:table-cell>
          <table:table-cell office:value-type="string">
            <text:p>DIVA OKTAVIAN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0-JMFX</text:p>
          </table:table-cell>
          <table:table-cell office:value-type="string">
            <text:p>DWI INTAN ZAFIROWAT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1-MGUA</text:p>
          </table:table-cell>
          <table:table-cell office:value-type="string">
            <text:p>DZURROTUN NAFIS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2-GMWX</text:p>
          </table:table-cell>
          <table:table-cell office:value-type="string">
            <text:p>EKA CAHYATI NINGRUM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3-XCSP</text:p>
          </table:table-cell>
          <table:table-cell office:value-type="string">
            <text:p>FARAH ASHILAH OKTAFAN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4-YECJ</text:p>
          </table:table-cell>
          <table:table-cell office:value-type="string">
            <text:p>GUARDIOLA ROSA WIR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5-IIMI</text:p>
          </table:table-cell>
          <table:table-cell office:value-type="string">
            <text:p>IKHWAN SUPRIYABUDI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6-WZCD</text:p>
          </table:table-cell>
          <table:table-cell office:value-type="string">
            <text:p>ILHAM MUHAMMAD ABROR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7-ILZP</text:p>
          </table:table-cell>
          <table:table-cell office:value-type="string">
            <text:p>INDIRA MENTAR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8-NYYL</text:p>
          </table:table-cell>
          <table:table-cell office:value-type="string">
            <text:p>LISA NOFIYANTI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69-PPJA</text:p>
          </table:table-cell>
          <table:table-cell office:value-type="string">
            <text:p>MAHENDRA YOGA RAHMAD SAPUTR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0-YRUN</text:p>
          </table:table-cell>
          <table:table-cell office:value-type="string">
            <text:p>MOCH. RAIHAN DENENDRA LODEWYK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1-XYNU</text:p>
          </table:table-cell>
          <table:table-cell office:value-type="string">
            <text:p>MUHAMMAD NUR HASAN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2-BEVE</text:p>
          </table:table-cell>
          <table:table-cell office:value-type="string">
            <text:p>MUHAMMAD RIZKY ALIFIANTO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3-BYGH</text:p>
          </table:table-cell>
          <table:table-cell office:value-type="string">
            <text:p>NOFIKA SABILILLAH TURAHMAH S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4-BBUM</text:p>
          </table:table-cell>
          <table:table-cell office:value-type="string">
            <text:p>PRISMACINTYA RACHMATIK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5-GDBE</text:p>
          </table:table-cell>
          <table:table-cell office:value-type="string">
            <text:p>PUPUT CANDRA KIRAN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6-MFIB</text:p>
          </table:table-cell>
          <table:table-cell office:value-type="string">
            <text:p>PUTRI KUSBANDRIY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7-UBCU</text:p>
          </table:table-cell>
          <table:table-cell office:value-type="string">
            <text:p>PUTRI MAULIDI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8-UKPW</text:p>
          </table:table-cell>
          <table:table-cell office:value-type="string">
            <text:p>RAISSA NURUL LATIFAH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79-DNLM</text:p>
          </table:table-cell>
          <table:table-cell office:value-type="string">
            <text:p>SALVIA SALSABILL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0-SFUG</text:p>
          </table:table-cell>
          <table:table-cell office:value-type="string">
            <text:p>SOFYAN DANU ARTHA ADIATAMA</text:p>
          </table:table-cell>
          <table:table-cell office:value-type="string">
            <text:p>X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1-POTX</text:p>
          </table:table-cell>
          <table:table-cell office:value-type="string">
            <text:p>VINDI NATASYAH AMELIA</text:p>
          </table:table-cell>
          <table:table-cell office:value-type="string">
            <text:p>X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2-GDZE</text:p>
          </table:table-cell>
          <table:table-cell office:value-type="string">
            <text:p>AKBAR PRADANA JULIAWAN ROZAK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3-SYQK</text:p>
          </table:table-cell>
          <table:table-cell office:value-type="string">
            <text:p>AKHMAD HARIS ARDIANS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4-RXTF</text:p>
          </table:table-cell>
          <table:table-cell office:value-type="string">
            <text:p>ALVIA AMALANI MUJAROH PUTR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5-NDFD</text:p>
          </table:table-cell>
          <table:table-cell office:value-type="string">
            <text:p>AMELIA VIRGIOLA DAMAYANT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6-WNRV</text:p>
          </table:table-cell>
          <table:table-cell office:value-type="string">
            <text:p>ANGELINA KUSUMAWARD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7-NDYJ</text:p>
          </table:table-cell>
          <table:table-cell office:value-type="string">
            <text:p>ANNISA SHAFA BRILLIANTY LEBEHARI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8-LKFI</text:p>
          </table:table-cell>
          <table:table-cell office:value-type="string">
            <text:p>ARGO RUSNO ANDRIYANTO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89-BOBQ</text:p>
          </table:table-cell>
          <table:table-cell office:value-type="string">
            <text:p>AYDA ZAQIYATUNNIS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0-TGFP</text:p>
          </table:table-cell>
          <table:table-cell office:value-type="string">
            <text:p>AZZAH ALIF SAYDINA AMRI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1-KAPZ</text:p>
          </table:table-cell>
          <table:table-cell office:value-type="string">
            <text:p>AZZAHRAH PRAMESTI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2-DXWB</text:p>
          </table:table-cell>
          <table:table-cell office:value-type="string">
            <text:p>BINTA NAARAH AMILD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3-JYGK</text:p>
          </table:table-cell>
          <table:table-cell office:value-type="string">
            <text:p>BRILYAN YOFIDHUHA WAHD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4-JLEN</text:p>
          </table:table-cell>
          <table:table-cell office:value-type="string">
            <text:p>DENITA NURMANI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5-KFNB</text:p>
          </table:table-cell>
          <table:table-cell office:value-type="string">
            <text:p>DHEA RISHELLA PUTRI SAGIT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6-NGVD</text:p>
          </table:table-cell>
          <table:table-cell office:value-type="string">
            <text:p>DWI BAGUS KURNIAWAN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7-NHAM</text:p>
          </table:table-cell>
          <table:table-cell office:value-type="string">
            <text:p>DYAH AYU KUSUMA NINGRUM DANIEL P.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8-TGKF</text:p>
          </table:table-cell>
          <table:table-cell office:value-type="string">
            <text:p>FADEL ARDHA YUDRIAWAN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99-QHIR</text:p>
          </table:table-cell>
          <table:table-cell office:value-type="string">
            <text:p>FARISSA FERINDA DIAS FIRD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0-IUMG</text:p>
          </table:table-cell>
          <table:table-cell office:value-type="string">
            <text:p>IZZA LAILIYAH MAGFIROTUL UMM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1-EXVJ</text:p>
          </table:table-cell>
          <table:table-cell office:value-type="string">
            <text:p>KYLA ALMERIA EVAN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2-SYRG</text:p>
          </table:table-cell>
          <table:table-cell office:value-type="string">
            <text:p>MAIDATUL USTADIY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3-VQTE</text:p>
          </table:table-cell>
          <table:table-cell office:value-type="string">
            <text:p>MASDANAR ALIF HIDAYATULLO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4-RBXY</text:p>
          </table:table-cell>
          <table:table-cell office:value-type="string">
            <text:p>MAULIDAN RAMA ARDIANSY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5-HJNM</text:p>
          </table:table-cell>
          <table:table-cell office:value-type="string">
            <text:p>MAZRIDHA ACHIR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6-LQBU</text:p>
          </table:table-cell>
          <table:table-cell office:value-type="string">
            <text:p>MUHAMAD SABILILL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7-URRV</text:p>
          </table:table-cell>
          <table:table-cell office:value-type="string">
            <text:p>NYADELIA SARAH ARIYANTO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8-DAEV</text:p>
          </table:table-cell>
          <table:table-cell office:value-type="string">
            <text:p>RAMADHANI DHEVAN ARDIANSYAH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09-QUQM</text:p>
          </table:table-cell>
          <table:table-cell office:value-type="string">
            <text:p>RIKO YUDHA WASTU AJI HARTONO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0-SLMD</text:p>
          </table:table-cell>
          <table:table-cell office:value-type="string">
            <text:p>RISYA AFIYATUR ROSYID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1-MSLK</text:p>
          </table:table-cell>
          <table:table-cell office:value-type="string">
            <text:p>SITI ANISATUL MASULAH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2-TCVE</text:p>
          </table:table-cell>
          <table:table-cell office:value-type="string">
            <text:p>TALITHA BERLY DAHAYU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3-XDFD</text:p>
          </table:table-cell>
          <table:table-cell office:value-type="string">
            <text:p>TASYA DWI SETIAWATI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4-ZVOF</text:p>
          </table:table-cell>
          <table:table-cell office:value-type="string">
            <text:p>TORIQ SATRYO WIBOWO</text:p>
          </table:table-cell>
          <table:table-cell office:value-type="string">
            <text:p>X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5-WZCN</text:p>
          </table:table-cell>
          <table:table-cell office:value-type="string">
            <text:p>ULLY DHIYA MARIN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6-QXMI</text:p>
          </table:table-cell>
          <table:table-cell office:value-type="string">
            <text:p>UMI HIJROTAHUM QULUUB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7-ZYII</text:p>
          </table:table-cell>
          <table:table-cell office:value-type="string">
            <text:p>YUNITA ISNANI AZIZA</text:p>
          </table:table-cell>
          <table:table-cell office:value-type="string">
            <text:p>X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8-WTCI</text:p>
          </table:table-cell>
          <table:table-cell office:value-type="string">
            <text:p>ACHMAD NUR FAUZY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19-TECY</text:p>
          </table:table-cell>
          <table:table-cell office:value-type="string">
            <text:p>ALVIANA RESTHY INDA HIDAYAT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0-GFGB</text:p>
          </table:table-cell>
          <table:table-cell office:value-type="string">
            <text:p>ARISMA DESY RIAN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1-CJPB</text:p>
          </table:table-cell>
          <table:table-cell office:value-type="string">
            <text:p>AZIFA NURUL AHADIY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2-UEUG</text:p>
          </table:table-cell>
          <table:table-cell office:value-type="string">
            <text:p>BIMA SEN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3-OLBR</text:p>
          </table:table-cell>
          <table:table-cell office:value-type="string">
            <text:p>CANTIKA RIZKI INGGIR RAHAYU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4-ENLH</text:p>
          </table:table-cell>
          <table:table-cell office:value-type="string">
            <text:p>DIO ALLIEF WICAKSAN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5-PCLA</text:p>
          </table:table-cell>
          <table:table-cell office:value-type="string">
            <text:p>DWI DANESTY DECASA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6-HDIQ</text:p>
          </table:table-cell>
          <table:table-cell office:value-type="string">
            <text:p>FASHAL AZHARO DE PUTR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7-NUAA</text:p>
          </table:table-cell>
          <table:table-cell office:value-type="string">
            <text:p>INDAH CAHYANING TYAS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8-TJJT</text:p>
          </table:table-cell>
          <table:table-cell office:value-type="string">
            <text:p>IRMA MASLACHATUL UMM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29-APSI</text:p>
          </table:table-cell>
          <table:table-cell office:value-type="string">
            <text:p>MASITA SAHWA PURWANTO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0-NWHG</text:p>
          </table:table-cell>
          <table:table-cell office:value-type="string">
            <text:p>MEILINDA ALIFIA AROFAN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1-PKGZ</text:p>
          </table:table-cell>
          <table:table-cell office:value-type="string">
            <text:p>MOCHAMAD ALVIN RACHMAD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2-OWGV</text:p>
          </table:table-cell>
          <table:table-cell office:value-type="string">
            <text:p>MUHAMMAD FAIQ AL ABIYYI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3-TITZ</text:p>
          </table:table-cell>
          <table:table-cell office:value-type="string">
            <text:p>NABILATUS SAADAH KRISMONO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4-TIXB</text:p>
          </table:table-cell>
          <table:table-cell office:value-type="string">
            <text:p>NAILAH SALSABILA FIBRIANI SHOLIKH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5-KRUV</text:p>
          </table:table-cell>
          <table:table-cell office:value-type="string">
            <text:p>NELLY ANJARMIT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6-XZDM</text:p>
          </table:table-cell>
          <table:table-cell office:value-type="string">
            <text:p>NI PUTU AYU VEBRIA LEKSAN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7-OSCE</text:p>
          </table:table-cell>
          <table:table-cell office:value-type="string">
            <text:p>NUR AFIFA DWI LESTA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8-XCFW</text:p>
          </table:table-cell>
          <table:table-cell office:value-type="string">
            <text:p>NUR ANISA AZIZ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39-ZWWE</text:p>
          </table:table-cell>
          <table:table-cell office:value-type="string">
            <text:p>NUR ELIDA FAUZIY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0-UMME</text:p>
          </table:table-cell>
          <table:table-cell office:value-type="string">
            <text:p>OKIQ ADAM MAULAN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1-PBVB</text:p>
          </table:table-cell>
          <table:table-cell office:value-type="string">
            <text:p>PRADITIA KUSUMANINGRUM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2-ZCUR</text:p>
          </table:table-cell>
          <table:table-cell office:value-type="string">
            <text:p>REGA CHRISTIAN YESA PUTR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3-RXAY</text:p>
          </table:table-cell>
          <table:table-cell office:value-type="string">
            <text:p>REVI PUTRI DWI ANJAN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4-HLWC</text:p>
          </table:table-cell>
          <table:table-cell office:value-type="string">
            <text:p>RIA SYANINA AL QURIN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5-VNUF</text:p>
          </table:table-cell>
          <table:table-cell office:value-type="string">
            <text:p>RIZKA AMALIA SOPHIANTI PUT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6-OIVT</text:p>
          </table:table-cell>
          <table:table-cell office:value-type="string">
            <text:p>SHAFA AISHA NUR FADZILAH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7-JSHN</text:p>
          </table:table-cell>
          <table:table-cell office:value-type="string">
            <text:p>SONIA GRISELDA WIBOWO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8-VOVV</text:p>
          </table:table-cell>
          <table:table-cell office:value-type="string">
            <text:p>SURYA YUDHA PRATAM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49-OTCJ</text:p>
          </table:table-cell>
          <table:table-cell office:value-type="string">
            <text:p>VIRENZA ARYA WIBAW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0-PXFT</text:p>
          </table:table-cell>
          <table:table-cell office:value-type="string">
            <text:p>WISNU DWI PRAYOGA</text:p>
          </table:table-cell>
          <table:table-cell office:value-type="string">
            <text:p>X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1-YZBY</text:p>
          </table:table-cell>
          <table:table-cell office:value-type="string">
            <text:p>WULAN ANGGRAIN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2-GLPJ</text:p>
          </table:table-cell>
          <table:table-cell office:value-type="string">
            <text:p>YOLANDA ILONA BUNGA CANTIKA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3-ZREN</text:p>
          </table:table-cell>
          <table:table-cell office:value-type="string">
            <text:p>ZUKHRUFI ARINDA DEWI MAYANGSARI</text:p>
          </table:table-cell>
          <table:table-cell office:value-type="string">
            <text:p>X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4-YTKI</text:p>
          </table:table-cell>
          <table:table-cell office:value-type="string">
            <text:p>ALFIN NUR FIRDAUS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5-MZFP</text:p>
          </table:table-cell>
          <table:table-cell office:value-type="string">
            <text:p>AHMAD CHOIRUL HUD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6-QWHJ</text:p>
          </table:table-cell>
          <table:table-cell office:value-type="string">
            <text:p>ARIZQI DHAFFA SYAHPUTR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7-AEYU</text:p>
          </table:table-cell>
          <table:table-cell office:value-type="string">
            <text:p>FEBRIYAN RAMA SYAHPUTR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8-ASFY</text:p>
          </table:table-cell>
          <table:table-cell office:value-type="string">
            <text:p>MOCH. MASJIDAN MUCHOIRUDIN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59-HWNO</text:p>
          </table:table-cell>
          <table:table-cell office:value-type="string">
            <text:p>MOCH. MISBACH NASRULLOH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0-WLVR</text:p>
          </table:table-cell>
          <table:table-cell office:value-type="string">
            <text:p>MOHAMMAD AKBAR DWI FERDIANTO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1-EBIC</text:p>
          </table:table-cell>
          <table:table-cell office:value-type="string">
            <text:p>MUHAMMAD AFANDIQ FIRDAUS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2-WLXN</text:p>
          </table:table-cell>
          <table:table-cell office:value-type="string">
            <text:p>MUHAMMAD IQBAL ARDIANSYAH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3-PBVQ</text:p>
          </table:table-cell>
          <table:table-cell office:value-type="string">
            <text:p>REYNALDI ARIF SYAHPUTR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4-ZULZ</text:p>
          </table:table-cell>
          <table:table-cell office:value-type="string">
            <text:p>RICKY PRATAM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5-GDPY</text:p>
          </table:table-cell>
          <table:table-cell office:value-type="string">
            <text:p>WAHYU NUR CAHYA</text:p>
          </table:table-cell>
          <table:table-cell office:value-type="string">
            <text:p>X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6-XCQB</text:p>
          </table:table-cell>
          <table:table-cell office:value-type="string">
            <text:p>ALIVA FARHAH ARITAM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7-QBXY</text:p>
          </table:table-cell>
          <table:table-cell office:value-type="string">
            <text:p>AMARA CINTA HANDOKO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8-PRHZ</text:p>
          </table:table-cell>
          <table:table-cell office:value-type="string">
            <text:p>ANNISA AMABEL AMADEA SANTOSO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69-KATQ</text:p>
          </table:table-cell>
          <table:table-cell office:value-type="string">
            <text:p>ANNISA` FARA NABI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0-FTZN</text:p>
          </table:table-cell>
          <table:table-cell office:value-type="string">
            <text:p>ELIZA NOVI RAHMADANI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1-CSNY</text:p>
          </table:table-cell>
          <table:table-cell office:value-type="string">
            <text:p>ELLEN NATASYA RASTI YEMIM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2-OLVY</text:p>
          </table:table-cell>
          <table:table-cell office:value-type="string">
            <text:p>EMA DWI NADI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3-KNTP</text:p>
          </table:table-cell>
          <table:table-cell office:value-type="string">
            <text:p>FENI FACHRUSIA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4-YYYQ</text:p>
          </table:table-cell>
          <table:table-cell office:value-type="string">
            <text:p>FREYA LILLIAN EMILIAN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5-WQJD</text:p>
          </table:table-cell>
          <table:table-cell office:value-type="string">
            <text:p>INGRID KILANI JOHAR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6-HSBU</text:p>
          </table:table-cell>
          <table:table-cell office:value-type="string">
            <text:p>INTAN AYU SABI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7-FQGF</text:p>
          </table:table-cell>
          <table:table-cell office:value-type="string">
            <text:p>INTANIA NUR RISTA PUTR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8-DDNC</text:p>
          </table:table-cell>
          <table:table-cell office:value-type="string">
            <text:p>MAULIDA CITRA MAHARAN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79-RTNM</text:p>
          </table:table-cell>
          <table:table-cell office:value-type="string">
            <text:p>NABILA SHYLVIE INKAPUTR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0-BKKE</text:p>
          </table:table-cell>
          <table:table-cell office:value-type="string">
            <text:p>NAELA ANDIRA SALSA BIL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1-VRRN</text:p>
          </table:table-cell>
          <table:table-cell office:value-type="string">
            <text:p>NATHANIA CHRIST HAPSAR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2-PGUY</text:p>
          </table:table-cell>
          <table:table-cell office:value-type="string">
            <text:p>NURUL ISTIANINGSI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3-ETSO</text:p>
          </table:table-cell>
          <table:table-cell office:value-type="string">
            <text:p>PUTRI SEKAR KINASI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4-WDND</text:p>
          </table:table-cell>
          <table:table-cell office:value-type="string">
            <text:p>RIZA UMMUL KHOIR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5-GWHQ</text:p>
          </table:table-cell>
          <table:table-cell office:value-type="string">
            <text:p>SHIRLY MASRUROH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6-RBTR</text:p>
          </table:table-cell>
          <table:table-cell office:value-type="string">
            <text:p>SITI WAHYULIANI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7-YKIN</text:p>
          </table:table-cell>
          <table:table-cell office:value-type="string">
            <text:p>UYUN MERLITA A. S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8-KLUE</text:p>
          </table:table-cell>
          <table:table-cell office:value-type="string">
            <text:p>VANIA SHIRA MARELL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89-CDAY</text:p>
          </table:table-cell>
          <table:table-cell office:value-type="string">
            <text:p>WITA SETIA RAHMA</text:p>
          </table:table-cell>
          <table:table-cell office:value-type="string">
            <text:p>X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0-GOTD</text:p>
          </table:table-cell>
          <table:table-cell office:value-type="string">
            <text:p>AIDA NUR RACHMAWA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1-VIPM</text:p>
          </table:table-cell>
          <table:table-cell office:value-type="string">
            <text:p>AMANDA NUR FADHIL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2-MROY</text:p>
          </table:table-cell>
          <table:table-cell office:value-type="string">
            <text:p>AMELIA KHARISMA PUT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3-IDBU</text:p>
          </table:table-cell>
          <table:table-cell office:value-type="string">
            <text:p>ANANDA PUTRI HIDAYAHTULL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4-RIYB</text:p>
          </table:table-cell>
          <table:table-cell office:value-type="string">
            <text:p>ANINDYA HAYU ARISAN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5-ANZJ</text:p>
          </table:table-cell>
          <table:table-cell office:value-type="string">
            <text:p>ARGYA FAUZA ARSHA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6-YZZU</text:p>
          </table:table-cell>
          <table:table-cell office:value-type="string">
            <text:p>AU IZALDI FACHRIL RAHMADANI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7-PCOJ</text:p>
          </table:table-cell>
          <table:table-cell office:value-type="string">
            <text:p>AYU LINTANG PRIYAN AND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8-XWBG</text:p>
          </table:table-cell>
          <table:table-cell office:value-type="string">
            <text:p>AZZAHRA PUTRI DARU PRATIW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199-PQBI</text:p>
          </table:table-cell>
          <table:table-cell office:value-type="string">
            <text:p>CLEARESTA REGINA PRASTYANINGTYAS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0-SLDF</text:p>
          </table:table-cell>
          <table:table-cell office:value-type="string">
            <text:p>DWI AYU NINGTYAS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1-ESPW</text:p>
          </table:table-cell>
          <table:table-cell office:value-type="string">
            <text:p>ERIKA PUTRI APRILI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2-ODEU</text:p>
          </table:table-cell>
          <table:table-cell office:value-type="string">
            <text:p>FATKHUR ROZAK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3-FYQX</text:p>
          </table:table-cell>
          <table:table-cell office:value-type="string">
            <text:p>FRISCA AURELLIA FARADIT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4-RLCJ</text:p>
          </table:table-cell>
          <table:table-cell office:value-type="string">
            <text:p>GUSTIAWAN BUDI PRADANA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5-QQMU</text:p>
          </table:table-cell>
          <table:table-cell office:value-type="string">
            <text:p>HAIKAL AT THORIQ IZZANOUR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6-OZHJ</text:p>
          </table:table-cell>
          <table:table-cell office:value-type="string">
            <text:p>IKALIMANDA PUTRI YUANAANT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7-WUQO</text:p>
          </table:table-cell>
          <table:table-cell office:value-type="string">
            <text:p>KELVIN NECO MAHENDRA FEBRIANSYA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8-URGV</text:p>
          </table:table-cell>
          <table:table-cell office:value-type="string">
            <text:p>MOCH. TORIQUL MUCHLISSIN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09-BFHI</text:p>
          </table:table-cell>
          <table:table-cell office:value-type="string">
            <text:p>MOCHAMMAD IZZAQI RAMADHANI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0-NCCW</text:p>
          </table:table-cell>
          <table:table-cell office:value-type="string">
            <text:p>MOHAMMAD DHANI GIBRAN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1-PTMV</text:p>
          </table:table-cell>
          <table:table-cell office:value-type="string">
            <text:p>MUHAMAD WILDAN YAMANI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2-SEVO</text:p>
          </table:table-cell>
          <table:table-cell office:value-type="string">
            <text:p>MUKHAMAD DWIKY ARDIANSYAH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3-YOTA</text:p>
          </table:table-cell>
          <table:table-cell office:value-type="string">
            <text:p>NABILAH PUTRI SALIH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4-ENVU</text:p>
          </table:table-cell>
          <table:table-cell office:value-type="string">
            <text:p>NABILLA WINDY HAPS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5-MNGK</text:p>
          </table:table-cell>
          <table:table-cell office:value-type="string">
            <text:p>NADIFA ADORA SALSABIL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6-OZMI</text:p>
          </table:table-cell>
          <table:table-cell office:value-type="string">
            <text:p>OLIVIA FEBRIAN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7-XAVW</text:p>
          </table:table-cell>
          <table:table-cell office:value-type="string">
            <text:p>REZZYLINA DWI AKHIRULYAT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8-HLLQ</text:p>
          </table:table-cell>
          <table:table-cell office:value-type="string">
            <text:p>RICA ALIVIANTI RAHAYU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19-RMMV</text:p>
          </table:table-cell>
          <table:table-cell office:value-type="string">
            <text:p>SEPTIAN ALI NURROHMAN</text:p>
          </table:table-cell>
          <table:table-cell office:value-type="string">
            <text:p>X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0-ADWD</text:p>
          </table:table-cell>
          <table:table-cell office:value-type="string">
            <text:p>SHAFFAYI MAHSA TALITH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1-CAXX</text:p>
          </table:table-cell>
          <table:table-cell office:value-type="string">
            <text:p>SOFA FAMELA ANGELI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2-NTNM</text:p>
          </table:table-cell>
          <table:table-cell office:value-type="string">
            <text:p>SOFI ISMI AULIA PUT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3-OYEQ</text:p>
          </table:table-cell>
          <table:table-cell office:value-type="string">
            <text:p>VIVI `AMALATUN NASHIKHA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4-EENI</text:p>
          </table:table-cell>
          <table:table-cell office:value-type="string">
            <text:p>WIDYA KARTIKA DANISYAHPUT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5-SLMP</text:p>
          </table:table-cell>
          <table:table-cell office:value-type="string">
            <text:p>YUNIAR WIDYA LESTARI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6-GENP</text:p>
          </table:table-cell>
          <table:table-cell office:value-type="string">
            <text:p>ZOLANDA AVIS QUSNUL KHOTIMAH</text:p>
          </table:table-cell>
          <table:table-cell office:value-type="string">
            <text:p>X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7-NDUL</text:p>
          </table:table-cell>
          <table:table-cell office:value-type="string">
            <text:p>ABBID DIKKO JAILANI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8-IIPQ</text:p>
          </table:table-cell>
          <table:table-cell office:value-type="string">
            <text:p>ADITYA RIZKY HARDYANTO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29-ORGJ</text:p>
          </table:table-cell>
          <table:table-cell office:value-type="string">
            <text:p>ALIYYA TSABITA HERNINDIT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0-HPTX</text:p>
          </table:table-cell>
          <table:table-cell office:value-type="string">
            <text:p>ALYA NUR`AIN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1-RZAB</text:p>
          </table:table-cell>
          <table:table-cell office:value-type="string">
            <text:p>AMANDA TIARA CANDRANINGTYAS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2-ICNU</text:p>
          </table:table-cell>
          <table:table-cell office:value-type="string">
            <text:p>ANDRI TRI KURNIAWAN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3-ZYOI</text:p>
          </table:table-cell>
          <table:table-cell office:value-type="string">
            <text:p>ANGELIN ELYSI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4-GGJC</text:p>
          </table:table-cell>
          <table:table-cell office:value-type="string">
            <text:p>AZIZAH FAUZIYAH AYU PUTR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5-YKBG</text:p>
          </table:table-cell>
          <table:table-cell office:value-type="string">
            <text:p>DAMAYANTI CINTA FISABILIL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6-KGEN</text:p>
          </table:table-cell>
          <table:table-cell office:value-type="string">
            <text:p>EFFELIN ALBINA YAHY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7-KKIK</text:p>
          </table:table-cell>
          <table:table-cell office:value-type="string">
            <text:p>FERI HARIANTO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8-YLNP</text:p>
          </table:table-cell>
          <table:table-cell office:value-type="string">
            <text:p>HENRY BERNARDO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39-TYAI</text:p>
          </table:table-cell>
          <table:table-cell office:value-type="string">
            <text:p>KRISNA FIRMANSYAH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0-DWBG</text:p>
          </table:table-cell>
          <table:table-cell office:value-type="string">
            <text:p>LAILATUL FAIZ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1-ZDOX</text:p>
          </table:table-cell>
          <table:table-cell office:value-type="string">
            <text:p>LINDA PUSPIT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2-NNYO</text:p>
          </table:table-cell>
          <table:table-cell office:value-type="string">
            <text:p>LINTANG APRILIANA PRATIW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3-VRBY</text:p>
          </table:table-cell>
          <table:table-cell office:value-type="string">
            <text:p>M. FAIZAL HANIF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4-BDDE</text:p>
          </table:table-cell>
          <table:table-cell office:value-type="string">
            <text:p>MARETHA AISYAH IRWANTO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5-RAFV</text:p>
          </table:table-cell>
          <table:table-cell office:value-type="string">
            <text:p>MOCH NUR FADHIL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6-IYQH</text:p>
          </table:table-cell>
          <table:table-cell office:value-type="string">
            <text:p>MOCHAMAD CHOIRUSYDHIA PRATAMA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7-WVKZ</text:p>
          </table:table-cell>
          <table:table-cell office:value-type="string">
            <text:p>MUHAMMAD AZIZ ROHMATULLOH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8-JQGT</text:p>
          </table:table-cell>
          <table:table-cell office:value-type="string">
            <text:p>MUHAMMAD ZHAHNUR ARIF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49-UTVI</text:p>
          </table:table-cell>
          <table:table-cell office:value-type="string">
            <text:p>NABILA NUR FAUZIYAH PUTRI ASMARAN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0-CFZQ</text:p>
          </table:table-cell>
          <table:table-cell office:value-type="string">
            <text:p>NADIVA NISA SUJARWO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1-LLKI</text:p>
          </table:table-cell>
          <table:table-cell office:value-type="string">
            <text:p>NISA``ATUL ADIB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2-PLUU</text:p>
          </table:table-cell>
          <table:table-cell office:value-type="string">
            <text:p>NURLAILY ADI PUTRIE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3-CPHD</text:p>
          </table:table-cell>
          <table:table-cell office:value-type="string">
            <text:p>NURO MAULUDIN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4-BZLN</text:p>
          </table:table-cell>
          <table:table-cell office:value-type="string">
            <text:p>REYNATO NEOVALDY</text:p>
          </table:table-cell>
          <table:table-cell office:value-type="string">
            <text:p>X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5-HLNK</text:p>
          </table:table-cell>
          <table:table-cell office:value-type="string">
            <text:p>RIZQI NUR AFIF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6-AVDH</text:p>
          </table:table-cell>
          <table:table-cell office:value-type="string">
            <text:p>SALWAA AAQILAH QUINTA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7-LLLM</text:p>
          </table:table-cell>
          <table:table-cell office:value-type="string">
            <text:p>SEKAR UMADIL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8-NQZH</text:p>
          </table:table-cell>
          <table:table-cell office:value-type="string">
            <text:p>SHELLA EMERIN TIANA TANTY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59-URSJ</text:p>
          </table:table-cell>
          <table:table-cell office:value-type="string">
            <text:p>SITI LAILATUN NADZIF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0-HDBV</text:p>
          </table:table-cell>
          <table:table-cell office:value-type="string">
            <text:p>TYAS RAODHATHUL NAFSIAH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1-EAJA</text:p>
          </table:table-cell>
          <table:table-cell office:value-type="string">
            <text:p>WULAN NUR ANJAN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2-UDCL</text:p>
          </table:table-cell>
          <table:table-cell office:value-type="string">
            <text:p>ZAROH WINDA NUR RACHMAWATI</text:p>
          </table:table-cell>
          <table:table-cell office:value-type="string">
            <text:p>X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3-NBTF</text:p>
          </table:table-cell>
          <table:table-cell office:value-type="string">
            <text:p>ANISATUL SEPTIAN IKA CANDR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4-WRRF</text:p>
          </table:table-cell>
          <table:table-cell office:value-type="string">
            <text:p>ARADEA PUTRI PAWENING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5-JBAE</text:p>
          </table:table-cell>
          <table:table-cell office:value-type="string">
            <text:p>CINDY AMELIA SA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6-WDJQ</text:p>
          </table:table-cell>
          <table:table-cell office:value-type="string">
            <text:p>DAVANIAR YOGA WIJAY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7-EJNH</text:p>
          </table:table-cell>
          <table:table-cell office:value-type="string">
            <text:p>DITO DWI DHARM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8-DHHY</text:p>
          </table:table-cell>
          <table:table-cell office:value-type="string">
            <text:p>DWI BIMA PUTR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69-LXBB</text:p>
          </table:table-cell>
          <table:table-cell office:value-type="string">
            <text:p>ERVINA MAULANI ZAKIY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0-LHZB</text:p>
          </table:table-cell>
          <table:table-cell office:value-type="string">
            <text:p>ESA AMIROTUS SHOLICH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1-GYBL</text:p>
          </table:table-cell>
          <table:table-cell office:value-type="string">
            <text:p>FAZA AHMAD DANY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2-WNSR</text:p>
          </table:table-cell>
          <table:table-cell office:value-type="string">
            <text:p>HANA RAHMADIARN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3-RWQR</text:p>
          </table:table-cell>
          <table:table-cell office:value-type="string">
            <text:p>HELLEN ANDINI ARIEZA ROKHAN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4-STKL</text:p>
          </table:table-cell>
          <table:table-cell office:value-type="string">
            <text:p>HURIYAH VIRA ANDHIKA KHUMAID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5-DXVJ</text:p>
          </table:table-cell>
          <table:table-cell office:value-type="string">
            <text:p>IKKO ABDUL KHAFID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6-TNRL</text:p>
          </table:table-cell>
          <table:table-cell office:value-type="string">
            <text:p>ILMIATUL NUR HANIS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7-IQRT</text:p>
          </table:table-cell>
          <table:table-cell office:value-type="string">
            <text:p>IVAN CAHYA PUTRA BAHARI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8-GEPH</text:p>
          </table:table-cell>
          <table:table-cell office:value-type="string">
            <text:p>KEVIN NUGRAHA SAMPURNA ADITHAM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79-FAQJ</text:p>
          </table:table-cell>
          <table:table-cell office:value-type="string">
            <text:p>LAILATUL FITRI MUBAROK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0-LLDS</text:p>
          </table:table-cell>
          <table:table-cell office:value-type="string">
            <text:p>MARSHA NEVIANA PUT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1-SQVR</text:p>
          </table:table-cell>
          <table:table-cell office:value-type="string">
            <text:p>MAURIDATUS SHOLIKAH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2-KFPJ</text:p>
          </table:table-cell>
          <table:table-cell office:value-type="string">
            <text:p>MOCH. SYAIFUL ICHSAN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3-HIGH</text:p>
          </table:table-cell>
          <table:table-cell office:value-type="string">
            <text:p>MUSTIKA RAHAYU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4-AWNE</text:p>
          </table:table-cell>
          <table:table-cell office:value-type="string">
            <text:p>NAVA AMANDA FATIKHASA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5-JNKG</text:p>
          </table:table-cell>
          <table:table-cell office:value-type="string">
            <text:p>NICOLAS FABIAN VALIZA HUD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6-SFLH</text:p>
          </table:table-cell>
          <table:table-cell office:value-type="string">
            <text:p>NINDA AYU WIGI TRISNANINGRUM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7-INEY</text:p>
          </table:table-cell>
          <table:table-cell office:value-type="string">
            <text:p>NISRINA ZEIN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8-OUBZ</text:p>
          </table:table-cell>
          <table:table-cell office:value-type="string">
            <text:p>OKKY ALEXANDER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89-BVDL</text:p>
          </table:table-cell>
          <table:table-cell office:value-type="string">
            <text:p>RESTYANA TRI WAHYUN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0-ZLSE</text:p>
          </table:table-cell>
          <table:table-cell office:value-type="string">
            <text:p>RISMA SETIAWAT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1-YOYB</text:p>
          </table:table-cell>
          <table:table-cell office:value-type="string">
            <text:p>SETYAKI DAMAR DWI ANUGRAH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2-AIBV</text:p>
          </table:table-cell>
          <table:table-cell office:value-type="string">
            <text:p>SHAKIRA NOVA RAMADHIT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3-GDGF</text:p>
          </table:table-cell>
          <table:table-cell office:value-type="string">
            <text:p>SILVIA KENCANA DEWI PAMUNGKAS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4-SCRZ</text:p>
          </table:table-cell>
          <table:table-cell office:value-type="string">
            <text:p>SYAFIRA AZZAHR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5-WBTK</text:p>
          </table:table-cell>
          <table:table-cell office:value-type="string">
            <text:p>UMI CHOLWATUN ROSYID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6-BNXD</text:p>
          </table:table-cell>
          <table:table-cell office:value-type="string">
            <text:p>VALENTINO INDIRI MAHARIS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7-IESB</text:p>
          </table:table-cell>
          <table:table-cell office:value-type="string">
            <text:p>YAHDINIL HUSNA SANASYA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8-MGLB</text:p>
          </table:table-cell>
          <table:table-cell office:value-type="string">
            <text:p>YOGA SATRIA AMITYA</text:p>
          </table:table-cell>
          <table:table-cell office:value-type="string">
            <text:p>X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299-ESQC</text:p>
          </table:table-cell>
          <table:table-cell office:value-type="string">
            <text:p>YULITA SARI SALSA ADITYA PUTRI</text:p>
          </table:table-cell>
          <table:table-cell office:value-type="string">
            <text:p>X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0-QNJT</text:p>
          </table:table-cell>
          <table:table-cell office:value-type="string">
            <text:p>ACH KHAYYUL MASRUR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1-KPLP</text:p>
          </table:table-cell>
          <table:table-cell office:value-type="string">
            <text:p>ACHMAD NURUDDI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2-CAVZ</text:p>
          </table:table-cell>
          <table:table-cell office:value-type="string">
            <text:p>AHMAD IKHSANNUDI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3-DDAT</text:p>
          </table:table-cell>
          <table:table-cell office:value-type="string">
            <text:p>AKHFI MAULIDANI M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4-QVMC</text:p>
          </table:table-cell>
          <table:table-cell office:value-type="string">
            <text:p>ALFINA LAILATUL R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5-EXBH</text:p>
          </table:table-cell>
          <table:table-cell office:value-type="string">
            <text:p>ARINDA REHANSYAH ACHSANT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6-HQDE</text:p>
          </table:table-cell>
          <table:table-cell office:value-type="string">
            <text:p>AYUN MEI SETIYAWAT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7-BIGD</text:p>
          </table:table-cell>
          <table:table-cell office:value-type="string">
            <text:p>BAHIIRAH RIF`ATUS SOLIKH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8-WNFN</text:p>
          </table:table-cell>
          <table:table-cell office:value-type="string">
            <text:p>CINDY AYU NOVITASAR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09-JDFY</text:p>
          </table:table-cell>
          <table:table-cell office:value-type="string">
            <text:p>CLEARESTA DWINATASYA PUTRI S.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0-CLBA</text:p>
          </table:table-cell>
          <table:table-cell office:value-type="string">
            <text:p>DIA PUTRI DWI OKVITASAR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1-KJOB</text:p>
          </table:table-cell>
          <table:table-cell office:value-type="string">
            <text:p>DIMAS NURDINSYAH PUTRA PERDANA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2-KTUP</text:p>
          </table:table-cell>
          <table:table-cell office:value-type="string">
            <text:p>DZAGU DAUD AL DINI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3-GKTF</text:p>
          </table:table-cell>
          <table:table-cell office:value-type="string">
            <text:p>FAHRIZAL SYAHRUL HUDA BAHTIAR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4-TOPS</text:p>
          </table:table-cell>
          <table:table-cell office:value-type="string">
            <text:p>FANNY FIDYA RAMADHANT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5-JONT</text:p>
          </table:table-cell>
          <table:table-cell office:value-type="string">
            <text:p>FARHAN DARMAWA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6-DXTW</text:p>
          </table:table-cell>
          <table:table-cell office:value-type="string">
            <text:p>FATHATIN NABILA FAJRIAH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7-GCKP</text:p>
          </table:table-cell>
          <table:table-cell office:value-type="string">
            <text:p>FATHILAH AHMAD KDAFI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8-JPYU</text:p>
          </table:table-cell>
          <table:table-cell office:value-type="string">
            <text:p>FEBRIANI INDRI IKHTIARIN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19-ZMZS</text:p>
          </table:table-cell>
          <table:table-cell office:value-type="string">
            <text:p>FIRASYA SALSABILA RAMADHAN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0-MPGX</text:p>
          </table:table-cell>
          <table:table-cell office:value-type="string">
            <text:p>HUSWINDI DWI APRILIA P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1-TQNY</text:p>
          </table:table-cell>
          <table:table-cell office:value-type="string">
            <text:p>INTAN TASYA ZEKI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2-XSYH</text:p>
          </table:table-cell>
          <table:table-cell office:value-type="string">
            <text:p>LAISYA PUTRI HARJI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3-WWAT</text:p>
          </table:table-cell>
          <table:table-cell office:value-type="string">
            <text:p>MOCHAMMAD FAFA AMRULLOH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4-VQVM</text:p>
          </table:table-cell>
          <table:table-cell office:value-type="string">
            <text:p>MOHAMMAD ABDULLAH MASRUR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5-ICOW</text:p>
          </table:table-cell>
          <table:table-cell office:value-type="string">
            <text:p>MUHAMAD ANDRE KURNIAWA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6-GMVQ</text:p>
          </table:table-cell>
          <table:table-cell office:value-type="string">
            <text:p>MUHAMMAD RIFQI SETYAWAN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7-SFWV</text:p>
          </table:table-cell>
          <table:table-cell office:value-type="string">
            <text:p>NABILA SHAKIRA SALSABILL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8-TEQW</text:p>
          </table:table-cell>
          <table:table-cell office:value-type="string">
            <text:p>NOVI NUR LAILIYAH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29-NZRD</text:p>
          </table:table-cell>
          <table:table-cell office:value-type="string">
            <text:p>RAFLI ACHMAD DHANI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0-NVCX</text:p>
          </table:table-cell>
          <table:table-cell office:value-type="string">
            <text:p>RISKA AYU RAHMAID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1-VYTP</text:p>
          </table:table-cell>
          <table:table-cell office:value-type="string">
            <text:p>SAYIDA SHOF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2-EEVH</text:p>
          </table:table-cell>
          <table:table-cell office:value-type="string">
            <text:p>TESSALONICA IMEIDHA ATRESI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3-XCMT</text:p>
          </table:table-cell>
          <table:table-cell office:value-type="string">
            <text:p>TRIA NURROHM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4-VRNV</text:p>
          </table:table-cell>
          <table:table-cell office:value-type="string">
            <text:p>WINDY NAULI SABBASTINE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5-JLVU</text:p>
          </table:table-cell>
          <table:table-cell office:value-type="string">
            <text:p>WISNU PUTRA NUGRAHAEZA</text:p>
          </table:table-cell>
          <table:table-cell office:value-type="string">
            <text:p>X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6-RADA</text:p>
          </table:table-cell>
          <table:table-cell office:value-type="string">
            <text:p>YEFINA ROMADHONA</text:p>
          </table:table-cell>
          <table:table-cell office:value-type="string">
            <text:p>X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7-HVLQ</text:p>
          </table:table-cell>
          <table:table-cell office:value-type="string">
            <text:p>ADELLIA HAWANINGRUM YULIAFAS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8-NFFP</text:p>
          </table:table-cell>
          <table:table-cell office:value-type="string">
            <text:p>AFNIA EKA ALVIAN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39-SCJV</text:p>
          </table:table-cell>
          <table:table-cell office:value-type="string">
            <text:p>AHDAN AHMAD AHL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0-DWBW</text:p>
          </table:table-cell>
          <table:table-cell office:value-type="string">
            <text:p>ANDHINI YULIA PRATAM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1-QUIG</text:p>
          </table:table-cell>
          <table:table-cell office:value-type="string">
            <text:p>AUDYA VIDYA SANDIVA KALTAND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2-GBCX</text:p>
          </table:table-cell>
          <table:table-cell office:value-type="string">
            <text:p>AURA ROVA SITTA OCTAVI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3-BVAO</text:p>
          </table:table-cell>
          <table:table-cell office:value-type="string">
            <text:p>AYU DEVI YANT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4-GGMD</text:p>
          </table:table-cell>
          <table:table-cell office:value-type="string">
            <text:p>AZZAH NUR INA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5-SKLG</text:p>
          </table:table-cell>
          <table:table-cell office:value-type="string">
            <text:p>AZZARHA SELLA WISESH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6-TWYR</text:p>
          </table:table-cell>
          <table:table-cell office:value-type="string">
            <text:p>BAROKATUR RIZKIYATUL UL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7-KNVC</text:p>
          </table:table-cell>
          <table:table-cell office:value-type="string">
            <text:p>DELLA INGGRITNINGTYAS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8-GKNN</text:p>
          </table:table-cell>
          <table:table-cell office:value-type="string">
            <text:p>DIKA ZAKIYA HANDAY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49-ELWA</text:p>
          </table:table-cell>
          <table:table-cell office:value-type="string">
            <text:p>DIVA MAHARANI PUTR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0-TPKG</text:p>
          </table:table-cell>
          <table:table-cell office:value-type="string">
            <text:p>DYAH ZHUROTUL AI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1-PNIV</text:p>
          </table:table-cell>
          <table:table-cell office:value-type="string">
            <text:p>FIRDA MAYA LIDYAN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2-TKQN</text:p>
          </table:table-cell>
          <table:table-cell office:value-type="string">
            <text:p>HANA AMELIA RACHMAWAT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3-TOYV</text:p>
          </table:table-cell>
          <table:table-cell office:value-type="string">
            <text:p>MUHAMMAD CHARIS AM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4-BTIE</text:p>
          </table:table-cell>
          <table:table-cell office:value-type="string">
            <text:p>MUHAMMAD ZAKARI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5-EUKG</text:p>
          </table:table-cell>
          <table:table-cell office:value-type="string">
            <text:p>NADIRA AMALI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6-QUOX</text:p>
          </table:table-cell>
          <table:table-cell office:value-type="string">
            <text:p>NAURA ANINDIT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7-RLYC</text:p>
          </table:table-cell>
          <table:table-cell office:value-type="string">
            <text:p>NISRINA SAUSAN CAHYA PUTR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8-HBIG</text:p>
          </table:table-cell>
          <table:table-cell office:value-type="string">
            <text:p>NURALAM DZULKARNAIN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59-OFAM</text:p>
          </table:table-cell>
          <table:table-cell office:value-type="string">
            <text:p>REGITA VERRY KUSUMA WARD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0-LENG</text:p>
          </table:table-cell>
          <table:table-cell office:value-type="string">
            <text:p>RIA LAILI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1-OGCB</text:p>
          </table:table-cell>
          <table:table-cell office:value-type="string">
            <text:p>RIESA ADONIA RYAND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2-ZTTB</text:p>
          </table:table-cell>
          <table:table-cell office:value-type="string">
            <text:p>SAFIRA ARTA AZZAHR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3-EFEA</text:p>
          </table:table-cell>
          <table:table-cell office:value-type="string">
            <text:p>SALFA RISDALIN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4-NXYR</text:p>
          </table:table-cell>
          <table:table-cell office:value-type="string">
            <text:p>SALOM PERDANA ARISANDI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5-UJHR</text:p>
          </table:table-cell>
          <table:table-cell office:value-type="string">
            <text:p>SYALSHABILLA ANDI PUTER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6-SFMF</text:p>
          </table:table-cell>
          <table:table-cell office:value-type="string">
            <text:p>THOMAS ALFA SAPUTR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7-RFOD</text:p>
          </table:table-cell>
          <table:table-cell office:value-type="string">
            <text:p>TOPBY DHARMA PUTRA</text:p>
          </table:table-cell>
          <table:table-cell office:value-type="string">
            <text:p>X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8-CFDI</text:p>
          </table:table-cell>
          <table:table-cell office:value-type="string">
            <text:p>VANYA AGUSTINA KOBANDAHA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69-WDDQ</text:p>
          </table:table-cell>
          <table:table-cell office:value-type="string">
            <text:p>VINNA PUTRI HANDAYANI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0-SHWS</text:p>
          </table:table-cell>
          <table:table-cell office:value-type="string">
            <text:p>VIOLLA FIRDAUS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1-MIPP</text:p>
          </table:table-cell>
          <table:table-cell office:value-type="string">
            <text:p>WIDIYA NUR AWALIY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2-IJMK</text:p>
          </table:table-cell>
          <table:table-cell office:value-type="string">
            <text:p>YURIN TRI FANDIAH</text:p>
          </table:table-cell>
          <table:table-cell office:value-type="string">
            <text:p>X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48-MBHS</text:p>
          </table:table-cell>
          <table:table-cell office:value-type="string">
            <text:p>ADINDA CITRA ARGITA SYAH PUT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49-ZLVP</text:p>
          </table:table-cell>
          <table:table-cell office:value-type="string">
            <text:p>AHMAD TAMAMI ALFADANY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0-KUHH</text:p>
          </table:table-cell>
          <table:table-cell office:value-type="string">
            <text:p>AISYIAH KHOLIFATUL HANIFAH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1-HDEK</text:p>
          </table:table-cell>
          <table:table-cell office:value-type="string">
            <text:p>ALDIKA BIMA SASTRO DWIYANT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2-XCFT</text:p>
          </table:table-cell>
          <table:table-cell office:value-type="string">
            <text:p>ANDHANI RATNA YULIAN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3-QIUL</text:p>
          </table:table-cell>
          <table:table-cell office:value-type="string">
            <text:p>AQSYAL ALFIANDITO HERIYANT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4-YWWJ</text:p>
          </table:table-cell>
          <table:table-cell office:value-type="string">
            <text:p>ARLINDA FEBRIYANT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5-WNFE</text:p>
          </table:table-cell>
          <table:table-cell office:value-type="string">
            <text:p>BILQIST ELOK FEBRIAN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6-OZRA</text:p>
          </table:table-cell>
          <table:table-cell office:value-type="string">
            <text:p>DAFFA NAVYARDIANT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7-PRAQ</text:p>
          </table:table-cell>
          <table:table-cell office:value-type="string">
            <text:p>DARADJATUL AULI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8-UPTB</text:p>
          </table:table-cell>
          <table:table-cell office:value-type="string">
            <text:p>DEA PRAMESTY NOOR INDAH SA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59-UFVB</text:p>
          </table:table-cell>
          <table:table-cell office:value-type="string">
            <text:p>DHIMAS BAGUS BIMANTORO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0-MDRR</text:p>
          </table:table-cell>
          <table:table-cell office:value-type="string">
            <text:p>DIA RACHMALI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1-MDLF</text:p>
          </table:table-cell>
          <table:table-cell office:value-type="string">
            <text:p>FAHMI SHABRIANZAH ADI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2-BKEG</text:p>
          </table:table-cell>
          <table:table-cell office:value-type="string">
            <text:p>FARKHAN RAMADHANI ADHI PRATAMA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3-VGFA</text:p>
          </table:table-cell>
          <table:table-cell office:value-type="string">
            <text:p>FEBRIANA TRI PUSPIT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4-GSCU</text:p>
          </table:table-cell>
          <table:table-cell office:value-type="string">
            <text:p>HAFIDZ YUONO BIMA AMANTA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5-XVQF</text:p>
          </table:table-cell>
          <table:table-cell office:value-type="string">
            <text:p>HILMI TIKO ALHARITS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6-GYNL</text:p>
          </table:table-cell>
          <table:table-cell office:value-type="string">
            <text:p>INDRA MAULANA MUKTI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7-PGWM</text:p>
          </table:table-cell>
          <table:table-cell office:value-type="string">
            <text:p>ITA AMILATUN NASIB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8-IFGF</text:p>
          </table:table-cell>
          <table:table-cell office:value-type="string">
            <text:p>LAILA NOVIA SA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69-ZYPO</text:p>
          </table:table-cell>
          <table:table-cell office:value-type="string">
            <text:p>LISALLAH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0-SJVR</text:p>
          </table:table-cell>
          <table:table-cell office:value-type="string">
            <text:p>LUSIATI AIN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1-MGFC</text:p>
          </table:table-cell>
          <table:table-cell office:value-type="string">
            <text:p>M. ZIDANE AKBAR ASH- SHIDDIQ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2-GHNV</text:p>
          </table:table-cell>
          <table:table-cell office:value-type="string">
            <text:p>M.FIRDAUS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3-SKRS</text:p>
          </table:table-cell>
          <table:table-cell office:value-type="string">
            <text:p>MAHANITA PUTRI SALSABILLAH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4-SEPV</text:p>
          </table:table-cell>
          <table:table-cell office:value-type="string">
            <text:p>MUHAMMAD RAHMAT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5-DEUQ</text:p>
          </table:table-cell>
          <table:table-cell office:value-type="string">
            <text:p>MUHAMMAD ZIDANE AZRIEL ARGANI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6-BTUH</text:p>
          </table:table-cell>
          <table:table-cell office:value-type="string">
            <text:p>NICKO SAGITA ADITYA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7-KPDN</text:p>
          </table:table-cell>
          <table:table-cell office:value-type="string">
            <text:p>NOVITA DEVIANT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8-ATJD</text:p>
          </table:table-cell>
          <table:table-cell office:value-type="string">
            <text:p>PUNGKI ARISTA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79-NIVC</text:p>
          </table:table-cell>
          <table:table-cell office:value-type="string">
            <text:p>RAFI ENKA FEBRIAN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1-RLPH</text:p>
          </table:table-cell>
          <table:table-cell office:value-type="string">
            <text:p>SINTA MANZIA ANDIN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2-WMUS</text:p>
          </table:table-cell>
          <table:table-cell office:value-type="string">
            <text:p>VALENTINO ROSSI JUNIOR</text:p>
          </table:table-cell>
          <table:table-cell office:value-type="string">
            <text:p>XII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3-QSDV</text:p>
          </table:table-cell>
          <table:table-cell office:value-type="string">
            <text:p>VIO NABILA ANGIETA PUT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2-BJRC</text:p>
          </table:table-cell>
          <table:table-cell office:value-type="string">
            <text:p>SEPTIANA DWI LESTARI</text:p>
          </table:table-cell>
          <table:table-cell office:value-type="string">
            <text:p>XII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4-CUHO</text:p>
          </table:table-cell>
          <table:table-cell office:value-type="string">
            <text:p>ACHMAD TRIO SONA SUHUDI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5-LACU</text:p>
          </table:table-cell>
          <table:table-cell office:value-type="string">
            <text:p>AHMAD RYAN FAQIH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6-WERI</text:p>
          </table:table-cell>
          <table:table-cell office:value-type="string">
            <text:p>AL HILZA PRANOWO FAKHRUDI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7-FOSY</text:p>
          </table:table-cell>
          <table:table-cell office:value-type="string">
            <text:p>ALVINA PUTRI SANI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8-HKNM</text:p>
          </table:table-cell>
          <table:table-cell office:value-type="string">
            <text:p>AYU FIRDA DWI HANDAYAN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89-ACBD</text:p>
          </table:table-cell>
          <table:table-cell office:value-type="string">
            <text:p>BOYUNG SATRIO PANDAW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0-TKJQ</text:p>
          </table:table-cell>
          <table:table-cell office:value-type="string">
            <text:p>CINDY MELINDA YOSS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1-OFWN</text:p>
          </table:table-cell>
          <table:table-cell office:value-type="string">
            <text:p>DEA AYU NIRWAN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2-UWRU</text:p>
          </table:table-cell>
          <table:table-cell office:value-type="string">
            <text:p>DEWI INDAH PURWANINGSIH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3-QOGF</text:p>
          </table:table-cell>
          <table:table-cell office:value-type="string">
            <text:p>DIFA AR ROSID DIADI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4-QEQN</text:p>
          </table:table-cell>
          <table:table-cell office:value-type="string">
            <text:p>EKA BELLA YUNIARREST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5-BJVX</text:p>
          </table:table-cell>
          <table:table-cell office:value-type="string">
            <text:p>FARIS ELIANSAH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6-HPPU</text:p>
          </table:table-cell>
          <table:table-cell office:value-type="string">
            <text:p>FEBY NUR AIDHA PRATIW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7-HLSL</text:p>
          </table:table-cell>
          <table:table-cell office:value-type="string">
            <text:p>FIRSTANIA DIAH CAHYANI PUTR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8-SWNP</text:p>
          </table:table-cell>
          <table:table-cell office:value-type="string">
            <text:p>FRYSHA EGI ARDIT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599-INTS</text:p>
          </table:table-cell>
          <table:table-cell office:value-type="string">
            <text:p>GITA MARDIANA AGES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0-DOKJ</text:p>
          </table:table-cell>
          <table:table-cell office:value-type="string">
            <text:p>LAILA NUR AVID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1-RDCS</text:p>
          </table:table-cell>
          <table:table-cell office:value-type="string">
            <text:p>LINA YASMIN NAHDA OKTAVI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2-XJJS</text:p>
          </table:table-cell>
          <table:table-cell office:value-type="string">
            <text:p>MUHAMMAD YUSRON ADI NUGRAH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3-NMEL</text:p>
          </table:table-cell>
          <table:table-cell office:value-type="string">
            <text:p>NABILA DWIHAR APRITA MUK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4-AXUB</text:p>
          </table:table-cell>
          <table:table-cell office:value-type="string">
            <text:p>NABILA MUTIARAWAT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5-VOUQ</text:p>
          </table:table-cell>
          <table:table-cell office:value-type="string">
            <text:p>NIKMATUR RIZQI SULISTRIAN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6-HEAK</text:p>
          </table:table-cell>
          <table:table-cell office:value-type="string">
            <text:p>NUR RIZKA APRILI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7-UPSC</text:p>
          </table:table-cell>
          <table:table-cell office:value-type="string">
            <text:p>NURIL HAKIKI ANNISA PHASAE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8-UHRN</text:p>
          </table:table-cell>
          <table:table-cell office:value-type="string">
            <text:p>RISANG ARVIAN PUTR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09-ESKN</text:p>
          </table:table-cell>
          <table:table-cell office:value-type="string">
            <text:p>RYAN PUTRA PRATAMA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0-ZDUD</text:p>
          </table:table-cell>
          <table:table-cell office:value-type="string">
            <text:p>SABILA NUR ZAMZAMI DAFFA TAHAR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1-OMSI</text:p>
          </table:table-cell>
          <table:table-cell office:value-type="string">
            <text:p>SAFRI NASHRULLAH QADARISMA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2-KDGG</text:p>
          </table:table-cell>
          <table:table-cell office:value-type="string">
            <text:p>SALSA BILLA LINTANG PERMAT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3-MNTF</text:p>
          </table:table-cell>
          <table:table-cell office:value-type="string">
            <text:p>SELYNA AISYA BERLIANTY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4-VYXI</text:p>
          </table:table-cell>
          <table:table-cell office:value-type="string">
            <text:p>SHEILA SABINA ADELIA RIZKA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5-OMNY</text:p>
          </table:table-cell>
          <table:table-cell office:value-type="string">
            <text:p>TIARA AYU ANDINI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6-ZEGQ</text:p>
          </table:table-cell>
          <table:table-cell office:value-type="string">
            <text:p>UBAIDILAH ACHMAD DAHLA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7-TUXK</text:p>
          </table:table-cell>
          <table:table-cell office:value-type="string">
            <text:p>VINNA EKA AMALIA INDRA CAHYA N.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8-OLYF</text:p>
          </table:table-cell>
          <table:table-cell office:value-type="string">
            <text:p>VIONY NUR AZIZAH</text:p>
          </table:table-cell>
          <table:table-cell office:value-type="string">
            <text:p>XII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19-PNEQ</text:p>
          </table:table-cell>
          <table:table-cell office:value-type="string">
            <text:p>ZUFAR PERMANA MUQORROBIN</text:p>
          </table:table-cell>
          <table:table-cell office:value-type="string">
            <text:p>XII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0-STOC</text:p>
          </table:table-cell>
          <table:table-cell office:value-type="string">
            <text:p>ACHMAD DWIKI AMARUDIN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1-KBLN</text:p>
          </table:table-cell>
          <table:table-cell office:value-type="string">
            <text:p>ACHMAD FUADI PRIYO MARDANI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2-FXWB</text:p>
          </table:table-cell>
          <table:table-cell office:value-type="string">
            <text:p>ALEX AJI SAPUTRA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3-UPDP</text:p>
          </table:table-cell>
          <table:table-cell office:value-type="string">
            <text:p>ALZENA FITRI HARISANT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4-NXZW</text:p>
          </table:table-cell>
          <table:table-cell office:value-type="string">
            <text:p>ANANDA AMALIA ISNAI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5-LOWZ</text:p>
          </table:table-cell>
          <table:table-cell office:value-type="string">
            <text:p>ANANDA PUTRI ARDIESTY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6-PEJC</text:p>
          </table:table-cell>
          <table:table-cell office:value-type="string">
            <text:p>ARJUNA SULTHAN SHALAHUDIN M.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7-LQJS</text:p>
          </table:table-cell>
          <table:table-cell office:value-type="string">
            <text:p>ASFI INDAH LESTAR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8-ZXSC</text:p>
          </table:table-cell>
          <table:table-cell office:value-type="string">
            <text:p>BALQIS RAMANDHA VARI PRYAD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29-IRYF</text:p>
          </table:table-cell>
          <table:table-cell office:value-type="string">
            <text:p>BINTANG DWI RAHMAN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0-NVKB</text:p>
          </table:table-cell>
          <table:table-cell office:value-type="string">
            <text:p>DHEA RISKYTA PUTR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1-KAPM</text:p>
          </table:table-cell>
          <table:table-cell office:value-type="string">
            <text:p>DWI NUR ARINAL KHAQ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2-NIZC</text:p>
          </table:table-cell>
          <table:table-cell office:value-type="string">
            <text:p>FIRDAUSI NUZUL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3-OMTM</text:p>
          </table:table-cell>
          <table:table-cell office:value-type="string">
            <text:p>HARIS IZZUDDIN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4-GPMM</text:p>
          </table:table-cell>
          <table:table-cell office:value-type="string">
            <text:p>HILDANIA PUTRI ISTANTO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5-AULJ</text:p>
          </table:table-cell>
          <table:table-cell office:value-type="string">
            <text:p>KHARIZMA AULIA SYARIFIYAH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6-HKMC</text:p>
          </table:table-cell>
          <table:table-cell office:value-type="string">
            <text:p>LAILATUL AFIFAH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7-YHSI</text:p>
          </table:table-cell>
          <table:table-cell office:value-type="string">
            <text:p>LELYTA NOVIANA DOWIND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8-ONNX</text:p>
          </table:table-cell>
          <table:table-cell office:value-type="string">
            <text:p>LUCKY KUSNUL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39-XGRP</text:p>
          </table:table-cell>
          <table:table-cell office:value-type="string">
            <text:p>MEILDA ALVIONITA ANGGRAI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0-MDQT</text:p>
          </table:table-cell>
          <table:table-cell office:value-type="string">
            <text:p>MOCH. FIKRI FIRMANSYAH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1-GQMI</text:p>
          </table:table-cell>
          <table:table-cell office:value-type="string">
            <text:p>MOCHAMMAD ARFIAN NURDIANSYAH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2-GRDA</text:p>
          </table:table-cell>
          <table:table-cell office:value-type="string">
            <text:p>MOH. FIQIH MUJAKKI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3-EOLX</text:p>
          </table:table-cell>
          <table:table-cell office:value-type="string">
            <text:p>MUHAMMAD ARYA SYUHADA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4-YMIJ</text:p>
          </table:table-cell>
          <table:table-cell office:value-type="string">
            <text:p>NADA FILDZAH FATILAH FATHIN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5-FABN</text:p>
          </table:table-cell>
          <table:table-cell office:value-type="string">
            <text:p>NANDA DEWI FRANSISC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7-XNSD</text:p>
          </table:table-cell>
          <table:table-cell office:value-type="string">
            <text:p>PUTRI LAILANA RAHMAWAT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8-SVKQ</text:p>
          </table:table-cell>
          <table:table-cell office:value-type="string">
            <text:p>RADIVA AMANDA PUTRI BUDIHARTO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49-QFWV</text:p>
          </table:table-cell>
          <table:table-cell office:value-type="string">
            <text:p>RISKA NOVIA FEBRIYA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0-AGBL</text:p>
          </table:table-cell>
          <table:table-cell office:value-type="string">
            <text:p>RISQI ACHMAD HARIANTO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1-QKDF</text:p>
          </table:table-cell>
          <table:table-cell office:value-type="string">
            <text:p>SAPRI ENGGA APRIELLIA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2-WKJA</text:p>
          </table:table-cell>
          <table:table-cell office:value-type="string">
            <text:p>SEPTHYANA VIKA RAMADHAN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3-QZBX</text:p>
          </table:table-cell>
          <table:table-cell office:value-type="string">
            <text:p>TEDDY FEBRYANT HANDA SATRIA P.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4-YFIH</text:p>
          </table:table-cell>
          <table:table-cell office:value-type="string">
            <text:p>VITA DWI ROHMAH NUR ROSANTI</text:p>
          </table:table-cell>
          <table:table-cell office:value-type="string">
            <text:p>XII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5-LPHH</text:p>
          </table:table-cell>
          <table:table-cell office:value-type="string">
            <text:p>YAHYA ARYA PUTRA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9-MYPO</text:p>
          </table:table-cell>
          <table:table-cell office:value-type="string">
            <text:p>IVAN RASYID IBNU SOETOMO</text:p>
          </table:table-cell>
          <table:table-cell office:value-type="string">
            <text:p>XII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6-PEOG</text:p>
          </table:table-cell>
          <table:table-cell office:value-type="string">
            <text:p>AFIN MAHDINI PUTRA JIBRANI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7-XSKC</text:p>
          </table:table-cell>
          <table:table-cell office:value-type="string">
            <text:p>AHMAD FALETEH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8-HZUO</text:p>
          </table:table-cell>
          <table:table-cell office:value-type="string">
            <text:p>ALFIAN RIDLO RABBANY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59-FNHQ</text:p>
          </table:table-cell>
          <table:table-cell office:value-type="string">
            <text:p>ALFIN KHOIRO AMALI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0-AVOW</text:p>
          </table:table-cell>
          <table:table-cell office:value-type="string">
            <text:p>ALIEF MUHAMMAD NAUFAL RAMADH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1-FMAN</text:p>
          </table:table-cell>
          <table:table-cell office:value-type="string">
            <text:p>ANGELINA DWI PUSPIT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2-QGZH</text:p>
          </table:table-cell>
          <table:table-cell office:value-type="string">
            <text:p>ANUGRAH RINI SETIAWAT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3-HUCR</text:p>
          </table:table-cell>
          <table:table-cell office:value-type="string">
            <text:p>ARIFATUL KHOIR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4-AHKV</text:p>
          </table:table-cell>
          <table:table-cell office:value-type="string">
            <text:p>DINA PUTRI USMAYANT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5-TBMH</text:p>
          </table:table-cell>
          <table:table-cell office:value-type="string">
            <text:p>DUWITA INDRI LESTAR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6-IEHQ</text:p>
          </table:table-cell>
          <table:table-cell office:value-type="string">
            <text:p>FARAH SALSABIL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7-WTAJ</text:p>
          </table:table-cell>
          <table:table-cell office:value-type="string">
            <text:p>FEBRIO ANDI PRASETY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8-OGHH</text:p>
          </table:table-cell>
          <table:table-cell office:value-type="string">
            <text:p>FINKA EKA NINGTYAS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69-KMMN</text:p>
          </table:table-cell>
          <table:table-cell office:value-type="string">
            <text:p>FITRI DI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0-BCWY</text:p>
          </table:table-cell>
          <table:table-cell office:value-type="string">
            <text:p>HANIS NUR AYU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1-TDPJ</text:p>
          </table:table-cell>
          <table:table-cell office:value-type="string">
            <text:p>LILIK MAULIDAH SHOLICHAH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2-VORQ</text:p>
          </table:table-cell>
          <table:table-cell office:value-type="string">
            <text:p>LISA WARDANAH PUTR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3-CRBH</text:p>
          </table:table-cell>
          <table:table-cell office:value-type="string">
            <text:p>MARCELLA ASSYFA ZAHR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4-ZWXI</text:p>
          </table:table-cell>
          <table:table-cell office:value-type="string">
            <text:p>MILA WIDYA WARDH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5-KJIP</text:p>
          </table:table-cell>
          <table:table-cell office:value-type="string">
            <text:p>MOH. IQBAL WISNU ADIANT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6-DCRB</text:p>
          </table:table-cell>
          <table:table-cell office:value-type="string">
            <text:p>MOHAMMAD CHABIBUR ROHM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7-EEYD</text:p>
          </table:table-cell>
          <table:table-cell office:value-type="string">
            <text:p>MUHAMMAD ARIF RAHMANDIKA ABADAN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8-VUZY</text:p>
          </table:table-cell>
          <table:table-cell office:value-type="string">
            <text:p>MUHAMMAD NIZAR FIKAR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79-TQMV</text:p>
          </table:table-cell>
          <table:table-cell office:value-type="string">
            <text:p>NABIL MUHAMMAD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0-USGQ</text:p>
          </table:table-cell>
          <table:table-cell office:value-type="string">
            <text:p>NATASYA AMELIA SUKMAWAT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1-DLGO</text:p>
          </table:table-cell>
          <table:table-cell office:value-type="string">
            <text:p>NAUFAL YAHYA HARETI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2-GZRO</text:p>
          </table:table-cell>
          <table:table-cell office:value-type="string">
            <text:p>NUR FAIDA AL FANIYAH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3-HNOP</text:p>
          </table:table-cell>
          <table:table-cell office:value-type="string">
            <text:p>OMEGA BINTANG URLIAN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4-TLQF</text:p>
          </table:table-cell>
          <table:table-cell office:value-type="string">
            <text:p>RADEN IAN SULASMONO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5-MVOL</text:p>
          </table:table-cell>
          <table:table-cell office:value-type="string">
            <text:p>RAFIQA NUR ALFINA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7-TTEU</text:p>
          </table:table-cell>
          <table:table-cell office:value-type="string">
            <text:p>RENSY DIAN OCTAVI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8-ACFL</text:p>
          </table:table-cell>
          <table:table-cell office:value-type="string">
            <text:p>ROZANA SUKMA DEW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89-VBYO</text:p>
          </table:table-cell>
          <table:table-cell office:value-type="string">
            <text:p>TARISA CAROLINE ITALIAN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0-LHJY</text:p>
          </table:table-cell>
          <table:table-cell office:value-type="string">
            <text:p>UMMI HAMIDAH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1-UUWV</text:p>
          </table:table-cell>
          <table:table-cell office:value-type="string">
            <text:p>YOLA FINGKY NOVIAYU DWI PUTRI</text:p>
          </table:table-cell>
          <table:table-cell office:value-type="string">
            <text:p>XII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1-PPNS</text:p>
          </table:table-cell>
          <table:table-cell office:value-type="string">
            <text:p>RAMA ADITYA</text:p>
          </table:table-cell>
          <table:table-cell office:value-type="string">
            <text:p>XII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2-BNWJ</text:p>
          </table:table-cell>
          <table:table-cell office:value-type="string">
            <text:p>AFIDATUL KHUSN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3-OBDN</text:p>
          </table:table-cell>
          <table:table-cell office:value-type="string">
            <text:p>ALFARIZ HANIF SURYAPRASETY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4-JBZW</text:p>
          </table:table-cell>
          <table:table-cell office:value-type="string">
            <text:p>ALVINA RAHMA PUTRI AGASTY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6-RBYX</text:p>
          </table:table-cell>
          <table:table-cell office:value-type="string">
            <text:p>ANNISA AQLAKUL KARIM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7-DQZJ</text:p>
          </table:table-cell>
          <table:table-cell office:value-type="string">
            <text:p>AURA PASHA HARNUM AZZURR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8-MDTU</text:p>
          </table:table-cell>
          <table:table-cell office:value-type="string">
            <text:p>DEBY RAHMAYANT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699-UAKK</text:p>
          </table:table-cell>
          <table:table-cell office:value-type="string">
            <text:p>DIMAS SATRIO WANDIR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0-FDVT</text:p>
          </table:table-cell>
          <table:table-cell office:value-type="string">
            <text:p>DIVANA HIKMALA SALSABILA PUTER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1-YFGT</text:p>
          </table:table-cell>
          <table:table-cell office:value-type="string">
            <text:p>DWI VIA MAISYARO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3-CNFN</text:p>
          </table:table-cell>
          <table:table-cell office:value-type="string">
            <text:p>HENRYCO PRAZYA ACH BRILLIAN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4-ZVGL</text:p>
          </table:table-cell>
          <table:table-cell office:value-type="string">
            <text:p>IFTITA RIZKIK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5-WGCE</text:p>
          </table:table-cell>
          <table:table-cell office:value-type="string">
            <text:p>IRDIAN HANDRIANSYAH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6-CUEF</text:p>
          </table:table-cell>
          <table:table-cell office:value-type="string">
            <text:p>IVAN BAGUS ACHMAL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7-IWRN</text:p>
          </table:table-cell>
          <table:table-cell office:value-type="string">
            <text:p>KRESNA AJI PRASETY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8-CQWB</text:p>
          </table:table-cell>
          <table:table-cell office:value-type="string">
            <text:p>M KEMAL FAREHZI RISWAND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09-ZZNE</text:p>
          </table:table-cell>
          <table:table-cell office:value-type="string">
            <text:p>MAHARANI AMAND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0-LZAM</text:p>
          </table:table-cell>
          <table:table-cell office:value-type="string">
            <text:p>MARCELO FERNANDO FATHUR R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1-KRAH</text:p>
          </table:table-cell>
          <table:table-cell office:value-type="string">
            <text:p>MAULIDIA NIKMATUL LAIL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2-BIHT</text:p>
          </table:table-cell>
          <table:table-cell office:value-type="string">
            <text:p>MOCH. RICKY SATRIA EFENDI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3-MBBB</text:p>
          </table:table-cell>
          <table:table-cell office:value-type="string">
            <text:p>MUCHAMMAD TEGUH ARDIYANT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4-IUUE</text:p>
          </table:table-cell>
          <table:table-cell office:value-type="string">
            <text:p>MUHAMMAD GUSTI NURAFLY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5-JWUK</text:p>
          </table:table-cell>
          <table:table-cell office:value-type="string">
            <text:p>MUHAMMAD HENDRA BUDI SATRI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6-FFML</text:p>
          </table:table-cell>
          <table:table-cell office:value-type="string">
            <text:p>MUHAMMAD UBAYDILLAH SYACH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7-SHWF</text:p>
          </table:table-cell>
          <table:table-cell office:value-type="string">
            <text:p>NANDA SHAULA FIDIA ONU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8-QIAV</text:p>
          </table:table-cell>
          <table:table-cell office:value-type="string">
            <text:p>PUTRI NABILA `AZZA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19-ALXR</text:p>
          </table:table-cell>
          <table:table-cell office:value-type="string">
            <text:p>RAYHANANTHA AKBAR PUTRA P.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0-WZFE</text:p>
          </table:table-cell>
          <table:table-cell office:value-type="string">
            <text:p>RENDI DWI ASTRIA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1-AVVM</text:p>
          </table:table-cell>
          <table:table-cell office:value-type="string">
            <text:p>RIBUT PUTRO SUDARSON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2-NWDS</text:p>
          </table:table-cell>
          <table:table-cell office:value-type="string">
            <text:p>SAFARIDJAL DHONI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3-YUBX</text:p>
          </table:table-cell>
          <table:table-cell office:value-type="string">
            <text:p>SANIA CHAMILA AZIZ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4-PZTI</text:p>
          </table:table-cell>
          <table:table-cell office:value-type="string">
            <text:p>SYAHRONI ANANDA ADITYO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5-XFID</text:p>
          </table:table-cell>
          <table:table-cell office:value-type="string">
            <text:p>VIKI DWI SAPTAWAT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6-QSZF</text:p>
          </table:table-cell>
          <table:table-cell office:value-type="string">
            <text:p>WAHYU ILLAHI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7-VPCQ</text:p>
          </table:table-cell>
          <table:table-cell office:value-type="string">
            <text:p>YUNDA AULIA FIRDAUS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0-EUDB</text:p>
          </table:table-cell>
          <table:table-cell office:value-type="string">
            <text:p>MOHAMMAD HAYKAL ALHAFIZ</text:p>
          </table:table-cell>
          <table:table-cell office:value-type="string">
            <text:p>XII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6-GYCO</text:p>
          </table:table-cell>
          <table:table-cell office:value-type="string">
            <text:p>KHOIRUNNISA' HAMIDAH</text:p>
          </table:table-cell>
          <table:table-cell office:value-type="string">
            <text:p>XII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8-RBAK</text:p>
          </table:table-cell>
          <table:table-cell office:value-type="string">
            <text:p>ABID MAULIDAN FAUZ ALAKBAR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29-RBDX</text:p>
          </table:table-cell>
          <table:table-cell office:value-type="string">
            <text:p>ANISATUS MASYITHO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0-OUTU</text:p>
          </table:table-cell>
          <table:table-cell office:value-type="string">
            <text:p>ARINKA AZZAHRA PUTRI LAREMBA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1-CZCU</text:p>
          </table:table-cell>
          <table:table-cell office:value-type="string">
            <text:p>CHINTHA ANANDA FIDIA NINGRUM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2-IXOR</text:p>
          </table:table-cell>
          <table:table-cell office:value-type="string">
            <text:p>DAYU MEGA MAHARAN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3-NEOL</text:p>
          </table:table-cell>
          <table:table-cell office:value-type="string">
            <text:p>DEVYNA CAESA SEPTIA WIBOWO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4-YKWQ</text:p>
          </table:table-cell>
          <table:table-cell office:value-type="string">
            <text:p>DWI ANDRIANTO CAHYO PUTRO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5-XBLZ</text:p>
          </table:table-cell>
          <table:table-cell office:value-type="string">
            <text:p>DWI CAHYAN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6-HZUY</text:p>
          </table:table-cell>
          <table:table-cell office:value-type="string">
            <text:p>DYAH AYU YUNIAR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7-QMHK</text:p>
          </table:table-cell>
          <table:table-cell office:value-type="string">
            <text:p>DYTTO ARDJIONO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8-NQIG</text:p>
          </table:table-cell>
          <table:table-cell office:value-type="string">
            <text:p>ELENA DWI NUR PRATIW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39-GRYB</text:p>
          </table:table-cell>
          <table:table-cell office:value-type="string">
            <text:p>EVITA NUR ARDIA NINGSI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1-OXDE</text:p>
          </table:table-cell>
          <table:table-cell office:value-type="string">
            <text:p>FRAMAYSHELLA ROSYIDA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2-HYOL</text:p>
          </table:table-cell>
          <table:table-cell office:value-type="string">
            <text:p>GUSTI AYU MAQBULATUN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3-PXGC</text:p>
          </table:table-cell>
          <table:table-cell office:value-type="string">
            <text:p>ILHAM OKTA ALPRIANSYAH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4-ARPJ</text:p>
          </table:table-cell>
          <table:table-cell office:value-type="string">
            <text:p>ITSNI AFIAH IHSAN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5-KKJW</text:p>
          </table:table-cell>
          <table:table-cell office:value-type="string">
            <text:p>JASON RAPHAEL ERA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6-PFOR</text:p>
          </table:table-cell>
          <table:table-cell office:value-type="string">
            <text:p>KARINA DINAR AYUNDA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7-DJDP</text:p>
          </table:table-cell>
          <table:table-cell office:value-type="string">
            <text:p>KHUYYIZATUL SALSABIL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8-IKXN</text:p>
          </table:table-cell>
          <table:table-cell office:value-type="string">
            <text:p>LAILATUL ZULFI ROFIQO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49-AHUT</text:p>
          </table:table-cell>
          <table:table-cell office:value-type="string">
            <text:p>M. RAMADHANI ZHABINE RIZKY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0-GPCN</text:p>
          </table:table-cell>
          <table:table-cell office:value-type="string">
            <text:p>MARIA SYIFAUS SA`AD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1-UZPA</text:p>
          </table:table-cell>
          <table:table-cell office:value-type="string">
            <text:p>MUHAMMAD AFAN FARHAN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2-HCNR</text:p>
          </table:table-cell>
          <table:table-cell office:value-type="string">
            <text:p>MUHAMMAD FAUZI ALFIKRI HUSAINI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3-NGIK</text:p>
          </table:table-cell>
          <table:table-cell office:value-type="string">
            <text:p>MUHAMMAD RAFLY ALFARIDZIE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4-MDOI</text:p>
          </table:table-cell>
          <table:table-cell office:value-type="string">
            <text:p>NUR KASAN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5-VRAI</text:p>
          </table:table-cell>
          <table:table-cell office:value-type="string">
            <text:p>RIEDHA BERLIANI MIA ADELLIA L.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6-UXJZ</text:p>
          </table:table-cell>
          <table:table-cell office:value-type="string">
            <text:p>RUBEN SALVADOR PUTRA P.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7-ZPUM</text:p>
          </table:table-cell>
          <table:table-cell office:value-type="string">
            <text:p>SATRIA BAGUS SAJIWA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8-HKFB</text:p>
          </table:table-cell>
          <table:table-cell office:value-type="string">
            <text:p>SIFA`UN HANIN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59-YYEO</text:p>
          </table:table-cell>
          <table:table-cell office:value-type="string">
            <text:p>SULAKSONO WIBOWO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0-PVPO</text:p>
          </table:table-cell>
          <table:table-cell office:value-type="string">
            <text:p>TASYA NABILLA PUTRI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1-LPFQ</text:p>
          </table:table-cell>
          <table:table-cell office:value-type="string">
            <text:p>TIARA PUTRI HARTANTO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2-MOAB</text:p>
          </table:table-cell>
          <table:table-cell office:value-type="string">
            <text:p>USWATUN HASANAH</text:p>
          </table:table-cell>
          <table:table-cell office:value-type="string">
            <text:p>XII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3-NFNI</text:p>
          </table:table-cell>
          <table:table-cell office:value-type="string">
            <text:p>WILLIAM DELTA THARENZA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7-TZUB</text:p>
          </table:table-cell>
          <table:table-cell office:value-type="string">
            <text:p>JAENAL ARIFIN</text:p>
          </table:table-cell>
          <table:table-cell office:value-type="string">
            <text:p>XII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4-QRJE</text:p>
          </table:table-cell>
          <table:table-cell office:value-type="string">
            <text:p>AHMAD SAIFUL FARID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5-FLRX</text:p>
          </table:table-cell>
          <table:table-cell office:value-type="string">
            <text:p>AMELLIA EKA ROS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6-OLSQ</text:p>
          </table:table-cell>
          <table:table-cell office:value-type="string">
            <text:p>ANANDA FIRMAN SAPUTR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7-KMRM</text:p>
          </table:table-cell>
          <table:table-cell office:value-type="string">
            <text:p>ANGGIE FEBRIANSYAH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8-LKSL</text:p>
          </table:table-cell>
          <table:table-cell office:value-type="string">
            <text:p>ANNISA RACHMA MEYDYANT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69-HILG</text:p>
          </table:table-cell>
          <table:table-cell office:value-type="string">
            <text:p>DESI HANAFIAH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0-LILK</text:p>
          </table:table-cell>
          <table:table-cell office:value-type="string">
            <text:p>DIMAS FAHMI RIZALDI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2-JBZZ</text:p>
          </table:table-cell>
          <table:table-cell office:value-type="string">
            <text:p>FERDIANSYAH MULYANA IHZ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3-EMLC</text:p>
          </table:table-cell>
          <table:table-cell office:value-type="string">
            <text:p>FERNANDO NATANAEL SITUMORANG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4-HMFA</text:p>
          </table:table-cell>
          <table:table-cell office:value-type="string">
            <text:p>HANAFAH RIVA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5-IQJH</text:p>
          </table:table-cell>
          <table:table-cell office:value-type="string">
            <text:p>INDY AZZARAWANI HANUM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6-NTXE</text:p>
          </table:table-cell>
          <table:table-cell office:value-type="string">
            <text:p>M. IRFAN AFANDI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7-KNKJ</text:p>
          </table:table-cell>
          <table:table-cell office:value-type="string">
            <text:p>MARCELLA ANANDA YURIST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8-CRAQ</text:p>
          </table:table-cell>
          <table:table-cell office:value-type="string">
            <text:p>MIRANTI PUTRI ARIA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79-XMWK</text:p>
          </table:table-cell>
          <table:table-cell office:value-type="string">
            <text:p>MOCHAMAD ZAINAL ABIDIN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0-WYVQ</text:p>
          </table:table-cell>
          <table:table-cell office:value-type="string">
            <text:p>MUHAMMAD FIKRI ARDIANSYAH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1-ADNW</text:p>
          </table:table-cell>
          <table:table-cell office:value-type="string">
            <text:p>NABILA TASYA AGUSTI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2-HQAT</text:p>
          </table:table-cell>
          <table:table-cell office:value-type="string">
            <text:p>NABILLAH ZUHROTUN NISA`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3-DSZU</text:p>
          </table:table-cell>
          <table:table-cell office:value-type="string">
            <text:p>NEFIANA YUSRIAWATI DEV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4-KEFE</text:p>
          </table:table-cell>
          <table:table-cell office:value-type="string">
            <text:p>NOVITA DAMAYANTI RISWINARNO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5-FWPJ</text:p>
          </table:table-cell>
          <table:table-cell office:value-type="string">
            <text:p>NOVITA VIDIAN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6-VLQP</text:p>
          </table:table-cell>
          <table:table-cell office:value-type="string">
            <text:p>NUR VITA LAILY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7-ZKIV</text:p>
          </table:table-cell>
          <table:table-cell office:value-type="string">
            <text:p>PUSPITA KHARISMA AYU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8-NBWJ</text:p>
          </table:table-cell>
          <table:table-cell office:value-type="string">
            <text:p>PUTRI HARTANT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89-KUFT</text:p>
          </table:table-cell>
          <table:table-cell office:value-type="string">
            <text:p>RAMA SANDI FIRDAUS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0-NPOF</text:p>
          </table:table-cell>
          <table:table-cell office:value-type="string">
            <text:p>RANGGA DHYKA PERMAN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1-IKPY</text:p>
          </table:table-cell>
          <table:table-cell office:value-type="string">
            <text:p>REZA NOVIYANT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2-JWES</text:p>
          </table:table-cell>
          <table:table-cell office:value-type="string">
            <text:p>ROMI TRI HENDRAWAN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3-ATMP</text:p>
          </table:table-cell>
          <table:table-cell office:value-type="string">
            <text:p>ROSITA PUTRI JAMIL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4-LCQN</text:p>
          </table:table-cell>
          <table:table-cell office:value-type="string">
            <text:p>SABILAR ROSAD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5-NWEK</text:p>
          </table:table-cell>
          <table:table-cell office:value-type="string">
            <text:p>SAFARA ANGGITA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6-SZVY</text:p>
          </table:table-cell>
          <table:table-cell office:value-type="string">
            <text:p>SEKAR PUJA ALYA MAHARANI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7-DBVX</text:p>
          </table:table-cell>
          <table:table-cell office:value-type="string">
            <text:p>SYIFA` MUJAHIDIN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8-XNQC</text:p>
          </table:table-cell>
          <table:table-cell office:value-type="string">
            <text:p>SYLVIA DEBORA SIAHAAN</text:p>
          </table:table-cell>
          <table:table-cell office:value-type="string">
            <text:p>XII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799-FGCR</text:p>
          </table:table-cell>
          <table:table-cell office:value-type="string">
            <text:p>YOGA ADITYA PRATAM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4-JBRX</text:p>
          </table:table-cell>
          <table:table-cell office:value-type="string">
            <text:p>DIKA MAULANA PUTRA PRATAMA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-JHYM</text:p>
          </table:table-cell>
          <table:table-cell office:value-type="string">
            <text:p>HAMMAM AHMAD NUR HAQIQI</text:p>
          </table:table-cell>
          <table:table-cell office:value-type="string">
            <text:p>XII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0-VAFJ</text:p>
          </table:table-cell>
          <table:table-cell office:value-type="string">
            <text:p>ARIE WAHYU MAULIDY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2-BPZI</text:p>
          </table:table-cell>
          <table:table-cell office:value-type="string">
            <text:p>CRISTYAN MARVEL MAHALUBI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3-YYCH</text:p>
          </table:table-cell>
          <table:table-cell office:value-type="string">
            <text:p>DANIELLA NATHANIA SURYA NUGRAH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4-LKVH</text:p>
          </table:table-cell>
          <table:table-cell office:value-type="string">
            <text:p>DINDA RICHMA DIANIT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5-PDLB</text:p>
          </table:table-cell>
          <table:table-cell office:value-type="string">
            <text:p>ELLYSTINSARI PUTRI SANTOSO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6-ZVVB</text:p>
          </table:table-cell>
          <table:table-cell office:value-type="string">
            <text:p>ERICHA AMALI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7-CGEN</text:p>
          </table:table-cell>
          <table:table-cell office:value-type="string">
            <text:p>ERRANGGA PRATAMA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8-ITIH</text:p>
          </table:table-cell>
          <table:table-cell office:value-type="string">
            <text:p>FATTAH RESTU ALAMSYAH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09-EYOT</text:p>
          </table:table-cell>
          <table:table-cell office:value-type="string">
            <text:p>FAZAH AMALIA NABILAH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0-LYJT</text:p>
          </table:table-cell>
          <table:table-cell office:value-type="string">
            <text:p>FERDI FIRMAN SETYAWAN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1-MCHO</text:p>
          </table:table-cell>
          <table:table-cell office:value-type="string">
            <text:p>HAFIDHAN NAZAL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2-ABSF</text:p>
          </table:table-cell>
          <table:table-cell office:value-type="string">
            <text:p>HANIFAH RIVAN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3-HYVB</text:p>
          </table:table-cell>
          <table:table-cell office:value-type="string">
            <text:p>ILFIAH NUR LAILIYAH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4-WPKL</text:p>
          </table:table-cell>
          <table:table-cell office:value-type="string">
            <text:p>JULIA DWI VERLIAN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5-CQBR</text:p>
          </table:table-cell>
          <table:table-cell office:value-type="string">
            <text:p>KHOLIFATUL ROSID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6-KUPF</text:p>
          </table:table-cell>
          <table:table-cell office:value-type="string">
            <text:p>LUTFIAH FITRIANIS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7-TAGS</text:p>
          </table:table-cell>
          <table:table-cell office:value-type="string">
            <text:p>M. ADJIE RAFLI RAJASHA ELVANDA P.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8-LGSC</text:p>
          </table:table-cell>
          <table:table-cell office:value-type="string">
            <text:p>M. RIZKI NUR HIDAYATULLOH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19-QCLB</text:p>
          </table:table-cell>
          <table:table-cell office:value-type="string">
            <text:p>MARDIYANA CHOFSHO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0-NHCD</text:p>
          </table:table-cell>
          <table:table-cell office:value-type="string">
            <text:p>MARWAN HANAN SALSABILAH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1-WEHZ</text:p>
          </table:table-cell>
          <table:table-cell office:value-type="string">
            <text:p>MIFTAKHUL MASRUROH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2-VCQQ</text:p>
          </table:table-cell>
          <table:table-cell office:value-type="string">
            <text:p>MOCHAMMAD YERIANTO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3-XXOO</text:p>
          </table:table-cell>
          <table:table-cell office:value-type="string">
            <text:p>MOH. DANNY DHARMAWAN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4-RENE</text:p>
          </table:table-cell>
          <table:table-cell office:value-type="string">
            <text:p>MUHAMMAD FITRUL LAZIEM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5-XSBF</text:p>
          </table:table-cell>
          <table:table-cell office:value-type="string">
            <text:p>NAVYYAH SEPTAR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6-JGKI</text:p>
          </table:table-cell>
          <table:table-cell office:value-type="string">
            <text:p>NOVIANA PUTRI SETYORI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7-LVCZ</text:p>
          </table:table-cell>
          <table:table-cell office:value-type="string">
            <text:p>NUR EMA TRI ELSI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8-FSDS</text:p>
          </table:table-cell>
          <table:table-cell office:value-type="string">
            <text:p>RADINA WA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29-TUKI</text:p>
          </table:table-cell>
          <table:table-cell office:value-type="string">
            <text:p>RIFQI VALIANT AHMAD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0-TRMR</text:p>
          </table:table-cell>
          <table:table-cell office:value-type="string">
            <text:p>ROBBY ADITYA</text:p>
          </table:table-cell>
          <table:table-cell office:value-type="string">
            <text:p>XII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1-VXYA</text:p>
          </table:table-cell>
          <table:table-cell office:value-type="string">
            <text:p>SALSABILA PUTRI AGUSTINA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2-WMCR</text:p>
          </table:table-cell>
          <table:table-cell office:value-type="string">
            <text:p>SHINTA DWI ANGGRAI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3-GYCW</text:p>
          </table:table-cell>
          <table:table-cell office:value-type="string">
            <text:p>VANIA ELVARETTA TIARAWA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4-INRY</text:p>
          </table:table-cell>
          <table:table-cell office:value-type="string">
            <text:p>VIVI DWI AVILIA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5-MKVX</text:p>
          </table:table-cell>
          <table:table-cell office:value-type="string">
            <text:p>YUNITA ANGGRAIN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3-BHMA</text:p>
          </table:table-cell>
          <table:table-cell office:value-type="string">
            <text:p>AGNANDA ENUSA BHAKTI</text:p>
          </table:table-cell>
          <table:table-cell office:value-type="string">
            <text:p>XII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6-ETDH</text:p>
          </table:table-cell>
          <table:table-cell office:value-type="string">
            <text:p>ACHMAD AFANDY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7-VXJZ</text:p>
          </table:table-cell>
          <table:table-cell office:value-type="string">
            <text:p>ACHMAD MISBACHUL MUNIR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8-WLYS</text:p>
          </table:table-cell>
          <table:table-cell office:value-type="string">
            <text:p>ADELLIA CENDEKIA DANT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39-LQFK</text:p>
          </table:table-cell>
          <table:table-cell office:value-type="string">
            <text:p>ADISTA MAYASA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0-XMCM</text:p>
          </table:table-cell>
          <table:table-cell office:value-type="string">
            <text:p>AGAM MUSBIR GAN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1-AEOF</text:p>
          </table:table-cell>
          <table:table-cell office:value-type="string">
            <text:p>AHMAD ZIDNY ILMAN AHSAN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2-FRJR</text:p>
          </table:table-cell>
          <table:table-cell office:value-type="string">
            <text:p>AISATIN NOVIT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3-HESN</text:p>
          </table:table-cell>
          <table:table-cell office:value-type="string">
            <text:p>AIZIAH SILVIANA PUT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4-YIQH</text:p>
          </table:table-cell>
          <table:table-cell office:value-type="string">
            <text:p>ALFIAN AHMAD RAMADHAN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5-LGPK</text:p>
          </table:table-cell>
          <table:table-cell office:value-type="string">
            <text:p>ALFIAN PUTRA PRASETYA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6-GCZJ</text:p>
          </table:table-cell>
          <table:table-cell office:value-type="string">
            <text:p>ANDINI RACHMITA SA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7-AXSE</text:p>
          </table:table-cell>
          <table:table-cell office:value-type="string">
            <text:p>APRILINA RAHMA SUGIANTO PUTR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8-HDNV</text:p>
          </table:table-cell>
          <table:table-cell office:value-type="string">
            <text:p>ARIELLA CHRIST MAHARA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49-RKZE</text:p>
          </table:table-cell>
          <table:table-cell office:value-type="string">
            <text:p>DEA FATZRIN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0-DMCU</text:p>
          </table:table-cell>
          <table:table-cell office:value-type="string">
            <text:p>DENY SETYAWAN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1-FAVX</text:p>
          </table:table-cell>
          <table:table-cell office:value-type="string">
            <text:p>DIVA ANGGRAE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2-YOBU</text:p>
          </table:table-cell>
          <table:table-cell office:value-type="string">
            <text:p>EVIN YUSMAFAT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3-ARMC</text:p>
          </table:table-cell>
          <table:table-cell office:value-type="string">
            <text:p>FARIQ HIZBA ASH-SHIDDIQY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4-KMAR</text:p>
          </table:table-cell>
          <table:table-cell office:value-type="string">
            <text:p>FIKA RIFATUS FADIAN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5-UGHB</text:p>
          </table:table-cell>
          <table:table-cell office:value-type="string">
            <text:p>HELFI FITRON ALMAKHAL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6-JEGD</text:p>
          </table:table-cell>
          <table:table-cell office:value-type="string">
            <text:p>LAILI ZANA WALIDAH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7-BPRC</text:p>
          </table:table-cell>
          <table:table-cell office:value-type="string">
            <text:p>MARSA WIDYANINGRUM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8-SBME</text:p>
          </table:table-cell>
          <table:table-cell office:value-type="string">
            <text:p>MITA MEILINDA MUSTAMIMAH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59-TMOQ</text:p>
          </table:table-cell>
          <table:table-cell office:value-type="string">
            <text:p>MOCHAMMAD FAHRIN INDRAWANTO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1-ELOC</text:p>
          </table:table-cell>
          <table:table-cell office:value-type="string">
            <text:p>MUHAMAD KALLA PUTRA IRMAWAN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2-PZNZ</text:p>
          </table:table-cell>
          <table:table-cell office:value-type="string">
            <text:p>MUHAMMAD TEGAR AULIA FIRMANSYAH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3-NBSQ</text:p>
          </table:table-cell>
          <table:table-cell office:value-type="string">
            <text:p>NAUFAL RIZQI RAHMANPUTRA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4-JCMJ</text:p>
          </table:table-cell>
          <table:table-cell office:value-type="string">
            <text:p>NOVA GURITNO EFENDY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5-YTEY</text:p>
          </table:table-cell>
          <table:table-cell office:value-type="string">
            <text:p>NOVIA DIAN RAHMADA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6-GWMR</text:p>
          </table:table-cell>
          <table:table-cell office:value-type="string">
            <text:p>PUTRI APRILI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7-EYYD</text:p>
          </table:table-cell>
          <table:table-cell office:value-type="string">
            <text:p>QURROTUL AIN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8-PTZA</text:p>
          </table:table-cell>
          <table:table-cell office:value-type="string">
            <text:p>RAHMAD NAWALUL KOLB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69-QQCF</text:p>
          </table:table-cell>
          <table:table-cell office:value-type="string">
            <text:p>SHOFIA TRI MUSTIKA SAPTINAME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0-JAHR</text:p>
          </table:table-cell>
          <table:table-cell office:value-type="string">
            <text:p>SYAFA ROSITA DEVI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1-XPKJ</text:p>
          </table:table-cell>
          <table:table-cell office:value-type="string">
            <text:p>TRI AYU MAULANI PUSPITA</text:p>
          </table:table-cell>
          <table:table-cell office:value-type="string">
            <text:p>XII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2-DGUL</text:p>
          </table:table-cell>
          <table:table-cell office:value-type="string">
            <text:p>VICKY ZULKARNAIN HIDAYATULLAH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4-KREB</text:p>
          </table:table-cell>
          <table:table-cell office:value-type="string">
            <text:p>DEVA RAMADHANI</text:p>
          </table:table-cell>
          <table:table-cell office:value-type="string">
            <text:p>XII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4-ZAHN</text:p>
          </table:table-cell>
          <table:table-cell office:value-type="string">
            <text:p>ADINDA NIRWASITA SA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5-DWKD</text:p>
          </table:table-cell>
          <table:table-cell office:value-type="string">
            <text:p>AGUSTIN AMBAR WULANSA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6-CKAY</text:p>
          </table:table-cell>
          <table:table-cell office:value-type="string">
            <text:p>AMALLIA HANNA SYADJIDH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7-CSRW</text:p>
          </table:table-cell>
          <table:table-cell office:value-type="string">
            <text:p>ANNI FADIL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8-KAAC</text:p>
          </table:table-cell>
          <table:table-cell office:value-type="string">
            <text:p>AULIA RAMADANTY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79-LQJV</text:p>
          </table:table-cell>
          <table:table-cell office:value-type="string">
            <text:p>DEWI ANISA FIRDAUS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0-MYEN</text:p>
          </table:table-cell>
          <table:table-cell office:value-type="string">
            <text:p>ELINA AYU ILMIY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1-JWXK</text:p>
          </table:table-cell>
          <table:table-cell office:value-type="string">
            <text:p>ELOK AMELIA WAHYUNINGTYAS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2-OAWN</text:p>
          </table:table-cell>
          <table:table-cell office:value-type="string">
            <text:p>ENDANG APRILIA NINGSI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3-QNBY</text:p>
          </table:table-cell>
          <table:table-cell office:value-type="string">
            <text:p>FADIA NANDA RAHMA PUT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4-RDIY</text:p>
          </table:table-cell>
          <table:table-cell office:value-type="string">
            <text:p>FANDITYA DWI ROHMATULLOH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5-PITQ</text:p>
          </table:table-cell>
          <table:table-cell office:value-type="string">
            <text:p>FATIMAH WARDATUL JANN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6-GHIB</text:p>
          </table:table-cell>
          <table:table-cell office:value-type="string">
            <text:p>HANNAH PRISCA AZZAHR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7-SYJN</text:p>
          </table:table-cell>
          <table:table-cell office:value-type="string">
            <text:p>KR. MUHAMAD NURHIDAYAH Y.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8-YWZS</text:p>
          </table:table-cell>
          <table:table-cell office:value-type="string">
            <text:p>M. ABID DAKHILULLAH RIFHAN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89-ZCRR</text:p>
          </table:table-cell>
          <table:table-cell office:value-type="string">
            <text:p>MANZIZ HAFID DAVALA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0-NVPS</text:p>
          </table:table-cell>
          <table:table-cell office:value-type="string">
            <text:p>MOCH LUKMAN HAKIM ROMADHON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1-BANN</text:p>
          </table:table-cell>
          <table:table-cell office:value-type="string">
            <text:p>MUFIANTI FAHILL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2-KPCY</text:p>
          </table:table-cell>
          <table:table-cell office:value-type="string">
            <text:p>MUHAMMAD IKHWAN SHOLIHUDDIN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3-XUGW</text:p>
          </table:table-cell>
          <table:table-cell office:value-type="string">
            <text:p>NABILLAH AMIRA FIRDAUS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4-BXHN</text:p>
          </table:table-cell>
          <table:table-cell office:value-type="string">
            <text:p>NATASYA RAHMA PUT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5-UFNS</text:p>
          </table:table-cell>
          <table:table-cell office:value-type="string">
            <text:p>NUR MAULIDATUL FAJRIY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6-GVGA</text:p>
          </table:table-cell>
          <table:table-cell office:value-type="string">
            <text:p>NURUL ASFIATIN SOID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7-IAAW</text:p>
          </table:table-cell>
          <table:table-cell office:value-type="string">
            <text:p>RAKHMAH ADELIA SALSABILL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898-FCJL</text:p>
          </table:table-cell>
          <table:table-cell office:value-type="string">
            <text:p>RENGGA PRAKOSO NUGROHO</text:p>
          </table:table-cell>
          <table:table-cell office:value-type="string">
            <text:p>XII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0-RRSP</text:p>
          </table:table-cell>
          <table:table-cell office:value-type="string">
            <text:p>SITI HANIFAH NUR MAULIDATULILL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1-PTPV</text:p>
          </table:table-cell>
          <table:table-cell office:value-type="string">
            <text:p>SITI MIFTAKHULL JANNAH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2-ESDC</text:p>
          </table:table-cell>
          <table:table-cell office:value-type="string">
            <text:p>SONIA INDAH PRAMEST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3903-TGAM</text:p>
          </table:table-cell>
          <table:table-cell office:value-type="string">
            <text:p>YULIANA DWI PUSPITASARI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005-ULJR</text:p>
          </table:table-cell>
          <table:table-cell office:value-type="string">
            <text:p>SINDI ARINDA MEGA SILFIA. PA</text:p>
          </table:table-cell>
          <table:table-cell office:value-type="string">
            <text:p>XII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79-AAXL</text:p>
          </table:table-cell>
          <table:table-cell office:value-type="string">
            <text:p>ADELIA VALENTIN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0-UEPV</text:p>
          </table:table-cell>
          <table:table-cell office:value-type="string">
            <text:p>ADENA PUTRA DANISWARA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1-DEJY</text:p>
          </table:table-cell>
          <table:table-cell office:value-type="string">
            <text:p>ADITYA TRI BUANA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2-SFFD</text:p>
          </table:table-cell>
          <table:table-cell office:value-type="string">
            <text:p>AINI AYU MARGARET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3-BCAI</text:p>
          </table:table-cell>
          <table:table-cell office:value-type="string">
            <text:p>ASTI WULANDAR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4-GNSP</text:p>
          </table:table-cell>
          <table:table-cell office:value-type="string">
            <text:p>BINTANG BHAKTI SUTRISNO AJ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5-MKUN</text:p>
          </table:table-cell>
          <table:table-cell office:value-type="string">
            <text:p>CAVELA ARNETTA KHATRUNAD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6-VGNW</text:p>
          </table:table-cell>
          <table:table-cell office:value-type="string">
            <text:p>DELA NABILA PUTRI ERVIANTO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7-NUCD</text:p>
          </table:table-cell>
          <table:table-cell office:value-type="string">
            <text:p>DEVINA DWI CHANDR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8-EPHI</text:p>
          </table:table-cell>
          <table:table-cell office:value-type="string">
            <text:p>DEVITA FAHLIZA ULF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89-EWUQ</text:p>
          </table:table-cell>
          <table:table-cell office:value-type="string">
            <text:p>DINI DWI ANAND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0-OKVJ</text:p>
          </table:table-cell>
          <table:table-cell office:value-type="string">
            <text:p>ERZAL RIZKY RIFALSAN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1-RWGD</text:p>
          </table:table-cell>
          <table:table-cell office:value-type="string">
            <text:p>FAIRUZAH ULA HURUM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2-RVMT</text:p>
          </table:table-cell>
          <table:table-cell office:value-type="string">
            <text:p>FAIZ MUZAKK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3-MJJO</text:p>
          </table:table-cell>
          <table:table-cell office:value-type="string">
            <text:p>FARIDA DWI KURNIA ERMAYANT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4-CWEQ</text:p>
          </table:table-cell>
          <table:table-cell office:value-type="string">
            <text:p>FITRIA WULANDAR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5-ZPGR</text:p>
          </table:table-cell>
          <table:table-cell office:value-type="string">
            <text:p>INTAN FITRIANINGSI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6-DHGA</text:p>
          </table:table-cell>
          <table:table-cell office:value-type="string">
            <text:p>ISMI CHOIRUNNISAK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7-JFLV</text:p>
          </table:table-cell>
          <table:table-cell office:value-type="string">
            <text:p>JELLA BERLIYAN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8-RTUM</text:p>
          </table:table-cell>
          <table:table-cell office:value-type="string">
            <text:p>LAILA ZULFAH HARIROTU NIS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399-FATP</text:p>
          </table:table-cell>
          <table:table-cell office:value-type="string">
            <text:p>LIDIAWAT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0-FUEW</text:p>
          </table:table-cell>
          <table:table-cell office:value-type="string">
            <text:p>MOCH. ERZA AIRLANGGA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1-GLLW</text:p>
          </table:table-cell>
          <table:table-cell office:value-type="string">
            <text:p>MOHAMMAD DIMAS RAFI RAMADHAN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2-GJNJ</text:p>
          </table:table-cell>
          <table:table-cell office:value-type="string">
            <text:p>MUHAMMAD FIKRI RIVALD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3-BKJV</text:p>
          </table:table-cell>
          <table:table-cell office:value-type="string">
            <text:p>NAUVAL ANDI ACHMAD FAUZ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4-QMTK</text:p>
          </table:table-cell>
          <table:table-cell office:value-type="string">
            <text:p>NOVITA FITRI WIJAYANTI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5-MLUY</text:p>
          </table:table-cell>
          <table:table-cell office:value-type="string">
            <text:p>NUR FATIMATUZ ZURRO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6-CHLK</text:p>
          </table:table-cell>
          <table:table-cell office:value-type="string">
            <text:p>RAFIF SAFWAN MUFAZZAL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7-BWFT</text:p>
          </table:table-cell>
          <table:table-cell office:value-type="string">
            <text:p>REZA SURYA RAMADHAN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8-BVOF</text:p>
          </table:table-cell>
          <table:table-cell office:value-type="string">
            <text:p>SALSABILA NUR YASINT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09-ODOI</text:p>
          </table:table-cell>
          <table:table-cell office:value-type="string">
            <text:p>SHINTA TRI FARADILLAH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0-XOKJ</text:p>
          </table:table-cell>
          <table:table-cell office:value-type="string">
            <text:p>TRISELYNA CEHSIA ZELD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1-YBCQ</text:p>
          </table:table-cell>
          <table:table-cell office:value-type="string">
            <text:p>WELLA RHENATA</text:p>
          </table:table-cell>
          <table:table-cell office:value-type="string">
            <text:p>X MIPA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2-DDDR</text:p>
          </table:table-cell>
          <table:table-cell office:value-type="string">
            <text:p>YHULIEO AVIE ASTRAWAN AL KHASANI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3-QDNT</text:p>
          </table:table-cell>
          <table:table-cell office:value-type="string">
            <text:p>YOSEPH SUGIONO P</text:p>
          </table:table-cell>
          <table:table-cell office:value-type="string">
            <text:p>X MIPA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4-QFBU</text:p>
          </table:table-cell>
          <table:table-cell office:value-type="string">
            <text:p>ABDILLAH FEBRI AWLARIJAL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5-NOHE</text:p>
          </table:table-cell>
          <table:table-cell office:value-type="string">
            <text:p>ANANDA CINDY FATIKASAR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6-VSTP</text:p>
          </table:table-cell>
          <table:table-cell office:value-type="string">
            <text:p>ANDIKA PRABU DEWANTAR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7-NIBW</text:p>
          </table:table-cell>
          <table:table-cell office:value-type="string">
            <text:p>ANIFA NUR FITR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8-OSYP</text:p>
          </table:table-cell>
          <table:table-cell office:value-type="string">
            <text:p>ASTRID DWIKA ANGGRAIN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19-MFCW</text:p>
          </table:table-cell>
          <table:table-cell office:value-type="string">
            <text:p>AULIA PUTRI RACHMA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0-MERO</text:p>
          </table:table-cell>
          <table:table-cell office:value-type="string">
            <text:p>BAYU SUGIHARTO K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1-RQCE</text:p>
          </table:table-cell>
          <table:table-cell office:value-type="string">
            <text:p>CAHYA PRIDAYA SAR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2-ESQS</text:p>
          </table:table-cell>
          <table:table-cell office:value-type="string">
            <text:p>ELBERTA ELYSIA FAWNIA DEW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3-OIWS</text:p>
          </table:table-cell>
          <table:table-cell office:value-type="string">
            <text:p>ELOK FAIQOH MAULIDIYAH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4-BNVC</text:p>
          </table:table-cell>
          <table:table-cell office:value-type="string">
            <text:p>EVA MAULIDIYATUL ASRIFAH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5-LQIX</text:p>
          </table:table-cell>
          <table:table-cell office:value-type="string">
            <text:p>FANI NOVIYAN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6-FIXX</text:p>
          </table:table-cell>
          <table:table-cell office:value-type="string">
            <text:p>FITHROTUN NIS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7-DMYW</text:p>
          </table:table-cell>
          <table:table-cell office:value-type="string">
            <text:p>ILHAM ABADI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8-BNDC</text:p>
          </table:table-cell>
          <table:table-cell office:value-type="string">
            <text:p>KAILA DEVI NATHANI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29-VIAV</text:p>
          </table:table-cell>
          <table:table-cell office:value-type="string">
            <text:p>KARINA BELINDA ALSI SITOMPUL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0-KITZ</text:p>
          </table:table-cell>
          <table:table-cell office:value-type="string">
            <text:p>MAYA ANGGRAINI ROHMATUS SHOLIKAH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1-EMJN</text:p>
          </table:table-cell>
          <table:table-cell office:value-type="string">
            <text:p>MOCHAMMAD FERNANDA SUDARIVA PUTR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2-MYNR</text:p>
          </table:table-cell>
          <table:table-cell office:value-type="string">
            <text:p>MOCHAMMAD FARICH ROMADHONI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3-DXVA</text:p>
          </table:table-cell>
          <table:table-cell office:value-type="string">
            <text:p>MOCHAMMAD NAUFAL IZAH RAMADHAN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4-ZEOA</text:p>
          </table:table-cell>
          <table:table-cell office:value-type="string">
            <text:p>MOH. ARI AHMADI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5-OOKR</text:p>
          </table:table-cell>
          <table:table-cell office:value-type="string">
            <text:p>NUR ROCHMAT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6-TFEK</text:p>
          </table:table-cell>
          <table:table-cell office:value-type="string">
            <text:p>PUPUT RAHMA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7-MGTS</text:p>
          </table:table-cell>
          <table:table-cell office:value-type="string">
            <text:p>RACHMAH VIRA ANGGELIA PRAPTIC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8-QKCL</text:p>
          </table:table-cell>
          <table:table-cell office:value-type="string">
            <text:p>RAFLI AJI ADITY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39-WGUV</text:p>
          </table:table-cell>
          <table:table-cell office:value-type="string">
            <text:p>RIFQY ALIFUDDIN ALFAREZA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0-SIGM</text:p>
          </table:table-cell>
          <table:table-cell office:value-type="string">
            <text:p>RIYA SARI OKTAVIAN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1-OGTN</text:p>
          </table:table-cell>
          <table:table-cell office:value-type="string">
            <text:p>SALSA BELL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2-GATE</text:p>
          </table:table-cell>
          <table:table-cell office:value-type="string">
            <text:p>SALSABILLA RAGIL PUTRI ARDIAN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3-CDPJ</text:p>
          </table:table-cell>
          <table:table-cell office:value-type="string">
            <text:p>SOVIA RAHMA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4-CDTD</text:p>
          </table:table-cell>
          <table:table-cell office:value-type="string">
            <text:p>SYIFA AZZAH SALSABIL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5-PAZA</text:p>
          </table:table-cell>
          <table:table-cell office:value-type="string">
            <text:p>VONNY ANGELIA PRASTYOWAT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6-RDPK</text:p>
          </table:table-cell>
          <table:table-cell office:value-type="string">
            <text:p>WIDYA AYU ZULAICHA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7-VXMI</text:p>
          </table:table-cell>
          <table:table-cell office:value-type="string">
            <text:p>ZAKI ARYO WICAKSONO</text:p>
          </table:table-cell>
          <table:table-cell office:value-type="string">
            <text:p>X MIPA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8-SSNR</text:p>
          </table:table-cell>
          <table:table-cell office:value-type="string">
            <text:p>ZUHRUFIN ALIFI</text:p>
          </table:table-cell>
          <table:table-cell office:value-type="string">
            <text:p>X MIPA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49-JPTW</text:p>
          </table:table-cell>
          <table:table-cell office:value-type="string">
            <text:p>AAN SYAHRIAR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0-GOKT</text:p>
          </table:table-cell>
          <table:table-cell office:value-type="string">
            <text:p>ABDUL KHAFIDH GUNAWAN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1-UPKO</text:p>
          </table:table-cell>
          <table:table-cell office:value-type="string">
            <text:p>ACHMAD OKKY FIRMANSYAH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2-YDYA</text:p>
          </table:table-cell>
          <table:table-cell office:value-type="string">
            <text:p>ADINDA FITRI NUR KAROM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3-IBEF</text:p>
          </table:table-cell>
          <table:table-cell office:value-type="string">
            <text:p>AKHMAD WILDAN W A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4-DFID</text:p>
          </table:table-cell>
          <table:table-cell office:value-type="string">
            <text:p>ALIYATUL AN AZ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5-JOTO</text:p>
          </table:table-cell>
          <table:table-cell office:value-type="string">
            <text:p>ANGGITA SALWA HARDAN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6-WWIW</text:p>
          </table:table-cell>
          <table:table-cell office:value-type="string">
            <text:p>CAMELIA RAHMA ELFANI AZ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7-TUUK</text:p>
          </table:table-cell>
          <table:table-cell office:value-type="string">
            <text:p>CHRISNINA AURELIA WILUJENG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8-ZLAQ</text:p>
          </table:table-cell>
          <table:table-cell office:value-type="string">
            <text:p>DIAH FITRI KARTIKA SAR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59-UPTO</text:p>
          </table:table-cell>
          <table:table-cell office:value-type="string">
            <text:p>DIMAS RADITYA NUGRAHA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0-FUPV</text:p>
          </table:table-cell>
          <table:table-cell office:value-type="string">
            <text:p>DWI NUR WIDIYAH KUSUM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1-TBZG</text:p>
          </table:table-cell>
          <table:table-cell office:value-type="string">
            <text:p>FITRI EKA NUR AHDI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2-FJWP</text:p>
          </table:table-cell>
          <table:table-cell office:value-type="string">
            <text:p>HARI FIRDAUS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3-METU</text:p>
          </table:table-cell>
          <table:table-cell office:value-type="string">
            <text:p>INDAH MAYA PITALOK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4-YNGJ</text:p>
          </table:table-cell>
          <table:table-cell office:value-type="string">
            <text:p>JUSTIN RYNALDO SUSILO WAHYUDI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5-SWUZ</text:p>
          </table:table-cell>
          <table:table-cell office:value-type="string">
            <text:p>KHOFIFA ANISA NINGRUM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6-KDSY</text:p>
          </table:table-cell>
          <table:table-cell office:value-type="string">
            <text:p>LINTANG CAMILLA MARUF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7-EFDU</text:p>
          </table:table-cell>
          <table:table-cell office:value-type="string">
            <text:p>MEGA PUTRI AULY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8-IJGD</text:p>
          </table:table-cell>
          <table:table-cell office:value-type="string">
            <text:p>MOH. RAMA ARDIANSYAH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69-WYGR</text:p>
          </table:table-cell>
          <table:table-cell office:value-type="string">
            <text:p>MUHAMMAD RIDWAN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0-IRZU</text:p>
          </table:table-cell>
          <table:table-cell office:value-type="string">
            <text:p>NANDA DWI KARTIK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1-UNEN</text:p>
          </table:table-cell>
          <table:table-cell office:value-type="string">
            <text:p>NINA TRI MULYAN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2-PRCZ</text:p>
          </table:table-cell>
          <table:table-cell office:value-type="string">
            <text:p>NURUL MAFTUKH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3-GFBL</text:p>
          </table:table-cell>
          <table:table-cell office:value-type="string">
            <text:p>PUTRI ADELIYA PRATIW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4-YUDW</text:p>
          </table:table-cell>
          <table:table-cell office:value-type="string">
            <text:p>RAHMA AFILIANI SARIT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5-NFPJ</text:p>
          </table:table-cell>
          <table:table-cell office:value-type="string">
            <text:p>RANGGA ARDHIANSYAH NUGROHO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6-QMAI</text:p>
          </table:table-cell>
          <table:table-cell office:value-type="string">
            <text:p>RAVI AKBAR ALGOZI</text:p>
          </table:table-cell>
          <table:table-cell office:value-type="string">
            <text:p>X MIPA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7-NQHA</text:p>
          </table:table-cell>
          <table:table-cell office:value-type="string">
            <text:p>RIZKA FILLAILY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8-DMLV</text:p>
          </table:table-cell>
          <table:table-cell office:value-type="string">
            <text:p>SITI NURHAL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79-NJSR</text:p>
          </table:table-cell>
          <table:table-cell office:value-type="string">
            <text:p>SULINA NAZAH NUR AZIZAH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0-KNMH</text:p>
          </table:table-cell>
          <table:table-cell office:value-type="string">
            <text:p>VANETA EKA UTAM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1-VVHI</text:p>
          </table:table-cell>
          <table:table-cell office:value-type="string">
            <text:p>WIDYA ISTINA ANGGRAINI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2-NIEF</text:p>
          </table:table-cell>
          <table:table-cell office:value-type="string">
            <text:p>ZAHARA PUTRI ANGELYA</text:p>
          </table:table-cell>
          <table:table-cell office:value-type="string">
            <text:p>X MIPA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4-HJCI</text:p>
          </table:table-cell>
          <table:table-cell office:value-type="string">
            <text:p>ACHMAD SYARIFUDIN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5-CYEW</text:p>
          </table:table-cell>
          <table:table-cell office:value-type="string">
            <text:p>AGUNG DWI PRASETI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6-MBIW</text:p>
          </table:table-cell>
          <table:table-cell office:value-type="string">
            <text:p>AISYAH NURURROHMAH LATIFATUNNIS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7-FRLW</text:p>
          </table:table-cell>
          <table:table-cell office:value-type="string">
            <text:p>AISYAH YUNIT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8-SYLT</text:p>
          </table:table-cell>
          <table:table-cell office:value-type="string">
            <text:p>ALFI ARDIANI GUMILANG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89-LKYV</text:p>
          </table:table-cell>
          <table:table-cell office:value-type="string">
            <text:p>ALIF RIZKY BUDIAR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0-RQTG</text:p>
          </table:table-cell>
          <table:table-cell office:value-type="string">
            <text:p>ANDY FEBRIANSYAH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1-MDPV</text:p>
          </table:table-cell>
          <table:table-cell office:value-type="string">
            <text:p>ARIFIA NUR FADILL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2-MSKA</text:p>
          </table:table-cell>
          <table:table-cell office:value-type="string">
            <text:p>AULA ISNAINIATUL MUFARIKH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4-VGGK</text:p>
          </table:table-cell>
          <table:table-cell office:value-type="string">
            <text:p>CHANDA DWIFA ANUGRAH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5-WQJW</text:p>
          </table:table-cell>
          <table:table-cell office:value-type="string">
            <text:p>CUT KINASIH ROHMATUL HIDAYAH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6-DMGM</text:p>
          </table:table-cell>
          <table:table-cell office:value-type="string">
            <text:p>DEVINASARI PUTRI ANEND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7-POXQ</text:p>
          </table:table-cell>
          <table:table-cell office:value-type="string">
            <text:p>DEVIRA FAHLIZA ULF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8-CSCY</text:p>
          </table:table-cell>
          <table:table-cell office:value-type="string">
            <text:p>DHAMAR HEKSA ANGGAET SAPUTR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499-VWOG</text:p>
          </table:table-cell>
          <table:table-cell office:value-type="string">
            <text:p>KARTIKA FLAMBOYAN JINGG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0-DIQK</text:p>
          </table:table-cell>
          <table:table-cell office:value-type="string">
            <text:p>LAILY RACMADANIAW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1-CNND</text:p>
          </table:table-cell>
          <table:table-cell office:value-type="string">
            <text:p>MARTIN HEO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2-HCCD</text:p>
          </table:table-cell>
          <table:table-cell office:value-type="string">
            <text:p>MERLIANA GUSTI WAHYU KUSNI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3-AETJ</text:p>
          </table:table-cell>
          <table:table-cell office:value-type="string">
            <text:p>MIFTAKHUL JAMIL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4-UJNJ</text:p>
          </table:table-cell>
          <table:table-cell office:value-type="string">
            <text:p>MOCHAMMAD FIRZATULLAH WAHYU PRATAM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5-PILP</text:p>
          </table:table-cell>
          <table:table-cell office:value-type="string">
            <text:p>MOH. DZULKIFLI YAHY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6-FIPG</text:p>
          </table:table-cell>
          <table:table-cell office:value-type="string">
            <text:p>MUHAMMAD FAIZ AINURRAHMAN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7-LMZP</text:p>
          </table:table-cell>
          <table:table-cell office:value-type="string">
            <text:p>MUHAMMAD KAKA FIRMANSYAH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8-KPNS</text:p>
          </table:table-cell>
          <table:table-cell office:value-type="string">
            <text:p>MUHAMMAD YOGA WAHYU PRATAMA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09-YBKD</text:p>
          </table:table-cell>
          <table:table-cell office:value-type="string">
            <text:p>RATNA NOVITASAR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0-RZHG</text:p>
          </table:table-cell>
          <table:table-cell office:value-type="string">
            <text:p>REZA DANIS SAHIR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1-MAXM</text:p>
          </table:table-cell>
          <table:table-cell office:value-type="string">
            <text:p>RIZMATUL FAUZI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2-TZZU</text:p>
          </table:table-cell>
          <table:table-cell office:value-type="string">
            <text:p>SALSA BELLA NASYWA SUBEK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3-WSVK</text:p>
          </table:table-cell>
          <table:table-cell office:value-type="string">
            <text:p>SHABRINA GHALIZHA RAHMA CHITA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4-BFZX</text:p>
          </table:table-cell>
          <table:table-cell office:value-type="string">
            <text:p>SYAHIDA FITRIA SAR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5-NQVB</text:p>
          </table:table-cell>
          <table:table-cell office:value-type="string">
            <text:p>TRI AYU DHEA NANDA PUSPITASAR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6-FVTH</text:p>
          </table:table-cell>
          <table:table-cell office:value-type="string">
            <text:p>TSABITAH EKA FEBRIAN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7-ZNYW</text:p>
          </table:table-cell>
          <table:table-cell office:value-type="string">
            <text:p>YUDHA FATCHUR RACHMAN</text:p>
          </table:table-cell>
          <table:table-cell office:value-type="string">
            <text:p>X MIPA 4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8-XDAZ</text:p>
          </table:table-cell>
          <table:table-cell office:value-type="string">
            <text:p>YULIANA FENY LESIAW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8-OTPG</text:p>
          </table:table-cell>
          <table:table-cell office:value-type="string">
            <text:p>YULIANA FENY LESIAWATI</text:p>
          </table:table-cell>
          <table:table-cell office:value-type="string">
            <text:p>X MIPA 4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19-GKSR</text:p>
          </table:table-cell>
          <table:table-cell office:value-type="string">
            <text:p>ACHMAD TEGAR IMANU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0-CIOK</text:p>
          </table:table-cell>
          <table:table-cell office:value-type="string">
            <text:p>ANANDA KHAIRU ANNIS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1-VLPI</text:p>
          </table:table-cell>
          <table:table-cell office:value-type="string">
            <text:p>AZRIEL FAGIH SYABAN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2-OOCE</text:p>
          </table:table-cell>
          <table:table-cell office:value-type="string">
            <text:p>BAGUS WAHYU SATRIYOWONO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3-WCFU</text:p>
          </table:table-cell>
          <table:table-cell office:value-type="string">
            <text:p>DEVIA APRILIA AMAND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4-RYZL</text:p>
          </table:table-cell>
          <table:table-cell office:value-type="string">
            <text:p>DEWI CHINTIA CAHYA NINGRUM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5-WDTI</text:p>
          </table:table-cell>
          <table:table-cell office:value-type="string">
            <text:p>DYNASTI SAVITRI ROMADHONIT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6-TVMW</text:p>
          </table:table-cell>
          <table:table-cell office:value-type="string">
            <text:p>FAHREZA ADITTYA EKA PRASETYA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7-GPZZ</text:p>
          </table:table-cell>
          <table:table-cell office:value-type="string">
            <text:p>FARDIYANI AFROUL YASINT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8-SDOZ</text:p>
          </table:table-cell>
          <table:table-cell office:value-type="string">
            <text:p>FITROTUNNISA NUR HANIF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29-KORE</text:p>
          </table:table-cell>
          <table:table-cell office:value-type="string">
            <text:p>MARIA RHEZNANDYA ANGELA NOVANDA PUT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0-TICQ</text:p>
          </table:table-cell>
          <table:table-cell office:value-type="string">
            <text:p>MAULIDYAH NUR AZIZZAH WULANDA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1-ETZJ</text:p>
          </table:table-cell>
          <table:table-cell office:value-type="string">
            <text:p>MIFTAKHUL LAILI FIKURNIA ILLAH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2-JFQQ</text:p>
          </table:table-cell>
          <table:table-cell office:value-type="string">
            <text:p>MOHAMMAD ANAS AL AYYUBI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3-PBLG</text:p>
          </table:table-cell>
          <table:table-cell office:value-type="string">
            <text:p>MOHAMMAD SUFA AMMAR HABIBI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4-RHJG</text:p>
          </table:table-cell>
          <table:table-cell office:value-type="string">
            <text:p>MUHAMMAD ALANULFIKAR FARDAN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5-MZNQ</text:p>
          </table:table-cell>
          <table:table-cell office:value-type="string">
            <text:p>MUHAMMAD FIKRI TAUFIQUL HAKIM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6-BGJQ</text:p>
          </table:table-cell>
          <table:table-cell office:value-type="string">
            <text:p>NABILA SHIFTIN AYNIY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7-TDNF</text:p>
          </table:table-cell>
          <table:table-cell office:value-type="string">
            <text:p>NANDITA AYU APRILL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8-URMP</text:p>
          </table:table-cell>
          <table:table-cell office:value-type="string">
            <text:p>NAUFAL KALAM ANUGRA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39-PGYM</text:p>
          </table:table-cell>
          <table:table-cell office:value-type="string">
            <text:p>NUR LAILA MANDA SA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0-UZXC</text:p>
          </table:table-cell>
          <table:table-cell office:value-type="string">
            <text:p>NUR LAILATUL FITRIY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1-GFOE</text:p>
          </table:table-cell>
          <table:table-cell office:value-type="string">
            <text:p>PRIMA DIVA ADININGRUM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2-NIQA</text:p>
          </table:table-cell>
          <table:table-cell office:value-type="string">
            <text:p>PUSPITA SA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3-BXVW</text:p>
          </table:table-cell>
          <table:table-cell office:value-type="string">
            <text:p>PUTRI FERNANDA MAULI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4-WOKE</text:p>
          </table:table-cell>
          <table:table-cell office:value-type="string">
            <text:p>PUTRI MEYLINA LUTF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5-KLSA</text:p>
          </table:table-cell>
          <table:table-cell office:value-type="string">
            <text:p>QUR ANI VIRA RAMADAN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6-MFIE</text:p>
          </table:table-cell>
          <table:table-cell office:value-type="string">
            <text:p>RAHMA AMELIA WAHYUNI FIRDAUS RACHMAT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7-OKLL</text:p>
          </table:table-cell>
          <table:table-cell office:value-type="string">
            <text:p>RENI SETYOWAT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8-KVKI</text:p>
          </table:table-cell>
          <table:table-cell office:value-type="string">
            <text:p>RIFQI ANUGRAH MULIAWAN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49-NDJP</text:p>
          </table:table-cell>
          <table:table-cell office:value-type="string">
            <text:p>RINA KHOFIFAH OKTAVIAN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0-MIEO</text:p>
          </table:table-cell>
          <table:table-cell office:value-type="string">
            <text:p>ROBIATUS SHOLIKHAH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1-HYBJ</text:p>
          </table:table-cell>
          <table:table-cell office:value-type="string">
            <text:p>SALSABILA ARDHINI UTOMO PUTRI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2-TDRO</text:p>
          </table:table-cell>
          <table:table-cell office:value-type="string">
            <text:p>SURYA GILANG LAKSMANA</text:p>
          </table:table-cell>
          <table:table-cell office:value-type="string">
            <text:p>X MIPA 5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3-EUNE</text:p>
          </table:table-cell>
          <table:table-cell office:value-type="string">
            <text:p>YESY DWITA ARVIALIKA</text:p>
          </table:table-cell>
          <table:table-cell office:value-type="string">
            <text:p>X MIPA 5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4-LRHW</text:p>
          </table:table-cell>
          <table:table-cell office:value-type="string">
            <text:p>AGIL SABANA SEFIARDI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5-XZTZ</text:p>
          </table:table-cell>
          <table:table-cell office:value-type="string">
            <text:p>ALVINA DEV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6-TRZR</text:p>
          </table:table-cell>
          <table:table-cell office:value-type="string">
            <text:p>AMTSAL MUZAKKY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7-YOXK</text:p>
          </table:table-cell>
          <table:table-cell office:value-type="string">
            <text:p>ASRORUL JAZAK FIRMANSYAH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8-ORHO</text:p>
          </table:table-cell>
          <table:table-cell office:value-type="string">
            <text:p>AULIYA RAHMAH PRIYANTO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59-VTFC</text:p>
          </table:table-cell>
          <table:table-cell office:value-type="string">
            <text:p>BAGAS ARYA PUTRA PRATAM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0-QUGV</text:p>
          </table:table-cell>
          <table:table-cell office:value-type="string">
            <text:p>BAIQ SHELIA AZZAH AZIZA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1-VIZU</text:p>
          </table:table-cell>
          <table:table-cell office:value-type="string">
            <text:p>CANDRAS MURTI ARYASUT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2-KIQD</text:p>
          </table:table-cell>
          <table:table-cell office:value-type="string">
            <text:p>DAFFINA PUTERI NORIN MAHARAN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3-HVRP</text:p>
          </table:table-cell>
          <table:table-cell office:value-type="string">
            <text:p>DANIELA FAHMA WIJAYA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4-UFIS</text:p>
          </table:table-cell>
          <table:table-cell office:value-type="string">
            <text:p>DEVI AMELIA EK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5-MVMZ</text:p>
          </table:table-cell>
          <table:table-cell office:value-type="string">
            <text:p>DEVI ARIND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6-PKMO</text:p>
          </table:table-cell>
          <table:table-cell office:value-type="string">
            <text:p>EKA LAILATUZ ZULFIYA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7-OBEP</text:p>
          </table:table-cell>
          <table:table-cell office:value-type="string">
            <text:p>FADILATUN WANDA MASRURO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8-UAFA</text:p>
          </table:table-cell>
          <table:table-cell office:value-type="string">
            <text:p>GARINDRA ILHAM ARDIYANSYAH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69-UIQW</text:p>
          </table:table-cell>
          <table:table-cell office:value-type="string">
            <text:p>HAIKAL WISNU SAPUTR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0-IAKD</text:p>
          </table:table-cell>
          <table:table-cell office:value-type="string">
            <text:p>ICA WULAND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1-TEIH</text:p>
          </table:table-cell>
          <table:table-cell office:value-type="string">
            <text:p>KEVYN SALMAN AL FARISI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2-AYXA</text:p>
          </table:table-cell>
          <table:table-cell office:value-type="string">
            <text:p>M ABI AKBAR PUTRA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3-VKMV</text:p>
          </table:table-cell>
          <table:table-cell office:value-type="string">
            <text:p>MARETTA SETY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4-OHCN</text:p>
          </table:table-cell>
          <table:table-cell office:value-type="string">
            <text:p>MAY LUCYTAS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5-YDJY</text:p>
          </table:table-cell>
          <table:table-cell office:value-type="string">
            <text:p>MONICA INDRA S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6-URWN</text:p>
          </table:table-cell>
          <table:table-cell office:value-type="string">
            <text:p>MUHAMMAD NASRUL HIDAYAT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7-FTJE</text:p>
          </table:table-cell>
          <table:table-cell office:value-type="string">
            <text:p>MUHAMMAD YUSUF ALI FATHONI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8-ISUM</text:p>
          </table:table-cell>
          <table:table-cell office:value-type="string">
            <text:p>NANDA FERRYNA KHARRISMANT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79-YCLE</text:p>
          </table:table-cell>
          <table:table-cell office:value-type="string">
            <text:p>NANDA SATRIA PUTRA WARDOYO</text:p>
          </table:table-cell>
          <table:table-cell office:value-type="string">
            <text:p>X MIPA 6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0-JYKE</text:p>
          </table:table-cell>
          <table:table-cell office:value-type="string">
            <text:p>PRADIVA ERIKA NOVITAS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1-BHIS</text:p>
          </table:table-cell>
          <table:table-cell office:value-type="string">
            <text:p>PUTRI NURILYA AL ABSOR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2-BSVJ</text:p>
          </table:table-cell>
          <table:table-cell office:value-type="string">
            <text:p>RAHMA SALSABILA ANANDA FIRSY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3-NWJT</text:p>
          </table:table-cell>
          <table:table-cell office:value-type="string">
            <text:p>REVA AMANDA PUT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4-WTKR</text:p>
          </table:table-cell>
          <table:table-cell office:value-type="string">
            <text:p>RIANINDA ARTEMESIA CAHYARAN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5-ZLSZ</text:p>
          </table:table-cell>
          <table:table-cell office:value-type="string">
            <text:p>SALSABILA ASMITA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6-QVMM</text:p>
          </table:table-cell>
          <table:table-cell office:value-type="string">
            <text:p>SAYIDAH MUTTIAH ALAWIYAH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7-XMCC</text:p>
          </table:table-cell>
          <table:table-cell office:value-type="string">
            <text:p>SURYA ANDINI ESTININGTYAS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8-SRSH</text:p>
          </table:table-cell>
          <table:table-cell office:value-type="string">
            <text:p>SYLIANA PUSPA SARI</text:p>
          </table:table-cell>
          <table:table-cell office:value-type="string">
            <text:p>X MIPA 6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89-OYLP</text:p>
          </table:table-cell>
          <table:table-cell office:value-type="string">
            <text:p>ABRIAN RAGIL TEGAR BAHARI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0-FXFE</text:p>
          </table:table-cell>
          <table:table-cell office:value-type="string">
            <text:p>ADIS TALITHA PUTRI SABILILLAH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1-HHJJ</text:p>
          </table:table-cell>
          <table:table-cell office:value-type="string">
            <text:p>ADITYA CANDRA NUGRAH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2-ATUC</text:p>
          </table:table-cell>
          <table:table-cell office:value-type="string">
            <text:p>AFNY ARISTA WULANALIS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3-ZVNS</text:p>
          </table:table-cell>
          <table:table-cell office:value-type="string">
            <text:p>AMELIA PUTRI FEBRIANIT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4-MJCC</text:p>
          </table:table-cell>
          <table:table-cell office:value-type="string">
            <text:p>ANGGA SATRIANA AJI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5-CNQM</text:p>
          </table:table-cell>
          <table:table-cell office:value-type="string">
            <text:p>ARDELLA PUSPITA NINGRUM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6-UJWN</text:p>
          </table:table-cell>
          <table:table-cell office:value-type="string">
            <text:p>ARYA KUSUMA DEW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7-QVRP</text:p>
          </table:table-cell>
          <table:table-cell office:value-type="string">
            <text:p>AYU NENSY DELVISIY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8-CMBQ</text:p>
          </table:table-cell>
          <table:table-cell office:value-type="string">
            <text:p>BINTANG ALI FARHANSYAH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599-ACCG</text:p>
          </table:table-cell>
          <table:table-cell office:value-type="string">
            <text:p>BINTANG GILANG LAKSMAN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0-SIBJ</text:p>
          </table:table-cell>
          <table:table-cell office:value-type="string">
            <text:p>BIUL ALIVIA MARDHATILLAH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1-LGWS</text:p>
          </table:table-cell>
          <table:table-cell office:value-type="string">
            <text:p>CHAELIES LATHIFA AZZAHRA TRI BUWANA DEW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2-FJOT</text:p>
          </table:table-cell>
          <table:table-cell office:value-type="string">
            <text:p>DEA ILFIANNISA NURUL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3-QMYN</text:p>
          </table:table-cell>
          <table:table-cell office:value-type="string">
            <text:p>DEVI INDAH LESTAR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4-JZUE</text:p>
          </table:table-cell>
          <table:table-cell office:value-type="string">
            <text:p>DIMAS PRAMUDY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5-EWAB</text:p>
          </table:table-cell>
          <table:table-cell office:value-type="string">
            <text:p>DIVA KRISDA ARIN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6-PTPD</text:p>
          </table:table-cell>
          <table:table-cell office:value-type="string">
            <text:p>ERSA WAHYU AGUSTIN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7-AMJZ</text:p>
          </table:table-cell>
          <table:table-cell office:value-type="string">
            <text:p>FAHMADIN SARAH DIV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8-XNXE</text:p>
          </table:table-cell>
          <table:table-cell office:value-type="string">
            <text:p>GITA FITRIA MAHARAN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09-PAMH</text:p>
          </table:table-cell>
          <table:table-cell office:value-type="string">
            <text:p>GRIYANOR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0-LNXF</text:p>
          </table:table-cell>
          <table:table-cell office:value-type="string">
            <text:p>HILYATUTS TSANIYAH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1-TYLW</text:p>
          </table:table-cell>
          <table:table-cell office:value-type="string">
            <text:p>JUNDATUS SIBYANI RO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2-CAIB</text:p>
          </table:table-cell>
          <table:table-cell office:value-type="string">
            <text:p>M. ABU FAJAR AINUR ROHIM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3-SUVL</text:p>
          </table:table-cell>
          <table:table-cell office:value-type="string">
            <text:p>MASRUROTUL RAMADANT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4-RNHU</text:p>
          </table:table-cell>
          <table:table-cell office:value-type="string">
            <text:p>MOCH. IQBAL PUTRA UTAM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5-REHM</text:p>
          </table:table-cell>
          <table:table-cell office:value-type="string">
            <text:p>MOCHAMMAD ADERIA ILLA RACHMAN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6-SJJO</text:p>
          </table:table-cell>
          <table:table-cell office:value-type="string">
            <text:p>MUKHAMMAD FAJAR BUDIANTO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7-DBPC</text:p>
          </table:table-cell>
          <table:table-cell office:value-type="string">
            <text:p>PUPUT WULANDAR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8-VEHF</text:p>
          </table:table-cell>
          <table:table-cell office:value-type="string">
            <text:p>RAFLY RIZQULLAH R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19-JUNO</text:p>
          </table:table-cell>
          <table:table-cell office:value-type="string">
            <text:p>SELFI MARGARETA EFEND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0-LIKV</text:p>
          </table:table-cell>
          <table:table-cell office:value-type="string">
            <text:p>ULIA DEVI ANTI AYUNDI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1-JNJW</text:p>
          </table:table-cell>
          <table:table-cell office:value-type="string">
            <text:p>VIDIA AGUSTINA AKUR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2-SBDG</text:p>
          </table:table-cell>
          <table:table-cell office:value-type="string">
            <text:p>WILDAN RIZAL SABARA</text:p>
          </table:table-cell>
          <table:table-cell office:value-type="string">
            <text:p>X MIPA 7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3-FCAU</text:p>
          </table:table-cell>
          <table:table-cell office:value-type="string">
            <text:p>WINA MAYLINDA CAHYA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4-HQFJ</text:p>
          </table:table-cell>
          <table:table-cell office:value-type="string">
            <text:p>YOHLANDA EKA DAMAYANTI</text:p>
          </table:table-cell>
          <table:table-cell office:value-type="string">
            <text:p>X MIPA 7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5-KUXM</text:p>
          </table:table-cell>
          <table:table-cell office:value-type="string">
            <text:p>ABIDAH ARDELI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6-WYMM</text:p>
          </table:table-cell>
          <table:table-cell office:value-type="string">
            <text:p>ACHMAD FITRONI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7-GMDQ</text:p>
          </table:table-cell>
          <table:table-cell office:value-type="string">
            <text:p>AKHMAD BHIMA DWIAJI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8-YRPK</text:p>
          </table:table-cell>
          <table:table-cell office:value-type="string">
            <text:p>ALFREDO RISKIANSYAH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29-QNOI</text:p>
          </table:table-cell>
          <table:table-cell office:value-type="string">
            <text:p>ALIFATUL AZKIA BAKHRIN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0-PUOB</text:p>
          </table:table-cell>
          <table:table-cell office:value-type="string">
            <text:p>ASTRI FITRIA ASTUT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1-EFBF</text:p>
          </table:table-cell>
          <table:table-cell office:value-type="string">
            <text:p>AYUB DWI KURNIAWAN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2-CTGD</text:p>
          </table:table-cell>
          <table:table-cell office:value-type="string">
            <text:p>AZKA JAZIRAH JULIANDRA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3-OWQM</text:p>
          </table:table-cell>
          <table:table-cell office:value-type="string">
            <text:p>BAGUS ADI PURWANTO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4-NGNG</text:p>
          </table:table-cell>
          <table:table-cell office:value-type="string">
            <text:p>CINDY CINTHIYA DERAMERISCA ASMORO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5-URGG</text:p>
          </table:table-cell>
          <table:table-cell office:value-type="string">
            <text:p>CINDY DWI CAHYAN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6-BIOU</text:p>
          </table:table-cell>
          <table:table-cell office:value-type="string">
            <text:p>CYNTHIA WIDYA LEST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7-DVRR</text:p>
          </table:table-cell>
          <table:table-cell office:value-type="string">
            <text:p>DEA VANNY PRATIW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8-JPTF</text:p>
          </table:table-cell>
          <table:table-cell office:value-type="string">
            <text:p>DECA SYAHRUL NEZA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39-WLBA</text:p>
          </table:table-cell>
          <table:table-cell office:value-type="string">
            <text:p>DINDA PUTRI AKSAN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0-CAFJ</text:p>
          </table:table-cell>
          <table:table-cell office:value-type="string">
            <text:p>DITA AYU PUTRI ANDIK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1-KOSY</text:p>
          </table:table-cell>
          <table:table-cell office:value-type="string">
            <text:p>FIRMAN NUR ASSYDHIQ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2-VYDV</text:p>
          </table:table-cell>
          <table:table-cell office:value-type="string">
            <text:p>HAFIDHOTUN NIS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3-DUBY</text:p>
          </table:table-cell>
          <table:table-cell office:value-type="string">
            <text:p>HESTI PUTRI ROMADHON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4-DYOS</text:p>
          </table:table-cell>
          <table:table-cell office:value-type="string">
            <text:p>IKA ARIANT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5-WNDK</text:p>
          </table:table-cell>
          <table:table-cell office:value-type="string">
            <text:p>INDRIA IKTIA ZAHR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6-VKXD</text:p>
          </table:table-cell>
          <table:table-cell office:value-type="string">
            <text:p>INDY PERMATA AINY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7-FUYK</text:p>
          </table:table-cell>
          <table:table-cell office:value-type="string">
            <text:p>JESSICA RIZKI FORTUN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8-YILH</text:p>
          </table:table-cell>
          <table:table-cell office:value-type="string">
            <text:p>KAMILIA NUR FADHILAH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49-VFHZ</text:p>
          </table:table-cell>
          <table:table-cell office:value-type="string">
            <text:p>MAULIDYAH WULAND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0-YAMB</text:p>
          </table:table-cell>
          <table:table-cell office:value-type="string">
            <text:p>MAY PUTRI PERMATA S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1-CEZE</text:p>
          </table:table-cell>
          <table:table-cell office:value-type="string">
            <text:p>MEILINDA NURIMA SANT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2-CVZH</text:p>
          </table:table-cell>
          <table:table-cell office:value-type="string">
            <text:p>MIFTAHUL AMAR AMALI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3-ZPYC</text:p>
          </table:table-cell>
          <table:table-cell office:value-type="string">
            <text:p>MOCHAMMAD ANDRIAN DAFFA AFFANDI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4-EOXC</text:p>
          </table:table-cell>
          <table:table-cell office:value-type="string">
            <text:p>MOCHAMMAD DONY WIBOWO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5-LLER</text:p>
          </table:table-cell>
          <table:table-cell office:value-type="string">
            <text:p>MOHAMMAT DANIELE FITRA ANAM</text:p>
          </table:table-cell>
          <table:table-cell office:value-type="string">
            <text:p>X MIPA 8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6-QPOP</text:p>
          </table:table-cell>
          <table:table-cell office:value-type="string">
            <text:p>RAHMAWATI DWI WILUJENG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7-CHHO</text:p>
          </table:table-cell>
          <table:table-cell office:value-type="string">
            <text:p>SINTA WULANDARI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8-ILNQ</text:p>
          </table:table-cell>
          <table:table-cell office:value-type="string">
            <text:p>WIDA ZAHRA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59-VOGR</text:p>
          </table:table-cell>
          <table:table-cell office:value-type="string">
            <text:p>YESSI SASKIA AYU CAHYANINGSIH</text:p>
          </table:table-cell>
          <table:table-cell office:value-type="string">
            <text:p>X MIPA 8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0-VUMD</text:p>
          </table:table-cell>
          <table:table-cell office:value-type="string">
            <text:p>ACHMAD ALI MURTADHO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1-VCQQ</text:p>
          </table:table-cell>
          <table:table-cell office:value-type="string">
            <text:p>AKHMAD PRAMUDYA FATAKH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2-ZUYF</text:p>
          </table:table-cell>
          <table:table-cell office:value-type="string">
            <text:p>ALYSSA AURA MARYAM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3-EYSG</text:p>
          </table:table-cell>
          <table:table-cell office:value-type="string">
            <text:p>BIMA PERMADA ARDIANSYAH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4-AAGL</text:p>
          </table:table-cell>
          <table:table-cell office:value-type="string">
            <text:p>CHINTYA DEVI AGUSTIN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5-ETFD</text:p>
          </table:table-cell>
          <table:table-cell office:value-type="string">
            <text:p>CITRA AULIA PRIMANANDI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6-RTKF</text:p>
          </table:table-cell>
          <table:table-cell office:value-type="string">
            <text:p>DEBI DWI ROHMATUL AIN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7-LWRY</text:p>
          </table:table-cell>
          <table:table-cell office:value-type="string">
            <text:p>DEDY ARYASANDI UTOMO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8-XKZG</text:p>
          </table:table-cell>
          <table:table-cell office:value-type="string">
            <text:p>DEVA MAULANA PUTRA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69-ZXXT</text:p>
          </table:table-cell>
          <table:table-cell office:value-type="string">
            <text:p>DEVINA AULIA ARIB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0-SMXS</text:p>
          </table:table-cell>
          <table:table-cell office:value-type="string">
            <text:p>DHEA SURYA AWAL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1-NAXE</text:p>
          </table:table-cell>
          <table:table-cell office:value-type="string">
            <text:p>DIAN RAMADHAN NOVITAS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2-RGZN</text:p>
          </table:table-cell>
          <table:table-cell office:value-type="string">
            <text:p>ERLY PUTRI MELYAS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3-ULLA</text:p>
          </table:table-cell>
          <table:table-cell office:value-type="string">
            <text:p>FIRDA ALIFTA FAUZI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4-XXFA</text:p>
          </table:table-cell>
          <table:table-cell office:value-type="string">
            <text:p>FRITTA MEIRANI HARIANT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5-HJNG</text:p>
          </table:table-cell>
          <table:table-cell office:value-type="string">
            <text:p>HAMKA DZIYAUL HAQ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6-NIWN</text:p>
          </table:table-cell>
          <table:table-cell office:value-type="string">
            <text:p>HILMIYA AKMILATUN NAFIS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7-FMLW</text:p>
          </table:table-cell>
          <table:table-cell office:value-type="string">
            <text:p>JADE ILLEN PRADAYAN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8-OWRC</text:p>
          </table:table-cell>
          <table:table-cell office:value-type="string">
            <text:p>KANIA SHEILA NAREZW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79-FURU</text:p>
          </table:table-cell>
          <table:table-cell office:value-type="string">
            <text:p>M NIKO ERLANGGA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0-KJBA</text:p>
          </table:table-cell>
          <table:table-cell office:value-type="string">
            <text:p>MAULANA ZACKY FEBRIAN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1-NLOG</text:p>
          </table:table-cell>
          <table:table-cell office:value-type="string">
            <text:p>MOCH. FIRNANDA ZULYANSYAH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2-KREZ</text:p>
          </table:table-cell>
          <table:table-cell office:value-type="string">
            <text:p>MOCHAMAD RIZAL EKO PRASETYO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3-JNXM</text:p>
          </table:table-cell>
          <table:table-cell office:value-type="string">
            <text:p>MOHAMMAD WAHYU PRIMALIADI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4-HHJX</text:p>
          </table:table-cell>
          <table:table-cell office:value-type="string">
            <text:p>MUHAMMAD ZAHRUL AZHAR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5-LMBR</text:p>
          </table:table-cell>
          <table:table-cell office:value-type="string">
            <text:p>NAFFA ATUS SHOLICH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6-RSPF</text:p>
          </table:table-cell>
          <table:table-cell office:value-type="string">
            <text:p>NEVIRA NURIL LAILY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7-GFJL</text:p>
          </table:table-cell>
          <table:table-cell office:value-type="string">
            <text:p>NIKEN AULIA SEPTIAN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8-YMQC</text:p>
          </table:table-cell>
          <table:table-cell office:value-type="string">
            <text:p>NIKO RENALDY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89-MFWL</text:p>
          </table:table-cell>
          <table:table-cell office:value-type="string">
            <text:p>PUTRI AMELIA ANUGRAIN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0-XVIO</text:p>
          </table:table-cell>
          <table:table-cell office:value-type="string">
            <text:p>RATU JASMINE PUTRI FERDIANNIS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1-OMTV</text:p>
          </table:table-cell>
          <table:table-cell office:value-type="string">
            <text:p>SEPHIRA ARNESTA PUT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2-WSFQ</text:p>
          </table:table-cell>
          <table:table-cell office:value-type="string">
            <text:p>SINTIA WINDA APRILIA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3-ZCUK</text:p>
          </table:table-cell>
          <table:table-cell office:value-type="string">
            <text:p>SUFFI NATUL AISIDAH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4-HZVK</text:p>
          </table:table-cell>
          <table:table-cell office:value-type="string">
            <text:p>VIRNA DEA PUTRI ARMADAN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5-FVDI</text:p>
          </table:table-cell>
          <table:table-cell office:value-type="string">
            <text:p>WISNU PUTRA SOLFRINA</text:p>
          </table:table-cell>
          <table:table-cell office:value-type="string">
            <text:p>X IPS 1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6-DPMP</text:p>
          </table:table-cell>
          <table:table-cell office:value-type="string">
            <text:p>YULIA WULANDARI</text:p>
          </table:table-cell>
          <table:table-cell office:value-type="string">
            <text:p>X IPS 1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7-OIVT</text:p>
          </table:table-cell>
          <table:table-cell office:value-type="string">
            <text:p>ABDUL ROCHIM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8-RXKC</text:p>
          </table:table-cell>
          <table:table-cell office:value-type="string">
            <text:p>ACHMAD IRGI FIRMANSY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699-TLVN</text:p>
          </table:table-cell>
          <table:table-cell office:value-type="string">
            <text:p>AISYAH DINDA PRAMESW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0-QIBG</text:p>
          </table:table-cell>
          <table:table-cell office:value-type="string">
            <text:p>ALIA RAHM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1-MCLS</text:p>
          </table:table-cell>
          <table:table-cell office:value-type="string">
            <text:p>AMELIA SISCA DWI ROSDIAN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2-WTYR</text:p>
          </table:table-cell>
          <table:table-cell office:value-type="string">
            <text:p>ANDINI RINA WULAN 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3-MTHE</text:p>
          </table:table-cell>
          <table:table-cell office:value-type="string">
            <text:p>ANGELIORA CAHYA RIMAWANES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4-OTMJ</text:p>
          </table:table-cell>
          <table:table-cell office:value-type="string">
            <text:p>DHAYINTA SEPTYA MARTH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5-GJZH</text:p>
          </table:table-cell>
          <table:table-cell office:value-type="string">
            <text:p>DILA NUR FATIKHA 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6-DZPZ</text:p>
          </table:table-cell>
          <table:table-cell office:value-type="string">
            <text:p>FARADILA IRFAN MAULANA PUT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7-HPXT</text:p>
          </table:table-cell>
          <table:table-cell office:value-type="string">
            <text:p>HELMI WAHYU TRIANSY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8-YHFN</text:p>
          </table:table-cell>
          <table:table-cell office:value-type="string">
            <text:p>HERLINDA CAHYA PUT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09-PGVR</text:p>
          </table:table-cell>
          <table:table-cell office:value-type="string">
            <text:p>JAKA FERDI ALAMS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0-MRYU</text:p>
          </table:table-cell>
          <table:table-cell office:value-type="string">
            <text:p>JEANIS HERLINA WELLTY GIRSANG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1-QFZU</text:p>
          </table:table-cell>
          <table:table-cell office:value-type="string">
            <text:p>KEVIN ROHMANUL MUSTAIN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2-FTJJ</text:p>
          </table:table-cell>
          <table:table-cell office:value-type="string">
            <text:p>KHOLIFAH FATMARANT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3-GOHF</text:p>
          </table:table-cell>
          <table:table-cell office:value-type="string">
            <text:p>M. AGUS DWI RAMADIT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4-NUUM</text:p>
          </table:table-cell>
          <table:table-cell office:value-type="string">
            <text:p>MOCH. ILHAM DWI SAPUT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5-BMDS</text:p>
          </table:table-cell>
          <table:table-cell office:value-type="string">
            <text:p>MOH. ANGGRIAWAN PUT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6-VBTT</text:p>
          </table:table-cell>
          <table:table-cell office:value-type="string">
            <text:p>MOKH. ASH SHAFILLAH YUNANNEGA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7-RPPI</text:p>
          </table:table-cell>
          <table:table-cell office:value-type="string">
            <text:p>MUH. DENI ALFINANDA WINDRIANSYAH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8-PVER</text:p>
          </table:table-cell>
          <table:table-cell office:value-type="string">
            <text:p>MUKHAMMAD ZAKKY MUTTAQIN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19-YTCD</text:p>
          </table:table-cell>
          <table:table-cell office:value-type="string">
            <text:p>NELSEN BIMANTARA BAHARI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0-TSKZ</text:p>
          </table:table-cell>
          <table:table-cell office:value-type="string">
            <text:p>NURUL ABELI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1-AMGM</text:p>
          </table:table-cell>
          <table:table-cell office:value-type="string">
            <text:p>RENO ADITYAN SAPUTR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2-GLJQ</text:p>
          </table:table-cell>
          <table:table-cell office:value-type="string">
            <text:p>RIZKY DWI ALYAN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3-WWUX</text:p>
          </table:table-cell>
          <table:table-cell office:value-type="string">
            <text:p>SABILILLAH OKTAVIA RAHMADAN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4-TSSE</text:p>
          </table:table-cell>
          <table:table-cell office:value-type="string">
            <text:p>SERLY DANIATUL IZZ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5-AGHM</text:p>
          </table:table-cell>
          <table:table-cell office:value-type="string">
            <text:p>SINTA FITRI NOVI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6-DSUX</text:p>
          </table:table-cell>
          <table:table-cell office:value-type="string">
            <text:p>SITI MUNAWAROH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7-FIUF</text:p>
          </table:table-cell>
          <table:table-cell office:value-type="string">
            <text:p>SITI UMI FARIKA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8-BPTA</text:p>
          </table:table-cell>
          <table:table-cell office:value-type="string">
            <text:p>TRI MAULID DIAH MAEMUFIDAH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29-YWRK</text:p>
          </table:table-cell>
          <table:table-cell office:value-type="string">
            <text:p>ULFIATUL MUIZZAH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0-YPZK</text:p>
          </table:table-cell>
          <table:table-cell office:value-type="string">
            <text:p>VIVIN MELINA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1-BFLY</text:p>
          </table:table-cell>
          <table:table-cell office:value-type="string">
            <text:p>WAMING GADING ARDY PRATAMA</text:p>
          </table:table-cell>
          <table:table-cell office:value-type="string">
            <text:p>X IPS 2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2-ISJJ</text:p>
          </table:table-cell>
          <table:table-cell office:value-type="string">
            <text:p>YESIKA ANJELI PERMATASARI</text:p>
          </table:table-cell>
          <table:table-cell office:value-type="string">
            <text:p>X IPS 2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3-LUES</text:p>
          </table:table-cell>
          <table:table-cell office:value-type="string">
            <text:p>ADELIA GADIS SITTA LOREN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4-XKSE</text:p>
          </table:table-cell>
          <table:table-cell office:value-type="string">
            <text:p>ADHITIA PUTRA NARARES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5-RMWJ</text:p>
          </table:table-cell>
          <table:table-cell office:value-type="string">
            <text:p>ADINDA DWI YULIANT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6-MAVD</text:p>
          </table:table-cell>
          <table:table-cell office:value-type="string">
            <text:p>AKLIS SYAFA PRATIW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7-JDWG</text:p>
          </table:table-cell>
          <table:table-cell office:value-type="string">
            <text:p>AMALYNA NUER PRITRISY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8-LVWU</text:p>
          </table:table-cell>
          <table:table-cell office:value-type="string">
            <text:p>ANASTASYA PUTRI ANGELI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39-TMCZ</text:p>
          </table:table-cell>
          <table:table-cell office:value-type="string">
            <text:p>BAGAS AGUNG ARYAJAS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0-RWTS</text:p>
          </table:table-cell>
          <table:table-cell office:value-type="string">
            <text:p>CLEO AJENG CANTIK JULIANE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1-SGNR</text:p>
          </table:table-cell>
          <table:table-cell office:value-type="string">
            <text:p>DIMAS AZRIL AFRIZKY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2-QLFX</text:p>
          </table:table-cell>
          <table:table-cell office:value-type="string">
            <text:p>EMILIA ZAHR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3-SZTZ</text:p>
          </table:table-cell>
          <table:table-cell office:value-type="string">
            <text:p>ESTA RAMADHAN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4-UUCJ</text:p>
          </table:table-cell>
          <table:table-cell office:value-type="string">
            <text:p>FAHMI AINUSSYIF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5-ADPO</text:p>
          </table:table-cell>
          <table:table-cell office:value-type="string">
            <text:p>FIGO DWI SAPUTR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6-FAUJ</text:p>
          </table:table-cell>
          <table:table-cell office:value-type="string">
            <text:p>GAVIN AZARY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7-UVHN</text:p>
          </table:table-cell>
          <table:table-cell office:value-type="string">
            <text:p>HASAN RIDHO ABDILLAH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8-NYDE</text:p>
          </table:table-cell>
          <table:table-cell office:value-type="string">
            <text:p>INDI AGUSTIAR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49-YZGP</text:p>
          </table:table-cell>
          <table:table-cell office:value-type="string">
            <text:p>INDIKA ARUM SAR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0-FTDS</text:p>
          </table:table-cell>
          <table:table-cell office:value-type="string">
            <text:p>INKA DWI OCTAVI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1-CLII</text:p>
          </table:table-cell>
          <table:table-cell office:value-type="string">
            <text:p>KELVIN ROHMANUL MUSTAIN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2-FBSA</text:p>
          </table:table-cell>
          <table:table-cell office:value-type="string">
            <text:p>LINDA AGUSTIN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3-WMLV</text:p>
          </table:table-cell>
          <table:table-cell office:value-type="string">
            <text:p>LISA RAFILIA GANIS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4-HRPD</text:p>
          </table:table-cell>
          <table:table-cell office:value-type="string">
            <text:p>MELLA DWI ARIN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5-DFYO</text:p>
          </table:table-cell>
          <table:table-cell office:value-type="string">
            <text:p>MOCH ALEX DWI ARDIANTO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6-WDLB</text:p>
          </table:table-cell>
          <table:table-cell office:value-type="string">
            <text:p>MOCHAMMAD ARYA MAULANA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7-KEZX</text:p>
          </table:table-cell>
          <table:table-cell office:value-type="string">
            <text:p>MOCHAMMAD SYAIKHUL ACHMADI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8-NMUV</text:p>
          </table:table-cell>
          <table:table-cell office:value-type="string">
            <text:p>MOHAMMAD SAIFULLOH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59-QFNO</text:p>
          </table:table-cell>
          <table:table-cell office:value-type="string">
            <text:p>MUHAMMAD ROSUL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0-ZPRE</text:p>
          </table:table-cell>
          <table:table-cell office:value-type="string">
            <text:p>PUTRI AMANDA AGUSTIN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1-XLNS</text:p>
          </table:table-cell>
          <table:table-cell office:value-type="string">
            <text:p>PUTRI AYU NINGTYAS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2-XAKZ</text:p>
          </table:table-cell>
          <table:table-cell office:value-type="string">
            <text:p>RACHEL ATTHIYAH NAJAH KAMILAH</text:p>
          </table:table-cell>
          <table:table-cell office:value-type="string">
            <text:p>X IPS 3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3-VAKH</text:p>
          </table:table-cell>
          <table:table-cell office:value-type="string">
            <text:p>RAFLI SUDARSONO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4-GCPP</text:p>
          </table:table-cell>
          <table:table-cell office:value-type="string">
            <text:p>SABRINA AULIYA RAHM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5-FECH</text:p>
          </table:table-cell>
          <table:table-cell office:value-type="string">
            <text:p>STEFANNY PATRICIA FERNANDA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6-PTJZ</text:p>
          </table:table-cell>
          <table:table-cell office:value-type="string">
            <text:p>TRI WINDA JAYA FATMAWAT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7-SWKY</text:p>
          </table:table-cell>
          <table:table-cell office:value-type="string">
            <text:p>YOFANA MAHARAN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8-INAT</text:p>
          </table:table-cell>
          <table:table-cell office:value-type="string">
            <text:p>YUNITA DWI LESTARI</text:p>
          </table:table-cell>
          <table:table-cell office:value-type="string">
            <text:p>X IPS 3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69-UMOR</text:p>
          </table:table-cell>
          <table:table-cell office:value-type="string">
            <text:p>ACHMAD GHOZALI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0-AMEN</text:p>
          </table:table-cell>
          <table:table-cell office:value-type="string">
            <text:p>AJRUN NISA ROHMANI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1-KBQU</text:p>
          </table:table-cell>
          <table:table-cell office:value-type="string">
            <text:p>ALYA DWI SURYA NINGRUM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2-EYBO</text:p>
          </table:table-cell>
          <table:table-cell office:value-type="string">
            <text:p>ARINDA DWI RAVENDY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3-NSCG</text:p>
          </table:table-cell>
          <table:table-cell office:value-type="string">
            <text:p>AZWA ZHAHIRU ILHAMSYAH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4-PFXK</text:p>
          </table:table-cell>
          <table:table-cell office:value-type="string">
            <text:p>DIANA NUR ANJANI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5-PXAQ</text:p>
          </table:table-cell>
          <table:table-cell office:value-type="string">
            <text:p>ELIANA RINI BUDI INDART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6-NILJ</text:p>
          </table:table-cell>
          <table:table-cell office:value-type="string">
            <text:p>FITA FARA ALADIB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7-GVVK</text:p>
          </table:table-cell>
          <table:table-cell office:value-type="string">
            <text:p>HINDAN DWI RUSDIAN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8-CAPQ</text:p>
          </table:table-cell>
          <table:table-cell office:value-type="string">
            <text:p>INDAH NUR FADIL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79-QWGU</text:p>
          </table:table-cell>
          <table:table-cell office:value-type="string">
            <text:p>KHOLIFATUS SA'DIY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0-OUOC</text:p>
          </table:table-cell>
          <table:table-cell office:value-type="string">
            <text:p>M. JAMIL AL AMI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1-TLKN</text:p>
          </table:table-cell>
          <table:table-cell office:value-type="string">
            <text:p>M. SULKAN DERI KURNIAWA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2-DRPW</text:p>
          </table:table-cell>
          <table:table-cell office:value-type="string">
            <text:p>MOCHAMMAD WAHYU NUR MAULUDI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3-XNXL</text:p>
          </table:table-cell>
          <table:table-cell office:value-type="string">
            <text:p>MOCHAMMAD ZULFAN MAULANA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4-TEBL</text:p>
          </table:table-cell>
          <table:table-cell office:value-type="string">
            <text:p>MUHAMMAD ABDUL JABBAR FEBRIYAN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5-KEFI</text:p>
          </table:table-cell>
          <table:table-cell office:value-type="string">
            <text:p>MUHAMMAD AINUN ZIKRI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6-RSPK</text:p>
          </table:table-cell>
          <table:table-cell office:value-type="string">
            <text:p>RIFDAH AZALI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7-AILV</text:p>
          </table:table-cell>
          <table:table-cell office:value-type="string">
            <text:p>RIFKY EKO PRASETYA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8-NHZU</text:p>
          </table:table-cell>
          <table:table-cell office:value-type="string">
            <text:p>RISKHA SINTA SYAH DEV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89-IGOS</text:p>
          </table:table-cell>
          <table:table-cell office:value-type="string">
            <text:p>SASA APRILI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0-YXVV</text:p>
          </table:table-cell>
          <table:table-cell office:value-type="string">
            <text:p>SASIKIRANA ANABELLA DWIYANT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1-LREY</text:p>
          </table:table-cell>
          <table:table-cell office:value-type="string">
            <text:p>SHINTYA IFTITAH DZIKRULL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2-OSXF</text:p>
          </table:table-cell>
          <table:table-cell office:value-type="string">
            <text:p>SOFI AFIFA NABIL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3-WDAP</text:p>
          </table:table-cell>
          <table:table-cell office:value-type="string">
            <text:p>SRI WAHYU DWI ACHMAD ANGGER P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4-PDIB</text:p>
          </table:table-cell>
          <table:table-cell office:value-type="string">
            <text:p>TABIINA ALFI ROHMAH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5-BJJF</text:p>
          </table:table-cell>
          <table:table-cell office:value-type="string">
            <text:p>TRI NIDIA KUSUMAWARDAN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6-JREI</text:p>
          </table:table-cell>
          <table:table-cell office:value-type="string">
            <text:p>ULYA IMROATU TAFDHILA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7-JBTC</text:p>
          </table:table-cell>
          <table:table-cell office:value-type="string">
            <text:p>WAFIQ RAWIRA YUDHA</text:p>
          </table:table-cell>
          <table:table-cell office:value-type="string">
            <text:p>X IBB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4798-JCMM</text:p>
          </table:table-cell>
          <table:table-cell office:value-type="string">
            <text:p>YUNITA EKA NUR PRASTIWI</text:p>
          </table:table-cell>
          <table:table-cell office:value-type="string">
            <text:p>X IBB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1-WXYJ</text:p>
          </table:table-cell>
          <table:table-cell office:value-type="string">
            <text:p>Drs. DIGDO SANTOSO, M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2-WCKB</text:p>
          </table:table-cell>
          <table:table-cell office:value-type="string">
            <text:p>DRS.H. ARIFUL KHUSEN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3-GVLY</text:p>
          </table:table-cell>
          <table:table-cell office:value-type="string">
            <text:p>HARIJONO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4-ZJTR</text:p>
          </table:table-cell>
          <table:table-cell office:value-type="string">
            <text:p>H. DRS. A. SAIFUL KAHFIEMA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5-DTGJ</text:p>
          </table:table-cell>
          <table:table-cell office:value-type="string">
            <text:p>Hj. ISMIYANI, NS.S.Pd, M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6-RSFA</text:p>
          </table:table-cell>
          <table:table-cell office:value-type="string">
            <text:p>Drs. M. ZAINI HARIONO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7-GEOZ</text:p>
          </table:table-cell>
          <table:table-cell office:value-type="string">
            <text:p>Drs. AGUS ANDY, M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8-TRLO</text:p>
          </table:table-cell>
          <table:table-cell office:value-type="string">
            <text:p>Dra. MM. SRI WINANT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09-ASHC</text:p>
          </table:table-cell>
          <table:table-cell office:value-type="string">
            <text:p>HARI TJAHJANI, SP.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0-PNOB</text:p>
          </table:table-cell>
          <table:table-cell office:value-type="string">
            <text:p>ARIS MULYONO, S.Pd.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1-OVGG</text:p>
          </table:table-cell>
          <table:table-cell office:value-type="string">
            <text:p>TM. SUKARNO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2-NENV</text:p>
          </table:table-cell>
          <table:table-cell office:value-type="string">
            <text:p>SISPRIHATININGSI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3-LZEW</text:p>
          </table:table-cell>
          <table:table-cell office:value-type="string">
            <text:p>Drs. IRWAN SETYADI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4-WFZQ</text:p>
          </table:table-cell>
          <table:table-cell office:value-type="string">
            <text:p>BUDIWATI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5-WWLD</text:p>
          </table:table-cell>
          <table:table-cell office:value-type="string">
            <text:p>WATUYA, M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6-KSJC</text:p>
          </table:table-cell>
          <table:table-cell office:value-type="string">
            <text:p>YOYOK AGUS S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7-XING</text:p>
          </table:table-cell>
          <table:table-cell office:value-type="string">
            <text:p>H.M. SYAMSUL ARIF, S.Pd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8-VKCM</text:p>
          </table:table-cell>
          <table:table-cell office:value-type="string">
            <text:p>WIWIN SUGIART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19-ZZZK</text:p>
          </table:table-cell>
          <table:table-cell office:value-type="string">
            <text:p>Drs. SAMUD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0-WADK</text:p>
          </table:table-cell>
          <table:table-cell office:value-type="string">
            <text:p>SULIKAH ENDANG P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1-IQGQ</text:p>
          </table:table-cell>
          <table:table-cell office:value-type="string">
            <text:p>LAMANI, S.Pd., M.S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2-LBUA</text:p>
          </table:table-cell>
          <table:table-cell office:value-type="string">
            <text:p>EKO HARIANTO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3-XXSP</text:p>
          </table:table-cell>
          <table:table-cell office:value-type="string">
            <text:p>SRI SUPARTIN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4-VRQG</text:p>
          </table:table-cell>
          <table:table-cell office:value-type="string">
            <text:p>Dra. SITI FADILATIN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5-JMOY</text:p>
          </table:table-cell>
          <table:table-cell office:value-type="string">
            <text:p>CHOLIS MAWANTI, S.Pd., M.S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6-TKVN</text:p>
          </table:table-cell>
          <table:table-cell office:value-type="string">
            <text:p>MASYKUROTUN NIKMA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7-RGFF</text:p>
          </table:table-cell>
          <table:table-cell office:value-type="string">
            <text:p>SOTIPA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8-PMWL</text:p>
          </table:table-cell>
          <table:table-cell office:value-type="string">
            <text:p>Dra. PUDJIAT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29-UIKW</text:p>
          </table:table-cell>
          <table:table-cell office:value-type="string">
            <text:p>Hj. RATNA MUFIDAH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0-EDTO</text:p>
          </table:table-cell>
          <table:table-cell office:value-type="string">
            <text:p>Dra. L. ISNAINIYSH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1-TFHI</text:p>
          </table:table-cell>
          <table:table-cell office:value-type="string">
            <text:p>WAHYU FUJIHARIAN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2-DINB</text:p>
          </table:table-cell>
          <table:table-cell office:value-type="string">
            <text:p>FARIH MANSUR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3-IUKX</text:p>
          </table:table-cell>
          <table:table-cell office:value-type="string">
            <text:p>FADILATIN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4-SVKE</text:p>
          </table:table-cell>
          <table:table-cell office:value-type="string">
            <text:p>AKHLAKUL KARIM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5-EXUX</text:p>
          </table:table-cell>
          <table:table-cell office:value-type="string">
            <text:p>MOERTONO.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6-ZANN</text:p>
          </table:table-cell>
          <table:table-cell office:value-type="string">
            <text:p>IKHWAN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7-YRDB</text:p>
          </table:table-cell>
          <table:table-cell office:value-type="string">
            <text:p>M. NASRUDDIN, S.Pd.I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8-MZNM</text:p>
          </table:table-cell>
          <table:table-cell office:value-type="string">
            <text:p>AGUS YUDIATMOKO, S.Pd.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39-LMAB</text:p>
          </table:table-cell>
          <table:table-cell office:value-type="string">
            <text:p>JOKO MULYO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0-PAYS</text:p>
          </table:table-cell>
          <table:table-cell office:value-type="string">
            <text:p>ARIANI DIAN WULANDAR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1-EFNZ</text:p>
          </table:table-cell>
          <table:table-cell office:value-type="string">
            <text:p>NITA PURWANINGSI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2-MQTJ</text:p>
          </table:table-cell>
          <table:table-cell office:value-type="string">
            <text:p>NONY TRI WIDYARATNA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3-PNTD</text:p>
          </table:table-cell>
          <table:table-cell office:value-type="string">
            <text:p>IIN KHOIRUN NISA', S.Pd.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4-GUOV</text:p>
          </table:table-cell>
          <table:table-cell office:value-type="string">
            <text:p>IRA MARIYON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5-QLGS</text:p>
          </table:table-cell>
          <table:table-cell office:value-type="string">
            <text:p>HANNI PRATIWI ARKHAM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6-HELN</text:p>
          </table:table-cell>
          <table:table-cell office:value-type="string">
            <text:p>KIKI CAHYAN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7-DGQD</text:p>
          </table:table-cell>
          <table:table-cell office:value-type="string">
            <text:p>HANIK MASLUCHAH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8-YQHY</text:p>
          </table:table-cell>
          <table:table-cell office:value-type="string">
            <text:p>DURROTUL FITRIYAH, S.PdI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49-ISCI</text:p>
          </table:table-cell>
          <table:table-cell office:value-type="string">
            <text:p>MUH. ZUHRIFAL FUAD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0-WINE</text:p>
          </table:table-cell>
          <table:table-cell office:value-type="string">
            <text:p>YOLANDA VRIASTAR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1-LEGY</text:p>
          </table:table-cell>
          <table:table-cell office:value-type="string">
            <text:p>MALINDA HANDAYANI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2-IZIK</text:p>
          </table:table-cell>
          <table:table-cell office:value-type="string">
            <text:p>SITI MARDIYAH, S.Pd</text:p>
          </table:table-cell>
          <table:table-cell table:style-name="ce1" office:value-type="string">
            <text:p>GRSTAFF </text:p>
          </table:table-cell>
          <table:table-cell office:value-type="string">
            <text:p>L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>
          <table:table-cell office:value-type="string">
            <text:p>GR53-MZYD</text:p>
          </table:table-cell>
          <table:table-cell office:value-type="string">
            <text:p>MUH. HAFID AFANDI, S.Pd</text:p>
          </table:table-cell>
          <table:table-cell table:style-name="ce1" office:value-type="string">
            <text:p>GRSTAFF </text:p>
          </table:table-cell>
          <table:table-cell office:value-type="string">
            <text:p>P</text:p>
          </table:table-cell>
          <table:table-cell office:value-type="string">
            <text:p>Y</text:p>
          </table:table-cell>
          <table:table-cell table:number-columns-repeated="1019"/>
        </table:table-row>
        <table:table-row table:style-name="ro1" table:number-rows-repeated="104738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t_user" table:base-cell-address="$Sheet1.$A$1" table:cell-range-address="$Sheet1.$A$1:.$E$1138"/>
        </table:named-expressions>
      </table:table>
      <table:table table:name="Sheet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ce2"/>
        <table:table-column table:style-name="co7" table:default-cell-style-name="Excel_20_Built-in_20_Normal"/>
        <table:table-column table:style-name="co8" table:number-columns-repeated="1021" table:default-cell-style-name="Excel_20_Built-in_20_Normal"/>
        <table:table-row table:style-name="ro1">
          <table:table-cell table:formula="of:=[.B1]&amp;&quot;-&quot;&amp;[.C1]" office:value-type="string" office:string-value="4010-AFCT">
            <text:p>4010-AFCT</text:p>
          </table:table-cell>
          <table:table-cell office:value-type="float" office:value="4010">
            <text:p>4010</text:p>
          </table:table-cell>
          <table:table-cell table:style-name="ce1" table:formula="of:=CHAR(RANDBETWEEN(65;90) )&amp;CHAR(RANDBETWEEN(65;90) )&amp;CHAR(RANDBETWEEN(65;90) )&amp;CHAR(RANDBETWEEN(65;90) )" office:value-type="string" office:string-value="AFCT">
            <text:p>AFCT</text:p>
          </table:table-cell>
          <table:table-cell table:number-columns-repeated="1021"/>
        </table:table-row>
        <table:table-row table:style-name="ro1">
          <table:table-cell table:formula="of:=[.B2]&amp;&quot;-&quot;&amp;[.C2]" office:value-type="string" office:string-value="4011-EYFX">
            <text:p>4011-EYFX</text:p>
          </table:table-cell>
          <table:table-cell office:value-type="float" office:value="4011">
            <text:p>4011</text:p>
          </table:table-cell>
          <table:table-cell table:style-name="ce1" table:formula="of:=CHAR(RANDBETWEEN(65;90) )&amp;CHAR(RANDBETWEEN(65;90) )&amp;CHAR(RANDBETWEEN(65;90) )&amp;CHAR(RANDBETWEEN(65;90) )" office:value-type="string" office:string-value="EYFX">
            <text:p>EYFX</text:p>
          </table:table-cell>
          <table:table-cell table:number-columns-repeated="1021"/>
        </table:table-row>
        <table:table-row table:style-name="ro1">
          <table:table-cell table:formula="of:=[.B3]&amp;&quot;-&quot;&amp;[.C3]" office:value-type="string" office:string-value="4012-PBXP">
            <text:p>4012-PBXP</text:p>
          </table:table-cell>
          <table:table-cell office:value-type="float" office:value="4012">
            <text:p>4012</text:p>
          </table:table-cell>
          <table:table-cell table:style-name="ce1" table:formula="of:=CHAR(RANDBETWEEN(65;90) )&amp;CHAR(RANDBETWEEN(65;90) )&amp;CHAR(RANDBETWEEN(65;90) )&amp;CHAR(RANDBETWEEN(65;90) )" office:value-type="string" office:string-value="PBXP">
            <text:p>PBXP</text:p>
          </table:table-cell>
          <table:table-cell table:number-columns-repeated="1021"/>
        </table:table-row>
        <table:table-row table:style-name="ro1">
          <table:table-cell table:formula="of:=[.B4]&amp;&quot;-&quot;&amp;[.C4]" office:value-type="string" office:string-value="4013-TZMF">
            <text:p>4013-TZMF</text:p>
          </table:table-cell>
          <table:table-cell office:value-type="float" office:value="4013">
            <text:p>4013</text:p>
          </table:table-cell>
          <table:table-cell table:style-name="ce1" table:formula="of:=CHAR(RANDBETWEEN(65;90) )&amp;CHAR(RANDBETWEEN(65;90) )&amp;CHAR(RANDBETWEEN(65;90) )&amp;CHAR(RANDBETWEEN(65;90) )" office:value-type="string" office:string-value="TZMF">
            <text:p>TZMF</text:p>
          </table:table-cell>
          <table:table-cell table:number-columns-repeated="1021"/>
        </table:table-row>
        <table:table-row table:style-name="ro1">
          <table:table-cell table:formula="of:=[.B5]&amp;&quot;-&quot;&amp;[.C5]" office:value-type="string" office:string-value="4014-AREH">
            <text:p>4014-AREH</text:p>
          </table:table-cell>
          <table:table-cell office:value-type="float" office:value="4014">
            <text:p>4014</text:p>
          </table:table-cell>
          <table:table-cell table:style-name="ce1" table:formula="of:=CHAR(RANDBETWEEN(65;90) )&amp;CHAR(RANDBETWEEN(65;90) )&amp;CHAR(RANDBETWEEN(65;90) )&amp;CHAR(RANDBETWEEN(65;90) )" office:value-type="string" office:string-value="AREH">
            <text:p>AREH</text:p>
          </table:table-cell>
          <table:table-cell table:number-columns-repeated="1021"/>
        </table:table-row>
        <table:table-row table:style-name="ro1">
          <table:table-cell table:formula="of:=[.B6]&amp;&quot;-&quot;&amp;[.C6]" office:value-type="string" office:string-value="4015-UDXO">
            <text:p>4015-UDXO</text:p>
          </table:table-cell>
          <table:table-cell office:value-type="float" office:value="4015">
            <text:p>4015</text:p>
          </table:table-cell>
          <table:table-cell table:style-name="ce1" table:formula="of:=CHAR(RANDBETWEEN(65;90) )&amp;CHAR(RANDBETWEEN(65;90) )&amp;CHAR(RANDBETWEEN(65;90) )&amp;CHAR(RANDBETWEEN(65;90) )" office:value-type="string" office:string-value="UDXO">
            <text:p>UDXO</text:p>
          </table:table-cell>
          <table:table-cell table:number-columns-repeated="1021"/>
        </table:table-row>
        <table:table-row table:style-name="ro1">
          <table:table-cell table:formula="of:=[.B7]&amp;&quot;-&quot;&amp;[.C7]" office:value-type="string" office:string-value="4016-MMBW">
            <text:p>4016-MMBW</text:p>
          </table:table-cell>
          <table:table-cell office:value-type="float" office:value="4016">
            <text:p>4016</text:p>
          </table:table-cell>
          <table:table-cell table:style-name="ce1" table:formula="of:=CHAR(RANDBETWEEN(65;90) )&amp;CHAR(RANDBETWEEN(65;90) )&amp;CHAR(RANDBETWEEN(65;90) )&amp;CHAR(RANDBETWEEN(65;90) )" office:value-type="string" office:string-value="MMBW">
            <text:p>MMBW</text:p>
          </table:table-cell>
          <table:table-cell table:number-columns-repeated="1021"/>
        </table:table-row>
        <table:table-row table:style-name="ro1">
          <table:table-cell table:formula="of:=[.B8]&amp;&quot;-&quot;&amp;[.C8]" office:value-type="string" office:string-value="4017-TCCU">
            <text:p>4017-TCCU</text:p>
          </table:table-cell>
          <table:table-cell office:value-type="float" office:value="4017">
            <text:p>4017</text:p>
          </table:table-cell>
          <table:table-cell table:style-name="ce1" table:formula="of:=CHAR(RANDBETWEEN(65;90) )&amp;CHAR(RANDBETWEEN(65;90) )&amp;CHAR(RANDBETWEEN(65;90) )&amp;CHAR(RANDBETWEEN(65;90) )" office:value-type="string" office:string-value="TCCU">
            <text:p>TCCU</text:p>
          </table:table-cell>
          <table:table-cell table:number-columns-repeated="1021"/>
        </table:table-row>
        <table:table-row table:style-name="ro1">
          <table:table-cell table:formula="of:=[.B9]&amp;&quot;-&quot;&amp;[.C9]" office:value-type="string" office:string-value="4018-LHJD">
            <text:p>4018-LHJD</text:p>
          </table:table-cell>
          <table:table-cell office:value-type="float" office:value="4018">
            <text:p>4018</text:p>
          </table:table-cell>
          <table:table-cell table:style-name="ce1" table:formula="of:=CHAR(RANDBETWEEN(65;90) )&amp;CHAR(RANDBETWEEN(65;90) )&amp;CHAR(RANDBETWEEN(65;90) )&amp;CHAR(RANDBETWEEN(65;90) )" office:value-type="string" office:string-value="LHJD">
            <text:p>LHJD</text:p>
          </table:table-cell>
          <table:table-cell table:number-columns-repeated="1021"/>
        </table:table-row>
        <table:table-row table:style-name="ro1">
          <table:table-cell table:formula="of:=[.B10]&amp;&quot;-&quot;&amp;[.C10]" office:value-type="string" office:string-value="4019-PKDG">
            <text:p>4019-PKDG</text:p>
          </table:table-cell>
          <table:table-cell office:value-type="float" office:value="4019">
            <text:p>4019</text:p>
          </table:table-cell>
          <table:table-cell table:style-name="ce1" table:formula="of:=CHAR(RANDBETWEEN(65;90) )&amp;CHAR(RANDBETWEEN(65;90) )&amp;CHAR(RANDBETWEEN(65;90) )&amp;CHAR(RANDBETWEEN(65;90) )" office:value-type="string" office:string-value="PKDG">
            <text:p>PKDG</text:p>
          </table:table-cell>
          <table:table-cell table:number-columns-repeated="1021"/>
        </table:table-row>
        <table:table-row table:style-name="ro1">
          <table:table-cell table:formula="of:=[.B11]&amp;&quot;-&quot;&amp;[.C11]" office:value-type="string" office:string-value="4020-PQDJ">
            <text:p>4020-PQDJ</text:p>
          </table:table-cell>
          <table:table-cell office:value-type="float" office:value="4020">
            <text:p>4020</text:p>
          </table:table-cell>
          <table:table-cell table:style-name="ce1" table:formula="of:=CHAR(RANDBETWEEN(65;90) )&amp;CHAR(RANDBETWEEN(65;90) )&amp;CHAR(RANDBETWEEN(65;90) )&amp;CHAR(RANDBETWEEN(65;90) )" office:value-type="string" office:string-value="PQDJ">
            <text:p>PQDJ</text:p>
          </table:table-cell>
          <table:table-cell table:number-columns-repeated="1021"/>
        </table:table-row>
        <table:table-row table:style-name="ro1">
          <table:table-cell table:formula="of:=[.B12]&amp;&quot;-&quot;&amp;[.C12]" office:value-type="string" office:string-value="4021-MBWA">
            <text:p>4021-MBWA</text:p>
          </table:table-cell>
          <table:table-cell office:value-type="float" office:value="4021">
            <text:p>4021</text:p>
          </table:table-cell>
          <table:table-cell table:style-name="ce1" table:formula="of:=CHAR(RANDBETWEEN(65;90) )&amp;CHAR(RANDBETWEEN(65;90) )&amp;CHAR(RANDBETWEEN(65;90) )&amp;CHAR(RANDBETWEEN(65;90) )" office:value-type="string" office:string-value="MBWA">
            <text:p>MBWA</text:p>
          </table:table-cell>
          <table:table-cell table:number-columns-repeated="1021"/>
        </table:table-row>
        <table:table-row table:style-name="ro1">
          <table:table-cell table:formula="of:=[.B13]&amp;&quot;-&quot;&amp;[.C13]" office:value-type="string" office:string-value="4022-CSNM">
            <text:p>4022-CSNM</text:p>
          </table:table-cell>
          <table:table-cell office:value-type="float" office:value="4022">
            <text:p>4022</text:p>
          </table:table-cell>
          <table:table-cell table:style-name="ce1" table:formula="of:=CHAR(RANDBETWEEN(65;90) )&amp;CHAR(RANDBETWEEN(65;90) )&amp;CHAR(RANDBETWEEN(65;90) )&amp;CHAR(RANDBETWEEN(65;90) )" office:value-type="string" office:string-value="CSNM">
            <text:p>CSNM</text:p>
          </table:table-cell>
          <table:table-cell table:number-columns-repeated="1021"/>
        </table:table-row>
        <table:table-row table:style-name="ro1">
          <table:table-cell table:formula="of:=[.B14]&amp;&quot;-&quot;&amp;[.C14]" office:value-type="string" office:string-value="4023-BDTW">
            <text:p>4023-BDTW</text:p>
          </table:table-cell>
          <table:table-cell office:value-type="float" office:value="4023">
            <text:p>4023</text:p>
          </table:table-cell>
          <table:table-cell table:style-name="ce1" table:formula="of:=CHAR(RANDBETWEEN(65;90) )&amp;CHAR(RANDBETWEEN(65;90) )&amp;CHAR(RANDBETWEEN(65;90) )&amp;CHAR(RANDBETWEEN(65;90) )" office:value-type="string" office:string-value="BDTW">
            <text:p>BDTW</text:p>
          </table:table-cell>
          <table:table-cell table:number-columns-repeated="1021"/>
        </table:table-row>
        <table:table-row table:style-name="ro1">
          <table:table-cell table:formula="of:=[.B15]&amp;&quot;-&quot;&amp;[.C15]" office:value-type="string" office:string-value="4024-ZIFB">
            <text:p>4024-ZIFB</text:p>
          </table:table-cell>
          <table:table-cell office:value-type="float" office:value="4024">
            <text:p>4024</text:p>
          </table:table-cell>
          <table:table-cell table:style-name="ce1" table:formula="of:=CHAR(RANDBETWEEN(65;90) )&amp;CHAR(RANDBETWEEN(65;90) )&amp;CHAR(RANDBETWEEN(65;90) )&amp;CHAR(RANDBETWEEN(65;90) )" office:value-type="string" office:string-value="ZIFB">
            <text:p>ZIFB</text:p>
          </table:table-cell>
          <table:table-cell table:number-columns-repeated="1021"/>
        </table:table-row>
        <table:table-row table:style-name="ro1">
          <table:table-cell table:formula="of:=[.B16]&amp;&quot;-&quot;&amp;[.C16]" office:value-type="string" office:string-value="4025-VLIT">
            <text:p>4025-VLIT</text:p>
          </table:table-cell>
          <table:table-cell office:value-type="float" office:value="4025">
            <text:p>4025</text:p>
          </table:table-cell>
          <table:table-cell table:style-name="ce1" table:formula="of:=CHAR(RANDBETWEEN(65;90) )&amp;CHAR(RANDBETWEEN(65;90) )&amp;CHAR(RANDBETWEEN(65;90) )&amp;CHAR(RANDBETWEEN(65;90) )" office:value-type="string" office:string-value="VLIT">
            <text:p>VLIT</text:p>
          </table:table-cell>
          <table:table-cell table:number-columns-repeated="1021"/>
        </table:table-row>
        <table:table-row table:style-name="ro1">
          <table:table-cell table:formula="of:=[.B17]&amp;&quot;-&quot;&amp;[.C17]" office:value-type="string" office:string-value="4026-EZBP">
            <text:p>4026-EZBP</text:p>
          </table:table-cell>
          <table:table-cell office:value-type="float" office:value="4026">
            <text:p>4026</text:p>
          </table:table-cell>
          <table:table-cell table:style-name="ce1" table:formula="of:=CHAR(RANDBETWEEN(65;90) )&amp;CHAR(RANDBETWEEN(65;90) )&amp;CHAR(RANDBETWEEN(65;90) )&amp;CHAR(RANDBETWEEN(65;90) )" office:value-type="string" office:string-value="EZBP">
            <text:p>EZBP</text:p>
          </table:table-cell>
          <table:table-cell table:number-columns-repeated="1021"/>
        </table:table-row>
        <table:table-row table:style-name="ro1">
          <table:table-cell table:formula="of:=[.B18]&amp;&quot;-&quot;&amp;[.C18]" office:value-type="string" office:string-value="4027-CPBJ">
            <text:p>4027-CPBJ</text:p>
          </table:table-cell>
          <table:table-cell office:value-type="float" office:value="4027">
            <text:p>4027</text:p>
          </table:table-cell>
          <table:table-cell table:style-name="ce1" table:formula="of:=CHAR(RANDBETWEEN(65;90) )&amp;CHAR(RANDBETWEEN(65;90) )&amp;CHAR(RANDBETWEEN(65;90) )&amp;CHAR(RANDBETWEEN(65;90) )" office:value-type="string" office:string-value="CPBJ">
            <text:p>CPBJ</text:p>
          </table:table-cell>
          <table:table-cell table:number-columns-repeated="1021"/>
        </table:table-row>
        <table:table-row table:style-name="ro1">
          <table:table-cell table:formula="of:=[.B19]&amp;&quot;-&quot;&amp;[.C19]" office:value-type="string" office:string-value="4028-HLML">
            <text:p>4028-HLML</text:p>
          </table:table-cell>
          <table:table-cell office:value-type="float" office:value="4028">
            <text:p>4028</text:p>
          </table:table-cell>
          <table:table-cell table:style-name="ce1" table:formula="of:=CHAR(RANDBETWEEN(65;90) )&amp;CHAR(RANDBETWEEN(65;90) )&amp;CHAR(RANDBETWEEN(65;90) )&amp;CHAR(RANDBETWEEN(65;90) )" office:value-type="string" office:string-value="HLML">
            <text:p>HLML</text:p>
          </table:table-cell>
          <table:table-cell table:number-columns-repeated="1021"/>
        </table:table-row>
        <table:table-row table:style-name="ro1">
          <table:table-cell table:formula="of:=[.B20]&amp;&quot;-&quot;&amp;[.C20]" office:value-type="string" office:string-value="4029-HPZV">
            <text:p>4029-HPZV</text:p>
          </table:table-cell>
          <table:table-cell office:value-type="float" office:value="4029">
            <text:p>4029</text:p>
          </table:table-cell>
          <table:table-cell table:style-name="ce1" table:formula="of:=CHAR(RANDBETWEEN(65;90) )&amp;CHAR(RANDBETWEEN(65;90) )&amp;CHAR(RANDBETWEEN(65;90) )&amp;CHAR(RANDBETWEEN(65;90) )" office:value-type="string" office:string-value="HPZV">
            <text:p>HPZV</text:p>
          </table:table-cell>
          <table:table-cell table:number-columns-repeated="1021"/>
        </table:table-row>
        <table:table-row table:style-name="ro1">
          <table:table-cell table:formula="of:=[.B21]&amp;&quot;-&quot;&amp;[.C21]" office:value-type="string" office:string-value="4030-AXYQ">
            <text:p>4030-AXYQ</text:p>
          </table:table-cell>
          <table:table-cell office:value-type="float" office:value="4030">
            <text:p>4030</text:p>
          </table:table-cell>
          <table:table-cell table:style-name="ce1" table:formula="of:=CHAR(RANDBETWEEN(65;90) )&amp;CHAR(RANDBETWEEN(65;90) )&amp;CHAR(RANDBETWEEN(65;90) )&amp;CHAR(RANDBETWEEN(65;90) )" office:value-type="string" office:string-value="AXYQ">
            <text:p>AXYQ</text:p>
          </table:table-cell>
          <table:table-cell table:number-columns-repeated="1021"/>
        </table:table-row>
        <table:table-row table:style-name="ro1">
          <table:table-cell table:formula="of:=[.B22]&amp;&quot;-&quot;&amp;[.C22]" office:value-type="string" office:string-value="4031-FZHQ">
            <text:p>4031-FZHQ</text:p>
          </table:table-cell>
          <table:table-cell office:value-type="float" office:value="4031">
            <text:p>4031</text:p>
          </table:table-cell>
          <table:table-cell table:style-name="ce1" table:formula="of:=CHAR(RANDBETWEEN(65;90) )&amp;CHAR(RANDBETWEEN(65;90) )&amp;CHAR(RANDBETWEEN(65;90) )&amp;CHAR(RANDBETWEEN(65;90) )" office:value-type="string" office:string-value="FZHQ">
            <text:p>FZHQ</text:p>
          </table:table-cell>
          <table:table-cell table:number-columns-repeated="1021"/>
        </table:table-row>
        <table:table-row table:style-name="ro1">
          <table:table-cell table:formula="of:=[.B23]&amp;&quot;-&quot;&amp;[.C23]" office:value-type="string" office:string-value="4032-IBRX">
            <text:p>4032-IBRX</text:p>
          </table:table-cell>
          <table:table-cell office:value-type="float" office:value="4032">
            <text:p>4032</text:p>
          </table:table-cell>
          <table:table-cell table:style-name="ce1" table:formula="of:=CHAR(RANDBETWEEN(65;90) )&amp;CHAR(RANDBETWEEN(65;90) )&amp;CHAR(RANDBETWEEN(65;90) )&amp;CHAR(RANDBETWEEN(65;90) )" office:value-type="string" office:string-value="IBRX">
            <text:p>IBRX</text:p>
          </table:table-cell>
          <table:table-cell table:number-columns-repeated="1021"/>
        </table:table-row>
        <table:table-row table:style-name="ro1">
          <table:table-cell table:formula="of:=[.B24]&amp;&quot;-&quot;&amp;[.C24]" office:value-type="string" office:string-value="4033-XWXU">
            <text:p>4033-XWXU</text:p>
          </table:table-cell>
          <table:table-cell office:value-type="float" office:value="4033">
            <text:p>4033</text:p>
          </table:table-cell>
          <table:table-cell table:style-name="ce1" table:formula="of:=CHAR(RANDBETWEEN(65;90) )&amp;CHAR(RANDBETWEEN(65;90) )&amp;CHAR(RANDBETWEEN(65;90) )&amp;CHAR(RANDBETWEEN(65;90) )" office:value-type="string" office:string-value="XWXU">
            <text:p>XWXU</text:p>
          </table:table-cell>
          <table:table-cell table:number-columns-repeated="1021"/>
        </table:table-row>
        <table:table-row table:style-name="ro1">
          <table:table-cell table:formula="of:=[.B25]&amp;&quot;-&quot;&amp;[.C25]" office:value-type="string" office:string-value="4034-OLBJ">
            <text:p>4034-OLBJ</text:p>
          </table:table-cell>
          <table:table-cell office:value-type="float" office:value="4034">
            <text:p>4034</text:p>
          </table:table-cell>
          <table:table-cell table:style-name="ce1" table:formula="of:=CHAR(RANDBETWEEN(65;90) )&amp;CHAR(RANDBETWEEN(65;90) )&amp;CHAR(RANDBETWEEN(65;90) )&amp;CHAR(RANDBETWEEN(65;90) )" office:value-type="string" office:string-value="OLBJ">
            <text:p>OLBJ</text:p>
          </table:table-cell>
          <table:table-cell table:number-columns-repeated="1021"/>
        </table:table-row>
        <table:table-row table:style-name="ro1">
          <table:table-cell table:formula="of:=[.B26]&amp;&quot;-&quot;&amp;[.C26]" office:value-type="string" office:string-value="4035-AHYI">
            <text:p>4035-AHYI</text:p>
          </table:table-cell>
          <table:table-cell office:value-type="float" office:value="4035">
            <text:p>4035</text:p>
          </table:table-cell>
          <table:table-cell table:style-name="ce1" table:formula="of:=CHAR(RANDBETWEEN(65;90) )&amp;CHAR(RANDBETWEEN(65;90) )&amp;CHAR(RANDBETWEEN(65;90) )&amp;CHAR(RANDBETWEEN(65;90) )" office:value-type="string" office:string-value="AHYI">
            <text:p>AHYI</text:p>
          </table:table-cell>
          <table:table-cell table:number-columns-repeated="1021"/>
        </table:table-row>
        <table:table-row table:style-name="ro1">
          <table:table-cell table:formula="of:=[.B27]&amp;&quot;-&quot;&amp;[.C27]" office:value-type="string" office:string-value="4036-EUDY">
            <text:p>4036-EUDY</text:p>
          </table:table-cell>
          <table:table-cell office:value-type="float" office:value="4036">
            <text:p>4036</text:p>
          </table:table-cell>
          <table:table-cell table:style-name="ce1" table:formula="of:=CHAR(RANDBETWEEN(65;90) )&amp;CHAR(RANDBETWEEN(65;90) )&amp;CHAR(RANDBETWEEN(65;90) )&amp;CHAR(RANDBETWEEN(65;90) )" office:value-type="string" office:string-value="EUDY">
            <text:p>EUDY</text:p>
          </table:table-cell>
          <table:table-cell table:number-columns-repeated="1021"/>
        </table:table-row>
        <table:table-row table:style-name="ro1">
          <table:table-cell table:formula="of:=[.B28]&amp;&quot;-&quot;&amp;[.C28]" office:value-type="string" office:string-value="4037-JAID">
            <text:p>4037-JAID</text:p>
          </table:table-cell>
          <table:table-cell office:value-type="float" office:value="4037">
            <text:p>4037</text:p>
          </table:table-cell>
          <table:table-cell table:style-name="ce1" table:formula="of:=CHAR(RANDBETWEEN(65;90) )&amp;CHAR(RANDBETWEEN(65;90) )&amp;CHAR(RANDBETWEEN(65;90) )&amp;CHAR(RANDBETWEEN(65;90) )" office:value-type="string" office:string-value="JAID">
            <text:p>JAID</text:p>
          </table:table-cell>
          <table:table-cell table:number-columns-repeated="1021"/>
        </table:table-row>
        <table:table-row table:style-name="ro1">
          <table:table-cell table:formula="of:=[.B29]&amp;&quot;-&quot;&amp;[.C29]" office:value-type="string" office:string-value="4038-EUND">
            <text:p>4038-EUND</text:p>
          </table:table-cell>
          <table:table-cell office:value-type="float" office:value="4038">
            <text:p>4038</text:p>
          </table:table-cell>
          <table:table-cell table:style-name="ce1" table:formula="of:=CHAR(RANDBETWEEN(65;90) )&amp;CHAR(RANDBETWEEN(65;90) )&amp;CHAR(RANDBETWEEN(65;90) )&amp;CHAR(RANDBETWEEN(65;90) )" office:value-type="string" office:string-value="EUND">
            <text:p>EUND</text:p>
          </table:table-cell>
          <table:table-cell table:number-columns-repeated="1021"/>
        </table:table-row>
        <table:table-row table:style-name="ro1">
          <table:table-cell table:formula="of:=[.B30]&amp;&quot;-&quot;&amp;[.C30]" office:value-type="string" office:string-value="4039-HXSS">
            <text:p>4039-HXSS</text:p>
          </table:table-cell>
          <table:table-cell office:value-type="float" office:value="4039">
            <text:p>4039</text:p>
          </table:table-cell>
          <table:table-cell table:style-name="ce1" table:formula="of:=CHAR(RANDBETWEEN(65;90) )&amp;CHAR(RANDBETWEEN(65;90) )&amp;CHAR(RANDBETWEEN(65;90) )&amp;CHAR(RANDBETWEEN(65;90) )" office:value-type="string" office:string-value="HXSS">
            <text:p>HXSS</text:p>
          </table:table-cell>
          <table:table-cell table:number-columns-repeated="1021"/>
        </table:table-row>
        <table:table-row table:style-name="ro1">
          <table:table-cell table:formula="of:=[.B31]&amp;&quot;-&quot;&amp;[.C31]" office:value-type="string" office:string-value="4040-JWVS">
            <text:p>4040-JWVS</text:p>
          </table:table-cell>
          <table:table-cell office:value-type="float" office:value="4040">
            <text:p>4040</text:p>
          </table:table-cell>
          <table:table-cell table:style-name="ce1" table:formula="of:=CHAR(RANDBETWEEN(65;90) )&amp;CHAR(RANDBETWEEN(65;90) )&amp;CHAR(RANDBETWEEN(65;90) )&amp;CHAR(RANDBETWEEN(65;90) )" office:value-type="string" office:string-value="JWVS">
            <text:p>JWVS</text:p>
          </table:table-cell>
          <table:table-cell table:number-columns-repeated="1021"/>
        </table:table-row>
        <table:table-row table:style-name="ro1">
          <table:table-cell table:formula="of:=[.B32]&amp;&quot;-&quot;&amp;[.C32]" office:value-type="string" office:string-value="4041-KQRQ">
            <text:p>4041-KQRQ</text:p>
          </table:table-cell>
          <table:table-cell office:value-type="float" office:value="4041">
            <text:p>4041</text:p>
          </table:table-cell>
          <table:table-cell table:style-name="ce1" table:formula="of:=CHAR(RANDBETWEEN(65;90) )&amp;CHAR(RANDBETWEEN(65;90) )&amp;CHAR(RANDBETWEEN(65;90) )&amp;CHAR(RANDBETWEEN(65;90) )" office:value-type="string" office:string-value="KQRQ">
            <text:p>KQRQ</text:p>
          </table:table-cell>
          <table:table-cell table:number-columns-repeated="1021"/>
        </table:table-row>
        <table:table-row table:style-name="ro1">
          <table:table-cell table:formula="of:=[.B33]&amp;&quot;-&quot;&amp;[.C33]" office:value-type="string" office:string-value="4042-ULAG">
            <text:p>4042-ULAG</text:p>
          </table:table-cell>
          <table:table-cell office:value-type="float" office:value="4042">
            <text:p>4042</text:p>
          </table:table-cell>
          <table:table-cell table:style-name="ce1" table:formula="of:=CHAR(RANDBETWEEN(65;90) )&amp;CHAR(RANDBETWEEN(65;90) )&amp;CHAR(RANDBETWEEN(65;90) )&amp;CHAR(RANDBETWEEN(65;90) )" office:value-type="string" office:string-value="ULAG">
            <text:p>ULAG</text:p>
          </table:table-cell>
          <table:table-cell table:number-columns-repeated="1021"/>
        </table:table-row>
        <table:table-row table:style-name="ro1">
          <table:table-cell table:formula="of:=[.B34]&amp;&quot;-&quot;&amp;[.C34]" office:value-type="string" office:string-value="4043-AGWH">
            <text:p>4043-AGWH</text:p>
          </table:table-cell>
          <table:table-cell office:value-type="float" office:value="4043">
            <text:p>4043</text:p>
          </table:table-cell>
          <table:table-cell table:style-name="ce1" table:formula="of:=CHAR(RANDBETWEEN(65;90) )&amp;CHAR(RANDBETWEEN(65;90) )&amp;CHAR(RANDBETWEEN(65;90) )&amp;CHAR(RANDBETWEEN(65;90) )" office:value-type="string" office:string-value="AGWH">
            <text:p>AGWH</text:p>
          </table:table-cell>
          <table:table-cell table:number-columns-repeated="1021"/>
        </table:table-row>
        <table:table-row table:style-name="ro1">
          <table:table-cell table:formula="of:=[.B35]&amp;&quot;-&quot;&amp;[.C35]" office:value-type="string" office:string-value="4044-DLXH">
            <text:p>4044-DLXH</text:p>
          </table:table-cell>
          <table:table-cell office:value-type="float" office:value="4044">
            <text:p>4044</text:p>
          </table:table-cell>
          <table:table-cell table:style-name="ce1" table:formula="of:=CHAR(RANDBETWEEN(65;90) )&amp;CHAR(RANDBETWEEN(65;90) )&amp;CHAR(RANDBETWEEN(65;90) )&amp;CHAR(RANDBETWEEN(65;90) )" office:value-type="string" office:string-value="DLXH">
            <text:p>DLXH</text:p>
          </table:table-cell>
          <table:table-cell table:number-columns-repeated="1021"/>
        </table:table-row>
        <table:table-row table:style-name="ro1">
          <table:table-cell table:formula="of:=[.B36]&amp;&quot;-&quot;&amp;[.C36]" office:value-type="string" office:string-value="4045-NCZN">
            <text:p>4045-NCZN</text:p>
          </table:table-cell>
          <table:table-cell office:value-type="float" office:value="4045">
            <text:p>4045</text:p>
          </table:table-cell>
          <table:table-cell table:style-name="ce1" table:formula="of:=CHAR(RANDBETWEEN(65;90) )&amp;CHAR(RANDBETWEEN(65;90) )&amp;CHAR(RANDBETWEEN(65;90) )&amp;CHAR(RANDBETWEEN(65;90) )" office:value-type="string" office:string-value="NCZN">
            <text:p>NCZN</text:p>
          </table:table-cell>
          <table:table-cell table:number-columns-repeated="1021"/>
        </table:table-row>
        <table:table-row table:style-name="ro1">
          <table:table-cell table:formula="of:=[.B37]&amp;&quot;-&quot;&amp;[.C37]" office:value-type="string" office:string-value="4046-LLBB">
            <text:p>4046-LLBB</text:p>
          </table:table-cell>
          <table:table-cell office:value-type="float" office:value="4046">
            <text:p>4046</text:p>
          </table:table-cell>
          <table:table-cell table:style-name="ce1" table:formula="of:=CHAR(RANDBETWEEN(65;90) )&amp;CHAR(RANDBETWEEN(65;90) )&amp;CHAR(RANDBETWEEN(65;90) )&amp;CHAR(RANDBETWEEN(65;90) )" office:value-type="string" office:string-value="LLBB">
            <text:p>LLBB</text:p>
          </table:table-cell>
          <table:table-cell table:number-columns-repeated="1021"/>
        </table:table-row>
        <table:table-row table:style-name="ro1">
          <table:table-cell table:formula="of:=[.B38]&amp;&quot;-&quot;&amp;[.C38]" office:value-type="string" office:string-value="4047-UBXT">
            <text:p>4047-UBXT</text:p>
          </table:table-cell>
          <table:table-cell office:value-type="float" office:value="4047">
            <text:p>4047</text:p>
          </table:table-cell>
          <table:table-cell table:style-name="ce1" table:formula="of:=CHAR(RANDBETWEEN(65;90) )&amp;CHAR(RANDBETWEEN(65;90) )&amp;CHAR(RANDBETWEEN(65;90) )&amp;CHAR(RANDBETWEEN(65;90) )" office:value-type="string" office:string-value="UBXT">
            <text:p>UBXT</text:p>
          </table:table-cell>
          <table:table-cell table:number-columns-repeated="1021"/>
        </table:table-row>
        <table:table-row table:style-name="ro1">
          <table:table-cell table:formula="of:=[.B39]&amp;&quot;-&quot;&amp;[.C39]" office:value-type="string" office:string-value="4048-PBMO">
            <text:p>4048-PBMO</text:p>
          </table:table-cell>
          <table:table-cell office:value-type="float" office:value="4048">
            <text:p>4048</text:p>
          </table:table-cell>
          <table:table-cell table:style-name="ce1" table:formula="of:=CHAR(RANDBETWEEN(65;90) )&amp;CHAR(RANDBETWEEN(65;90) )&amp;CHAR(RANDBETWEEN(65;90) )&amp;CHAR(RANDBETWEEN(65;90) )" office:value-type="string" office:string-value="PBMO">
            <text:p>PBMO</text:p>
          </table:table-cell>
          <table:table-cell table:number-columns-repeated="1021"/>
        </table:table-row>
        <table:table-row table:style-name="ro1">
          <table:table-cell table:formula="of:=[.B40]&amp;&quot;-&quot;&amp;[.C40]" office:value-type="string" office:string-value="4049-XKSQ">
            <text:p>4049-XKSQ</text:p>
          </table:table-cell>
          <table:table-cell office:value-type="float" office:value="4049">
            <text:p>4049</text:p>
          </table:table-cell>
          <table:table-cell table:style-name="ce1" table:formula="of:=CHAR(RANDBETWEEN(65;90) )&amp;CHAR(RANDBETWEEN(65;90) )&amp;CHAR(RANDBETWEEN(65;90) )&amp;CHAR(RANDBETWEEN(65;90) )" office:value-type="string" office:string-value="XKSQ">
            <text:p>XKSQ</text:p>
          </table:table-cell>
          <table:table-cell table:number-columns-repeated="1021"/>
        </table:table-row>
        <table:table-row table:style-name="ro1">
          <table:table-cell table:formula="of:=[.B41]&amp;&quot;-&quot;&amp;[.C41]" office:value-type="string" office:string-value="4050-SLZX">
            <text:p>4050-SLZX</text:p>
          </table:table-cell>
          <table:table-cell office:value-type="float" office:value="4050">
            <text:p>4050</text:p>
          </table:table-cell>
          <table:table-cell table:style-name="ce1" table:formula="of:=CHAR(RANDBETWEEN(65;90) )&amp;CHAR(RANDBETWEEN(65;90) )&amp;CHAR(RANDBETWEEN(65;90) )&amp;CHAR(RANDBETWEEN(65;90) )" office:value-type="string" office:string-value="SLZX">
            <text:p>SLZX</text:p>
          </table:table-cell>
          <table:table-cell table:number-columns-repeated="1021"/>
        </table:table-row>
        <table:table-row table:style-name="ro1">
          <table:table-cell table:formula="of:=[.B42]&amp;&quot;-&quot;&amp;[.C42]" office:value-type="string" office:string-value="4051-YMRI">
            <text:p>4051-YMRI</text:p>
          </table:table-cell>
          <table:table-cell office:value-type="float" office:value="4051">
            <text:p>4051</text:p>
          </table:table-cell>
          <table:table-cell table:style-name="ce1" table:formula="of:=CHAR(RANDBETWEEN(65;90) )&amp;CHAR(RANDBETWEEN(65;90) )&amp;CHAR(RANDBETWEEN(65;90) )&amp;CHAR(RANDBETWEEN(65;90) )" office:value-type="string" office:string-value="YMRI">
            <text:p>YMRI</text:p>
          </table:table-cell>
          <table:table-cell table:number-columns-repeated="1021"/>
        </table:table-row>
        <table:table-row table:style-name="ro1">
          <table:table-cell table:formula="of:=[.B43]&amp;&quot;-&quot;&amp;[.C43]" office:value-type="string" office:string-value="4052-GVAL">
            <text:p>4052-GVAL</text:p>
          </table:table-cell>
          <table:table-cell office:value-type="float" office:value="4052">
            <text:p>4052</text:p>
          </table:table-cell>
          <table:table-cell table:style-name="ce1" table:formula="of:=CHAR(RANDBETWEEN(65;90) )&amp;CHAR(RANDBETWEEN(65;90) )&amp;CHAR(RANDBETWEEN(65;90) )&amp;CHAR(RANDBETWEEN(65;90) )" office:value-type="string" office:string-value="GVAL">
            <text:p>GVAL</text:p>
          </table:table-cell>
          <table:table-cell table:number-columns-repeated="1021"/>
        </table:table-row>
        <table:table-row table:style-name="ro1">
          <table:table-cell table:formula="of:=[.B44]&amp;&quot;-&quot;&amp;[.C44]" office:value-type="string" office:string-value="4053-GSKW">
            <text:p>4053-GSKW</text:p>
          </table:table-cell>
          <table:table-cell office:value-type="float" office:value="4053">
            <text:p>4053</text:p>
          </table:table-cell>
          <table:table-cell table:style-name="ce1" table:formula="of:=CHAR(RANDBETWEEN(65;90) )&amp;CHAR(RANDBETWEEN(65;90) )&amp;CHAR(RANDBETWEEN(65;90) )&amp;CHAR(RANDBETWEEN(65;90) )" office:value-type="string" office:string-value="GSKW">
            <text:p>GSKW</text:p>
          </table:table-cell>
          <table:table-cell table:number-columns-repeated="1021"/>
        </table:table-row>
        <table:table-row table:style-name="ro1">
          <table:table-cell table:formula="of:=[.B45]&amp;&quot;-&quot;&amp;[.C45]" office:value-type="string" office:string-value="4054-ISHW">
            <text:p>4054-ISHW</text:p>
          </table:table-cell>
          <table:table-cell office:value-type="float" office:value="4054">
            <text:p>4054</text:p>
          </table:table-cell>
          <table:table-cell table:style-name="ce1" table:formula="of:=CHAR(RANDBETWEEN(65;90) )&amp;CHAR(RANDBETWEEN(65;90) )&amp;CHAR(RANDBETWEEN(65;90) )&amp;CHAR(RANDBETWEEN(65;90) )" office:value-type="string" office:string-value="ISHW">
            <text:p>ISHW</text:p>
          </table:table-cell>
          <table:table-cell table:number-columns-repeated="1021"/>
        </table:table-row>
        <table:table-row table:style-name="ro1">
          <table:table-cell table:formula="of:=[.B46]&amp;&quot;-&quot;&amp;[.C46]" office:value-type="string" office:string-value="4055-RUJF">
            <text:p>4055-RUJF</text:p>
          </table:table-cell>
          <table:table-cell office:value-type="float" office:value="4055">
            <text:p>4055</text:p>
          </table:table-cell>
          <table:table-cell table:style-name="ce1" table:formula="of:=CHAR(RANDBETWEEN(65;90) )&amp;CHAR(RANDBETWEEN(65;90) )&amp;CHAR(RANDBETWEEN(65;90) )&amp;CHAR(RANDBETWEEN(65;90) )" office:value-type="string" office:string-value="RUJF">
            <text:p>RUJF</text:p>
          </table:table-cell>
          <table:table-cell table:number-columns-repeated="1021"/>
        </table:table-row>
        <table:table-row table:style-name="ro1">
          <table:table-cell table:formula="of:=[.B47]&amp;&quot;-&quot;&amp;[.C47]" office:value-type="string" office:string-value="4056-CANR">
            <text:p>4056-CANR</text:p>
          </table:table-cell>
          <table:table-cell office:value-type="float" office:value="4056">
            <text:p>4056</text:p>
          </table:table-cell>
          <table:table-cell table:style-name="ce1" table:formula="of:=CHAR(RANDBETWEEN(65;90) )&amp;CHAR(RANDBETWEEN(65;90) )&amp;CHAR(RANDBETWEEN(65;90) )&amp;CHAR(RANDBETWEEN(65;90) )" office:value-type="string" office:string-value="CANR">
            <text:p>CANR</text:p>
          </table:table-cell>
          <table:table-cell table:number-columns-repeated="1021"/>
        </table:table-row>
        <table:table-row table:style-name="ro1">
          <table:table-cell table:formula="of:=[.B48]&amp;&quot;-&quot;&amp;[.C48]" office:value-type="string" office:string-value="4057-CGWV">
            <text:p>4057-CGWV</text:p>
          </table:table-cell>
          <table:table-cell office:value-type="float" office:value="4057">
            <text:p>4057</text:p>
          </table:table-cell>
          <table:table-cell table:style-name="ce1" table:formula="of:=CHAR(RANDBETWEEN(65;90) )&amp;CHAR(RANDBETWEEN(65;90) )&amp;CHAR(RANDBETWEEN(65;90) )&amp;CHAR(RANDBETWEEN(65;90) )" office:value-type="string" office:string-value="CGWV">
            <text:p>CGWV</text:p>
          </table:table-cell>
          <table:table-cell table:number-columns-repeated="1021"/>
        </table:table-row>
        <table:table-row table:style-name="ro1">
          <table:table-cell table:formula="of:=[.B49]&amp;&quot;-&quot;&amp;[.C49]" office:value-type="string" office:string-value="4058-NKAH">
            <text:p>4058-NKAH</text:p>
          </table:table-cell>
          <table:table-cell office:value-type="float" office:value="4058">
            <text:p>4058</text:p>
          </table:table-cell>
          <table:table-cell table:style-name="ce1" table:formula="of:=CHAR(RANDBETWEEN(65;90) )&amp;CHAR(RANDBETWEEN(65;90) )&amp;CHAR(RANDBETWEEN(65;90) )&amp;CHAR(RANDBETWEEN(65;90) )" office:value-type="string" office:string-value="NKAH">
            <text:p>NKAH</text:p>
          </table:table-cell>
          <table:table-cell table:number-columns-repeated="1021"/>
        </table:table-row>
        <table:table-row table:style-name="ro1">
          <table:table-cell table:formula="of:=[.B50]&amp;&quot;-&quot;&amp;[.C50]" office:value-type="string" office:string-value="4059-VNPQ">
            <text:p>4059-VNPQ</text:p>
          </table:table-cell>
          <table:table-cell office:value-type="float" office:value="4059">
            <text:p>4059</text:p>
          </table:table-cell>
          <table:table-cell table:style-name="ce1" table:formula="of:=CHAR(RANDBETWEEN(65;90) )&amp;CHAR(RANDBETWEEN(65;90) )&amp;CHAR(RANDBETWEEN(65;90) )&amp;CHAR(RANDBETWEEN(65;90) )" office:value-type="string" office:string-value="VNPQ">
            <text:p>VNPQ</text:p>
          </table:table-cell>
          <table:table-cell table:number-columns-repeated="1021"/>
        </table:table-row>
        <table:table-row table:style-name="ro1">
          <table:table-cell table:formula="of:=[.B51]&amp;&quot;-&quot;&amp;[.C51]" office:value-type="string" office:string-value="4060-UXTO">
            <text:p>4060-UXTO</text:p>
          </table:table-cell>
          <table:table-cell office:value-type="float" office:value="4060">
            <text:p>4060</text:p>
          </table:table-cell>
          <table:table-cell table:style-name="ce1" table:formula="of:=CHAR(RANDBETWEEN(65;90) )&amp;CHAR(RANDBETWEEN(65;90) )&amp;CHAR(RANDBETWEEN(65;90) )&amp;CHAR(RANDBETWEEN(65;90) )" office:value-type="string" office:string-value="UXTO">
            <text:p>UXTO</text:p>
          </table:table-cell>
          <table:table-cell table:number-columns-repeated="1021"/>
        </table:table-row>
        <table:table-row table:style-name="ro1">
          <table:table-cell table:formula="of:=[.B52]&amp;&quot;-&quot;&amp;[.C52]" office:value-type="string" office:string-value="4061-LRPE">
            <text:p>4061-LRPE</text:p>
          </table:table-cell>
          <table:table-cell office:value-type="float" office:value="4061">
            <text:p>4061</text:p>
          </table:table-cell>
          <table:table-cell table:style-name="ce1" table:formula="of:=CHAR(RANDBETWEEN(65;90) )&amp;CHAR(RANDBETWEEN(65;90) )&amp;CHAR(RANDBETWEEN(65;90) )&amp;CHAR(RANDBETWEEN(65;90) )" office:value-type="string" office:string-value="LRPE">
            <text:p>LRPE</text:p>
          </table:table-cell>
          <table:table-cell table:number-columns-repeated="1021"/>
        </table:table-row>
        <table:table-row table:style-name="ro1">
          <table:table-cell table:formula="of:=[.B53]&amp;&quot;-&quot;&amp;[.C53]" office:value-type="string" office:string-value="4062-FKBW">
            <text:p>4062-FKBW</text:p>
          </table:table-cell>
          <table:table-cell office:value-type="float" office:value="4062">
            <text:p>4062</text:p>
          </table:table-cell>
          <table:table-cell table:style-name="ce1" table:formula="of:=CHAR(RANDBETWEEN(65;90) )&amp;CHAR(RANDBETWEEN(65;90) )&amp;CHAR(RANDBETWEEN(65;90) )&amp;CHAR(RANDBETWEEN(65;90) )" office:value-type="string" office:string-value="FKBW">
            <text:p>FKBW</text:p>
          </table:table-cell>
          <table:table-cell table:number-columns-repeated="1021"/>
        </table:table-row>
        <table:table-row table:style-name="ro1">
          <table:table-cell table:formula="of:=[.B54]&amp;&quot;-&quot;&amp;[.C54]" office:value-type="string" office:string-value="4063-GJGW">
            <text:p>4063-GJGW</text:p>
          </table:table-cell>
          <table:table-cell office:value-type="float" office:value="4063">
            <text:p>4063</text:p>
          </table:table-cell>
          <table:table-cell table:style-name="ce1" table:formula="of:=CHAR(RANDBETWEEN(65;90) )&amp;CHAR(RANDBETWEEN(65;90) )&amp;CHAR(RANDBETWEEN(65;90) )&amp;CHAR(RANDBETWEEN(65;90) )" office:value-type="string" office:string-value="GJGW">
            <text:p>GJGW</text:p>
          </table:table-cell>
          <table:table-cell table:number-columns-repeated="1021"/>
        </table:table-row>
        <table:table-row table:style-name="ro1">
          <table:table-cell table:formula="of:=[.B55]&amp;&quot;-&quot;&amp;[.C55]" office:value-type="string" office:string-value="4064-JDMX">
            <text:p>4064-JDMX</text:p>
          </table:table-cell>
          <table:table-cell office:value-type="float" office:value="4064">
            <text:p>4064</text:p>
          </table:table-cell>
          <table:table-cell table:style-name="ce1" table:formula="of:=CHAR(RANDBETWEEN(65;90) )&amp;CHAR(RANDBETWEEN(65;90) )&amp;CHAR(RANDBETWEEN(65;90) )&amp;CHAR(RANDBETWEEN(65;90) )" office:value-type="string" office:string-value="JDMX">
            <text:p>JDMX</text:p>
          </table:table-cell>
          <table:table-cell table:number-columns-repeated="1021"/>
        </table:table-row>
        <table:table-row table:style-name="ro1">
          <table:table-cell table:formula="of:=[.B56]&amp;&quot;-&quot;&amp;[.C56]" office:value-type="string" office:string-value="4065-PWVW">
            <text:p>4065-PWVW</text:p>
          </table:table-cell>
          <table:table-cell office:value-type="float" office:value="4065">
            <text:p>4065</text:p>
          </table:table-cell>
          <table:table-cell table:style-name="ce1" table:formula="of:=CHAR(RANDBETWEEN(65;90) )&amp;CHAR(RANDBETWEEN(65;90) )&amp;CHAR(RANDBETWEEN(65;90) )&amp;CHAR(RANDBETWEEN(65;90) )" office:value-type="string" office:string-value="PWVW">
            <text:p>PWVW</text:p>
          </table:table-cell>
          <table:table-cell table:number-columns-repeated="1021"/>
        </table:table-row>
        <table:table-row table:style-name="ro1">
          <table:table-cell table:formula="of:=[.B57]&amp;&quot;-&quot;&amp;[.C57]" office:value-type="string" office:string-value="4066-JWGL">
            <text:p>4066-JWGL</text:p>
          </table:table-cell>
          <table:table-cell office:value-type="float" office:value="4066">
            <text:p>4066</text:p>
          </table:table-cell>
          <table:table-cell table:style-name="ce1" table:formula="of:=CHAR(RANDBETWEEN(65;90) )&amp;CHAR(RANDBETWEEN(65;90) )&amp;CHAR(RANDBETWEEN(65;90) )&amp;CHAR(RANDBETWEEN(65;90) )" office:value-type="string" office:string-value="JWGL">
            <text:p>JWGL</text:p>
          </table:table-cell>
          <table:table-cell table:number-columns-repeated="1021"/>
        </table:table-row>
        <table:table-row table:style-name="ro1">
          <table:table-cell table:formula="of:=[.B58]&amp;&quot;-&quot;&amp;[.C58]" office:value-type="string" office:string-value="4067-FWGL">
            <text:p>4067-FWGL</text:p>
          </table:table-cell>
          <table:table-cell office:value-type="float" office:value="4067">
            <text:p>4067</text:p>
          </table:table-cell>
          <table:table-cell table:style-name="ce1" table:formula="of:=CHAR(RANDBETWEEN(65;90) )&amp;CHAR(RANDBETWEEN(65;90) )&amp;CHAR(RANDBETWEEN(65;90) )&amp;CHAR(RANDBETWEEN(65;90) )" office:value-type="string" office:string-value="FWGL">
            <text:p>FWGL</text:p>
          </table:table-cell>
          <table:table-cell table:number-columns-repeated="1021"/>
        </table:table-row>
        <table:table-row table:style-name="ro1">
          <table:table-cell table:formula="of:=[.B59]&amp;&quot;-&quot;&amp;[.C59]" office:value-type="string" office:string-value="4068-WENL">
            <text:p>4068-WENL</text:p>
          </table:table-cell>
          <table:table-cell office:value-type="float" office:value="4068">
            <text:p>4068</text:p>
          </table:table-cell>
          <table:table-cell table:style-name="ce1" table:formula="of:=CHAR(RANDBETWEEN(65;90) )&amp;CHAR(RANDBETWEEN(65;90) )&amp;CHAR(RANDBETWEEN(65;90) )&amp;CHAR(RANDBETWEEN(65;90) )" office:value-type="string" office:string-value="WENL">
            <text:p>WENL</text:p>
          </table:table-cell>
          <table:table-cell table:number-columns-repeated="1021"/>
        </table:table-row>
        <table:table-row table:style-name="ro1">
          <table:table-cell table:formula="of:=[.B60]&amp;&quot;-&quot;&amp;[.C60]" office:value-type="string" office:string-value="4069-TKYD">
            <text:p>4069-TKYD</text:p>
          </table:table-cell>
          <table:table-cell office:value-type="float" office:value="4069">
            <text:p>4069</text:p>
          </table:table-cell>
          <table:table-cell table:style-name="ce1" table:formula="of:=CHAR(RANDBETWEEN(65;90) )&amp;CHAR(RANDBETWEEN(65;90) )&amp;CHAR(RANDBETWEEN(65;90) )&amp;CHAR(RANDBETWEEN(65;90) )" office:value-type="string" office:string-value="TKYD">
            <text:p>TKYD</text:p>
          </table:table-cell>
          <table:table-cell table:number-columns-repeated="1021"/>
        </table:table-row>
        <table:table-row table:style-name="ro1">
          <table:table-cell table:formula="of:=[.B61]&amp;&quot;-&quot;&amp;[.C61]" office:value-type="string" office:string-value="4070-RHWF">
            <text:p>4070-RHWF</text:p>
          </table:table-cell>
          <table:table-cell office:value-type="float" office:value="4070">
            <text:p>4070</text:p>
          </table:table-cell>
          <table:table-cell table:style-name="ce1" table:formula="of:=CHAR(RANDBETWEEN(65;90) )&amp;CHAR(RANDBETWEEN(65;90) )&amp;CHAR(RANDBETWEEN(65;90) )&amp;CHAR(RANDBETWEEN(65;90) )" office:value-type="string" office:string-value="RHWF">
            <text:p>RHWF</text:p>
          </table:table-cell>
          <table:table-cell table:number-columns-repeated="1021"/>
        </table:table-row>
        <table:table-row table:style-name="ro1">
          <table:table-cell table:formula="of:=[.B62]&amp;&quot;-&quot;&amp;[.C62]" office:value-type="string" office:string-value="4071-XYFH">
            <text:p>4071-XYFH</text:p>
          </table:table-cell>
          <table:table-cell office:value-type="float" office:value="4071">
            <text:p>4071</text:p>
          </table:table-cell>
          <table:table-cell table:style-name="ce1" table:formula="of:=CHAR(RANDBETWEEN(65;90) )&amp;CHAR(RANDBETWEEN(65;90) )&amp;CHAR(RANDBETWEEN(65;90) )&amp;CHAR(RANDBETWEEN(65;90) )" office:value-type="string" office:string-value="XYFH">
            <text:p>XYFH</text:p>
          </table:table-cell>
          <table:table-cell table:number-columns-repeated="1021"/>
        </table:table-row>
        <table:table-row table:style-name="ro1">
          <table:table-cell table:formula="of:=[.B63]&amp;&quot;-&quot;&amp;[.C63]" office:value-type="string" office:string-value="4072-HEMK">
            <text:p>4072-HEMK</text:p>
          </table:table-cell>
          <table:table-cell office:value-type="float" office:value="4072">
            <text:p>4072</text:p>
          </table:table-cell>
          <table:table-cell table:style-name="ce1" table:formula="of:=CHAR(RANDBETWEEN(65;90) )&amp;CHAR(RANDBETWEEN(65;90) )&amp;CHAR(RANDBETWEEN(65;90) )&amp;CHAR(RANDBETWEEN(65;90) )" office:value-type="string" office:string-value="HEMK">
            <text:p>HEMK</text:p>
          </table:table-cell>
          <table:table-cell table:number-columns-repeated="1021"/>
        </table:table-row>
        <table:table-row table:style-name="ro1">
          <table:table-cell table:formula="of:=[.B64]&amp;&quot;-&quot;&amp;[.C64]" office:value-type="string" office:string-value="4073-CQZD">
            <text:p>4073-CQZD</text:p>
          </table:table-cell>
          <table:table-cell office:value-type="float" office:value="4073">
            <text:p>4073</text:p>
          </table:table-cell>
          <table:table-cell table:style-name="ce1" table:formula="of:=CHAR(RANDBETWEEN(65;90) )&amp;CHAR(RANDBETWEEN(65;90) )&amp;CHAR(RANDBETWEEN(65;90) )&amp;CHAR(RANDBETWEEN(65;90) )" office:value-type="string" office:string-value="CQZD">
            <text:p>CQZD</text:p>
          </table:table-cell>
          <table:table-cell table:number-columns-repeated="1021"/>
        </table:table-row>
        <table:table-row table:style-name="ro1">
          <table:table-cell table:formula="of:=[.B65]&amp;&quot;-&quot;&amp;[.C65]" office:value-type="string" office:string-value="4074-RBHQ">
            <text:p>4074-RBHQ</text:p>
          </table:table-cell>
          <table:table-cell office:value-type="float" office:value="4074">
            <text:p>4074</text:p>
          </table:table-cell>
          <table:table-cell table:style-name="ce1" table:formula="of:=CHAR(RANDBETWEEN(65;90) )&amp;CHAR(RANDBETWEEN(65;90) )&amp;CHAR(RANDBETWEEN(65;90) )&amp;CHAR(RANDBETWEEN(65;90) )" office:value-type="string" office:string-value="RBHQ">
            <text:p>RBHQ</text:p>
          </table:table-cell>
          <table:table-cell table:number-columns-repeated="1021"/>
        </table:table-row>
        <table:table-row table:style-name="ro1">
          <table:table-cell table:formula="of:=[.B66]&amp;&quot;-&quot;&amp;[.C66]" office:value-type="string" office:string-value="4075-BVMN">
            <text:p>4075-BVMN</text:p>
          </table:table-cell>
          <table:table-cell office:value-type="float" office:value="4075">
            <text:p>4075</text:p>
          </table:table-cell>
          <table:table-cell table:style-name="ce1" table:formula="of:=CHAR(RANDBETWEEN(65;90) )&amp;CHAR(RANDBETWEEN(65;90) )&amp;CHAR(RANDBETWEEN(65;90) )&amp;CHAR(RANDBETWEEN(65;90) )" office:value-type="string" office:string-value="BVMN">
            <text:p>BVMN</text:p>
          </table:table-cell>
          <table:table-cell table:number-columns-repeated="1021"/>
        </table:table-row>
        <table:table-row table:style-name="ro1">
          <table:table-cell table:formula="of:=[.B67]&amp;&quot;-&quot;&amp;[.C67]" office:value-type="string" office:string-value="4076-RKQR">
            <text:p>4076-RKQR</text:p>
          </table:table-cell>
          <table:table-cell office:value-type="float" office:value="4076">
            <text:p>4076</text:p>
          </table:table-cell>
          <table:table-cell table:style-name="ce1" table:formula="of:=CHAR(RANDBETWEEN(65;90) )&amp;CHAR(RANDBETWEEN(65;90) )&amp;CHAR(RANDBETWEEN(65;90) )&amp;CHAR(RANDBETWEEN(65;90) )" office:value-type="string" office:string-value="RKQR">
            <text:p>RKQR</text:p>
          </table:table-cell>
          <table:table-cell table:number-columns-repeated="1021"/>
        </table:table-row>
        <table:table-row table:style-name="ro1">
          <table:table-cell table:formula="of:=[.B68]&amp;&quot;-&quot;&amp;[.C68]" office:value-type="string" office:string-value="4077-RXMJ">
            <text:p>4077-RXMJ</text:p>
          </table:table-cell>
          <table:table-cell office:value-type="float" office:value="4077">
            <text:p>4077</text:p>
          </table:table-cell>
          <table:table-cell table:style-name="ce1" table:formula="of:=CHAR(RANDBETWEEN(65;90) )&amp;CHAR(RANDBETWEEN(65;90) )&amp;CHAR(RANDBETWEEN(65;90) )&amp;CHAR(RANDBETWEEN(65;90) )" office:value-type="string" office:string-value="RXMJ">
            <text:p>RXMJ</text:p>
          </table:table-cell>
          <table:table-cell table:number-columns-repeated="1021"/>
        </table:table-row>
        <table:table-row table:style-name="ro1">
          <table:table-cell table:formula="of:=[.B69]&amp;&quot;-&quot;&amp;[.C69]" office:value-type="string" office:string-value="4078-BRMZ">
            <text:p>4078-BRMZ</text:p>
          </table:table-cell>
          <table:table-cell office:value-type="float" office:value="4078">
            <text:p>4078</text:p>
          </table:table-cell>
          <table:table-cell table:style-name="ce1" table:formula="of:=CHAR(RANDBETWEEN(65;90) )&amp;CHAR(RANDBETWEEN(65;90) )&amp;CHAR(RANDBETWEEN(65;90) )&amp;CHAR(RANDBETWEEN(65;90) )" office:value-type="string" office:string-value="BRMZ">
            <text:p>BRMZ</text:p>
          </table:table-cell>
          <table:table-cell table:number-columns-repeated="1021"/>
        </table:table-row>
        <table:table-row table:style-name="ro1">
          <table:table-cell table:formula="of:=[.B70]&amp;&quot;-&quot;&amp;[.C70]" office:value-type="string" office:string-value="4079-KMXB">
            <text:p>4079-KMXB</text:p>
          </table:table-cell>
          <table:table-cell office:value-type="float" office:value="4079">
            <text:p>4079</text:p>
          </table:table-cell>
          <table:table-cell table:style-name="ce1" table:formula="of:=CHAR(RANDBETWEEN(65;90) )&amp;CHAR(RANDBETWEEN(65;90) )&amp;CHAR(RANDBETWEEN(65;90) )&amp;CHAR(RANDBETWEEN(65;90) )" office:value-type="string" office:string-value="KMXB">
            <text:p>KMXB</text:p>
          </table:table-cell>
          <table:table-cell table:number-columns-repeated="1021"/>
        </table:table-row>
        <table:table-row table:style-name="ro1">
          <table:table-cell table:formula="of:=[.B71]&amp;&quot;-&quot;&amp;[.C71]" office:value-type="string" office:string-value="4080-FMXN">
            <text:p>4080-FMXN</text:p>
          </table:table-cell>
          <table:table-cell office:value-type="float" office:value="4080">
            <text:p>4080</text:p>
          </table:table-cell>
          <table:table-cell table:style-name="ce1" table:formula="of:=CHAR(RANDBETWEEN(65;90) )&amp;CHAR(RANDBETWEEN(65;90) )&amp;CHAR(RANDBETWEEN(65;90) )&amp;CHAR(RANDBETWEEN(65;90) )" office:value-type="string" office:string-value="FMXN">
            <text:p>FMXN</text:p>
          </table:table-cell>
          <table:table-cell table:number-columns-repeated="1021"/>
        </table:table-row>
        <table:table-row table:style-name="ro1">
          <table:table-cell table:formula="of:=[.B72]&amp;&quot;-&quot;&amp;[.C72]" office:value-type="string" office:string-value="4081-GUYL">
            <text:p>4081-GUYL</text:p>
          </table:table-cell>
          <table:table-cell office:value-type="float" office:value="4081">
            <text:p>4081</text:p>
          </table:table-cell>
          <table:table-cell table:style-name="ce1" table:formula="of:=CHAR(RANDBETWEEN(65;90) )&amp;CHAR(RANDBETWEEN(65;90) )&amp;CHAR(RANDBETWEEN(65;90) )&amp;CHAR(RANDBETWEEN(65;90) )" office:value-type="string" office:string-value="GUYL">
            <text:p>GUYL</text:p>
          </table:table-cell>
          <table:table-cell table:number-columns-repeated="1021"/>
        </table:table-row>
        <table:table-row table:style-name="ro1">
          <table:table-cell table:formula="of:=[.B73]&amp;&quot;-&quot;&amp;[.C73]" office:value-type="string" office:string-value="4082-EUUN">
            <text:p>4082-EUUN</text:p>
          </table:table-cell>
          <table:table-cell office:value-type="float" office:value="4082">
            <text:p>4082</text:p>
          </table:table-cell>
          <table:table-cell table:style-name="ce1" table:formula="of:=CHAR(RANDBETWEEN(65;90) )&amp;CHAR(RANDBETWEEN(65;90) )&amp;CHAR(RANDBETWEEN(65;90) )&amp;CHAR(RANDBETWEEN(65;90) )" office:value-type="string" office:string-value="EUUN">
            <text:p>EUUN</text:p>
          </table:table-cell>
          <table:table-cell table:number-columns-repeated="1021"/>
        </table:table-row>
        <table:table-row table:style-name="ro1">
          <table:table-cell table:formula="of:=[.B74]&amp;&quot;-&quot;&amp;[.C74]" office:value-type="string" office:string-value="4083-NNHS">
            <text:p>4083-NNHS</text:p>
          </table:table-cell>
          <table:table-cell office:value-type="float" office:value="4083">
            <text:p>4083</text:p>
          </table:table-cell>
          <table:table-cell table:style-name="ce1" table:formula="of:=CHAR(RANDBETWEEN(65;90) )&amp;CHAR(RANDBETWEEN(65;90) )&amp;CHAR(RANDBETWEEN(65;90) )&amp;CHAR(RANDBETWEEN(65;90) )" office:value-type="string" office:string-value="NNHS">
            <text:p>NNHS</text:p>
          </table:table-cell>
          <table:table-cell table:number-columns-repeated="1021"/>
        </table:table-row>
        <table:table-row table:style-name="ro1">
          <table:table-cell table:formula="of:=[.B75]&amp;&quot;-&quot;&amp;[.C75]" office:value-type="string" office:string-value="4084-PGEJ">
            <text:p>4084-PGEJ</text:p>
          </table:table-cell>
          <table:table-cell office:value-type="float" office:value="4084">
            <text:p>4084</text:p>
          </table:table-cell>
          <table:table-cell table:style-name="ce1" table:formula="of:=CHAR(RANDBETWEEN(65;90) )&amp;CHAR(RANDBETWEEN(65;90) )&amp;CHAR(RANDBETWEEN(65;90) )&amp;CHAR(RANDBETWEEN(65;90) )" office:value-type="string" office:string-value="PGEJ">
            <text:p>PGEJ</text:p>
          </table:table-cell>
          <table:table-cell table:number-columns-repeated="1021"/>
        </table:table-row>
        <table:table-row table:style-name="ro1">
          <table:table-cell table:formula="of:=[.B76]&amp;&quot;-&quot;&amp;[.C76]" office:value-type="string" office:string-value="4085-TFXA">
            <text:p>4085-TFXA</text:p>
          </table:table-cell>
          <table:table-cell office:value-type="float" office:value="4085">
            <text:p>4085</text:p>
          </table:table-cell>
          <table:table-cell table:style-name="ce1" table:formula="of:=CHAR(RANDBETWEEN(65;90) )&amp;CHAR(RANDBETWEEN(65;90) )&amp;CHAR(RANDBETWEEN(65;90) )&amp;CHAR(RANDBETWEEN(65;90) )" office:value-type="string" office:string-value="TFXA">
            <text:p>TFXA</text:p>
          </table:table-cell>
          <table:table-cell table:number-columns-repeated="1021"/>
        </table:table-row>
        <table:table-row table:style-name="ro1">
          <table:table-cell table:formula="of:=[.B77]&amp;&quot;-&quot;&amp;[.C77]" office:value-type="string" office:string-value="4086-XEQL">
            <text:p>4086-XEQL</text:p>
          </table:table-cell>
          <table:table-cell office:value-type="float" office:value="4086">
            <text:p>4086</text:p>
          </table:table-cell>
          <table:table-cell table:style-name="ce1" table:formula="of:=CHAR(RANDBETWEEN(65;90) )&amp;CHAR(RANDBETWEEN(65;90) )&amp;CHAR(RANDBETWEEN(65;90) )&amp;CHAR(RANDBETWEEN(65;90) )" office:value-type="string" office:string-value="XEQL">
            <text:p>XEQL</text:p>
          </table:table-cell>
          <table:table-cell table:number-columns-repeated="1021"/>
        </table:table-row>
        <table:table-row table:style-name="ro1">
          <table:table-cell table:formula="of:=[.B78]&amp;&quot;-&quot;&amp;[.C78]" office:value-type="string" office:string-value="4087-IJRE">
            <text:p>4087-IJRE</text:p>
          </table:table-cell>
          <table:table-cell office:value-type="float" office:value="4087">
            <text:p>4087</text:p>
          </table:table-cell>
          <table:table-cell table:style-name="ce1" table:formula="of:=CHAR(RANDBETWEEN(65;90) )&amp;CHAR(RANDBETWEEN(65;90) )&amp;CHAR(RANDBETWEEN(65;90) )&amp;CHAR(RANDBETWEEN(65;90) )" office:value-type="string" office:string-value="IJRE">
            <text:p>IJRE</text:p>
          </table:table-cell>
          <table:table-cell table:number-columns-repeated="1021"/>
        </table:table-row>
        <table:table-row table:style-name="ro1">
          <table:table-cell table:formula="of:=[.B79]&amp;&quot;-&quot;&amp;[.C79]" office:value-type="string" office:string-value="4088-VNEG">
            <text:p>4088-VNEG</text:p>
          </table:table-cell>
          <table:table-cell office:value-type="float" office:value="4088">
            <text:p>4088</text:p>
          </table:table-cell>
          <table:table-cell table:style-name="ce1" table:formula="of:=CHAR(RANDBETWEEN(65;90) )&amp;CHAR(RANDBETWEEN(65;90) )&amp;CHAR(RANDBETWEEN(65;90) )&amp;CHAR(RANDBETWEEN(65;90) )" office:value-type="string" office:string-value="VNEG">
            <text:p>VNEG</text:p>
          </table:table-cell>
          <table:table-cell table:number-columns-repeated="1021"/>
        </table:table-row>
        <table:table-row table:style-name="ro1">
          <table:table-cell table:formula="of:=[.B80]&amp;&quot;-&quot;&amp;[.C80]" office:value-type="string" office:string-value="4089-JHHC">
            <text:p>4089-JHHC</text:p>
          </table:table-cell>
          <table:table-cell office:value-type="float" office:value="4089">
            <text:p>4089</text:p>
          </table:table-cell>
          <table:table-cell table:style-name="ce1" table:formula="of:=CHAR(RANDBETWEEN(65;90) )&amp;CHAR(RANDBETWEEN(65;90) )&amp;CHAR(RANDBETWEEN(65;90) )&amp;CHAR(RANDBETWEEN(65;90) )" office:value-type="string" office:string-value="JHHC">
            <text:p>JHHC</text:p>
          </table:table-cell>
          <table:table-cell table:number-columns-repeated="1021"/>
        </table:table-row>
        <table:table-row table:style-name="ro1">
          <table:table-cell table:formula="of:=[.B81]&amp;&quot;-&quot;&amp;[.C81]" office:value-type="string" office:string-value="4090-BUBY">
            <text:p>4090-BUBY</text:p>
          </table:table-cell>
          <table:table-cell office:value-type="float" office:value="4090">
            <text:p>4090</text:p>
          </table:table-cell>
          <table:table-cell table:style-name="ce1" table:formula="of:=CHAR(RANDBETWEEN(65;90) )&amp;CHAR(RANDBETWEEN(65;90) )&amp;CHAR(RANDBETWEEN(65;90) )&amp;CHAR(RANDBETWEEN(65;90) )" office:value-type="string" office:string-value="BUBY">
            <text:p>BUBY</text:p>
          </table:table-cell>
          <table:table-cell table:number-columns-repeated="1021"/>
        </table:table-row>
        <table:table-row table:style-name="ro1">
          <table:table-cell table:formula="of:=[.B82]&amp;&quot;-&quot;&amp;[.C82]" office:value-type="string" office:string-value="4091-WYDG">
            <text:p>4091-WYDG</text:p>
          </table:table-cell>
          <table:table-cell office:value-type="float" office:value="4091">
            <text:p>4091</text:p>
          </table:table-cell>
          <table:table-cell table:style-name="ce1" table:formula="of:=CHAR(RANDBETWEEN(65;90) )&amp;CHAR(RANDBETWEEN(65;90) )&amp;CHAR(RANDBETWEEN(65;90) )&amp;CHAR(RANDBETWEEN(65;90) )" office:value-type="string" office:string-value="WYDG">
            <text:p>WYDG</text:p>
          </table:table-cell>
          <table:table-cell table:number-columns-repeated="1021"/>
        </table:table-row>
        <table:table-row table:style-name="ro1">
          <table:table-cell table:formula="of:=[.B83]&amp;&quot;-&quot;&amp;[.C83]" office:value-type="string" office:string-value="4092-ZORY">
            <text:p>4092-ZORY</text:p>
          </table:table-cell>
          <table:table-cell office:value-type="float" office:value="4092">
            <text:p>4092</text:p>
          </table:table-cell>
          <table:table-cell table:style-name="ce1" table:formula="of:=CHAR(RANDBETWEEN(65;90) )&amp;CHAR(RANDBETWEEN(65;90) )&amp;CHAR(RANDBETWEEN(65;90) )&amp;CHAR(RANDBETWEEN(65;90) )" office:value-type="string" office:string-value="ZORY">
            <text:p>ZORY</text:p>
          </table:table-cell>
          <table:table-cell table:number-columns-repeated="1021"/>
        </table:table-row>
        <table:table-row table:style-name="ro1">
          <table:table-cell table:formula="of:=[.B84]&amp;&quot;-&quot;&amp;[.C84]" office:value-type="string" office:string-value="4093-NXDS">
            <text:p>4093-NXDS</text:p>
          </table:table-cell>
          <table:table-cell office:value-type="float" office:value="4093">
            <text:p>4093</text:p>
          </table:table-cell>
          <table:table-cell table:style-name="ce1" table:formula="of:=CHAR(RANDBETWEEN(65;90) )&amp;CHAR(RANDBETWEEN(65;90) )&amp;CHAR(RANDBETWEEN(65;90) )&amp;CHAR(RANDBETWEEN(65;90) )" office:value-type="string" office:string-value="NXDS">
            <text:p>NXDS</text:p>
          </table:table-cell>
          <table:table-cell table:number-columns-repeated="1021"/>
        </table:table-row>
        <table:table-row table:style-name="ro1">
          <table:table-cell table:formula="of:=[.B85]&amp;&quot;-&quot;&amp;[.C85]" office:value-type="string" office:string-value="4094-NSSP">
            <text:p>4094-NSSP</text:p>
          </table:table-cell>
          <table:table-cell office:value-type="float" office:value="4094">
            <text:p>4094</text:p>
          </table:table-cell>
          <table:table-cell table:style-name="ce1" table:formula="of:=CHAR(RANDBETWEEN(65;90) )&amp;CHAR(RANDBETWEEN(65;90) )&amp;CHAR(RANDBETWEEN(65;90) )&amp;CHAR(RANDBETWEEN(65;90) )" office:value-type="string" office:string-value="NSSP">
            <text:p>NSSP</text:p>
          </table:table-cell>
          <table:table-cell table:number-columns-repeated="1021"/>
        </table:table-row>
        <table:table-row table:style-name="ro1">
          <table:table-cell table:formula="of:=[.B86]&amp;&quot;-&quot;&amp;[.C86]" office:value-type="string" office:string-value="4095-TOSZ">
            <text:p>4095-TOSZ</text:p>
          </table:table-cell>
          <table:table-cell office:value-type="float" office:value="4095">
            <text:p>4095</text:p>
          </table:table-cell>
          <table:table-cell table:style-name="ce1" table:formula="of:=CHAR(RANDBETWEEN(65;90) )&amp;CHAR(RANDBETWEEN(65;90) )&amp;CHAR(RANDBETWEEN(65;90) )&amp;CHAR(RANDBETWEEN(65;90) )" office:value-type="string" office:string-value="TOSZ">
            <text:p>TOSZ</text:p>
          </table:table-cell>
          <table:table-cell table:number-columns-repeated="1021"/>
        </table:table-row>
        <table:table-row table:style-name="ro1">
          <table:table-cell table:formula="of:=[.B87]&amp;&quot;-&quot;&amp;[.C87]" office:value-type="string" office:string-value="4096-ETXZ">
            <text:p>4096-ETXZ</text:p>
          </table:table-cell>
          <table:table-cell office:value-type="float" office:value="4096">
            <text:p>4096</text:p>
          </table:table-cell>
          <table:table-cell table:style-name="ce1" table:formula="of:=CHAR(RANDBETWEEN(65;90) )&amp;CHAR(RANDBETWEEN(65;90) )&amp;CHAR(RANDBETWEEN(65;90) )&amp;CHAR(RANDBETWEEN(65;90) )" office:value-type="string" office:string-value="ETXZ">
            <text:p>ETXZ</text:p>
          </table:table-cell>
          <table:table-cell table:number-columns-repeated="1021"/>
        </table:table-row>
        <table:table-row table:style-name="ro1">
          <table:table-cell table:formula="of:=[.B88]&amp;&quot;-&quot;&amp;[.C88]" office:value-type="string" office:string-value="4097-TBOX">
            <text:p>4097-TBOX</text:p>
          </table:table-cell>
          <table:table-cell office:value-type="float" office:value="4097">
            <text:p>4097</text:p>
          </table:table-cell>
          <table:table-cell table:style-name="ce1" table:formula="of:=CHAR(RANDBETWEEN(65;90) )&amp;CHAR(RANDBETWEEN(65;90) )&amp;CHAR(RANDBETWEEN(65;90) )&amp;CHAR(RANDBETWEEN(65;90) )" office:value-type="string" office:string-value="TBOX">
            <text:p>TBOX</text:p>
          </table:table-cell>
          <table:table-cell table:number-columns-repeated="1021"/>
        </table:table-row>
        <table:table-row table:style-name="ro1">
          <table:table-cell table:formula="of:=[.B89]&amp;&quot;-&quot;&amp;[.C89]" office:value-type="string" office:string-value="4098-FFXY">
            <text:p>4098-FFXY</text:p>
          </table:table-cell>
          <table:table-cell office:value-type="float" office:value="4098">
            <text:p>4098</text:p>
          </table:table-cell>
          <table:table-cell table:style-name="ce1" table:formula="of:=CHAR(RANDBETWEEN(65;90) )&amp;CHAR(RANDBETWEEN(65;90) )&amp;CHAR(RANDBETWEEN(65;90) )&amp;CHAR(RANDBETWEEN(65;90) )" office:value-type="string" office:string-value="FFXY">
            <text:p>FFXY</text:p>
          </table:table-cell>
          <table:table-cell table:number-columns-repeated="1021"/>
        </table:table-row>
        <table:table-row table:style-name="ro1">
          <table:table-cell table:formula="of:=[.B90]&amp;&quot;-&quot;&amp;[.C90]" office:value-type="string" office:string-value="4099-BITT">
            <text:p>4099-BITT</text:p>
          </table:table-cell>
          <table:table-cell office:value-type="float" office:value="4099">
            <text:p>4099</text:p>
          </table:table-cell>
          <table:table-cell table:style-name="ce1" table:formula="of:=CHAR(RANDBETWEEN(65;90) )&amp;CHAR(RANDBETWEEN(65;90) )&amp;CHAR(RANDBETWEEN(65;90) )&amp;CHAR(RANDBETWEEN(65;90) )" office:value-type="string" office:string-value="BITT">
            <text:p>BITT</text:p>
          </table:table-cell>
          <table:table-cell table:number-columns-repeated="1021"/>
        </table:table-row>
        <table:table-row table:style-name="ro1">
          <table:table-cell table:formula="of:=[.B91]&amp;&quot;-&quot;&amp;[.C91]" office:value-type="string" office:string-value="4100-NMWE">
            <text:p>4100-NMWE</text:p>
          </table:table-cell>
          <table:table-cell office:value-type="float" office:value="4100">
            <text:p>4100</text:p>
          </table:table-cell>
          <table:table-cell table:style-name="ce1" table:formula="of:=CHAR(RANDBETWEEN(65;90) )&amp;CHAR(RANDBETWEEN(65;90) )&amp;CHAR(RANDBETWEEN(65;90) )&amp;CHAR(RANDBETWEEN(65;90) )" office:value-type="string" office:string-value="NMWE">
            <text:p>NMWE</text:p>
          </table:table-cell>
          <table:table-cell table:number-columns-repeated="1021"/>
        </table:table-row>
        <table:table-row table:style-name="ro1">
          <table:table-cell table:formula="of:=[.B92]&amp;&quot;-&quot;&amp;[.C92]" office:value-type="string" office:string-value="4101-EAFI">
            <text:p>4101-EAFI</text:p>
          </table:table-cell>
          <table:table-cell office:value-type="float" office:value="4101">
            <text:p>4101</text:p>
          </table:table-cell>
          <table:table-cell table:style-name="ce1" table:formula="of:=CHAR(RANDBETWEEN(65;90) )&amp;CHAR(RANDBETWEEN(65;90) )&amp;CHAR(RANDBETWEEN(65;90) )&amp;CHAR(RANDBETWEEN(65;90) )" office:value-type="string" office:string-value="EAFI">
            <text:p>EAFI</text:p>
          </table:table-cell>
          <table:table-cell table:number-columns-repeated="1021"/>
        </table:table-row>
        <table:table-row table:style-name="ro1">
          <table:table-cell table:formula="of:=[.B93]&amp;&quot;-&quot;&amp;[.C93]" office:value-type="string" office:string-value="4102-VSGZ">
            <text:p>4102-VSGZ</text:p>
          </table:table-cell>
          <table:table-cell office:value-type="float" office:value="4102">
            <text:p>4102</text:p>
          </table:table-cell>
          <table:table-cell table:style-name="ce1" table:formula="of:=CHAR(RANDBETWEEN(65;90) )&amp;CHAR(RANDBETWEEN(65;90) )&amp;CHAR(RANDBETWEEN(65;90) )&amp;CHAR(RANDBETWEEN(65;90) )" office:value-type="string" office:string-value="VSGZ">
            <text:p>VSGZ</text:p>
          </table:table-cell>
          <table:table-cell table:number-columns-repeated="1021"/>
        </table:table-row>
        <table:table-row table:style-name="ro1">
          <table:table-cell table:formula="of:=[.B94]&amp;&quot;-&quot;&amp;[.C94]" office:value-type="string" office:string-value="4103-JXKG">
            <text:p>4103-JXKG</text:p>
          </table:table-cell>
          <table:table-cell office:value-type="float" office:value="4103">
            <text:p>4103</text:p>
          </table:table-cell>
          <table:table-cell table:style-name="ce1" table:formula="of:=CHAR(RANDBETWEEN(65;90) )&amp;CHAR(RANDBETWEEN(65;90) )&amp;CHAR(RANDBETWEEN(65;90) )&amp;CHAR(RANDBETWEEN(65;90) )" office:value-type="string" office:string-value="JXKG">
            <text:p>JXKG</text:p>
          </table:table-cell>
          <table:table-cell table:number-columns-repeated="1021"/>
        </table:table-row>
        <table:table-row table:style-name="ro1">
          <table:table-cell table:formula="of:=[.B95]&amp;&quot;-&quot;&amp;[.C95]" office:value-type="string" office:string-value="4104-PTIX">
            <text:p>4104-PTIX</text:p>
          </table:table-cell>
          <table:table-cell office:value-type="float" office:value="4104">
            <text:p>4104</text:p>
          </table:table-cell>
          <table:table-cell table:style-name="ce1" table:formula="of:=CHAR(RANDBETWEEN(65;90) )&amp;CHAR(RANDBETWEEN(65;90) )&amp;CHAR(RANDBETWEEN(65;90) )&amp;CHAR(RANDBETWEEN(65;90) )" office:value-type="string" office:string-value="PTIX">
            <text:p>PTIX</text:p>
          </table:table-cell>
          <table:table-cell table:number-columns-repeated="1021"/>
        </table:table-row>
        <table:table-row table:style-name="ro1">
          <table:table-cell table:formula="of:=[.B96]&amp;&quot;-&quot;&amp;[.C96]" office:value-type="string" office:string-value="4105-LSBO">
            <text:p>4105-LSBO</text:p>
          </table:table-cell>
          <table:table-cell office:value-type="float" office:value="4105">
            <text:p>4105</text:p>
          </table:table-cell>
          <table:table-cell table:style-name="ce1" table:formula="of:=CHAR(RANDBETWEEN(65;90) )&amp;CHAR(RANDBETWEEN(65;90) )&amp;CHAR(RANDBETWEEN(65;90) )&amp;CHAR(RANDBETWEEN(65;90) )" office:value-type="string" office:string-value="LSBO">
            <text:p>LSBO</text:p>
          </table:table-cell>
          <table:table-cell table:number-columns-repeated="1021"/>
        </table:table-row>
        <table:table-row table:style-name="ro1">
          <table:table-cell table:formula="of:=[.B97]&amp;&quot;-&quot;&amp;[.C97]" office:value-type="string" office:string-value="4106-CVFD">
            <text:p>4106-CVFD</text:p>
          </table:table-cell>
          <table:table-cell office:value-type="float" office:value="4106">
            <text:p>4106</text:p>
          </table:table-cell>
          <table:table-cell table:style-name="ce1" table:formula="of:=CHAR(RANDBETWEEN(65;90) )&amp;CHAR(RANDBETWEEN(65;90) )&amp;CHAR(RANDBETWEEN(65;90) )&amp;CHAR(RANDBETWEEN(65;90) )" office:value-type="string" office:string-value="CVFD">
            <text:p>CVFD</text:p>
          </table:table-cell>
          <table:table-cell table:number-columns-repeated="1021"/>
        </table:table-row>
        <table:table-row table:style-name="ro1">
          <table:table-cell table:formula="of:=[.B98]&amp;&quot;-&quot;&amp;[.C98]" office:value-type="string" office:string-value="4107-BKOV">
            <text:p>4107-BKOV</text:p>
          </table:table-cell>
          <table:table-cell office:value-type="float" office:value="4107">
            <text:p>4107</text:p>
          </table:table-cell>
          <table:table-cell table:style-name="ce1" table:formula="of:=CHAR(RANDBETWEEN(65;90) )&amp;CHAR(RANDBETWEEN(65;90) )&amp;CHAR(RANDBETWEEN(65;90) )&amp;CHAR(RANDBETWEEN(65;90) )" office:value-type="string" office:string-value="BKOV">
            <text:p>BKOV</text:p>
          </table:table-cell>
          <table:table-cell table:number-columns-repeated="1021"/>
        </table:table-row>
        <table:table-row table:style-name="ro1">
          <table:table-cell table:formula="of:=[.B99]&amp;&quot;-&quot;&amp;[.C99]" office:value-type="string" office:string-value="4108-EDJU">
            <text:p>4108-EDJU</text:p>
          </table:table-cell>
          <table:table-cell office:value-type="float" office:value="4108">
            <text:p>4108</text:p>
          </table:table-cell>
          <table:table-cell table:style-name="ce1" table:formula="of:=CHAR(RANDBETWEEN(65;90) )&amp;CHAR(RANDBETWEEN(65;90) )&amp;CHAR(RANDBETWEEN(65;90) )&amp;CHAR(RANDBETWEEN(65;90) )" office:value-type="string" office:string-value="EDJU">
            <text:p>EDJU</text:p>
          </table:table-cell>
          <table:table-cell table:number-columns-repeated="1021"/>
        </table:table-row>
        <table:table-row table:style-name="ro1">
          <table:table-cell table:formula="of:=[.B100]&amp;&quot;-&quot;&amp;[.C100]" office:value-type="string" office:string-value="4109-JIPU">
            <text:p>4109-JIPU</text:p>
          </table:table-cell>
          <table:table-cell office:value-type="float" office:value="4109">
            <text:p>4109</text:p>
          </table:table-cell>
          <table:table-cell table:style-name="ce1" table:formula="of:=CHAR(RANDBETWEEN(65;90) )&amp;CHAR(RANDBETWEEN(65;90) )&amp;CHAR(RANDBETWEEN(65;90) )&amp;CHAR(RANDBETWEEN(65;90) )" office:value-type="string" office:string-value="JIPU">
            <text:p>JIPU</text:p>
          </table:table-cell>
          <table:table-cell table:number-columns-repeated="1021"/>
        </table:table-row>
        <table:table-row table:style-name="ro1">
          <table:table-cell table:formula="of:=[.B101]&amp;&quot;-&quot;&amp;[.C101]" office:value-type="string" office:string-value="4110-OSED">
            <text:p>4110-OSED</text:p>
          </table:table-cell>
          <table:table-cell office:value-type="float" office:value="4110">
            <text:p>4110</text:p>
          </table:table-cell>
          <table:table-cell table:style-name="ce1" table:formula="of:=CHAR(RANDBETWEEN(65;90) )&amp;CHAR(RANDBETWEEN(65;90) )&amp;CHAR(RANDBETWEEN(65;90) )&amp;CHAR(RANDBETWEEN(65;90) )" office:value-type="string" office:string-value="OSED">
            <text:p>OSED</text:p>
          </table:table-cell>
          <table:table-cell table:number-columns-repeated="1021"/>
        </table:table-row>
        <table:table-row table:style-name="ro1">
          <table:table-cell table:formula="of:=[.B102]&amp;&quot;-&quot;&amp;[.C102]" office:value-type="string" office:string-value="4111-WSYI">
            <text:p>4111-WSYI</text:p>
          </table:table-cell>
          <table:table-cell office:value-type="float" office:value="4111">
            <text:p>4111</text:p>
          </table:table-cell>
          <table:table-cell table:style-name="ce1" table:formula="of:=CHAR(RANDBETWEEN(65;90) )&amp;CHAR(RANDBETWEEN(65;90) )&amp;CHAR(RANDBETWEEN(65;90) )&amp;CHAR(RANDBETWEEN(65;90) )" office:value-type="string" office:string-value="WSYI">
            <text:p>WSYI</text:p>
          </table:table-cell>
          <table:table-cell table:number-columns-repeated="1021"/>
        </table:table-row>
        <table:table-row table:style-name="ro1">
          <table:table-cell table:formula="of:=[.B103]&amp;&quot;-&quot;&amp;[.C103]" office:value-type="string" office:string-value="4112-VQCU">
            <text:p>4112-VQCU</text:p>
          </table:table-cell>
          <table:table-cell office:value-type="float" office:value="4112">
            <text:p>4112</text:p>
          </table:table-cell>
          <table:table-cell table:style-name="ce1" table:formula="of:=CHAR(RANDBETWEEN(65;90) )&amp;CHAR(RANDBETWEEN(65;90) )&amp;CHAR(RANDBETWEEN(65;90) )&amp;CHAR(RANDBETWEEN(65;90) )" office:value-type="string" office:string-value="VQCU">
            <text:p>VQCU</text:p>
          </table:table-cell>
          <table:table-cell table:number-columns-repeated="1021"/>
        </table:table-row>
        <table:table-row table:style-name="ro1">
          <table:table-cell table:formula="of:=[.B104]&amp;&quot;-&quot;&amp;[.C104]" office:value-type="string" office:string-value="4113-JYIK">
            <text:p>4113-JYIK</text:p>
          </table:table-cell>
          <table:table-cell office:value-type="float" office:value="4113">
            <text:p>4113</text:p>
          </table:table-cell>
          <table:table-cell table:style-name="ce1" table:formula="of:=CHAR(RANDBETWEEN(65;90) )&amp;CHAR(RANDBETWEEN(65;90) )&amp;CHAR(RANDBETWEEN(65;90) )&amp;CHAR(RANDBETWEEN(65;90) )" office:value-type="string" office:string-value="JYIK">
            <text:p>JYIK</text:p>
          </table:table-cell>
          <table:table-cell table:number-columns-repeated="1021"/>
        </table:table-row>
        <table:table-row table:style-name="ro1">
          <table:table-cell table:formula="of:=[.B105]&amp;&quot;-&quot;&amp;[.C105]" office:value-type="string" office:string-value="4114-RXDY">
            <text:p>4114-RXDY</text:p>
          </table:table-cell>
          <table:table-cell office:value-type="float" office:value="4114">
            <text:p>4114</text:p>
          </table:table-cell>
          <table:table-cell table:style-name="ce1" table:formula="of:=CHAR(RANDBETWEEN(65;90) )&amp;CHAR(RANDBETWEEN(65;90) )&amp;CHAR(RANDBETWEEN(65;90) )&amp;CHAR(RANDBETWEEN(65;90) )" office:value-type="string" office:string-value="RXDY">
            <text:p>RXDY</text:p>
          </table:table-cell>
          <table:table-cell table:number-columns-repeated="1021"/>
        </table:table-row>
        <table:table-row table:style-name="ro1">
          <table:table-cell table:formula="of:=[.B106]&amp;&quot;-&quot;&amp;[.C106]" office:value-type="string" office:string-value="4115-PNMO">
            <text:p>4115-PNMO</text:p>
          </table:table-cell>
          <table:table-cell office:value-type="float" office:value="4115">
            <text:p>4115</text:p>
          </table:table-cell>
          <table:table-cell table:style-name="ce1" table:formula="of:=CHAR(RANDBETWEEN(65;90) )&amp;CHAR(RANDBETWEEN(65;90) )&amp;CHAR(RANDBETWEEN(65;90) )&amp;CHAR(RANDBETWEEN(65;90) )" office:value-type="string" office:string-value="PNMO">
            <text:p>PNMO</text:p>
          </table:table-cell>
          <table:table-cell table:number-columns-repeated="1021"/>
        </table:table-row>
        <table:table-row table:style-name="ro1">
          <table:table-cell table:formula="of:=[.B107]&amp;&quot;-&quot;&amp;[.C107]" office:value-type="string" office:string-value="4116-KVIS">
            <text:p>4116-KVIS</text:p>
          </table:table-cell>
          <table:table-cell office:value-type="float" office:value="4116">
            <text:p>4116</text:p>
          </table:table-cell>
          <table:table-cell table:style-name="ce1" table:formula="of:=CHAR(RANDBETWEEN(65;90) )&amp;CHAR(RANDBETWEEN(65;90) )&amp;CHAR(RANDBETWEEN(65;90) )&amp;CHAR(RANDBETWEEN(65;90) )" office:value-type="string" office:string-value="KVIS">
            <text:p>KVIS</text:p>
          </table:table-cell>
          <table:table-cell table:number-columns-repeated="1021"/>
        </table:table-row>
        <table:table-row table:style-name="ro1">
          <table:table-cell table:formula="of:=[.B108]&amp;&quot;-&quot;&amp;[.C108]" office:value-type="string" office:string-value="4117-NAWH">
            <text:p>4117-NAWH</text:p>
          </table:table-cell>
          <table:table-cell office:value-type="float" office:value="4117">
            <text:p>4117</text:p>
          </table:table-cell>
          <table:table-cell table:style-name="ce1" table:formula="of:=CHAR(RANDBETWEEN(65;90) )&amp;CHAR(RANDBETWEEN(65;90) )&amp;CHAR(RANDBETWEEN(65;90) )&amp;CHAR(RANDBETWEEN(65;90) )" office:value-type="string" office:string-value="NAWH">
            <text:p>NAWH</text:p>
          </table:table-cell>
          <table:table-cell table:number-columns-repeated="1021"/>
        </table:table-row>
        <table:table-row table:style-name="ro1">
          <table:table-cell table:formula="of:=[.B109]&amp;&quot;-&quot;&amp;[.C109]" office:value-type="string" office:string-value="4118-ZRFF">
            <text:p>4118-ZRFF</text:p>
          </table:table-cell>
          <table:table-cell office:value-type="float" office:value="4118">
            <text:p>4118</text:p>
          </table:table-cell>
          <table:table-cell table:style-name="ce1" table:formula="of:=CHAR(RANDBETWEEN(65;90) )&amp;CHAR(RANDBETWEEN(65;90) )&amp;CHAR(RANDBETWEEN(65;90) )&amp;CHAR(RANDBETWEEN(65;90) )" office:value-type="string" office:string-value="ZRFF">
            <text:p>ZRFF</text:p>
          </table:table-cell>
          <table:table-cell table:number-columns-repeated="1021"/>
        </table:table-row>
        <table:table-row table:style-name="ro1">
          <table:table-cell table:formula="of:=[.B110]&amp;&quot;-&quot;&amp;[.C110]" office:value-type="string" office:string-value="4119-MHHS">
            <text:p>4119-MHHS</text:p>
          </table:table-cell>
          <table:table-cell office:value-type="float" office:value="4119">
            <text:p>4119</text:p>
          </table:table-cell>
          <table:table-cell table:style-name="ce1" table:formula="of:=CHAR(RANDBETWEEN(65;90) )&amp;CHAR(RANDBETWEEN(65;90) )&amp;CHAR(RANDBETWEEN(65;90) )&amp;CHAR(RANDBETWEEN(65;90) )" office:value-type="string" office:string-value="MHHS">
            <text:p>MHHS</text:p>
          </table:table-cell>
          <table:table-cell table:number-columns-repeated="1021"/>
        </table:table-row>
        <table:table-row table:style-name="ro1">
          <table:table-cell table:formula="of:=[.B111]&amp;&quot;-&quot;&amp;[.C111]" office:value-type="string" office:string-value="4120-HACD">
            <text:p>4120-HACD</text:p>
          </table:table-cell>
          <table:table-cell office:value-type="float" office:value="4120">
            <text:p>4120</text:p>
          </table:table-cell>
          <table:table-cell table:style-name="ce1" table:formula="of:=CHAR(RANDBETWEEN(65;90) )&amp;CHAR(RANDBETWEEN(65;90) )&amp;CHAR(RANDBETWEEN(65;90) )&amp;CHAR(RANDBETWEEN(65;90) )" office:value-type="string" office:string-value="HACD">
            <text:p>HACD</text:p>
          </table:table-cell>
          <table:table-cell table:number-columns-repeated="1021"/>
        </table:table-row>
        <table:table-row table:style-name="ro1">
          <table:table-cell table:formula="of:=[.B112]&amp;&quot;-&quot;&amp;[.C112]" office:value-type="string" office:string-value="4121-TXRT">
            <text:p>4121-TXRT</text:p>
          </table:table-cell>
          <table:table-cell office:value-type="float" office:value="4121">
            <text:p>4121</text:p>
          </table:table-cell>
          <table:table-cell table:style-name="ce1" table:formula="of:=CHAR(RANDBETWEEN(65;90) )&amp;CHAR(RANDBETWEEN(65;90) )&amp;CHAR(RANDBETWEEN(65;90) )&amp;CHAR(RANDBETWEEN(65;90) )" office:value-type="string" office:string-value="TXRT">
            <text:p>TXRT</text:p>
          </table:table-cell>
          <table:table-cell table:number-columns-repeated="1021"/>
        </table:table-row>
        <table:table-row table:style-name="ro1">
          <table:table-cell table:formula="of:=[.B113]&amp;&quot;-&quot;&amp;[.C113]" office:value-type="string" office:string-value="4122-FLLP">
            <text:p>4122-FLLP</text:p>
          </table:table-cell>
          <table:table-cell office:value-type="float" office:value="4122">
            <text:p>4122</text:p>
          </table:table-cell>
          <table:table-cell table:style-name="ce1" table:formula="of:=CHAR(RANDBETWEEN(65;90) )&amp;CHAR(RANDBETWEEN(65;90) )&amp;CHAR(RANDBETWEEN(65;90) )&amp;CHAR(RANDBETWEEN(65;90) )" office:value-type="string" office:string-value="FLLP">
            <text:p>FLLP</text:p>
          </table:table-cell>
          <table:table-cell table:number-columns-repeated="1021"/>
        </table:table-row>
        <table:table-row table:style-name="ro1">
          <table:table-cell table:formula="of:=[.B114]&amp;&quot;-&quot;&amp;[.C114]" office:value-type="string" office:string-value="4123-FTTN">
            <text:p>4123-FTTN</text:p>
          </table:table-cell>
          <table:table-cell office:value-type="float" office:value="4123">
            <text:p>4123</text:p>
          </table:table-cell>
          <table:table-cell table:style-name="ce1" table:formula="of:=CHAR(RANDBETWEEN(65;90) )&amp;CHAR(RANDBETWEEN(65;90) )&amp;CHAR(RANDBETWEEN(65;90) )&amp;CHAR(RANDBETWEEN(65;90) )" office:value-type="string" office:string-value="FTTN">
            <text:p>FTTN</text:p>
          </table:table-cell>
          <table:table-cell table:number-columns-repeated="1021"/>
        </table:table-row>
        <table:table-row table:style-name="ro1">
          <table:table-cell table:formula="of:=[.B115]&amp;&quot;-&quot;&amp;[.C115]" office:value-type="string" office:string-value="4124-WJJW">
            <text:p>4124-WJJW</text:p>
          </table:table-cell>
          <table:table-cell office:value-type="float" office:value="4124">
            <text:p>4124</text:p>
          </table:table-cell>
          <table:table-cell table:style-name="ce1" table:formula="of:=CHAR(RANDBETWEEN(65;90) )&amp;CHAR(RANDBETWEEN(65;90) )&amp;CHAR(RANDBETWEEN(65;90) )&amp;CHAR(RANDBETWEEN(65;90) )" office:value-type="string" office:string-value="WJJW">
            <text:p>WJJW</text:p>
          </table:table-cell>
          <table:table-cell table:number-columns-repeated="1021"/>
        </table:table-row>
        <table:table-row table:style-name="ro1">
          <table:table-cell table:formula="of:=[.B116]&amp;&quot;-&quot;&amp;[.C116]" office:value-type="string" office:string-value="4125-WZLQ">
            <text:p>4125-WZLQ</text:p>
          </table:table-cell>
          <table:table-cell office:value-type="float" office:value="4125">
            <text:p>4125</text:p>
          </table:table-cell>
          <table:table-cell table:style-name="ce1" table:formula="of:=CHAR(RANDBETWEEN(65;90) )&amp;CHAR(RANDBETWEEN(65;90) )&amp;CHAR(RANDBETWEEN(65;90) )&amp;CHAR(RANDBETWEEN(65;90) )" office:value-type="string" office:string-value="WZLQ">
            <text:p>WZLQ</text:p>
          </table:table-cell>
          <table:table-cell table:number-columns-repeated="1021"/>
        </table:table-row>
        <table:table-row table:style-name="ro1">
          <table:table-cell table:formula="of:=[.B117]&amp;&quot;-&quot;&amp;[.C117]" office:value-type="string" office:string-value="4126-RMCZ">
            <text:p>4126-RMCZ</text:p>
          </table:table-cell>
          <table:table-cell office:value-type="float" office:value="4126">
            <text:p>4126</text:p>
          </table:table-cell>
          <table:table-cell table:style-name="ce1" table:formula="of:=CHAR(RANDBETWEEN(65;90) )&amp;CHAR(RANDBETWEEN(65;90) )&amp;CHAR(RANDBETWEEN(65;90) )&amp;CHAR(RANDBETWEEN(65;90) )" office:value-type="string" office:string-value="RMCZ">
            <text:p>RMCZ</text:p>
          </table:table-cell>
          <table:table-cell table:number-columns-repeated="1021"/>
        </table:table-row>
        <table:table-row table:style-name="ro1">
          <table:table-cell table:formula="of:=[.B118]&amp;&quot;-&quot;&amp;[.C118]" office:value-type="string" office:string-value="4127-CLIM">
            <text:p>4127-CLIM</text:p>
          </table:table-cell>
          <table:table-cell office:value-type="float" office:value="4127">
            <text:p>4127</text:p>
          </table:table-cell>
          <table:table-cell table:style-name="ce1" table:formula="of:=CHAR(RANDBETWEEN(65;90) )&amp;CHAR(RANDBETWEEN(65;90) )&amp;CHAR(RANDBETWEEN(65;90) )&amp;CHAR(RANDBETWEEN(65;90) )" office:value-type="string" office:string-value="CLIM">
            <text:p>CLIM</text:p>
          </table:table-cell>
          <table:table-cell table:number-columns-repeated="1021"/>
        </table:table-row>
        <table:table-row table:style-name="ro1">
          <table:table-cell table:formula="of:=[.B119]&amp;&quot;-&quot;&amp;[.C119]" office:value-type="string" office:string-value="4128-OAXM">
            <text:p>4128-OAXM</text:p>
          </table:table-cell>
          <table:table-cell office:value-type="float" office:value="4128">
            <text:p>4128</text:p>
          </table:table-cell>
          <table:table-cell table:style-name="ce1" table:formula="of:=CHAR(RANDBETWEEN(65;90) )&amp;CHAR(RANDBETWEEN(65;90) )&amp;CHAR(RANDBETWEEN(65;90) )&amp;CHAR(RANDBETWEEN(65;90) )" office:value-type="string" office:string-value="OAXM">
            <text:p>OAXM</text:p>
          </table:table-cell>
          <table:table-cell table:number-columns-repeated="1021"/>
        </table:table-row>
        <table:table-row table:style-name="ro1">
          <table:table-cell table:formula="of:=[.B120]&amp;&quot;-&quot;&amp;[.C120]" office:value-type="string" office:string-value="4129-DIGL">
            <text:p>4129-DIGL</text:p>
          </table:table-cell>
          <table:table-cell office:value-type="float" office:value="4129">
            <text:p>4129</text:p>
          </table:table-cell>
          <table:table-cell table:style-name="ce1" table:formula="of:=CHAR(RANDBETWEEN(65;90) )&amp;CHAR(RANDBETWEEN(65;90) )&amp;CHAR(RANDBETWEEN(65;90) )&amp;CHAR(RANDBETWEEN(65;90) )" office:value-type="string" office:string-value="DIGL">
            <text:p>DIGL</text:p>
          </table:table-cell>
          <table:table-cell table:number-columns-repeated="1021"/>
        </table:table-row>
        <table:table-row table:style-name="ro1">
          <table:table-cell table:formula="of:=[.B121]&amp;&quot;-&quot;&amp;[.C121]" office:value-type="string" office:string-value="4130-TBOB">
            <text:p>4130-TBOB</text:p>
          </table:table-cell>
          <table:table-cell office:value-type="float" office:value="4130">
            <text:p>4130</text:p>
          </table:table-cell>
          <table:table-cell table:style-name="ce1" table:formula="of:=CHAR(RANDBETWEEN(65;90) )&amp;CHAR(RANDBETWEEN(65;90) )&amp;CHAR(RANDBETWEEN(65;90) )&amp;CHAR(RANDBETWEEN(65;90) )" office:value-type="string" office:string-value="TBOB">
            <text:p>TBOB</text:p>
          </table:table-cell>
          <table:table-cell table:number-columns-repeated="1021"/>
        </table:table-row>
        <table:table-row table:style-name="ro1">
          <table:table-cell table:formula="of:=[.B122]&amp;&quot;-&quot;&amp;[.C122]" office:value-type="string" office:string-value="4131-OUXG">
            <text:p>4131-OUXG</text:p>
          </table:table-cell>
          <table:table-cell office:value-type="float" office:value="4131">
            <text:p>4131</text:p>
          </table:table-cell>
          <table:table-cell table:style-name="ce1" table:formula="of:=CHAR(RANDBETWEEN(65;90) )&amp;CHAR(RANDBETWEEN(65;90) )&amp;CHAR(RANDBETWEEN(65;90) )&amp;CHAR(RANDBETWEEN(65;90) )" office:value-type="string" office:string-value="OUXG">
            <text:p>OUXG</text:p>
          </table:table-cell>
          <table:table-cell table:number-columns-repeated="1021"/>
        </table:table-row>
        <table:table-row table:style-name="ro1">
          <table:table-cell table:formula="of:=[.B123]&amp;&quot;-&quot;&amp;[.C123]" office:value-type="string" office:string-value="4132-VMIF">
            <text:p>4132-VMIF</text:p>
          </table:table-cell>
          <table:table-cell office:value-type="float" office:value="4132">
            <text:p>4132</text:p>
          </table:table-cell>
          <table:table-cell table:style-name="ce1" table:formula="of:=CHAR(RANDBETWEEN(65;90) )&amp;CHAR(RANDBETWEEN(65;90) )&amp;CHAR(RANDBETWEEN(65;90) )&amp;CHAR(RANDBETWEEN(65;90) )" office:value-type="string" office:string-value="VMIF">
            <text:p>VMIF</text:p>
          </table:table-cell>
          <table:table-cell table:number-columns-repeated="1021"/>
        </table:table-row>
        <table:table-row table:style-name="ro1">
          <table:table-cell table:formula="of:=[.B124]&amp;&quot;-&quot;&amp;[.C124]" office:value-type="string" office:string-value="4133-YBEN">
            <text:p>4133-YBEN</text:p>
          </table:table-cell>
          <table:table-cell office:value-type="float" office:value="4133">
            <text:p>4133</text:p>
          </table:table-cell>
          <table:table-cell table:style-name="ce1" table:formula="of:=CHAR(RANDBETWEEN(65;90) )&amp;CHAR(RANDBETWEEN(65;90) )&amp;CHAR(RANDBETWEEN(65;90) )&amp;CHAR(RANDBETWEEN(65;90) )" office:value-type="string" office:string-value="YBEN">
            <text:p>YBEN</text:p>
          </table:table-cell>
          <table:table-cell table:number-columns-repeated="1021"/>
        </table:table-row>
        <table:table-row table:style-name="ro1">
          <table:table-cell table:formula="of:=[.B125]&amp;&quot;-&quot;&amp;[.C125]" office:value-type="string" office:string-value="4134-MQXQ">
            <text:p>4134-MQXQ</text:p>
          </table:table-cell>
          <table:table-cell office:value-type="float" office:value="4134">
            <text:p>4134</text:p>
          </table:table-cell>
          <table:table-cell table:style-name="ce1" table:formula="of:=CHAR(RANDBETWEEN(65;90) )&amp;CHAR(RANDBETWEEN(65;90) )&amp;CHAR(RANDBETWEEN(65;90) )&amp;CHAR(RANDBETWEEN(65;90) )" office:value-type="string" office:string-value="MQXQ">
            <text:p>MQXQ</text:p>
          </table:table-cell>
          <table:table-cell table:number-columns-repeated="1021"/>
        </table:table-row>
        <table:table-row table:style-name="ro1">
          <table:table-cell table:formula="of:=[.B126]&amp;&quot;-&quot;&amp;[.C126]" office:value-type="string" office:string-value="4135-BXAV">
            <text:p>4135-BXAV</text:p>
          </table:table-cell>
          <table:table-cell office:value-type="float" office:value="4135">
            <text:p>4135</text:p>
          </table:table-cell>
          <table:table-cell table:style-name="ce1" table:formula="of:=CHAR(RANDBETWEEN(65;90) )&amp;CHAR(RANDBETWEEN(65;90) )&amp;CHAR(RANDBETWEEN(65;90) )&amp;CHAR(RANDBETWEEN(65;90) )" office:value-type="string" office:string-value="BXAV">
            <text:p>BXAV</text:p>
          </table:table-cell>
          <table:table-cell table:number-columns-repeated="1021"/>
        </table:table-row>
        <table:table-row table:style-name="ro1">
          <table:table-cell table:formula="of:=[.B127]&amp;&quot;-&quot;&amp;[.C127]" office:value-type="string" office:string-value="4136-DGXK">
            <text:p>4136-DGXK</text:p>
          </table:table-cell>
          <table:table-cell office:value-type="float" office:value="4136">
            <text:p>4136</text:p>
          </table:table-cell>
          <table:table-cell table:style-name="ce1" table:formula="of:=CHAR(RANDBETWEEN(65;90) )&amp;CHAR(RANDBETWEEN(65;90) )&amp;CHAR(RANDBETWEEN(65;90) )&amp;CHAR(RANDBETWEEN(65;90) )" office:value-type="string" office:string-value="DGXK">
            <text:p>DGXK</text:p>
          </table:table-cell>
          <table:table-cell table:number-columns-repeated="1021"/>
        </table:table-row>
        <table:table-row table:style-name="ro1">
          <table:table-cell table:formula="of:=[.B128]&amp;&quot;-&quot;&amp;[.C128]" office:value-type="string" office:string-value="4137-SJFV">
            <text:p>4137-SJFV</text:p>
          </table:table-cell>
          <table:table-cell office:value-type="float" office:value="4137">
            <text:p>4137</text:p>
          </table:table-cell>
          <table:table-cell table:style-name="ce1" table:formula="of:=CHAR(RANDBETWEEN(65;90) )&amp;CHAR(RANDBETWEEN(65;90) )&amp;CHAR(RANDBETWEEN(65;90) )&amp;CHAR(RANDBETWEEN(65;90) )" office:value-type="string" office:string-value="SJFV">
            <text:p>SJFV</text:p>
          </table:table-cell>
          <table:table-cell table:number-columns-repeated="1021"/>
        </table:table-row>
        <table:table-row table:style-name="ro1">
          <table:table-cell table:formula="of:=[.B129]&amp;&quot;-&quot;&amp;[.C129]" office:value-type="string" office:string-value="4138-VVSN">
            <text:p>4138-VVSN</text:p>
          </table:table-cell>
          <table:table-cell office:value-type="float" office:value="4138">
            <text:p>4138</text:p>
          </table:table-cell>
          <table:table-cell table:style-name="ce1" table:formula="of:=CHAR(RANDBETWEEN(65;90) )&amp;CHAR(RANDBETWEEN(65;90) )&amp;CHAR(RANDBETWEEN(65;90) )&amp;CHAR(RANDBETWEEN(65;90) )" office:value-type="string" office:string-value="VVSN">
            <text:p>VVSN</text:p>
          </table:table-cell>
          <table:table-cell table:number-columns-repeated="1021"/>
        </table:table-row>
        <table:table-row table:style-name="ro1">
          <table:table-cell table:formula="of:=[.B130]&amp;&quot;-&quot;&amp;[.C130]" office:value-type="string" office:string-value="4139-GSMA">
            <text:p>4139-GSMA</text:p>
          </table:table-cell>
          <table:table-cell office:value-type="float" office:value="4139">
            <text:p>4139</text:p>
          </table:table-cell>
          <table:table-cell table:style-name="ce1" table:formula="of:=CHAR(RANDBETWEEN(65;90) )&amp;CHAR(RANDBETWEEN(65;90) )&amp;CHAR(RANDBETWEEN(65;90) )&amp;CHAR(RANDBETWEEN(65;90) )" office:value-type="string" office:string-value="GSMA">
            <text:p>GSMA</text:p>
          </table:table-cell>
          <table:table-cell table:number-columns-repeated="1021"/>
        </table:table-row>
        <table:table-row table:style-name="ro1">
          <table:table-cell table:formula="of:=[.B131]&amp;&quot;-&quot;&amp;[.C131]" office:value-type="string" office:string-value="4140-MKOK">
            <text:p>4140-MKOK</text:p>
          </table:table-cell>
          <table:table-cell office:value-type="float" office:value="4140">
            <text:p>4140</text:p>
          </table:table-cell>
          <table:table-cell table:style-name="ce1" table:formula="of:=CHAR(RANDBETWEEN(65;90) )&amp;CHAR(RANDBETWEEN(65;90) )&amp;CHAR(RANDBETWEEN(65;90) )&amp;CHAR(RANDBETWEEN(65;90) )" office:value-type="string" office:string-value="MKOK">
            <text:p>MKOK</text:p>
          </table:table-cell>
          <table:table-cell table:number-columns-repeated="1021"/>
        </table:table-row>
        <table:table-row table:style-name="ro1">
          <table:table-cell table:formula="of:=[.B132]&amp;&quot;-&quot;&amp;[.C132]" office:value-type="string" office:string-value="4141-VHUP">
            <text:p>4141-VHUP</text:p>
          </table:table-cell>
          <table:table-cell office:value-type="float" office:value="4141">
            <text:p>4141</text:p>
          </table:table-cell>
          <table:table-cell table:style-name="ce1" table:formula="of:=CHAR(RANDBETWEEN(65;90) )&amp;CHAR(RANDBETWEEN(65;90) )&amp;CHAR(RANDBETWEEN(65;90) )&amp;CHAR(RANDBETWEEN(65;90) )" office:value-type="string" office:string-value="VHUP">
            <text:p>VHUP</text:p>
          </table:table-cell>
          <table:table-cell table:number-columns-repeated="1021"/>
        </table:table-row>
        <table:table-row table:style-name="ro1">
          <table:table-cell table:formula="of:=[.B133]&amp;&quot;-&quot;&amp;[.C133]" office:value-type="string" office:string-value="4142-EBLD">
            <text:p>4142-EBLD</text:p>
          </table:table-cell>
          <table:table-cell office:value-type="float" office:value="4142">
            <text:p>4142</text:p>
          </table:table-cell>
          <table:table-cell table:style-name="ce1" table:formula="of:=CHAR(RANDBETWEEN(65;90) )&amp;CHAR(RANDBETWEEN(65;90) )&amp;CHAR(RANDBETWEEN(65;90) )&amp;CHAR(RANDBETWEEN(65;90) )" office:value-type="string" office:string-value="EBLD">
            <text:p>EBLD</text:p>
          </table:table-cell>
          <table:table-cell table:number-columns-repeated="1021"/>
        </table:table-row>
        <table:table-row table:style-name="ro1">
          <table:table-cell table:formula="of:=[.B134]&amp;&quot;-&quot;&amp;[.C134]" office:value-type="string" office:string-value="4143-XGFK">
            <text:p>4143-XGFK</text:p>
          </table:table-cell>
          <table:table-cell office:value-type="float" office:value="4143">
            <text:p>4143</text:p>
          </table:table-cell>
          <table:table-cell table:style-name="ce1" table:formula="of:=CHAR(RANDBETWEEN(65;90) )&amp;CHAR(RANDBETWEEN(65;90) )&amp;CHAR(RANDBETWEEN(65;90) )&amp;CHAR(RANDBETWEEN(65;90) )" office:value-type="string" office:string-value="XGFK">
            <text:p>XGFK</text:p>
          </table:table-cell>
          <table:table-cell table:number-columns-repeated="1021"/>
        </table:table-row>
        <table:table-row table:style-name="ro1">
          <table:table-cell table:formula="of:=[.B135]&amp;&quot;-&quot;&amp;[.C135]" office:value-type="string" office:string-value="4144-DBHZ">
            <text:p>4144-DBHZ</text:p>
          </table:table-cell>
          <table:table-cell office:value-type="float" office:value="4144">
            <text:p>4144</text:p>
          </table:table-cell>
          <table:table-cell table:style-name="ce1" table:formula="of:=CHAR(RANDBETWEEN(65;90) )&amp;CHAR(RANDBETWEEN(65;90) )&amp;CHAR(RANDBETWEEN(65;90) )&amp;CHAR(RANDBETWEEN(65;90) )" office:value-type="string" office:string-value="DBHZ">
            <text:p>DBHZ</text:p>
          </table:table-cell>
          <table:table-cell table:number-columns-repeated="1021"/>
        </table:table-row>
        <table:table-row table:style-name="ro1">
          <table:table-cell table:formula="of:=[.B136]&amp;&quot;-&quot;&amp;[.C136]" office:value-type="string" office:string-value="4145-RDXJ">
            <text:p>4145-RDXJ</text:p>
          </table:table-cell>
          <table:table-cell office:value-type="float" office:value="4145">
            <text:p>4145</text:p>
          </table:table-cell>
          <table:table-cell table:style-name="ce1" table:formula="of:=CHAR(RANDBETWEEN(65;90) )&amp;CHAR(RANDBETWEEN(65;90) )&amp;CHAR(RANDBETWEEN(65;90) )&amp;CHAR(RANDBETWEEN(65;90) )" office:value-type="string" office:string-value="RDXJ">
            <text:p>RDXJ</text:p>
          </table:table-cell>
          <table:table-cell table:number-columns-repeated="1021"/>
        </table:table-row>
        <table:table-row table:style-name="ro1">
          <table:table-cell table:formula="of:=[.B137]&amp;&quot;-&quot;&amp;[.C137]" office:value-type="string" office:string-value="4146-IRNR">
            <text:p>4146-IRNR</text:p>
          </table:table-cell>
          <table:table-cell office:value-type="float" office:value="4146">
            <text:p>4146</text:p>
          </table:table-cell>
          <table:table-cell table:style-name="ce1" table:formula="of:=CHAR(RANDBETWEEN(65;90) )&amp;CHAR(RANDBETWEEN(65;90) )&amp;CHAR(RANDBETWEEN(65;90) )&amp;CHAR(RANDBETWEEN(65;90) )" office:value-type="string" office:string-value="IRNR">
            <text:p>IRNR</text:p>
          </table:table-cell>
          <table:table-cell table:number-columns-repeated="1021"/>
        </table:table-row>
        <table:table-row table:style-name="ro1">
          <table:table-cell table:formula="of:=[.B138]&amp;&quot;-&quot;&amp;[.C138]" office:value-type="string" office:string-value="4147-JVRU">
            <text:p>4147-JVRU</text:p>
          </table:table-cell>
          <table:table-cell office:value-type="float" office:value="4147">
            <text:p>4147</text:p>
          </table:table-cell>
          <table:table-cell table:style-name="ce1" table:formula="of:=CHAR(RANDBETWEEN(65;90) )&amp;CHAR(RANDBETWEEN(65;90) )&amp;CHAR(RANDBETWEEN(65;90) )&amp;CHAR(RANDBETWEEN(65;90) )" office:value-type="string" office:string-value="JVRU">
            <text:p>JVRU</text:p>
          </table:table-cell>
          <table:table-cell table:number-columns-repeated="1021"/>
        </table:table-row>
        <table:table-row table:style-name="ro1">
          <table:table-cell table:formula="of:=[.B139]&amp;&quot;-&quot;&amp;[.C139]" office:value-type="string" office:string-value="4148-KMLN">
            <text:p>4148-KMLN</text:p>
          </table:table-cell>
          <table:table-cell office:value-type="float" office:value="4148">
            <text:p>4148</text:p>
          </table:table-cell>
          <table:table-cell table:style-name="ce1" table:formula="of:=CHAR(RANDBETWEEN(65;90) )&amp;CHAR(RANDBETWEEN(65;90) )&amp;CHAR(RANDBETWEEN(65;90) )&amp;CHAR(RANDBETWEEN(65;90) )" office:value-type="string" office:string-value="KMLN">
            <text:p>KMLN</text:p>
          </table:table-cell>
          <table:table-cell table:number-columns-repeated="1021"/>
        </table:table-row>
        <table:table-row table:style-name="ro1">
          <table:table-cell table:formula="of:=[.B140]&amp;&quot;-&quot;&amp;[.C140]" office:value-type="string" office:string-value="4149-TVNC">
            <text:p>4149-TVNC</text:p>
          </table:table-cell>
          <table:table-cell office:value-type="float" office:value="4149">
            <text:p>4149</text:p>
          </table:table-cell>
          <table:table-cell table:style-name="ce1" table:formula="of:=CHAR(RANDBETWEEN(65;90) )&amp;CHAR(RANDBETWEEN(65;90) )&amp;CHAR(RANDBETWEEN(65;90) )&amp;CHAR(RANDBETWEEN(65;90) )" office:value-type="string" office:string-value="TVNC">
            <text:p>TVNC</text:p>
          </table:table-cell>
          <table:table-cell table:number-columns-repeated="1021"/>
        </table:table-row>
        <table:table-row table:style-name="ro1">
          <table:table-cell table:formula="of:=[.B141]&amp;&quot;-&quot;&amp;[.C141]" office:value-type="string" office:string-value="4150-CDSU">
            <text:p>4150-CDSU</text:p>
          </table:table-cell>
          <table:table-cell office:value-type="float" office:value="4150">
            <text:p>4150</text:p>
          </table:table-cell>
          <table:table-cell table:style-name="ce1" table:formula="of:=CHAR(RANDBETWEEN(65;90) )&amp;CHAR(RANDBETWEEN(65;90) )&amp;CHAR(RANDBETWEEN(65;90) )&amp;CHAR(RANDBETWEEN(65;90) )" office:value-type="string" office:string-value="CDSU">
            <text:p>CDSU</text:p>
          </table:table-cell>
          <table:table-cell table:number-columns-repeated="1021"/>
        </table:table-row>
        <table:table-row table:style-name="ro1">
          <table:table-cell table:formula="of:=[.B142]&amp;&quot;-&quot;&amp;[.C142]" office:value-type="string" office:string-value="4151-FROB">
            <text:p>4151-FROB</text:p>
          </table:table-cell>
          <table:table-cell office:value-type="float" office:value="4151">
            <text:p>4151</text:p>
          </table:table-cell>
          <table:table-cell table:style-name="ce1" table:formula="of:=CHAR(RANDBETWEEN(65;90) )&amp;CHAR(RANDBETWEEN(65;90) )&amp;CHAR(RANDBETWEEN(65;90) )&amp;CHAR(RANDBETWEEN(65;90) )" office:value-type="string" office:string-value="FROB">
            <text:p>FROB</text:p>
          </table:table-cell>
          <table:table-cell table:number-columns-repeated="1021"/>
        </table:table-row>
        <table:table-row table:style-name="ro1">
          <table:table-cell table:formula="of:=[.B143]&amp;&quot;-&quot;&amp;[.C143]" office:value-type="string" office:string-value="4152-VQLT">
            <text:p>4152-VQLT</text:p>
          </table:table-cell>
          <table:table-cell office:value-type="float" office:value="4152">
            <text:p>4152</text:p>
          </table:table-cell>
          <table:table-cell table:style-name="ce1" table:formula="of:=CHAR(RANDBETWEEN(65;90) )&amp;CHAR(RANDBETWEEN(65;90) )&amp;CHAR(RANDBETWEEN(65;90) )&amp;CHAR(RANDBETWEEN(65;90) )" office:value-type="string" office:string-value="VQLT">
            <text:p>VQLT</text:p>
          </table:table-cell>
          <table:table-cell table:number-columns-repeated="1021"/>
        </table:table-row>
        <table:table-row table:style-name="ro1">
          <table:table-cell table:formula="of:=[.B144]&amp;&quot;-&quot;&amp;[.C144]" office:value-type="string" office:string-value="4153-UWEK">
            <text:p>4153-UWEK</text:p>
          </table:table-cell>
          <table:table-cell office:value-type="float" office:value="4153">
            <text:p>4153</text:p>
          </table:table-cell>
          <table:table-cell table:style-name="ce1" table:formula="of:=CHAR(RANDBETWEEN(65;90) )&amp;CHAR(RANDBETWEEN(65;90) )&amp;CHAR(RANDBETWEEN(65;90) )&amp;CHAR(RANDBETWEEN(65;90) )" office:value-type="string" office:string-value="UWEK">
            <text:p>UWEK</text:p>
          </table:table-cell>
          <table:table-cell table:number-columns-repeated="1021"/>
        </table:table-row>
        <table:table-row table:style-name="ro1">
          <table:table-cell table:formula="of:=[.B145]&amp;&quot;-&quot;&amp;[.C145]" office:value-type="string" office:string-value="4154-ZDGZ">
            <text:p>4154-ZDGZ</text:p>
          </table:table-cell>
          <table:table-cell office:value-type="float" office:value="4154">
            <text:p>4154</text:p>
          </table:table-cell>
          <table:table-cell table:style-name="ce1" table:formula="of:=CHAR(RANDBETWEEN(65;90) )&amp;CHAR(RANDBETWEEN(65;90) )&amp;CHAR(RANDBETWEEN(65;90) )&amp;CHAR(RANDBETWEEN(65;90) )" office:value-type="string" office:string-value="ZDGZ">
            <text:p>ZDGZ</text:p>
          </table:table-cell>
          <table:table-cell table:number-columns-repeated="1021"/>
        </table:table-row>
        <table:table-row table:style-name="ro1">
          <table:table-cell table:formula="of:=[.B146]&amp;&quot;-&quot;&amp;[.C146]" office:value-type="string" office:string-value="4155-KUBZ">
            <text:p>4155-KUBZ</text:p>
          </table:table-cell>
          <table:table-cell office:value-type="float" office:value="4155">
            <text:p>4155</text:p>
          </table:table-cell>
          <table:table-cell table:style-name="ce1" table:formula="of:=CHAR(RANDBETWEEN(65;90) )&amp;CHAR(RANDBETWEEN(65;90) )&amp;CHAR(RANDBETWEEN(65;90) )&amp;CHAR(RANDBETWEEN(65;90) )" office:value-type="string" office:string-value="KUBZ">
            <text:p>KUBZ</text:p>
          </table:table-cell>
          <table:table-cell table:number-columns-repeated="1021"/>
        </table:table-row>
        <table:table-row table:style-name="ro1">
          <table:table-cell table:formula="of:=[.B147]&amp;&quot;-&quot;&amp;[.C147]" office:value-type="string" office:string-value="4156-KGIF">
            <text:p>4156-KGIF</text:p>
          </table:table-cell>
          <table:table-cell office:value-type="float" office:value="4156">
            <text:p>4156</text:p>
          </table:table-cell>
          <table:table-cell table:style-name="ce1" table:formula="of:=CHAR(RANDBETWEEN(65;90) )&amp;CHAR(RANDBETWEEN(65;90) )&amp;CHAR(RANDBETWEEN(65;90) )&amp;CHAR(RANDBETWEEN(65;90) )" office:value-type="string" office:string-value="KGIF">
            <text:p>KGIF</text:p>
          </table:table-cell>
          <table:table-cell table:number-columns-repeated="1021"/>
        </table:table-row>
        <table:table-row table:style-name="ro1">
          <table:table-cell table:formula="of:=[.B148]&amp;&quot;-&quot;&amp;[.C148]" office:value-type="string" office:string-value="4157-JGKL">
            <text:p>4157-JGKL</text:p>
          </table:table-cell>
          <table:table-cell office:value-type="float" office:value="4157">
            <text:p>4157</text:p>
          </table:table-cell>
          <table:table-cell table:style-name="ce1" table:formula="of:=CHAR(RANDBETWEEN(65;90) )&amp;CHAR(RANDBETWEEN(65;90) )&amp;CHAR(RANDBETWEEN(65;90) )&amp;CHAR(RANDBETWEEN(65;90) )" office:value-type="string" office:string-value="JGKL">
            <text:p>JGKL</text:p>
          </table:table-cell>
          <table:table-cell table:number-columns-repeated="1021"/>
        </table:table-row>
        <table:table-row table:style-name="ro1">
          <table:table-cell table:formula="of:=[.B149]&amp;&quot;-&quot;&amp;[.C149]" office:value-type="string" office:string-value="4158-LLDT">
            <text:p>4158-LLDT</text:p>
          </table:table-cell>
          <table:table-cell office:value-type="float" office:value="4158">
            <text:p>4158</text:p>
          </table:table-cell>
          <table:table-cell table:style-name="ce1" table:formula="of:=CHAR(RANDBETWEEN(65;90) )&amp;CHAR(RANDBETWEEN(65;90) )&amp;CHAR(RANDBETWEEN(65;90) )&amp;CHAR(RANDBETWEEN(65;90) )" office:value-type="string" office:string-value="LLDT">
            <text:p>LLDT</text:p>
          </table:table-cell>
          <table:table-cell table:number-columns-repeated="1021"/>
        </table:table-row>
        <table:table-row table:style-name="ro1">
          <table:table-cell table:formula="of:=[.B150]&amp;&quot;-&quot;&amp;[.C150]" office:value-type="string" office:string-value="4159-JXRU">
            <text:p>4159-JXRU</text:p>
          </table:table-cell>
          <table:table-cell office:value-type="float" office:value="4159">
            <text:p>4159</text:p>
          </table:table-cell>
          <table:table-cell table:style-name="ce1" table:formula="of:=CHAR(RANDBETWEEN(65;90) )&amp;CHAR(RANDBETWEEN(65;90) )&amp;CHAR(RANDBETWEEN(65;90) )&amp;CHAR(RANDBETWEEN(65;90) )" office:value-type="string" office:string-value="JXRU">
            <text:p>JXRU</text:p>
          </table:table-cell>
          <table:table-cell table:number-columns-repeated="1021"/>
        </table:table-row>
        <table:table-row table:style-name="ro1">
          <table:table-cell table:formula="of:=[.B151]&amp;&quot;-&quot;&amp;[.C151]" office:value-type="string" office:string-value="4160-CUDB">
            <text:p>4160-CUDB</text:p>
          </table:table-cell>
          <table:table-cell office:value-type="float" office:value="4160">
            <text:p>4160</text:p>
          </table:table-cell>
          <table:table-cell table:style-name="ce1" table:formula="of:=CHAR(RANDBETWEEN(65;90) )&amp;CHAR(RANDBETWEEN(65;90) )&amp;CHAR(RANDBETWEEN(65;90) )&amp;CHAR(RANDBETWEEN(65;90) )" office:value-type="string" office:string-value="CUDB">
            <text:p>CUDB</text:p>
          </table:table-cell>
          <table:table-cell table:number-columns-repeated="1021"/>
        </table:table-row>
        <table:table-row table:style-name="ro1">
          <table:table-cell table:formula="of:=[.B152]&amp;&quot;-&quot;&amp;[.C152]" office:value-type="string" office:string-value="4161-KCEI">
            <text:p>4161-KCEI</text:p>
          </table:table-cell>
          <table:table-cell office:value-type="float" office:value="4161">
            <text:p>4161</text:p>
          </table:table-cell>
          <table:table-cell table:style-name="ce1" table:formula="of:=CHAR(RANDBETWEEN(65;90) )&amp;CHAR(RANDBETWEEN(65;90) )&amp;CHAR(RANDBETWEEN(65;90) )&amp;CHAR(RANDBETWEEN(65;90) )" office:value-type="string" office:string-value="KCEI">
            <text:p>KCEI</text:p>
          </table:table-cell>
          <table:table-cell table:number-columns-repeated="1021"/>
        </table:table-row>
        <table:table-row table:style-name="ro1">
          <table:table-cell table:formula="of:=[.B153]&amp;&quot;-&quot;&amp;[.C153]" office:value-type="string" office:string-value="4162-RBYA">
            <text:p>4162-RBYA</text:p>
          </table:table-cell>
          <table:table-cell office:value-type="float" office:value="4162">
            <text:p>4162</text:p>
          </table:table-cell>
          <table:table-cell table:style-name="ce1" table:formula="of:=CHAR(RANDBETWEEN(65;90) )&amp;CHAR(RANDBETWEEN(65;90) )&amp;CHAR(RANDBETWEEN(65;90) )&amp;CHAR(RANDBETWEEN(65;90) )" office:value-type="string" office:string-value="RBYA">
            <text:p>RBYA</text:p>
          </table:table-cell>
          <table:table-cell table:number-columns-repeated="1021"/>
        </table:table-row>
        <table:table-row table:style-name="ro1">
          <table:table-cell table:formula="of:=[.B154]&amp;&quot;-&quot;&amp;[.C154]" office:value-type="string" office:string-value="4163-JTIR">
            <text:p>4163-JTIR</text:p>
          </table:table-cell>
          <table:table-cell office:value-type="float" office:value="4163">
            <text:p>4163</text:p>
          </table:table-cell>
          <table:table-cell table:style-name="ce1" table:formula="of:=CHAR(RANDBETWEEN(65;90) )&amp;CHAR(RANDBETWEEN(65;90) )&amp;CHAR(RANDBETWEEN(65;90) )&amp;CHAR(RANDBETWEEN(65;90) )" office:value-type="string" office:string-value="JTIR">
            <text:p>JTIR</text:p>
          </table:table-cell>
          <table:table-cell table:number-columns-repeated="1021"/>
        </table:table-row>
        <table:table-row table:style-name="ro1">
          <table:table-cell table:formula="of:=[.B155]&amp;&quot;-&quot;&amp;[.C155]" office:value-type="string" office:string-value="4164-OEDX">
            <text:p>4164-OEDX</text:p>
          </table:table-cell>
          <table:table-cell office:value-type="float" office:value="4164">
            <text:p>4164</text:p>
          </table:table-cell>
          <table:table-cell table:style-name="ce1" table:formula="of:=CHAR(RANDBETWEEN(65;90) )&amp;CHAR(RANDBETWEEN(65;90) )&amp;CHAR(RANDBETWEEN(65;90) )&amp;CHAR(RANDBETWEEN(65;90) )" office:value-type="string" office:string-value="OEDX">
            <text:p>OEDX</text:p>
          </table:table-cell>
          <table:table-cell table:number-columns-repeated="1021"/>
        </table:table-row>
        <table:table-row table:style-name="ro1">
          <table:table-cell table:formula="of:=[.B156]&amp;&quot;-&quot;&amp;[.C156]" office:value-type="string" office:string-value="4165-KCSQ">
            <text:p>4165-KCSQ</text:p>
          </table:table-cell>
          <table:table-cell office:value-type="float" office:value="4165">
            <text:p>4165</text:p>
          </table:table-cell>
          <table:table-cell table:style-name="ce1" table:formula="of:=CHAR(RANDBETWEEN(65;90) )&amp;CHAR(RANDBETWEEN(65;90) )&amp;CHAR(RANDBETWEEN(65;90) )&amp;CHAR(RANDBETWEEN(65;90) )" office:value-type="string" office:string-value="KCSQ">
            <text:p>KCSQ</text:p>
          </table:table-cell>
          <table:table-cell table:number-columns-repeated="1021"/>
        </table:table-row>
        <table:table-row table:style-name="ro1">
          <table:table-cell table:formula="of:=[.B157]&amp;&quot;-&quot;&amp;[.C157]" office:value-type="string" office:string-value="4166-LIVE">
            <text:p>4166-LIVE</text:p>
          </table:table-cell>
          <table:table-cell office:value-type="float" office:value="4166">
            <text:p>4166</text:p>
          </table:table-cell>
          <table:table-cell table:style-name="ce1" table:formula="of:=CHAR(RANDBETWEEN(65;90) )&amp;CHAR(RANDBETWEEN(65;90) )&amp;CHAR(RANDBETWEEN(65;90) )&amp;CHAR(RANDBETWEEN(65;90) )" office:value-type="string" office:string-value="LIVE">
            <text:p>LIVE</text:p>
          </table:table-cell>
          <table:table-cell table:number-columns-repeated="1021"/>
        </table:table-row>
        <table:table-row table:style-name="ro1">
          <table:table-cell table:formula="of:=[.B158]&amp;&quot;-&quot;&amp;[.C158]" office:value-type="string" office:string-value="4167-NWVH">
            <text:p>4167-NWVH</text:p>
          </table:table-cell>
          <table:table-cell office:value-type="float" office:value="4167">
            <text:p>4167</text:p>
          </table:table-cell>
          <table:table-cell table:style-name="ce1" table:formula="of:=CHAR(RANDBETWEEN(65;90) )&amp;CHAR(RANDBETWEEN(65;90) )&amp;CHAR(RANDBETWEEN(65;90) )&amp;CHAR(RANDBETWEEN(65;90) )" office:value-type="string" office:string-value="NWVH">
            <text:p>NWVH</text:p>
          </table:table-cell>
          <table:table-cell table:number-columns-repeated="1021"/>
        </table:table-row>
        <table:table-row table:style-name="ro1">
          <table:table-cell table:formula="of:=[.B159]&amp;&quot;-&quot;&amp;[.C159]" office:value-type="string" office:string-value="4168-BLTF">
            <text:p>4168-BLTF</text:p>
          </table:table-cell>
          <table:table-cell office:value-type="float" office:value="4168">
            <text:p>4168</text:p>
          </table:table-cell>
          <table:table-cell table:style-name="ce1" table:formula="of:=CHAR(RANDBETWEEN(65;90) )&amp;CHAR(RANDBETWEEN(65;90) )&amp;CHAR(RANDBETWEEN(65;90) )&amp;CHAR(RANDBETWEEN(65;90) )" office:value-type="string" office:string-value="BLTF">
            <text:p>BLTF</text:p>
          </table:table-cell>
          <table:table-cell table:number-columns-repeated="1021"/>
        </table:table-row>
        <table:table-row table:style-name="ro1">
          <table:table-cell table:formula="of:=[.B160]&amp;&quot;-&quot;&amp;[.C160]" office:value-type="string" office:string-value="4169-PWAT">
            <text:p>4169-PWAT</text:p>
          </table:table-cell>
          <table:table-cell office:value-type="float" office:value="4169">
            <text:p>4169</text:p>
          </table:table-cell>
          <table:table-cell table:style-name="ce1" table:formula="of:=CHAR(RANDBETWEEN(65;90) )&amp;CHAR(RANDBETWEEN(65;90) )&amp;CHAR(RANDBETWEEN(65;90) )&amp;CHAR(RANDBETWEEN(65;90) )" office:value-type="string" office:string-value="PWAT">
            <text:p>PWAT</text:p>
          </table:table-cell>
          <table:table-cell table:number-columns-repeated="1021"/>
        </table:table-row>
        <table:table-row table:style-name="ro1">
          <table:table-cell table:formula="of:=[.B161]&amp;&quot;-&quot;&amp;[.C161]" office:value-type="string" office:string-value="4170-SGNK">
            <text:p>4170-SGNK</text:p>
          </table:table-cell>
          <table:table-cell office:value-type="float" office:value="4170">
            <text:p>4170</text:p>
          </table:table-cell>
          <table:table-cell table:style-name="ce1" table:formula="of:=CHAR(RANDBETWEEN(65;90) )&amp;CHAR(RANDBETWEEN(65;90) )&amp;CHAR(RANDBETWEEN(65;90) )&amp;CHAR(RANDBETWEEN(65;90) )" office:value-type="string" office:string-value="SGNK">
            <text:p>SGNK</text:p>
          </table:table-cell>
          <table:table-cell table:number-columns-repeated="1021"/>
        </table:table-row>
        <table:table-row table:style-name="ro1">
          <table:table-cell table:formula="of:=[.B162]&amp;&quot;-&quot;&amp;[.C162]" office:value-type="string" office:string-value="4171-LVOK">
            <text:p>4171-LVOK</text:p>
          </table:table-cell>
          <table:table-cell office:value-type="float" office:value="4171">
            <text:p>4171</text:p>
          </table:table-cell>
          <table:table-cell table:style-name="ce1" table:formula="of:=CHAR(RANDBETWEEN(65;90) )&amp;CHAR(RANDBETWEEN(65;90) )&amp;CHAR(RANDBETWEEN(65;90) )&amp;CHAR(RANDBETWEEN(65;90) )" office:value-type="string" office:string-value="LVOK">
            <text:p>LVOK</text:p>
          </table:table-cell>
          <table:table-cell table:number-columns-repeated="1021"/>
        </table:table-row>
        <table:table-row table:style-name="ro1">
          <table:table-cell table:formula="of:=[.B163]&amp;&quot;-&quot;&amp;[.C163]" office:value-type="string" office:string-value="4172-POAD">
            <text:p>4172-POAD</text:p>
          </table:table-cell>
          <table:table-cell office:value-type="float" office:value="4172">
            <text:p>4172</text:p>
          </table:table-cell>
          <table:table-cell table:style-name="ce1" table:formula="of:=CHAR(RANDBETWEEN(65;90) )&amp;CHAR(RANDBETWEEN(65;90) )&amp;CHAR(RANDBETWEEN(65;90) )&amp;CHAR(RANDBETWEEN(65;90) )" office:value-type="string" office:string-value="POAD">
            <text:p>POAD</text:p>
          </table:table-cell>
          <table:table-cell table:number-columns-repeated="1021"/>
        </table:table-row>
        <table:table-row table:style-name="ro1">
          <table:table-cell table:formula="of:=[.B164]&amp;&quot;-&quot;&amp;[.C164]" office:value-type="string" office:string-value="4173-GBYN">
            <text:p>4173-GBYN</text:p>
          </table:table-cell>
          <table:table-cell office:value-type="float" office:value="4173">
            <text:p>4173</text:p>
          </table:table-cell>
          <table:table-cell table:style-name="ce1" table:formula="of:=CHAR(RANDBETWEEN(65;90) )&amp;CHAR(RANDBETWEEN(65;90) )&amp;CHAR(RANDBETWEEN(65;90) )&amp;CHAR(RANDBETWEEN(65;90) )" office:value-type="string" office:string-value="GBYN">
            <text:p>GBYN</text:p>
          </table:table-cell>
          <table:table-cell table:number-columns-repeated="1021"/>
        </table:table-row>
        <table:table-row table:style-name="ro1">
          <table:table-cell table:formula="of:=[.B165]&amp;&quot;-&quot;&amp;[.C165]" office:value-type="string" office:string-value="4174-TJBM">
            <text:p>4174-TJBM</text:p>
          </table:table-cell>
          <table:table-cell office:value-type="float" office:value="4174">
            <text:p>4174</text:p>
          </table:table-cell>
          <table:table-cell table:style-name="ce1" table:formula="of:=CHAR(RANDBETWEEN(65;90) )&amp;CHAR(RANDBETWEEN(65;90) )&amp;CHAR(RANDBETWEEN(65;90) )&amp;CHAR(RANDBETWEEN(65;90) )" office:value-type="string" office:string-value="TJBM">
            <text:p>TJBM</text:p>
          </table:table-cell>
          <table:table-cell table:number-columns-repeated="1021"/>
        </table:table-row>
        <table:table-row table:style-name="ro1">
          <table:table-cell table:formula="of:=[.B166]&amp;&quot;-&quot;&amp;[.C166]" office:value-type="string" office:string-value="4175-EBNJ">
            <text:p>4175-EBNJ</text:p>
          </table:table-cell>
          <table:table-cell office:value-type="float" office:value="4175">
            <text:p>4175</text:p>
          </table:table-cell>
          <table:table-cell table:style-name="ce1" table:formula="of:=CHAR(RANDBETWEEN(65;90) )&amp;CHAR(RANDBETWEEN(65;90) )&amp;CHAR(RANDBETWEEN(65;90) )&amp;CHAR(RANDBETWEEN(65;90) )" office:value-type="string" office:string-value="EBNJ">
            <text:p>EBNJ</text:p>
          </table:table-cell>
          <table:table-cell table:number-columns-repeated="1021"/>
        </table:table-row>
        <table:table-row table:style-name="ro1">
          <table:table-cell table:formula="of:=[.B167]&amp;&quot;-&quot;&amp;[.C167]" office:value-type="string" office:string-value="4176-QXOE">
            <text:p>4176-QXOE</text:p>
          </table:table-cell>
          <table:table-cell office:value-type="float" office:value="4176">
            <text:p>4176</text:p>
          </table:table-cell>
          <table:table-cell table:style-name="ce1" table:formula="of:=CHAR(RANDBETWEEN(65;90) )&amp;CHAR(RANDBETWEEN(65;90) )&amp;CHAR(RANDBETWEEN(65;90) )&amp;CHAR(RANDBETWEEN(65;90) )" office:value-type="string" office:string-value="QXOE">
            <text:p>QXOE</text:p>
          </table:table-cell>
          <table:table-cell table:number-columns-repeated="1021"/>
        </table:table-row>
        <table:table-row table:style-name="ro1">
          <table:table-cell table:formula="of:=[.B168]&amp;&quot;-&quot;&amp;[.C168]" office:value-type="string" office:string-value="4177-BEGI">
            <text:p>4177-BEGI</text:p>
          </table:table-cell>
          <table:table-cell office:value-type="float" office:value="4177">
            <text:p>4177</text:p>
          </table:table-cell>
          <table:table-cell table:style-name="ce1" table:formula="of:=CHAR(RANDBETWEEN(65;90) )&amp;CHAR(RANDBETWEEN(65;90) )&amp;CHAR(RANDBETWEEN(65;90) )&amp;CHAR(RANDBETWEEN(65;90) )" office:value-type="string" office:string-value="BEGI">
            <text:p>BEGI</text:p>
          </table:table-cell>
          <table:table-cell table:number-columns-repeated="1021"/>
        </table:table-row>
        <table:table-row table:style-name="ro1">
          <table:table-cell table:formula="of:=[.B169]&amp;&quot;-&quot;&amp;[.C169]" office:value-type="string" office:string-value="4178-WRRF">
            <text:p>4178-WRRF</text:p>
          </table:table-cell>
          <table:table-cell office:value-type="float" office:value="4178">
            <text:p>4178</text:p>
          </table:table-cell>
          <table:table-cell table:style-name="ce1" table:formula="of:=CHAR(RANDBETWEEN(65;90) )&amp;CHAR(RANDBETWEEN(65;90) )&amp;CHAR(RANDBETWEEN(65;90) )&amp;CHAR(RANDBETWEEN(65;90) )" office:value-type="string" office:string-value="WRRF">
            <text:p>WRRF</text:p>
          </table:table-cell>
          <table:table-cell table:number-columns-repeated="1021"/>
        </table:table-row>
        <table:table-row table:style-name="ro1">
          <table:table-cell table:formula="of:=[.B170]&amp;&quot;-&quot;&amp;[.C170]" office:value-type="string" office:string-value="4179-WNXW">
            <text:p>4179-WNXW</text:p>
          </table:table-cell>
          <table:table-cell office:value-type="float" office:value="4179">
            <text:p>4179</text:p>
          </table:table-cell>
          <table:table-cell table:style-name="ce1" table:formula="of:=CHAR(RANDBETWEEN(65;90) )&amp;CHAR(RANDBETWEEN(65;90) )&amp;CHAR(RANDBETWEEN(65;90) )&amp;CHAR(RANDBETWEEN(65;90) )" office:value-type="string" office:string-value="WNXW">
            <text:p>WNXW</text:p>
          </table:table-cell>
          <table:table-cell table:number-columns-repeated="1021"/>
        </table:table-row>
        <table:table-row table:style-name="ro1">
          <table:table-cell table:formula="of:=[.B171]&amp;&quot;-&quot;&amp;[.C171]" office:value-type="string" office:string-value="4180-CUNX">
            <text:p>4180-CUNX</text:p>
          </table:table-cell>
          <table:table-cell office:value-type="float" office:value="4180">
            <text:p>4180</text:p>
          </table:table-cell>
          <table:table-cell table:style-name="ce1" table:formula="of:=CHAR(RANDBETWEEN(65;90) )&amp;CHAR(RANDBETWEEN(65;90) )&amp;CHAR(RANDBETWEEN(65;90) )&amp;CHAR(RANDBETWEEN(65;90) )" office:value-type="string" office:string-value="CUNX">
            <text:p>CUNX</text:p>
          </table:table-cell>
          <table:table-cell table:number-columns-repeated="1021"/>
        </table:table-row>
        <table:table-row table:style-name="ro1">
          <table:table-cell table:formula="of:=[.B172]&amp;&quot;-&quot;&amp;[.C172]" office:value-type="string" office:string-value="4181-DWSD">
            <text:p>4181-DWSD</text:p>
          </table:table-cell>
          <table:table-cell office:value-type="float" office:value="4181">
            <text:p>4181</text:p>
          </table:table-cell>
          <table:table-cell table:style-name="ce1" table:formula="of:=CHAR(RANDBETWEEN(65;90) )&amp;CHAR(RANDBETWEEN(65;90) )&amp;CHAR(RANDBETWEEN(65;90) )&amp;CHAR(RANDBETWEEN(65;90) )" office:value-type="string" office:string-value="DWSD">
            <text:p>DWSD</text:p>
          </table:table-cell>
          <table:table-cell table:number-columns-repeated="1021"/>
        </table:table-row>
        <table:table-row table:style-name="ro1">
          <table:table-cell table:formula="of:=[.B173]&amp;&quot;-&quot;&amp;[.C173]" office:value-type="string" office:string-value="4182-KMTR">
            <text:p>4182-KMTR</text:p>
          </table:table-cell>
          <table:table-cell office:value-type="float" office:value="4182">
            <text:p>4182</text:p>
          </table:table-cell>
          <table:table-cell table:style-name="ce1" table:formula="of:=CHAR(RANDBETWEEN(65;90) )&amp;CHAR(RANDBETWEEN(65;90) )&amp;CHAR(RANDBETWEEN(65;90) )&amp;CHAR(RANDBETWEEN(65;90) )" office:value-type="string" office:string-value="KMTR">
            <text:p>KMTR</text:p>
          </table:table-cell>
          <table:table-cell table:number-columns-repeated="1021"/>
        </table:table-row>
        <table:table-row table:style-name="ro1">
          <table:table-cell table:formula="of:=[.B174]&amp;&quot;-&quot;&amp;[.C174]" office:value-type="string" office:string-value="4183-EJCS">
            <text:p>4183-EJCS</text:p>
          </table:table-cell>
          <table:table-cell office:value-type="float" office:value="4183">
            <text:p>4183</text:p>
          </table:table-cell>
          <table:table-cell table:style-name="ce1" table:formula="of:=CHAR(RANDBETWEEN(65;90) )&amp;CHAR(RANDBETWEEN(65;90) )&amp;CHAR(RANDBETWEEN(65;90) )&amp;CHAR(RANDBETWEEN(65;90) )" office:value-type="string" office:string-value="EJCS">
            <text:p>EJCS</text:p>
          </table:table-cell>
          <table:table-cell table:number-columns-repeated="1021"/>
        </table:table-row>
        <table:table-row table:style-name="ro1">
          <table:table-cell table:formula="of:=[.B175]&amp;&quot;-&quot;&amp;[.C175]" office:value-type="string" office:string-value="4184-NMTR">
            <text:p>4184-NMTR</text:p>
          </table:table-cell>
          <table:table-cell office:value-type="float" office:value="4184">
            <text:p>4184</text:p>
          </table:table-cell>
          <table:table-cell table:style-name="ce1" table:formula="of:=CHAR(RANDBETWEEN(65;90) )&amp;CHAR(RANDBETWEEN(65;90) )&amp;CHAR(RANDBETWEEN(65;90) )&amp;CHAR(RANDBETWEEN(65;90) )" office:value-type="string" office:string-value="NMTR">
            <text:p>NMTR</text:p>
          </table:table-cell>
          <table:table-cell table:number-columns-repeated="1021"/>
        </table:table-row>
        <table:table-row table:style-name="ro1">
          <table:table-cell table:formula="of:=[.B176]&amp;&quot;-&quot;&amp;[.C176]" office:value-type="string" office:string-value="4185-KBIW">
            <text:p>4185-KBIW</text:p>
          </table:table-cell>
          <table:table-cell office:value-type="float" office:value="4185">
            <text:p>4185</text:p>
          </table:table-cell>
          <table:table-cell table:style-name="ce1" table:formula="of:=CHAR(RANDBETWEEN(65;90) )&amp;CHAR(RANDBETWEEN(65;90) )&amp;CHAR(RANDBETWEEN(65;90) )&amp;CHAR(RANDBETWEEN(65;90) )" office:value-type="string" office:string-value="KBIW">
            <text:p>KBIW</text:p>
          </table:table-cell>
          <table:table-cell table:number-columns-repeated="1021"/>
        </table:table-row>
        <table:table-row table:style-name="ro1">
          <table:table-cell table:formula="of:=[.B177]&amp;&quot;-&quot;&amp;[.C177]" office:value-type="string" office:string-value="4186-PRMO">
            <text:p>4186-PRMO</text:p>
          </table:table-cell>
          <table:table-cell office:value-type="float" office:value="4186">
            <text:p>4186</text:p>
          </table:table-cell>
          <table:table-cell table:style-name="ce1" table:formula="of:=CHAR(RANDBETWEEN(65;90) )&amp;CHAR(RANDBETWEEN(65;90) )&amp;CHAR(RANDBETWEEN(65;90) )&amp;CHAR(RANDBETWEEN(65;90) )" office:value-type="string" office:string-value="PRMO">
            <text:p>PRMO</text:p>
          </table:table-cell>
          <table:table-cell table:number-columns-repeated="1021"/>
        </table:table-row>
        <table:table-row table:style-name="ro1">
          <table:table-cell table:formula="of:=[.B178]&amp;&quot;-&quot;&amp;[.C178]" office:value-type="string" office:string-value="4187-HXHN">
            <text:p>4187-HXHN</text:p>
          </table:table-cell>
          <table:table-cell office:value-type="float" office:value="4187">
            <text:p>4187</text:p>
          </table:table-cell>
          <table:table-cell table:style-name="ce1" table:formula="of:=CHAR(RANDBETWEEN(65;90) )&amp;CHAR(RANDBETWEEN(65;90) )&amp;CHAR(RANDBETWEEN(65;90) )&amp;CHAR(RANDBETWEEN(65;90) )" office:value-type="string" office:string-value="HXHN">
            <text:p>HXHN</text:p>
          </table:table-cell>
          <table:table-cell table:number-columns-repeated="1021"/>
        </table:table-row>
        <table:table-row table:style-name="ro1">
          <table:table-cell table:formula="of:=[.B179]&amp;&quot;-&quot;&amp;[.C179]" office:value-type="string" office:string-value="4188-YLTP">
            <text:p>4188-YLTP</text:p>
          </table:table-cell>
          <table:table-cell office:value-type="float" office:value="4188">
            <text:p>4188</text:p>
          </table:table-cell>
          <table:table-cell table:style-name="ce1" table:formula="of:=CHAR(RANDBETWEEN(65;90) )&amp;CHAR(RANDBETWEEN(65;90) )&amp;CHAR(RANDBETWEEN(65;90) )&amp;CHAR(RANDBETWEEN(65;90) )" office:value-type="string" office:string-value="YLTP">
            <text:p>YLTP</text:p>
          </table:table-cell>
          <table:table-cell table:number-columns-repeated="1021"/>
        </table:table-row>
        <table:table-row table:style-name="ro1">
          <table:table-cell table:formula="of:=[.B180]&amp;&quot;-&quot;&amp;[.C180]" office:value-type="string" office:string-value="4189-LSTW">
            <text:p>4189-LSTW</text:p>
          </table:table-cell>
          <table:table-cell office:value-type="float" office:value="4189">
            <text:p>4189</text:p>
          </table:table-cell>
          <table:table-cell table:style-name="ce1" table:formula="of:=CHAR(RANDBETWEEN(65;90) )&amp;CHAR(RANDBETWEEN(65;90) )&amp;CHAR(RANDBETWEEN(65;90) )&amp;CHAR(RANDBETWEEN(65;90) )" office:value-type="string" office:string-value="LSTW">
            <text:p>LSTW</text:p>
          </table:table-cell>
          <table:table-cell table:number-columns-repeated="1021"/>
        </table:table-row>
        <table:table-row table:style-name="ro1">
          <table:table-cell table:formula="of:=[.B181]&amp;&quot;-&quot;&amp;[.C181]" office:value-type="string" office:string-value="4190-DJLL">
            <text:p>4190-DJLL</text:p>
          </table:table-cell>
          <table:table-cell office:value-type="float" office:value="4190">
            <text:p>4190</text:p>
          </table:table-cell>
          <table:table-cell table:style-name="ce1" table:formula="of:=CHAR(RANDBETWEEN(65;90) )&amp;CHAR(RANDBETWEEN(65;90) )&amp;CHAR(RANDBETWEEN(65;90) )&amp;CHAR(RANDBETWEEN(65;90) )" office:value-type="string" office:string-value="DJLL">
            <text:p>DJLL</text:p>
          </table:table-cell>
          <table:table-cell table:number-columns-repeated="1021"/>
        </table:table-row>
        <table:table-row table:style-name="ro1">
          <table:table-cell table:formula="of:=[.B182]&amp;&quot;-&quot;&amp;[.C182]" office:value-type="string" office:string-value="4191-YXIH">
            <text:p>4191-YXIH</text:p>
          </table:table-cell>
          <table:table-cell office:value-type="float" office:value="4191">
            <text:p>4191</text:p>
          </table:table-cell>
          <table:table-cell table:style-name="ce1" table:formula="of:=CHAR(RANDBETWEEN(65;90) )&amp;CHAR(RANDBETWEEN(65;90) )&amp;CHAR(RANDBETWEEN(65;90) )&amp;CHAR(RANDBETWEEN(65;90) )" office:value-type="string" office:string-value="YXIH">
            <text:p>YXIH</text:p>
          </table:table-cell>
          <table:table-cell table:number-columns-repeated="1021"/>
        </table:table-row>
        <table:table-row table:style-name="ro1">
          <table:table-cell table:formula="of:=[.B183]&amp;&quot;-&quot;&amp;[.C183]" office:value-type="string" office:string-value="4192-IQSX">
            <text:p>4192-IQSX</text:p>
          </table:table-cell>
          <table:table-cell office:value-type="float" office:value="4192">
            <text:p>4192</text:p>
          </table:table-cell>
          <table:table-cell table:style-name="ce1" table:formula="of:=CHAR(RANDBETWEEN(65;90) )&amp;CHAR(RANDBETWEEN(65;90) )&amp;CHAR(RANDBETWEEN(65;90) )&amp;CHAR(RANDBETWEEN(65;90) )" office:value-type="string" office:string-value="IQSX">
            <text:p>IQSX</text:p>
          </table:table-cell>
          <table:table-cell table:number-columns-repeated="1021"/>
        </table:table-row>
        <table:table-row table:style-name="ro1">
          <table:table-cell table:formula="of:=[.B184]&amp;&quot;-&quot;&amp;[.C184]" office:value-type="string" office:string-value="4193-YWMX">
            <text:p>4193-YWMX</text:p>
          </table:table-cell>
          <table:table-cell office:value-type="float" office:value="4193">
            <text:p>4193</text:p>
          </table:table-cell>
          <table:table-cell table:style-name="ce1" table:formula="of:=CHAR(RANDBETWEEN(65;90) )&amp;CHAR(RANDBETWEEN(65;90) )&amp;CHAR(RANDBETWEEN(65;90) )&amp;CHAR(RANDBETWEEN(65;90) )" office:value-type="string" office:string-value="YWMX">
            <text:p>YWMX</text:p>
          </table:table-cell>
          <table:table-cell table:number-columns-repeated="1021"/>
        </table:table-row>
        <table:table-row table:style-name="ro1">
          <table:table-cell table:formula="of:=[.B185]&amp;&quot;-&quot;&amp;[.C185]" office:value-type="string" office:string-value="4194-SHZF">
            <text:p>4194-SHZF</text:p>
          </table:table-cell>
          <table:table-cell office:value-type="float" office:value="4194">
            <text:p>4194</text:p>
          </table:table-cell>
          <table:table-cell table:style-name="ce1" table:formula="of:=CHAR(RANDBETWEEN(65;90) )&amp;CHAR(RANDBETWEEN(65;90) )&amp;CHAR(RANDBETWEEN(65;90) )&amp;CHAR(RANDBETWEEN(65;90) )" office:value-type="string" office:string-value="SHZF">
            <text:p>SHZF</text:p>
          </table:table-cell>
          <table:table-cell table:number-columns-repeated="1021"/>
        </table:table-row>
        <table:table-row table:style-name="ro1">
          <table:table-cell table:formula="of:=[.B186]&amp;&quot;-&quot;&amp;[.C186]" office:value-type="string" office:string-value="4195-QIHE">
            <text:p>4195-QIHE</text:p>
          </table:table-cell>
          <table:table-cell office:value-type="float" office:value="4195">
            <text:p>4195</text:p>
          </table:table-cell>
          <table:table-cell table:style-name="ce1" table:formula="of:=CHAR(RANDBETWEEN(65;90) )&amp;CHAR(RANDBETWEEN(65;90) )&amp;CHAR(RANDBETWEEN(65;90) )&amp;CHAR(RANDBETWEEN(65;90) )" office:value-type="string" office:string-value="QIHE">
            <text:p>QIHE</text:p>
          </table:table-cell>
          <table:table-cell table:number-columns-repeated="1021"/>
        </table:table-row>
        <table:table-row table:style-name="ro1">
          <table:table-cell table:formula="of:=[.B187]&amp;&quot;-&quot;&amp;[.C187]" office:value-type="string" office:string-value="4196-XDZB">
            <text:p>4196-XDZB</text:p>
          </table:table-cell>
          <table:table-cell office:value-type="float" office:value="4196">
            <text:p>4196</text:p>
          </table:table-cell>
          <table:table-cell table:style-name="ce1" table:formula="of:=CHAR(RANDBETWEEN(65;90) )&amp;CHAR(RANDBETWEEN(65;90) )&amp;CHAR(RANDBETWEEN(65;90) )&amp;CHAR(RANDBETWEEN(65;90) )" office:value-type="string" office:string-value="XDZB">
            <text:p>XDZB</text:p>
          </table:table-cell>
          <table:table-cell table:number-columns-repeated="1021"/>
        </table:table-row>
        <table:table-row table:style-name="ro1">
          <table:table-cell table:formula="of:=[.B188]&amp;&quot;-&quot;&amp;[.C188]" office:value-type="string" office:string-value="4197-MKYZ">
            <text:p>4197-MKYZ</text:p>
          </table:table-cell>
          <table:table-cell office:value-type="float" office:value="4197">
            <text:p>4197</text:p>
          </table:table-cell>
          <table:table-cell table:style-name="ce1" table:formula="of:=CHAR(RANDBETWEEN(65;90) )&amp;CHAR(RANDBETWEEN(65;90) )&amp;CHAR(RANDBETWEEN(65;90) )&amp;CHAR(RANDBETWEEN(65;90) )" office:value-type="string" office:string-value="MKYZ">
            <text:p>MKYZ</text:p>
          </table:table-cell>
          <table:table-cell table:number-columns-repeated="1021"/>
        </table:table-row>
        <table:table-row table:style-name="ro1">
          <table:table-cell table:formula="of:=[.B189]&amp;&quot;-&quot;&amp;[.C189]" office:value-type="string" office:string-value="4198-LRPY">
            <text:p>4198-LRPY</text:p>
          </table:table-cell>
          <table:table-cell office:value-type="float" office:value="4198">
            <text:p>4198</text:p>
          </table:table-cell>
          <table:table-cell table:style-name="ce1" table:formula="of:=CHAR(RANDBETWEEN(65;90) )&amp;CHAR(RANDBETWEEN(65;90) )&amp;CHAR(RANDBETWEEN(65;90) )&amp;CHAR(RANDBETWEEN(65;90) )" office:value-type="string" office:string-value="LRPY">
            <text:p>LRPY</text:p>
          </table:table-cell>
          <table:table-cell table:number-columns-repeated="1021"/>
        </table:table-row>
        <table:table-row table:style-name="ro1">
          <table:table-cell table:formula="of:=[.B190]&amp;&quot;-&quot;&amp;[.C190]" office:value-type="string" office:string-value="4199-XBMO">
            <text:p>4199-XBMO</text:p>
          </table:table-cell>
          <table:table-cell office:value-type="float" office:value="4199">
            <text:p>4199</text:p>
          </table:table-cell>
          <table:table-cell table:style-name="ce1" table:formula="of:=CHAR(RANDBETWEEN(65;90) )&amp;CHAR(RANDBETWEEN(65;90) )&amp;CHAR(RANDBETWEEN(65;90) )&amp;CHAR(RANDBETWEEN(65;90) )" office:value-type="string" office:string-value="XBMO">
            <text:p>XBMO</text:p>
          </table:table-cell>
          <table:table-cell table:number-columns-repeated="1021"/>
        </table:table-row>
        <table:table-row table:style-name="ro1">
          <table:table-cell table:formula="of:=[.B191]&amp;&quot;-&quot;&amp;[.C191]" office:value-type="string" office:string-value="4200-CTVB">
            <text:p>4200-CTVB</text:p>
          </table:table-cell>
          <table:table-cell office:value-type="float" office:value="4200">
            <text:p>4200</text:p>
          </table:table-cell>
          <table:table-cell table:style-name="ce1" table:formula="of:=CHAR(RANDBETWEEN(65;90) )&amp;CHAR(RANDBETWEEN(65;90) )&amp;CHAR(RANDBETWEEN(65;90) )&amp;CHAR(RANDBETWEEN(65;90) )" office:value-type="string" office:string-value="CTVB">
            <text:p>CTVB</text:p>
          </table:table-cell>
          <table:table-cell table:number-columns-repeated="1021"/>
        </table:table-row>
        <table:table-row table:style-name="ro1">
          <table:table-cell table:formula="of:=[.B192]&amp;&quot;-&quot;&amp;[.C192]" office:value-type="string" office:string-value="4201-SSEQ">
            <text:p>4201-SSEQ</text:p>
          </table:table-cell>
          <table:table-cell office:value-type="float" office:value="4201">
            <text:p>4201</text:p>
          </table:table-cell>
          <table:table-cell table:style-name="ce1" table:formula="of:=CHAR(RANDBETWEEN(65;90) )&amp;CHAR(RANDBETWEEN(65;90) )&amp;CHAR(RANDBETWEEN(65;90) )&amp;CHAR(RANDBETWEEN(65;90) )" office:value-type="string" office:string-value="SSEQ">
            <text:p>SSEQ</text:p>
          </table:table-cell>
          <table:table-cell table:number-columns-repeated="1021"/>
        </table:table-row>
        <table:table-row table:style-name="ro1">
          <table:table-cell table:formula="of:=[.B193]&amp;&quot;-&quot;&amp;[.C193]" office:value-type="string" office:string-value="4202-MGAB">
            <text:p>4202-MGAB</text:p>
          </table:table-cell>
          <table:table-cell office:value-type="float" office:value="4202">
            <text:p>4202</text:p>
          </table:table-cell>
          <table:table-cell table:style-name="ce1" table:formula="of:=CHAR(RANDBETWEEN(65;90) )&amp;CHAR(RANDBETWEEN(65;90) )&amp;CHAR(RANDBETWEEN(65;90) )&amp;CHAR(RANDBETWEEN(65;90) )" office:value-type="string" office:string-value="MGAB">
            <text:p>MGAB</text:p>
          </table:table-cell>
          <table:table-cell table:number-columns-repeated="1021"/>
        </table:table-row>
        <table:table-row table:style-name="ro1">
          <table:table-cell table:formula="of:=[.B194]&amp;&quot;-&quot;&amp;[.C194]" office:value-type="string" office:string-value="4203-LCRL">
            <text:p>4203-LCRL</text:p>
          </table:table-cell>
          <table:table-cell office:value-type="float" office:value="4203">
            <text:p>4203</text:p>
          </table:table-cell>
          <table:table-cell table:style-name="ce1" table:formula="of:=CHAR(RANDBETWEEN(65;90) )&amp;CHAR(RANDBETWEEN(65;90) )&amp;CHAR(RANDBETWEEN(65;90) )&amp;CHAR(RANDBETWEEN(65;90) )" office:value-type="string" office:string-value="LCRL">
            <text:p>LCRL</text:p>
          </table:table-cell>
          <table:table-cell table:number-columns-repeated="1021"/>
        </table:table-row>
        <table:table-row table:style-name="ro1">
          <table:table-cell table:formula="of:=[.B195]&amp;&quot;-&quot;&amp;[.C195]" office:value-type="string" office:string-value="4204-PSLF">
            <text:p>4204-PSLF</text:p>
          </table:table-cell>
          <table:table-cell office:value-type="float" office:value="4204">
            <text:p>4204</text:p>
          </table:table-cell>
          <table:table-cell table:style-name="ce1" table:formula="of:=CHAR(RANDBETWEEN(65;90) )&amp;CHAR(RANDBETWEEN(65;90) )&amp;CHAR(RANDBETWEEN(65;90) )&amp;CHAR(RANDBETWEEN(65;90) )" office:value-type="string" office:string-value="PSLF">
            <text:p>PSLF</text:p>
          </table:table-cell>
          <table:table-cell table:number-columns-repeated="1021"/>
        </table:table-row>
        <table:table-row table:style-name="ro1">
          <table:table-cell table:formula="of:=[.B196]&amp;&quot;-&quot;&amp;[.C196]" office:value-type="string" office:string-value="4205-ASLB">
            <text:p>4205-ASLB</text:p>
          </table:table-cell>
          <table:table-cell office:value-type="float" office:value="4205">
            <text:p>4205</text:p>
          </table:table-cell>
          <table:table-cell table:style-name="ce1" table:formula="of:=CHAR(RANDBETWEEN(65;90) )&amp;CHAR(RANDBETWEEN(65;90) )&amp;CHAR(RANDBETWEEN(65;90) )&amp;CHAR(RANDBETWEEN(65;90) )" office:value-type="string" office:string-value="ASLB">
            <text:p>ASLB</text:p>
          </table:table-cell>
          <table:table-cell table:number-columns-repeated="1021"/>
        </table:table-row>
        <table:table-row table:style-name="ro1">
          <table:table-cell table:formula="of:=[.B197]&amp;&quot;-&quot;&amp;[.C197]" office:value-type="string" office:string-value="4206-AUMX">
            <text:p>4206-AUMX</text:p>
          </table:table-cell>
          <table:table-cell office:value-type="float" office:value="4206">
            <text:p>4206</text:p>
          </table:table-cell>
          <table:table-cell table:style-name="ce1" table:formula="of:=CHAR(RANDBETWEEN(65;90) )&amp;CHAR(RANDBETWEEN(65;90) )&amp;CHAR(RANDBETWEEN(65;90) )&amp;CHAR(RANDBETWEEN(65;90) )" office:value-type="string" office:string-value="AUMX">
            <text:p>AUMX</text:p>
          </table:table-cell>
          <table:table-cell table:number-columns-repeated="1021"/>
        </table:table-row>
        <table:table-row table:style-name="ro1">
          <table:table-cell table:formula="of:=[.B198]&amp;&quot;-&quot;&amp;[.C198]" office:value-type="string" office:string-value="4207-GSFH">
            <text:p>4207-GSFH</text:p>
          </table:table-cell>
          <table:table-cell office:value-type="float" office:value="4207">
            <text:p>4207</text:p>
          </table:table-cell>
          <table:table-cell table:style-name="ce1" table:formula="of:=CHAR(RANDBETWEEN(65;90) )&amp;CHAR(RANDBETWEEN(65;90) )&amp;CHAR(RANDBETWEEN(65;90) )&amp;CHAR(RANDBETWEEN(65;90) )" office:value-type="string" office:string-value="GSFH">
            <text:p>GSFH</text:p>
          </table:table-cell>
          <table:table-cell table:number-columns-repeated="1021"/>
        </table:table-row>
        <table:table-row table:style-name="ro1">
          <table:table-cell table:formula="of:=[.B199]&amp;&quot;-&quot;&amp;[.C199]" office:value-type="string" office:string-value="4208-VKZL">
            <text:p>4208-VKZL</text:p>
          </table:table-cell>
          <table:table-cell office:value-type="float" office:value="4208">
            <text:p>4208</text:p>
          </table:table-cell>
          <table:table-cell table:style-name="ce1" table:formula="of:=CHAR(RANDBETWEEN(65;90) )&amp;CHAR(RANDBETWEEN(65;90) )&amp;CHAR(RANDBETWEEN(65;90) )&amp;CHAR(RANDBETWEEN(65;90) )" office:value-type="string" office:string-value="VKZL">
            <text:p>VKZL</text:p>
          </table:table-cell>
          <table:table-cell table:number-columns-repeated="1021"/>
        </table:table-row>
        <table:table-row table:style-name="ro1">
          <table:table-cell table:formula="of:=[.B200]&amp;&quot;-&quot;&amp;[.C200]" office:value-type="string" office:string-value="4209-XIXC">
            <text:p>4209-XIXC</text:p>
          </table:table-cell>
          <table:table-cell office:value-type="float" office:value="4209">
            <text:p>4209</text:p>
          </table:table-cell>
          <table:table-cell table:style-name="ce1" table:formula="of:=CHAR(RANDBETWEEN(65;90) )&amp;CHAR(RANDBETWEEN(65;90) )&amp;CHAR(RANDBETWEEN(65;90) )&amp;CHAR(RANDBETWEEN(65;90) )" office:value-type="string" office:string-value="XIXC">
            <text:p>XIXC</text:p>
          </table:table-cell>
          <table:table-cell table:number-columns-repeated="1021"/>
        </table:table-row>
        <table:table-row table:style-name="ro1">
          <table:table-cell table:formula="of:=[.B201]&amp;&quot;-&quot;&amp;[.C201]" office:value-type="string" office:string-value="4210-IYHD">
            <text:p>4210-IYHD</text:p>
          </table:table-cell>
          <table:table-cell office:value-type="float" office:value="4210">
            <text:p>4210</text:p>
          </table:table-cell>
          <table:table-cell table:style-name="ce1" table:formula="of:=CHAR(RANDBETWEEN(65;90) )&amp;CHAR(RANDBETWEEN(65;90) )&amp;CHAR(RANDBETWEEN(65;90) )&amp;CHAR(RANDBETWEEN(65;90) )" office:value-type="string" office:string-value="IYHD">
            <text:p>IYHD</text:p>
          </table:table-cell>
          <table:table-cell table:number-columns-repeated="1021"/>
        </table:table-row>
        <table:table-row table:style-name="ro1">
          <table:table-cell table:formula="of:=[.B202]&amp;&quot;-&quot;&amp;[.C202]" office:value-type="string" office:string-value="4211-AJNZ">
            <text:p>4211-AJNZ</text:p>
          </table:table-cell>
          <table:table-cell office:value-type="float" office:value="4211">
            <text:p>4211</text:p>
          </table:table-cell>
          <table:table-cell table:style-name="ce1" table:formula="of:=CHAR(RANDBETWEEN(65;90) )&amp;CHAR(RANDBETWEEN(65;90) )&amp;CHAR(RANDBETWEEN(65;90) )&amp;CHAR(RANDBETWEEN(65;90) )" office:value-type="string" office:string-value="AJNZ">
            <text:p>AJNZ</text:p>
          </table:table-cell>
          <table:table-cell table:number-columns-repeated="1021"/>
        </table:table-row>
        <table:table-row table:style-name="ro1">
          <table:table-cell table:formula="of:=[.B203]&amp;&quot;-&quot;&amp;[.C203]" office:value-type="string" office:string-value="4212-EAHX">
            <text:p>4212-EAHX</text:p>
          </table:table-cell>
          <table:table-cell office:value-type="float" office:value="4212">
            <text:p>4212</text:p>
          </table:table-cell>
          <table:table-cell table:style-name="ce1" table:formula="of:=CHAR(RANDBETWEEN(65;90) )&amp;CHAR(RANDBETWEEN(65;90) )&amp;CHAR(RANDBETWEEN(65;90) )&amp;CHAR(RANDBETWEEN(65;90) )" office:value-type="string" office:string-value="EAHX">
            <text:p>EAHX</text:p>
          </table:table-cell>
          <table:table-cell table:number-columns-repeated="1021"/>
        </table:table-row>
        <table:table-row table:style-name="ro1">
          <table:table-cell table:formula="of:=[.B204]&amp;&quot;-&quot;&amp;[.C204]" office:value-type="string" office:string-value="4213-GNIP">
            <text:p>4213-GNIP</text:p>
          </table:table-cell>
          <table:table-cell office:value-type="float" office:value="4213">
            <text:p>4213</text:p>
          </table:table-cell>
          <table:table-cell table:style-name="ce1" table:formula="of:=CHAR(RANDBETWEEN(65;90) )&amp;CHAR(RANDBETWEEN(65;90) )&amp;CHAR(RANDBETWEEN(65;90) )&amp;CHAR(RANDBETWEEN(65;90) )" office:value-type="string" office:string-value="GNIP">
            <text:p>GNIP</text:p>
          </table:table-cell>
          <table:table-cell table:number-columns-repeated="1021"/>
        </table:table-row>
        <table:table-row table:style-name="ro1">
          <table:table-cell table:formula="of:=[.B205]&amp;&quot;-&quot;&amp;[.C205]" office:value-type="string" office:string-value="4214-BZNE">
            <text:p>4214-BZNE</text:p>
          </table:table-cell>
          <table:table-cell office:value-type="float" office:value="4214">
            <text:p>4214</text:p>
          </table:table-cell>
          <table:table-cell table:style-name="ce1" table:formula="of:=CHAR(RANDBETWEEN(65;90) )&amp;CHAR(RANDBETWEEN(65;90) )&amp;CHAR(RANDBETWEEN(65;90) )&amp;CHAR(RANDBETWEEN(65;90) )" office:value-type="string" office:string-value="BZNE">
            <text:p>BZNE</text:p>
          </table:table-cell>
          <table:table-cell table:number-columns-repeated="1021"/>
        </table:table-row>
        <table:table-row table:style-name="ro1">
          <table:table-cell table:formula="of:=[.B206]&amp;&quot;-&quot;&amp;[.C206]" office:value-type="string" office:string-value="4215-QZBR">
            <text:p>4215-QZBR</text:p>
          </table:table-cell>
          <table:table-cell office:value-type="float" office:value="4215">
            <text:p>4215</text:p>
          </table:table-cell>
          <table:table-cell table:style-name="ce1" table:formula="of:=CHAR(RANDBETWEEN(65;90) )&amp;CHAR(RANDBETWEEN(65;90) )&amp;CHAR(RANDBETWEEN(65;90) )&amp;CHAR(RANDBETWEEN(65;90) )" office:value-type="string" office:string-value="QZBR">
            <text:p>QZBR</text:p>
          </table:table-cell>
          <table:table-cell table:number-columns-repeated="1021"/>
        </table:table-row>
        <table:table-row table:style-name="ro1">
          <table:table-cell table:formula="of:=[.B207]&amp;&quot;-&quot;&amp;[.C207]" office:value-type="string" office:string-value="4216-OHPF">
            <text:p>4216-OHPF</text:p>
          </table:table-cell>
          <table:table-cell office:value-type="float" office:value="4216">
            <text:p>4216</text:p>
          </table:table-cell>
          <table:table-cell table:style-name="ce1" table:formula="of:=CHAR(RANDBETWEEN(65;90) )&amp;CHAR(RANDBETWEEN(65;90) )&amp;CHAR(RANDBETWEEN(65;90) )&amp;CHAR(RANDBETWEEN(65;90) )" office:value-type="string" office:string-value="OHPF">
            <text:p>OHPF</text:p>
          </table:table-cell>
          <table:table-cell table:number-columns-repeated="1021"/>
        </table:table-row>
        <table:table-row table:style-name="ro1">
          <table:table-cell table:formula="of:=[.B208]&amp;&quot;-&quot;&amp;[.C208]" office:value-type="string" office:string-value="4217-AVEJ">
            <text:p>4217-AVEJ</text:p>
          </table:table-cell>
          <table:table-cell office:value-type="float" office:value="4217">
            <text:p>4217</text:p>
          </table:table-cell>
          <table:table-cell table:style-name="ce1" table:formula="of:=CHAR(RANDBETWEEN(65;90) )&amp;CHAR(RANDBETWEEN(65;90) )&amp;CHAR(RANDBETWEEN(65;90) )&amp;CHAR(RANDBETWEEN(65;90) )" office:value-type="string" office:string-value="AVEJ">
            <text:p>AVEJ</text:p>
          </table:table-cell>
          <table:table-cell table:number-columns-repeated="1021"/>
        </table:table-row>
        <table:table-row table:style-name="ro1">
          <table:table-cell table:formula="of:=[.B209]&amp;&quot;-&quot;&amp;[.C209]" office:value-type="string" office:string-value="4218-HVBR">
            <text:p>4218-HVBR</text:p>
          </table:table-cell>
          <table:table-cell office:value-type="float" office:value="4218">
            <text:p>4218</text:p>
          </table:table-cell>
          <table:table-cell table:style-name="ce1" table:formula="of:=CHAR(RANDBETWEEN(65;90) )&amp;CHAR(RANDBETWEEN(65;90) )&amp;CHAR(RANDBETWEEN(65;90) )&amp;CHAR(RANDBETWEEN(65;90) )" office:value-type="string" office:string-value="HVBR">
            <text:p>HVBR</text:p>
          </table:table-cell>
          <table:table-cell table:number-columns-repeated="1021"/>
        </table:table-row>
        <table:table-row table:style-name="ro1">
          <table:table-cell table:formula="of:=[.B210]&amp;&quot;-&quot;&amp;[.C210]" office:value-type="string" office:string-value="4219-UHWO">
            <text:p>4219-UHWO</text:p>
          </table:table-cell>
          <table:table-cell office:value-type="float" office:value="4219">
            <text:p>4219</text:p>
          </table:table-cell>
          <table:table-cell table:style-name="ce1" table:formula="of:=CHAR(RANDBETWEEN(65;90) )&amp;CHAR(RANDBETWEEN(65;90) )&amp;CHAR(RANDBETWEEN(65;90) )&amp;CHAR(RANDBETWEEN(65;90) )" office:value-type="string" office:string-value="UHWO">
            <text:p>UHWO</text:p>
          </table:table-cell>
          <table:table-cell table:number-columns-repeated="1021"/>
        </table:table-row>
        <table:table-row table:style-name="ro1">
          <table:table-cell table:formula="of:=[.B211]&amp;&quot;-&quot;&amp;[.C211]" office:value-type="string" office:string-value="4220-HZVA">
            <text:p>4220-HZVA</text:p>
          </table:table-cell>
          <table:table-cell office:value-type="float" office:value="4220">
            <text:p>4220</text:p>
          </table:table-cell>
          <table:table-cell table:style-name="ce1" table:formula="of:=CHAR(RANDBETWEEN(65;90) )&amp;CHAR(RANDBETWEEN(65;90) )&amp;CHAR(RANDBETWEEN(65;90) )&amp;CHAR(RANDBETWEEN(65;90) )" office:value-type="string" office:string-value="HZVA">
            <text:p>HZVA</text:p>
          </table:table-cell>
          <table:table-cell table:number-columns-repeated="1021"/>
        </table:table-row>
        <table:table-row table:style-name="ro1">
          <table:table-cell table:formula="of:=[.B212]&amp;&quot;-&quot;&amp;[.C212]" office:value-type="string" office:string-value="4221-ZSWS">
            <text:p>4221-ZSWS</text:p>
          </table:table-cell>
          <table:table-cell office:value-type="float" office:value="4221">
            <text:p>4221</text:p>
          </table:table-cell>
          <table:table-cell table:style-name="ce1" table:formula="of:=CHAR(RANDBETWEEN(65;90) )&amp;CHAR(RANDBETWEEN(65;90) )&amp;CHAR(RANDBETWEEN(65;90) )&amp;CHAR(RANDBETWEEN(65;90) )" office:value-type="string" office:string-value="ZSWS">
            <text:p>ZSWS</text:p>
          </table:table-cell>
          <table:table-cell table:number-columns-repeated="1021"/>
        </table:table-row>
        <table:table-row table:style-name="ro1">
          <table:table-cell table:formula="of:=[.B213]&amp;&quot;-&quot;&amp;[.C213]" office:value-type="string" office:string-value="4222-IKNL">
            <text:p>4222-IKNL</text:p>
          </table:table-cell>
          <table:table-cell office:value-type="float" office:value="4222">
            <text:p>4222</text:p>
          </table:table-cell>
          <table:table-cell table:style-name="ce1" table:formula="of:=CHAR(RANDBETWEEN(65;90) )&amp;CHAR(RANDBETWEEN(65;90) )&amp;CHAR(RANDBETWEEN(65;90) )&amp;CHAR(RANDBETWEEN(65;90) )" office:value-type="string" office:string-value="IKNL">
            <text:p>IKNL</text:p>
          </table:table-cell>
          <table:table-cell table:number-columns-repeated="1021"/>
        </table:table-row>
        <table:table-row table:style-name="ro1">
          <table:table-cell table:formula="of:=[.B214]&amp;&quot;-&quot;&amp;[.C214]" office:value-type="string" office:string-value="4223-YFSW">
            <text:p>4223-YFSW</text:p>
          </table:table-cell>
          <table:table-cell office:value-type="float" office:value="4223">
            <text:p>4223</text:p>
          </table:table-cell>
          <table:table-cell table:style-name="ce1" table:formula="of:=CHAR(RANDBETWEEN(65;90) )&amp;CHAR(RANDBETWEEN(65;90) )&amp;CHAR(RANDBETWEEN(65;90) )&amp;CHAR(RANDBETWEEN(65;90) )" office:value-type="string" office:string-value="YFSW">
            <text:p>YFSW</text:p>
          </table:table-cell>
          <table:table-cell table:number-columns-repeated="1021"/>
        </table:table-row>
        <table:table-row table:style-name="ro1">
          <table:table-cell table:formula="of:=[.B215]&amp;&quot;-&quot;&amp;[.C215]" office:value-type="string" office:string-value="4224-KDIF">
            <text:p>4224-KDIF</text:p>
          </table:table-cell>
          <table:table-cell office:value-type="float" office:value="4224">
            <text:p>4224</text:p>
          </table:table-cell>
          <table:table-cell table:style-name="ce1" table:formula="of:=CHAR(RANDBETWEEN(65;90) )&amp;CHAR(RANDBETWEEN(65;90) )&amp;CHAR(RANDBETWEEN(65;90) )&amp;CHAR(RANDBETWEEN(65;90) )" office:value-type="string" office:string-value="KDIF">
            <text:p>KDIF</text:p>
          </table:table-cell>
          <table:table-cell table:number-columns-repeated="1021"/>
        </table:table-row>
        <table:table-row table:style-name="ro1">
          <table:table-cell table:formula="of:=[.B216]&amp;&quot;-&quot;&amp;[.C216]" office:value-type="string" office:string-value="4225-IUOZ">
            <text:p>4225-IUOZ</text:p>
          </table:table-cell>
          <table:table-cell office:value-type="float" office:value="4225">
            <text:p>4225</text:p>
          </table:table-cell>
          <table:table-cell table:style-name="ce1" table:formula="of:=CHAR(RANDBETWEEN(65;90) )&amp;CHAR(RANDBETWEEN(65;90) )&amp;CHAR(RANDBETWEEN(65;90) )&amp;CHAR(RANDBETWEEN(65;90) )" office:value-type="string" office:string-value="IUOZ">
            <text:p>IUOZ</text:p>
          </table:table-cell>
          <table:table-cell table:number-columns-repeated="1021"/>
        </table:table-row>
        <table:table-row table:style-name="ro1">
          <table:table-cell table:formula="of:=[.B217]&amp;&quot;-&quot;&amp;[.C217]" office:value-type="string" office:string-value="4226-UFQX">
            <text:p>4226-UFQX</text:p>
          </table:table-cell>
          <table:table-cell office:value-type="float" office:value="4226">
            <text:p>4226</text:p>
          </table:table-cell>
          <table:table-cell table:style-name="ce1" table:formula="of:=CHAR(RANDBETWEEN(65;90) )&amp;CHAR(RANDBETWEEN(65;90) )&amp;CHAR(RANDBETWEEN(65;90) )&amp;CHAR(RANDBETWEEN(65;90) )" office:value-type="string" office:string-value="UFQX">
            <text:p>UFQX</text:p>
          </table:table-cell>
          <table:table-cell table:number-columns-repeated="1021"/>
        </table:table-row>
        <table:table-row table:style-name="ro1">
          <table:table-cell table:formula="of:=[.B218]&amp;&quot;-&quot;&amp;[.C218]" office:value-type="string" office:string-value="4227-ZVXT">
            <text:p>4227-ZVXT</text:p>
          </table:table-cell>
          <table:table-cell office:value-type="float" office:value="4227">
            <text:p>4227</text:p>
          </table:table-cell>
          <table:table-cell table:style-name="ce1" table:formula="of:=CHAR(RANDBETWEEN(65;90) )&amp;CHAR(RANDBETWEEN(65;90) )&amp;CHAR(RANDBETWEEN(65;90) )&amp;CHAR(RANDBETWEEN(65;90) )" office:value-type="string" office:string-value="ZVXT">
            <text:p>ZVXT</text:p>
          </table:table-cell>
          <table:table-cell table:number-columns-repeated="1021"/>
        </table:table-row>
        <table:table-row table:style-name="ro1">
          <table:table-cell table:formula="of:=[.B219]&amp;&quot;-&quot;&amp;[.C219]" office:value-type="string" office:string-value="4228-EZVZ">
            <text:p>4228-EZVZ</text:p>
          </table:table-cell>
          <table:table-cell office:value-type="float" office:value="4228">
            <text:p>4228</text:p>
          </table:table-cell>
          <table:table-cell table:style-name="ce1" table:formula="of:=CHAR(RANDBETWEEN(65;90) )&amp;CHAR(RANDBETWEEN(65;90) )&amp;CHAR(RANDBETWEEN(65;90) )&amp;CHAR(RANDBETWEEN(65;90) )" office:value-type="string" office:string-value="EZVZ">
            <text:p>EZVZ</text:p>
          </table:table-cell>
          <table:table-cell table:number-columns-repeated="1021"/>
        </table:table-row>
        <table:table-row table:style-name="ro1">
          <table:table-cell table:formula="of:=[.B220]&amp;&quot;-&quot;&amp;[.C220]" office:value-type="string" office:string-value="4229-MPBI">
            <text:p>4229-MPBI</text:p>
          </table:table-cell>
          <table:table-cell office:value-type="float" office:value="4229">
            <text:p>4229</text:p>
          </table:table-cell>
          <table:table-cell table:style-name="ce1" table:formula="of:=CHAR(RANDBETWEEN(65;90) )&amp;CHAR(RANDBETWEEN(65;90) )&amp;CHAR(RANDBETWEEN(65;90) )&amp;CHAR(RANDBETWEEN(65;90) )" office:value-type="string" office:string-value="MPBI">
            <text:p>MPBI</text:p>
          </table:table-cell>
          <table:table-cell table:number-columns-repeated="1021"/>
        </table:table-row>
        <table:table-row table:style-name="ro1">
          <table:table-cell table:formula="of:=[.B221]&amp;&quot;-&quot;&amp;[.C221]" office:value-type="string" office:string-value="4230-COPQ">
            <text:p>4230-COPQ</text:p>
          </table:table-cell>
          <table:table-cell office:value-type="float" office:value="4230">
            <text:p>4230</text:p>
          </table:table-cell>
          <table:table-cell table:style-name="ce1" table:formula="of:=CHAR(RANDBETWEEN(65;90) )&amp;CHAR(RANDBETWEEN(65;90) )&amp;CHAR(RANDBETWEEN(65;90) )&amp;CHAR(RANDBETWEEN(65;90) )" office:value-type="string" office:string-value="COPQ">
            <text:p>COPQ</text:p>
          </table:table-cell>
          <table:table-cell table:number-columns-repeated="1021"/>
        </table:table-row>
        <table:table-row table:style-name="ro1">
          <table:table-cell table:formula="of:=[.B222]&amp;&quot;-&quot;&amp;[.C222]" office:value-type="string" office:string-value="4231-UJRA">
            <text:p>4231-UJRA</text:p>
          </table:table-cell>
          <table:table-cell office:value-type="float" office:value="4231">
            <text:p>4231</text:p>
          </table:table-cell>
          <table:table-cell table:style-name="ce1" table:formula="of:=CHAR(RANDBETWEEN(65;90) )&amp;CHAR(RANDBETWEEN(65;90) )&amp;CHAR(RANDBETWEEN(65;90) )&amp;CHAR(RANDBETWEEN(65;90) )" office:value-type="string" office:string-value="UJRA">
            <text:p>UJRA</text:p>
          </table:table-cell>
          <table:table-cell table:number-columns-repeated="1021"/>
        </table:table-row>
        <table:table-row table:style-name="ro1">
          <table:table-cell table:formula="of:=[.B223]&amp;&quot;-&quot;&amp;[.C223]" office:value-type="string" office:string-value="4232-CJJV">
            <text:p>4232-CJJV</text:p>
          </table:table-cell>
          <table:table-cell office:value-type="float" office:value="4232">
            <text:p>4232</text:p>
          </table:table-cell>
          <table:table-cell table:style-name="ce1" table:formula="of:=CHAR(RANDBETWEEN(65;90) )&amp;CHAR(RANDBETWEEN(65;90) )&amp;CHAR(RANDBETWEEN(65;90) )&amp;CHAR(RANDBETWEEN(65;90) )" office:value-type="string" office:string-value="CJJV">
            <text:p>CJJV</text:p>
          </table:table-cell>
          <table:table-cell table:number-columns-repeated="1021"/>
        </table:table-row>
        <table:table-row table:style-name="ro1">
          <table:table-cell table:formula="of:=[.B224]&amp;&quot;-&quot;&amp;[.C224]" office:value-type="string" office:string-value="4233-IMSH">
            <text:p>4233-IMSH</text:p>
          </table:table-cell>
          <table:table-cell office:value-type="float" office:value="4233">
            <text:p>4233</text:p>
          </table:table-cell>
          <table:table-cell table:style-name="ce1" table:formula="of:=CHAR(RANDBETWEEN(65;90) )&amp;CHAR(RANDBETWEEN(65;90) )&amp;CHAR(RANDBETWEEN(65;90) )&amp;CHAR(RANDBETWEEN(65;90) )" office:value-type="string" office:string-value="IMSH">
            <text:p>IMSH</text:p>
          </table:table-cell>
          <table:table-cell table:number-columns-repeated="1021"/>
        </table:table-row>
        <table:table-row table:style-name="ro1">
          <table:table-cell table:formula="of:=[.B225]&amp;&quot;-&quot;&amp;[.C225]" office:value-type="string" office:string-value="4234-WKUI">
            <text:p>4234-WKUI</text:p>
          </table:table-cell>
          <table:table-cell office:value-type="float" office:value="4234">
            <text:p>4234</text:p>
          </table:table-cell>
          <table:table-cell table:style-name="ce1" table:formula="of:=CHAR(RANDBETWEEN(65;90) )&amp;CHAR(RANDBETWEEN(65;90) )&amp;CHAR(RANDBETWEEN(65;90) )&amp;CHAR(RANDBETWEEN(65;90) )" office:value-type="string" office:string-value="WKUI">
            <text:p>WKUI</text:p>
          </table:table-cell>
          <table:table-cell table:number-columns-repeated="1021"/>
        </table:table-row>
        <table:table-row table:style-name="ro1">
          <table:table-cell table:formula="of:=[.B226]&amp;&quot;-&quot;&amp;[.C226]" office:value-type="string" office:string-value="4235-NYYL">
            <text:p>4235-NYYL</text:p>
          </table:table-cell>
          <table:table-cell office:value-type="float" office:value="4235">
            <text:p>4235</text:p>
          </table:table-cell>
          <table:table-cell table:style-name="ce1" table:formula="of:=CHAR(RANDBETWEEN(65;90) )&amp;CHAR(RANDBETWEEN(65;90) )&amp;CHAR(RANDBETWEEN(65;90) )&amp;CHAR(RANDBETWEEN(65;90) )" office:value-type="string" office:string-value="NYYL">
            <text:p>NYYL</text:p>
          </table:table-cell>
          <table:table-cell table:number-columns-repeated="1021"/>
        </table:table-row>
        <table:table-row table:style-name="ro1">
          <table:table-cell table:formula="of:=[.B227]&amp;&quot;-&quot;&amp;[.C227]" office:value-type="string" office:string-value="4236-SEPA">
            <text:p>4236-SEPA</text:p>
          </table:table-cell>
          <table:table-cell office:value-type="float" office:value="4236">
            <text:p>4236</text:p>
          </table:table-cell>
          <table:table-cell table:style-name="ce1" table:formula="of:=CHAR(RANDBETWEEN(65;90) )&amp;CHAR(RANDBETWEEN(65;90) )&amp;CHAR(RANDBETWEEN(65;90) )&amp;CHAR(RANDBETWEEN(65;90) )" office:value-type="string" office:string-value="SEPA">
            <text:p>SEPA</text:p>
          </table:table-cell>
          <table:table-cell table:number-columns-repeated="1021"/>
        </table:table-row>
        <table:table-row table:style-name="ro1">
          <table:table-cell table:formula="of:=[.B228]&amp;&quot;-&quot;&amp;[.C228]" office:value-type="string" office:string-value="4237-BOXP">
            <text:p>4237-BOXP</text:p>
          </table:table-cell>
          <table:table-cell office:value-type="float" office:value="4237">
            <text:p>4237</text:p>
          </table:table-cell>
          <table:table-cell table:style-name="ce1" table:formula="of:=CHAR(RANDBETWEEN(65;90) )&amp;CHAR(RANDBETWEEN(65;90) )&amp;CHAR(RANDBETWEEN(65;90) )&amp;CHAR(RANDBETWEEN(65;90) )" office:value-type="string" office:string-value="BOXP">
            <text:p>BOXP</text:p>
          </table:table-cell>
          <table:table-cell table:number-columns-repeated="1021"/>
        </table:table-row>
        <table:table-row table:style-name="ro1">
          <table:table-cell table:formula="of:=[.B229]&amp;&quot;-&quot;&amp;[.C229]" office:value-type="string" office:string-value="4238-ZQNO">
            <text:p>4238-ZQNO</text:p>
          </table:table-cell>
          <table:table-cell office:value-type="float" office:value="4238">
            <text:p>4238</text:p>
          </table:table-cell>
          <table:table-cell table:style-name="ce1" table:formula="of:=CHAR(RANDBETWEEN(65;90) )&amp;CHAR(RANDBETWEEN(65;90) )&amp;CHAR(RANDBETWEEN(65;90) )&amp;CHAR(RANDBETWEEN(65;90) )" office:value-type="string" office:string-value="ZQNO">
            <text:p>ZQNO</text:p>
          </table:table-cell>
          <table:table-cell table:number-columns-repeated="1021"/>
        </table:table-row>
        <table:table-row table:style-name="ro1">
          <table:table-cell table:formula="of:=[.B230]&amp;&quot;-&quot;&amp;[.C230]" office:value-type="string" office:string-value="4239-TMBK">
            <text:p>4239-TMBK</text:p>
          </table:table-cell>
          <table:table-cell office:value-type="float" office:value="4239">
            <text:p>4239</text:p>
          </table:table-cell>
          <table:table-cell table:style-name="ce1" table:formula="of:=CHAR(RANDBETWEEN(65;90) )&amp;CHAR(RANDBETWEEN(65;90) )&amp;CHAR(RANDBETWEEN(65;90) )&amp;CHAR(RANDBETWEEN(65;90) )" office:value-type="string" office:string-value="TMBK">
            <text:p>TMBK</text:p>
          </table:table-cell>
          <table:table-cell table:number-columns-repeated="1021"/>
        </table:table-row>
        <table:table-row table:style-name="ro1">
          <table:table-cell table:formula="of:=[.B231]&amp;&quot;-&quot;&amp;[.C231]" office:value-type="string" office:string-value="4240-VEPF">
            <text:p>4240-VEPF</text:p>
          </table:table-cell>
          <table:table-cell office:value-type="float" office:value="4240">
            <text:p>4240</text:p>
          </table:table-cell>
          <table:table-cell table:style-name="ce1" table:formula="of:=CHAR(RANDBETWEEN(65;90) )&amp;CHAR(RANDBETWEEN(65;90) )&amp;CHAR(RANDBETWEEN(65;90) )&amp;CHAR(RANDBETWEEN(65;90) )" office:value-type="string" office:string-value="VEPF">
            <text:p>VEPF</text:p>
          </table:table-cell>
          <table:table-cell table:number-columns-repeated="1021"/>
        </table:table-row>
        <table:table-row table:style-name="ro1">
          <table:table-cell table:formula="of:=[.B232]&amp;&quot;-&quot;&amp;[.C232]" office:value-type="string" office:string-value="4241-CPUC">
            <text:p>4241-CPUC</text:p>
          </table:table-cell>
          <table:table-cell office:value-type="float" office:value="4241">
            <text:p>4241</text:p>
          </table:table-cell>
          <table:table-cell table:style-name="ce1" table:formula="of:=CHAR(RANDBETWEEN(65;90) )&amp;CHAR(RANDBETWEEN(65;90) )&amp;CHAR(RANDBETWEEN(65;90) )&amp;CHAR(RANDBETWEEN(65;90) )" office:value-type="string" office:string-value="CPUC">
            <text:p>CPUC</text:p>
          </table:table-cell>
          <table:table-cell table:number-columns-repeated="1021"/>
        </table:table-row>
        <table:table-row table:style-name="ro1">
          <table:table-cell table:formula="of:=[.B233]&amp;&quot;-&quot;&amp;[.C233]" office:value-type="string" office:string-value="4242-QAWP">
            <text:p>4242-QAWP</text:p>
          </table:table-cell>
          <table:table-cell office:value-type="float" office:value="4242">
            <text:p>4242</text:p>
          </table:table-cell>
          <table:table-cell table:style-name="ce1" table:formula="of:=CHAR(RANDBETWEEN(65;90) )&amp;CHAR(RANDBETWEEN(65;90) )&amp;CHAR(RANDBETWEEN(65;90) )&amp;CHAR(RANDBETWEEN(65;90) )" office:value-type="string" office:string-value="QAWP">
            <text:p>QAWP</text:p>
          </table:table-cell>
          <table:table-cell table:number-columns-repeated="1021"/>
        </table:table-row>
        <table:table-row table:style-name="ro1">
          <table:table-cell table:formula="of:=[.B234]&amp;&quot;-&quot;&amp;[.C234]" office:value-type="string" office:string-value="4243-SBZQ">
            <text:p>4243-SBZQ</text:p>
          </table:table-cell>
          <table:table-cell office:value-type="float" office:value="4243">
            <text:p>4243</text:p>
          </table:table-cell>
          <table:table-cell table:style-name="ce1" table:formula="of:=CHAR(RANDBETWEEN(65;90) )&amp;CHAR(RANDBETWEEN(65;90) )&amp;CHAR(RANDBETWEEN(65;90) )&amp;CHAR(RANDBETWEEN(65;90) )" office:value-type="string" office:string-value="SBZQ">
            <text:p>SBZQ</text:p>
          </table:table-cell>
          <table:table-cell table:number-columns-repeated="1021"/>
        </table:table-row>
        <table:table-row table:style-name="ro1">
          <table:table-cell table:formula="of:=[.B235]&amp;&quot;-&quot;&amp;[.C235]" office:value-type="string" office:string-value="4244-IFUH">
            <text:p>4244-IFUH</text:p>
          </table:table-cell>
          <table:table-cell office:value-type="float" office:value="4244">
            <text:p>4244</text:p>
          </table:table-cell>
          <table:table-cell table:style-name="ce1" table:formula="of:=CHAR(RANDBETWEEN(65;90) )&amp;CHAR(RANDBETWEEN(65;90) )&amp;CHAR(RANDBETWEEN(65;90) )&amp;CHAR(RANDBETWEEN(65;90) )" office:value-type="string" office:string-value="IFUH">
            <text:p>IFUH</text:p>
          </table:table-cell>
          <table:table-cell table:number-columns-repeated="1021"/>
        </table:table-row>
        <table:table-row table:style-name="ro1">
          <table:table-cell table:formula="of:=[.B236]&amp;&quot;-&quot;&amp;[.C236]" office:value-type="string" office:string-value="4245-ACXL">
            <text:p>4245-ACXL</text:p>
          </table:table-cell>
          <table:table-cell office:value-type="float" office:value="4245">
            <text:p>4245</text:p>
          </table:table-cell>
          <table:table-cell table:style-name="ce1" table:formula="of:=CHAR(RANDBETWEEN(65;90) )&amp;CHAR(RANDBETWEEN(65;90) )&amp;CHAR(RANDBETWEEN(65;90) )&amp;CHAR(RANDBETWEEN(65;90) )" office:value-type="string" office:string-value="ACXL">
            <text:p>ACXL</text:p>
          </table:table-cell>
          <table:table-cell table:number-columns-repeated="1021"/>
        </table:table-row>
        <table:table-row table:style-name="ro1">
          <table:table-cell table:formula="of:=[.B237]&amp;&quot;-&quot;&amp;[.C237]" office:value-type="string" office:string-value="4246-RERW">
            <text:p>4246-RERW</text:p>
          </table:table-cell>
          <table:table-cell office:value-type="float" office:value="4246">
            <text:p>4246</text:p>
          </table:table-cell>
          <table:table-cell table:style-name="ce1" table:formula="of:=CHAR(RANDBETWEEN(65;90) )&amp;CHAR(RANDBETWEEN(65;90) )&amp;CHAR(RANDBETWEEN(65;90) )&amp;CHAR(RANDBETWEEN(65;90) )" office:value-type="string" office:string-value="RERW">
            <text:p>RERW</text:p>
          </table:table-cell>
          <table:table-cell table:number-columns-repeated="1021"/>
        </table:table-row>
        <table:table-row table:style-name="ro1">
          <table:table-cell table:formula="of:=[.B238]&amp;&quot;-&quot;&amp;[.C238]" office:value-type="string" office:string-value="4247-OKJT">
            <text:p>4247-OKJT</text:p>
          </table:table-cell>
          <table:table-cell office:value-type="float" office:value="4247">
            <text:p>4247</text:p>
          </table:table-cell>
          <table:table-cell table:style-name="ce1" table:formula="of:=CHAR(RANDBETWEEN(65;90) )&amp;CHAR(RANDBETWEEN(65;90) )&amp;CHAR(RANDBETWEEN(65;90) )&amp;CHAR(RANDBETWEEN(65;90) )" office:value-type="string" office:string-value="OKJT">
            <text:p>OKJT</text:p>
          </table:table-cell>
          <table:table-cell table:number-columns-repeated="1021"/>
        </table:table-row>
        <table:table-row table:style-name="ro1">
          <table:table-cell table:formula="of:=[.B239]&amp;&quot;-&quot;&amp;[.C239]" office:value-type="string" office:string-value="4248-EOQF">
            <text:p>4248-EOQF</text:p>
          </table:table-cell>
          <table:table-cell office:value-type="float" office:value="4248">
            <text:p>4248</text:p>
          </table:table-cell>
          <table:table-cell table:style-name="ce1" table:formula="of:=CHAR(RANDBETWEEN(65;90) )&amp;CHAR(RANDBETWEEN(65;90) )&amp;CHAR(RANDBETWEEN(65;90) )&amp;CHAR(RANDBETWEEN(65;90) )" office:value-type="string" office:string-value="EOQF">
            <text:p>EOQF</text:p>
          </table:table-cell>
          <table:table-cell table:number-columns-repeated="1021"/>
        </table:table-row>
        <table:table-row table:style-name="ro1">
          <table:table-cell table:formula="of:=[.B240]&amp;&quot;-&quot;&amp;[.C240]" office:value-type="string" office:string-value="4249-EIJM">
            <text:p>4249-EIJM</text:p>
          </table:table-cell>
          <table:table-cell office:value-type="float" office:value="4249">
            <text:p>4249</text:p>
          </table:table-cell>
          <table:table-cell table:style-name="ce1" table:formula="of:=CHAR(RANDBETWEEN(65;90) )&amp;CHAR(RANDBETWEEN(65;90) )&amp;CHAR(RANDBETWEEN(65;90) )&amp;CHAR(RANDBETWEEN(65;90) )" office:value-type="string" office:string-value="EIJM">
            <text:p>EIJM</text:p>
          </table:table-cell>
          <table:table-cell table:number-columns-repeated="1021"/>
        </table:table-row>
        <table:table-row table:style-name="ro1">
          <table:table-cell table:formula="of:=[.B241]&amp;&quot;-&quot;&amp;[.C241]" office:value-type="string" office:string-value="4250-WCGK">
            <text:p>4250-WCGK</text:p>
          </table:table-cell>
          <table:table-cell office:value-type="float" office:value="4250">
            <text:p>4250</text:p>
          </table:table-cell>
          <table:table-cell table:style-name="ce1" table:formula="of:=CHAR(RANDBETWEEN(65;90) )&amp;CHAR(RANDBETWEEN(65;90) )&amp;CHAR(RANDBETWEEN(65;90) )&amp;CHAR(RANDBETWEEN(65;90) )" office:value-type="string" office:string-value="WCGK">
            <text:p>WCGK</text:p>
          </table:table-cell>
          <table:table-cell table:number-columns-repeated="1021"/>
        </table:table-row>
        <table:table-row table:style-name="ro1">
          <table:table-cell table:formula="of:=[.B242]&amp;&quot;-&quot;&amp;[.C242]" office:value-type="string" office:string-value="4251-WTXZ">
            <text:p>4251-WTXZ</text:p>
          </table:table-cell>
          <table:table-cell office:value-type="float" office:value="4251">
            <text:p>4251</text:p>
          </table:table-cell>
          <table:table-cell table:style-name="ce1" table:formula="of:=CHAR(RANDBETWEEN(65;90) )&amp;CHAR(RANDBETWEEN(65;90) )&amp;CHAR(RANDBETWEEN(65;90) )&amp;CHAR(RANDBETWEEN(65;90) )" office:value-type="string" office:string-value="WTXZ">
            <text:p>WTXZ</text:p>
          </table:table-cell>
          <table:table-cell table:number-columns-repeated="1021"/>
        </table:table-row>
        <table:table-row table:style-name="ro1">
          <table:table-cell table:formula="of:=[.B243]&amp;&quot;-&quot;&amp;[.C243]" office:value-type="string" office:string-value="4252-YINE">
            <text:p>4252-YINE</text:p>
          </table:table-cell>
          <table:table-cell office:value-type="float" office:value="4252">
            <text:p>4252</text:p>
          </table:table-cell>
          <table:table-cell table:style-name="ce1" table:formula="of:=CHAR(RANDBETWEEN(65;90) )&amp;CHAR(RANDBETWEEN(65;90) )&amp;CHAR(RANDBETWEEN(65;90) )&amp;CHAR(RANDBETWEEN(65;90) )" office:value-type="string" office:string-value="YINE">
            <text:p>YINE</text:p>
          </table:table-cell>
          <table:table-cell table:number-columns-repeated="1021"/>
        </table:table-row>
        <table:table-row table:style-name="ro1">
          <table:table-cell table:formula="of:=[.B244]&amp;&quot;-&quot;&amp;[.C244]" office:value-type="string" office:string-value="4253-SLBT">
            <text:p>4253-SLBT</text:p>
          </table:table-cell>
          <table:table-cell office:value-type="float" office:value="4253">
            <text:p>4253</text:p>
          </table:table-cell>
          <table:table-cell table:style-name="ce1" table:formula="of:=CHAR(RANDBETWEEN(65;90) )&amp;CHAR(RANDBETWEEN(65;90) )&amp;CHAR(RANDBETWEEN(65;90) )&amp;CHAR(RANDBETWEEN(65;90) )" office:value-type="string" office:string-value="SLBT">
            <text:p>SLBT</text:p>
          </table:table-cell>
          <table:table-cell table:number-columns-repeated="1021"/>
        </table:table-row>
        <table:table-row table:style-name="ro1">
          <table:table-cell table:formula="of:=[.B245]&amp;&quot;-&quot;&amp;[.C245]" office:value-type="string" office:string-value="4254-UDHK">
            <text:p>4254-UDHK</text:p>
          </table:table-cell>
          <table:table-cell office:value-type="float" office:value="4254">
            <text:p>4254</text:p>
          </table:table-cell>
          <table:table-cell table:style-name="ce1" table:formula="of:=CHAR(RANDBETWEEN(65;90) )&amp;CHAR(RANDBETWEEN(65;90) )&amp;CHAR(RANDBETWEEN(65;90) )&amp;CHAR(RANDBETWEEN(65;90) )" office:value-type="string" office:string-value="UDHK">
            <text:p>UDHK</text:p>
          </table:table-cell>
          <table:table-cell table:number-columns-repeated="1021"/>
        </table:table-row>
        <table:table-row table:style-name="ro1">
          <table:table-cell table:formula="of:=[.B246]&amp;&quot;-&quot;&amp;[.C246]" office:value-type="string" office:string-value="4255-CLVJ">
            <text:p>4255-CLVJ</text:p>
          </table:table-cell>
          <table:table-cell office:value-type="float" office:value="4255">
            <text:p>4255</text:p>
          </table:table-cell>
          <table:table-cell table:style-name="ce1" table:formula="of:=CHAR(RANDBETWEEN(65;90) )&amp;CHAR(RANDBETWEEN(65;90) )&amp;CHAR(RANDBETWEEN(65;90) )&amp;CHAR(RANDBETWEEN(65;90) )" office:value-type="string" office:string-value="CLVJ">
            <text:p>CLVJ</text:p>
          </table:table-cell>
          <table:table-cell table:number-columns-repeated="1021"/>
        </table:table-row>
        <table:table-row table:style-name="ro1">
          <table:table-cell table:formula="of:=[.B247]&amp;&quot;-&quot;&amp;[.C247]" office:value-type="string" office:string-value="4256-ONZP">
            <text:p>4256-ONZP</text:p>
          </table:table-cell>
          <table:table-cell office:value-type="float" office:value="4256">
            <text:p>4256</text:p>
          </table:table-cell>
          <table:table-cell table:style-name="ce1" table:formula="of:=CHAR(RANDBETWEEN(65;90) )&amp;CHAR(RANDBETWEEN(65;90) )&amp;CHAR(RANDBETWEEN(65;90) )&amp;CHAR(RANDBETWEEN(65;90) )" office:value-type="string" office:string-value="ONZP">
            <text:p>ONZP</text:p>
          </table:table-cell>
          <table:table-cell table:number-columns-repeated="1021"/>
        </table:table-row>
        <table:table-row table:style-name="ro1">
          <table:table-cell table:formula="of:=[.B248]&amp;&quot;-&quot;&amp;[.C248]" office:value-type="string" office:string-value="4257-ZJGA">
            <text:p>4257-ZJGA</text:p>
          </table:table-cell>
          <table:table-cell office:value-type="float" office:value="4257">
            <text:p>4257</text:p>
          </table:table-cell>
          <table:table-cell table:style-name="ce1" table:formula="of:=CHAR(RANDBETWEEN(65;90) )&amp;CHAR(RANDBETWEEN(65;90) )&amp;CHAR(RANDBETWEEN(65;90) )&amp;CHAR(RANDBETWEEN(65;90) )" office:value-type="string" office:string-value="ZJGA">
            <text:p>ZJGA</text:p>
          </table:table-cell>
          <table:table-cell table:number-columns-repeated="1021"/>
        </table:table-row>
        <table:table-row table:style-name="ro1">
          <table:table-cell table:formula="of:=[.B249]&amp;&quot;-&quot;&amp;[.C249]" office:value-type="string" office:string-value="4258-LFQU">
            <text:p>4258-LFQU</text:p>
          </table:table-cell>
          <table:table-cell office:value-type="float" office:value="4258">
            <text:p>4258</text:p>
          </table:table-cell>
          <table:table-cell table:style-name="ce1" table:formula="of:=CHAR(RANDBETWEEN(65;90) )&amp;CHAR(RANDBETWEEN(65;90) )&amp;CHAR(RANDBETWEEN(65;90) )&amp;CHAR(RANDBETWEEN(65;90) )" office:value-type="string" office:string-value="LFQU">
            <text:p>LFQU</text:p>
          </table:table-cell>
          <table:table-cell table:number-columns-repeated="1021"/>
        </table:table-row>
        <table:table-row table:style-name="ro1">
          <table:table-cell table:formula="of:=[.B250]&amp;&quot;-&quot;&amp;[.C250]" office:value-type="string" office:string-value="4259-AGZT">
            <text:p>4259-AGZT</text:p>
          </table:table-cell>
          <table:table-cell office:value-type="float" office:value="4259">
            <text:p>4259</text:p>
          </table:table-cell>
          <table:table-cell table:style-name="ce1" table:formula="of:=CHAR(RANDBETWEEN(65;90) )&amp;CHAR(RANDBETWEEN(65;90) )&amp;CHAR(RANDBETWEEN(65;90) )&amp;CHAR(RANDBETWEEN(65;90) )" office:value-type="string" office:string-value="AGZT">
            <text:p>AGZT</text:p>
          </table:table-cell>
          <table:table-cell table:number-columns-repeated="1021"/>
        </table:table-row>
        <table:table-row table:style-name="ro1">
          <table:table-cell table:formula="of:=[.B251]&amp;&quot;-&quot;&amp;[.C251]" office:value-type="string" office:string-value="4260-UZDV">
            <text:p>4260-UZDV</text:p>
          </table:table-cell>
          <table:table-cell office:value-type="float" office:value="4260">
            <text:p>4260</text:p>
          </table:table-cell>
          <table:table-cell table:style-name="ce1" table:formula="of:=CHAR(RANDBETWEEN(65;90) )&amp;CHAR(RANDBETWEEN(65;90) )&amp;CHAR(RANDBETWEEN(65;90) )&amp;CHAR(RANDBETWEEN(65;90) )" office:value-type="string" office:string-value="UZDV">
            <text:p>UZDV</text:p>
          </table:table-cell>
          <table:table-cell table:number-columns-repeated="1021"/>
        </table:table-row>
        <table:table-row table:style-name="ro1">
          <table:table-cell table:formula="of:=[.B252]&amp;&quot;-&quot;&amp;[.C252]" office:value-type="string" office:string-value="4261-XNAT">
            <text:p>4261-XNAT</text:p>
          </table:table-cell>
          <table:table-cell office:value-type="float" office:value="4261">
            <text:p>4261</text:p>
          </table:table-cell>
          <table:table-cell table:style-name="ce1" table:formula="of:=CHAR(RANDBETWEEN(65;90) )&amp;CHAR(RANDBETWEEN(65;90) )&amp;CHAR(RANDBETWEEN(65;90) )&amp;CHAR(RANDBETWEEN(65;90) )" office:value-type="string" office:string-value="XNAT">
            <text:p>XNAT</text:p>
          </table:table-cell>
          <table:table-cell table:number-columns-repeated="1021"/>
        </table:table-row>
        <table:table-row table:style-name="ro1">
          <table:table-cell table:formula="of:=[.B253]&amp;&quot;-&quot;&amp;[.C253]" office:value-type="string" office:string-value="4262-QOWV">
            <text:p>4262-QOWV</text:p>
          </table:table-cell>
          <table:table-cell office:value-type="float" office:value="4262">
            <text:p>4262</text:p>
          </table:table-cell>
          <table:table-cell table:style-name="ce1" table:formula="of:=CHAR(RANDBETWEEN(65;90) )&amp;CHAR(RANDBETWEEN(65;90) )&amp;CHAR(RANDBETWEEN(65;90) )&amp;CHAR(RANDBETWEEN(65;90) )" office:value-type="string" office:string-value="QOWV">
            <text:p>QOWV</text:p>
          </table:table-cell>
          <table:table-cell table:number-columns-repeated="1021"/>
        </table:table-row>
        <table:table-row table:style-name="ro1">
          <table:table-cell table:formula="of:=[.B254]&amp;&quot;-&quot;&amp;[.C254]" office:value-type="string" office:string-value="4263-ESHL">
            <text:p>4263-ESHL</text:p>
          </table:table-cell>
          <table:table-cell office:value-type="float" office:value="4263">
            <text:p>4263</text:p>
          </table:table-cell>
          <table:table-cell table:style-name="ce1" table:formula="of:=CHAR(RANDBETWEEN(65;90) )&amp;CHAR(RANDBETWEEN(65;90) )&amp;CHAR(RANDBETWEEN(65;90) )&amp;CHAR(RANDBETWEEN(65;90) )" office:value-type="string" office:string-value="ESHL">
            <text:p>ESHL</text:p>
          </table:table-cell>
          <table:table-cell table:number-columns-repeated="1021"/>
        </table:table-row>
        <table:table-row table:style-name="ro1">
          <table:table-cell table:formula="of:=[.B255]&amp;&quot;-&quot;&amp;[.C255]" office:value-type="string" office:string-value="4264-TSRQ">
            <text:p>4264-TSRQ</text:p>
          </table:table-cell>
          <table:table-cell office:value-type="float" office:value="4264">
            <text:p>4264</text:p>
          </table:table-cell>
          <table:table-cell table:style-name="ce1" table:formula="of:=CHAR(RANDBETWEEN(65;90) )&amp;CHAR(RANDBETWEEN(65;90) )&amp;CHAR(RANDBETWEEN(65;90) )&amp;CHAR(RANDBETWEEN(65;90) )" office:value-type="string" office:string-value="TSRQ">
            <text:p>TSRQ</text:p>
          </table:table-cell>
          <table:table-cell table:number-columns-repeated="1021"/>
        </table:table-row>
        <table:table-row table:style-name="ro1">
          <table:table-cell table:formula="of:=[.B256]&amp;&quot;-&quot;&amp;[.C256]" office:value-type="string" office:string-value="4265-HRRI">
            <text:p>4265-HRRI</text:p>
          </table:table-cell>
          <table:table-cell office:value-type="float" office:value="4265">
            <text:p>4265</text:p>
          </table:table-cell>
          <table:table-cell table:style-name="ce1" table:formula="of:=CHAR(RANDBETWEEN(65;90) )&amp;CHAR(RANDBETWEEN(65;90) )&amp;CHAR(RANDBETWEEN(65;90) )&amp;CHAR(RANDBETWEEN(65;90) )" office:value-type="string" office:string-value="HRRI">
            <text:p>HRRI</text:p>
          </table:table-cell>
          <table:table-cell table:number-columns-repeated="1021"/>
        </table:table-row>
        <table:table-row table:style-name="ro1">
          <table:table-cell table:formula="of:=[.B257]&amp;&quot;-&quot;&amp;[.C257]" office:value-type="string" office:string-value="4266-BWGJ">
            <text:p>4266-BWGJ</text:p>
          </table:table-cell>
          <table:table-cell office:value-type="float" office:value="4266">
            <text:p>4266</text:p>
          </table:table-cell>
          <table:table-cell table:style-name="ce1" table:formula="of:=CHAR(RANDBETWEEN(65;90) )&amp;CHAR(RANDBETWEEN(65;90) )&amp;CHAR(RANDBETWEEN(65;90) )&amp;CHAR(RANDBETWEEN(65;90) )" office:value-type="string" office:string-value="BWGJ">
            <text:p>BWGJ</text:p>
          </table:table-cell>
          <table:table-cell table:number-columns-repeated="1021"/>
        </table:table-row>
        <table:table-row table:style-name="ro1">
          <table:table-cell table:formula="of:=[.B258]&amp;&quot;-&quot;&amp;[.C258]" office:value-type="string" office:string-value="4267-NPTG">
            <text:p>4267-NPTG</text:p>
          </table:table-cell>
          <table:table-cell office:value-type="float" office:value="4267">
            <text:p>4267</text:p>
          </table:table-cell>
          <table:table-cell table:style-name="ce1" table:formula="of:=CHAR(RANDBETWEEN(65;90) )&amp;CHAR(RANDBETWEEN(65;90) )&amp;CHAR(RANDBETWEEN(65;90) )&amp;CHAR(RANDBETWEEN(65;90) )" office:value-type="string" office:string-value="NPTG">
            <text:p>NPTG</text:p>
          </table:table-cell>
          <table:table-cell table:number-columns-repeated="1021"/>
        </table:table-row>
        <table:table-row table:style-name="ro1">
          <table:table-cell table:formula="of:=[.B259]&amp;&quot;-&quot;&amp;[.C259]" office:value-type="string" office:string-value="4268-UJZR">
            <text:p>4268-UJZR</text:p>
          </table:table-cell>
          <table:table-cell office:value-type="float" office:value="4268">
            <text:p>4268</text:p>
          </table:table-cell>
          <table:table-cell table:style-name="ce1" table:formula="of:=CHAR(RANDBETWEEN(65;90) )&amp;CHAR(RANDBETWEEN(65;90) )&amp;CHAR(RANDBETWEEN(65;90) )&amp;CHAR(RANDBETWEEN(65;90) )" office:value-type="string" office:string-value="UJZR">
            <text:p>UJZR</text:p>
          </table:table-cell>
          <table:table-cell table:number-columns-repeated="1021"/>
        </table:table-row>
        <table:table-row table:style-name="ro1">
          <table:table-cell table:formula="of:=[.B260]&amp;&quot;-&quot;&amp;[.C260]" office:value-type="string" office:string-value="4269-WPHX">
            <text:p>4269-WPHX</text:p>
          </table:table-cell>
          <table:table-cell office:value-type="float" office:value="4269">
            <text:p>4269</text:p>
          </table:table-cell>
          <table:table-cell table:style-name="ce1" table:formula="of:=CHAR(RANDBETWEEN(65;90) )&amp;CHAR(RANDBETWEEN(65;90) )&amp;CHAR(RANDBETWEEN(65;90) )&amp;CHAR(RANDBETWEEN(65;90) )" office:value-type="string" office:string-value="WPHX">
            <text:p>WPHX</text:p>
          </table:table-cell>
          <table:table-cell table:number-columns-repeated="1021"/>
        </table:table-row>
        <table:table-row table:style-name="ro1">
          <table:table-cell table:formula="of:=[.B261]&amp;&quot;-&quot;&amp;[.C261]" office:value-type="string" office:string-value="4270-YVQG">
            <text:p>4270-YVQG</text:p>
          </table:table-cell>
          <table:table-cell office:value-type="float" office:value="4270">
            <text:p>4270</text:p>
          </table:table-cell>
          <table:table-cell table:style-name="ce1" table:formula="of:=CHAR(RANDBETWEEN(65;90) )&amp;CHAR(RANDBETWEEN(65;90) )&amp;CHAR(RANDBETWEEN(65;90) )&amp;CHAR(RANDBETWEEN(65;90) )" office:value-type="string" office:string-value="YVQG">
            <text:p>YVQG</text:p>
          </table:table-cell>
          <table:table-cell table:number-columns-repeated="1021"/>
        </table:table-row>
        <table:table-row table:style-name="ro1">
          <table:table-cell table:formula="of:=[.B262]&amp;&quot;-&quot;&amp;[.C262]" office:value-type="string" office:string-value="4271-XOUB">
            <text:p>4271-XOUB</text:p>
          </table:table-cell>
          <table:table-cell office:value-type="float" office:value="4271">
            <text:p>4271</text:p>
          </table:table-cell>
          <table:table-cell table:style-name="ce1" table:formula="of:=CHAR(RANDBETWEEN(65;90) )&amp;CHAR(RANDBETWEEN(65;90) )&amp;CHAR(RANDBETWEEN(65;90) )&amp;CHAR(RANDBETWEEN(65;90) )" office:value-type="string" office:string-value="XOUB">
            <text:p>XOUB</text:p>
          </table:table-cell>
          <table:table-cell table:number-columns-repeated="1021"/>
        </table:table-row>
        <table:table-row table:style-name="ro1">
          <table:table-cell table:formula="of:=[.B263]&amp;&quot;-&quot;&amp;[.C263]" office:value-type="string" office:string-value="4272-SZXL">
            <text:p>4272-SZXL</text:p>
          </table:table-cell>
          <table:table-cell office:value-type="float" office:value="4272">
            <text:p>4272</text:p>
          </table:table-cell>
          <table:table-cell table:style-name="ce1" table:formula="of:=CHAR(RANDBETWEEN(65;90) )&amp;CHAR(RANDBETWEEN(65;90) )&amp;CHAR(RANDBETWEEN(65;90) )&amp;CHAR(RANDBETWEEN(65;90) )" office:value-type="string" office:string-value="SZXL">
            <text:p>SZXL</text:p>
          </table:table-cell>
          <table:table-cell table:number-columns-repeated="1021"/>
        </table:table-row>
        <table:table-row table:style-name="ro1">
          <table:table-cell table:formula="of:=[.B264]&amp;&quot;-&quot;&amp;[.C264]" office:value-type="string" office:string-value="4273-KJFA">
            <text:p>4273-KJFA</text:p>
          </table:table-cell>
          <table:table-cell office:value-type="float" office:value="4273">
            <text:p>4273</text:p>
          </table:table-cell>
          <table:table-cell table:style-name="ce1" table:formula="of:=CHAR(RANDBETWEEN(65;90) )&amp;CHAR(RANDBETWEEN(65;90) )&amp;CHAR(RANDBETWEEN(65;90) )&amp;CHAR(RANDBETWEEN(65;90) )" office:value-type="string" office:string-value="KJFA">
            <text:p>KJFA</text:p>
          </table:table-cell>
          <table:table-cell table:number-columns-repeated="1021"/>
        </table:table-row>
        <table:table-row table:style-name="ro1">
          <table:table-cell table:formula="of:=[.B265]&amp;&quot;-&quot;&amp;[.C265]" office:value-type="string" office:string-value="4274-QGIB">
            <text:p>4274-QGIB</text:p>
          </table:table-cell>
          <table:table-cell office:value-type="float" office:value="4274">
            <text:p>4274</text:p>
          </table:table-cell>
          <table:table-cell table:style-name="ce1" table:formula="of:=CHAR(RANDBETWEEN(65;90) )&amp;CHAR(RANDBETWEEN(65;90) )&amp;CHAR(RANDBETWEEN(65;90) )&amp;CHAR(RANDBETWEEN(65;90) )" office:value-type="string" office:string-value="QGIB">
            <text:p>QGIB</text:p>
          </table:table-cell>
          <table:table-cell table:number-columns-repeated="1021"/>
        </table:table-row>
        <table:table-row table:style-name="ro1">
          <table:table-cell table:formula="of:=[.B266]&amp;&quot;-&quot;&amp;[.C266]" office:value-type="string" office:string-value="4275-BVGG">
            <text:p>4275-BVGG</text:p>
          </table:table-cell>
          <table:table-cell office:value-type="float" office:value="4275">
            <text:p>4275</text:p>
          </table:table-cell>
          <table:table-cell table:style-name="ce1" table:formula="of:=CHAR(RANDBETWEEN(65;90) )&amp;CHAR(RANDBETWEEN(65;90) )&amp;CHAR(RANDBETWEEN(65;90) )&amp;CHAR(RANDBETWEEN(65;90) )" office:value-type="string" office:string-value="BVGG">
            <text:p>BVGG</text:p>
          </table:table-cell>
          <table:table-cell table:number-columns-repeated="1021"/>
        </table:table-row>
        <table:table-row table:style-name="ro1">
          <table:table-cell table:formula="of:=[.B267]&amp;&quot;-&quot;&amp;[.C267]" office:value-type="string" office:string-value="4276-FJAO">
            <text:p>4276-FJAO</text:p>
          </table:table-cell>
          <table:table-cell office:value-type="float" office:value="4276">
            <text:p>4276</text:p>
          </table:table-cell>
          <table:table-cell table:style-name="ce1" table:formula="of:=CHAR(RANDBETWEEN(65;90) )&amp;CHAR(RANDBETWEEN(65;90) )&amp;CHAR(RANDBETWEEN(65;90) )&amp;CHAR(RANDBETWEEN(65;90) )" office:value-type="string" office:string-value="FJAO">
            <text:p>FJAO</text:p>
          </table:table-cell>
          <table:table-cell table:number-columns-repeated="1021"/>
        </table:table-row>
        <table:table-row table:style-name="ro1">
          <table:table-cell table:formula="of:=[.B268]&amp;&quot;-&quot;&amp;[.C268]" office:value-type="string" office:string-value="4277-JYLQ">
            <text:p>4277-JYLQ</text:p>
          </table:table-cell>
          <table:table-cell office:value-type="float" office:value="4277">
            <text:p>4277</text:p>
          </table:table-cell>
          <table:table-cell table:style-name="ce1" table:formula="of:=CHAR(RANDBETWEEN(65;90) )&amp;CHAR(RANDBETWEEN(65;90) )&amp;CHAR(RANDBETWEEN(65;90) )&amp;CHAR(RANDBETWEEN(65;90) )" office:value-type="string" office:string-value="JYLQ">
            <text:p>JYLQ</text:p>
          </table:table-cell>
          <table:table-cell table:number-columns-repeated="1021"/>
        </table:table-row>
        <table:table-row table:style-name="ro1">
          <table:table-cell table:formula="of:=[.B269]&amp;&quot;-&quot;&amp;[.C269]" office:value-type="string" office:string-value="4278-ZDNC">
            <text:p>4278-ZDNC</text:p>
          </table:table-cell>
          <table:table-cell office:value-type="float" office:value="4278">
            <text:p>4278</text:p>
          </table:table-cell>
          <table:table-cell table:style-name="ce1" table:formula="of:=CHAR(RANDBETWEEN(65;90) )&amp;CHAR(RANDBETWEEN(65;90) )&amp;CHAR(RANDBETWEEN(65;90) )&amp;CHAR(RANDBETWEEN(65;90) )" office:value-type="string" office:string-value="ZDNC">
            <text:p>ZDNC</text:p>
          </table:table-cell>
          <table:table-cell table:number-columns-repeated="1021"/>
        </table:table-row>
        <table:table-row table:style-name="ro1">
          <table:table-cell table:formula="of:=[.B270]&amp;&quot;-&quot;&amp;[.C270]" office:value-type="string" office:string-value="4279-WJBW">
            <text:p>4279-WJBW</text:p>
          </table:table-cell>
          <table:table-cell office:value-type="float" office:value="4279">
            <text:p>4279</text:p>
          </table:table-cell>
          <table:table-cell table:style-name="ce1" table:formula="of:=CHAR(RANDBETWEEN(65;90) )&amp;CHAR(RANDBETWEEN(65;90) )&amp;CHAR(RANDBETWEEN(65;90) )&amp;CHAR(RANDBETWEEN(65;90) )" office:value-type="string" office:string-value="WJBW">
            <text:p>WJBW</text:p>
          </table:table-cell>
          <table:table-cell table:number-columns-repeated="1021"/>
        </table:table-row>
        <table:table-row table:style-name="ro1">
          <table:table-cell table:formula="of:=[.B271]&amp;&quot;-&quot;&amp;[.C271]" office:value-type="string" office:string-value="4280-XBFW">
            <text:p>4280-XBFW</text:p>
          </table:table-cell>
          <table:table-cell office:value-type="float" office:value="4280">
            <text:p>4280</text:p>
          </table:table-cell>
          <table:table-cell table:style-name="ce1" table:formula="of:=CHAR(RANDBETWEEN(65;90) )&amp;CHAR(RANDBETWEEN(65;90) )&amp;CHAR(RANDBETWEEN(65;90) )&amp;CHAR(RANDBETWEEN(65;90) )" office:value-type="string" office:string-value="XBFW">
            <text:p>XBFW</text:p>
          </table:table-cell>
          <table:table-cell table:number-columns-repeated="1021"/>
        </table:table-row>
        <table:table-row table:style-name="ro1">
          <table:table-cell table:formula="of:=[.B272]&amp;&quot;-&quot;&amp;[.C272]" office:value-type="string" office:string-value="4281-VCJN">
            <text:p>4281-VCJN</text:p>
          </table:table-cell>
          <table:table-cell office:value-type="float" office:value="4281">
            <text:p>4281</text:p>
          </table:table-cell>
          <table:table-cell table:style-name="ce1" table:formula="of:=CHAR(RANDBETWEEN(65;90) )&amp;CHAR(RANDBETWEEN(65;90) )&amp;CHAR(RANDBETWEEN(65;90) )&amp;CHAR(RANDBETWEEN(65;90) )" office:value-type="string" office:string-value="VCJN">
            <text:p>VCJN</text:p>
          </table:table-cell>
          <table:table-cell table:number-columns-repeated="1021"/>
        </table:table-row>
        <table:table-row table:style-name="ro1">
          <table:table-cell table:formula="of:=[.B273]&amp;&quot;-&quot;&amp;[.C273]" office:value-type="string" office:string-value="4282-MZCT">
            <text:p>4282-MZCT</text:p>
          </table:table-cell>
          <table:table-cell office:value-type="float" office:value="4282">
            <text:p>4282</text:p>
          </table:table-cell>
          <table:table-cell table:style-name="ce1" table:formula="of:=CHAR(RANDBETWEEN(65;90) )&amp;CHAR(RANDBETWEEN(65;90) )&amp;CHAR(RANDBETWEEN(65;90) )&amp;CHAR(RANDBETWEEN(65;90) )" office:value-type="string" office:string-value="MZCT">
            <text:p>MZCT</text:p>
          </table:table-cell>
          <table:table-cell table:number-columns-repeated="1021"/>
        </table:table-row>
        <table:table-row table:style-name="ro1">
          <table:table-cell table:formula="of:=[.B274]&amp;&quot;-&quot;&amp;[.C274]" office:value-type="string" office:string-value="4283-BEXP">
            <text:p>4283-BEXP</text:p>
          </table:table-cell>
          <table:table-cell office:value-type="float" office:value="4283">
            <text:p>4283</text:p>
          </table:table-cell>
          <table:table-cell table:style-name="ce1" table:formula="of:=CHAR(RANDBETWEEN(65;90) )&amp;CHAR(RANDBETWEEN(65;90) )&amp;CHAR(RANDBETWEEN(65;90) )&amp;CHAR(RANDBETWEEN(65;90) )" office:value-type="string" office:string-value="BEXP">
            <text:p>BEXP</text:p>
          </table:table-cell>
          <table:table-cell table:number-columns-repeated="1021"/>
        </table:table-row>
        <table:table-row table:style-name="ro1">
          <table:table-cell table:formula="of:=[.B275]&amp;&quot;-&quot;&amp;[.C275]" office:value-type="string" office:string-value="4284-KJXY">
            <text:p>4284-KJXY</text:p>
          </table:table-cell>
          <table:table-cell office:value-type="float" office:value="4284">
            <text:p>4284</text:p>
          </table:table-cell>
          <table:table-cell table:style-name="ce1" table:formula="of:=CHAR(RANDBETWEEN(65;90) )&amp;CHAR(RANDBETWEEN(65;90) )&amp;CHAR(RANDBETWEEN(65;90) )&amp;CHAR(RANDBETWEEN(65;90) )" office:value-type="string" office:string-value="KJXY">
            <text:p>KJXY</text:p>
          </table:table-cell>
          <table:table-cell table:number-columns-repeated="1021"/>
        </table:table-row>
        <table:table-row table:style-name="ro1">
          <table:table-cell table:formula="of:=[.B276]&amp;&quot;-&quot;&amp;[.C276]" office:value-type="string" office:string-value="4285-EFZO">
            <text:p>4285-EFZO</text:p>
          </table:table-cell>
          <table:table-cell office:value-type="float" office:value="4285">
            <text:p>4285</text:p>
          </table:table-cell>
          <table:table-cell table:style-name="ce1" table:formula="of:=CHAR(RANDBETWEEN(65;90) )&amp;CHAR(RANDBETWEEN(65;90) )&amp;CHAR(RANDBETWEEN(65;90) )&amp;CHAR(RANDBETWEEN(65;90) )" office:value-type="string" office:string-value="EFZO">
            <text:p>EFZO</text:p>
          </table:table-cell>
          <table:table-cell table:number-columns-repeated="1021"/>
        </table:table-row>
        <table:table-row table:style-name="ro1">
          <table:table-cell table:formula="of:=[.B277]&amp;&quot;-&quot;&amp;[.C277]" office:value-type="string" office:string-value="4286-EGRD">
            <text:p>4286-EGRD</text:p>
          </table:table-cell>
          <table:table-cell office:value-type="float" office:value="4286">
            <text:p>4286</text:p>
          </table:table-cell>
          <table:table-cell table:style-name="ce1" table:formula="of:=CHAR(RANDBETWEEN(65;90) )&amp;CHAR(RANDBETWEEN(65;90) )&amp;CHAR(RANDBETWEEN(65;90) )&amp;CHAR(RANDBETWEEN(65;90) )" office:value-type="string" office:string-value="EGRD">
            <text:p>EGRD</text:p>
          </table:table-cell>
          <table:table-cell table:number-columns-repeated="1021"/>
        </table:table-row>
        <table:table-row table:style-name="ro1">
          <table:table-cell table:formula="of:=[.B278]&amp;&quot;-&quot;&amp;[.C278]" office:value-type="string" office:string-value="4287-VYAJ">
            <text:p>4287-VYAJ</text:p>
          </table:table-cell>
          <table:table-cell office:value-type="float" office:value="4287">
            <text:p>4287</text:p>
          </table:table-cell>
          <table:table-cell table:style-name="ce1" table:formula="of:=CHAR(RANDBETWEEN(65;90) )&amp;CHAR(RANDBETWEEN(65;90) )&amp;CHAR(RANDBETWEEN(65;90) )&amp;CHAR(RANDBETWEEN(65;90) )" office:value-type="string" office:string-value="VYAJ">
            <text:p>VYAJ</text:p>
          </table:table-cell>
          <table:table-cell table:number-columns-repeated="1021"/>
        </table:table-row>
        <table:table-row table:style-name="ro1">
          <table:table-cell table:formula="of:=[.B279]&amp;&quot;-&quot;&amp;[.C279]" office:value-type="string" office:string-value="4288-ERSW">
            <text:p>4288-ERSW</text:p>
          </table:table-cell>
          <table:table-cell office:value-type="float" office:value="4288">
            <text:p>4288</text:p>
          </table:table-cell>
          <table:table-cell table:style-name="ce1" table:formula="of:=CHAR(RANDBETWEEN(65;90) )&amp;CHAR(RANDBETWEEN(65;90) )&amp;CHAR(RANDBETWEEN(65;90) )&amp;CHAR(RANDBETWEEN(65;90) )" office:value-type="string" office:string-value="ERSW">
            <text:p>ERSW</text:p>
          </table:table-cell>
          <table:table-cell table:number-columns-repeated="1021"/>
        </table:table-row>
        <table:table-row table:style-name="ro1">
          <table:table-cell table:formula="of:=[.B280]&amp;&quot;-&quot;&amp;[.C280]" office:value-type="string" office:string-value="4289-YRXC">
            <text:p>4289-YRXC</text:p>
          </table:table-cell>
          <table:table-cell office:value-type="float" office:value="4289">
            <text:p>4289</text:p>
          </table:table-cell>
          <table:table-cell table:style-name="ce1" table:formula="of:=CHAR(RANDBETWEEN(65;90) )&amp;CHAR(RANDBETWEEN(65;90) )&amp;CHAR(RANDBETWEEN(65;90) )&amp;CHAR(RANDBETWEEN(65;90) )" office:value-type="string" office:string-value="YRXC">
            <text:p>YRXC</text:p>
          </table:table-cell>
          <table:table-cell table:number-columns-repeated="1021"/>
        </table:table-row>
        <table:table-row table:style-name="ro1">
          <table:table-cell table:formula="of:=[.B281]&amp;&quot;-&quot;&amp;[.C281]" office:value-type="string" office:string-value="4290-LCPT">
            <text:p>4290-LCPT</text:p>
          </table:table-cell>
          <table:table-cell office:value-type="float" office:value="4290">
            <text:p>4290</text:p>
          </table:table-cell>
          <table:table-cell table:style-name="ce1" table:formula="of:=CHAR(RANDBETWEEN(65;90) )&amp;CHAR(RANDBETWEEN(65;90) )&amp;CHAR(RANDBETWEEN(65;90) )&amp;CHAR(RANDBETWEEN(65;90) )" office:value-type="string" office:string-value="LCPT">
            <text:p>LCPT</text:p>
          </table:table-cell>
          <table:table-cell table:number-columns-repeated="1021"/>
        </table:table-row>
        <table:table-row table:style-name="ro1">
          <table:table-cell table:formula="of:=[.B282]&amp;&quot;-&quot;&amp;[.C282]" office:value-type="string" office:string-value="4291-ZPQL">
            <text:p>4291-ZPQL</text:p>
          </table:table-cell>
          <table:table-cell office:value-type="float" office:value="4291">
            <text:p>4291</text:p>
          </table:table-cell>
          <table:table-cell table:style-name="ce1" table:formula="of:=CHAR(RANDBETWEEN(65;90) )&amp;CHAR(RANDBETWEEN(65;90) )&amp;CHAR(RANDBETWEEN(65;90) )&amp;CHAR(RANDBETWEEN(65;90) )" office:value-type="string" office:string-value="ZPQL">
            <text:p>ZPQL</text:p>
          </table:table-cell>
          <table:table-cell table:number-columns-repeated="1021"/>
        </table:table-row>
        <table:table-row table:style-name="ro1">
          <table:table-cell table:formula="of:=[.B283]&amp;&quot;-&quot;&amp;[.C283]" office:value-type="string" office:string-value="4292-XREK">
            <text:p>4292-XREK</text:p>
          </table:table-cell>
          <table:table-cell office:value-type="float" office:value="4292">
            <text:p>4292</text:p>
          </table:table-cell>
          <table:table-cell table:style-name="ce1" table:formula="of:=CHAR(RANDBETWEEN(65;90) )&amp;CHAR(RANDBETWEEN(65;90) )&amp;CHAR(RANDBETWEEN(65;90) )&amp;CHAR(RANDBETWEEN(65;90) )" office:value-type="string" office:string-value="XREK">
            <text:p>XREK</text:p>
          </table:table-cell>
          <table:table-cell table:number-columns-repeated="1021"/>
        </table:table-row>
        <table:table-row table:style-name="ro1">
          <table:table-cell table:formula="of:=[.B284]&amp;&quot;-&quot;&amp;[.C284]" office:value-type="string" office:string-value="4293-GUOQ">
            <text:p>4293-GUOQ</text:p>
          </table:table-cell>
          <table:table-cell office:value-type="float" office:value="4293">
            <text:p>4293</text:p>
          </table:table-cell>
          <table:table-cell table:style-name="ce1" table:formula="of:=CHAR(RANDBETWEEN(65;90) )&amp;CHAR(RANDBETWEEN(65;90) )&amp;CHAR(RANDBETWEEN(65;90) )&amp;CHAR(RANDBETWEEN(65;90) )" office:value-type="string" office:string-value="GUOQ">
            <text:p>GUOQ</text:p>
          </table:table-cell>
          <table:table-cell table:number-columns-repeated="1021"/>
        </table:table-row>
        <table:table-row table:style-name="ro1">
          <table:table-cell table:formula="of:=[.B285]&amp;&quot;-&quot;&amp;[.C285]" office:value-type="string" office:string-value="4294-MNXK">
            <text:p>4294-MNXK</text:p>
          </table:table-cell>
          <table:table-cell office:value-type="float" office:value="4294">
            <text:p>4294</text:p>
          </table:table-cell>
          <table:table-cell table:style-name="ce1" table:formula="of:=CHAR(RANDBETWEEN(65;90) )&amp;CHAR(RANDBETWEEN(65;90) )&amp;CHAR(RANDBETWEEN(65;90) )&amp;CHAR(RANDBETWEEN(65;90) )" office:value-type="string" office:string-value="MNXK">
            <text:p>MNXK</text:p>
          </table:table-cell>
          <table:table-cell table:number-columns-repeated="1021"/>
        </table:table-row>
        <table:table-row table:style-name="ro1">
          <table:table-cell table:formula="of:=[.B286]&amp;&quot;-&quot;&amp;[.C286]" office:value-type="string" office:string-value="4295-URNF">
            <text:p>4295-URNF</text:p>
          </table:table-cell>
          <table:table-cell office:value-type="float" office:value="4295">
            <text:p>4295</text:p>
          </table:table-cell>
          <table:table-cell table:style-name="ce1" table:formula="of:=CHAR(RANDBETWEEN(65;90) )&amp;CHAR(RANDBETWEEN(65;90) )&amp;CHAR(RANDBETWEEN(65;90) )&amp;CHAR(RANDBETWEEN(65;90) )" office:value-type="string" office:string-value="URNF">
            <text:p>URNF</text:p>
          </table:table-cell>
          <table:table-cell table:number-columns-repeated="1021"/>
        </table:table-row>
        <table:table-row table:style-name="ro1">
          <table:table-cell table:formula="of:=[.B287]&amp;&quot;-&quot;&amp;[.C287]" office:value-type="string" office:string-value="4296-UCQQ">
            <text:p>4296-UCQQ</text:p>
          </table:table-cell>
          <table:table-cell office:value-type="float" office:value="4296">
            <text:p>4296</text:p>
          </table:table-cell>
          <table:table-cell table:style-name="ce1" table:formula="of:=CHAR(RANDBETWEEN(65;90) )&amp;CHAR(RANDBETWEEN(65;90) )&amp;CHAR(RANDBETWEEN(65;90) )&amp;CHAR(RANDBETWEEN(65;90) )" office:value-type="string" office:string-value="UCQQ">
            <text:p>UCQQ</text:p>
          </table:table-cell>
          <table:table-cell table:number-columns-repeated="1021"/>
        </table:table-row>
        <table:table-row table:style-name="ro1">
          <table:table-cell table:formula="of:=[.B288]&amp;&quot;-&quot;&amp;[.C288]" office:value-type="string" office:string-value="4297-PKXD">
            <text:p>4297-PKXD</text:p>
          </table:table-cell>
          <table:table-cell office:value-type="float" office:value="4297">
            <text:p>4297</text:p>
          </table:table-cell>
          <table:table-cell table:style-name="ce1" table:formula="of:=CHAR(RANDBETWEEN(65;90) )&amp;CHAR(RANDBETWEEN(65;90) )&amp;CHAR(RANDBETWEEN(65;90) )&amp;CHAR(RANDBETWEEN(65;90) )" office:value-type="string" office:string-value="PKXD">
            <text:p>PKXD</text:p>
          </table:table-cell>
          <table:table-cell table:number-columns-repeated="1021"/>
        </table:table-row>
        <table:table-row table:style-name="ro1">
          <table:table-cell table:formula="of:=[.B289]&amp;&quot;-&quot;&amp;[.C289]" office:value-type="string" office:string-value="4298-NLIQ">
            <text:p>4298-NLIQ</text:p>
          </table:table-cell>
          <table:table-cell office:value-type="float" office:value="4298">
            <text:p>4298</text:p>
          </table:table-cell>
          <table:table-cell table:style-name="ce1" table:formula="of:=CHAR(RANDBETWEEN(65;90) )&amp;CHAR(RANDBETWEEN(65;90) )&amp;CHAR(RANDBETWEEN(65;90) )&amp;CHAR(RANDBETWEEN(65;90) )" office:value-type="string" office:string-value="NLIQ">
            <text:p>NLIQ</text:p>
          </table:table-cell>
          <table:table-cell table:number-columns-repeated="1021"/>
        </table:table-row>
        <table:table-row table:style-name="ro1">
          <table:table-cell table:formula="of:=[.B290]&amp;&quot;-&quot;&amp;[.C290]" office:value-type="string" office:string-value="4299-ZZUF">
            <text:p>4299-ZZUF</text:p>
          </table:table-cell>
          <table:table-cell office:value-type="float" office:value="4299">
            <text:p>4299</text:p>
          </table:table-cell>
          <table:table-cell table:style-name="ce1" table:formula="of:=CHAR(RANDBETWEEN(65;90) )&amp;CHAR(RANDBETWEEN(65;90) )&amp;CHAR(RANDBETWEEN(65;90) )&amp;CHAR(RANDBETWEEN(65;90) )" office:value-type="string" office:string-value="ZZUF">
            <text:p>ZZUF</text:p>
          </table:table-cell>
          <table:table-cell table:number-columns-repeated="1021"/>
        </table:table-row>
        <table:table-row table:style-name="ro1">
          <table:table-cell table:formula="of:=[.B291]&amp;&quot;-&quot;&amp;[.C291]" office:value-type="string" office:string-value="4300-NOUR">
            <text:p>4300-NOUR</text:p>
          </table:table-cell>
          <table:table-cell office:value-type="float" office:value="4300">
            <text:p>4300</text:p>
          </table:table-cell>
          <table:table-cell table:style-name="ce1" table:formula="of:=CHAR(RANDBETWEEN(65;90) )&amp;CHAR(RANDBETWEEN(65;90) )&amp;CHAR(RANDBETWEEN(65;90) )&amp;CHAR(RANDBETWEEN(65;90) )" office:value-type="string" office:string-value="NOUR">
            <text:p>NOUR</text:p>
          </table:table-cell>
          <table:table-cell table:number-columns-repeated="1021"/>
        </table:table-row>
        <table:table-row table:style-name="ro1">
          <table:table-cell table:formula="of:=[.B292]&amp;&quot;-&quot;&amp;[.C292]" office:value-type="string" office:string-value="4301-AWRT">
            <text:p>4301-AWRT</text:p>
          </table:table-cell>
          <table:table-cell office:value-type="float" office:value="4301">
            <text:p>4301</text:p>
          </table:table-cell>
          <table:table-cell table:style-name="ce1" table:formula="of:=CHAR(RANDBETWEEN(65;90) )&amp;CHAR(RANDBETWEEN(65;90) )&amp;CHAR(RANDBETWEEN(65;90) )&amp;CHAR(RANDBETWEEN(65;90) )" office:value-type="string" office:string-value="AWRT">
            <text:p>AWRT</text:p>
          </table:table-cell>
          <table:table-cell table:number-columns-repeated="1021"/>
        </table:table-row>
        <table:table-row table:style-name="ro1">
          <table:table-cell table:formula="of:=[.B293]&amp;&quot;-&quot;&amp;[.C293]" office:value-type="string" office:string-value="4302-UAJG">
            <text:p>4302-UAJG</text:p>
          </table:table-cell>
          <table:table-cell office:value-type="float" office:value="4302">
            <text:p>4302</text:p>
          </table:table-cell>
          <table:table-cell table:style-name="ce1" table:formula="of:=CHAR(RANDBETWEEN(65;90) )&amp;CHAR(RANDBETWEEN(65;90) )&amp;CHAR(RANDBETWEEN(65;90) )&amp;CHAR(RANDBETWEEN(65;90) )" office:value-type="string" office:string-value="UAJG">
            <text:p>UAJG</text:p>
          </table:table-cell>
          <table:table-cell table:number-columns-repeated="1021"/>
        </table:table-row>
        <table:table-row table:style-name="ro1">
          <table:table-cell table:formula="of:=[.B294]&amp;&quot;-&quot;&amp;[.C294]" office:value-type="string" office:string-value="4303-IGNE">
            <text:p>4303-IGNE</text:p>
          </table:table-cell>
          <table:table-cell office:value-type="float" office:value="4303">
            <text:p>4303</text:p>
          </table:table-cell>
          <table:table-cell table:style-name="ce1" table:formula="of:=CHAR(RANDBETWEEN(65;90) )&amp;CHAR(RANDBETWEEN(65;90) )&amp;CHAR(RANDBETWEEN(65;90) )&amp;CHAR(RANDBETWEEN(65;90) )" office:value-type="string" office:string-value="IGNE">
            <text:p>IGNE</text:p>
          </table:table-cell>
          <table:table-cell table:number-columns-repeated="1021"/>
        </table:table-row>
        <table:table-row table:style-name="ro1">
          <table:table-cell table:formula="of:=[.B295]&amp;&quot;-&quot;&amp;[.C295]" office:value-type="string" office:string-value="4304-DHII">
            <text:p>4304-DHII</text:p>
          </table:table-cell>
          <table:table-cell office:value-type="float" office:value="4304">
            <text:p>4304</text:p>
          </table:table-cell>
          <table:table-cell table:style-name="ce1" table:formula="of:=CHAR(RANDBETWEEN(65;90) )&amp;CHAR(RANDBETWEEN(65;90) )&amp;CHAR(RANDBETWEEN(65;90) )&amp;CHAR(RANDBETWEEN(65;90) )" office:value-type="string" office:string-value="DHII">
            <text:p>DHII</text:p>
          </table:table-cell>
          <table:table-cell table:number-columns-repeated="1021"/>
        </table:table-row>
        <table:table-row table:style-name="ro1">
          <table:table-cell table:formula="of:=[.B296]&amp;&quot;-&quot;&amp;[.C296]" office:value-type="string" office:string-value="4305-OFWB">
            <text:p>4305-OFWB</text:p>
          </table:table-cell>
          <table:table-cell office:value-type="float" office:value="4305">
            <text:p>4305</text:p>
          </table:table-cell>
          <table:table-cell table:style-name="ce1" table:formula="of:=CHAR(RANDBETWEEN(65;90) )&amp;CHAR(RANDBETWEEN(65;90) )&amp;CHAR(RANDBETWEEN(65;90) )&amp;CHAR(RANDBETWEEN(65;90) )" office:value-type="string" office:string-value="OFWB">
            <text:p>OFWB</text:p>
          </table:table-cell>
          <table:table-cell table:number-columns-repeated="1021"/>
        </table:table-row>
        <table:table-row table:style-name="ro1">
          <table:table-cell table:formula="of:=[.B297]&amp;&quot;-&quot;&amp;[.C297]" office:value-type="string" office:string-value="4306-ARPY">
            <text:p>4306-ARPY</text:p>
          </table:table-cell>
          <table:table-cell office:value-type="float" office:value="4306">
            <text:p>4306</text:p>
          </table:table-cell>
          <table:table-cell table:style-name="ce1" table:formula="of:=CHAR(RANDBETWEEN(65;90) )&amp;CHAR(RANDBETWEEN(65;90) )&amp;CHAR(RANDBETWEEN(65;90) )&amp;CHAR(RANDBETWEEN(65;90) )" office:value-type="string" office:string-value="ARPY">
            <text:p>ARPY</text:p>
          </table:table-cell>
          <table:table-cell table:number-columns-repeated="1021"/>
        </table:table-row>
        <table:table-row table:style-name="ro1">
          <table:table-cell table:formula="of:=[.B298]&amp;&quot;-&quot;&amp;[.C298]" office:value-type="string" office:string-value="4307-ESWM">
            <text:p>4307-ESWM</text:p>
          </table:table-cell>
          <table:table-cell office:value-type="float" office:value="4307">
            <text:p>4307</text:p>
          </table:table-cell>
          <table:table-cell table:style-name="ce1" table:formula="of:=CHAR(RANDBETWEEN(65;90) )&amp;CHAR(RANDBETWEEN(65;90) )&amp;CHAR(RANDBETWEEN(65;90) )&amp;CHAR(RANDBETWEEN(65;90) )" office:value-type="string" office:string-value="ESWM">
            <text:p>ESWM</text:p>
          </table:table-cell>
          <table:table-cell table:number-columns-repeated="1021"/>
        </table:table-row>
        <table:table-row table:style-name="ro1">
          <table:table-cell table:formula="of:=[.B299]&amp;&quot;-&quot;&amp;[.C299]" office:value-type="string" office:string-value="4308-ACAM">
            <text:p>4308-ACAM</text:p>
          </table:table-cell>
          <table:table-cell office:value-type="float" office:value="4308">
            <text:p>4308</text:p>
          </table:table-cell>
          <table:table-cell table:style-name="ce1" table:formula="of:=CHAR(RANDBETWEEN(65;90) )&amp;CHAR(RANDBETWEEN(65;90) )&amp;CHAR(RANDBETWEEN(65;90) )&amp;CHAR(RANDBETWEEN(65;90) )" office:value-type="string" office:string-value="ACAM">
            <text:p>ACAM</text:p>
          </table:table-cell>
          <table:table-cell table:number-columns-repeated="1021"/>
        </table:table-row>
        <table:table-row table:style-name="ro1">
          <table:table-cell table:formula="of:=[.B300]&amp;&quot;-&quot;&amp;[.C300]" office:value-type="string" office:string-value="4309-HSTR">
            <text:p>4309-HSTR</text:p>
          </table:table-cell>
          <table:table-cell office:value-type="float" office:value="4309">
            <text:p>4309</text:p>
          </table:table-cell>
          <table:table-cell table:style-name="ce1" table:formula="of:=CHAR(RANDBETWEEN(65;90) )&amp;CHAR(RANDBETWEEN(65;90) )&amp;CHAR(RANDBETWEEN(65;90) )&amp;CHAR(RANDBETWEEN(65;90) )" office:value-type="string" office:string-value="HSTR">
            <text:p>HSTR</text:p>
          </table:table-cell>
          <table:table-cell table:number-columns-repeated="1021"/>
        </table:table-row>
        <table:table-row table:style-name="ro1">
          <table:table-cell table:formula="of:=[.B301]&amp;&quot;-&quot;&amp;[.C301]" office:value-type="string" office:string-value="4310-TYDR">
            <text:p>4310-TYDR</text:p>
          </table:table-cell>
          <table:table-cell office:value-type="float" office:value="4310">
            <text:p>4310</text:p>
          </table:table-cell>
          <table:table-cell table:style-name="ce1" table:formula="of:=CHAR(RANDBETWEEN(65;90) )&amp;CHAR(RANDBETWEEN(65;90) )&amp;CHAR(RANDBETWEEN(65;90) )&amp;CHAR(RANDBETWEEN(65;90) )" office:value-type="string" office:string-value="TYDR">
            <text:p>TYDR</text:p>
          </table:table-cell>
          <table:table-cell table:number-columns-repeated="1021"/>
        </table:table-row>
        <table:table-row table:style-name="ro1">
          <table:table-cell table:formula="of:=[.B302]&amp;&quot;-&quot;&amp;[.C302]" office:value-type="string" office:string-value="4311-WPNS">
            <text:p>4311-WPNS</text:p>
          </table:table-cell>
          <table:table-cell office:value-type="float" office:value="4311">
            <text:p>4311</text:p>
          </table:table-cell>
          <table:table-cell table:style-name="ce1" table:formula="of:=CHAR(RANDBETWEEN(65;90) )&amp;CHAR(RANDBETWEEN(65;90) )&amp;CHAR(RANDBETWEEN(65;90) )&amp;CHAR(RANDBETWEEN(65;90) )" office:value-type="string" office:string-value="WPNS">
            <text:p>WPNS</text:p>
          </table:table-cell>
          <table:table-cell table:number-columns-repeated="1021"/>
        </table:table-row>
        <table:table-row table:style-name="ro1">
          <table:table-cell table:formula="of:=[.B303]&amp;&quot;-&quot;&amp;[.C303]" office:value-type="string" office:string-value="4312-QQVG">
            <text:p>4312-QQVG</text:p>
          </table:table-cell>
          <table:table-cell office:value-type="float" office:value="4312">
            <text:p>4312</text:p>
          </table:table-cell>
          <table:table-cell table:style-name="ce1" table:formula="of:=CHAR(RANDBETWEEN(65;90) )&amp;CHAR(RANDBETWEEN(65;90) )&amp;CHAR(RANDBETWEEN(65;90) )&amp;CHAR(RANDBETWEEN(65;90) )" office:value-type="string" office:string-value="QQVG">
            <text:p>QQVG</text:p>
          </table:table-cell>
          <table:table-cell table:number-columns-repeated="1021"/>
        </table:table-row>
        <table:table-row table:style-name="ro1">
          <table:table-cell table:formula="of:=[.B304]&amp;&quot;-&quot;&amp;[.C304]" office:value-type="string" office:string-value="4313-KNNJ">
            <text:p>4313-KNNJ</text:p>
          </table:table-cell>
          <table:table-cell office:value-type="float" office:value="4313">
            <text:p>4313</text:p>
          </table:table-cell>
          <table:table-cell table:style-name="ce1" table:formula="of:=CHAR(RANDBETWEEN(65;90) )&amp;CHAR(RANDBETWEEN(65;90) )&amp;CHAR(RANDBETWEEN(65;90) )&amp;CHAR(RANDBETWEEN(65;90) )" office:value-type="string" office:string-value="KNNJ">
            <text:p>KNNJ</text:p>
          </table:table-cell>
          <table:table-cell table:number-columns-repeated="1021"/>
        </table:table-row>
        <table:table-row table:style-name="ro1">
          <table:table-cell table:formula="of:=[.B305]&amp;&quot;-&quot;&amp;[.C305]" office:value-type="string" office:string-value="4314-PZYP">
            <text:p>4314-PZYP</text:p>
          </table:table-cell>
          <table:table-cell office:value-type="float" office:value="4314">
            <text:p>4314</text:p>
          </table:table-cell>
          <table:table-cell table:style-name="ce1" table:formula="of:=CHAR(RANDBETWEEN(65;90) )&amp;CHAR(RANDBETWEEN(65;90) )&amp;CHAR(RANDBETWEEN(65;90) )&amp;CHAR(RANDBETWEEN(65;90) )" office:value-type="string" office:string-value="PZYP">
            <text:p>PZYP</text:p>
          </table:table-cell>
          <table:table-cell table:number-columns-repeated="1021"/>
        </table:table-row>
        <table:table-row table:style-name="ro1">
          <table:table-cell table:formula="of:=[.B306]&amp;&quot;-&quot;&amp;[.C306]" office:value-type="string" office:string-value="4315-PAZW">
            <text:p>4315-PAZW</text:p>
          </table:table-cell>
          <table:table-cell office:value-type="float" office:value="4315">
            <text:p>4315</text:p>
          </table:table-cell>
          <table:table-cell table:style-name="ce1" table:formula="of:=CHAR(RANDBETWEEN(65;90) )&amp;CHAR(RANDBETWEEN(65;90) )&amp;CHAR(RANDBETWEEN(65;90) )&amp;CHAR(RANDBETWEEN(65;90) )" office:value-type="string" office:string-value="PAZW">
            <text:p>PAZW</text:p>
          </table:table-cell>
          <table:table-cell table:number-columns-repeated="1021"/>
        </table:table-row>
        <table:table-row table:style-name="ro1">
          <table:table-cell table:formula="of:=[.B307]&amp;&quot;-&quot;&amp;[.C307]" office:value-type="string" office:string-value="4316-LMDY">
            <text:p>4316-LMDY</text:p>
          </table:table-cell>
          <table:table-cell office:value-type="float" office:value="4316">
            <text:p>4316</text:p>
          </table:table-cell>
          <table:table-cell table:style-name="ce1" table:formula="of:=CHAR(RANDBETWEEN(65;90) )&amp;CHAR(RANDBETWEEN(65;90) )&amp;CHAR(RANDBETWEEN(65;90) )&amp;CHAR(RANDBETWEEN(65;90) )" office:value-type="string" office:string-value="LMDY">
            <text:p>LMDY</text:p>
          </table:table-cell>
          <table:table-cell table:number-columns-repeated="1021"/>
        </table:table-row>
        <table:table-row table:style-name="ro1">
          <table:table-cell table:formula="of:=[.B308]&amp;&quot;-&quot;&amp;[.C308]" office:value-type="string" office:string-value="4317-UWVD">
            <text:p>4317-UWVD</text:p>
          </table:table-cell>
          <table:table-cell office:value-type="float" office:value="4317">
            <text:p>4317</text:p>
          </table:table-cell>
          <table:table-cell table:style-name="ce1" table:formula="of:=CHAR(RANDBETWEEN(65;90) )&amp;CHAR(RANDBETWEEN(65;90) )&amp;CHAR(RANDBETWEEN(65;90) )&amp;CHAR(RANDBETWEEN(65;90) )" office:value-type="string" office:string-value="UWVD">
            <text:p>UWVD</text:p>
          </table:table-cell>
          <table:table-cell table:number-columns-repeated="1021"/>
        </table:table-row>
        <table:table-row table:style-name="ro1">
          <table:table-cell table:formula="of:=[.B309]&amp;&quot;-&quot;&amp;[.C309]" office:value-type="string" office:string-value="4318-TNWN">
            <text:p>4318-TNWN</text:p>
          </table:table-cell>
          <table:table-cell office:value-type="float" office:value="4318">
            <text:p>4318</text:p>
          </table:table-cell>
          <table:table-cell table:style-name="ce1" table:formula="of:=CHAR(RANDBETWEEN(65;90) )&amp;CHAR(RANDBETWEEN(65;90) )&amp;CHAR(RANDBETWEEN(65;90) )&amp;CHAR(RANDBETWEEN(65;90) )" office:value-type="string" office:string-value="TNWN">
            <text:p>TNWN</text:p>
          </table:table-cell>
          <table:table-cell table:number-columns-repeated="1021"/>
        </table:table-row>
        <table:table-row table:style-name="ro1">
          <table:table-cell table:formula="of:=[.B310]&amp;&quot;-&quot;&amp;[.C310]" office:value-type="string" office:string-value="4319-HEMB">
            <text:p>4319-HEMB</text:p>
          </table:table-cell>
          <table:table-cell office:value-type="float" office:value="4319">
            <text:p>4319</text:p>
          </table:table-cell>
          <table:table-cell table:style-name="ce1" table:formula="of:=CHAR(RANDBETWEEN(65;90) )&amp;CHAR(RANDBETWEEN(65;90) )&amp;CHAR(RANDBETWEEN(65;90) )&amp;CHAR(RANDBETWEEN(65;90) )" office:value-type="string" office:string-value="HEMB">
            <text:p>HEMB</text:p>
          </table:table-cell>
          <table:table-cell table:number-columns-repeated="1021"/>
        </table:table-row>
        <table:table-row table:style-name="ro1">
          <table:table-cell table:formula="of:=[.B311]&amp;&quot;-&quot;&amp;[.C311]" office:value-type="string" office:string-value="4320-SUCN">
            <text:p>4320-SUCN</text:p>
          </table:table-cell>
          <table:table-cell office:value-type="float" office:value="4320">
            <text:p>4320</text:p>
          </table:table-cell>
          <table:table-cell table:style-name="ce1" table:formula="of:=CHAR(RANDBETWEEN(65;90) )&amp;CHAR(RANDBETWEEN(65;90) )&amp;CHAR(RANDBETWEEN(65;90) )&amp;CHAR(RANDBETWEEN(65;90) )" office:value-type="string" office:string-value="SUCN">
            <text:p>SUCN</text:p>
          </table:table-cell>
          <table:table-cell table:number-columns-repeated="1021"/>
        </table:table-row>
        <table:table-row table:style-name="ro1">
          <table:table-cell table:formula="of:=[.B312]&amp;&quot;-&quot;&amp;[.C312]" office:value-type="string" office:string-value="4321-BRZN">
            <text:p>4321-BRZN</text:p>
          </table:table-cell>
          <table:table-cell office:value-type="float" office:value="4321">
            <text:p>4321</text:p>
          </table:table-cell>
          <table:table-cell table:style-name="ce1" table:formula="of:=CHAR(RANDBETWEEN(65;90) )&amp;CHAR(RANDBETWEEN(65;90) )&amp;CHAR(RANDBETWEEN(65;90) )&amp;CHAR(RANDBETWEEN(65;90) )" office:value-type="string" office:string-value="BRZN">
            <text:p>BRZN</text:p>
          </table:table-cell>
          <table:table-cell table:number-columns-repeated="1021"/>
        </table:table-row>
        <table:table-row table:style-name="ro1">
          <table:table-cell table:formula="of:=[.B313]&amp;&quot;-&quot;&amp;[.C313]" office:value-type="string" office:string-value="4322-GGVF">
            <text:p>4322-GGVF</text:p>
          </table:table-cell>
          <table:table-cell office:value-type="float" office:value="4322">
            <text:p>4322</text:p>
          </table:table-cell>
          <table:table-cell table:style-name="ce1" table:formula="of:=CHAR(RANDBETWEEN(65;90) )&amp;CHAR(RANDBETWEEN(65;90) )&amp;CHAR(RANDBETWEEN(65;90) )&amp;CHAR(RANDBETWEEN(65;90) )" office:value-type="string" office:string-value="GGVF">
            <text:p>GGVF</text:p>
          </table:table-cell>
          <table:table-cell table:number-columns-repeated="1021"/>
        </table:table-row>
        <table:table-row table:style-name="ro1">
          <table:table-cell table:formula="of:=[.B314]&amp;&quot;-&quot;&amp;[.C314]" office:value-type="string" office:string-value="4323-OILH">
            <text:p>4323-OILH</text:p>
          </table:table-cell>
          <table:table-cell office:value-type="float" office:value="4323">
            <text:p>4323</text:p>
          </table:table-cell>
          <table:table-cell table:style-name="ce1" table:formula="of:=CHAR(RANDBETWEEN(65;90) )&amp;CHAR(RANDBETWEEN(65;90) )&amp;CHAR(RANDBETWEEN(65;90) )&amp;CHAR(RANDBETWEEN(65;90) )" office:value-type="string" office:string-value="OILH">
            <text:p>OILH</text:p>
          </table:table-cell>
          <table:table-cell table:number-columns-repeated="1021"/>
        </table:table-row>
        <table:table-row table:style-name="ro1">
          <table:table-cell table:formula="of:=[.B315]&amp;&quot;-&quot;&amp;[.C315]" office:value-type="string" office:string-value="4324-KZNH">
            <text:p>4324-KZNH</text:p>
          </table:table-cell>
          <table:table-cell office:value-type="float" office:value="4324">
            <text:p>4324</text:p>
          </table:table-cell>
          <table:table-cell table:style-name="ce1" table:formula="of:=CHAR(RANDBETWEEN(65;90) )&amp;CHAR(RANDBETWEEN(65;90) )&amp;CHAR(RANDBETWEEN(65;90) )&amp;CHAR(RANDBETWEEN(65;90) )" office:value-type="string" office:string-value="KZNH">
            <text:p>KZNH</text:p>
          </table:table-cell>
          <table:table-cell table:number-columns-repeated="1021"/>
        </table:table-row>
        <table:table-row table:style-name="ro1">
          <table:table-cell table:formula="of:=[.B316]&amp;&quot;-&quot;&amp;[.C316]" office:value-type="string" office:string-value="4325-GCKU">
            <text:p>4325-GCKU</text:p>
          </table:table-cell>
          <table:table-cell office:value-type="float" office:value="4325">
            <text:p>4325</text:p>
          </table:table-cell>
          <table:table-cell table:style-name="ce1" table:formula="of:=CHAR(RANDBETWEEN(65;90) )&amp;CHAR(RANDBETWEEN(65;90) )&amp;CHAR(RANDBETWEEN(65;90) )&amp;CHAR(RANDBETWEEN(65;90) )" office:value-type="string" office:string-value="GCKU">
            <text:p>GCKU</text:p>
          </table:table-cell>
          <table:table-cell table:number-columns-repeated="1021"/>
        </table:table-row>
        <table:table-row table:style-name="ro1">
          <table:table-cell table:formula="of:=[.B317]&amp;&quot;-&quot;&amp;[.C317]" office:value-type="string" office:string-value="4326-KSOF">
            <text:p>4326-KSOF</text:p>
          </table:table-cell>
          <table:table-cell office:value-type="float" office:value="4326">
            <text:p>4326</text:p>
          </table:table-cell>
          <table:table-cell table:style-name="ce1" table:formula="of:=CHAR(RANDBETWEEN(65;90) )&amp;CHAR(RANDBETWEEN(65;90) )&amp;CHAR(RANDBETWEEN(65;90) )&amp;CHAR(RANDBETWEEN(65;90) )" office:value-type="string" office:string-value="KSOF">
            <text:p>KSOF</text:p>
          </table:table-cell>
          <table:table-cell table:number-columns-repeated="1021"/>
        </table:table-row>
        <table:table-row table:style-name="ro1">
          <table:table-cell table:formula="of:=[.B318]&amp;&quot;-&quot;&amp;[.C318]" office:value-type="string" office:string-value="4327-MCZN">
            <text:p>4327-MCZN</text:p>
          </table:table-cell>
          <table:table-cell office:value-type="float" office:value="4327">
            <text:p>4327</text:p>
          </table:table-cell>
          <table:table-cell table:style-name="ce1" table:formula="of:=CHAR(RANDBETWEEN(65;90) )&amp;CHAR(RANDBETWEEN(65;90) )&amp;CHAR(RANDBETWEEN(65;90) )&amp;CHAR(RANDBETWEEN(65;90) )" office:value-type="string" office:string-value="MCZN">
            <text:p>MCZN</text:p>
          </table:table-cell>
          <table:table-cell table:number-columns-repeated="1021"/>
        </table:table-row>
        <table:table-row table:style-name="ro1">
          <table:table-cell table:formula="of:=[.B319]&amp;&quot;-&quot;&amp;[.C319]" office:value-type="string" office:string-value="4328-TBEM">
            <text:p>4328-TBEM</text:p>
          </table:table-cell>
          <table:table-cell office:value-type="float" office:value="4328">
            <text:p>4328</text:p>
          </table:table-cell>
          <table:table-cell table:style-name="ce1" table:formula="of:=CHAR(RANDBETWEEN(65;90) )&amp;CHAR(RANDBETWEEN(65;90) )&amp;CHAR(RANDBETWEEN(65;90) )&amp;CHAR(RANDBETWEEN(65;90) )" office:value-type="string" office:string-value="TBEM">
            <text:p>TBEM</text:p>
          </table:table-cell>
          <table:table-cell table:number-columns-repeated="1021"/>
        </table:table-row>
        <table:table-row table:style-name="ro1">
          <table:table-cell table:formula="of:=[.B320]&amp;&quot;-&quot;&amp;[.C320]" office:value-type="string" office:string-value="4329-IBBD">
            <text:p>4329-IBBD</text:p>
          </table:table-cell>
          <table:table-cell office:value-type="float" office:value="4329">
            <text:p>4329</text:p>
          </table:table-cell>
          <table:table-cell table:style-name="ce1" table:formula="of:=CHAR(RANDBETWEEN(65;90) )&amp;CHAR(RANDBETWEEN(65;90) )&amp;CHAR(RANDBETWEEN(65;90) )&amp;CHAR(RANDBETWEEN(65;90) )" office:value-type="string" office:string-value="IBBD">
            <text:p>IBBD</text:p>
          </table:table-cell>
          <table:table-cell table:number-columns-repeated="1021"/>
        </table:table-row>
        <table:table-row table:style-name="ro1">
          <table:table-cell table:formula="of:=[.B321]&amp;&quot;-&quot;&amp;[.C321]" office:value-type="string" office:string-value="4330-CFLL">
            <text:p>4330-CFLL</text:p>
          </table:table-cell>
          <table:table-cell office:value-type="float" office:value="4330">
            <text:p>4330</text:p>
          </table:table-cell>
          <table:table-cell table:style-name="ce1" table:formula="of:=CHAR(RANDBETWEEN(65;90) )&amp;CHAR(RANDBETWEEN(65;90) )&amp;CHAR(RANDBETWEEN(65;90) )&amp;CHAR(RANDBETWEEN(65;90) )" office:value-type="string" office:string-value="CFLL">
            <text:p>CFLL</text:p>
          </table:table-cell>
          <table:table-cell table:number-columns-repeated="1021"/>
        </table:table-row>
        <table:table-row table:style-name="ro1">
          <table:table-cell table:formula="of:=[.B322]&amp;&quot;-&quot;&amp;[.C322]" office:value-type="string" office:string-value="4331-YYHU">
            <text:p>4331-YYHU</text:p>
          </table:table-cell>
          <table:table-cell office:value-type="float" office:value="4331">
            <text:p>4331</text:p>
          </table:table-cell>
          <table:table-cell table:style-name="ce1" table:formula="of:=CHAR(RANDBETWEEN(65;90) )&amp;CHAR(RANDBETWEEN(65;90) )&amp;CHAR(RANDBETWEEN(65;90) )&amp;CHAR(RANDBETWEEN(65;90) )" office:value-type="string" office:string-value="YYHU">
            <text:p>YYHU</text:p>
          </table:table-cell>
          <table:table-cell table:number-columns-repeated="1021"/>
        </table:table-row>
        <table:table-row table:style-name="ro1">
          <table:table-cell table:formula="of:=[.B323]&amp;&quot;-&quot;&amp;[.C323]" office:value-type="string" office:string-value="4332-UQCZ">
            <text:p>4332-UQCZ</text:p>
          </table:table-cell>
          <table:table-cell office:value-type="float" office:value="4332">
            <text:p>4332</text:p>
          </table:table-cell>
          <table:table-cell table:style-name="ce1" table:formula="of:=CHAR(RANDBETWEEN(65;90) )&amp;CHAR(RANDBETWEEN(65;90) )&amp;CHAR(RANDBETWEEN(65;90) )&amp;CHAR(RANDBETWEEN(65;90) )" office:value-type="string" office:string-value="UQCZ">
            <text:p>UQCZ</text:p>
          </table:table-cell>
          <table:table-cell table:number-columns-repeated="1021"/>
        </table:table-row>
        <table:table-row table:style-name="ro1">
          <table:table-cell table:formula="of:=[.B324]&amp;&quot;-&quot;&amp;[.C324]" office:value-type="string" office:string-value="4333-KXHW">
            <text:p>4333-KXHW</text:p>
          </table:table-cell>
          <table:table-cell office:value-type="float" office:value="4333">
            <text:p>4333</text:p>
          </table:table-cell>
          <table:table-cell table:style-name="ce1" table:formula="of:=CHAR(RANDBETWEEN(65;90) )&amp;CHAR(RANDBETWEEN(65;90) )&amp;CHAR(RANDBETWEEN(65;90) )&amp;CHAR(RANDBETWEEN(65;90) )" office:value-type="string" office:string-value="KXHW">
            <text:p>KXHW</text:p>
          </table:table-cell>
          <table:table-cell table:number-columns-repeated="1021"/>
        </table:table-row>
        <table:table-row table:style-name="ro1">
          <table:table-cell table:formula="of:=[.B325]&amp;&quot;-&quot;&amp;[.C325]" office:value-type="string" office:string-value="4334-TWKB">
            <text:p>4334-TWKB</text:p>
          </table:table-cell>
          <table:table-cell office:value-type="float" office:value="4334">
            <text:p>4334</text:p>
          </table:table-cell>
          <table:table-cell table:style-name="ce1" table:formula="of:=CHAR(RANDBETWEEN(65;90) )&amp;CHAR(RANDBETWEEN(65;90) )&amp;CHAR(RANDBETWEEN(65;90) )&amp;CHAR(RANDBETWEEN(65;90) )" office:value-type="string" office:string-value="TWKB">
            <text:p>TWKB</text:p>
          </table:table-cell>
          <table:table-cell table:number-columns-repeated="1021"/>
        </table:table-row>
        <table:table-row table:style-name="ro1">
          <table:table-cell table:formula="of:=[.B326]&amp;&quot;-&quot;&amp;[.C326]" office:value-type="string" office:string-value="4335-GFZZ">
            <text:p>4335-GFZZ</text:p>
          </table:table-cell>
          <table:table-cell office:value-type="float" office:value="4335">
            <text:p>4335</text:p>
          </table:table-cell>
          <table:table-cell table:style-name="ce1" table:formula="of:=CHAR(RANDBETWEEN(65;90) )&amp;CHAR(RANDBETWEEN(65;90) )&amp;CHAR(RANDBETWEEN(65;90) )&amp;CHAR(RANDBETWEEN(65;90) )" office:value-type="string" office:string-value="GFZZ">
            <text:p>GFZZ</text:p>
          </table:table-cell>
          <table:table-cell table:number-columns-repeated="1021"/>
        </table:table-row>
        <table:table-row table:style-name="ro1">
          <table:table-cell table:formula="of:=[.B327]&amp;&quot;-&quot;&amp;[.C327]" office:value-type="string" office:string-value="4336-VYVQ">
            <text:p>4336-VYVQ</text:p>
          </table:table-cell>
          <table:table-cell office:value-type="float" office:value="4336">
            <text:p>4336</text:p>
          </table:table-cell>
          <table:table-cell table:style-name="ce1" table:formula="of:=CHAR(RANDBETWEEN(65;90) )&amp;CHAR(RANDBETWEEN(65;90) )&amp;CHAR(RANDBETWEEN(65;90) )&amp;CHAR(RANDBETWEEN(65;90) )" office:value-type="string" office:string-value="VYVQ">
            <text:p>VYVQ</text:p>
          </table:table-cell>
          <table:table-cell table:number-columns-repeated="1021"/>
        </table:table-row>
        <table:table-row table:style-name="ro1">
          <table:table-cell table:formula="of:=[.B328]&amp;&quot;-&quot;&amp;[.C328]" office:value-type="string" office:string-value="4337-XPHY">
            <text:p>4337-XPHY</text:p>
          </table:table-cell>
          <table:table-cell office:value-type="float" office:value="4337">
            <text:p>4337</text:p>
          </table:table-cell>
          <table:table-cell table:style-name="ce1" table:formula="of:=CHAR(RANDBETWEEN(65;90) )&amp;CHAR(RANDBETWEEN(65;90) )&amp;CHAR(RANDBETWEEN(65;90) )&amp;CHAR(RANDBETWEEN(65;90) )" office:value-type="string" office:string-value="XPHY">
            <text:p>XPHY</text:p>
          </table:table-cell>
          <table:table-cell table:number-columns-repeated="1021"/>
        </table:table-row>
        <table:table-row table:style-name="ro1">
          <table:table-cell table:formula="of:=[.B329]&amp;&quot;-&quot;&amp;[.C329]" office:value-type="string" office:string-value="4338-RPIA">
            <text:p>4338-RPIA</text:p>
          </table:table-cell>
          <table:table-cell office:value-type="float" office:value="4338">
            <text:p>4338</text:p>
          </table:table-cell>
          <table:table-cell table:style-name="ce1" table:formula="of:=CHAR(RANDBETWEEN(65;90) )&amp;CHAR(RANDBETWEEN(65;90) )&amp;CHAR(RANDBETWEEN(65;90) )&amp;CHAR(RANDBETWEEN(65;90) )" office:value-type="string" office:string-value="RPIA">
            <text:p>RPIA</text:p>
          </table:table-cell>
          <table:table-cell table:number-columns-repeated="1021"/>
        </table:table-row>
        <table:table-row table:style-name="ro1">
          <table:table-cell table:formula="of:=[.B330]&amp;&quot;-&quot;&amp;[.C330]" office:value-type="string" office:string-value="4339-MVDO">
            <text:p>4339-MVDO</text:p>
          </table:table-cell>
          <table:table-cell office:value-type="float" office:value="4339">
            <text:p>4339</text:p>
          </table:table-cell>
          <table:table-cell table:style-name="ce1" table:formula="of:=CHAR(RANDBETWEEN(65;90) )&amp;CHAR(RANDBETWEEN(65;90) )&amp;CHAR(RANDBETWEEN(65;90) )&amp;CHAR(RANDBETWEEN(65;90) )" office:value-type="string" office:string-value="MVDO">
            <text:p>MVDO</text:p>
          </table:table-cell>
          <table:table-cell table:number-columns-repeated="1021"/>
        </table:table-row>
        <table:table-row table:style-name="ro1">
          <table:table-cell table:formula="of:=[.B331]&amp;&quot;-&quot;&amp;[.C331]" office:value-type="string" office:string-value="4340-TAHU">
            <text:p>4340-TAHU</text:p>
          </table:table-cell>
          <table:table-cell office:value-type="float" office:value="4340">
            <text:p>4340</text:p>
          </table:table-cell>
          <table:table-cell table:style-name="ce1" table:formula="of:=CHAR(RANDBETWEEN(65;90) )&amp;CHAR(RANDBETWEEN(65;90) )&amp;CHAR(RANDBETWEEN(65;90) )&amp;CHAR(RANDBETWEEN(65;90) )" office:value-type="string" office:string-value="TAHU">
            <text:p>TAHU</text:p>
          </table:table-cell>
          <table:table-cell table:number-columns-repeated="1021"/>
        </table:table-row>
        <table:table-row table:style-name="ro1">
          <table:table-cell table:formula="of:=[.B332]&amp;&quot;-&quot;&amp;[.C332]" office:value-type="string" office:string-value="4341-XNVV">
            <text:p>4341-XNVV</text:p>
          </table:table-cell>
          <table:table-cell office:value-type="float" office:value="4341">
            <text:p>4341</text:p>
          </table:table-cell>
          <table:table-cell table:style-name="ce1" table:formula="of:=CHAR(RANDBETWEEN(65;90) )&amp;CHAR(RANDBETWEEN(65;90) )&amp;CHAR(RANDBETWEEN(65;90) )&amp;CHAR(RANDBETWEEN(65;90) )" office:value-type="string" office:string-value="XNVV">
            <text:p>XNVV</text:p>
          </table:table-cell>
          <table:table-cell table:number-columns-repeated="1021"/>
        </table:table-row>
        <table:table-row table:style-name="ro1">
          <table:table-cell table:formula="of:=[.B333]&amp;&quot;-&quot;&amp;[.C333]" office:value-type="string" office:string-value="4342-YBXB">
            <text:p>4342-YBXB</text:p>
          </table:table-cell>
          <table:table-cell office:value-type="float" office:value="4342">
            <text:p>4342</text:p>
          </table:table-cell>
          <table:table-cell table:style-name="ce1" table:formula="of:=CHAR(RANDBETWEEN(65;90) )&amp;CHAR(RANDBETWEEN(65;90) )&amp;CHAR(RANDBETWEEN(65;90) )&amp;CHAR(RANDBETWEEN(65;90) )" office:value-type="string" office:string-value="YBXB">
            <text:p>YBXB</text:p>
          </table:table-cell>
          <table:table-cell table:number-columns-repeated="1021"/>
        </table:table-row>
        <table:table-row table:style-name="ro1">
          <table:table-cell table:formula="of:=[.B334]&amp;&quot;-&quot;&amp;[.C334]" office:value-type="string" office:string-value="4343-WKEG">
            <text:p>4343-WKEG</text:p>
          </table:table-cell>
          <table:table-cell office:value-type="float" office:value="4343">
            <text:p>4343</text:p>
          </table:table-cell>
          <table:table-cell table:style-name="ce1" table:formula="of:=CHAR(RANDBETWEEN(65;90) )&amp;CHAR(RANDBETWEEN(65;90) )&amp;CHAR(RANDBETWEEN(65;90) )&amp;CHAR(RANDBETWEEN(65;90) )" office:value-type="string" office:string-value="WKEG">
            <text:p>WKEG</text:p>
          </table:table-cell>
          <table:table-cell table:number-columns-repeated="1021"/>
        </table:table-row>
        <table:table-row table:style-name="ro1">
          <table:table-cell table:formula="of:=[.B335]&amp;&quot;-&quot;&amp;[.C335]" office:value-type="string" office:string-value="4344-MWXL">
            <text:p>4344-MWXL</text:p>
          </table:table-cell>
          <table:table-cell office:value-type="float" office:value="4344">
            <text:p>4344</text:p>
          </table:table-cell>
          <table:table-cell table:style-name="ce1" table:formula="of:=CHAR(RANDBETWEEN(65;90) )&amp;CHAR(RANDBETWEEN(65;90) )&amp;CHAR(RANDBETWEEN(65;90) )&amp;CHAR(RANDBETWEEN(65;90) )" office:value-type="string" office:string-value="MWXL">
            <text:p>MWXL</text:p>
          </table:table-cell>
          <table:table-cell table:number-columns-repeated="1021"/>
        </table:table-row>
        <table:table-row table:style-name="ro1">
          <table:table-cell table:formula="of:=[.B336]&amp;&quot;-&quot;&amp;[.C336]" office:value-type="string" office:string-value="4345-INVB">
            <text:p>4345-INVB</text:p>
          </table:table-cell>
          <table:table-cell office:value-type="float" office:value="4345">
            <text:p>4345</text:p>
          </table:table-cell>
          <table:table-cell table:style-name="ce1" table:formula="of:=CHAR(RANDBETWEEN(65;90) )&amp;CHAR(RANDBETWEEN(65;90) )&amp;CHAR(RANDBETWEEN(65;90) )&amp;CHAR(RANDBETWEEN(65;90) )" office:value-type="string" office:string-value="INVB">
            <text:p>INVB</text:p>
          </table:table-cell>
          <table:table-cell table:number-columns-repeated="1021"/>
        </table:table-row>
        <table:table-row table:style-name="ro1">
          <table:table-cell table:formula="of:=[.B337]&amp;&quot;-&quot;&amp;[.C337]" office:value-type="string" office:string-value="4346-VDGD">
            <text:p>4346-VDGD</text:p>
          </table:table-cell>
          <table:table-cell office:value-type="float" office:value="4346">
            <text:p>4346</text:p>
          </table:table-cell>
          <table:table-cell table:style-name="ce1" table:formula="of:=CHAR(RANDBETWEEN(65;90) )&amp;CHAR(RANDBETWEEN(65;90) )&amp;CHAR(RANDBETWEEN(65;90) )&amp;CHAR(RANDBETWEEN(65;90) )" office:value-type="string" office:string-value="VDGD">
            <text:p>VDGD</text:p>
          </table:table-cell>
          <table:table-cell table:number-columns-repeated="1021"/>
        </table:table-row>
        <table:table-row table:style-name="ro1">
          <table:table-cell table:formula="of:=[.B338]&amp;&quot;-&quot;&amp;[.C338]" office:value-type="string" office:string-value="4347-HZCP">
            <text:p>4347-HZCP</text:p>
          </table:table-cell>
          <table:table-cell office:value-type="float" office:value="4347">
            <text:p>4347</text:p>
          </table:table-cell>
          <table:table-cell table:style-name="ce1" table:formula="of:=CHAR(RANDBETWEEN(65;90) )&amp;CHAR(RANDBETWEEN(65;90) )&amp;CHAR(RANDBETWEEN(65;90) )&amp;CHAR(RANDBETWEEN(65;90) )" office:value-type="string" office:string-value="HZCP">
            <text:p>HZCP</text:p>
          </table:table-cell>
          <table:table-cell table:number-columns-repeated="1021"/>
        </table:table-row>
        <table:table-row table:style-name="ro1">
          <table:table-cell table:formula="of:=[.B339]&amp;&quot;-&quot;&amp;[.C339]" office:value-type="string" office:string-value="4348-CIZO">
            <text:p>4348-CIZO</text:p>
          </table:table-cell>
          <table:table-cell office:value-type="float" office:value="4348">
            <text:p>4348</text:p>
          </table:table-cell>
          <table:table-cell table:style-name="ce1" table:formula="of:=CHAR(RANDBETWEEN(65;90) )&amp;CHAR(RANDBETWEEN(65;90) )&amp;CHAR(RANDBETWEEN(65;90) )&amp;CHAR(RANDBETWEEN(65;90) )" office:value-type="string" office:string-value="CIZO">
            <text:p>CIZO</text:p>
          </table:table-cell>
          <table:table-cell table:number-columns-repeated="1021"/>
        </table:table-row>
        <table:table-row table:style-name="ro1">
          <table:table-cell table:formula="of:=[.B340]&amp;&quot;-&quot;&amp;[.C340]" office:value-type="string" office:string-value="4349-TRBT">
            <text:p>4349-TRBT</text:p>
          </table:table-cell>
          <table:table-cell office:value-type="float" office:value="4349">
            <text:p>4349</text:p>
          </table:table-cell>
          <table:table-cell table:style-name="ce1" table:formula="of:=CHAR(RANDBETWEEN(65;90) )&amp;CHAR(RANDBETWEEN(65;90) )&amp;CHAR(RANDBETWEEN(65;90) )&amp;CHAR(RANDBETWEEN(65;90) )" office:value-type="string" office:string-value="TRBT">
            <text:p>TRBT</text:p>
          </table:table-cell>
          <table:table-cell table:number-columns-repeated="1021"/>
        </table:table-row>
        <table:table-row table:style-name="ro1">
          <table:table-cell table:formula="of:=[.B341]&amp;&quot;-&quot;&amp;[.C341]" office:value-type="string" office:string-value="4350-EBQQ">
            <text:p>4350-EBQQ</text:p>
          </table:table-cell>
          <table:table-cell office:value-type="float" office:value="4350">
            <text:p>4350</text:p>
          </table:table-cell>
          <table:table-cell table:style-name="ce1" table:formula="of:=CHAR(RANDBETWEEN(65;90) )&amp;CHAR(RANDBETWEEN(65;90) )&amp;CHAR(RANDBETWEEN(65;90) )&amp;CHAR(RANDBETWEEN(65;90) )" office:value-type="string" office:string-value="EBQQ">
            <text:p>EBQQ</text:p>
          </table:table-cell>
          <table:table-cell table:number-columns-repeated="1021"/>
        </table:table-row>
        <table:table-row table:style-name="ro1">
          <table:table-cell table:formula="of:=[.B342]&amp;&quot;-&quot;&amp;[.C342]" office:value-type="string" office:string-value="4351-WJYG">
            <text:p>4351-WJYG</text:p>
          </table:table-cell>
          <table:table-cell office:value-type="float" office:value="4351">
            <text:p>4351</text:p>
          </table:table-cell>
          <table:table-cell table:style-name="ce1" table:formula="of:=CHAR(RANDBETWEEN(65;90) )&amp;CHAR(RANDBETWEEN(65;90) )&amp;CHAR(RANDBETWEEN(65;90) )&amp;CHAR(RANDBETWEEN(65;90) )" office:value-type="string" office:string-value="WJYG">
            <text:p>WJYG</text:p>
          </table:table-cell>
          <table:table-cell table:number-columns-repeated="1021"/>
        </table:table-row>
        <table:table-row table:style-name="ro1">
          <table:table-cell table:formula="of:=[.B343]&amp;&quot;-&quot;&amp;[.C343]" office:value-type="string" office:string-value="4352-VUCT">
            <text:p>4352-VUCT</text:p>
          </table:table-cell>
          <table:table-cell office:value-type="float" office:value="4352">
            <text:p>4352</text:p>
          </table:table-cell>
          <table:table-cell table:style-name="ce1" table:formula="of:=CHAR(RANDBETWEEN(65;90) )&amp;CHAR(RANDBETWEEN(65;90) )&amp;CHAR(RANDBETWEEN(65;90) )&amp;CHAR(RANDBETWEEN(65;90) )" office:value-type="string" office:string-value="VUCT">
            <text:p>VUCT</text:p>
          </table:table-cell>
          <table:table-cell table:number-columns-repeated="1021"/>
        </table:table-row>
        <table:table-row table:style-name="ro1">
          <table:table-cell table:formula="of:=[.B344]&amp;&quot;-&quot;&amp;[.C344]" office:value-type="string" office:string-value="4353-TLHV">
            <text:p>4353-TLHV</text:p>
          </table:table-cell>
          <table:table-cell office:value-type="float" office:value="4353">
            <text:p>4353</text:p>
          </table:table-cell>
          <table:table-cell table:style-name="ce1" table:formula="of:=CHAR(RANDBETWEEN(65;90) )&amp;CHAR(RANDBETWEEN(65;90) )&amp;CHAR(RANDBETWEEN(65;90) )&amp;CHAR(RANDBETWEEN(65;90) )" office:value-type="string" office:string-value="TLHV">
            <text:p>TLHV</text:p>
          </table:table-cell>
          <table:table-cell table:number-columns-repeated="1021"/>
        </table:table-row>
        <table:table-row table:style-name="ro1">
          <table:table-cell table:formula="of:=[.B345]&amp;&quot;-&quot;&amp;[.C345]" office:value-type="string" office:string-value="4354-AYMX">
            <text:p>4354-AYMX</text:p>
          </table:table-cell>
          <table:table-cell office:value-type="float" office:value="4354">
            <text:p>4354</text:p>
          </table:table-cell>
          <table:table-cell table:style-name="ce1" table:formula="of:=CHAR(RANDBETWEEN(65;90) )&amp;CHAR(RANDBETWEEN(65;90) )&amp;CHAR(RANDBETWEEN(65;90) )&amp;CHAR(RANDBETWEEN(65;90) )" office:value-type="string" office:string-value="AYMX">
            <text:p>AYMX</text:p>
          </table:table-cell>
          <table:table-cell table:number-columns-repeated="1021"/>
        </table:table-row>
        <table:table-row table:style-name="ro1">
          <table:table-cell table:formula="of:=[.B346]&amp;&quot;-&quot;&amp;[.C346]" office:value-type="string" office:string-value="4355-OPBF">
            <text:p>4355-OPBF</text:p>
          </table:table-cell>
          <table:table-cell office:value-type="float" office:value="4355">
            <text:p>4355</text:p>
          </table:table-cell>
          <table:table-cell table:style-name="ce1" table:formula="of:=CHAR(RANDBETWEEN(65;90) )&amp;CHAR(RANDBETWEEN(65;90) )&amp;CHAR(RANDBETWEEN(65;90) )&amp;CHAR(RANDBETWEEN(65;90) )" office:value-type="string" office:string-value="OPBF">
            <text:p>OPBF</text:p>
          </table:table-cell>
          <table:table-cell table:number-columns-repeated="1021"/>
        </table:table-row>
        <table:table-row table:style-name="ro1">
          <table:table-cell table:formula="of:=[.B347]&amp;&quot;-&quot;&amp;[.C347]" office:value-type="string" office:string-value="4356-QSBC">
            <text:p>4356-QSBC</text:p>
          </table:table-cell>
          <table:table-cell office:value-type="float" office:value="4356">
            <text:p>4356</text:p>
          </table:table-cell>
          <table:table-cell table:style-name="ce1" table:formula="of:=CHAR(RANDBETWEEN(65;90) )&amp;CHAR(RANDBETWEEN(65;90) )&amp;CHAR(RANDBETWEEN(65;90) )&amp;CHAR(RANDBETWEEN(65;90) )" office:value-type="string" office:string-value="QSBC">
            <text:p>QSBC</text:p>
          </table:table-cell>
          <table:table-cell table:number-columns-repeated="1021"/>
        </table:table-row>
        <table:table-row table:style-name="ro1">
          <table:table-cell table:formula="of:=[.B348]&amp;&quot;-&quot;&amp;[.C348]" office:value-type="string" office:string-value="4357-WNNQ">
            <text:p>4357-WNNQ</text:p>
          </table:table-cell>
          <table:table-cell office:value-type="float" office:value="4357">
            <text:p>4357</text:p>
          </table:table-cell>
          <table:table-cell table:style-name="ce1" table:formula="of:=CHAR(RANDBETWEEN(65;90) )&amp;CHAR(RANDBETWEEN(65;90) )&amp;CHAR(RANDBETWEEN(65;90) )&amp;CHAR(RANDBETWEEN(65;90) )" office:value-type="string" office:string-value="WNNQ">
            <text:p>WNNQ</text:p>
          </table:table-cell>
          <table:table-cell table:number-columns-repeated="1021"/>
        </table:table-row>
        <table:table-row table:style-name="ro1">
          <table:table-cell table:formula="of:=[.B349]&amp;&quot;-&quot;&amp;[.C349]" office:value-type="string" office:string-value="4358-CQMG">
            <text:p>4358-CQMG</text:p>
          </table:table-cell>
          <table:table-cell office:value-type="float" office:value="4358">
            <text:p>4358</text:p>
          </table:table-cell>
          <table:table-cell table:style-name="ce1" table:formula="of:=CHAR(RANDBETWEEN(65;90) )&amp;CHAR(RANDBETWEEN(65;90) )&amp;CHAR(RANDBETWEEN(65;90) )&amp;CHAR(RANDBETWEEN(65;90) )" office:value-type="string" office:string-value="CQMG">
            <text:p>CQMG</text:p>
          </table:table-cell>
          <table:table-cell table:number-columns-repeated="1021"/>
        </table:table-row>
        <table:table-row table:style-name="ro1">
          <table:table-cell table:formula="of:=[.B350]&amp;&quot;-&quot;&amp;[.C350]" office:value-type="string" office:string-value="4359-WRLL">
            <text:p>4359-WRLL</text:p>
          </table:table-cell>
          <table:table-cell office:value-type="float" office:value="4359">
            <text:p>4359</text:p>
          </table:table-cell>
          <table:table-cell table:style-name="ce1" table:formula="of:=CHAR(RANDBETWEEN(65;90) )&amp;CHAR(RANDBETWEEN(65;90) )&amp;CHAR(RANDBETWEEN(65;90) )&amp;CHAR(RANDBETWEEN(65;90) )" office:value-type="string" office:string-value="WRLL">
            <text:p>WRLL</text:p>
          </table:table-cell>
          <table:table-cell table:number-columns-repeated="1021"/>
        </table:table-row>
        <table:table-row table:style-name="ro1">
          <table:table-cell table:formula="of:=[.B351]&amp;&quot;-&quot;&amp;[.C351]" office:value-type="string" office:string-value="4360-AFAU">
            <text:p>4360-AFAU</text:p>
          </table:table-cell>
          <table:table-cell office:value-type="float" office:value="4360">
            <text:p>4360</text:p>
          </table:table-cell>
          <table:table-cell table:style-name="ce1" table:formula="of:=CHAR(RANDBETWEEN(65;90) )&amp;CHAR(RANDBETWEEN(65;90) )&amp;CHAR(RANDBETWEEN(65;90) )&amp;CHAR(RANDBETWEEN(65;90) )" office:value-type="string" office:string-value="AFAU">
            <text:p>AFAU</text:p>
          </table:table-cell>
          <table:table-cell table:number-columns-repeated="1021"/>
        </table:table-row>
        <table:table-row table:style-name="ro1">
          <table:table-cell table:formula="of:=[.B352]&amp;&quot;-&quot;&amp;[.C352]" office:value-type="string" office:string-value="4361-PRTM">
            <text:p>4361-PRTM</text:p>
          </table:table-cell>
          <table:table-cell office:value-type="float" office:value="4361">
            <text:p>4361</text:p>
          </table:table-cell>
          <table:table-cell table:style-name="ce1" table:formula="of:=CHAR(RANDBETWEEN(65;90) )&amp;CHAR(RANDBETWEEN(65;90) )&amp;CHAR(RANDBETWEEN(65;90) )&amp;CHAR(RANDBETWEEN(65;90) )" office:value-type="string" office:string-value="PRTM">
            <text:p>PRTM</text:p>
          </table:table-cell>
          <table:table-cell table:number-columns-repeated="1021"/>
        </table:table-row>
        <table:table-row table:style-name="ro1">
          <table:table-cell table:formula="of:=[.B353]&amp;&quot;-&quot;&amp;[.C353]" office:value-type="string" office:string-value="4362-LCBW">
            <text:p>4362-LCBW</text:p>
          </table:table-cell>
          <table:table-cell office:value-type="float" office:value="4362">
            <text:p>4362</text:p>
          </table:table-cell>
          <table:table-cell table:style-name="ce1" table:formula="of:=CHAR(RANDBETWEEN(65;90) )&amp;CHAR(RANDBETWEEN(65;90) )&amp;CHAR(RANDBETWEEN(65;90) )&amp;CHAR(RANDBETWEEN(65;90) )" office:value-type="string" office:string-value="LCBW">
            <text:p>LCBW</text:p>
          </table:table-cell>
          <table:table-cell table:number-columns-repeated="1021"/>
        </table:table-row>
        <table:table-row table:style-name="ro1">
          <table:table-cell table:formula="of:=[.B354]&amp;&quot;-&quot;&amp;[.C354]" office:value-type="string" office:string-value="4363-XYSS">
            <text:p>4363-XYSS</text:p>
          </table:table-cell>
          <table:table-cell office:value-type="float" office:value="4363">
            <text:p>4363</text:p>
          </table:table-cell>
          <table:table-cell table:style-name="ce1" table:formula="of:=CHAR(RANDBETWEEN(65;90) )&amp;CHAR(RANDBETWEEN(65;90) )&amp;CHAR(RANDBETWEEN(65;90) )&amp;CHAR(RANDBETWEEN(65;90) )" office:value-type="string" office:string-value="XYSS">
            <text:p>XYSS</text:p>
          </table:table-cell>
          <table:table-cell table:number-columns-repeated="1021"/>
        </table:table-row>
        <table:table-row table:style-name="ro1">
          <table:table-cell table:formula="of:=[.B355]&amp;&quot;-&quot;&amp;[.C355]" office:value-type="string" office:string-value="4364-TAQI">
            <text:p>4364-TAQI</text:p>
          </table:table-cell>
          <table:table-cell office:value-type="float" office:value="4364">
            <text:p>4364</text:p>
          </table:table-cell>
          <table:table-cell table:style-name="ce1" table:formula="of:=CHAR(RANDBETWEEN(65;90) )&amp;CHAR(RANDBETWEEN(65;90) )&amp;CHAR(RANDBETWEEN(65;90) )&amp;CHAR(RANDBETWEEN(65;90) )" office:value-type="string" office:string-value="TAQI">
            <text:p>TAQI</text:p>
          </table:table-cell>
          <table:table-cell table:number-columns-repeated="1021"/>
        </table:table-row>
        <table:table-row table:style-name="ro1">
          <table:table-cell table:formula="of:=[.B356]&amp;&quot;-&quot;&amp;[.C356]" office:value-type="string" office:string-value="4365-ZCQP">
            <text:p>4365-ZCQP</text:p>
          </table:table-cell>
          <table:table-cell office:value-type="float" office:value="4365">
            <text:p>4365</text:p>
          </table:table-cell>
          <table:table-cell table:style-name="ce1" table:formula="of:=CHAR(RANDBETWEEN(65;90) )&amp;CHAR(RANDBETWEEN(65;90) )&amp;CHAR(RANDBETWEEN(65;90) )&amp;CHAR(RANDBETWEEN(65;90) )" office:value-type="string" office:string-value="ZCQP">
            <text:p>ZCQP</text:p>
          </table:table-cell>
          <table:table-cell table:number-columns-repeated="1021"/>
        </table:table-row>
        <table:table-row table:style-name="ro1">
          <table:table-cell table:formula="of:=[.B357]&amp;&quot;-&quot;&amp;[.C357]" office:value-type="string" office:string-value="4366-FGBP">
            <text:p>4366-FGBP</text:p>
          </table:table-cell>
          <table:table-cell office:value-type="float" office:value="4366">
            <text:p>4366</text:p>
          </table:table-cell>
          <table:table-cell table:style-name="ce1" table:formula="of:=CHAR(RANDBETWEEN(65;90) )&amp;CHAR(RANDBETWEEN(65;90) )&amp;CHAR(RANDBETWEEN(65;90) )&amp;CHAR(RANDBETWEEN(65;90) )" office:value-type="string" office:string-value="FGBP">
            <text:p>FGBP</text:p>
          </table:table-cell>
          <table:table-cell table:number-columns-repeated="1021"/>
        </table:table-row>
        <table:table-row table:style-name="ro1">
          <table:table-cell table:formula="of:=[.B358]&amp;&quot;-&quot;&amp;[.C358]" office:value-type="string" office:string-value="4367-BWEK">
            <text:p>4367-BWEK</text:p>
          </table:table-cell>
          <table:table-cell office:value-type="float" office:value="4367">
            <text:p>4367</text:p>
          </table:table-cell>
          <table:table-cell table:style-name="ce1" table:formula="of:=CHAR(RANDBETWEEN(65;90) )&amp;CHAR(RANDBETWEEN(65;90) )&amp;CHAR(RANDBETWEEN(65;90) )&amp;CHAR(RANDBETWEEN(65;90) )" office:value-type="string" office:string-value="BWEK">
            <text:p>BWEK</text:p>
          </table:table-cell>
          <table:table-cell table:number-columns-repeated="1021"/>
        </table:table-row>
        <table:table-row table:style-name="ro1">
          <table:table-cell table:formula="of:=[.B359]&amp;&quot;-&quot;&amp;[.C359]" office:value-type="string" office:string-value="4368-XHUT">
            <text:p>4368-XHUT</text:p>
          </table:table-cell>
          <table:table-cell office:value-type="float" office:value="4368">
            <text:p>4368</text:p>
          </table:table-cell>
          <table:table-cell table:style-name="ce1" table:formula="of:=CHAR(RANDBETWEEN(65;90) )&amp;CHAR(RANDBETWEEN(65;90) )&amp;CHAR(RANDBETWEEN(65;90) )&amp;CHAR(RANDBETWEEN(65;90) )" office:value-type="string" office:string-value="XHUT">
            <text:p>XHUT</text:p>
          </table:table-cell>
          <table:table-cell table:number-columns-repeated="1021"/>
        </table:table-row>
        <table:table-row table:style-name="ro1">
          <table:table-cell table:formula="of:=[.B360]&amp;&quot;-&quot;&amp;[.C360]" office:value-type="string" office:string-value="4369-HHFW">
            <text:p>4369-HHFW</text:p>
          </table:table-cell>
          <table:table-cell office:value-type="float" office:value="4369">
            <text:p>4369</text:p>
          </table:table-cell>
          <table:table-cell table:style-name="ce1" table:formula="of:=CHAR(RANDBETWEEN(65;90) )&amp;CHAR(RANDBETWEEN(65;90) )&amp;CHAR(RANDBETWEEN(65;90) )&amp;CHAR(RANDBETWEEN(65;90) )" office:value-type="string" office:string-value="HHFW">
            <text:p>HHFW</text:p>
          </table:table-cell>
          <table:table-cell table:number-columns-repeated="1021"/>
        </table:table-row>
        <table:table-row table:style-name="ro1">
          <table:table-cell table:formula="of:=[.B361]&amp;&quot;-&quot;&amp;[.C361]" office:value-type="string" office:string-value="4370-QRYB">
            <text:p>4370-QRYB</text:p>
          </table:table-cell>
          <table:table-cell office:value-type="float" office:value="4370">
            <text:p>4370</text:p>
          </table:table-cell>
          <table:table-cell table:style-name="ce1" table:formula="of:=CHAR(RANDBETWEEN(65;90) )&amp;CHAR(RANDBETWEEN(65;90) )&amp;CHAR(RANDBETWEEN(65;90) )&amp;CHAR(RANDBETWEEN(65;90) )" office:value-type="string" office:string-value="QRYB">
            <text:p>QRYB</text:p>
          </table:table-cell>
          <table:table-cell table:number-columns-repeated="1021"/>
        </table:table-row>
        <table:table-row table:style-name="ro1">
          <table:table-cell table:formula="of:=[.B362]&amp;&quot;-&quot;&amp;[.C362]" office:value-type="string" office:string-value="4371-FTKY">
            <text:p>4371-FTKY</text:p>
          </table:table-cell>
          <table:table-cell office:value-type="float" office:value="4371">
            <text:p>4371</text:p>
          </table:table-cell>
          <table:table-cell table:style-name="ce1" table:formula="of:=CHAR(RANDBETWEEN(65;90) )&amp;CHAR(RANDBETWEEN(65;90) )&amp;CHAR(RANDBETWEEN(65;90) )&amp;CHAR(RANDBETWEEN(65;90) )" office:value-type="string" office:string-value="FTKY">
            <text:p>FTKY</text:p>
          </table:table-cell>
          <table:table-cell table:number-columns-repeated="1021"/>
        </table:table-row>
        <table:table-row table:style-name="ro1">
          <table:table-cell table:formula="of:=[.B363]&amp;&quot;-&quot;&amp;[.C363]" office:value-type="string" office:string-value="4372-GIHZ">
            <text:p>4372-GIHZ</text:p>
          </table:table-cell>
          <table:table-cell office:value-type="float" office:value="4372">
            <text:p>4372</text:p>
          </table:table-cell>
          <table:table-cell table:style-name="ce1" table:formula="of:=CHAR(RANDBETWEEN(65;90) )&amp;CHAR(RANDBETWEEN(65;90) )&amp;CHAR(RANDBETWEEN(65;90) )&amp;CHAR(RANDBETWEEN(65;90) )" office:value-type="string" office:string-value="GIHZ">
            <text:p>GIHZ</text:p>
          </table:table-cell>
          <table:table-cell table:number-columns-repeated="1021"/>
        </table:table-row>
        <table:table-row table:style-name="ro1">
          <table:table-cell table:formula="of:=[.B364]&amp;&quot;-&quot;&amp;[.C364]" office:value-type="string" office:string-value="3548-NIUF">
            <text:p>3548-NIUF</text:p>
          </table:table-cell>
          <table:table-cell office:value-type="float" office:value="3548">
            <text:p>3548</text:p>
          </table:table-cell>
          <table:table-cell table:style-name="ce1" table:formula="of:=CHAR(RANDBETWEEN(65;90) )&amp;CHAR(RANDBETWEEN(65;90) )&amp;CHAR(RANDBETWEEN(65;90) )&amp;CHAR(RANDBETWEEN(65;90) )" office:value-type="string" office:string-value="NIUF">
            <text:p>NIUF</text:p>
          </table:table-cell>
          <table:table-cell table:number-columns-repeated="1021"/>
        </table:table-row>
        <table:table-row table:style-name="ro1">
          <table:table-cell table:formula="of:=[.B365]&amp;&quot;-&quot;&amp;[.C365]" office:value-type="string" office:string-value="3549-FXJZ">
            <text:p>3549-FXJZ</text:p>
          </table:table-cell>
          <table:table-cell office:value-type="float" office:value="3549">
            <text:p>3549</text:p>
          </table:table-cell>
          <table:table-cell table:style-name="ce1" table:formula="of:=CHAR(RANDBETWEEN(65;90) )&amp;CHAR(RANDBETWEEN(65;90) )&amp;CHAR(RANDBETWEEN(65;90) )&amp;CHAR(RANDBETWEEN(65;90) )" office:value-type="string" office:string-value="FXJZ">
            <text:p>FXJZ</text:p>
          </table:table-cell>
          <table:table-cell table:number-columns-repeated="1021"/>
        </table:table-row>
        <table:table-row table:style-name="ro1">
          <table:table-cell table:formula="of:=[.B366]&amp;&quot;-&quot;&amp;[.C366]" office:value-type="string" office:string-value="3550-GTGH">
            <text:p>3550-GTGH</text:p>
          </table:table-cell>
          <table:table-cell office:value-type="float" office:value="3550">
            <text:p>3550</text:p>
          </table:table-cell>
          <table:table-cell table:style-name="ce1" table:formula="of:=CHAR(RANDBETWEEN(65;90) )&amp;CHAR(RANDBETWEEN(65;90) )&amp;CHAR(RANDBETWEEN(65;90) )&amp;CHAR(RANDBETWEEN(65;90) )" office:value-type="string" office:string-value="GTGH">
            <text:p>GTGH</text:p>
          </table:table-cell>
          <table:table-cell table:number-columns-repeated="1021"/>
        </table:table-row>
        <table:table-row table:style-name="ro1">
          <table:table-cell table:formula="of:=[.B367]&amp;&quot;-&quot;&amp;[.C367]" office:value-type="string" office:string-value="3551-ZXFQ">
            <text:p>3551-ZXFQ</text:p>
          </table:table-cell>
          <table:table-cell office:value-type="float" office:value="3551">
            <text:p>3551</text:p>
          </table:table-cell>
          <table:table-cell table:style-name="ce1" table:formula="of:=CHAR(RANDBETWEEN(65;90) )&amp;CHAR(RANDBETWEEN(65;90) )&amp;CHAR(RANDBETWEEN(65;90) )&amp;CHAR(RANDBETWEEN(65;90) )" office:value-type="string" office:string-value="ZXFQ">
            <text:p>ZXFQ</text:p>
          </table:table-cell>
          <table:table-cell table:number-columns-repeated="1021"/>
        </table:table-row>
        <table:table-row table:style-name="ro1">
          <table:table-cell table:formula="of:=[.B368]&amp;&quot;-&quot;&amp;[.C368]" office:value-type="string" office:string-value="3552-GUBN">
            <text:p>3552-GUBN</text:p>
          </table:table-cell>
          <table:table-cell office:value-type="float" office:value="3552">
            <text:p>3552</text:p>
          </table:table-cell>
          <table:table-cell table:style-name="ce1" table:formula="of:=CHAR(RANDBETWEEN(65;90) )&amp;CHAR(RANDBETWEEN(65;90) )&amp;CHAR(RANDBETWEEN(65;90) )&amp;CHAR(RANDBETWEEN(65;90) )" office:value-type="string" office:string-value="GUBN">
            <text:p>GUBN</text:p>
          </table:table-cell>
          <table:table-cell table:number-columns-repeated="1021"/>
        </table:table-row>
        <table:table-row table:style-name="ro1">
          <table:table-cell table:formula="of:=[.B369]&amp;&quot;-&quot;&amp;[.C369]" office:value-type="string" office:string-value="3553-BXNL">
            <text:p>3553-BXNL</text:p>
          </table:table-cell>
          <table:table-cell office:value-type="float" office:value="3553">
            <text:p>3553</text:p>
          </table:table-cell>
          <table:table-cell table:style-name="ce1" table:formula="of:=CHAR(RANDBETWEEN(65;90) )&amp;CHAR(RANDBETWEEN(65;90) )&amp;CHAR(RANDBETWEEN(65;90) )&amp;CHAR(RANDBETWEEN(65;90) )" office:value-type="string" office:string-value="BXNL">
            <text:p>BXNL</text:p>
          </table:table-cell>
          <table:table-cell table:number-columns-repeated="1021"/>
        </table:table-row>
        <table:table-row table:style-name="ro1">
          <table:table-cell table:formula="of:=[.B370]&amp;&quot;-&quot;&amp;[.C370]" office:value-type="string" office:string-value="3554-VAMG">
            <text:p>3554-VAMG</text:p>
          </table:table-cell>
          <table:table-cell office:value-type="float" office:value="3554">
            <text:p>3554</text:p>
          </table:table-cell>
          <table:table-cell table:style-name="ce1" table:formula="of:=CHAR(RANDBETWEEN(65;90) )&amp;CHAR(RANDBETWEEN(65;90) )&amp;CHAR(RANDBETWEEN(65;90) )&amp;CHAR(RANDBETWEEN(65;90) )" office:value-type="string" office:string-value="VAMG">
            <text:p>VAMG</text:p>
          </table:table-cell>
          <table:table-cell table:number-columns-repeated="1021"/>
        </table:table-row>
        <table:table-row table:style-name="ro1">
          <table:table-cell table:formula="of:=[.B371]&amp;&quot;-&quot;&amp;[.C371]" office:value-type="string" office:string-value="3555-CTNC">
            <text:p>3555-CTNC</text:p>
          </table:table-cell>
          <table:table-cell office:value-type="float" office:value="3555">
            <text:p>3555</text:p>
          </table:table-cell>
          <table:table-cell table:style-name="ce1" table:formula="of:=CHAR(RANDBETWEEN(65;90) )&amp;CHAR(RANDBETWEEN(65;90) )&amp;CHAR(RANDBETWEEN(65;90) )&amp;CHAR(RANDBETWEEN(65;90) )" office:value-type="string" office:string-value="CTNC">
            <text:p>CTNC</text:p>
          </table:table-cell>
          <table:table-cell table:number-columns-repeated="1021"/>
        </table:table-row>
        <table:table-row table:style-name="ro1">
          <table:table-cell table:formula="of:=[.B372]&amp;&quot;-&quot;&amp;[.C372]" office:value-type="string" office:string-value="3556-YECJ">
            <text:p>3556-YECJ</text:p>
          </table:table-cell>
          <table:table-cell office:value-type="float" office:value="3556">
            <text:p>3556</text:p>
          </table:table-cell>
          <table:table-cell table:style-name="ce1" table:formula="of:=CHAR(RANDBETWEEN(65;90) )&amp;CHAR(RANDBETWEEN(65;90) )&amp;CHAR(RANDBETWEEN(65;90) )&amp;CHAR(RANDBETWEEN(65;90) )" office:value-type="string" office:string-value="YECJ">
            <text:p>YECJ</text:p>
          </table:table-cell>
          <table:table-cell table:number-columns-repeated="1021"/>
        </table:table-row>
        <table:table-row table:style-name="ro1">
          <table:table-cell table:formula="of:=[.B373]&amp;&quot;-&quot;&amp;[.C373]" office:value-type="string" office:string-value="3557-BEJT">
            <text:p>3557-BEJT</text:p>
          </table:table-cell>
          <table:table-cell office:value-type="float" office:value="3557">
            <text:p>3557</text:p>
          </table:table-cell>
          <table:table-cell table:style-name="ce1" table:formula="of:=CHAR(RANDBETWEEN(65;90) )&amp;CHAR(RANDBETWEEN(65;90) )&amp;CHAR(RANDBETWEEN(65;90) )&amp;CHAR(RANDBETWEEN(65;90) )" office:value-type="string" office:string-value="BEJT">
            <text:p>BEJT</text:p>
          </table:table-cell>
          <table:table-cell table:number-columns-repeated="1021"/>
        </table:table-row>
        <table:table-row table:style-name="ro1">
          <table:table-cell table:formula="of:=[.B374]&amp;&quot;-&quot;&amp;[.C374]" office:value-type="string" office:string-value="3558-ULRV">
            <text:p>3558-ULRV</text:p>
          </table:table-cell>
          <table:table-cell office:value-type="float" office:value="3558">
            <text:p>3558</text:p>
          </table:table-cell>
          <table:table-cell table:style-name="ce1" table:formula="of:=CHAR(RANDBETWEEN(65;90) )&amp;CHAR(RANDBETWEEN(65;90) )&amp;CHAR(RANDBETWEEN(65;90) )&amp;CHAR(RANDBETWEEN(65;90) )" office:value-type="string" office:string-value="ULRV">
            <text:p>ULRV</text:p>
          </table:table-cell>
          <table:table-cell table:number-columns-repeated="1021"/>
        </table:table-row>
        <table:table-row table:style-name="ro1">
          <table:table-cell table:formula="of:=[.B375]&amp;&quot;-&quot;&amp;[.C375]" office:value-type="string" office:string-value="3559-JBFU">
            <text:p>3559-JBFU</text:p>
          </table:table-cell>
          <table:table-cell office:value-type="float" office:value="3559">
            <text:p>3559</text:p>
          </table:table-cell>
          <table:table-cell table:style-name="ce1" table:formula="of:=CHAR(RANDBETWEEN(65;90) )&amp;CHAR(RANDBETWEEN(65;90) )&amp;CHAR(RANDBETWEEN(65;90) )&amp;CHAR(RANDBETWEEN(65;90) )" office:value-type="string" office:string-value="JBFU">
            <text:p>JBFU</text:p>
          </table:table-cell>
          <table:table-cell table:number-columns-repeated="1021"/>
        </table:table-row>
        <table:table-row table:style-name="ro1">
          <table:table-cell table:formula="of:=[.B376]&amp;&quot;-&quot;&amp;[.C376]" office:value-type="string" office:string-value="3560-DATM">
            <text:p>3560-DATM</text:p>
          </table:table-cell>
          <table:table-cell office:value-type="float" office:value="3560">
            <text:p>3560</text:p>
          </table:table-cell>
          <table:table-cell table:style-name="ce1" table:formula="of:=CHAR(RANDBETWEEN(65;90) )&amp;CHAR(RANDBETWEEN(65;90) )&amp;CHAR(RANDBETWEEN(65;90) )&amp;CHAR(RANDBETWEEN(65;90) )" office:value-type="string" office:string-value="DATM">
            <text:p>DATM</text:p>
          </table:table-cell>
          <table:table-cell table:number-columns-repeated="1021"/>
        </table:table-row>
        <table:table-row table:style-name="ro1">
          <table:table-cell table:formula="of:=[.B377]&amp;&quot;-&quot;&amp;[.C377]" office:value-type="string" office:string-value="3561-BONS">
            <text:p>3561-BONS</text:p>
          </table:table-cell>
          <table:table-cell office:value-type="float" office:value="3561">
            <text:p>3561</text:p>
          </table:table-cell>
          <table:table-cell table:style-name="ce1" table:formula="of:=CHAR(RANDBETWEEN(65;90) )&amp;CHAR(RANDBETWEEN(65;90) )&amp;CHAR(RANDBETWEEN(65;90) )&amp;CHAR(RANDBETWEEN(65;90) )" office:value-type="string" office:string-value="BONS">
            <text:p>BONS</text:p>
          </table:table-cell>
          <table:table-cell table:number-columns-repeated="1021"/>
        </table:table-row>
        <table:table-row table:style-name="ro1">
          <table:table-cell table:formula="of:=[.B378]&amp;&quot;-&quot;&amp;[.C378]" office:value-type="string" office:string-value="3562-PCVI">
            <text:p>3562-PCVI</text:p>
          </table:table-cell>
          <table:table-cell office:value-type="float" office:value="3562">
            <text:p>3562</text:p>
          </table:table-cell>
          <table:table-cell table:style-name="ce1" table:formula="of:=CHAR(RANDBETWEEN(65;90) )&amp;CHAR(RANDBETWEEN(65;90) )&amp;CHAR(RANDBETWEEN(65;90) )&amp;CHAR(RANDBETWEEN(65;90) )" office:value-type="string" office:string-value="PCVI">
            <text:p>PCVI</text:p>
          </table:table-cell>
          <table:table-cell table:number-columns-repeated="1021"/>
        </table:table-row>
        <table:table-row table:style-name="ro1">
          <table:table-cell table:formula="of:=[.B379]&amp;&quot;-&quot;&amp;[.C379]" office:value-type="string" office:string-value="3563-LLMZ">
            <text:p>3563-LLMZ</text:p>
          </table:table-cell>
          <table:table-cell office:value-type="float" office:value="3563">
            <text:p>3563</text:p>
          </table:table-cell>
          <table:table-cell table:style-name="ce1" table:formula="of:=CHAR(RANDBETWEEN(65;90) )&amp;CHAR(RANDBETWEEN(65;90) )&amp;CHAR(RANDBETWEEN(65;90) )&amp;CHAR(RANDBETWEEN(65;90) )" office:value-type="string" office:string-value="LLMZ">
            <text:p>LLMZ</text:p>
          </table:table-cell>
          <table:table-cell table:number-columns-repeated="1021"/>
        </table:table-row>
        <table:table-row table:style-name="ro1">
          <table:table-cell table:formula="of:=[.B380]&amp;&quot;-&quot;&amp;[.C380]" office:value-type="string" office:string-value="3564-FPZK">
            <text:p>3564-FPZK</text:p>
          </table:table-cell>
          <table:table-cell office:value-type="float" office:value="3564">
            <text:p>3564</text:p>
          </table:table-cell>
          <table:table-cell table:style-name="ce1" table:formula="of:=CHAR(RANDBETWEEN(65;90) )&amp;CHAR(RANDBETWEEN(65;90) )&amp;CHAR(RANDBETWEEN(65;90) )&amp;CHAR(RANDBETWEEN(65;90) )" office:value-type="string" office:string-value="FPZK">
            <text:p>FPZK</text:p>
          </table:table-cell>
          <table:table-cell table:number-columns-repeated="1021"/>
        </table:table-row>
        <table:table-row table:style-name="ro1">
          <table:table-cell table:formula="of:=[.B381]&amp;&quot;-&quot;&amp;[.C381]" office:value-type="string" office:string-value="3565-LRZR">
            <text:p>3565-LRZR</text:p>
          </table:table-cell>
          <table:table-cell office:value-type="float" office:value="3565">
            <text:p>3565</text:p>
          </table:table-cell>
          <table:table-cell table:style-name="ce1" table:formula="of:=CHAR(RANDBETWEEN(65;90) )&amp;CHAR(RANDBETWEEN(65;90) )&amp;CHAR(RANDBETWEEN(65;90) )&amp;CHAR(RANDBETWEEN(65;90) )" office:value-type="string" office:string-value="LRZR">
            <text:p>LRZR</text:p>
          </table:table-cell>
          <table:table-cell table:number-columns-repeated="1021"/>
        </table:table-row>
        <table:table-row table:style-name="ro1">
          <table:table-cell table:formula="of:=[.B382]&amp;&quot;-&quot;&amp;[.C382]" office:value-type="string" office:string-value="3566-YGRB">
            <text:p>3566-YGRB</text:p>
          </table:table-cell>
          <table:table-cell office:value-type="float" office:value="3566">
            <text:p>3566</text:p>
          </table:table-cell>
          <table:table-cell table:style-name="ce1" table:formula="of:=CHAR(RANDBETWEEN(65;90) )&amp;CHAR(RANDBETWEEN(65;90) )&amp;CHAR(RANDBETWEEN(65;90) )&amp;CHAR(RANDBETWEEN(65;90) )" office:value-type="string" office:string-value="YGRB">
            <text:p>YGRB</text:p>
          </table:table-cell>
          <table:table-cell table:number-columns-repeated="1021"/>
        </table:table-row>
        <table:table-row table:style-name="ro1">
          <table:table-cell table:formula="of:=[.B383]&amp;&quot;-&quot;&amp;[.C383]" office:value-type="string" office:string-value="3567-OPLH">
            <text:p>3567-OPLH</text:p>
          </table:table-cell>
          <table:table-cell office:value-type="float" office:value="3567">
            <text:p>3567</text:p>
          </table:table-cell>
          <table:table-cell table:style-name="ce1" table:formula="of:=CHAR(RANDBETWEEN(65;90) )&amp;CHAR(RANDBETWEEN(65;90) )&amp;CHAR(RANDBETWEEN(65;90) )&amp;CHAR(RANDBETWEEN(65;90) )" office:value-type="string" office:string-value="OPLH">
            <text:p>OPLH</text:p>
          </table:table-cell>
          <table:table-cell table:number-columns-repeated="1021"/>
        </table:table-row>
        <table:table-row table:style-name="ro1">
          <table:table-cell table:formula="of:=[.B384]&amp;&quot;-&quot;&amp;[.C384]" office:value-type="string" office:string-value="3568-IPUA">
            <text:p>3568-IPUA</text:p>
          </table:table-cell>
          <table:table-cell office:value-type="float" office:value="3568">
            <text:p>3568</text:p>
          </table:table-cell>
          <table:table-cell table:style-name="ce1" table:formula="of:=CHAR(RANDBETWEEN(65;90) )&amp;CHAR(RANDBETWEEN(65;90) )&amp;CHAR(RANDBETWEEN(65;90) )&amp;CHAR(RANDBETWEEN(65;90) )" office:value-type="string" office:string-value="IPUA">
            <text:p>IPUA</text:p>
          </table:table-cell>
          <table:table-cell table:number-columns-repeated="1021"/>
        </table:table-row>
        <table:table-row table:style-name="ro1">
          <table:table-cell table:formula="of:=[.B385]&amp;&quot;-&quot;&amp;[.C385]" office:value-type="string" office:string-value="3569-SYCN">
            <text:p>3569-SYCN</text:p>
          </table:table-cell>
          <table:table-cell office:value-type="float" office:value="3569">
            <text:p>3569</text:p>
          </table:table-cell>
          <table:table-cell table:style-name="ce1" table:formula="of:=CHAR(RANDBETWEEN(65;90) )&amp;CHAR(RANDBETWEEN(65;90) )&amp;CHAR(RANDBETWEEN(65;90) )&amp;CHAR(RANDBETWEEN(65;90) )" office:value-type="string" office:string-value="SYCN">
            <text:p>SYCN</text:p>
          </table:table-cell>
          <table:table-cell table:number-columns-repeated="1021"/>
        </table:table-row>
        <table:table-row table:style-name="ro1">
          <table:table-cell table:formula="of:=[.B386]&amp;&quot;-&quot;&amp;[.C386]" office:value-type="string" office:string-value="3570-CUHX">
            <text:p>3570-CUHX</text:p>
          </table:table-cell>
          <table:table-cell office:value-type="float" office:value="3570">
            <text:p>3570</text:p>
          </table:table-cell>
          <table:table-cell table:style-name="ce1" table:formula="of:=CHAR(RANDBETWEEN(65;90) )&amp;CHAR(RANDBETWEEN(65;90) )&amp;CHAR(RANDBETWEEN(65;90) )&amp;CHAR(RANDBETWEEN(65;90) )" office:value-type="string" office:string-value="CUHX">
            <text:p>CUHX</text:p>
          </table:table-cell>
          <table:table-cell table:number-columns-repeated="1021"/>
        </table:table-row>
        <table:table-row table:style-name="ro1">
          <table:table-cell table:formula="of:=[.B387]&amp;&quot;-&quot;&amp;[.C387]" office:value-type="string" office:string-value="3571-LRFF">
            <text:p>3571-LRFF</text:p>
          </table:table-cell>
          <table:table-cell office:value-type="float" office:value="3571">
            <text:p>3571</text:p>
          </table:table-cell>
          <table:table-cell table:style-name="ce1" table:formula="of:=CHAR(RANDBETWEEN(65;90) )&amp;CHAR(RANDBETWEEN(65;90) )&amp;CHAR(RANDBETWEEN(65;90) )&amp;CHAR(RANDBETWEEN(65;90) )" office:value-type="string" office:string-value="LRFF">
            <text:p>LRFF</text:p>
          </table:table-cell>
          <table:table-cell table:number-columns-repeated="1021"/>
        </table:table-row>
        <table:table-row table:style-name="ro1">
          <table:table-cell table:formula="of:=[.B388]&amp;&quot;-&quot;&amp;[.C388]" office:value-type="string" office:string-value="3572-LPQB">
            <text:p>3572-LPQB</text:p>
          </table:table-cell>
          <table:table-cell office:value-type="float" office:value="3572">
            <text:p>3572</text:p>
          </table:table-cell>
          <table:table-cell table:style-name="ce1" table:formula="of:=CHAR(RANDBETWEEN(65;90) )&amp;CHAR(RANDBETWEEN(65;90) )&amp;CHAR(RANDBETWEEN(65;90) )&amp;CHAR(RANDBETWEEN(65;90) )" office:value-type="string" office:string-value="LPQB">
            <text:p>LPQB</text:p>
          </table:table-cell>
          <table:table-cell table:number-columns-repeated="1021"/>
        </table:table-row>
        <table:table-row table:style-name="ro1">
          <table:table-cell table:formula="of:=[.B389]&amp;&quot;-&quot;&amp;[.C389]" office:value-type="string" office:string-value="3573-TLDZ">
            <text:p>3573-TLDZ</text:p>
          </table:table-cell>
          <table:table-cell office:value-type="float" office:value="3573">
            <text:p>3573</text:p>
          </table:table-cell>
          <table:table-cell table:style-name="ce1" table:formula="of:=CHAR(RANDBETWEEN(65;90) )&amp;CHAR(RANDBETWEEN(65;90) )&amp;CHAR(RANDBETWEEN(65;90) )&amp;CHAR(RANDBETWEEN(65;90) )" office:value-type="string" office:string-value="TLDZ">
            <text:p>TLDZ</text:p>
          </table:table-cell>
          <table:table-cell table:number-columns-repeated="1021"/>
        </table:table-row>
        <table:table-row table:style-name="ro1">
          <table:table-cell table:formula="of:=[.B390]&amp;&quot;-&quot;&amp;[.C390]" office:value-type="string" office:string-value="3574-CHCB">
            <text:p>3574-CHCB</text:p>
          </table:table-cell>
          <table:table-cell office:value-type="float" office:value="3574">
            <text:p>3574</text:p>
          </table:table-cell>
          <table:table-cell table:style-name="ce1" table:formula="of:=CHAR(RANDBETWEEN(65;90) )&amp;CHAR(RANDBETWEEN(65;90) )&amp;CHAR(RANDBETWEEN(65;90) )&amp;CHAR(RANDBETWEEN(65;90) )" office:value-type="string" office:string-value="CHCB">
            <text:p>CHCB</text:p>
          </table:table-cell>
          <table:table-cell table:number-columns-repeated="1021"/>
        </table:table-row>
        <table:table-row table:style-name="ro1">
          <table:table-cell table:formula="of:=[.B391]&amp;&quot;-&quot;&amp;[.C391]" office:value-type="string" office:string-value="3575-NWEO">
            <text:p>3575-NWEO</text:p>
          </table:table-cell>
          <table:table-cell office:value-type="float" office:value="3575">
            <text:p>3575</text:p>
          </table:table-cell>
          <table:table-cell table:style-name="ce1" table:formula="of:=CHAR(RANDBETWEEN(65;90) )&amp;CHAR(RANDBETWEEN(65;90) )&amp;CHAR(RANDBETWEEN(65;90) )&amp;CHAR(RANDBETWEEN(65;90) )" office:value-type="string" office:string-value="NWEO">
            <text:p>NWEO</text:p>
          </table:table-cell>
          <table:table-cell table:number-columns-repeated="1021"/>
        </table:table-row>
        <table:table-row table:style-name="ro1">
          <table:table-cell table:formula="of:=[.B392]&amp;&quot;-&quot;&amp;[.C392]" office:value-type="string" office:string-value="3576-NALQ">
            <text:p>3576-NALQ</text:p>
          </table:table-cell>
          <table:table-cell office:value-type="float" office:value="3576">
            <text:p>3576</text:p>
          </table:table-cell>
          <table:table-cell table:style-name="ce1" table:formula="of:=CHAR(RANDBETWEEN(65;90) )&amp;CHAR(RANDBETWEEN(65;90) )&amp;CHAR(RANDBETWEEN(65;90) )&amp;CHAR(RANDBETWEEN(65;90) )" office:value-type="string" office:string-value="NALQ">
            <text:p>NALQ</text:p>
          </table:table-cell>
          <table:table-cell table:number-columns-repeated="1021"/>
        </table:table-row>
        <table:table-row table:style-name="ro1">
          <table:table-cell table:formula="of:=[.B393]&amp;&quot;-&quot;&amp;[.C393]" office:value-type="string" office:string-value="3577-CZTL">
            <text:p>3577-CZTL</text:p>
          </table:table-cell>
          <table:table-cell office:value-type="float" office:value="3577">
            <text:p>3577</text:p>
          </table:table-cell>
          <table:table-cell table:style-name="ce1" table:formula="of:=CHAR(RANDBETWEEN(65;90) )&amp;CHAR(RANDBETWEEN(65;90) )&amp;CHAR(RANDBETWEEN(65;90) )&amp;CHAR(RANDBETWEEN(65;90) )" office:value-type="string" office:string-value="CZTL">
            <text:p>CZTL</text:p>
          </table:table-cell>
          <table:table-cell table:number-columns-repeated="1021"/>
        </table:table-row>
        <table:table-row table:style-name="ro1">
          <table:table-cell table:formula="of:=[.B394]&amp;&quot;-&quot;&amp;[.C394]" office:value-type="string" office:string-value="3578-ITRR">
            <text:p>3578-ITRR</text:p>
          </table:table-cell>
          <table:table-cell office:value-type="float" office:value="3578">
            <text:p>3578</text:p>
          </table:table-cell>
          <table:table-cell table:style-name="ce1" table:formula="of:=CHAR(RANDBETWEEN(65;90) )&amp;CHAR(RANDBETWEEN(65;90) )&amp;CHAR(RANDBETWEEN(65;90) )&amp;CHAR(RANDBETWEEN(65;90) )" office:value-type="string" office:string-value="ITRR">
            <text:p>ITRR</text:p>
          </table:table-cell>
          <table:table-cell table:number-columns-repeated="1021"/>
        </table:table-row>
        <table:table-row table:style-name="ro1">
          <table:table-cell table:formula="of:=[.B395]&amp;&quot;-&quot;&amp;[.C395]" office:value-type="string" office:string-value="3579-QWSK">
            <text:p>3579-QWSK</text:p>
          </table:table-cell>
          <table:table-cell office:value-type="float" office:value="3579">
            <text:p>3579</text:p>
          </table:table-cell>
          <table:table-cell table:style-name="ce1" table:formula="of:=CHAR(RANDBETWEEN(65;90) )&amp;CHAR(RANDBETWEEN(65;90) )&amp;CHAR(RANDBETWEEN(65;90) )&amp;CHAR(RANDBETWEEN(65;90) )" office:value-type="string" office:string-value="QWSK">
            <text:p>QWSK</text:p>
          </table:table-cell>
          <table:table-cell table:number-columns-repeated="1021"/>
        </table:table-row>
        <table:table-row table:style-name="ro1">
          <table:table-cell table:formula="of:=[.B396]&amp;&quot;-&quot;&amp;[.C396]" office:value-type="string" office:string-value="3581-ASMD">
            <text:p>3581-ASMD</text:p>
          </table:table-cell>
          <table:table-cell office:value-type="float" office:value="3581">
            <text:p>3581</text:p>
          </table:table-cell>
          <table:table-cell table:style-name="ce1" table:formula="of:=CHAR(RANDBETWEEN(65;90) )&amp;CHAR(RANDBETWEEN(65;90) )&amp;CHAR(RANDBETWEEN(65;90) )&amp;CHAR(RANDBETWEEN(65;90) )" office:value-type="string" office:string-value="ASMD">
            <text:p>ASMD</text:p>
          </table:table-cell>
          <table:table-cell table:number-columns-repeated="1021"/>
        </table:table-row>
        <table:table-row table:style-name="ro1">
          <table:table-cell table:formula="of:=[.B397]&amp;&quot;-&quot;&amp;[.C397]" office:value-type="string" office:string-value="3582-KOHO">
            <text:p>3582-KOHO</text:p>
          </table:table-cell>
          <table:table-cell office:value-type="float" office:value="3582">
            <text:p>3582</text:p>
          </table:table-cell>
          <table:table-cell table:style-name="ce1" table:formula="of:=CHAR(RANDBETWEEN(65;90) )&amp;CHAR(RANDBETWEEN(65;90) )&amp;CHAR(RANDBETWEEN(65;90) )&amp;CHAR(RANDBETWEEN(65;90) )" office:value-type="string" office:string-value="KOHO">
            <text:p>KOHO</text:p>
          </table:table-cell>
          <table:table-cell table:number-columns-repeated="1021"/>
        </table:table-row>
        <table:table-row table:style-name="ro1">
          <table:table-cell table:formula="of:=[.B398]&amp;&quot;-&quot;&amp;[.C398]" office:value-type="string" office:string-value="3583-YDNY">
            <text:p>3583-YDNY</text:p>
          </table:table-cell>
          <table:table-cell office:value-type="float" office:value="3583">
            <text:p>3583</text:p>
          </table:table-cell>
          <table:table-cell table:style-name="ce1" table:formula="of:=CHAR(RANDBETWEEN(65;90) )&amp;CHAR(RANDBETWEEN(65;90) )&amp;CHAR(RANDBETWEEN(65;90) )&amp;CHAR(RANDBETWEEN(65;90) )" office:value-type="string" office:string-value="YDNY">
            <text:p>YDNY</text:p>
          </table:table-cell>
          <table:table-cell table:number-columns-repeated="1021"/>
        </table:table-row>
        <table:table-row table:style-name="ro1">
          <table:table-cell table:formula="of:=[.B399]&amp;&quot;-&quot;&amp;[.C399]" office:value-type="string" office:string-value="4002-WOLI">
            <text:p>4002-WOLI</text:p>
          </table:table-cell>
          <table:table-cell office:value-type="float" office:value="4002">
            <text:p>4002</text:p>
          </table:table-cell>
          <table:table-cell table:style-name="ce1" table:formula="of:=CHAR(RANDBETWEEN(65;90) )&amp;CHAR(RANDBETWEEN(65;90) )&amp;CHAR(RANDBETWEEN(65;90) )&amp;CHAR(RANDBETWEEN(65;90) )" office:value-type="string" office:string-value="WOLI">
            <text:p>WOLI</text:p>
          </table:table-cell>
          <table:table-cell table:number-columns-repeated="1021"/>
        </table:table-row>
        <table:table-row table:style-name="ro1">
          <table:table-cell table:formula="of:=[.B400]&amp;&quot;-&quot;&amp;[.C400]" office:value-type="string" office:string-value="3584-RTRM">
            <text:p>3584-RTRM</text:p>
          </table:table-cell>
          <table:table-cell office:value-type="float" office:value="3584">
            <text:p>3584</text:p>
          </table:table-cell>
          <table:table-cell table:style-name="ce1" table:formula="of:=CHAR(RANDBETWEEN(65;90) )&amp;CHAR(RANDBETWEEN(65;90) )&amp;CHAR(RANDBETWEEN(65;90) )&amp;CHAR(RANDBETWEEN(65;90) )" office:value-type="string" office:string-value="RTRM">
            <text:p>RTRM</text:p>
          </table:table-cell>
          <table:table-cell table:number-columns-repeated="1021"/>
        </table:table-row>
        <table:table-row table:style-name="ro1">
          <table:table-cell table:formula="of:=[.B401]&amp;&quot;-&quot;&amp;[.C401]" office:value-type="string" office:string-value="3585-PTUP">
            <text:p>3585-PTUP</text:p>
          </table:table-cell>
          <table:table-cell office:value-type="float" office:value="3585">
            <text:p>3585</text:p>
          </table:table-cell>
          <table:table-cell table:style-name="ce1" table:formula="of:=CHAR(RANDBETWEEN(65;90) )&amp;CHAR(RANDBETWEEN(65;90) )&amp;CHAR(RANDBETWEEN(65;90) )&amp;CHAR(RANDBETWEEN(65;90) )" office:value-type="string" office:string-value="PTUP">
            <text:p>PTUP</text:p>
          </table:table-cell>
          <table:table-cell table:number-columns-repeated="1021"/>
        </table:table-row>
        <table:table-row table:style-name="ro1">
          <table:table-cell table:formula="of:=[.B402]&amp;&quot;-&quot;&amp;[.C402]" office:value-type="string" office:string-value="3586-WRUV">
            <text:p>3586-WRUV</text:p>
          </table:table-cell>
          <table:table-cell office:value-type="float" office:value="3586">
            <text:p>3586</text:p>
          </table:table-cell>
          <table:table-cell table:style-name="ce1" table:formula="of:=CHAR(RANDBETWEEN(65;90) )&amp;CHAR(RANDBETWEEN(65;90) )&amp;CHAR(RANDBETWEEN(65;90) )&amp;CHAR(RANDBETWEEN(65;90) )" office:value-type="string" office:string-value="WRUV">
            <text:p>WRUV</text:p>
          </table:table-cell>
          <table:table-cell table:number-columns-repeated="1021"/>
        </table:table-row>
        <table:table-row table:style-name="ro1">
          <table:table-cell table:formula="of:=[.B403]&amp;&quot;-&quot;&amp;[.C403]" office:value-type="string" office:string-value="3587-GOVM">
            <text:p>3587-GOVM</text:p>
          </table:table-cell>
          <table:table-cell office:value-type="float" office:value="3587">
            <text:p>3587</text:p>
          </table:table-cell>
          <table:table-cell table:style-name="ce1" table:formula="of:=CHAR(RANDBETWEEN(65;90) )&amp;CHAR(RANDBETWEEN(65;90) )&amp;CHAR(RANDBETWEEN(65;90) )&amp;CHAR(RANDBETWEEN(65;90) )" office:value-type="string" office:string-value="GOVM">
            <text:p>GOVM</text:p>
          </table:table-cell>
          <table:table-cell table:number-columns-repeated="1021"/>
        </table:table-row>
        <table:table-row table:style-name="ro1">
          <table:table-cell table:formula="of:=[.B404]&amp;&quot;-&quot;&amp;[.C404]" office:value-type="string" office:string-value="3588-ZBPI">
            <text:p>3588-ZBPI</text:p>
          </table:table-cell>
          <table:table-cell office:value-type="float" office:value="3588">
            <text:p>3588</text:p>
          </table:table-cell>
          <table:table-cell table:style-name="ce1" table:formula="of:=CHAR(RANDBETWEEN(65;90) )&amp;CHAR(RANDBETWEEN(65;90) )&amp;CHAR(RANDBETWEEN(65;90) )&amp;CHAR(RANDBETWEEN(65;90) )" office:value-type="string" office:string-value="ZBPI">
            <text:p>ZBPI</text:p>
          </table:table-cell>
          <table:table-cell table:number-columns-repeated="1021"/>
        </table:table-row>
        <table:table-row table:style-name="ro1">
          <table:table-cell table:formula="of:=[.B405]&amp;&quot;-&quot;&amp;[.C405]" office:value-type="string" office:string-value="3589-UCDX">
            <text:p>3589-UCDX</text:p>
          </table:table-cell>
          <table:table-cell office:value-type="float" office:value="3589">
            <text:p>3589</text:p>
          </table:table-cell>
          <table:table-cell table:style-name="ce1" table:formula="of:=CHAR(RANDBETWEEN(65;90) )&amp;CHAR(RANDBETWEEN(65;90) )&amp;CHAR(RANDBETWEEN(65;90) )&amp;CHAR(RANDBETWEEN(65;90) )" office:value-type="string" office:string-value="UCDX">
            <text:p>UCDX</text:p>
          </table:table-cell>
          <table:table-cell table:number-columns-repeated="1021"/>
        </table:table-row>
        <table:table-row table:style-name="ro1">
          <table:table-cell table:formula="of:=[.B406]&amp;&quot;-&quot;&amp;[.C406]" office:value-type="string" office:string-value="3590-WFJA">
            <text:p>3590-WFJA</text:p>
          </table:table-cell>
          <table:table-cell office:value-type="float" office:value="3590">
            <text:p>3590</text:p>
          </table:table-cell>
          <table:table-cell table:style-name="ce1" table:formula="of:=CHAR(RANDBETWEEN(65;90) )&amp;CHAR(RANDBETWEEN(65;90) )&amp;CHAR(RANDBETWEEN(65;90) )&amp;CHAR(RANDBETWEEN(65;90) )" office:value-type="string" office:string-value="WFJA">
            <text:p>WFJA</text:p>
          </table:table-cell>
          <table:table-cell table:number-columns-repeated="1021"/>
        </table:table-row>
        <table:table-row table:style-name="ro1">
          <table:table-cell table:formula="of:=[.B407]&amp;&quot;-&quot;&amp;[.C407]" office:value-type="string" office:string-value="3591-BCRQ">
            <text:p>3591-BCRQ</text:p>
          </table:table-cell>
          <table:table-cell office:value-type="float" office:value="3591">
            <text:p>3591</text:p>
          </table:table-cell>
          <table:table-cell table:style-name="ce1" table:formula="of:=CHAR(RANDBETWEEN(65;90) )&amp;CHAR(RANDBETWEEN(65;90) )&amp;CHAR(RANDBETWEEN(65;90) )&amp;CHAR(RANDBETWEEN(65;90) )" office:value-type="string" office:string-value="BCRQ">
            <text:p>BCRQ</text:p>
          </table:table-cell>
          <table:table-cell table:number-columns-repeated="1021"/>
        </table:table-row>
        <table:table-row table:style-name="ro1">
          <table:table-cell table:formula="of:=[.B408]&amp;&quot;-&quot;&amp;[.C408]" office:value-type="string" office:string-value="3592-BIOP">
            <text:p>3592-BIOP</text:p>
          </table:table-cell>
          <table:table-cell office:value-type="float" office:value="3592">
            <text:p>3592</text:p>
          </table:table-cell>
          <table:table-cell table:style-name="ce1" table:formula="of:=CHAR(RANDBETWEEN(65;90) )&amp;CHAR(RANDBETWEEN(65;90) )&amp;CHAR(RANDBETWEEN(65;90) )&amp;CHAR(RANDBETWEEN(65;90) )" office:value-type="string" office:string-value="BIOP">
            <text:p>BIOP</text:p>
          </table:table-cell>
          <table:table-cell table:number-columns-repeated="1021"/>
        </table:table-row>
        <table:table-row table:style-name="ro1">
          <table:table-cell table:formula="of:=[.B409]&amp;&quot;-&quot;&amp;[.C409]" office:value-type="string" office:string-value="3593-YSOV">
            <text:p>3593-YSOV</text:p>
          </table:table-cell>
          <table:table-cell office:value-type="float" office:value="3593">
            <text:p>3593</text:p>
          </table:table-cell>
          <table:table-cell table:style-name="ce1" table:formula="of:=CHAR(RANDBETWEEN(65;90) )&amp;CHAR(RANDBETWEEN(65;90) )&amp;CHAR(RANDBETWEEN(65;90) )&amp;CHAR(RANDBETWEEN(65;90) )" office:value-type="string" office:string-value="YSOV">
            <text:p>YSOV</text:p>
          </table:table-cell>
          <table:table-cell table:number-columns-repeated="1021"/>
        </table:table-row>
        <table:table-row table:style-name="ro1">
          <table:table-cell table:formula="of:=[.B410]&amp;&quot;-&quot;&amp;[.C410]" office:value-type="string" office:string-value="3594-DIKQ">
            <text:p>3594-DIKQ</text:p>
          </table:table-cell>
          <table:table-cell office:value-type="float" office:value="3594">
            <text:p>3594</text:p>
          </table:table-cell>
          <table:table-cell table:style-name="ce1" table:formula="of:=CHAR(RANDBETWEEN(65;90) )&amp;CHAR(RANDBETWEEN(65;90) )&amp;CHAR(RANDBETWEEN(65;90) )&amp;CHAR(RANDBETWEEN(65;90) )" office:value-type="string" office:string-value="DIKQ">
            <text:p>DIKQ</text:p>
          </table:table-cell>
          <table:table-cell table:number-columns-repeated="1021"/>
        </table:table-row>
        <table:table-row table:style-name="ro1">
          <table:table-cell table:formula="of:=[.B411]&amp;&quot;-&quot;&amp;[.C411]" office:value-type="string" office:string-value="3595-SJJD">
            <text:p>3595-SJJD</text:p>
          </table:table-cell>
          <table:table-cell office:value-type="float" office:value="3595">
            <text:p>3595</text:p>
          </table:table-cell>
          <table:table-cell table:style-name="ce1" table:formula="of:=CHAR(RANDBETWEEN(65;90) )&amp;CHAR(RANDBETWEEN(65;90) )&amp;CHAR(RANDBETWEEN(65;90) )&amp;CHAR(RANDBETWEEN(65;90) )" office:value-type="string" office:string-value="SJJD">
            <text:p>SJJD</text:p>
          </table:table-cell>
          <table:table-cell table:number-columns-repeated="1021"/>
        </table:table-row>
        <table:table-row table:style-name="ro1">
          <table:table-cell table:formula="of:=[.B412]&amp;&quot;-&quot;&amp;[.C412]" office:value-type="string" office:string-value="3596-IEDG">
            <text:p>3596-IEDG</text:p>
          </table:table-cell>
          <table:table-cell office:value-type="float" office:value="3596">
            <text:p>3596</text:p>
          </table:table-cell>
          <table:table-cell table:style-name="ce1" table:formula="of:=CHAR(RANDBETWEEN(65;90) )&amp;CHAR(RANDBETWEEN(65;90) )&amp;CHAR(RANDBETWEEN(65;90) )&amp;CHAR(RANDBETWEEN(65;90) )" office:value-type="string" office:string-value="IEDG">
            <text:p>IEDG</text:p>
          </table:table-cell>
          <table:table-cell table:number-columns-repeated="1021"/>
        </table:table-row>
        <table:table-row table:style-name="ro1">
          <table:table-cell table:formula="of:=[.B413]&amp;&quot;-&quot;&amp;[.C413]" office:value-type="string" office:string-value="3597-WNRQ">
            <text:p>3597-WNRQ</text:p>
          </table:table-cell>
          <table:table-cell office:value-type="float" office:value="3597">
            <text:p>3597</text:p>
          </table:table-cell>
          <table:table-cell table:style-name="ce1" table:formula="of:=CHAR(RANDBETWEEN(65;90) )&amp;CHAR(RANDBETWEEN(65;90) )&amp;CHAR(RANDBETWEEN(65;90) )&amp;CHAR(RANDBETWEEN(65;90) )" office:value-type="string" office:string-value="WNRQ">
            <text:p>WNRQ</text:p>
          </table:table-cell>
          <table:table-cell table:number-columns-repeated="1021"/>
        </table:table-row>
        <table:table-row table:style-name="ro1">
          <table:table-cell table:formula="of:=[.B414]&amp;&quot;-&quot;&amp;[.C414]" office:value-type="string" office:string-value="3598-XXDD">
            <text:p>3598-XXDD</text:p>
          </table:table-cell>
          <table:table-cell office:value-type="float" office:value="3598">
            <text:p>3598</text:p>
          </table:table-cell>
          <table:table-cell table:style-name="ce1" table:formula="of:=CHAR(RANDBETWEEN(65;90) )&amp;CHAR(RANDBETWEEN(65;90) )&amp;CHAR(RANDBETWEEN(65;90) )&amp;CHAR(RANDBETWEEN(65;90) )" office:value-type="string" office:string-value="XXDD">
            <text:p>XXDD</text:p>
          </table:table-cell>
          <table:table-cell table:number-columns-repeated="1021"/>
        </table:table-row>
        <table:table-row table:style-name="ro1">
          <table:table-cell table:formula="of:=[.B415]&amp;&quot;-&quot;&amp;[.C415]" office:value-type="string" office:string-value="3599-HLPH">
            <text:p>3599-HLPH</text:p>
          </table:table-cell>
          <table:table-cell office:value-type="float" office:value="3599">
            <text:p>3599</text:p>
          </table:table-cell>
          <table:table-cell table:style-name="ce1" table:formula="of:=CHAR(RANDBETWEEN(65;90) )&amp;CHAR(RANDBETWEEN(65;90) )&amp;CHAR(RANDBETWEEN(65;90) )&amp;CHAR(RANDBETWEEN(65;90) )" office:value-type="string" office:string-value="HLPH">
            <text:p>HLPH</text:p>
          </table:table-cell>
          <table:table-cell table:number-columns-repeated="1021"/>
        </table:table-row>
        <table:table-row table:style-name="ro1">
          <table:table-cell table:formula="of:=[.B416]&amp;&quot;-&quot;&amp;[.C416]" office:value-type="string" office:string-value="3600-FXFM">
            <text:p>3600-FXFM</text:p>
          </table:table-cell>
          <table:table-cell office:value-type="float" office:value="3600">
            <text:p>3600</text:p>
          </table:table-cell>
          <table:table-cell table:style-name="ce1" table:formula="of:=CHAR(RANDBETWEEN(65;90) )&amp;CHAR(RANDBETWEEN(65;90) )&amp;CHAR(RANDBETWEEN(65;90) )&amp;CHAR(RANDBETWEEN(65;90) )" office:value-type="string" office:string-value="FXFM">
            <text:p>FXFM</text:p>
          </table:table-cell>
          <table:table-cell table:number-columns-repeated="1021"/>
        </table:table-row>
        <table:table-row table:style-name="ro1">
          <table:table-cell table:formula="of:=[.B417]&amp;&quot;-&quot;&amp;[.C417]" office:value-type="string" office:string-value="3601-QVJK">
            <text:p>3601-QVJK</text:p>
          </table:table-cell>
          <table:table-cell office:value-type="float" office:value="3601">
            <text:p>3601</text:p>
          </table:table-cell>
          <table:table-cell table:style-name="ce1" table:formula="of:=CHAR(RANDBETWEEN(65;90) )&amp;CHAR(RANDBETWEEN(65;90) )&amp;CHAR(RANDBETWEEN(65;90) )&amp;CHAR(RANDBETWEEN(65;90) )" office:value-type="string" office:string-value="QVJK">
            <text:p>QVJK</text:p>
          </table:table-cell>
          <table:table-cell table:number-columns-repeated="1021"/>
        </table:table-row>
        <table:table-row table:style-name="ro1">
          <table:table-cell table:formula="of:=[.B418]&amp;&quot;-&quot;&amp;[.C418]" office:value-type="string" office:string-value="3602-KXFA">
            <text:p>3602-KXFA</text:p>
          </table:table-cell>
          <table:table-cell office:value-type="float" office:value="3602">
            <text:p>3602</text:p>
          </table:table-cell>
          <table:table-cell table:style-name="ce1" table:formula="of:=CHAR(RANDBETWEEN(65;90) )&amp;CHAR(RANDBETWEEN(65;90) )&amp;CHAR(RANDBETWEEN(65;90) )&amp;CHAR(RANDBETWEEN(65;90) )" office:value-type="string" office:string-value="KXFA">
            <text:p>KXFA</text:p>
          </table:table-cell>
          <table:table-cell table:number-columns-repeated="1021"/>
        </table:table-row>
        <table:table-row table:style-name="ro1">
          <table:table-cell table:formula="of:=[.B419]&amp;&quot;-&quot;&amp;[.C419]" office:value-type="string" office:string-value="3603-BUUT">
            <text:p>3603-BUUT</text:p>
          </table:table-cell>
          <table:table-cell office:value-type="float" office:value="3603">
            <text:p>3603</text:p>
          </table:table-cell>
          <table:table-cell table:style-name="ce1" table:formula="of:=CHAR(RANDBETWEEN(65;90) )&amp;CHAR(RANDBETWEEN(65;90) )&amp;CHAR(RANDBETWEEN(65;90) )&amp;CHAR(RANDBETWEEN(65;90) )" office:value-type="string" office:string-value="BUUT">
            <text:p>BUUT</text:p>
          </table:table-cell>
          <table:table-cell table:number-columns-repeated="1021"/>
        </table:table-row>
        <table:table-row table:style-name="ro1">
          <table:table-cell table:formula="of:=[.B420]&amp;&quot;-&quot;&amp;[.C420]" office:value-type="string" office:string-value="3604-CEOH">
            <text:p>3604-CEOH</text:p>
          </table:table-cell>
          <table:table-cell office:value-type="float" office:value="3604">
            <text:p>3604</text:p>
          </table:table-cell>
          <table:table-cell table:style-name="ce1" table:formula="of:=CHAR(RANDBETWEEN(65;90) )&amp;CHAR(RANDBETWEEN(65;90) )&amp;CHAR(RANDBETWEEN(65;90) )&amp;CHAR(RANDBETWEEN(65;90) )" office:value-type="string" office:string-value="CEOH">
            <text:p>CEOH</text:p>
          </table:table-cell>
          <table:table-cell table:number-columns-repeated="1021"/>
        </table:table-row>
        <table:table-row table:style-name="ro1">
          <table:table-cell table:formula="of:=[.B421]&amp;&quot;-&quot;&amp;[.C421]" office:value-type="string" office:string-value="3605-CRSB">
            <text:p>3605-CRSB</text:p>
          </table:table-cell>
          <table:table-cell office:value-type="float" office:value="3605">
            <text:p>3605</text:p>
          </table:table-cell>
          <table:table-cell table:style-name="ce1" table:formula="of:=CHAR(RANDBETWEEN(65;90) )&amp;CHAR(RANDBETWEEN(65;90) )&amp;CHAR(RANDBETWEEN(65;90) )&amp;CHAR(RANDBETWEEN(65;90) )" office:value-type="string" office:string-value="CRSB">
            <text:p>CRSB</text:p>
          </table:table-cell>
          <table:table-cell table:number-columns-repeated="1021"/>
        </table:table-row>
        <table:table-row table:style-name="ro1">
          <table:table-cell table:formula="of:=[.B422]&amp;&quot;-&quot;&amp;[.C422]" office:value-type="string" office:string-value="3606-VOGT">
            <text:p>3606-VOGT</text:p>
          </table:table-cell>
          <table:table-cell office:value-type="float" office:value="3606">
            <text:p>3606</text:p>
          </table:table-cell>
          <table:table-cell table:style-name="ce1" table:formula="of:=CHAR(RANDBETWEEN(65;90) )&amp;CHAR(RANDBETWEEN(65;90) )&amp;CHAR(RANDBETWEEN(65;90) )&amp;CHAR(RANDBETWEEN(65;90) )" office:value-type="string" office:string-value="VOGT">
            <text:p>VOGT</text:p>
          </table:table-cell>
          <table:table-cell table:number-columns-repeated="1021"/>
        </table:table-row>
        <table:table-row table:style-name="ro1">
          <table:table-cell table:formula="of:=[.B423]&amp;&quot;-&quot;&amp;[.C423]" office:value-type="string" office:string-value="3607-YSTW">
            <text:p>3607-YSTW</text:p>
          </table:table-cell>
          <table:table-cell office:value-type="float" office:value="3607">
            <text:p>3607</text:p>
          </table:table-cell>
          <table:table-cell table:style-name="ce1" table:formula="of:=CHAR(RANDBETWEEN(65;90) )&amp;CHAR(RANDBETWEEN(65;90) )&amp;CHAR(RANDBETWEEN(65;90) )&amp;CHAR(RANDBETWEEN(65;90) )" office:value-type="string" office:string-value="YSTW">
            <text:p>YSTW</text:p>
          </table:table-cell>
          <table:table-cell table:number-columns-repeated="1021"/>
        </table:table-row>
        <table:table-row table:style-name="ro1">
          <table:table-cell table:formula="of:=[.B424]&amp;&quot;-&quot;&amp;[.C424]" office:value-type="string" office:string-value="3608-WDWH">
            <text:p>3608-WDWH</text:p>
          </table:table-cell>
          <table:table-cell office:value-type="float" office:value="3608">
            <text:p>3608</text:p>
          </table:table-cell>
          <table:table-cell table:style-name="ce1" table:formula="of:=CHAR(RANDBETWEEN(65;90) )&amp;CHAR(RANDBETWEEN(65;90) )&amp;CHAR(RANDBETWEEN(65;90) )&amp;CHAR(RANDBETWEEN(65;90) )" office:value-type="string" office:string-value="WDWH">
            <text:p>WDWH</text:p>
          </table:table-cell>
          <table:table-cell table:number-columns-repeated="1021"/>
        </table:table-row>
        <table:table-row table:style-name="ro1">
          <table:table-cell table:formula="of:=[.B425]&amp;&quot;-&quot;&amp;[.C425]" office:value-type="string" office:string-value="3609-GYQT">
            <text:p>3609-GYQT</text:p>
          </table:table-cell>
          <table:table-cell office:value-type="float" office:value="3609">
            <text:p>3609</text:p>
          </table:table-cell>
          <table:table-cell table:style-name="ce1" table:formula="of:=CHAR(RANDBETWEEN(65;90) )&amp;CHAR(RANDBETWEEN(65;90) )&amp;CHAR(RANDBETWEEN(65;90) )&amp;CHAR(RANDBETWEEN(65;90) )" office:value-type="string" office:string-value="GYQT">
            <text:p>GYQT</text:p>
          </table:table-cell>
          <table:table-cell table:number-columns-repeated="1021"/>
        </table:table-row>
        <table:table-row table:style-name="ro1">
          <table:table-cell table:formula="of:=[.B426]&amp;&quot;-&quot;&amp;[.C426]" office:value-type="string" office:string-value="3610-ILHM">
            <text:p>3610-ILHM</text:p>
          </table:table-cell>
          <table:table-cell office:value-type="float" office:value="3610">
            <text:p>3610</text:p>
          </table:table-cell>
          <table:table-cell table:style-name="ce1" table:formula="of:=CHAR(RANDBETWEEN(65;90) )&amp;CHAR(RANDBETWEEN(65;90) )&amp;CHAR(RANDBETWEEN(65;90) )&amp;CHAR(RANDBETWEEN(65;90) )" office:value-type="string" office:string-value="ILHM">
            <text:p>ILHM</text:p>
          </table:table-cell>
          <table:table-cell table:number-columns-repeated="1021"/>
        </table:table-row>
        <table:table-row table:style-name="ro1">
          <table:table-cell table:formula="of:=[.B427]&amp;&quot;-&quot;&amp;[.C427]" office:value-type="string" office:string-value="3611-JIWQ">
            <text:p>3611-JIWQ</text:p>
          </table:table-cell>
          <table:table-cell office:value-type="float" office:value="3611">
            <text:p>3611</text:p>
          </table:table-cell>
          <table:table-cell table:style-name="ce1" table:formula="of:=CHAR(RANDBETWEEN(65;90) )&amp;CHAR(RANDBETWEEN(65;90) )&amp;CHAR(RANDBETWEEN(65;90) )&amp;CHAR(RANDBETWEEN(65;90) )" office:value-type="string" office:string-value="JIWQ">
            <text:p>JIWQ</text:p>
          </table:table-cell>
          <table:table-cell table:number-columns-repeated="1021"/>
        </table:table-row>
        <table:table-row table:style-name="ro1">
          <table:table-cell table:formula="of:=[.B428]&amp;&quot;-&quot;&amp;[.C428]" office:value-type="string" office:string-value="3612-BNDY">
            <text:p>3612-BNDY</text:p>
          </table:table-cell>
          <table:table-cell office:value-type="float" office:value="3612">
            <text:p>3612</text:p>
          </table:table-cell>
          <table:table-cell table:style-name="ce1" table:formula="of:=CHAR(RANDBETWEEN(65;90) )&amp;CHAR(RANDBETWEEN(65;90) )&amp;CHAR(RANDBETWEEN(65;90) )&amp;CHAR(RANDBETWEEN(65;90) )" office:value-type="string" office:string-value="BNDY">
            <text:p>BNDY</text:p>
          </table:table-cell>
          <table:table-cell table:number-columns-repeated="1021"/>
        </table:table-row>
        <table:table-row table:style-name="ro1">
          <table:table-cell table:formula="of:=[.B429]&amp;&quot;-&quot;&amp;[.C429]" office:value-type="string" office:string-value="3613-PJWL">
            <text:p>3613-PJWL</text:p>
          </table:table-cell>
          <table:table-cell office:value-type="float" office:value="3613">
            <text:p>3613</text:p>
          </table:table-cell>
          <table:table-cell table:style-name="ce1" table:formula="of:=CHAR(RANDBETWEEN(65;90) )&amp;CHAR(RANDBETWEEN(65;90) )&amp;CHAR(RANDBETWEEN(65;90) )&amp;CHAR(RANDBETWEEN(65;90) )" office:value-type="string" office:string-value="PJWL">
            <text:p>PJWL</text:p>
          </table:table-cell>
          <table:table-cell table:number-columns-repeated="1021"/>
        </table:table-row>
        <table:table-row table:style-name="ro1">
          <table:table-cell table:formula="of:=[.B430]&amp;&quot;-&quot;&amp;[.C430]" office:value-type="string" office:string-value="3614-OLFQ">
            <text:p>3614-OLFQ</text:p>
          </table:table-cell>
          <table:table-cell office:value-type="float" office:value="3614">
            <text:p>3614</text:p>
          </table:table-cell>
          <table:table-cell table:style-name="ce1" table:formula="of:=CHAR(RANDBETWEEN(65;90) )&amp;CHAR(RANDBETWEEN(65;90) )&amp;CHAR(RANDBETWEEN(65;90) )&amp;CHAR(RANDBETWEEN(65;90) )" office:value-type="string" office:string-value="OLFQ">
            <text:p>OLFQ</text:p>
          </table:table-cell>
          <table:table-cell table:number-columns-repeated="1021"/>
        </table:table-row>
        <table:table-row table:style-name="ro1">
          <table:table-cell table:formula="of:=[.B431]&amp;&quot;-&quot;&amp;[.C431]" office:value-type="string" office:string-value="3615-KUMN">
            <text:p>3615-KUMN</text:p>
          </table:table-cell>
          <table:table-cell office:value-type="float" office:value="3615">
            <text:p>3615</text:p>
          </table:table-cell>
          <table:table-cell table:style-name="ce1" table:formula="of:=CHAR(RANDBETWEEN(65;90) )&amp;CHAR(RANDBETWEEN(65;90) )&amp;CHAR(RANDBETWEEN(65;90) )&amp;CHAR(RANDBETWEEN(65;90) )" office:value-type="string" office:string-value="KUMN">
            <text:p>KUMN</text:p>
          </table:table-cell>
          <table:table-cell table:number-columns-repeated="1021"/>
        </table:table-row>
        <table:table-row table:style-name="ro1">
          <table:table-cell table:formula="of:=[.B432]&amp;&quot;-&quot;&amp;[.C432]" office:value-type="string" office:string-value="3616-BZCL">
            <text:p>3616-BZCL</text:p>
          </table:table-cell>
          <table:table-cell office:value-type="float" office:value="3616">
            <text:p>3616</text:p>
          </table:table-cell>
          <table:table-cell table:style-name="ce1" table:formula="of:=CHAR(RANDBETWEEN(65;90) )&amp;CHAR(RANDBETWEEN(65;90) )&amp;CHAR(RANDBETWEEN(65;90) )&amp;CHAR(RANDBETWEEN(65;90) )" office:value-type="string" office:string-value="BZCL">
            <text:p>BZCL</text:p>
          </table:table-cell>
          <table:table-cell table:number-columns-repeated="1021"/>
        </table:table-row>
        <table:table-row table:style-name="ro1">
          <table:table-cell table:formula="of:=[.B433]&amp;&quot;-&quot;&amp;[.C433]" office:value-type="string" office:string-value="3617-SOIS">
            <text:p>3617-SOIS</text:p>
          </table:table-cell>
          <table:table-cell office:value-type="float" office:value="3617">
            <text:p>3617</text:p>
          </table:table-cell>
          <table:table-cell table:style-name="ce1" table:formula="of:=CHAR(RANDBETWEEN(65;90) )&amp;CHAR(RANDBETWEEN(65;90) )&amp;CHAR(RANDBETWEEN(65;90) )&amp;CHAR(RANDBETWEEN(65;90) )" office:value-type="string" office:string-value="SOIS">
            <text:p>SOIS</text:p>
          </table:table-cell>
          <table:table-cell table:number-columns-repeated="1021"/>
        </table:table-row>
        <table:table-row table:style-name="ro1">
          <table:table-cell table:formula="of:=[.B434]&amp;&quot;-&quot;&amp;[.C434]" office:value-type="string" office:string-value="3618-IFXN">
            <text:p>3618-IFXN</text:p>
          </table:table-cell>
          <table:table-cell office:value-type="float" office:value="3618">
            <text:p>3618</text:p>
          </table:table-cell>
          <table:table-cell table:style-name="ce1" table:formula="of:=CHAR(RANDBETWEEN(65;90) )&amp;CHAR(RANDBETWEEN(65;90) )&amp;CHAR(RANDBETWEEN(65;90) )&amp;CHAR(RANDBETWEEN(65;90) )" office:value-type="string" office:string-value="IFXN">
            <text:p>IFXN</text:p>
          </table:table-cell>
          <table:table-cell table:number-columns-repeated="1021"/>
        </table:table-row>
        <table:table-row table:style-name="ro1">
          <table:table-cell table:formula="of:=[.B435]&amp;&quot;-&quot;&amp;[.C435]" office:value-type="string" office:string-value="3619-JSIT">
            <text:p>3619-JSIT</text:p>
          </table:table-cell>
          <table:table-cell office:value-type="float" office:value="3619">
            <text:p>3619</text:p>
          </table:table-cell>
          <table:table-cell table:style-name="ce1" table:formula="of:=CHAR(RANDBETWEEN(65;90) )&amp;CHAR(RANDBETWEEN(65;90) )&amp;CHAR(RANDBETWEEN(65;90) )&amp;CHAR(RANDBETWEEN(65;90) )" office:value-type="string" office:string-value="JSIT">
            <text:p>JSIT</text:p>
          </table:table-cell>
          <table:table-cell table:number-columns-repeated="1021"/>
        </table:table-row>
        <table:table-row table:style-name="ro1">
          <table:table-cell table:formula="of:=[.B436]&amp;&quot;-&quot;&amp;[.C436]" office:value-type="string" office:string-value="3620-GJOO">
            <text:p>3620-GJOO</text:p>
          </table:table-cell>
          <table:table-cell office:value-type="float" office:value="3620">
            <text:p>3620</text:p>
          </table:table-cell>
          <table:table-cell table:style-name="ce1" table:formula="of:=CHAR(RANDBETWEEN(65;90) )&amp;CHAR(RANDBETWEEN(65;90) )&amp;CHAR(RANDBETWEEN(65;90) )&amp;CHAR(RANDBETWEEN(65;90) )" office:value-type="string" office:string-value="GJOO">
            <text:p>GJOO</text:p>
          </table:table-cell>
          <table:table-cell table:number-columns-repeated="1021"/>
        </table:table-row>
        <table:table-row table:style-name="ro1">
          <table:table-cell table:formula="of:=[.B437]&amp;&quot;-&quot;&amp;[.C437]" office:value-type="string" office:string-value="3621-YSSH">
            <text:p>3621-YSSH</text:p>
          </table:table-cell>
          <table:table-cell office:value-type="float" office:value="3621">
            <text:p>3621</text:p>
          </table:table-cell>
          <table:table-cell table:style-name="ce1" table:formula="of:=CHAR(RANDBETWEEN(65;90) )&amp;CHAR(RANDBETWEEN(65;90) )&amp;CHAR(RANDBETWEEN(65;90) )&amp;CHAR(RANDBETWEEN(65;90) )" office:value-type="string" office:string-value="YSSH">
            <text:p>YSSH</text:p>
          </table:table-cell>
          <table:table-cell table:number-columns-repeated="1021"/>
        </table:table-row>
        <table:table-row table:style-name="ro1">
          <table:table-cell table:formula="of:=[.B438]&amp;&quot;-&quot;&amp;[.C438]" office:value-type="string" office:string-value="3622-BGFC">
            <text:p>3622-BGFC</text:p>
          </table:table-cell>
          <table:table-cell office:value-type="float" office:value="3622">
            <text:p>3622</text:p>
          </table:table-cell>
          <table:table-cell table:style-name="ce1" table:formula="of:=CHAR(RANDBETWEEN(65;90) )&amp;CHAR(RANDBETWEEN(65;90) )&amp;CHAR(RANDBETWEEN(65;90) )&amp;CHAR(RANDBETWEEN(65;90) )" office:value-type="string" office:string-value="BGFC">
            <text:p>BGFC</text:p>
          </table:table-cell>
          <table:table-cell table:number-columns-repeated="1021"/>
        </table:table-row>
        <table:table-row table:style-name="ro1">
          <table:table-cell table:formula="of:=[.B439]&amp;&quot;-&quot;&amp;[.C439]" office:value-type="string" office:string-value="3623-YYXZ">
            <text:p>3623-YYXZ</text:p>
          </table:table-cell>
          <table:table-cell office:value-type="float" office:value="3623">
            <text:p>3623</text:p>
          </table:table-cell>
          <table:table-cell table:style-name="ce1" table:formula="of:=CHAR(RANDBETWEEN(65;90) )&amp;CHAR(RANDBETWEEN(65;90) )&amp;CHAR(RANDBETWEEN(65;90) )&amp;CHAR(RANDBETWEEN(65;90) )" office:value-type="string" office:string-value="YYXZ">
            <text:p>YYXZ</text:p>
          </table:table-cell>
          <table:table-cell table:number-columns-repeated="1021"/>
        </table:table-row>
        <table:table-row table:style-name="ro1">
          <table:table-cell table:formula="of:=[.B440]&amp;&quot;-&quot;&amp;[.C440]" office:value-type="string" office:string-value="3624-SUYQ">
            <text:p>3624-SUYQ</text:p>
          </table:table-cell>
          <table:table-cell office:value-type="float" office:value="3624">
            <text:p>3624</text:p>
          </table:table-cell>
          <table:table-cell table:style-name="ce1" table:formula="of:=CHAR(RANDBETWEEN(65;90) )&amp;CHAR(RANDBETWEEN(65;90) )&amp;CHAR(RANDBETWEEN(65;90) )&amp;CHAR(RANDBETWEEN(65;90) )" office:value-type="string" office:string-value="SUYQ">
            <text:p>SUYQ</text:p>
          </table:table-cell>
          <table:table-cell table:number-columns-repeated="1021"/>
        </table:table-row>
        <table:table-row table:style-name="ro1">
          <table:table-cell table:formula="of:=[.B441]&amp;&quot;-&quot;&amp;[.C441]" office:value-type="string" office:string-value="3625-MHUT">
            <text:p>3625-MHUT</text:p>
          </table:table-cell>
          <table:table-cell office:value-type="float" office:value="3625">
            <text:p>3625</text:p>
          </table:table-cell>
          <table:table-cell table:style-name="ce1" table:formula="of:=CHAR(RANDBETWEEN(65;90) )&amp;CHAR(RANDBETWEEN(65;90) )&amp;CHAR(RANDBETWEEN(65;90) )&amp;CHAR(RANDBETWEEN(65;90) )" office:value-type="string" office:string-value="MHUT">
            <text:p>MHUT</text:p>
          </table:table-cell>
          <table:table-cell table:number-columns-repeated="1021"/>
        </table:table-row>
        <table:table-row table:style-name="ro1">
          <table:table-cell table:formula="of:=[.B442]&amp;&quot;-&quot;&amp;[.C442]" office:value-type="string" office:string-value="3626-VTQU">
            <text:p>3626-VTQU</text:p>
          </table:table-cell>
          <table:table-cell office:value-type="float" office:value="3626">
            <text:p>3626</text:p>
          </table:table-cell>
          <table:table-cell table:style-name="ce1" table:formula="of:=CHAR(RANDBETWEEN(65;90) )&amp;CHAR(RANDBETWEEN(65;90) )&amp;CHAR(RANDBETWEEN(65;90) )&amp;CHAR(RANDBETWEEN(65;90) )" office:value-type="string" office:string-value="VTQU">
            <text:p>VTQU</text:p>
          </table:table-cell>
          <table:table-cell table:number-columns-repeated="1021"/>
        </table:table-row>
        <table:table-row table:style-name="ro1">
          <table:table-cell table:formula="of:=[.B443]&amp;&quot;-&quot;&amp;[.C443]" office:value-type="string" office:string-value="3627-LJOL">
            <text:p>3627-LJOL</text:p>
          </table:table-cell>
          <table:table-cell office:value-type="float" office:value="3627">
            <text:p>3627</text:p>
          </table:table-cell>
          <table:table-cell table:style-name="ce1" table:formula="of:=CHAR(RANDBETWEEN(65;90) )&amp;CHAR(RANDBETWEEN(65;90) )&amp;CHAR(RANDBETWEEN(65;90) )&amp;CHAR(RANDBETWEEN(65;90) )" office:value-type="string" office:string-value="LJOL">
            <text:p>LJOL</text:p>
          </table:table-cell>
          <table:table-cell table:number-columns-repeated="1021"/>
        </table:table-row>
        <table:table-row table:style-name="ro1">
          <table:table-cell table:formula="of:=[.B444]&amp;&quot;-&quot;&amp;[.C444]" office:value-type="string" office:string-value="3628-KYJN">
            <text:p>3628-KYJN</text:p>
          </table:table-cell>
          <table:table-cell office:value-type="float" office:value="3628">
            <text:p>3628</text:p>
          </table:table-cell>
          <table:table-cell table:style-name="ce1" table:formula="of:=CHAR(RANDBETWEEN(65;90) )&amp;CHAR(RANDBETWEEN(65;90) )&amp;CHAR(RANDBETWEEN(65;90) )&amp;CHAR(RANDBETWEEN(65;90) )" office:value-type="string" office:string-value="KYJN">
            <text:p>KYJN</text:p>
          </table:table-cell>
          <table:table-cell table:number-columns-repeated="1021"/>
        </table:table-row>
        <table:table-row table:style-name="ro1">
          <table:table-cell table:formula="of:=[.B445]&amp;&quot;-&quot;&amp;[.C445]" office:value-type="string" office:string-value="3629-VSWX">
            <text:p>3629-VSWX</text:p>
          </table:table-cell>
          <table:table-cell office:value-type="float" office:value="3629">
            <text:p>3629</text:p>
          </table:table-cell>
          <table:table-cell table:style-name="ce1" table:formula="of:=CHAR(RANDBETWEEN(65;90) )&amp;CHAR(RANDBETWEEN(65;90) )&amp;CHAR(RANDBETWEEN(65;90) )&amp;CHAR(RANDBETWEEN(65;90) )" office:value-type="string" office:string-value="VSWX">
            <text:p>VSWX</text:p>
          </table:table-cell>
          <table:table-cell table:number-columns-repeated="1021"/>
        </table:table-row>
        <table:table-row table:style-name="ro1">
          <table:table-cell table:formula="of:=[.B446]&amp;&quot;-&quot;&amp;[.C446]" office:value-type="string" office:string-value="3630-AZCW">
            <text:p>3630-AZCW</text:p>
          </table:table-cell>
          <table:table-cell office:value-type="float" office:value="3630">
            <text:p>3630</text:p>
          </table:table-cell>
          <table:table-cell table:style-name="ce1" table:formula="of:=CHAR(RANDBETWEEN(65;90) )&amp;CHAR(RANDBETWEEN(65;90) )&amp;CHAR(RANDBETWEEN(65;90) )&amp;CHAR(RANDBETWEEN(65;90) )" office:value-type="string" office:string-value="AZCW">
            <text:p>AZCW</text:p>
          </table:table-cell>
          <table:table-cell table:number-columns-repeated="1021"/>
        </table:table-row>
        <table:table-row table:style-name="ro1">
          <table:table-cell table:formula="of:=[.B447]&amp;&quot;-&quot;&amp;[.C447]" office:value-type="string" office:string-value="3631-FLFP">
            <text:p>3631-FLFP</text:p>
          </table:table-cell>
          <table:table-cell office:value-type="float" office:value="3631">
            <text:p>3631</text:p>
          </table:table-cell>
          <table:table-cell table:style-name="ce1" table:formula="of:=CHAR(RANDBETWEEN(65;90) )&amp;CHAR(RANDBETWEEN(65;90) )&amp;CHAR(RANDBETWEEN(65;90) )&amp;CHAR(RANDBETWEEN(65;90) )" office:value-type="string" office:string-value="FLFP">
            <text:p>FLFP</text:p>
          </table:table-cell>
          <table:table-cell table:number-columns-repeated="1021"/>
        </table:table-row>
        <table:table-row table:style-name="ro1">
          <table:table-cell table:formula="of:=[.B448]&amp;&quot;-&quot;&amp;[.C448]" office:value-type="string" office:string-value="3632-JVYL">
            <text:p>3632-JVYL</text:p>
          </table:table-cell>
          <table:table-cell office:value-type="float" office:value="3632">
            <text:p>3632</text:p>
          </table:table-cell>
          <table:table-cell table:style-name="ce1" table:formula="of:=CHAR(RANDBETWEEN(65;90) )&amp;CHAR(RANDBETWEEN(65;90) )&amp;CHAR(RANDBETWEEN(65;90) )&amp;CHAR(RANDBETWEEN(65;90) )" office:value-type="string" office:string-value="JVYL">
            <text:p>JVYL</text:p>
          </table:table-cell>
          <table:table-cell table:number-columns-repeated="1021"/>
        </table:table-row>
        <table:table-row table:style-name="ro1">
          <table:table-cell table:formula="of:=[.B449]&amp;&quot;-&quot;&amp;[.C449]" office:value-type="string" office:string-value="3633-OFRA">
            <text:p>3633-OFRA</text:p>
          </table:table-cell>
          <table:table-cell office:value-type="float" office:value="3633">
            <text:p>3633</text:p>
          </table:table-cell>
          <table:table-cell table:style-name="ce1" table:formula="of:=CHAR(RANDBETWEEN(65;90) )&amp;CHAR(RANDBETWEEN(65;90) )&amp;CHAR(RANDBETWEEN(65;90) )&amp;CHAR(RANDBETWEEN(65;90) )" office:value-type="string" office:string-value="OFRA">
            <text:p>OFRA</text:p>
          </table:table-cell>
          <table:table-cell table:number-columns-repeated="1021"/>
        </table:table-row>
        <table:table-row table:style-name="ro1">
          <table:table-cell table:formula="of:=[.B450]&amp;&quot;-&quot;&amp;[.C450]" office:value-type="string" office:string-value="3634-YCNY">
            <text:p>3634-YCNY</text:p>
          </table:table-cell>
          <table:table-cell office:value-type="float" office:value="3634">
            <text:p>3634</text:p>
          </table:table-cell>
          <table:table-cell table:style-name="ce1" table:formula="of:=CHAR(RANDBETWEEN(65;90) )&amp;CHAR(RANDBETWEEN(65;90) )&amp;CHAR(RANDBETWEEN(65;90) )&amp;CHAR(RANDBETWEEN(65;90) )" office:value-type="string" office:string-value="YCNY">
            <text:p>YCNY</text:p>
          </table:table-cell>
          <table:table-cell table:number-columns-repeated="1021"/>
        </table:table-row>
        <table:table-row table:style-name="ro1">
          <table:table-cell table:formula="of:=[.B451]&amp;&quot;-&quot;&amp;[.C451]" office:value-type="string" office:string-value="3635-WIZW">
            <text:p>3635-WIZW</text:p>
          </table:table-cell>
          <table:table-cell office:value-type="float" office:value="3635">
            <text:p>3635</text:p>
          </table:table-cell>
          <table:table-cell table:style-name="ce1" table:formula="of:=CHAR(RANDBETWEEN(65;90) )&amp;CHAR(RANDBETWEEN(65;90) )&amp;CHAR(RANDBETWEEN(65;90) )&amp;CHAR(RANDBETWEEN(65;90) )" office:value-type="string" office:string-value="WIZW">
            <text:p>WIZW</text:p>
          </table:table-cell>
          <table:table-cell table:number-columns-repeated="1021"/>
        </table:table-row>
        <table:table-row table:style-name="ro1">
          <table:table-cell table:formula="of:=[.B452]&amp;&quot;-&quot;&amp;[.C452]" office:value-type="string" office:string-value="3636-YZUS">
            <text:p>3636-YZUS</text:p>
          </table:table-cell>
          <table:table-cell office:value-type="float" office:value="3636">
            <text:p>3636</text:p>
          </table:table-cell>
          <table:table-cell table:style-name="ce1" table:formula="of:=CHAR(RANDBETWEEN(65;90) )&amp;CHAR(RANDBETWEEN(65;90) )&amp;CHAR(RANDBETWEEN(65;90) )&amp;CHAR(RANDBETWEEN(65;90) )" office:value-type="string" office:string-value="YZUS">
            <text:p>YZUS</text:p>
          </table:table-cell>
          <table:table-cell table:number-columns-repeated="1021"/>
        </table:table-row>
        <table:table-row table:style-name="ro1">
          <table:table-cell table:formula="of:=[.B453]&amp;&quot;-&quot;&amp;[.C453]" office:value-type="string" office:string-value="3637-VTMX">
            <text:p>3637-VTMX</text:p>
          </table:table-cell>
          <table:table-cell office:value-type="float" office:value="3637">
            <text:p>3637</text:p>
          </table:table-cell>
          <table:table-cell table:style-name="ce1" table:formula="of:=CHAR(RANDBETWEEN(65;90) )&amp;CHAR(RANDBETWEEN(65;90) )&amp;CHAR(RANDBETWEEN(65;90) )&amp;CHAR(RANDBETWEEN(65;90) )" office:value-type="string" office:string-value="VTMX">
            <text:p>VTMX</text:p>
          </table:table-cell>
          <table:table-cell table:number-columns-repeated="1021"/>
        </table:table-row>
        <table:table-row table:style-name="ro1">
          <table:table-cell table:formula="of:=[.B454]&amp;&quot;-&quot;&amp;[.C454]" office:value-type="string" office:string-value="3638-HDSP">
            <text:p>3638-HDSP</text:p>
          </table:table-cell>
          <table:table-cell office:value-type="float" office:value="3638">
            <text:p>3638</text:p>
          </table:table-cell>
          <table:table-cell table:style-name="ce1" table:formula="of:=CHAR(RANDBETWEEN(65;90) )&amp;CHAR(RANDBETWEEN(65;90) )&amp;CHAR(RANDBETWEEN(65;90) )&amp;CHAR(RANDBETWEEN(65;90) )" office:value-type="string" office:string-value="HDSP">
            <text:p>HDSP</text:p>
          </table:table-cell>
          <table:table-cell table:number-columns-repeated="1021"/>
        </table:table-row>
        <table:table-row table:style-name="ro1">
          <table:table-cell table:formula="of:=[.B455]&amp;&quot;-&quot;&amp;[.C455]" office:value-type="string" office:string-value="3639-DBZC">
            <text:p>3639-DBZC</text:p>
          </table:table-cell>
          <table:table-cell office:value-type="float" office:value="3639">
            <text:p>3639</text:p>
          </table:table-cell>
          <table:table-cell table:style-name="ce1" table:formula="of:=CHAR(RANDBETWEEN(65;90) )&amp;CHAR(RANDBETWEEN(65;90) )&amp;CHAR(RANDBETWEEN(65;90) )&amp;CHAR(RANDBETWEEN(65;90) )" office:value-type="string" office:string-value="DBZC">
            <text:p>DBZC</text:p>
          </table:table-cell>
          <table:table-cell table:number-columns-repeated="1021"/>
        </table:table-row>
        <table:table-row table:style-name="ro1">
          <table:table-cell table:formula="of:=[.B456]&amp;&quot;-&quot;&amp;[.C456]" office:value-type="string" office:string-value="3640-EFGM">
            <text:p>3640-EFGM</text:p>
          </table:table-cell>
          <table:table-cell office:value-type="float" office:value="3640">
            <text:p>3640</text:p>
          </table:table-cell>
          <table:table-cell table:style-name="ce1" table:formula="of:=CHAR(RANDBETWEEN(65;90) )&amp;CHAR(RANDBETWEEN(65;90) )&amp;CHAR(RANDBETWEEN(65;90) )&amp;CHAR(RANDBETWEEN(65;90) )" office:value-type="string" office:string-value="EFGM">
            <text:p>EFGM</text:p>
          </table:table-cell>
          <table:table-cell table:number-columns-repeated="1021"/>
        </table:table-row>
        <table:table-row table:style-name="ro1">
          <table:table-cell table:formula="of:=[.B457]&amp;&quot;-&quot;&amp;[.C457]" office:value-type="string" office:string-value="3641-PZLP">
            <text:p>3641-PZLP</text:p>
          </table:table-cell>
          <table:table-cell office:value-type="float" office:value="3641">
            <text:p>3641</text:p>
          </table:table-cell>
          <table:table-cell table:style-name="ce1" table:formula="of:=CHAR(RANDBETWEEN(65;90) )&amp;CHAR(RANDBETWEEN(65;90) )&amp;CHAR(RANDBETWEEN(65;90) )&amp;CHAR(RANDBETWEEN(65;90) )" office:value-type="string" office:string-value="PZLP">
            <text:p>PZLP</text:p>
          </table:table-cell>
          <table:table-cell table:number-columns-repeated="1021"/>
        </table:table-row>
        <table:table-row table:style-name="ro1">
          <table:table-cell table:formula="of:=[.B458]&amp;&quot;-&quot;&amp;[.C458]" office:value-type="string" office:string-value="3642-QWHT">
            <text:p>3642-QWHT</text:p>
          </table:table-cell>
          <table:table-cell office:value-type="float" office:value="3642">
            <text:p>3642</text:p>
          </table:table-cell>
          <table:table-cell table:style-name="ce1" table:formula="of:=CHAR(RANDBETWEEN(65;90) )&amp;CHAR(RANDBETWEEN(65;90) )&amp;CHAR(RANDBETWEEN(65;90) )&amp;CHAR(RANDBETWEEN(65;90) )" office:value-type="string" office:string-value="QWHT">
            <text:p>QWHT</text:p>
          </table:table-cell>
          <table:table-cell table:number-columns-repeated="1021"/>
        </table:table-row>
        <table:table-row table:style-name="ro1">
          <table:table-cell table:formula="of:=[.B459]&amp;&quot;-&quot;&amp;[.C459]" office:value-type="string" office:string-value="3643-DMNH">
            <text:p>3643-DMNH</text:p>
          </table:table-cell>
          <table:table-cell office:value-type="float" office:value="3643">
            <text:p>3643</text:p>
          </table:table-cell>
          <table:table-cell table:style-name="ce1" table:formula="of:=CHAR(RANDBETWEEN(65;90) )&amp;CHAR(RANDBETWEEN(65;90) )&amp;CHAR(RANDBETWEEN(65;90) )&amp;CHAR(RANDBETWEEN(65;90) )" office:value-type="string" office:string-value="DMNH">
            <text:p>DMNH</text:p>
          </table:table-cell>
          <table:table-cell table:number-columns-repeated="1021"/>
        </table:table-row>
        <table:table-row table:style-name="ro1">
          <table:table-cell table:formula="of:=[.B460]&amp;&quot;-&quot;&amp;[.C460]" office:value-type="string" office:string-value="3644-JYIL">
            <text:p>3644-JYIL</text:p>
          </table:table-cell>
          <table:table-cell office:value-type="float" office:value="3644">
            <text:p>3644</text:p>
          </table:table-cell>
          <table:table-cell table:style-name="ce1" table:formula="of:=CHAR(RANDBETWEEN(65;90) )&amp;CHAR(RANDBETWEEN(65;90) )&amp;CHAR(RANDBETWEEN(65;90) )&amp;CHAR(RANDBETWEEN(65;90) )" office:value-type="string" office:string-value="JYIL">
            <text:p>JYIL</text:p>
          </table:table-cell>
          <table:table-cell table:number-columns-repeated="1021"/>
        </table:table-row>
        <table:table-row table:style-name="ro1">
          <table:table-cell table:formula="of:=[.B461]&amp;&quot;-&quot;&amp;[.C461]" office:value-type="string" office:string-value="3645-SWDY">
            <text:p>3645-SWDY</text:p>
          </table:table-cell>
          <table:table-cell office:value-type="float" office:value="3645">
            <text:p>3645</text:p>
          </table:table-cell>
          <table:table-cell table:style-name="ce1" table:formula="of:=CHAR(RANDBETWEEN(65;90) )&amp;CHAR(RANDBETWEEN(65;90) )&amp;CHAR(RANDBETWEEN(65;90) )&amp;CHAR(RANDBETWEEN(65;90) )" office:value-type="string" office:string-value="SWDY">
            <text:p>SWDY</text:p>
          </table:table-cell>
          <table:table-cell table:number-columns-repeated="1021"/>
        </table:table-row>
        <table:table-row table:style-name="ro1">
          <table:table-cell table:formula="of:=[.B462]&amp;&quot;-&quot;&amp;[.C462]" office:value-type="string" office:string-value="3647-WEKF">
            <text:p>3647-WEKF</text:p>
          </table:table-cell>
          <table:table-cell office:value-type="float" office:value="3647">
            <text:p>3647</text:p>
          </table:table-cell>
          <table:table-cell table:style-name="ce1" table:formula="of:=CHAR(RANDBETWEEN(65;90) )&amp;CHAR(RANDBETWEEN(65;90) )&amp;CHAR(RANDBETWEEN(65;90) )&amp;CHAR(RANDBETWEEN(65;90) )" office:value-type="string" office:string-value="WEKF">
            <text:p>WEKF</text:p>
          </table:table-cell>
          <table:table-cell table:number-columns-repeated="1021"/>
        </table:table-row>
        <table:table-row table:style-name="ro1">
          <table:table-cell table:formula="of:=[.B463]&amp;&quot;-&quot;&amp;[.C463]" office:value-type="string" office:string-value="3648-NYSU">
            <text:p>3648-NYSU</text:p>
          </table:table-cell>
          <table:table-cell office:value-type="float" office:value="3648">
            <text:p>3648</text:p>
          </table:table-cell>
          <table:table-cell table:style-name="ce1" table:formula="of:=CHAR(RANDBETWEEN(65;90) )&amp;CHAR(RANDBETWEEN(65;90) )&amp;CHAR(RANDBETWEEN(65;90) )&amp;CHAR(RANDBETWEEN(65;90) )" office:value-type="string" office:string-value="NYSU">
            <text:p>NYSU</text:p>
          </table:table-cell>
          <table:table-cell table:number-columns-repeated="1021"/>
        </table:table-row>
        <table:table-row table:style-name="ro1">
          <table:table-cell table:formula="of:=[.B464]&amp;&quot;-&quot;&amp;[.C464]" office:value-type="string" office:string-value="3649-YCBU">
            <text:p>3649-YCBU</text:p>
          </table:table-cell>
          <table:table-cell office:value-type="float" office:value="3649">
            <text:p>3649</text:p>
          </table:table-cell>
          <table:table-cell table:style-name="ce1" table:formula="of:=CHAR(RANDBETWEEN(65;90) )&amp;CHAR(RANDBETWEEN(65;90) )&amp;CHAR(RANDBETWEEN(65;90) )&amp;CHAR(RANDBETWEEN(65;90) )" office:value-type="string" office:string-value="YCBU">
            <text:p>YCBU</text:p>
          </table:table-cell>
          <table:table-cell table:number-columns-repeated="1021"/>
        </table:table-row>
        <table:table-row table:style-name="ro1">
          <table:table-cell table:formula="of:=[.B465]&amp;&quot;-&quot;&amp;[.C465]" office:value-type="string" office:string-value="3650-BAWR">
            <text:p>3650-BAWR</text:p>
          </table:table-cell>
          <table:table-cell office:value-type="float" office:value="3650">
            <text:p>3650</text:p>
          </table:table-cell>
          <table:table-cell table:style-name="ce1" table:formula="of:=CHAR(RANDBETWEEN(65;90) )&amp;CHAR(RANDBETWEEN(65;90) )&amp;CHAR(RANDBETWEEN(65;90) )&amp;CHAR(RANDBETWEEN(65;90) )" office:value-type="string" office:string-value="BAWR">
            <text:p>BAWR</text:p>
          </table:table-cell>
          <table:table-cell table:number-columns-repeated="1021"/>
        </table:table-row>
        <table:table-row table:style-name="ro1">
          <table:table-cell table:formula="of:=[.B466]&amp;&quot;-&quot;&amp;[.C466]" office:value-type="string" office:string-value="3651-TVTA">
            <text:p>3651-TVTA</text:p>
          </table:table-cell>
          <table:table-cell office:value-type="float" office:value="3651">
            <text:p>3651</text:p>
          </table:table-cell>
          <table:table-cell table:style-name="ce1" table:formula="of:=CHAR(RANDBETWEEN(65;90) )&amp;CHAR(RANDBETWEEN(65;90) )&amp;CHAR(RANDBETWEEN(65;90) )&amp;CHAR(RANDBETWEEN(65;90) )" office:value-type="string" office:string-value="TVTA">
            <text:p>TVTA</text:p>
          </table:table-cell>
          <table:table-cell table:number-columns-repeated="1021"/>
        </table:table-row>
        <table:table-row table:style-name="ro1">
          <table:table-cell table:formula="of:=[.B467]&amp;&quot;-&quot;&amp;[.C467]" office:value-type="string" office:string-value="3652-LENV">
            <text:p>3652-LENV</text:p>
          </table:table-cell>
          <table:table-cell office:value-type="float" office:value="3652">
            <text:p>3652</text:p>
          </table:table-cell>
          <table:table-cell table:style-name="ce1" table:formula="of:=CHAR(RANDBETWEEN(65;90) )&amp;CHAR(RANDBETWEEN(65;90) )&amp;CHAR(RANDBETWEEN(65;90) )&amp;CHAR(RANDBETWEEN(65;90) )" office:value-type="string" office:string-value="LENV">
            <text:p>LENV</text:p>
          </table:table-cell>
          <table:table-cell table:number-columns-repeated="1021"/>
        </table:table-row>
        <table:table-row table:style-name="ro1">
          <table:table-cell table:formula="of:=[.B468]&amp;&quot;-&quot;&amp;[.C468]" office:value-type="string" office:string-value="3653-OUPO">
            <text:p>3653-OUPO</text:p>
          </table:table-cell>
          <table:table-cell office:value-type="float" office:value="3653">
            <text:p>3653</text:p>
          </table:table-cell>
          <table:table-cell table:style-name="ce1" table:formula="of:=CHAR(RANDBETWEEN(65;90) )&amp;CHAR(RANDBETWEEN(65;90) )&amp;CHAR(RANDBETWEEN(65;90) )&amp;CHAR(RANDBETWEEN(65;90) )" office:value-type="string" office:string-value="OUPO">
            <text:p>OUPO</text:p>
          </table:table-cell>
          <table:table-cell table:number-columns-repeated="1021"/>
        </table:table-row>
        <table:table-row table:style-name="ro1">
          <table:table-cell table:formula="of:=[.B469]&amp;&quot;-&quot;&amp;[.C469]" office:value-type="string" office:string-value="3654-FOLY">
            <text:p>3654-FOLY</text:p>
          </table:table-cell>
          <table:table-cell office:value-type="float" office:value="3654">
            <text:p>3654</text:p>
          </table:table-cell>
          <table:table-cell table:style-name="ce1" table:formula="of:=CHAR(RANDBETWEEN(65;90) )&amp;CHAR(RANDBETWEEN(65;90) )&amp;CHAR(RANDBETWEEN(65;90) )&amp;CHAR(RANDBETWEEN(65;90) )" office:value-type="string" office:string-value="FOLY">
            <text:p>FOLY</text:p>
          </table:table-cell>
          <table:table-cell table:number-columns-repeated="1021"/>
        </table:table-row>
        <table:table-row table:style-name="ro1">
          <table:table-cell table:formula="of:=[.B470]&amp;&quot;-&quot;&amp;[.C470]" office:value-type="string" office:string-value="3655-CETG">
            <text:p>3655-CETG</text:p>
          </table:table-cell>
          <table:table-cell office:value-type="float" office:value="3655">
            <text:p>3655</text:p>
          </table:table-cell>
          <table:table-cell table:style-name="ce1" table:formula="of:=CHAR(RANDBETWEEN(65;90) )&amp;CHAR(RANDBETWEEN(65;90) )&amp;CHAR(RANDBETWEEN(65;90) )&amp;CHAR(RANDBETWEEN(65;90) )" office:value-type="string" office:string-value="CETG">
            <text:p>CETG</text:p>
          </table:table-cell>
          <table:table-cell table:number-columns-repeated="1021"/>
        </table:table-row>
        <table:table-row table:style-name="ro1">
          <table:table-cell table:formula="of:=[.B471]&amp;&quot;-&quot;&amp;[.C471]" office:value-type="string" office:string-value="4009-SGGE">
            <text:p>4009-SGGE</text:p>
          </table:table-cell>
          <table:table-cell office:value-type="float" office:value="4009">
            <text:p>4009</text:p>
          </table:table-cell>
          <table:table-cell table:style-name="ce1" table:formula="of:=CHAR(RANDBETWEEN(65;90) )&amp;CHAR(RANDBETWEEN(65;90) )&amp;CHAR(RANDBETWEEN(65;90) )&amp;CHAR(RANDBETWEEN(65;90) )" office:value-type="string" office:string-value="SGGE">
            <text:p>SGGE</text:p>
          </table:table-cell>
          <table:table-cell table:number-columns-repeated="1021"/>
        </table:table-row>
        <table:table-row table:style-name="ro1">
          <table:table-cell table:formula="of:=[.B472]&amp;&quot;-&quot;&amp;[.C472]" office:value-type="string" office:string-value="3656-GDFU">
            <text:p>3656-GDFU</text:p>
          </table:table-cell>
          <table:table-cell office:value-type="float" office:value="3656">
            <text:p>3656</text:p>
          </table:table-cell>
          <table:table-cell table:style-name="ce1" table:formula="of:=CHAR(RANDBETWEEN(65;90) )&amp;CHAR(RANDBETWEEN(65;90) )&amp;CHAR(RANDBETWEEN(65;90) )&amp;CHAR(RANDBETWEEN(65;90) )" office:value-type="string" office:string-value="GDFU">
            <text:p>GDFU</text:p>
          </table:table-cell>
          <table:table-cell table:number-columns-repeated="1021"/>
        </table:table-row>
        <table:table-row table:style-name="ro1">
          <table:table-cell table:formula="of:=[.B473]&amp;&quot;-&quot;&amp;[.C473]" office:value-type="string" office:string-value="3657-JEPH">
            <text:p>3657-JEPH</text:p>
          </table:table-cell>
          <table:table-cell office:value-type="float" office:value="3657">
            <text:p>3657</text:p>
          </table:table-cell>
          <table:table-cell table:style-name="ce1" table:formula="of:=CHAR(RANDBETWEEN(65;90) )&amp;CHAR(RANDBETWEEN(65;90) )&amp;CHAR(RANDBETWEEN(65;90) )&amp;CHAR(RANDBETWEEN(65;90) )" office:value-type="string" office:string-value="JEPH">
            <text:p>JEPH</text:p>
          </table:table-cell>
          <table:table-cell table:number-columns-repeated="1021"/>
        </table:table-row>
        <table:table-row table:style-name="ro1">
          <table:table-cell table:formula="of:=[.B474]&amp;&quot;-&quot;&amp;[.C474]" office:value-type="string" office:string-value="3658-CZID">
            <text:p>3658-CZID</text:p>
          </table:table-cell>
          <table:table-cell office:value-type="float" office:value="3658">
            <text:p>3658</text:p>
          </table:table-cell>
          <table:table-cell table:style-name="ce1" table:formula="of:=CHAR(RANDBETWEEN(65;90) )&amp;CHAR(RANDBETWEEN(65;90) )&amp;CHAR(RANDBETWEEN(65;90) )&amp;CHAR(RANDBETWEEN(65;90) )" office:value-type="string" office:string-value="CZID">
            <text:p>CZID</text:p>
          </table:table-cell>
          <table:table-cell table:number-columns-repeated="1021"/>
        </table:table-row>
        <table:table-row table:style-name="ro1">
          <table:table-cell table:formula="of:=[.B475]&amp;&quot;-&quot;&amp;[.C475]" office:value-type="string" office:string-value="3659-CZET">
            <text:p>3659-CZET</text:p>
          </table:table-cell>
          <table:table-cell office:value-type="float" office:value="3659">
            <text:p>3659</text:p>
          </table:table-cell>
          <table:table-cell table:style-name="ce1" table:formula="of:=CHAR(RANDBETWEEN(65;90) )&amp;CHAR(RANDBETWEEN(65;90) )&amp;CHAR(RANDBETWEEN(65;90) )&amp;CHAR(RANDBETWEEN(65;90) )" office:value-type="string" office:string-value="CZET">
            <text:p>CZET</text:p>
          </table:table-cell>
          <table:table-cell table:number-columns-repeated="1021"/>
        </table:table-row>
        <table:table-row table:style-name="ro1">
          <table:table-cell table:formula="of:=[.B476]&amp;&quot;-&quot;&amp;[.C476]" office:value-type="string" office:string-value="3660-UHNA">
            <text:p>3660-UHNA</text:p>
          </table:table-cell>
          <table:table-cell office:value-type="float" office:value="3660">
            <text:p>3660</text:p>
          </table:table-cell>
          <table:table-cell table:style-name="ce1" table:formula="of:=CHAR(RANDBETWEEN(65;90) )&amp;CHAR(RANDBETWEEN(65;90) )&amp;CHAR(RANDBETWEEN(65;90) )&amp;CHAR(RANDBETWEEN(65;90) )" office:value-type="string" office:string-value="UHNA">
            <text:p>UHNA</text:p>
          </table:table-cell>
          <table:table-cell table:number-columns-repeated="1021"/>
        </table:table-row>
        <table:table-row table:style-name="ro1">
          <table:table-cell table:formula="of:=[.B477]&amp;&quot;-&quot;&amp;[.C477]" office:value-type="string" office:string-value="3661-EUIU">
            <text:p>3661-EUIU</text:p>
          </table:table-cell>
          <table:table-cell office:value-type="float" office:value="3661">
            <text:p>3661</text:p>
          </table:table-cell>
          <table:table-cell table:style-name="ce1" table:formula="of:=CHAR(RANDBETWEEN(65;90) )&amp;CHAR(RANDBETWEEN(65;90) )&amp;CHAR(RANDBETWEEN(65;90) )&amp;CHAR(RANDBETWEEN(65;90) )" office:value-type="string" office:string-value="EUIU">
            <text:p>EUIU</text:p>
          </table:table-cell>
          <table:table-cell table:number-columns-repeated="1021"/>
        </table:table-row>
        <table:table-row table:style-name="ro1">
          <table:table-cell table:formula="of:=[.B478]&amp;&quot;-&quot;&amp;[.C478]" office:value-type="string" office:string-value="3662-TFXP">
            <text:p>3662-TFXP</text:p>
          </table:table-cell>
          <table:table-cell office:value-type="float" office:value="3662">
            <text:p>3662</text:p>
          </table:table-cell>
          <table:table-cell table:style-name="ce1" table:formula="of:=CHAR(RANDBETWEEN(65;90) )&amp;CHAR(RANDBETWEEN(65;90) )&amp;CHAR(RANDBETWEEN(65;90) )&amp;CHAR(RANDBETWEEN(65;90) )" office:value-type="string" office:string-value="TFXP">
            <text:p>TFXP</text:p>
          </table:table-cell>
          <table:table-cell table:number-columns-repeated="1021"/>
        </table:table-row>
        <table:table-row table:style-name="ro1">
          <table:table-cell table:formula="of:=[.B479]&amp;&quot;-&quot;&amp;[.C479]" office:value-type="string" office:string-value="3663-LJMO">
            <text:p>3663-LJMO</text:p>
          </table:table-cell>
          <table:table-cell office:value-type="float" office:value="3663">
            <text:p>3663</text:p>
          </table:table-cell>
          <table:table-cell table:style-name="ce1" table:formula="of:=CHAR(RANDBETWEEN(65;90) )&amp;CHAR(RANDBETWEEN(65;90) )&amp;CHAR(RANDBETWEEN(65;90) )&amp;CHAR(RANDBETWEEN(65;90) )" office:value-type="string" office:string-value="LJMO">
            <text:p>LJMO</text:p>
          </table:table-cell>
          <table:table-cell table:number-columns-repeated="1021"/>
        </table:table-row>
        <table:table-row table:style-name="ro1">
          <table:table-cell table:formula="of:=[.B480]&amp;&quot;-&quot;&amp;[.C480]" office:value-type="string" office:string-value="3664-JFZN">
            <text:p>3664-JFZN</text:p>
          </table:table-cell>
          <table:table-cell office:value-type="float" office:value="3664">
            <text:p>3664</text:p>
          </table:table-cell>
          <table:table-cell table:style-name="ce1" table:formula="of:=CHAR(RANDBETWEEN(65;90) )&amp;CHAR(RANDBETWEEN(65;90) )&amp;CHAR(RANDBETWEEN(65;90) )&amp;CHAR(RANDBETWEEN(65;90) )" office:value-type="string" office:string-value="JFZN">
            <text:p>JFZN</text:p>
          </table:table-cell>
          <table:table-cell table:number-columns-repeated="1021"/>
        </table:table-row>
        <table:table-row table:style-name="ro1">
          <table:table-cell table:formula="of:=[.B481]&amp;&quot;-&quot;&amp;[.C481]" office:value-type="string" office:string-value="3665-IWMN">
            <text:p>3665-IWMN</text:p>
          </table:table-cell>
          <table:table-cell office:value-type="float" office:value="3665">
            <text:p>3665</text:p>
          </table:table-cell>
          <table:table-cell table:style-name="ce1" table:formula="of:=CHAR(RANDBETWEEN(65;90) )&amp;CHAR(RANDBETWEEN(65;90) )&amp;CHAR(RANDBETWEEN(65;90) )&amp;CHAR(RANDBETWEEN(65;90) )" office:value-type="string" office:string-value="IWMN">
            <text:p>IWMN</text:p>
          </table:table-cell>
          <table:table-cell table:number-columns-repeated="1021"/>
        </table:table-row>
        <table:table-row table:style-name="ro1">
          <table:table-cell table:formula="of:=[.B482]&amp;&quot;-&quot;&amp;[.C482]" office:value-type="string" office:string-value="3666-KYNC">
            <text:p>3666-KYNC</text:p>
          </table:table-cell>
          <table:table-cell office:value-type="float" office:value="3666">
            <text:p>3666</text:p>
          </table:table-cell>
          <table:table-cell table:style-name="ce1" table:formula="of:=CHAR(RANDBETWEEN(65;90) )&amp;CHAR(RANDBETWEEN(65;90) )&amp;CHAR(RANDBETWEEN(65;90) )&amp;CHAR(RANDBETWEEN(65;90) )" office:value-type="string" office:string-value="KYNC">
            <text:p>KYNC</text:p>
          </table:table-cell>
          <table:table-cell table:number-columns-repeated="1021"/>
        </table:table-row>
        <table:table-row table:style-name="ro1">
          <table:table-cell table:formula="of:=[.B483]&amp;&quot;-&quot;&amp;[.C483]" office:value-type="string" office:string-value="3667-MXCW">
            <text:p>3667-MXCW</text:p>
          </table:table-cell>
          <table:table-cell office:value-type="float" office:value="3667">
            <text:p>3667</text:p>
          </table:table-cell>
          <table:table-cell table:style-name="ce1" table:formula="of:=CHAR(RANDBETWEEN(65;90) )&amp;CHAR(RANDBETWEEN(65;90) )&amp;CHAR(RANDBETWEEN(65;90) )&amp;CHAR(RANDBETWEEN(65;90) )" office:value-type="string" office:string-value="MXCW">
            <text:p>MXCW</text:p>
          </table:table-cell>
          <table:table-cell table:number-columns-repeated="1021"/>
        </table:table-row>
        <table:table-row table:style-name="ro1">
          <table:table-cell table:formula="of:=[.B484]&amp;&quot;-&quot;&amp;[.C484]" office:value-type="string" office:string-value="3668-ARSW">
            <text:p>3668-ARSW</text:p>
          </table:table-cell>
          <table:table-cell office:value-type="float" office:value="3668">
            <text:p>3668</text:p>
          </table:table-cell>
          <table:table-cell table:style-name="ce1" table:formula="of:=CHAR(RANDBETWEEN(65;90) )&amp;CHAR(RANDBETWEEN(65;90) )&amp;CHAR(RANDBETWEEN(65;90) )&amp;CHAR(RANDBETWEEN(65;90) )" office:value-type="string" office:string-value="ARSW">
            <text:p>ARSW</text:p>
          </table:table-cell>
          <table:table-cell table:number-columns-repeated="1021"/>
        </table:table-row>
        <table:table-row table:style-name="ro1">
          <table:table-cell table:formula="of:=[.B485]&amp;&quot;-&quot;&amp;[.C485]" office:value-type="string" office:string-value="3669-INTF">
            <text:p>3669-INTF</text:p>
          </table:table-cell>
          <table:table-cell office:value-type="float" office:value="3669">
            <text:p>3669</text:p>
          </table:table-cell>
          <table:table-cell table:style-name="ce1" table:formula="of:=CHAR(RANDBETWEEN(65;90) )&amp;CHAR(RANDBETWEEN(65;90) )&amp;CHAR(RANDBETWEEN(65;90) )&amp;CHAR(RANDBETWEEN(65;90) )" office:value-type="string" office:string-value="INTF">
            <text:p>INTF</text:p>
          </table:table-cell>
          <table:table-cell table:number-columns-repeated="1021"/>
        </table:table-row>
        <table:table-row table:style-name="ro1">
          <table:table-cell table:formula="of:=[.B486]&amp;&quot;-&quot;&amp;[.C486]" office:value-type="string" office:string-value="3670-KVNI">
            <text:p>3670-KVNI</text:p>
          </table:table-cell>
          <table:table-cell office:value-type="float" office:value="3670">
            <text:p>3670</text:p>
          </table:table-cell>
          <table:table-cell table:style-name="ce1" table:formula="of:=CHAR(RANDBETWEEN(65;90) )&amp;CHAR(RANDBETWEEN(65;90) )&amp;CHAR(RANDBETWEEN(65;90) )&amp;CHAR(RANDBETWEEN(65;90) )" office:value-type="string" office:string-value="KVNI">
            <text:p>KVNI</text:p>
          </table:table-cell>
          <table:table-cell table:number-columns-repeated="1021"/>
        </table:table-row>
        <table:table-row table:style-name="ro1">
          <table:table-cell table:formula="of:=[.B487]&amp;&quot;-&quot;&amp;[.C487]" office:value-type="string" office:string-value="3671-UEHS">
            <text:p>3671-UEHS</text:p>
          </table:table-cell>
          <table:table-cell office:value-type="float" office:value="3671">
            <text:p>3671</text:p>
          </table:table-cell>
          <table:table-cell table:style-name="ce1" table:formula="of:=CHAR(RANDBETWEEN(65;90) )&amp;CHAR(RANDBETWEEN(65;90) )&amp;CHAR(RANDBETWEEN(65;90) )&amp;CHAR(RANDBETWEEN(65;90) )" office:value-type="string" office:string-value="UEHS">
            <text:p>UEHS</text:p>
          </table:table-cell>
          <table:table-cell table:number-columns-repeated="1021"/>
        </table:table-row>
        <table:table-row table:style-name="ro1">
          <table:table-cell table:formula="of:=[.B488]&amp;&quot;-&quot;&amp;[.C488]" office:value-type="string" office:string-value="3672-WLSY">
            <text:p>3672-WLSY</text:p>
          </table:table-cell>
          <table:table-cell office:value-type="float" office:value="3672">
            <text:p>3672</text:p>
          </table:table-cell>
          <table:table-cell table:style-name="ce1" table:formula="of:=CHAR(RANDBETWEEN(65;90) )&amp;CHAR(RANDBETWEEN(65;90) )&amp;CHAR(RANDBETWEEN(65;90) )&amp;CHAR(RANDBETWEEN(65;90) )" office:value-type="string" office:string-value="WLSY">
            <text:p>WLSY</text:p>
          </table:table-cell>
          <table:table-cell table:number-columns-repeated="1021"/>
        </table:table-row>
        <table:table-row table:style-name="ro1">
          <table:table-cell table:formula="of:=[.B489]&amp;&quot;-&quot;&amp;[.C489]" office:value-type="string" office:string-value="3673-FNAF">
            <text:p>3673-FNAF</text:p>
          </table:table-cell>
          <table:table-cell office:value-type="float" office:value="3673">
            <text:p>3673</text:p>
          </table:table-cell>
          <table:table-cell table:style-name="ce1" table:formula="of:=CHAR(RANDBETWEEN(65;90) )&amp;CHAR(RANDBETWEEN(65;90) )&amp;CHAR(RANDBETWEEN(65;90) )&amp;CHAR(RANDBETWEEN(65;90) )" office:value-type="string" office:string-value="FNAF">
            <text:p>FNAF</text:p>
          </table:table-cell>
          <table:table-cell table:number-columns-repeated="1021"/>
        </table:table-row>
        <table:table-row table:style-name="ro1">
          <table:table-cell table:formula="of:=[.B490]&amp;&quot;-&quot;&amp;[.C490]" office:value-type="string" office:string-value="3674-ZJES">
            <text:p>3674-ZJES</text:p>
          </table:table-cell>
          <table:table-cell office:value-type="float" office:value="3674">
            <text:p>3674</text:p>
          </table:table-cell>
          <table:table-cell table:style-name="ce1" table:formula="of:=CHAR(RANDBETWEEN(65;90) )&amp;CHAR(RANDBETWEEN(65;90) )&amp;CHAR(RANDBETWEEN(65;90) )&amp;CHAR(RANDBETWEEN(65;90) )" office:value-type="string" office:string-value="ZJES">
            <text:p>ZJES</text:p>
          </table:table-cell>
          <table:table-cell table:number-columns-repeated="1021"/>
        </table:table-row>
        <table:table-row table:style-name="ro1">
          <table:table-cell table:formula="of:=[.B491]&amp;&quot;-&quot;&amp;[.C491]" office:value-type="string" office:string-value="3675-BGIZ">
            <text:p>3675-BGIZ</text:p>
          </table:table-cell>
          <table:table-cell office:value-type="float" office:value="3675">
            <text:p>3675</text:p>
          </table:table-cell>
          <table:table-cell table:style-name="ce1" table:formula="of:=CHAR(RANDBETWEEN(65;90) )&amp;CHAR(RANDBETWEEN(65;90) )&amp;CHAR(RANDBETWEEN(65;90) )&amp;CHAR(RANDBETWEEN(65;90) )" office:value-type="string" office:string-value="BGIZ">
            <text:p>BGIZ</text:p>
          </table:table-cell>
          <table:table-cell table:number-columns-repeated="1021"/>
        </table:table-row>
        <table:table-row table:style-name="ro1">
          <table:table-cell table:formula="of:=[.B492]&amp;&quot;-&quot;&amp;[.C492]" office:value-type="string" office:string-value="3676-DCYI">
            <text:p>3676-DCYI</text:p>
          </table:table-cell>
          <table:table-cell office:value-type="float" office:value="3676">
            <text:p>3676</text:p>
          </table:table-cell>
          <table:table-cell table:style-name="ce1" table:formula="of:=CHAR(RANDBETWEEN(65;90) )&amp;CHAR(RANDBETWEEN(65;90) )&amp;CHAR(RANDBETWEEN(65;90) )&amp;CHAR(RANDBETWEEN(65;90) )" office:value-type="string" office:string-value="DCYI">
            <text:p>DCYI</text:p>
          </table:table-cell>
          <table:table-cell table:number-columns-repeated="1021"/>
        </table:table-row>
        <table:table-row table:style-name="ro1">
          <table:table-cell table:formula="of:=[.B493]&amp;&quot;-&quot;&amp;[.C493]" office:value-type="string" office:string-value="3677-ILDX">
            <text:p>3677-ILDX</text:p>
          </table:table-cell>
          <table:table-cell office:value-type="float" office:value="3677">
            <text:p>3677</text:p>
          </table:table-cell>
          <table:table-cell table:style-name="ce1" table:formula="of:=CHAR(RANDBETWEEN(65;90) )&amp;CHAR(RANDBETWEEN(65;90) )&amp;CHAR(RANDBETWEEN(65;90) )&amp;CHAR(RANDBETWEEN(65;90) )" office:value-type="string" office:string-value="ILDX">
            <text:p>ILDX</text:p>
          </table:table-cell>
          <table:table-cell table:number-columns-repeated="1021"/>
        </table:table-row>
        <table:table-row table:style-name="ro1">
          <table:table-cell table:formula="of:=[.B494]&amp;&quot;-&quot;&amp;[.C494]" office:value-type="string" office:string-value="3678-PSQP">
            <text:p>3678-PSQP</text:p>
          </table:table-cell>
          <table:table-cell office:value-type="float" office:value="3678">
            <text:p>3678</text:p>
          </table:table-cell>
          <table:table-cell table:style-name="ce1" table:formula="of:=CHAR(RANDBETWEEN(65;90) )&amp;CHAR(RANDBETWEEN(65;90) )&amp;CHAR(RANDBETWEEN(65;90) )&amp;CHAR(RANDBETWEEN(65;90) )" office:value-type="string" office:string-value="PSQP">
            <text:p>PSQP</text:p>
          </table:table-cell>
          <table:table-cell table:number-columns-repeated="1021"/>
        </table:table-row>
        <table:table-row table:style-name="ro1">
          <table:table-cell table:formula="of:=[.B495]&amp;&quot;-&quot;&amp;[.C495]" office:value-type="string" office:string-value="3679-RLXA">
            <text:p>3679-RLXA</text:p>
          </table:table-cell>
          <table:table-cell office:value-type="float" office:value="3679">
            <text:p>3679</text:p>
          </table:table-cell>
          <table:table-cell table:style-name="ce1" table:formula="of:=CHAR(RANDBETWEEN(65;90) )&amp;CHAR(RANDBETWEEN(65;90) )&amp;CHAR(RANDBETWEEN(65;90) )&amp;CHAR(RANDBETWEEN(65;90) )" office:value-type="string" office:string-value="RLXA">
            <text:p>RLXA</text:p>
          </table:table-cell>
          <table:table-cell table:number-columns-repeated="1021"/>
        </table:table-row>
        <table:table-row table:style-name="ro1">
          <table:table-cell table:formula="of:=[.B496]&amp;&quot;-&quot;&amp;[.C496]" office:value-type="string" office:string-value="3680-KTMV">
            <text:p>3680-KTMV</text:p>
          </table:table-cell>
          <table:table-cell office:value-type="float" office:value="3680">
            <text:p>3680</text:p>
          </table:table-cell>
          <table:table-cell table:style-name="ce1" table:formula="of:=CHAR(RANDBETWEEN(65;90) )&amp;CHAR(RANDBETWEEN(65;90) )&amp;CHAR(RANDBETWEEN(65;90) )&amp;CHAR(RANDBETWEEN(65;90) )" office:value-type="string" office:string-value="KTMV">
            <text:p>KTMV</text:p>
          </table:table-cell>
          <table:table-cell table:number-columns-repeated="1021"/>
        </table:table-row>
        <table:table-row table:style-name="ro1">
          <table:table-cell table:formula="of:=[.B497]&amp;&quot;-&quot;&amp;[.C497]" office:value-type="string" office:string-value="3681-EZYH">
            <text:p>3681-EZYH</text:p>
          </table:table-cell>
          <table:table-cell office:value-type="float" office:value="3681">
            <text:p>3681</text:p>
          </table:table-cell>
          <table:table-cell table:style-name="ce1" table:formula="of:=CHAR(RANDBETWEEN(65;90) )&amp;CHAR(RANDBETWEEN(65;90) )&amp;CHAR(RANDBETWEEN(65;90) )&amp;CHAR(RANDBETWEEN(65;90) )" office:value-type="string" office:string-value="EZYH">
            <text:p>EZYH</text:p>
          </table:table-cell>
          <table:table-cell table:number-columns-repeated="1021"/>
        </table:table-row>
        <table:table-row table:style-name="ro1">
          <table:table-cell table:formula="of:=[.B498]&amp;&quot;-&quot;&amp;[.C498]" office:value-type="string" office:string-value="3682-IEYJ">
            <text:p>3682-IEYJ</text:p>
          </table:table-cell>
          <table:table-cell office:value-type="float" office:value="3682">
            <text:p>3682</text:p>
          </table:table-cell>
          <table:table-cell table:style-name="ce1" table:formula="of:=CHAR(RANDBETWEEN(65;90) )&amp;CHAR(RANDBETWEEN(65;90) )&amp;CHAR(RANDBETWEEN(65;90) )&amp;CHAR(RANDBETWEEN(65;90) )" office:value-type="string" office:string-value="IEYJ">
            <text:p>IEYJ</text:p>
          </table:table-cell>
          <table:table-cell table:number-columns-repeated="1021"/>
        </table:table-row>
        <table:table-row table:style-name="ro1">
          <table:table-cell table:formula="of:=[.B499]&amp;&quot;-&quot;&amp;[.C499]" office:value-type="string" office:string-value="3683-ZYMO">
            <text:p>3683-ZYMO</text:p>
          </table:table-cell>
          <table:table-cell office:value-type="float" office:value="3683">
            <text:p>3683</text:p>
          </table:table-cell>
          <table:table-cell table:style-name="ce1" table:formula="of:=CHAR(RANDBETWEEN(65;90) )&amp;CHAR(RANDBETWEEN(65;90) )&amp;CHAR(RANDBETWEEN(65;90) )&amp;CHAR(RANDBETWEEN(65;90) )" office:value-type="string" office:string-value="ZYMO">
            <text:p>ZYMO</text:p>
          </table:table-cell>
          <table:table-cell table:number-columns-repeated="1021"/>
        </table:table-row>
        <table:table-row table:style-name="ro1">
          <table:table-cell table:formula="of:=[.B500]&amp;&quot;-&quot;&amp;[.C500]" office:value-type="string" office:string-value="3684-HHRG">
            <text:p>3684-HHRG</text:p>
          </table:table-cell>
          <table:table-cell office:value-type="float" office:value="3684">
            <text:p>3684</text:p>
          </table:table-cell>
          <table:table-cell table:style-name="ce1" table:formula="of:=CHAR(RANDBETWEEN(65;90) )&amp;CHAR(RANDBETWEEN(65;90) )&amp;CHAR(RANDBETWEEN(65;90) )&amp;CHAR(RANDBETWEEN(65;90) )" office:value-type="string" office:string-value="HHRG">
            <text:p>HHRG</text:p>
          </table:table-cell>
          <table:table-cell table:number-columns-repeated="1021"/>
        </table:table-row>
        <table:table-row table:style-name="ro1">
          <table:table-cell table:formula="of:=[.B501]&amp;&quot;-&quot;&amp;[.C501]" office:value-type="string" office:string-value="3685-HXMR">
            <text:p>3685-HXMR</text:p>
          </table:table-cell>
          <table:table-cell office:value-type="float" office:value="3685">
            <text:p>3685</text:p>
          </table:table-cell>
          <table:table-cell table:style-name="ce1" table:formula="of:=CHAR(RANDBETWEEN(65;90) )&amp;CHAR(RANDBETWEEN(65;90) )&amp;CHAR(RANDBETWEEN(65;90) )&amp;CHAR(RANDBETWEEN(65;90) )" office:value-type="string" office:string-value="HXMR">
            <text:p>HXMR</text:p>
          </table:table-cell>
          <table:table-cell table:number-columns-repeated="1021"/>
        </table:table-row>
        <table:table-row table:style-name="ro1">
          <table:table-cell table:formula="of:=[.B502]&amp;&quot;-&quot;&amp;[.C502]" office:value-type="string" office:string-value="3687-AOBP">
            <text:p>3687-AOBP</text:p>
          </table:table-cell>
          <table:table-cell office:value-type="float" office:value="3687">
            <text:p>3687</text:p>
          </table:table-cell>
          <table:table-cell table:style-name="ce1" table:formula="of:=CHAR(RANDBETWEEN(65;90) )&amp;CHAR(RANDBETWEEN(65;90) )&amp;CHAR(RANDBETWEEN(65;90) )&amp;CHAR(RANDBETWEEN(65;90) )" office:value-type="string" office:string-value="AOBP">
            <text:p>AOBP</text:p>
          </table:table-cell>
          <table:table-cell table:number-columns-repeated="1021"/>
        </table:table-row>
        <table:table-row table:style-name="ro1">
          <table:table-cell table:formula="of:=[.B503]&amp;&quot;-&quot;&amp;[.C503]" office:value-type="string" office:string-value="3688-RQBH">
            <text:p>3688-RQBH</text:p>
          </table:table-cell>
          <table:table-cell office:value-type="float" office:value="3688">
            <text:p>3688</text:p>
          </table:table-cell>
          <table:table-cell table:style-name="ce1" table:formula="of:=CHAR(RANDBETWEEN(65;90) )&amp;CHAR(RANDBETWEEN(65;90) )&amp;CHAR(RANDBETWEEN(65;90) )&amp;CHAR(RANDBETWEEN(65;90) )" office:value-type="string" office:string-value="RQBH">
            <text:p>RQBH</text:p>
          </table:table-cell>
          <table:table-cell table:number-columns-repeated="1021"/>
        </table:table-row>
        <table:table-row table:style-name="ro1">
          <table:table-cell table:formula="of:=[.B504]&amp;&quot;-&quot;&amp;[.C504]" office:value-type="string" office:string-value="3689-PAQD">
            <text:p>3689-PAQD</text:p>
          </table:table-cell>
          <table:table-cell office:value-type="float" office:value="3689">
            <text:p>3689</text:p>
          </table:table-cell>
          <table:table-cell table:style-name="ce1" table:formula="of:=CHAR(RANDBETWEEN(65;90) )&amp;CHAR(RANDBETWEEN(65;90) )&amp;CHAR(RANDBETWEEN(65;90) )&amp;CHAR(RANDBETWEEN(65;90) )" office:value-type="string" office:string-value="PAQD">
            <text:p>PAQD</text:p>
          </table:table-cell>
          <table:table-cell table:number-columns-repeated="1021"/>
        </table:table-row>
        <table:table-row table:style-name="ro1">
          <table:table-cell table:formula="of:=[.B505]&amp;&quot;-&quot;&amp;[.C505]" office:value-type="string" office:string-value="3690-GLOU">
            <text:p>3690-GLOU</text:p>
          </table:table-cell>
          <table:table-cell office:value-type="float" office:value="3690">
            <text:p>3690</text:p>
          </table:table-cell>
          <table:table-cell table:style-name="ce1" table:formula="of:=CHAR(RANDBETWEEN(65;90) )&amp;CHAR(RANDBETWEEN(65;90) )&amp;CHAR(RANDBETWEEN(65;90) )&amp;CHAR(RANDBETWEEN(65;90) )" office:value-type="string" office:string-value="GLOU">
            <text:p>GLOU</text:p>
          </table:table-cell>
          <table:table-cell table:number-columns-repeated="1021"/>
        </table:table-row>
        <table:table-row table:style-name="ro1">
          <table:table-cell table:formula="of:=[.B506]&amp;&quot;-&quot;&amp;[.C506]" office:value-type="string" office:string-value="3691-GZZW">
            <text:p>3691-GZZW</text:p>
          </table:table-cell>
          <table:table-cell office:value-type="float" office:value="3691">
            <text:p>3691</text:p>
          </table:table-cell>
          <table:table-cell table:style-name="ce1" table:formula="of:=CHAR(RANDBETWEEN(65;90) )&amp;CHAR(RANDBETWEEN(65;90) )&amp;CHAR(RANDBETWEEN(65;90) )&amp;CHAR(RANDBETWEEN(65;90) )" office:value-type="string" office:string-value="GZZW">
            <text:p>GZZW</text:p>
          </table:table-cell>
          <table:table-cell table:number-columns-repeated="1021"/>
        </table:table-row>
        <table:table-row table:style-name="ro1">
          <table:table-cell table:formula="of:=[.B507]&amp;&quot;-&quot;&amp;[.C507]" office:value-type="string" office:string-value="4001-VUCR">
            <text:p>4001-VUCR</text:p>
          </table:table-cell>
          <table:table-cell office:value-type="float" office:value="4001">
            <text:p>4001</text:p>
          </table:table-cell>
          <table:table-cell table:style-name="ce1" table:formula="of:=CHAR(RANDBETWEEN(65;90) )&amp;CHAR(RANDBETWEEN(65;90) )&amp;CHAR(RANDBETWEEN(65;90) )&amp;CHAR(RANDBETWEEN(65;90) )" office:value-type="string" office:string-value="VUCR">
            <text:p>VUCR</text:p>
          </table:table-cell>
          <table:table-cell table:number-columns-repeated="1021"/>
        </table:table-row>
        <table:table-row table:style-name="ro1">
          <table:table-cell table:formula="of:=[.B508]&amp;&quot;-&quot;&amp;[.C508]" office:value-type="string" office:string-value="3692-VFZR">
            <text:p>3692-VFZR</text:p>
          </table:table-cell>
          <table:table-cell office:value-type="float" office:value="3692">
            <text:p>3692</text:p>
          </table:table-cell>
          <table:table-cell table:style-name="ce1" table:formula="of:=CHAR(RANDBETWEEN(65;90) )&amp;CHAR(RANDBETWEEN(65;90) )&amp;CHAR(RANDBETWEEN(65;90) )&amp;CHAR(RANDBETWEEN(65;90) )" office:value-type="string" office:string-value="VFZR">
            <text:p>VFZR</text:p>
          </table:table-cell>
          <table:table-cell table:number-columns-repeated="1021"/>
        </table:table-row>
        <table:table-row table:style-name="ro1">
          <table:table-cell table:formula="of:=[.B509]&amp;&quot;-&quot;&amp;[.C509]" office:value-type="string" office:string-value="3693-ZGRF">
            <text:p>3693-ZGRF</text:p>
          </table:table-cell>
          <table:table-cell office:value-type="float" office:value="3693">
            <text:p>3693</text:p>
          </table:table-cell>
          <table:table-cell table:style-name="ce1" table:formula="of:=CHAR(RANDBETWEEN(65;90) )&amp;CHAR(RANDBETWEEN(65;90) )&amp;CHAR(RANDBETWEEN(65;90) )&amp;CHAR(RANDBETWEEN(65;90) )" office:value-type="string" office:string-value="ZGRF">
            <text:p>ZGRF</text:p>
          </table:table-cell>
          <table:table-cell table:number-columns-repeated="1021"/>
        </table:table-row>
        <table:table-row table:style-name="ro1">
          <table:table-cell table:formula="of:=[.B510]&amp;&quot;-&quot;&amp;[.C510]" office:value-type="string" office:string-value="3694-EUHB">
            <text:p>3694-EUHB</text:p>
          </table:table-cell>
          <table:table-cell office:value-type="float" office:value="3694">
            <text:p>3694</text:p>
          </table:table-cell>
          <table:table-cell table:style-name="ce1" table:formula="of:=CHAR(RANDBETWEEN(65;90) )&amp;CHAR(RANDBETWEEN(65;90) )&amp;CHAR(RANDBETWEEN(65;90) )&amp;CHAR(RANDBETWEEN(65;90) )" office:value-type="string" office:string-value="EUHB">
            <text:p>EUHB</text:p>
          </table:table-cell>
          <table:table-cell table:number-columns-repeated="1021"/>
        </table:table-row>
        <table:table-row table:style-name="ro1">
          <table:table-cell table:formula="of:=[.B511]&amp;&quot;-&quot;&amp;[.C511]" office:value-type="string" office:string-value="3696-XQJV">
            <text:p>3696-XQJV</text:p>
          </table:table-cell>
          <table:table-cell office:value-type="float" office:value="3696">
            <text:p>3696</text:p>
          </table:table-cell>
          <table:table-cell table:style-name="ce1" table:formula="of:=CHAR(RANDBETWEEN(65;90) )&amp;CHAR(RANDBETWEEN(65;90) )&amp;CHAR(RANDBETWEEN(65;90) )&amp;CHAR(RANDBETWEEN(65;90) )" office:value-type="string" office:string-value="XQJV">
            <text:p>XQJV</text:p>
          </table:table-cell>
          <table:table-cell table:number-columns-repeated="1021"/>
        </table:table-row>
        <table:table-row table:style-name="ro1">
          <table:table-cell table:formula="of:=[.B512]&amp;&quot;-&quot;&amp;[.C512]" office:value-type="string" office:string-value="3697-UULM">
            <text:p>3697-UULM</text:p>
          </table:table-cell>
          <table:table-cell office:value-type="float" office:value="3697">
            <text:p>3697</text:p>
          </table:table-cell>
          <table:table-cell table:style-name="ce1" table:formula="of:=CHAR(RANDBETWEEN(65;90) )&amp;CHAR(RANDBETWEEN(65;90) )&amp;CHAR(RANDBETWEEN(65;90) )&amp;CHAR(RANDBETWEEN(65;90) )" office:value-type="string" office:string-value="UULM">
            <text:p>UULM</text:p>
          </table:table-cell>
          <table:table-cell table:number-columns-repeated="1021"/>
        </table:table-row>
        <table:table-row table:style-name="ro1">
          <table:table-cell table:formula="of:=[.B513]&amp;&quot;-&quot;&amp;[.C513]" office:value-type="string" office:string-value="3698-CQPB">
            <text:p>3698-CQPB</text:p>
          </table:table-cell>
          <table:table-cell office:value-type="float" office:value="3698">
            <text:p>3698</text:p>
          </table:table-cell>
          <table:table-cell table:style-name="ce1" table:formula="of:=CHAR(RANDBETWEEN(65;90) )&amp;CHAR(RANDBETWEEN(65;90) )&amp;CHAR(RANDBETWEEN(65;90) )&amp;CHAR(RANDBETWEEN(65;90) )" office:value-type="string" office:string-value="CQPB">
            <text:p>CQPB</text:p>
          </table:table-cell>
          <table:table-cell table:number-columns-repeated="1021"/>
        </table:table-row>
        <table:table-row table:style-name="ro1">
          <table:table-cell table:formula="of:=[.B514]&amp;&quot;-&quot;&amp;[.C514]" office:value-type="string" office:string-value="3699-GSGM">
            <text:p>3699-GSGM</text:p>
          </table:table-cell>
          <table:table-cell office:value-type="float" office:value="3699">
            <text:p>3699</text:p>
          </table:table-cell>
          <table:table-cell table:style-name="ce1" table:formula="of:=CHAR(RANDBETWEEN(65;90) )&amp;CHAR(RANDBETWEEN(65;90) )&amp;CHAR(RANDBETWEEN(65;90) )&amp;CHAR(RANDBETWEEN(65;90) )" office:value-type="string" office:string-value="GSGM">
            <text:p>GSGM</text:p>
          </table:table-cell>
          <table:table-cell table:number-columns-repeated="1021"/>
        </table:table-row>
        <table:table-row table:style-name="ro1">
          <table:table-cell table:formula="of:=[.B515]&amp;&quot;-&quot;&amp;[.C515]" office:value-type="string" office:string-value="3700-GIYV">
            <text:p>3700-GIYV</text:p>
          </table:table-cell>
          <table:table-cell office:value-type="float" office:value="3700">
            <text:p>3700</text:p>
          </table:table-cell>
          <table:table-cell table:style-name="ce1" table:formula="of:=CHAR(RANDBETWEEN(65;90) )&amp;CHAR(RANDBETWEEN(65;90) )&amp;CHAR(RANDBETWEEN(65;90) )&amp;CHAR(RANDBETWEEN(65;90) )" office:value-type="string" office:string-value="GIYV">
            <text:p>GIYV</text:p>
          </table:table-cell>
          <table:table-cell table:number-columns-repeated="1021"/>
        </table:table-row>
        <table:table-row table:style-name="ro1">
          <table:table-cell table:formula="of:=[.B516]&amp;&quot;-&quot;&amp;[.C516]" office:value-type="string" office:string-value="3701-KGNY">
            <text:p>3701-KGNY</text:p>
          </table:table-cell>
          <table:table-cell office:value-type="float" office:value="3701">
            <text:p>3701</text:p>
          </table:table-cell>
          <table:table-cell table:style-name="ce1" table:formula="of:=CHAR(RANDBETWEEN(65;90) )&amp;CHAR(RANDBETWEEN(65;90) )&amp;CHAR(RANDBETWEEN(65;90) )&amp;CHAR(RANDBETWEEN(65;90) )" office:value-type="string" office:string-value="KGNY">
            <text:p>KGNY</text:p>
          </table:table-cell>
          <table:table-cell table:number-columns-repeated="1021"/>
        </table:table-row>
        <table:table-row table:style-name="ro1">
          <table:table-cell table:formula="of:=[.B517]&amp;&quot;-&quot;&amp;[.C517]" office:value-type="string" office:string-value="3703-STBD">
            <text:p>3703-STBD</text:p>
          </table:table-cell>
          <table:table-cell office:value-type="float" office:value="3703">
            <text:p>3703</text:p>
          </table:table-cell>
          <table:table-cell table:style-name="ce1" table:formula="of:=CHAR(RANDBETWEEN(65;90) )&amp;CHAR(RANDBETWEEN(65;90) )&amp;CHAR(RANDBETWEEN(65;90) )&amp;CHAR(RANDBETWEEN(65;90) )" office:value-type="string" office:string-value="STBD">
            <text:p>STBD</text:p>
          </table:table-cell>
          <table:table-cell table:number-columns-repeated="1021"/>
        </table:table-row>
        <table:table-row table:style-name="ro1">
          <table:table-cell table:formula="of:=[.B518]&amp;&quot;-&quot;&amp;[.C518]" office:value-type="string" office:string-value="3704-JIMQ">
            <text:p>3704-JIMQ</text:p>
          </table:table-cell>
          <table:table-cell office:value-type="float" office:value="3704">
            <text:p>3704</text:p>
          </table:table-cell>
          <table:table-cell table:style-name="ce1" table:formula="of:=CHAR(RANDBETWEEN(65;90) )&amp;CHAR(RANDBETWEEN(65;90) )&amp;CHAR(RANDBETWEEN(65;90) )&amp;CHAR(RANDBETWEEN(65;90) )" office:value-type="string" office:string-value="JIMQ">
            <text:p>JIMQ</text:p>
          </table:table-cell>
          <table:table-cell table:number-columns-repeated="1021"/>
        </table:table-row>
        <table:table-row table:style-name="ro1">
          <table:table-cell table:formula="of:=[.B519]&amp;&quot;-&quot;&amp;[.C519]" office:value-type="string" office:string-value="3705-SSSE">
            <text:p>3705-SSSE</text:p>
          </table:table-cell>
          <table:table-cell office:value-type="float" office:value="3705">
            <text:p>3705</text:p>
          </table:table-cell>
          <table:table-cell table:style-name="ce1" table:formula="of:=CHAR(RANDBETWEEN(65;90) )&amp;CHAR(RANDBETWEEN(65;90) )&amp;CHAR(RANDBETWEEN(65;90) )&amp;CHAR(RANDBETWEEN(65;90) )" office:value-type="string" office:string-value="SSSE">
            <text:p>SSSE</text:p>
          </table:table-cell>
          <table:table-cell table:number-columns-repeated="1021"/>
        </table:table-row>
        <table:table-row table:style-name="ro1">
          <table:table-cell table:formula="of:=[.B520]&amp;&quot;-&quot;&amp;[.C520]" office:value-type="string" office:string-value="3706-ICUV">
            <text:p>3706-ICUV</text:p>
          </table:table-cell>
          <table:table-cell office:value-type="float" office:value="3706">
            <text:p>3706</text:p>
          </table:table-cell>
          <table:table-cell table:style-name="ce1" table:formula="of:=CHAR(RANDBETWEEN(65;90) )&amp;CHAR(RANDBETWEEN(65;90) )&amp;CHAR(RANDBETWEEN(65;90) )&amp;CHAR(RANDBETWEEN(65;90) )" office:value-type="string" office:string-value="ICUV">
            <text:p>ICUV</text:p>
          </table:table-cell>
          <table:table-cell table:number-columns-repeated="1021"/>
        </table:table-row>
        <table:table-row table:style-name="ro1">
          <table:table-cell table:formula="of:=[.B521]&amp;&quot;-&quot;&amp;[.C521]" office:value-type="string" office:string-value="3707-CVSR">
            <text:p>3707-CVSR</text:p>
          </table:table-cell>
          <table:table-cell office:value-type="float" office:value="3707">
            <text:p>3707</text:p>
          </table:table-cell>
          <table:table-cell table:style-name="ce1" table:formula="of:=CHAR(RANDBETWEEN(65;90) )&amp;CHAR(RANDBETWEEN(65;90) )&amp;CHAR(RANDBETWEEN(65;90) )&amp;CHAR(RANDBETWEEN(65;90) )" office:value-type="string" office:string-value="CVSR">
            <text:p>CVSR</text:p>
          </table:table-cell>
          <table:table-cell table:number-columns-repeated="1021"/>
        </table:table-row>
        <table:table-row table:style-name="ro1">
          <table:table-cell table:formula="of:=[.B522]&amp;&quot;-&quot;&amp;[.C522]" office:value-type="string" office:string-value="3708-KWNO">
            <text:p>3708-KWNO</text:p>
          </table:table-cell>
          <table:table-cell office:value-type="float" office:value="3708">
            <text:p>3708</text:p>
          </table:table-cell>
          <table:table-cell table:style-name="ce1" table:formula="of:=CHAR(RANDBETWEEN(65;90) )&amp;CHAR(RANDBETWEEN(65;90) )&amp;CHAR(RANDBETWEEN(65;90) )&amp;CHAR(RANDBETWEEN(65;90) )" office:value-type="string" office:string-value="KWNO">
            <text:p>KWNO</text:p>
          </table:table-cell>
          <table:table-cell table:number-columns-repeated="1021"/>
        </table:table-row>
        <table:table-row table:style-name="ro1">
          <table:table-cell table:formula="of:=[.B523]&amp;&quot;-&quot;&amp;[.C523]" office:value-type="string" office:string-value="3709-DMBS">
            <text:p>3709-DMBS</text:p>
          </table:table-cell>
          <table:table-cell office:value-type="float" office:value="3709">
            <text:p>3709</text:p>
          </table:table-cell>
          <table:table-cell table:style-name="ce1" table:formula="of:=CHAR(RANDBETWEEN(65;90) )&amp;CHAR(RANDBETWEEN(65;90) )&amp;CHAR(RANDBETWEEN(65;90) )&amp;CHAR(RANDBETWEEN(65;90) )" office:value-type="string" office:string-value="DMBS">
            <text:p>DMBS</text:p>
          </table:table-cell>
          <table:table-cell table:number-columns-repeated="1021"/>
        </table:table-row>
        <table:table-row table:style-name="ro1">
          <table:table-cell table:formula="of:=[.B524]&amp;&quot;-&quot;&amp;[.C524]" office:value-type="string" office:string-value="3710-KAQB">
            <text:p>3710-KAQB</text:p>
          </table:table-cell>
          <table:table-cell office:value-type="float" office:value="3710">
            <text:p>3710</text:p>
          </table:table-cell>
          <table:table-cell table:style-name="ce1" table:formula="of:=CHAR(RANDBETWEEN(65;90) )&amp;CHAR(RANDBETWEEN(65;90) )&amp;CHAR(RANDBETWEEN(65;90) )&amp;CHAR(RANDBETWEEN(65;90) )" office:value-type="string" office:string-value="KAQB">
            <text:p>KAQB</text:p>
          </table:table-cell>
          <table:table-cell table:number-columns-repeated="1021"/>
        </table:table-row>
        <table:table-row table:style-name="ro1">
          <table:table-cell table:formula="of:=[.B525]&amp;&quot;-&quot;&amp;[.C525]" office:value-type="string" office:string-value="3711-PYNF">
            <text:p>3711-PYNF</text:p>
          </table:table-cell>
          <table:table-cell office:value-type="float" office:value="3711">
            <text:p>3711</text:p>
          </table:table-cell>
          <table:table-cell table:style-name="ce1" table:formula="of:=CHAR(RANDBETWEEN(65;90) )&amp;CHAR(RANDBETWEEN(65;90) )&amp;CHAR(RANDBETWEEN(65;90) )&amp;CHAR(RANDBETWEEN(65;90) )" office:value-type="string" office:string-value="PYNF">
            <text:p>PYNF</text:p>
          </table:table-cell>
          <table:table-cell table:number-columns-repeated="1021"/>
        </table:table-row>
        <table:table-row table:style-name="ro1">
          <table:table-cell table:formula="of:=[.B526]&amp;&quot;-&quot;&amp;[.C526]" office:value-type="string" office:string-value="3712-UPWT">
            <text:p>3712-UPWT</text:p>
          </table:table-cell>
          <table:table-cell office:value-type="float" office:value="3712">
            <text:p>3712</text:p>
          </table:table-cell>
          <table:table-cell table:style-name="ce1" table:formula="of:=CHAR(RANDBETWEEN(65;90) )&amp;CHAR(RANDBETWEEN(65;90) )&amp;CHAR(RANDBETWEEN(65;90) )&amp;CHAR(RANDBETWEEN(65;90) )" office:value-type="string" office:string-value="UPWT">
            <text:p>UPWT</text:p>
          </table:table-cell>
          <table:table-cell table:number-columns-repeated="1021"/>
        </table:table-row>
        <table:table-row table:style-name="ro1">
          <table:table-cell table:formula="of:=[.B527]&amp;&quot;-&quot;&amp;[.C527]" office:value-type="string" office:string-value="3713-JNKE">
            <text:p>3713-JNKE</text:p>
          </table:table-cell>
          <table:table-cell office:value-type="float" office:value="3713">
            <text:p>3713</text:p>
          </table:table-cell>
          <table:table-cell table:style-name="ce1" table:formula="of:=CHAR(RANDBETWEEN(65;90) )&amp;CHAR(RANDBETWEEN(65;90) )&amp;CHAR(RANDBETWEEN(65;90) )&amp;CHAR(RANDBETWEEN(65;90) )" office:value-type="string" office:string-value="JNKE">
            <text:p>JNKE</text:p>
          </table:table-cell>
          <table:table-cell table:number-columns-repeated="1021"/>
        </table:table-row>
        <table:table-row table:style-name="ro1">
          <table:table-cell table:formula="of:=[.B528]&amp;&quot;-&quot;&amp;[.C528]" office:value-type="string" office:string-value="3714-VUWT">
            <text:p>3714-VUWT</text:p>
          </table:table-cell>
          <table:table-cell office:value-type="float" office:value="3714">
            <text:p>3714</text:p>
          </table:table-cell>
          <table:table-cell table:style-name="ce1" table:formula="of:=CHAR(RANDBETWEEN(65;90) )&amp;CHAR(RANDBETWEEN(65;90) )&amp;CHAR(RANDBETWEEN(65;90) )&amp;CHAR(RANDBETWEEN(65;90) )" office:value-type="string" office:string-value="VUWT">
            <text:p>VUWT</text:p>
          </table:table-cell>
          <table:table-cell table:number-columns-repeated="1021"/>
        </table:table-row>
        <table:table-row table:style-name="ro1">
          <table:table-cell table:formula="of:=[.B529]&amp;&quot;-&quot;&amp;[.C529]" office:value-type="string" office:string-value="3715-CINT">
            <text:p>3715-CINT</text:p>
          </table:table-cell>
          <table:table-cell office:value-type="float" office:value="3715">
            <text:p>3715</text:p>
          </table:table-cell>
          <table:table-cell table:style-name="ce1" table:formula="of:=CHAR(RANDBETWEEN(65;90) )&amp;CHAR(RANDBETWEEN(65;90) )&amp;CHAR(RANDBETWEEN(65;90) )&amp;CHAR(RANDBETWEEN(65;90) )" office:value-type="string" office:string-value="CINT">
            <text:p>CINT</text:p>
          </table:table-cell>
          <table:table-cell table:number-columns-repeated="1021"/>
        </table:table-row>
        <table:table-row table:style-name="ro1">
          <table:table-cell table:formula="of:=[.B530]&amp;&quot;-&quot;&amp;[.C530]" office:value-type="string" office:string-value="3716-XVGL">
            <text:p>3716-XVGL</text:p>
          </table:table-cell>
          <table:table-cell office:value-type="float" office:value="3716">
            <text:p>3716</text:p>
          </table:table-cell>
          <table:table-cell table:style-name="ce1" table:formula="of:=CHAR(RANDBETWEEN(65;90) )&amp;CHAR(RANDBETWEEN(65;90) )&amp;CHAR(RANDBETWEEN(65;90) )&amp;CHAR(RANDBETWEEN(65;90) )" office:value-type="string" office:string-value="XVGL">
            <text:p>XVGL</text:p>
          </table:table-cell>
          <table:table-cell table:number-columns-repeated="1021"/>
        </table:table-row>
        <table:table-row table:style-name="ro1">
          <table:table-cell table:formula="of:=[.B531]&amp;&quot;-&quot;&amp;[.C531]" office:value-type="string" office:string-value="3717-RVQO">
            <text:p>3717-RVQO</text:p>
          </table:table-cell>
          <table:table-cell office:value-type="float" office:value="3717">
            <text:p>3717</text:p>
          </table:table-cell>
          <table:table-cell table:style-name="ce1" table:formula="of:=CHAR(RANDBETWEEN(65;90) )&amp;CHAR(RANDBETWEEN(65;90) )&amp;CHAR(RANDBETWEEN(65;90) )&amp;CHAR(RANDBETWEEN(65;90) )" office:value-type="string" office:string-value="RVQO">
            <text:p>RVQO</text:p>
          </table:table-cell>
          <table:table-cell table:number-columns-repeated="1021"/>
        </table:table-row>
        <table:table-row table:style-name="ro1">
          <table:table-cell table:formula="of:=[.B532]&amp;&quot;-&quot;&amp;[.C532]" office:value-type="string" office:string-value="3718-JVFX">
            <text:p>3718-JVFX</text:p>
          </table:table-cell>
          <table:table-cell office:value-type="float" office:value="3718">
            <text:p>3718</text:p>
          </table:table-cell>
          <table:table-cell table:style-name="ce1" table:formula="of:=CHAR(RANDBETWEEN(65;90) )&amp;CHAR(RANDBETWEEN(65;90) )&amp;CHAR(RANDBETWEEN(65;90) )&amp;CHAR(RANDBETWEEN(65;90) )" office:value-type="string" office:string-value="JVFX">
            <text:p>JVFX</text:p>
          </table:table-cell>
          <table:table-cell table:number-columns-repeated="1021"/>
        </table:table-row>
        <table:table-row table:style-name="ro1">
          <table:table-cell table:formula="of:=[.B533]&amp;&quot;-&quot;&amp;[.C533]" office:value-type="string" office:string-value="3719-WLCS">
            <text:p>3719-WLCS</text:p>
          </table:table-cell>
          <table:table-cell office:value-type="float" office:value="3719">
            <text:p>3719</text:p>
          </table:table-cell>
          <table:table-cell table:style-name="ce1" table:formula="of:=CHAR(RANDBETWEEN(65;90) )&amp;CHAR(RANDBETWEEN(65;90) )&amp;CHAR(RANDBETWEEN(65;90) )&amp;CHAR(RANDBETWEEN(65;90) )" office:value-type="string" office:string-value="WLCS">
            <text:p>WLCS</text:p>
          </table:table-cell>
          <table:table-cell table:number-columns-repeated="1021"/>
        </table:table-row>
        <table:table-row table:style-name="ro1">
          <table:table-cell table:formula="of:=[.B534]&amp;&quot;-&quot;&amp;[.C534]" office:value-type="string" office:string-value="3720-BGZY">
            <text:p>3720-BGZY</text:p>
          </table:table-cell>
          <table:table-cell office:value-type="float" office:value="3720">
            <text:p>3720</text:p>
          </table:table-cell>
          <table:table-cell table:style-name="ce1" table:formula="of:=CHAR(RANDBETWEEN(65;90) )&amp;CHAR(RANDBETWEEN(65;90) )&amp;CHAR(RANDBETWEEN(65;90) )&amp;CHAR(RANDBETWEEN(65;90) )" office:value-type="string" office:string-value="BGZY">
            <text:p>BGZY</text:p>
          </table:table-cell>
          <table:table-cell table:number-columns-repeated="1021"/>
        </table:table-row>
        <table:table-row table:style-name="ro1">
          <table:table-cell table:formula="of:=[.B535]&amp;&quot;-&quot;&amp;[.C535]" office:value-type="string" office:string-value="3721-LBGK">
            <text:p>3721-LBGK</text:p>
          </table:table-cell>
          <table:table-cell office:value-type="float" office:value="3721">
            <text:p>3721</text:p>
          </table:table-cell>
          <table:table-cell table:style-name="ce1" table:formula="of:=CHAR(RANDBETWEEN(65;90) )&amp;CHAR(RANDBETWEEN(65;90) )&amp;CHAR(RANDBETWEEN(65;90) )&amp;CHAR(RANDBETWEEN(65;90) )" office:value-type="string" office:string-value="LBGK">
            <text:p>LBGK</text:p>
          </table:table-cell>
          <table:table-cell table:number-columns-repeated="1021"/>
        </table:table-row>
        <table:table-row table:style-name="ro1">
          <table:table-cell table:formula="of:=[.B536]&amp;&quot;-&quot;&amp;[.C536]" office:value-type="string" office:string-value="3722-KPIG">
            <text:p>3722-KPIG</text:p>
          </table:table-cell>
          <table:table-cell office:value-type="float" office:value="3722">
            <text:p>3722</text:p>
          </table:table-cell>
          <table:table-cell table:style-name="ce1" table:formula="of:=CHAR(RANDBETWEEN(65;90) )&amp;CHAR(RANDBETWEEN(65;90) )&amp;CHAR(RANDBETWEEN(65;90) )&amp;CHAR(RANDBETWEEN(65;90) )" office:value-type="string" office:string-value="KPIG">
            <text:p>KPIG</text:p>
          </table:table-cell>
          <table:table-cell table:number-columns-repeated="1021"/>
        </table:table-row>
        <table:table-row table:style-name="ro1">
          <table:table-cell table:formula="of:=[.B537]&amp;&quot;-&quot;&amp;[.C537]" office:value-type="string" office:string-value="3723-BHWT">
            <text:p>3723-BHWT</text:p>
          </table:table-cell>
          <table:table-cell office:value-type="float" office:value="3723">
            <text:p>3723</text:p>
          </table:table-cell>
          <table:table-cell table:style-name="ce1" table:formula="of:=CHAR(RANDBETWEEN(65;90) )&amp;CHAR(RANDBETWEEN(65;90) )&amp;CHAR(RANDBETWEEN(65;90) )&amp;CHAR(RANDBETWEEN(65;90) )" office:value-type="string" office:string-value="BHWT">
            <text:p>BHWT</text:p>
          </table:table-cell>
          <table:table-cell table:number-columns-repeated="1021"/>
        </table:table-row>
        <table:table-row table:style-name="ro1">
          <table:table-cell table:formula="of:=[.B538]&amp;&quot;-&quot;&amp;[.C538]" office:value-type="string" office:string-value="3724-CNAO">
            <text:p>3724-CNAO</text:p>
          </table:table-cell>
          <table:table-cell office:value-type="float" office:value="3724">
            <text:p>3724</text:p>
          </table:table-cell>
          <table:table-cell table:style-name="ce1" table:formula="of:=CHAR(RANDBETWEEN(65;90) )&amp;CHAR(RANDBETWEEN(65;90) )&amp;CHAR(RANDBETWEEN(65;90) )&amp;CHAR(RANDBETWEEN(65;90) )" office:value-type="string" office:string-value="CNAO">
            <text:p>CNAO</text:p>
          </table:table-cell>
          <table:table-cell table:number-columns-repeated="1021"/>
        </table:table-row>
        <table:table-row table:style-name="ro1">
          <table:table-cell table:formula="of:=[.B539]&amp;&quot;-&quot;&amp;[.C539]" office:value-type="string" office:string-value="3725-UWDS">
            <text:p>3725-UWDS</text:p>
          </table:table-cell>
          <table:table-cell office:value-type="float" office:value="3725">
            <text:p>3725</text:p>
          </table:table-cell>
          <table:table-cell table:style-name="ce1" table:formula="of:=CHAR(RANDBETWEEN(65;90) )&amp;CHAR(RANDBETWEEN(65;90) )&amp;CHAR(RANDBETWEEN(65;90) )&amp;CHAR(RANDBETWEEN(65;90) )" office:value-type="string" office:string-value="UWDS">
            <text:p>UWDS</text:p>
          </table:table-cell>
          <table:table-cell table:number-columns-repeated="1021"/>
        </table:table-row>
        <table:table-row table:style-name="ro1">
          <table:table-cell table:formula="of:=[.B540]&amp;&quot;-&quot;&amp;[.C540]" office:value-type="string" office:string-value="3726-OPKS">
            <text:p>3726-OPKS</text:p>
          </table:table-cell>
          <table:table-cell office:value-type="float" office:value="3726">
            <text:p>3726</text:p>
          </table:table-cell>
          <table:table-cell table:style-name="ce1" table:formula="of:=CHAR(RANDBETWEEN(65;90) )&amp;CHAR(RANDBETWEEN(65;90) )&amp;CHAR(RANDBETWEEN(65;90) )&amp;CHAR(RANDBETWEEN(65;90) )" office:value-type="string" office:string-value="OPKS">
            <text:p>OPKS</text:p>
          </table:table-cell>
          <table:table-cell table:number-columns-repeated="1021"/>
        </table:table-row>
        <table:table-row table:style-name="ro1">
          <table:table-cell table:formula="of:=[.B541]&amp;&quot;-&quot;&amp;[.C541]" office:value-type="string" office:string-value="3727-EKNP">
            <text:p>3727-EKNP</text:p>
          </table:table-cell>
          <table:table-cell office:value-type="float" office:value="3727">
            <text:p>3727</text:p>
          </table:table-cell>
          <table:table-cell table:style-name="ce1" table:formula="of:=CHAR(RANDBETWEEN(65;90) )&amp;CHAR(RANDBETWEEN(65;90) )&amp;CHAR(RANDBETWEEN(65;90) )&amp;CHAR(RANDBETWEEN(65;90) )" office:value-type="string" office:string-value="EKNP">
            <text:p>EKNP</text:p>
          </table:table-cell>
          <table:table-cell table:number-columns-repeated="1021"/>
        </table:table-row>
        <table:table-row table:style-name="ro1">
          <table:table-cell table:formula="of:=[.B542]&amp;&quot;-&quot;&amp;[.C542]" office:value-type="string" office:string-value="4000-WTUF">
            <text:p>4000-WTUF</text:p>
          </table:table-cell>
          <table:table-cell office:value-type="float" office:value="4000">
            <text:p>4000</text:p>
          </table:table-cell>
          <table:table-cell table:style-name="ce1" table:formula="of:=CHAR(RANDBETWEEN(65;90) )&amp;CHAR(RANDBETWEEN(65;90) )&amp;CHAR(RANDBETWEEN(65;90) )&amp;CHAR(RANDBETWEEN(65;90) )" office:value-type="string" office:string-value="WTUF">
            <text:p>WTUF</text:p>
          </table:table-cell>
          <table:table-cell table:number-columns-repeated="1021"/>
        </table:table-row>
        <table:table-row table:style-name="ro1">
          <table:table-cell table:formula="of:=[.B543]&amp;&quot;-&quot;&amp;[.C543]" office:value-type="string" office:string-value="4006-WQIB">
            <text:p>4006-WQIB</text:p>
          </table:table-cell>
          <table:table-cell office:value-type="float" office:value="4006">
            <text:p>4006</text:p>
          </table:table-cell>
          <table:table-cell table:style-name="ce1" table:formula="of:=CHAR(RANDBETWEEN(65;90) )&amp;CHAR(RANDBETWEEN(65;90) )&amp;CHAR(RANDBETWEEN(65;90) )&amp;CHAR(RANDBETWEEN(65;90) )" office:value-type="string" office:string-value="WQIB">
            <text:p>WQIB</text:p>
          </table:table-cell>
          <table:table-cell table:number-columns-repeated="1021"/>
        </table:table-row>
        <table:table-row table:style-name="ro1">
          <table:table-cell table:formula="of:=[.B544]&amp;&quot;-&quot;&amp;[.C544]" office:value-type="string" office:string-value="3728-TJBM">
            <text:p>3728-TJBM</text:p>
          </table:table-cell>
          <table:table-cell office:value-type="float" office:value="3728">
            <text:p>3728</text:p>
          </table:table-cell>
          <table:table-cell table:style-name="ce1" table:formula="of:=CHAR(RANDBETWEEN(65;90) )&amp;CHAR(RANDBETWEEN(65;90) )&amp;CHAR(RANDBETWEEN(65;90) )&amp;CHAR(RANDBETWEEN(65;90) )" office:value-type="string" office:string-value="TJBM">
            <text:p>TJBM</text:p>
          </table:table-cell>
          <table:table-cell table:number-columns-repeated="1021"/>
        </table:table-row>
        <table:table-row table:style-name="ro1">
          <table:table-cell table:formula="of:=[.B545]&amp;&quot;-&quot;&amp;[.C545]" office:value-type="string" office:string-value="3729-GLZW">
            <text:p>3729-GLZW</text:p>
          </table:table-cell>
          <table:table-cell office:value-type="float" office:value="3729">
            <text:p>3729</text:p>
          </table:table-cell>
          <table:table-cell table:style-name="ce1" table:formula="of:=CHAR(RANDBETWEEN(65;90) )&amp;CHAR(RANDBETWEEN(65;90) )&amp;CHAR(RANDBETWEEN(65;90) )&amp;CHAR(RANDBETWEEN(65;90) )" office:value-type="string" office:string-value="GLZW">
            <text:p>GLZW</text:p>
          </table:table-cell>
          <table:table-cell table:number-columns-repeated="1021"/>
        </table:table-row>
        <table:table-row table:style-name="ro1">
          <table:table-cell table:formula="of:=[.B546]&amp;&quot;-&quot;&amp;[.C546]" office:value-type="string" office:string-value="3730-ENHT">
            <text:p>3730-ENHT</text:p>
          </table:table-cell>
          <table:table-cell office:value-type="float" office:value="3730">
            <text:p>3730</text:p>
          </table:table-cell>
          <table:table-cell table:style-name="ce1" table:formula="of:=CHAR(RANDBETWEEN(65;90) )&amp;CHAR(RANDBETWEEN(65;90) )&amp;CHAR(RANDBETWEEN(65;90) )&amp;CHAR(RANDBETWEEN(65;90) )" office:value-type="string" office:string-value="ENHT">
            <text:p>ENHT</text:p>
          </table:table-cell>
          <table:table-cell table:number-columns-repeated="1021"/>
        </table:table-row>
        <table:table-row table:style-name="ro1">
          <table:table-cell table:formula="of:=[.B547]&amp;&quot;-&quot;&amp;[.C547]" office:value-type="string" office:string-value="3731-EAAN">
            <text:p>3731-EAAN</text:p>
          </table:table-cell>
          <table:table-cell office:value-type="float" office:value="3731">
            <text:p>3731</text:p>
          </table:table-cell>
          <table:table-cell table:style-name="ce1" table:formula="of:=CHAR(RANDBETWEEN(65;90) )&amp;CHAR(RANDBETWEEN(65;90) )&amp;CHAR(RANDBETWEEN(65;90) )&amp;CHAR(RANDBETWEEN(65;90) )" office:value-type="string" office:string-value="EAAN">
            <text:p>EAAN</text:p>
          </table:table-cell>
          <table:table-cell table:number-columns-repeated="1021"/>
        </table:table-row>
        <table:table-row table:style-name="ro1">
          <table:table-cell table:formula="of:=[.B548]&amp;&quot;-&quot;&amp;[.C548]" office:value-type="string" office:string-value="3732-GLBY">
            <text:p>3732-GLBY</text:p>
          </table:table-cell>
          <table:table-cell office:value-type="float" office:value="3732">
            <text:p>3732</text:p>
          </table:table-cell>
          <table:table-cell table:style-name="ce1" table:formula="of:=CHAR(RANDBETWEEN(65;90) )&amp;CHAR(RANDBETWEEN(65;90) )&amp;CHAR(RANDBETWEEN(65;90) )&amp;CHAR(RANDBETWEEN(65;90) )" office:value-type="string" office:string-value="GLBY">
            <text:p>GLBY</text:p>
          </table:table-cell>
          <table:table-cell table:number-columns-repeated="1021"/>
        </table:table-row>
        <table:table-row table:style-name="ro1">
          <table:table-cell table:formula="of:=[.B549]&amp;&quot;-&quot;&amp;[.C549]" office:value-type="string" office:string-value="3733-BRQW">
            <text:p>3733-BRQW</text:p>
          </table:table-cell>
          <table:table-cell office:value-type="float" office:value="3733">
            <text:p>3733</text:p>
          </table:table-cell>
          <table:table-cell table:style-name="ce1" table:formula="of:=CHAR(RANDBETWEEN(65;90) )&amp;CHAR(RANDBETWEEN(65;90) )&amp;CHAR(RANDBETWEEN(65;90) )&amp;CHAR(RANDBETWEEN(65;90) )" office:value-type="string" office:string-value="BRQW">
            <text:p>BRQW</text:p>
          </table:table-cell>
          <table:table-cell table:number-columns-repeated="1021"/>
        </table:table-row>
        <table:table-row table:style-name="ro1">
          <table:table-cell table:formula="of:=[.B550]&amp;&quot;-&quot;&amp;[.C550]" office:value-type="string" office:string-value="3734-GAYS">
            <text:p>3734-GAYS</text:p>
          </table:table-cell>
          <table:table-cell office:value-type="float" office:value="3734">
            <text:p>3734</text:p>
          </table:table-cell>
          <table:table-cell table:style-name="ce1" table:formula="of:=CHAR(RANDBETWEEN(65;90) )&amp;CHAR(RANDBETWEEN(65;90) )&amp;CHAR(RANDBETWEEN(65;90) )&amp;CHAR(RANDBETWEEN(65;90) )" office:value-type="string" office:string-value="GAYS">
            <text:p>GAYS</text:p>
          </table:table-cell>
          <table:table-cell table:number-columns-repeated="1021"/>
        </table:table-row>
        <table:table-row table:style-name="ro1">
          <table:table-cell table:formula="of:=[.B551]&amp;&quot;-&quot;&amp;[.C551]" office:value-type="string" office:string-value="3735-AVDD">
            <text:p>3735-AVDD</text:p>
          </table:table-cell>
          <table:table-cell office:value-type="float" office:value="3735">
            <text:p>3735</text:p>
          </table:table-cell>
          <table:table-cell table:style-name="ce1" table:formula="of:=CHAR(RANDBETWEEN(65;90) )&amp;CHAR(RANDBETWEEN(65;90) )&amp;CHAR(RANDBETWEEN(65;90) )&amp;CHAR(RANDBETWEEN(65;90) )" office:value-type="string" office:string-value="AVDD">
            <text:p>AVDD</text:p>
          </table:table-cell>
          <table:table-cell table:number-columns-repeated="1021"/>
        </table:table-row>
        <table:table-row table:style-name="ro1">
          <table:table-cell table:formula="of:=[.B552]&amp;&quot;-&quot;&amp;[.C552]" office:value-type="string" office:string-value="3736-EDCS">
            <text:p>3736-EDCS</text:p>
          </table:table-cell>
          <table:table-cell office:value-type="float" office:value="3736">
            <text:p>3736</text:p>
          </table:table-cell>
          <table:table-cell table:style-name="ce1" table:formula="of:=CHAR(RANDBETWEEN(65;90) )&amp;CHAR(RANDBETWEEN(65;90) )&amp;CHAR(RANDBETWEEN(65;90) )&amp;CHAR(RANDBETWEEN(65;90) )" office:value-type="string" office:string-value="EDCS">
            <text:p>EDCS</text:p>
          </table:table-cell>
          <table:table-cell table:number-columns-repeated="1021"/>
        </table:table-row>
        <table:table-row table:style-name="ro1">
          <table:table-cell table:formula="of:=[.B553]&amp;&quot;-&quot;&amp;[.C553]" office:value-type="string" office:string-value="3737-QTZE">
            <text:p>3737-QTZE</text:p>
          </table:table-cell>
          <table:table-cell office:value-type="float" office:value="3737">
            <text:p>3737</text:p>
          </table:table-cell>
          <table:table-cell table:style-name="ce1" table:formula="of:=CHAR(RANDBETWEEN(65;90) )&amp;CHAR(RANDBETWEEN(65;90) )&amp;CHAR(RANDBETWEEN(65;90) )&amp;CHAR(RANDBETWEEN(65;90) )" office:value-type="string" office:string-value="QTZE">
            <text:p>QTZE</text:p>
          </table:table-cell>
          <table:table-cell table:number-columns-repeated="1021"/>
        </table:table-row>
        <table:table-row table:style-name="ro1">
          <table:table-cell table:formula="of:=[.B554]&amp;&quot;-&quot;&amp;[.C554]" office:value-type="string" office:string-value="3738-NWEU">
            <text:p>3738-NWEU</text:p>
          </table:table-cell>
          <table:table-cell office:value-type="float" office:value="3738">
            <text:p>3738</text:p>
          </table:table-cell>
          <table:table-cell table:style-name="ce1" table:formula="of:=CHAR(RANDBETWEEN(65;90) )&amp;CHAR(RANDBETWEEN(65;90) )&amp;CHAR(RANDBETWEEN(65;90) )&amp;CHAR(RANDBETWEEN(65;90) )" office:value-type="string" office:string-value="NWEU">
            <text:p>NWEU</text:p>
          </table:table-cell>
          <table:table-cell table:number-columns-repeated="1021"/>
        </table:table-row>
        <table:table-row table:style-name="ro1">
          <table:table-cell table:formula="of:=[.B555]&amp;&quot;-&quot;&amp;[.C555]" office:value-type="string" office:string-value="3739-MSJN">
            <text:p>3739-MSJN</text:p>
          </table:table-cell>
          <table:table-cell office:value-type="float" office:value="3739">
            <text:p>3739</text:p>
          </table:table-cell>
          <table:table-cell table:style-name="ce1" table:formula="of:=CHAR(RANDBETWEEN(65;90) )&amp;CHAR(RANDBETWEEN(65;90) )&amp;CHAR(RANDBETWEEN(65;90) )&amp;CHAR(RANDBETWEEN(65;90) )" office:value-type="string" office:string-value="MSJN">
            <text:p>MSJN</text:p>
          </table:table-cell>
          <table:table-cell table:number-columns-repeated="1021"/>
        </table:table-row>
        <table:table-row table:style-name="ro1">
          <table:table-cell table:formula="of:=[.B556]&amp;&quot;-&quot;&amp;[.C556]" office:value-type="string" office:string-value="3741-OVTR">
            <text:p>3741-OVTR</text:p>
          </table:table-cell>
          <table:table-cell office:value-type="float" office:value="3741">
            <text:p>3741</text:p>
          </table:table-cell>
          <table:table-cell table:style-name="ce1" table:formula="of:=CHAR(RANDBETWEEN(65;90) )&amp;CHAR(RANDBETWEEN(65;90) )&amp;CHAR(RANDBETWEEN(65;90) )&amp;CHAR(RANDBETWEEN(65;90) )" office:value-type="string" office:string-value="OVTR">
            <text:p>OVTR</text:p>
          </table:table-cell>
          <table:table-cell table:number-columns-repeated="1021"/>
        </table:table-row>
        <table:table-row table:style-name="ro1">
          <table:table-cell table:formula="of:=[.B557]&amp;&quot;-&quot;&amp;[.C557]" office:value-type="string" office:string-value="3742-PJQK">
            <text:p>3742-PJQK</text:p>
          </table:table-cell>
          <table:table-cell office:value-type="float" office:value="3742">
            <text:p>3742</text:p>
          </table:table-cell>
          <table:table-cell table:style-name="ce1" table:formula="of:=CHAR(RANDBETWEEN(65;90) )&amp;CHAR(RANDBETWEEN(65;90) )&amp;CHAR(RANDBETWEEN(65;90) )&amp;CHAR(RANDBETWEEN(65;90) )" office:value-type="string" office:string-value="PJQK">
            <text:p>PJQK</text:p>
          </table:table-cell>
          <table:table-cell table:number-columns-repeated="1021"/>
        </table:table-row>
        <table:table-row table:style-name="ro1">
          <table:table-cell table:formula="of:=[.B558]&amp;&quot;-&quot;&amp;[.C558]" office:value-type="string" office:string-value="3743-RPGY">
            <text:p>3743-RPGY</text:p>
          </table:table-cell>
          <table:table-cell office:value-type="float" office:value="3743">
            <text:p>3743</text:p>
          </table:table-cell>
          <table:table-cell table:style-name="ce1" table:formula="of:=CHAR(RANDBETWEEN(65;90) )&amp;CHAR(RANDBETWEEN(65;90) )&amp;CHAR(RANDBETWEEN(65;90) )&amp;CHAR(RANDBETWEEN(65;90) )" office:value-type="string" office:string-value="RPGY">
            <text:p>RPGY</text:p>
          </table:table-cell>
          <table:table-cell table:number-columns-repeated="1021"/>
        </table:table-row>
        <table:table-row table:style-name="ro1">
          <table:table-cell table:formula="of:=[.B559]&amp;&quot;-&quot;&amp;[.C559]" office:value-type="string" office:string-value="3744-POQI">
            <text:p>3744-POQI</text:p>
          </table:table-cell>
          <table:table-cell office:value-type="float" office:value="3744">
            <text:p>3744</text:p>
          </table:table-cell>
          <table:table-cell table:style-name="ce1" table:formula="of:=CHAR(RANDBETWEEN(65;90) )&amp;CHAR(RANDBETWEEN(65;90) )&amp;CHAR(RANDBETWEEN(65;90) )&amp;CHAR(RANDBETWEEN(65;90) )" office:value-type="string" office:string-value="POQI">
            <text:p>POQI</text:p>
          </table:table-cell>
          <table:table-cell table:number-columns-repeated="1021"/>
        </table:table-row>
        <table:table-row table:style-name="ro1">
          <table:table-cell table:formula="of:=[.B560]&amp;&quot;-&quot;&amp;[.C560]" office:value-type="string" office:string-value="3745-FFWN">
            <text:p>3745-FFWN</text:p>
          </table:table-cell>
          <table:table-cell office:value-type="float" office:value="3745">
            <text:p>3745</text:p>
          </table:table-cell>
          <table:table-cell table:style-name="ce1" table:formula="of:=CHAR(RANDBETWEEN(65;90) )&amp;CHAR(RANDBETWEEN(65;90) )&amp;CHAR(RANDBETWEEN(65;90) )&amp;CHAR(RANDBETWEEN(65;90) )" office:value-type="string" office:string-value="FFWN">
            <text:p>FFWN</text:p>
          </table:table-cell>
          <table:table-cell table:number-columns-repeated="1021"/>
        </table:table-row>
        <table:table-row table:style-name="ro1">
          <table:table-cell table:formula="of:=[.B561]&amp;&quot;-&quot;&amp;[.C561]" office:value-type="string" office:string-value="3746-OSBJ">
            <text:p>3746-OSBJ</text:p>
          </table:table-cell>
          <table:table-cell office:value-type="float" office:value="3746">
            <text:p>3746</text:p>
          </table:table-cell>
          <table:table-cell table:style-name="ce1" table:formula="of:=CHAR(RANDBETWEEN(65;90) )&amp;CHAR(RANDBETWEEN(65;90) )&amp;CHAR(RANDBETWEEN(65;90) )&amp;CHAR(RANDBETWEEN(65;90) )" office:value-type="string" office:string-value="OSBJ">
            <text:p>OSBJ</text:p>
          </table:table-cell>
          <table:table-cell table:number-columns-repeated="1021"/>
        </table:table-row>
        <table:table-row table:style-name="ro1">
          <table:table-cell table:formula="of:=[.B562]&amp;&quot;-&quot;&amp;[.C562]" office:value-type="string" office:string-value="3747-OBOY">
            <text:p>3747-OBOY</text:p>
          </table:table-cell>
          <table:table-cell office:value-type="float" office:value="3747">
            <text:p>3747</text:p>
          </table:table-cell>
          <table:table-cell table:style-name="ce1" table:formula="of:=CHAR(RANDBETWEEN(65;90) )&amp;CHAR(RANDBETWEEN(65;90) )&amp;CHAR(RANDBETWEEN(65;90) )&amp;CHAR(RANDBETWEEN(65;90) )" office:value-type="string" office:string-value="OBOY">
            <text:p>OBOY</text:p>
          </table:table-cell>
          <table:table-cell table:number-columns-repeated="1021"/>
        </table:table-row>
        <table:table-row table:style-name="ro1">
          <table:table-cell table:formula="of:=[.B563]&amp;&quot;-&quot;&amp;[.C563]" office:value-type="string" office:string-value="3748-UYFU">
            <text:p>3748-UYFU</text:p>
          </table:table-cell>
          <table:table-cell office:value-type="float" office:value="3748">
            <text:p>3748</text:p>
          </table:table-cell>
          <table:table-cell table:style-name="ce1" table:formula="of:=CHAR(RANDBETWEEN(65;90) )&amp;CHAR(RANDBETWEEN(65;90) )&amp;CHAR(RANDBETWEEN(65;90) )&amp;CHAR(RANDBETWEEN(65;90) )" office:value-type="string" office:string-value="UYFU">
            <text:p>UYFU</text:p>
          </table:table-cell>
          <table:table-cell table:number-columns-repeated="1021"/>
        </table:table-row>
        <table:table-row table:style-name="ro1">
          <table:table-cell table:formula="of:=[.B564]&amp;&quot;-&quot;&amp;[.C564]" office:value-type="string" office:string-value="3749-GKNM">
            <text:p>3749-GKNM</text:p>
          </table:table-cell>
          <table:table-cell office:value-type="float" office:value="3749">
            <text:p>3749</text:p>
          </table:table-cell>
          <table:table-cell table:style-name="ce1" table:formula="of:=CHAR(RANDBETWEEN(65;90) )&amp;CHAR(RANDBETWEEN(65;90) )&amp;CHAR(RANDBETWEEN(65;90) )&amp;CHAR(RANDBETWEEN(65;90) )" office:value-type="string" office:string-value="GKNM">
            <text:p>GKNM</text:p>
          </table:table-cell>
          <table:table-cell table:number-columns-repeated="1021"/>
        </table:table-row>
        <table:table-row table:style-name="ro1">
          <table:table-cell table:formula="of:=[.B565]&amp;&quot;-&quot;&amp;[.C565]" office:value-type="string" office:string-value="3750-LVCQ">
            <text:p>3750-LVCQ</text:p>
          </table:table-cell>
          <table:table-cell office:value-type="float" office:value="3750">
            <text:p>3750</text:p>
          </table:table-cell>
          <table:table-cell table:style-name="ce1" table:formula="of:=CHAR(RANDBETWEEN(65;90) )&amp;CHAR(RANDBETWEEN(65;90) )&amp;CHAR(RANDBETWEEN(65;90) )&amp;CHAR(RANDBETWEEN(65;90) )" office:value-type="string" office:string-value="LVCQ">
            <text:p>LVCQ</text:p>
          </table:table-cell>
          <table:table-cell table:number-columns-repeated="1021"/>
        </table:table-row>
        <table:table-row table:style-name="ro1">
          <table:table-cell table:formula="of:=[.B566]&amp;&quot;-&quot;&amp;[.C566]" office:value-type="string" office:string-value="3751-NFYI">
            <text:p>3751-NFYI</text:p>
          </table:table-cell>
          <table:table-cell office:value-type="float" office:value="3751">
            <text:p>3751</text:p>
          </table:table-cell>
          <table:table-cell table:style-name="ce1" table:formula="of:=CHAR(RANDBETWEEN(65;90) )&amp;CHAR(RANDBETWEEN(65;90) )&amp;CHAR(RANDBETWEEN(65;90) )&amp;CHAR(RANDBETWEEN(65;90) )" office:value-type="string" office:string-value="NFYI">
            <text:p>NFYI</text:p>
          </table:table-cell>
          <table:table-cell table:number-columns-repeated="1021"/>
        </table:table-row>
        <table:table-row table:style-name="ro1">
          <table:table-cell table:formula="of:=[.B567]&amp;&quot;-&quot;&amp;[.C567]" office:value-type="string" office:string-value="3752-ZURG">
            <text:p>3752-ZURG</text:p>
          </table:table-cell>
          <table:table-cell office:value-type="float" office:value="3752">
            <text:p>3752</text:p>
          </table:table-cell>
          <table:table-cell table:style-name="ce1" table:formula="of:=CHAR(RANDBETWEEN(65;90) )&amp;CHAR(RANDBETWEEN(65;90) )&amp;CHAR(RANDBETWEEN(65;90) )&amp;CHAR(RANDBETWEEN(65;90) )" office:value-type="string" office:string-value="ZURG">
            <text:p>ZURG</text:p>
          </table:table-cell>
          <table:table-cell table:number-columns-repeated="1021"/>
        </table:table-row>
        <table:table-row table:style-name="ro1">
          <table:table-cell table:formula="of:=[.B568]&amp;&quot;-&quot;&amp;[.C568]" office:value-type="string" office:string-value="3753-IEVH">
            <text:p>3753-IEVH</text:p>
          </table:table-cell>
          <table:table-cell office:value-type="float" office:value="3753">
            <text:p>3753</text:p>
          </table:table-cell>
          <table:table-cell table:style-name="ce1" table:formula="of:=CHAR(RANDBETWEEN(65;90) )&amp;CHAR(RANDBETWEEN(65;90) )&amp;CHAR(RANDBETWEEN(65;90) )&amp;CHAR(RANDBETWEEN(65;90) )" office:value-type="string" office:string-value="IEVH">
            <text:p>IEVH</text:p>
          </table:table-cell>
          <table:table-cell table:number-columns-repeated="1021"/>
        </table:table-row>
        <table:table-row table:style-name="ro1">
          <table:table-cell table:formula="of:=[.B569]&amp;&quot;-&quot;&amp;[.C569]" office:value-type="string" office:string-value="3754-LEYD">
            <text:p>3754-LEYD</text:p>
          </table:table-cell>
          <table:table-cell office:value-type="float" office:value="3754">
            <text:p>3754</text:p>
          </table:table-cell>
          <table:table-cell table:style-name="ce1" table:formula="of:=CHAR(RANDBETWEEN(65;90) )&amp;CHAR(RANDBETWEEN(65;90) )&amp;CHAR(RANDBETWEEN(65;90) )&amp;CHAR(RANDBETWEEN(65;90) )" office:value-type="string" office:string-value="LEYD">
            <text:p>LEYD</text:p>
          </table:table-cell>
          <table:table-cell table:number-columns-repeated="1021"/>
        </table:table-row>
        <table:table-row table:style-name="ro1">
          <table:table-cell table:formula="of:=[.B570]&amp;&quot;-&quot;&amp;[.C570]" office:value-type="string" office:string-value="3755-LSHB">
            <text:p>3755-LSHB</text:p>
          </table:table-cell>
          <table:table-cell office:value-type="float" office:value="3755">
            <text:p>3755</text:p>
          </table:table-cell>
          <table:table-cell table:style-name="ce1" table:formula="of:=CHAR(RANDBETWEEN(65;90) )&amp;CHAR(RANDBETWEEN(65;90) )&amp;CHAR(RANDBETWEEN(65;90) )&amp;CHAR(RANDBETWEEN(65;90) )" office:value-type="string" office:string-value="LSHB">
            <text:p>LSHB</text:p>
          </table:table-cell>
          <table:table-cell table:number-columns-repeated="1021"/>
        </table:table-row>
        <table:table-row table:style-name="ro1">
          <table:table-cell table:formula="of:=[.B571]&amp;&quot;-&quot;&amp;[.C571]" office:value-type="string" office:string-value="3756-XYTL">
            <text:p>3756-XYTL</text:p>
          </table:table-cell>
          <table:table-cell office:value-type="float" office:value="3756">
            <text:p>3756</text:p>
          </table:table-cell>
          <table:table-cell table:style-name="ce1" table:formula="of:=CHAR(RANDBETWEEN(65;90) )&amp;CHAR(RANDBETWEEN(65;90) )&amp;CHAR(RANDBETWEEN(65;90) )&amp;CHAR(RANDBETWEEN(65;90) )" office:value-type="string" office:string-value="XYTL">
            <text:p>XYTL</text:p>
          </table:table-cell>
          <table:table-cell table:number-columns-repeated="1021"/>
        </table:table-row>
        <table:table-row table:style-name="ro1">
          <table:table-cell table:formula="of:=[.B572]&amp;&quot;-&quot;&amp;[.C572]" office:value-type="string" office:string-value="3757-WUQH">
            <text:p>3757-WUQH</text:p>
          </table:table-cell>
          <table:table-cell office:value-type="float" office:value="3757">
            <text:p>3757</text:p>
          </table:table-cell>
          <table:table-cell table:style-name="ce1" table:formula="of:=CHAR(RANDBETWEEN(65;90) )&amp;CHAR(RANDBETWEEN(65;90) )&amp;CHAR(RANDBETWEEN(65;90) )&amp;CHAR(RANDBETWEEN(65;90) )" office:value-type="string" office:string-value="WUQH">
            <text:p>WUQH</text:p>
          </table:table-cell>
          <table:table-cell table:number-columns-repeated="1021"/>
        </table:table-row>
        <table:table-row table:style-name="ro1">
          <table:table-cell table:formula="of:=[.B573]&amp;&quot;-&quot;&amp;[.C573]" office:value-type="string" office:string-value="3758-WCDY">
            <text:p>3758-WCDY</text:p>
          </table:table-cell>
          <table:table-cell office:value-type="float" office:value="3758">
            <text:p>3758</text:p>
          </table:table-cell>
          <table:table-cell table:style-name="ce1" table:formula="of:=CHAR(RANDBETWEEN(65;90) )&amp;CHAR(RANDBETWEEN(65;90) )&amp;CHAR(RANDBETWEEN(65;90) )&amp;CHAR(RANDBETWEEN(65;90) )" office:value-type="string" office:string-value="WCDY">
            <text:p>WCDY</text:p>
          </table:table-cell>
          <table:table-cell table:number-columns-repeated="1021"/>
        </table:table-row>
        <table:table-row table:style-name="ro1">
          <table:table-cell table:formula="of:=[.B574]&amp;&quot;-&quot;&amp;[.C574]" office:value-type="string" office:string-value="3759-LNWZ">
            <text:p>3759-LNWZ</text:p>
          </table:table-cell>
          <table:table-cell office:value-type="float" office:value="3759">
            <text:p>3759</text:p>
          </table:table-cell>
          <table:table-cell table:style-name="ce1" table:formula="of:=CHAR(RANDBETWEEN(65;90) )&amp;CHAR(RANDBETWEEN(65;90) )&amp;CHAR(RANDBETWEEN(65;90) )&amp;CHAR(RANDBETWEEN(65;90) )" office:value-type="string" office:string-value="LNWZ">
            <text:p>LNWZ</text:p>
          </table:table-cell>
          <table:table-cell table:number-columns-repeated="1021"/>
        </table:table-row>
        <table:table-row table:style-name="ro1">
          <table:table-cell table:formula="of:=[.B575]&amp;&quot;-&quot;&amp;[.C575]" office:value-type="string" office:string-value="3760-GQGJ">
            <text:p>3760-GQGJ</text:p>
          </table:table-cell>
          <table:table-cell office:value-type="float" office:value="3760">
            <text:p>3760</text:p>
          </table:table-cell>
          <table:table-cell table:style-name="ce1" table:formula="of:=CHAR(RANDBETWEEN(65;90) )&amp;CHAR(RANDBETWEEN(65;90) )&amp;CHAR(RANDBETWEEN(65;90) )&amp;CHAR(RANDBETWEEN(65;90) )" office:value-type="string" office:string-value="GQGJ">
            <text:p>GQGJ</text:p>
          </table:table-cell>
          <table:table-cell table:number-columns-repeated="1021"/>
        </table:table-row>
        <table:table-row table:style-name="ro1">
          <table:table-cell table:formula="of:=[.B576]&amp;&quot;-&quot;&amp;[.C576]" office:value-type="string" office:string-value="3761-BGAN">
            <text:p>3761-BGAN</text:p>
          </table:table-cell>
          <table:table-cell office:value-type="float" office:value="3761">
            <text:p>3761</text:p>
          </table:table-cell>
          <table:table-cell table:style-name="ce1" table:formula="of:=CHAR(RANDBETWEEN(65;90) )&amp;CHAR(RANDBETWEEN(65;90) )&amp;CHAR(RANDBETWEEN(65;90) )&amp;CHAR(RANDBETWEEN(65;90) )" office:value-type="string" office:string-value="BGAN">
            <text:p>BGAN</text:p>
          </table:table-cell>
          <table:table-cell table:number-columns-repeated="1021"/>
        </table:table-row>
        <table:table-row table:style-name="ro1">
          <table:table-cell table:formula="of:=[.B577]&amp;&quot;-&quot;&amp;[.C577]" office:value-type="string" office:string-value="3762-PMMR">
            <text:p>3762-PMMR</text:p>
          </table:table-cell>
          <table:table-cell office:value-type="float" office:value="3762">
            <text:p>3762</text:p>
          </table:table-cell>
          <table:table-cell table:style-name="ce1" table:formula="of:=CHAR(RANDBETWEEN(65;90) )&amp;CHAR(RANDBETWEEN(65;90) )&amp;CHAR(RANDBETWEEN(65;90) )&amp;CHAR(RANDBETWEEN(65;90) )" office:value-type="string" office:string-value="PMMR">
            <text:p>PMMR</text:p>
          </table:table-cell>
          <table:table-cell table:number-columns-repeated="1021"/>
        </table:table-row>
        <table:table-row table:style-name="ro1">
          <table:table-cell table:formula="of:=[.B578]&amp;&quot;-&quot;&amp;[.C578]" office:value-type="string" office:string-value="3763-XMKO">
            <text:p>3763-XMKO</text:p>
          </table:table-cell>
          <table:table-cell office:value-type="float" office:value="3763">
            <text:p>3763</text:p>
          </table:table-cell>
          <table:table-cell table:style-name="ce1" table:formula="of:=CHAR(RANDBETWEEN(65;90) )&amp;CHAR(RANDBETWEEN(65;90) )&amp;CHAR(RANDBETWEEN(65;90) )&amp;CHAR(RANDBETWEEN(65;90) )" office:value-type="string" office:string-value="XMKO">
            <text:p>XMKO</text:p>
          </table:table-cell>
          <table:table-cell table:number-columns-repeated="1021"/>
        </table:table-row>
        <table:table-row table:style-name="ro1">
          <table:table-cell table:formula="of:=[.B579]&amp;&quot;-&quot;&amp;[.C579]" office:value-type="string" office:string-value="4007-DSUS">
            <text:p>4007-DSUS</text:p>
          </table:table-cell>
          <table:table-cell office:value-type="float" office:value="4007">
            <text:p>4007</text:p>
          </table:table-cell>
          <table:table-cell table:style-name="ce1" table:formula="of:=CHAR(RANDBETWEEN(65;90) )&amp;CHAR(RANDBETWEEN(65;90) )&amp;CHAR(RANDBETWEEN(65;90) )&amp;CHAR(RANDBETWEEN(65;90) )" office:value-type="string" office:string-value="DSUS">
            <text:p>DSUS</text:p>
          </table:table-cell>
          <table:table-cell table:number-columns-repeated="1021"/>
        </table:table-row>
        <table:table-row table:style-name="ro1">
          <table:table-cell table:formula="of:=[.B580]&amp;&quot;-&quot;&amp;[.C580]" office:value-type="string" office:string-value="3764-TYCZ">
            <text:p>3764-TYCZ</text:p>
          </table:table-cell>
          <table:table-cell office:value-type="float" office:value="3764">
            <text:p>3764</text:p>
          </table:table-cell>
          <table:table-cell table:style-name="ce1" table:formula="of:=CHAR(RANDBETWEEN(65;90) )&amp;CHAR(RANDBETWEEN(65;90) )&amp;CHAR(RANDBETWEEN(65;90) )&amp;CHAR(RANDBETWEEN(65;90) )" office:value-type="string" office:string-value="TYCZ">
            <text:p>TYCZ</text:p>
          </table:table-cell>
          <table:table-cell table:number-columns-repeated="1021"/>
        </table:table-row>
        <table:table-row table:style-name="ro1">
          <table:table-cell table:formula="of:=[.B581]&amp;&quot;-&quot;&amp;[.C581]" office:value-type="string" office:string-value="3765-MRKD">
            <text:p>3765-MRKD</text:p>
          </table:table-cell>
          <table:table-cell office:value-type="float" office:value="3765">
            <text:p>3765</text:p>
          </table:table-cell>
          <table:table-cell table:style-name="ce1" table:formula="of:=CHAR(RANDBETWEEN(65;90) )&amp;CHAR(RANDBETWEEN(65;90) )&amp;CHAR(RANDBETWEEN(65;90) )&amp;CHAR(RANDBETWEEN(65;90) )" office:value-type="string" office:string-value="MRKD">
            <text:p>MRKD</text:p>
          </table:table-cell>
          <table:table-cell table:number-columns-repeated="1021"/>
        </table:table-row>
        <table:table-row table:style-name="ro1">
          <table:table-cell table:formula="of:=[.B582]&amp;&quot;-&quot;&amp;[.C582]" office:value-type="string" office:string-value="3766-XCMI">
            <text:p>3766-XCMI</text:p>
          </table:table-cell>
          <table:table-cell office:value-type="float" office:value="3766">
            <text:p>3766</text:p>
          </table:table-cell>
          <table:table-cell table:style-name="ce1" table:formula="of:=CHAR(RANDBETWEEN(65;90) )&amp;CHAR(RANDBETWEEN(65;90) )&amp;CHAR(RANDBETWEEN(65;90) )&amp;CHAR(RANDBETWEEN(65;90) )" office:value-type="string" office:string-value="XCMI">
            <text:p>XCMI</text:p>
          </table:table-cell>
          <table:table-cell table:number-columns-repeated="1021"/>
        </table:table-row>
        <table:table-row table:style-name="ro1">
          <table:table-cell table:formula="of:=[.B583]&amp;&quot;-&quot;&amp;[.C583]" office:value-type="string" office:string-value="3767-YVPZ">
            <text:p>3767-YVPZ</text:p>
          </table:table-cell>
          <table:table-cell office:value-type="float" office:value="3767">
            <text:p>3767</text:p>
          </table:table-cell>
          <table:table-cell table:style-name="ce1" table:formula="of:=CHAR(RANDBETWEEN(65;90) )&amp;CHAR(RANDBETWEEN(65;90) )&amp;CHAR(RANDBETWEEN(65;90) )&amp;CHAR(RANDBETWEEN(65;90) )" office:value-type="string" office:string-value="YVPZ">
            <text:p>YVPZ</text:p>
          </table:table-cell>
          <table:table-cell table:number-columns-repeated="1021"/>
        </table:table-row>
        <table:table-row table:style-name="ro1">
          <table:table-cell table:formula="of:=[.B584]&amp;&quot;-&quot;&amp;[.C584]" office:value-type="string" office:string-value="3768-AKAD">
            <text:p>3768-AKAD</text:p>
          </table:table-cell>
          <table:table-cell office:value-type="float" office:value="3768">
            <text:p>3768</text:p>
          </table:table-cell>
          <table:table-cell table:style-name="ce1" table:formula="of:=CHAR(RANDBETWEEN(65;90) )&amp;CHAR(RANDBETWEEN(65;90) )&amp;CHAR(RANDBETWEEN(65;90) )&amp;CHAR(RANDBETWEEN(65;90) )" office:value-type="string" office:string-value="AKAD">
            <text:p>AKAD</text:p>
          </table:table-cell>
          <table:table-cell table:number-columns-repeated="1021"/>
        </table:table-row>
        <table:table-row table:style-name="ro1">
          <table:table-cell table:formula="of:=[.B585]&amp;&quot;-&quot;&amp;[.C585]" office:value-type="string" office:string-value="3769-GQKJ">
            <text:p>3769-GQKJ</text:p>
          </table:table-cell>
          <table:table-cell office:value-type="float" office:value="3769">
            <text:p>3769</text:p>
          </table:table-cell>
          <table:table-cell table:style-name="ce1" table:formula="of:=CHAR(RANDBETWEEN(65;90) )&amp;CHAR(RANDBETWEEN(65;90) )&amp;CHAR(RANDBETWEEN(65;90) )&amp;CHAR(RANDBETWEEN(65;90) )" office:value-type="string" office:string-value="GQKJ">
            <text:p>GQKJ</text:p>
          </table:table-cell>
          <table:table-cell table:number-columns-repeated="1021"/>
        </table:table-row>
        <table:table-row table:style-name="ro1">
          <table:table-cell table:formula="of:=[.B586]&amp;&quot;-&quot;&amp;[.C586]" office:value-type="string" office:string-value="3770-VHWM">
            <text:p>3770-VHWM</text:p>
          </table:table-cell>
          <table:table-cell office:value-type="float" office:value="3770">
            <text:p>3770</text:p>
          </table:table-cell>
          <table:table-cell table:style-name="ce1" table:formula="of:=CHAR(RANDBETWEEN(65;90) )&amp;CHAR(RANDBETWEEN(65;90) )&amp;CHAR(RANDBETWEEN(65;90) )&amp;CHAR(RANDBETWEEN(65;90) )" office:value-type="string" office:string-value="VHWM">
            <text:p>VHWM</text:p>
          </table:table-cell>
          <table:table-cell table:number-columns-repeated="1021"/>
        </table:table-row>
        <table:table-row table:style-name="ro1">
          <table:table-cell table:formula="of:=[.B587]&amp;&quot;-&quot;&amp;[.C587]" office:value-type="string" office:string-value="3772-SSOV">
            <text:p>3772-SSOV</text:p>
          </table:table-cell>
          <table:table-cell office:value-type="float" office:value="3772">
            <text:p>3772</text:p>
          </table:table-cell>
          <table:table-cell table:style-name="ce1" table:formula="of:=CHAR(RANDBETWEEN(65;90) )&amp;CHAR(RANDBETWEEN(65;90) )&amp;CHAR(RANDBETWEEN(65;90) )&amp;CHAR(RANDBETWEEN(65;90) )" office:value-type="string" office:string-value="SSOV">
            <text:p>SSOV</text:p>
          </table:table-cell>
          <table:table-cell table:number-columns-repeated="1021"/>
        </table:table-row>
        <table:table-row table:style-name="ro1">
          <table:table-cell table:formula="of:=[.B588]&amp;&quot;-&quot;&amp;[.C588]" office:value-type="string" office:string-value="3773-MFXZ">
            <text:p>3773-MFXZ</text:p>
          </table:table-cell>
          <table:table-cell office:value-type="float" office:value="3773">
            <text:p>3773</text:p>
          </table:table-cell>
          <table:table-cell table:style-name="ce1" table:formula="of:=CHAR(RANDBETWEEN(65;90) )&amp;CHAR(RANDBETWEEN(65;90) )&amp;CHAR(RANDBETWEEN(65;90) )&amp;CHAR(RANDBETWEEN(65;90) )" office:value-type="string" office:string-value="MFXZ">
            <text:p>MFXZ</text:p>
          </table:table-cell>
          <table:table-cell table:number-columns-repeated="1021"/>
        </table:table-row>
        <table:table-row table:style-name="ro1">
          <table:table-cell table:formula="of:=[.B589]&amp;&quot;-&quot;&amp;[.C589]" office:value-type="string" office:string-value="3774-RRIJ">
            <text:p>3774-RRIJ</text:p>
          </table:table-cell>
          <table:table-cell office:value-type="float" office:value="3774">
            <text:p>3774</text:p>
          </table:table-cell>
          <table:table-cell table:style-name="ce1" table:formula="of:=CHAR(RANDBETWEEN(65;90) )&amp;CHAR(RANDBETWEEN(65;90) )&amp;CHAR(RANDBETWEEN(65;90) )&amp;CHAR(RANDBETWEEN(65;90) )" office:value-type="string" office:string-value="RRIJ">
            <text:p>RRIJ</text:p>
          </table:table-cell>
          <table:table-cell table:number-columns-repeated="1021"/>
        </table:table-row>
        <table:table-row table:style-name="ro1">
          <table:table-cell table:formula="of:=[.B590]&amp;&quot;-&quot;&amp;[.C590]" office:value-type="string" office:string-value="3775-NCDG">
            <text:p>3775-NCDG</text:p>
          </table:table-cell>
          <table:table-cell office:value-type="float" office:value="3775">
            <text:p>3775</text:p>
          </table:table-cell>
          <table:table-cell table:style-name="ce1" table:formula="of:=CHAR(RANDBETWEEN(65;90) )&amp;CHAR(RANDBETWEEN(65;90) )&amp;CHAR(RANDBETWEEN(65;90) )&amp;CHAR(RANDBETWEEN(65;90) )" office:value-type="string" office:string-value="NCDG">
            <text:p>NCDG</text:p>
          </table:table-cell>
          <table:table-cell table:number-columns-repeated="1021"/>
        </table:table-row>
        <table:table-row table:style-name="ro1">
          <table:table-cell table:formula="of:=[.B591]&amp;&quot;-&quot;&amp;[.C591]" office:value-type="string" office:string-value="3776-FCKT">
            <text:p>3776-FCKT</text:p>
          </table:table-cell>
          <table:table-cell office:value-type="float" office:value="3776">
            <text:p>3776</text:p>
          </table:table-cell>
          <table:table-cell table:style-name="ce1" table:formula="of:=CHAR(RANDBETWEEN(65;90) )&amp;CHAR(RANDBETWEEN(65;90) )&amp;CHAR(RANDBETWEEN(65;90) )&amp;CHAR(RANDBETWEEN(65;90) )" office:value-type="string" office:string-value="FCKT">
            <text:p>FCKT</text:p>
          </table:table-cell>
          <table:table-cell table:number-columns-repeated="1021"/>
        </table:table-row>
        <table:table-row table:style-name="ro1">
          <table:table-cell table:formula="of:=[.B592]&amp;&quot;-&quot;&amp;[.C592]" office:value-type="string" office:string-value="3777-DITL">
            <text:p>3777-DITL</text:p>
          </table:table-cell>
          <table:table-cell office:value-type="float" office:value="3777">
            <text:p>3777</text:p>
          </table:table-cell>
          <table:table-cell table:style-name="ce1" table:formula="of:=CHAR(RANDBETWEEN(65;90) )&amp;CHAR(RANDBETWEEN(65;90) )&amp;CHAR(RANDBETWEEN(65;90) )&amp;CHAR(RANDBETWEEN(65;90) )" office:value-type="string" office:string-value="DITL">
            <text:p>DITL</text:p>
          </table:table-cell>
          <table:table-cell table:number-columns-repeated="1021"/>
        </table:table-row>
        <table:table-row table:style-name="ro1">
          <table:table-cell table:formula="of:=[.B593]&amp;&quot;-&quot;&amp;[.C593]" office:value-type="string" office:string-value="3778-GMOS">
            <text:p>3778-GMOS</text:p>
          </table:table-cell>
          <table:table-cell office:value-type="float" office:value="3778">
            <text:p>3778</text:p>
          </table:table-cell>
          <table:table-cell table:style-name="ce1" table:formula="of:=CHAR(RANDBETWEEN(65;90) )&amp;CHAR(RANDBETWEEN(65;90) )&amp;CHAR(RANDBETWEEN(65;90) )&amp;CHAR(RANDBETWEEN(65;90) )" office:value-type="string" office:string-value="GMOS">
            <text:p>GMOS</text:p>
          </table:table-cell>
          <table:table-cell table:number-columns-repeated="1021"/>
        </table:table-row>
        <table:table-row table:style-name="ro1">
          <table:table-cell table:formula="of:=[.B594]&amp;&quot;-&quot;&amp;[.C594]" office:value-type="string" office:string-value="3779-PMPL">
            <text:p>3779-PMPL</text:p>
          </table:table-cell>
          <table:table-cell office:value-type="float" office:value="3779">
            <text:p>3779</text:p>
          </table:table-cell>
          <table:table-cell table:style-name="ce1" table:formula="of:=CHAR(RANDBETWEEN(65;90) )&amp;CHAR(RANDBETWEEN(65;90) )&amp;CHAR(RANDBETWEEN(65;90) )&amp;CHAR(RANDBETWEEN(65;90) )" office:value-type="string" office:string-value="PMPL">
            <text:p>PMPL</text:p>
          </table:table-cell>
          <table:table-cell table:number-columns-repeated="1021"/>
        </table:table-row>
        <table:table-row table:style-name="ro1">
          <table:table-cell table:formula="of:=[.B595]&amp;&quot;-&quot;&amp;[.C595]" office:value-type="string" office:string-value="3780-OIBY">
            <text:p>3780-OIBY</text:p>
          </table:table-cell>
          <table:table-cell office:value-type="float" office:value="3780">
            <text:p>3780</text:p>
          </table:table-cell>
          <table:table-cell table:style-name="ce1" table:formula="of:=CHAR(RANDBETWEEN(65;90) )&amp;CHAR(RANDBETWEEN(65;90) )&amp;CHAR(RANDBETWEEN(65;90) )&amp;CHAR(RANDBETWEEN(65;90) )" office:value-type="string" office:string-value="OIBY">
            <text:p>OIBY</text:p>
          </table:table-cell>
          <table:table-cell table:number-columns-repeated="1021"/>
        </table:table-row>
        <table:table-row table:style-name="ro1">
          <table:table-cell table:formula="of:=[.B596]&amp;&quot;-&quot;&amp;[.C596]" office:value-type="string" office:string-value="3781-JXNY">
            <text:p>3781-JXNY</text:p>
          </table:table-cell>
          <table:table-cell office:value-type="float" office:value="3781">
            <text:p>3781</text:p>
          </table:table-cell>
          <table:table-cell table:style-name="ce1" table:formula="of:=CHAR(RANDBETWEEN(65;90) )&amp;CHAR(RANDBETWEEN(65;90) )&amp;CHAR(RANDBETWEEN(65;90) )&amp;CHAR(RANDBETWEEN(65;90) )" office:value-type="string" office:string-value="JXNY">
            <text:p>JXNY</text:p>
          </table:table-cell>
          <table:table-cell table:number-columns-repeated="1021"/>
        </table:table-row>
        <table:table-row table:style-name="ro1">
          <table:table-cell table:formula="of:=[.B597]&amp;&quot;-&quot;&amp;[.C597]" office:value-type="string" office:string-value="3782-MZYN">
            <text:p>3782-MZYN</text:p>
          </table:table-cell>
          <table:table-cell office:value-type="float" office:value="3782">
            <text:p>3782</text:p>
          </table:table-cell>
          <table:table-cell table:style-name="ce1" table:formula="of:=CHAR(RANDBETWEEN(65;90) )&amp;CHAR(RANDBETWEEN(65;90) )&amp;CHAR(RANDBETWEEN(65;90) )&amp;CHAR(RANDBETWEEN(65;90) )" office:value-type="string" office:string-value="MZYN">
            <text:p>MZYN</text:p>
          </table:table-cell>
          <table:table-cell table:number-columns-repeated="1021"/>
        </table:table-row>
        <table:table-row table:style-name="ro1">
          <table:table-cell table:formula="of:=[.B598]&amp;&quot;-&quot;&amp;[.C598]" office:value-type="string" office:string-value="3783-ASTK">
            <text:p>3783-ASTK</text:p>
          </table:table-cell>
          <table:table-cell office:value-type="float" office:value="3783">
            <text:p>3783</text:p>
          </table:table-cell>
          <table:table-cell table:style-name="ce1" table:formula="of:=CHAR(RANDBETWEEN(65;90) )&amp;CHAR(RANDBETWEEN(65;90) )&amp;CHAR(RANDBETWEEN(65;90) )&amp;CHAR(RANDBETWEEN(65;90) )" office:value-type="string" office:string-value="ASTK">
            <text:p>ASTK</text:p>
          </table:table-cell>
          <table:table-cell table:number-columns-repeated="1021"/>
        </table:table-row>
        <table:table-row table:style-name="ro1">
          <table:table-cell table:formula="of:=[.B599]&amp;&quot;-&quot;&amp;[.C599]" office:value-type="string" office:string-value="3784-PLOY">
            <text:p>3784-PLOY</text:p>
          </table:table-cell>
          <table:table-cell office:value-type="float" office:value="3784">
            <text:p>3784</text:p>
          </table:table-cell>
          <table:table-cell table:style-name="ce1" table:formula="of:=CHAR(RANDBETWEEN(65;90) )&amp;CHAR(RANDBETWEEN(65;90) )&amp;CHAR(RANDBETWEEN(65;90) )&amp;CHAR(RANDBETWEEN(65;90) )" office:value-type="string" office:string-value="PLOY">
            <text:p>PLOY</text:p>
          </table:table-cell>
          <table:table-cell table:number-columns-repeated="1021"/>
        </table:table-row>
        <table:table-row table:style-name="ro1">
          <table:table-cell table:formula="of:=[.B600]&amp;&quot;-&quot;&amp;[.C600]" office:value-type="string" office:string-value="3785-TQWG">
            <text:p>3785-TQWG</text:p>
          </table:table-cell>
          <table:table-cell office:value-type="float" office:value="3785">
            <text:p>3785</text:p>
          </table:table-cell>
          <table:table-cell table:style-name="ce1" table:formula="of:=CHAR(RANDBETWEEN(65;90) )&amp;CHAR(RANDBETWEEN(65;90) )&amp;CHAR(RANDBETWEEN(65;90) )&amp;CHAR(RANDBETWEEN(65;90) )" office:value-type="string" office:string-value="TQWG">
            <text:p>TQWG</text:p>
          </table:table-cell>
          <table:table-cell table:number-columns-repeated="1021"/>
        </table:table-row>
        <table:table-row table:style-name="ro1">
          <table:table-cell table:formula="of:=[.B601]&amp;&quot;-&quot;&amp;[.C601]" office:value-type="string" office:string-value="3786-UEKW">
            <text:p>3786-UEKW</text:p>
          </table:table-cell>
          <table:table-cell office:value-type="float" office:value="3786">
            <text:p>3786</text:p>
          </table:table-cell>
          <table:table-cell table:style-name="ce1" table:formula="of:=CHAR(RANDBETWEEN(65;90) )&amp;CHAR(RANDBETWEEN(65;90) )&amp;CHAR(RANDBETWEEN(65;90) )&amp;CHAR(RANDBETWEEN(65;90) )" office:value-type="string" office:string-value="UEKW">
            <text:p>UEKW</text:p>
          </table:table-cell>
          <table:table-cell table:number-columns-repeated="1021"/>
        </table:table-row>
        <table:table-row table:style-name="ro1">
          <table:table-cell table:formula="of:=[.B602]&amp;&quot;-&quot;&amp;[.C602]" office:value-type="string" office:string-value="3787-OYKO">
            <text:p>3787-OYKO</text:p>
          </table:table-cell>
          <table:table-cell office:value-type="float" office:value="3787">
            <text:p>3787</text:p>
          </table:table-cell>
          <table:table-cell table:style-name="ce1" table:formula="of:=CHAR(RANDBETWEEN(65;90) )&amp;CHAR(RANDBETWEEN(65;90) )&amp;CHAR(RANDBETWEEN(65;90) )&amp;CHAR(RANDBETWEEN(65;90) )" office:value-type="string" office:string-value="OYKO">
            <text:p>OYKO</text:p>
          </table:table-cell>
          <table:table-cell table:number-columns-repeated="1021"/>
        </table:table-row>
        <table:table-row table:style-name="ro1">
          <table:table-cell table:formula="of:=[.B603]&amp;&quot;-&quot;&amp;[.C603]" office:value-type="string" office:string-value="3788-EEWN">
            <text:p>3788-EEWN</text:p>
          </table:table-cell>
          <table:table-cell office:value-type="float" office:value="3788">
            <text:p>3788</text:p>
          </table:table-cell>
          <table:table-cell table:style-name="ce1" table:formula="of:=CHAR(RANDBETWEEN(65;90) )&amp;CHAR(RANDBETWEEN(65;90) )&amp;CHAR(RANDBETWEEN(65;90) )&amp;CHAR(RANDBETWEEN(65;90) )" office:value-type="string" office:string-value="EEWN">
            <text:p>EEWN</text:p>
          </table:table-cell>
          <table:table-cell table:number-columns-repeated="1021"/>
        </table:table-row>
        <table:table-row table:style-name="ro1">
          <table:table-cell table:formula="of:=[.B604]&amp;&quot;-&quot;&amp;[.C604]" office:value-type="string" office:string-value="3789-TGHN">
            <text:p>3789-TGHN</text:p>
          </table:table-cell>
          <table:table-cell office:value-type="float" office:value="3789">
            <text:p>3789</text:p>
          </table:table-cell>
          <table:table-cell table:style-name="ce1" table:formula="of:=CHAR(RANDBETWEEN(65;90) )&amp;CHAR(RANDBETWEEN(65;90) )&amp;CHAR(RANDBETWEEN(65;90) )&amp;CHAR(RANDBETWEEN(65;90) )" office:value-type="string" office:string-value="TGHN">
            <text:p>TGHN</text:p>
          </table:table-cell>
          <table:table-cell table:number-columns-repeated="1021"/>
        </table:table-row>
        <table:table-row table:style-name="ro1">
          <table:table-cell table:formula="of:=[.B605]&amp;&quot;-&quot;&amp;[.C605]" office:value-type="string" office:string-value="3790-PJYO">
            <text:p>3790-PJYO</text:p>
          </table:table-cell>
          <table:table-cell office:value-type="float" office:value="3790">
            <text:p>3790</text:p>
          </table:table-cell>
          <table:table-cell table:style-name="ce1" table:formula="of:=CHAR(RANDBETWEEN(65;90) )&amp;CHAR(RANDBETWEEN(65;90) )&amp;CHAR(RANDBETWEEN(65;90) )&amp;CHAR(RANDBETWEEN(65;90) )" office:value-type="string" office:string-value="PJYO">
            <text:p>PJYO</text:p>
          </table:table-cell>
          <table:table-cell table:number-columns-repeated="1021"/>
        </table:table-row>
        <table:table-row table:style-name="ro1">
          <table:table-cell table:formula="of:=[.B606]&amp;&quot;-&quot;&amp;[.C606]" office:value-type="string" office:string-value="3791-HBFR">
            <text:p>3791-HBFR</text:p>
          </table:table-cell>
          <table:table-cell office:value-type="float" office:value="3791">
            <text:p>3791</text:p>
          </table:table-cell>
          <table:table-cell table:style-name="ce1" table:formula="of:=CHAR(RANDBETWEEN(65;90) )&amp;CHAR(RANDBETWEEN(65;90) )&amp;CHAR(RANDBETWEEN(65;90) )&amp;CHAR(RANDBETWEEN(65;90) )" office:value-type="string" office:string-value="HBFR">
            <text:p>HBFR</text:p>
          </table:table-cell>
          <table:table-cell table:number-columns-repeated="1021"/>
        </table:table-row>
        <table:table-row table:style-name="ro1">
          <table:table-cell table:formula="of:=[.B607]&amp;&quot;-&quot;&amp;[.C607]" office:value-type="string" office:string-value="3792-FAXY">
            <text:p>3792-FAXY</text:p>
          </table:table-cell>
          <table:table-cell office:value-type="float" office:value="3792">
            <text:p>3792</text:p>
          </table:table-cell>
          <table:table-cell table:style-name="ce1" table:formula="of:=CHAR(RANDBETWEEN(65;90) )&amp;CHAR(RANDBETWEEN(65;90) )&amp;CHAR(RANDBETWEEN(65;90) )&amp;CHAR(RANDBETWEEN(65;90) )" office:value-type="string" office:string-value="FAXY">
            <text:p>FAXY</text:p>
          </table:table-cell>
          <table:table-cell table:number-columns-repeated="1021"/>
        </table:table-row>
        <table:table-row table:style-name="ro1">
          <table:table-cell table:formula="of:=[.B608]&amp;&quot;-&quot;&amp;[.C608]" office:value-type="string" office:string-value="3793-VDPH">
            <text:p>3793-VDPH</text:p>
          </table:table-cell>
          <table:table-cell office:value-type="float" office:value="3793">
            <text:p>3793</text:p>
          </table:table-cell>
          <table:table-cell table:style-name="ce1" table:formula="of:=CHAR(RANDBETWEEN(65;90) )&amp;CHAR(RANDBETWEEN(65;90) )&amp;CHAR(RANDBETWEEN(65;90) )&amp;CHAR(RANDBETWEEN(65;90) )" office:value-type="string" office:string-value="VDPH">
            <text:p>VDPH</text:p>
          </table:table-cell>
          <table:table-cell table:number-columns-repeated="1021"/>
        </table:table-row>
        <table:table-row table:style-name="ro1">
          <table:table-cell table:formula="of:=[.B609]&amp;&quot;-&quot;&amp;[.C609]" office:value-type="string" office:string-value="3794-HWYC">
            <text:p>3794-HWYC</text:p>
          </table:table-cell>
          <table:table-cell office:value-type="float" office:value="3794">
            <text:p>3794</text:p>
          </table:table-cell>
          <table:table-cell table:style-name="ce1" table:formula="of:=CHAR(RANDBETWEEN(65;90) )&amp;CHAR(RANDBETWEEN(65;90) )&amp;CHAR(RANDBETWEEN(65;90) )&amp;CHAR(RANDBETWEEN(65;90) )" office:value-type="string" office:string-value="HWYC">
            <text:p>HWYC</text:p>
          </table:table-cell>
          <table:table-cell table:number-columns-repeated="1021"/>
        </table:table-row>
        <table:table-row table:style-name="ro1">
          <table:table-cell table:formula="of:=[.B610]&amp;&quot;-&quot;&amp;[.C610]" office:value-type="string" office:string-value="3795-ZIKZ">
            <text:p>3795-ZIKZ</text:p>
          </table:table-cell>
          <table:table-cell office:value-type="float" office:value="3795">
            <text:p>3795</text:p>
          </table:table-cell>
          <table:table-cell table:style-name="ce1" table:formula="of:=CHAR(RANDBETWEEN(65;90) )&amp;CHAR(RANDBETWEEN(65;90) )&amp;CHAR(RANDBETWEEN(65;90) )&amp;CHAR(RANDBETWEEN(65;90) )" office:value-type="string" office:string-value="ZIKZ">
            <text:p>ZIKZ</text:p>
          </table:table-cell>
          <table:table-cell table:number-columns-repeated="1021"/>
        </table:table-row>
        <table:table-row table:style-name="ro1">
          <table:table-cell table:formula="of:=[.B611]&amp;&quot;-&quot;&amp;[.C611]" office:value-type="string" office:string-value="3796-VIQF">
            <text:p>3796-VIQF</text:p>
          </table:table-cell>
          <table:table-cell office:value-type="float" office:value="3796">
            <text:p>3796</text:p>
          </table:table-cell>
          <table:table-cell table:style-name="ce1" table:formula="of:=CHAR(RANDBETWEEN(65;90) )&amp;CHAR(RANDBETWEEN(65;90) )&amp;CHAR(RANDBETWEEN(65;90) )&amp;CHAR(RANDBETWEEN(65;90) )" office:value-type="string" office:string-value="VIQF">
            <text:p>VIQF</text:p>
          </table:table-cell>
          <table:table-cell table:number-columns-repeated="1021"/>
        </table:table-row>
        <table:table-row table:style-name="ro1">
          <table:table-cell table:formula="of:=[.B612]&amp;&quot;-&quot;&amp;[.C612]" office:value-type="string" office:string-value="3797-OBED">
            <text:p>3797-OBED</text:p>
          </table:table-cell>
          <table:table-cell office:value-type="float" office:value="3797">
            <text:p>3797</text:p>
          </table:table-cell>
          <table:table-cell table:style-name="ce1" table:formula="of:=CHAR(RANDBETWEEN(65;90) )&amp;CHAR(RANDBETWEEN(65;90) )&amp;CHAR(RANDBETWEEN(65;90) )&amp;CHAR(RANDBETWEEN(65;90) )" office:value-type="string" office:string-value="OBED">
            <text:p>OBED</text:p>
          </table:table-cell>
          <table:table-cell table:number-columns-repeated="1021"/>
        </table:table-row>
        <table:table-row table:style-name="ro1">
          <table:table-cell table:formula="of:=[.B613]&amp;&quot;-&quot;&amp;[.C613]" office:value-type="string" office:string-value="3798-QNWY">
            <text:p>3798-QNWY</text:p>
          </table:table-cell>
          <table:table-cell office:value-type="float" office:value="3798">
            <text:p>3798</text:p>
          </table:table-cell>
          <table:table-cell table:style-name="ce1" table:formula="of:=CHAR(RANDBETWEEN(65;90) )&amp;CHAR(RANDBETWEEN(65;90) )&amp;CHAR(RANDBETWEEN(65;90) )&amp;CHAR(RANDBETWEEN(65;90) )" office:value-type="string" office:string-value="QNWY">
            <text:p>QNWY</text:p>
          </table:table-cell>
          <table:table-cell table:number-columns-repeated="1021"/>
        </table:table-row>
        <table:table-row table:style-name="ro1">
          <table:table-cell table:formula="of:=[.B614]&amp;&quot;-&quot;&amp;[.C614]" office:value-type="string" office:string-value="3799-IWII">
            <text:p>3799-IWII</text:p>
          </table:table-cell>
          <table:table-cell office:value-type="float" office:value="3799">
            <text:p>3799</text:p>
          </table:table-cell>
          <table:table-cell table:style-name="ce1" table:formula="of:=CHAR(RANDBETWEEN(65;90) )&amp;CHAR(RANDBETWEEN(65;90) )&amp;CHAR(RANDBETWEEN(65;90) )&amp;CHAR(RANDBETWEEN(65;90) )" office:value-type="string" office:string-value="IWII">
            <text:p>IWII</text:p>
          </table:table-cell>
          <table:table-cell table:number-columns-repeated="1021"/>
        </table:table-row>
        <table:table-row table:style-name="ro1">
          <table:table-cell table:formula="of:=[.B615]&amp;&quot;-&quot;&amp;[.C615]" office:value-type="string" office:string-value="3904-MSGP">
            <text:p>3904-MSGP</text:p>
          </table:table-cell>
          <table:table-cell office:value-type="float" office:value="3904">
            <text:p>3904</text:p>
          </table:table-cell>
          <table:table-cell table:style-name="ce1" table:formula="of:=CHAR(RANDBETWEEN(65;90) )&amp;CHAR(RANDBETWEEN(65;90) )&amp;CHAR(RANDBETWEEN(65;90) )&amp;CHAR(RANDBETWEEN(65;90) )" office:value-type="string" office:string-value="MSGP">
            <text:p>MSGP</text:p>
          </table:table-cell>
          <table:table-cell table:number-columns-repeated="1021"/>
        </table:table-row>
        <table:table-row table:style-name="ro1">
          <table:table-cell table:formula="of:=[.B616]&amp;&quot;-&quot;&amp;[.C616]" office:value-type="string" office:string-value="-YVUH">
            <text:p>-YVUH</text:p>
          </table:table-cell>
          <table:table-cell/>
          <table:table-cell table:style-name="ce1" table:formula="of:=CHAR(RANDBETWEEN(65;90) )&amp;CHAR(RANDBETWEEN(65;90) )&amp;CHAR(RANDBETWEEN(65;90) )&amp;CHAR(RANDBETWEEN(65;90) )" office:value-type="string" office:string-value="YVUH">
            <text:p>YVUH</text:p>
          </table:table-cell>
          <table:table-cell table:number-columns-repeated="1021"/>
        </table:table-row>
        <table:table-row table:style-name="ro1">
          <table:table-cell table:formula="of:=[.B617]&amp;&quot;-&quot;&amp;[.C617]" office:value-type="string" office:string-value="3800-EMMX">
            <text:p>3800-EMMX</text:p>
          </table:table-cell>
          <table:table-cell office:value-type="float" office:value="3800">
            <text:p>3800</text:p>
          </table:table-cell>
          <table:table-cell table:style-name="ce1" table:formula="of:=CHAR(RANDBETWEEN(65;90) )&amp;CHAR(RANDBETWEEN(65;90) )&amp;CHAR(RANDBETWEEN(65;90) )&amp;CHAR(RANDBETWEEN(65;90) )" office:value-type="string" office:string-value="EMMX">
            <text:p>EMMX</text:p>
          </table:table-cell>
          <table:table-cell table:number-columns-repeated="1021"/>
        </table:table-row>
        <table:table-row table:style-name="ro1">
          <table:table-cell table:formula="of:=[.B618]&amp;&quot;-&quot;&amp;[.C618]" office:value-type="string" office:string-value="3802-PKBD">
            <text:p>3802-PKBD</text:p>
          </table:table-cell>
          <table:table-cell office:value-type="float" office:value="3802">
            <text:p>3802</text:p>
          </table:table-cell>
          <table:table-cell table:style-name="ce1" table:formula="of:=CHAR(RANDBETWEEN(65;90) )&amp;CHAR(RANDBETWEEN(65;90) )&amp;CHAR(RANDBETWEEN(65;90) )&amp;CHAR(RANDBETWEEN(65;90) )" office:value-type="string" office:string-value="PKBD">
            <text:p>PKBD</text:p>
          </table:table-cell>
          <table:table-cell table:number-columns-repeated="1021"/>
        </table:table-row>
        <table:table-row table:style-name="ro1">
          <table:table-cell table:formula="of:=[.B619]&amp;&quot;-&quot;&amp;[.C619]" office:value-type="string" office:string-value="3803-JNVP">
            <text:p>3803-JNVP</text:p>
          </table:table-cell>
          <table:table-cell office:value-type="float" office:value="3803">
            <text:p>3803</text:p>
          </table:table-cell>
          <table:table-cell table:style-name="ce1" table:formula="of:=CHAR(RANDBETWEEN(65;90) )&amp;CHAR(RANDBETWEEN(65;90) )&amp;CHAR(RANDBETWEEN(65;90) )&amp;CHAR(RANDBETWEEN(65;90) )" office:value-type="string" office:string-value="JNVP">
            <text:p>JNVP</text:p>
          </table:table-cell>
          <table:table-cell table:number-columns-repeated="1021"/>
        </table:table-row>
        <table:table-row table:style-name="ro1">
          <table:table-cell table:formula="of:=[.B620]&amp;&quot;-&quot;&amp;[.C620]" office:value-type="string" office:string-value="3804-SHQF">
            <text:p>3804-SHQF</text:p>
          </table:table-cell>
          <table:table-cell office:value-type="float" office:value="3804">
            <text:p>3804</text:p>
          </table:table-cell>
          <table:table-cell table:style-name="ce1" table:formula="of:=CHAR(RANDBETWEEN(65;90) )&amp;CHAR(RANDBETWEEN(65;90) )&amp;CHAR(RANDBETWEEN(65;90) )&amp;CHAR(RANDBETWEEN(65;90) )" office:value-type="string" office:string-value="SHQF">
            <text:p>SHQF</text:p>
          </table:table-cell>
          <table:table-cell table:number-columns-repeated="1021"/>
        </table:table-row>
        <table:table-row table:style-name="ro1">
          <table:table-cell table:formula="of:=[.B621]&amp;&quot;-&quot;&amp;[.C621]" office:value-type="string" office:string-value="3805-RUZC">
            <text:p>3805-RUZC</text:p>
          </table:table-cell>
          <table:table-cell office:value-type="float" office:value="3805">
            <text:p>3805</text:p>
          </table:table-cell>
          <table:table-cell table:style-name="ce1" table:formula="of:=CHAR(RANDBETWEEN(65;90) )&amp;CHAR(RANDBETWEEN(65;90) )&amp;CHAR(RANDBETWEEN(65;90) )&amp;CHAR(RANDBETWEEN(65;90) )" office:value-type="string" office:string-value="RUZC">
            <text:p>RUZC</text:p>
          </table:table-cell>
          <table:table-cell table:number-columns-repeated="1021"/>
        </table:table-row>
        <table:table-row table:style-name="ro1">
          <table:table-cell table:formula="of:=[.B622]&amp;&quot;-&quot;&amp;[.C622]" office:value-type="string" office:string-value="3806-KVPX">
            <text:p>3806-KVPX</text:p>
          </table:table-cell>
          <table:table-cell office:value-type="float" office:value="3806">
            <text:p>3806</text:p>
          </table:table-cell>
          <table:table-cell table:style-name="ce1" table:formula="of:=CHAR(RANDBETWEEN(65;90) )&amp;CHAR(RANDBETWEEN(65;90) )&amp;CHAR(RANDBETWEEN(65;90) )&amp;CHAR(RANDBETWEEN(65;90) )" office:value-type="string" office:string-value="KVPX">
            <text:p>KVPX</text:p>
          </table:table-cell>
          <table:table-cell table:number-columns-repeated="1021"/>
        </table:table-row>
        <table:table-row table:style-name="ro1">
          <table:table-cell table:formula="of:=[.B623]&amp;&quot;-&quot;&amp;[.C623]" office:value-type="string" office:string-value="3807-CGHO">
            <text:p>3807-CGHO</text:p>
          </table:table-cell>
          <table:table-cell office:value-type="float" office:value="3807">
            <text:p>3807</text:p>
          </table:table-cell>
          <table:table-cell table:style-name="ce1" table:formula="of:=CHAR(RANDBETWEEN(65;90) )&amp;CHAR(RANDBETWEEN(65;90) )&amp;CHAR(RANDBETWEEN(65;90) )&amp;CHAR(RANDBETWEEN(65;90) )" office:value-type="string" office:string-value="CGHO">
            <text:p>CGHO</text:p>
          </table:table-cell>
          <table:table-cell table:number-columns-repeated="1021"/>
        </table:table-row>
        <table:table-row table:style-name="ro1">
          <table:table-cell table:formula="of:=[.B624]&amp;&quot;-&quot;&amp;[.C624]" office:value-type="string" office:string-value="3808-YGKR">
            <text:p>3808-YGKR</text:p>
          </table:table-cell>
          <table:table-cell office:value-type="float" office:value="3808">
            <text:p>3808</text:p>
          </table:table-cell>
          <table:table-cell table:style-name="ce1" table:formula="of:=CHAR(RANDBETWEEN(65;90) )&amp;CHAR(RANDBETWEEN(65;90) )&amp;CHAR(RANDBETWEEN(65;90) )&amp;CHAR(RANDBETWEEN(65;90) )" office:value-type="string" office:string-value="YGKR">
            <text:p>YGKR</text:p>
          </table:table-cell>
          <table:table-cell table:number-columns-repeated="1021"/>
        </table:table-row>
        <table:table-row table:style-name="ro1">
          <table:table-cell table:formula="of:=[.B625]&amp;&quot;-&quot;&amp;[.C625]" office:value-type="string" office:string-value="3809-HWYG">
            <text:p>3809-HWYG</text:p>
          </table:table-cell>
          <table:table-cell office:value-type="float" office:value="3809">
            <text:p>3809</text:p>
          </table:table-cell>
          <table:table-cell table:style-name="ce1" table:formula="of:=CHAR(RANDBETWEEN(65;90) )&amp;CHAR(RANDBETWEEN(65;90) )&amp;CHAR(RANDBETWEEN(65;90) )&amp;CHAR(RANDBETWEEN(65;90) )" office:value-type="string" office:string-value="HWYG">
            <text:p>HWYG</text:p>
          </table:table-cell>
          <table:table-cell table:number-columns-repeated="1021"/>
        </table:table-row>
        <table:table-row table:style-name="ro1">
          <table:table-cell table:formula="of:=[.B626]&amp;&quot;-&quot;&amp;[.C626]" office:value-type="string" office:string-value="3810-GPQD">
            <text:p>3810-GPQD</text:p>
          </table:table-cell>
          <table:table-cell office:value-type="float" office:value="3810">
            <text:p>3810</text:p>
          </table:table-cell>
          <table:table-cell table:style-name="ce1" table:formula="of:=CHAR(RANDBETWEEN(65;90) )&amp;CHAR(RANDBETWEEN(65;90) )&amp;CHAR(RANDBETWEEN(65;90) )&amp;CHAR(RANDBETWEEN(65;90) )" office:value-type="string" office:string-value="GPQD">
            <text:p>GPQD</text:p>
          </table:table-cell>
          <table:table-cell table:number-columns-repeated="1021"/>
        </table:table-row>
        <table:table-row table:style-name="ro1">
          <table:table-cell table:formula="of:=[.B627]&amp;&quot;-&quot;&amp;[.C627]" office:value-type="string" office:string-value="3811-YKTH">
            <text:p>3811-YKTH</text:p>
          </table:table-cell>
          <table:table-cell office:value-type="float" office:value="3811">
            <text:p>3811</text:p>
          </table:table-cell>
          <table:table-cell table:style-name="ce1" table:formula="of:=CHAR(RANDBETWEEN(65;90) )&amp;CHAR(RANDBETWEEN(65;90) )&amp;CHAR(RANDBETWEEN(65;90) )&amp;CHAR(RANDBETWEEN(65;90) )" office:value-type="string" office:string-value="YKTH">
            <text:p>YKTH</text:p>
          </table:table-cell>
          <table:table-cell table:number-columns-repeated="1021"/>
        </table:table-row>
        <table:table-row table:style-name="ro1">
          <table:table-cell table:formula="of:=[.B628]&amp;&quot;-&quot;&amp;[.C628]" office:value-type="string" office:string-value="3812-WFLV">
            <text:p>3812-WFLV</text:p>
          </table:table-cell>
          <table:table-cell office:value-type="float" office:value="3812">
            <text:p>3812</text:p>
          </table:table-cell>
          <table:table-cell table:style-name="ce1" table:formula="of:=CHAR(RANDBETWEEN(65;90) )&amp;CHAR(RANDBETWEEN(65;90) )&amp;CHAR(RANDBETWEEN(65;90) )&amp;CHAR(RANDBETWEEN(65;90) )" office:value-type="string" office:string-value="WFLV">
            <text:p>WFLV</text:p>
          </table:table-cell>
          <table:table-cell table:number-columns-repeated="1021"/>
        </table:table-row>
        <table:table-row table:style-name="ro1">
          <table:table-cell table:formula="of:=[.B629]&amp;&quot;-&quot;&amp;[.C629]" office:value-type="string" office:string-value="3813-IMPU">
            <text:p>3813-IMPU</text:p>
          </table:table-cell>
          <table:table-cell office:value-type="float" office:value="3813">
            <text:p>3813</text:p>
          </table:table-cell>
          <table:table-cell table:style-name="ce1" table:formula="of:=CHAR(RANDBETWEEN(65;90) )&amp;CHAR(RANDBETWEEN(65;90) )&amp;CHAR(RANDBETWEEN(65;90) )&amp;CHAR(RANDBETWEEN(65;90) )" office:value-type="string" office:string-value="IMPU">
            <text:p>IMPU</text:p>
          </table:table-cell>
          <table:table-cell table:number-columns-repeated="1021"/>
        </table:table-row>
        <table:table-row table:style-name="ro1">
          <table:table-cell table:formula="of:=[.B630]&amp;&quot;-&quot;&amp;[.C630]" office:value-type="string" office:string-value="3814-XEAS">
            <text:p>3814-XEAS</text:p>
          </table:table-cell>
          <table:table-cell office:value-type="float" office:value="3814">
            <text:p>3814</text:p>
          </table:table-cell>
          <table:table-cell table:style-name="ce1" table:formula="of:=CHAR(RANDBETWEEN(65;90) )&amp;CHAR(RANDBETWEEN(65;90) )&amp;CHAR(RANDBETWEEN(65;90) )&amp;CHAR(RANDBETWEEN(65;90) )" office:value-type="string" office:string-value="XEAS">
            <text:p>XEAS</text:p>
          </table:table-cell>
          <table:table-cell table:number-columns-repeated="1021"/>
        </table:table-row>
        <table:table-row table:style-name="ro1">
          <table:table-cell table:formula="of:=[.B631]&amp;&quot;-&quot;&amp;[.C631]" office:value-type="string" office:string-value="3815-LCOX">
            <text:p>3815-LCOX</text:p>
          </table:table-cell>
          <table:table-cell office:value-type="float" office:value="3815">
            <text:p>3815</text:p>
          </table:table-cell>
          <table:table-cell table:style-name="ce1" table:formula="of:=CHAR(RANDBETWEEN(65;90) )&amp;CHAR(RANDBETWEEN(65;90) )&amp;CHAR(RANDBETWEEN(65;90) )&amp;CHAR(RANDBETWEEN(65;90) )" office:value-type="string" office:string-value="LCOX">
            <text:p>LCOX</text:p>
          </table:table-cell>
          <table:table-cell table:number-columns-repeated="1021"/>
        </table:table-row>
        <table:table-row table:style-name="ro1">
          <table:table-cell table:formula="of:=[.B632]&amp;&quot;-&quot;&amp;[.C632]" office:value-type="string" office:string-value="3816-KAIF">
            <text:p>3816-KAIF</text:p>
          </table:table-cell>
          <table:table-cell office:value-type="float" office:value="3816">
            <text:p>3816</text:p>
          </table:table-cell>
          <table:table-cell table:style-name="ce1" table:formula="of:=CHAR(RANDBETWEEN(65;90) )&amp;CHAR(RANDBETWEEN(65;90) )&amp;CHAR(RANDBETWEEN(65;90) )&amp;CHAR(RANDBETWEEN(65;90) )" office:value-type="string" office:string-value="KAIF">
            <text:p>KAIF</text:p>
          </table:table-cell>
          <table:table-cell table:number-columns-repeated="1021"/>
        </table:table-row>
        <table:table-row table:style-name="ro1">
          <table:table-cell table:formula="of:=[.B633]&amp;&quot;-&quot;&amp;[.C633]" office:value-type="string" office:string-value="3817-ZEQV">
            <text:p>3817-ZEQV</text:p>
          </table:table-cell>
          <table:table-cell office:value-type="float" office:value="3817">
            <text:p>3817</text:p>
          </table:table-cell>
          <table:table-cell table:style-name="ce1" table:formula="of:=CHAR(RANDBETWEEN(65;90) )&amp;CHAR(RANDBETWEEN(65;90) )&amp;CHAR(RANDBETWEEN(65;90) )&amp;CHAR(RANDBETWEEN(65;90) )" office:value-type="string" office:string-value="ZEQV">
            <text:p>ZEQV</text:p>
          </table:table-cell>
          <table:table-cell table:number-columns-repeated="1021"/>
        </table:table-row>
        <table:table-row table:style-name="ro1">
          <table:table-cell table:formula="of:=[.B634]&amp;&quot;-&quot;&amp;[.C634]" office:value-type="string" office:string-value="3818-KANI">
            <text:p>3818-KANI</text:p>
          </table:table-cell>
          <table:table-cell office:value-type="float" office:value="3818">
            <text:p>3818</text:p>
          </table:table-cell>
          <table:table-cell table:style-name="ce1" table:formula="of:=CHAR(RANDBETWEEN(65;90) )&amp;CHAR(RANDBETWEEN(65;90) )&amp;CHAR(RANDBETWEEN(65;90) )&amp;CHAR(RANDBETWEEN(65;90) )" office:value-type="string" office:string-value="KANI">
            <text:p>KANI</text:p>
          </table:table-cell>
          <table:table-cell table:number-columns-repeated="1021"/>
        </table:table-row>
        <table:table-row table:style-name="ro1">
          <table:table-cell table:formula="of:=[.B635]&amp;&quot;-&quot;&amp;[.C635]" office:value-type="string" office:string-value="3819-TGQZ">
            <text:p>3819-TGQZ</text:p>
          </table:table-cell>
          <table:table-cell office:value-type="float" office:value="3819">
            <text:p>3819</text:p>
          </table:table-cell>
          <table:table-cell table:style-name="ce1" table:formula="of:=CHAR(RANDBETWEEN(65;90) )&amp;CHAR(RANDBETWEEN(65;90) )&amp;CHAR(RANDBETWEEN(65;90) )&amp;CHAR(RANDBETWEEN(65;90) )" office:value-type="string" office:string-value="TGQZ">
            <text:p>TGQZ</text:p>
          </table:table-cell>
          <table:table-cell table:number-columns-repeated="1021"/>
        </table:table-row>
        <table:table-row table:style-name="ro1">
          <table:table-cell table:formula="of:=[.B636]&amp;&quot;-&quot;&amp;[.C636]" office:value-type="string" office:string-value="3820-JSTG">
            <text:p>3820-JSTG</text:p>
          </table:table-cell>
          <table:table-cell office:value-type="float" office:value="3820">
            <text:p>3820</text:p>
          </table:table-cell>
          <table:table-cell table:style-name="ce1" table:formula="of:=CHAR(RANDBETWEEN(65;90) )&amp;CHAR(RANDBETWEEN(65;90) )&amp;CHAR(RANDBETWEEN(65;90) )&amp;CHAR(RANDBETWEEN(65;90) )" office:value-type="string" office:string-value="JSTG">
            <text:p>JSTG</text:p>
          </table:table-cell>
          <table:table-cell table:number-columns-repeated="1021"/>
        </table:table-row>
        <table:table-row table:style-name="ro1">
          <table:table-cell table:formula="of:=[.B637]&amp;&quot;-&quot;&amp;[.C637]" office:value-type="string" office:string-value="3821-IVAU">
            <text:p>3821-IVAU</text:p>
          </table:table-cell>
          <table:table-cell office:value-type="float" office:value="3821">
            <text:p>3821</text:p>
          </table:table-cell>
          <table:table-cell table:style-name="ce1" table:formula="of:=CHAR(RANDBETWEEN(65;90) )&amp;CHAR(RANDBETWEEN(65;90) )&amp;CHAR(RANDBETWEEN(65;90) )&amp;CHAR(RANDBETWEEN(65;90) )" office:value-type="string" office:string-value="IVAU">
            <text:p>IVAU</text:p>
          </table:table-cell>
          <table:table-cell table:number-columns-repeated="1021"/>
        </table:table-row>
        <table:table-row table:style-name="ro1">
          <table:table-cell table:formula="of:=[.B638]&amp;&quot;-&quot;&amp;[.C638]" office:value-type="string" office:string-value="3822-SEVV">
            <text:p>3822-SEVV</text:p>
          </table:table-cell>
          <table:table-cell office:value-type="float" office:value="3822">
            <text:p>3822</text:p>
          </table:table-cell>
          <table:table-cell table:style-name="ce1" table:formula="of:=CHAR(RANDBETWEEN(65;90) )&amp;CHAR(RANDBETWEEN(65;90) )&amp;CHAR(RANDBETWEEN(65;90) )&amp;CHAR(RANDBETWEEN(65;90) )" office:value-type="string" office:string-value="SEVV">
            <text:p>SEVV</text:p>
          </table:table-cell>
          <table:table-cell table:number-columns-repeated="1021"/>
        </table:table-row>
        <table:table-row table:style-name="ro1">
          <table:table-cell table:formula="of:=[.B639]&amp;&quot;-&quot;&amp;[.C639]" office:value-type="string" office:string-value="3823-RWFP">
            <text:p>3823-RWFP</text:p>
          </table:table-cell>
          <table:table-cell office:value-type="float" office:value="3823">
            <text:p>3823</text:p>
          </table:table-cell>
          <table:table-cell table:style-name="ce1" table:formula="of:=CHAR(RANDBETWEEN(65;90) )&amp;CHAR(RANDBETWEEN(65;90) )&amp;CHAR(RANDBETWEEN(65;90) )&amp;CHAR(RANDBETWEEN(65;90) )" office:value-type="string" office:string-value="RWFP">
            <text:p>RWFP</text:p>
          </table:table-cell>
          <table:table-cell table:number-columns-repeated="1021"/>
        </table:table-row>
        <table:table-row table:style-name="ro1">
          <table:table-cell table:formula="of:=[.B640]&amp;&quot;-&quot;&amp;[.C640]" office:value-type="string" office:string-value="3824-UISM">
            <text:p>3824-UISM</text:p>
          </table:table-cell>
          <table:table-cell office:value-type="float" office:value="3824">
            <text:p>3824</text:p>
          </table:table-cell>
          <table:table-cell table:style-name="ce1" table:formula="of:=CHAR(RANDBETWEEN(65;90) )&amp;CHAR(RANDBETWEEN(65;90) )&amp;CHAR(RANDBETWEEN(65;90) )&amp;CHAR(RANDBETWEEN(65;90) )" office:value-type="string" office:string-value="UISM">
            <text:p>UISM</text:p>
          </table:table-cell>
          <table:table-cell table:number-columns-repeated="1021"/>
        </table:table-row>
        <table:table-row table:style-name="ro1">
          <table:table-cell table:formula="of:=[.B641]&amp;&quot;-&quot;&amp;[.C641]" office:value-type="string" office:string-value="3825-AEXT">
            <text:p>3825-AEXT</text:p>
          </table:table-cell>
          <table:table-cell office:value-type="float" office:value="3825">
            <text:p>3825</text:p>
          </table:table-cell>
          <table:table-cell table:style-name="ce1" table:formula="of:=CHAR(RANDBETWEEN(65;90) )&amp;CHAR(RANDBETWEEN(65;90) )&amp;CHAR(RANDBETWEEN(65;90) )&amp;CHAR(RANDBETWEEN(65;90) )" office:value-type="string" office:string-value="AEXT">
            <text:p>AEXT</text:p>
          </table:table-cell>
          <table:table-cell table:number-columns-repeated="1021"/>
        </table:table-row>
        <table:table-row table:style-name="ro1">
          <table:table-cell table:formula="of:=[.B642]&amp;&quot;-&quot;&amp;[.C642]" office:value-type="string" office:string-value="3826-JVHD">
            <text:p>3826-JVHD</text:p>
          </table:table-cell>
          <table:table-cell office:value-type="float" office:value="3826">
            <text:p>3826</text:p>
          </table:table-cell>
          <table:table-cell table:style-name="ce1" table:formula="of:=CHAR(RANDBETWEEN(65;90) )&amp;CHAR(RANDBETWEEN(65;90) )&amp;CHAR(RANDBETWEEN(65;90) )&amp;CHAR(RANDBETWEEN(65;90) )" office:value-type="string" office:string-value="JVHD">
            <text:p>JVHD</text:p>
          </table:table-cell>
          <table:table-cell table:number-columns-repeated="1021"/>
        </table:table-row>
        <table:table-row table:style-name="ro1">
          <table:table-cell table:formula="of:=[.B643]&amp;&quot;-&quot;&amp;[.C643]" office:value-type="string" office:string-value="3827-OJOJ">
            <text:p>3827-OJOJ</text:p>
          </table:table-cell>
          <table:table-cell office:value-type="float" office:value="3827">
            <text:p>3827</text:p>
          </table:table-cell>
          <table:table-cell table:style-name="ce1" table:formula="of:=CHAR(RANDBETWEEN(65;90) )&amp;CHAR(RANDBETWEEN(65;90) )&amp;CHAR(RANDBETWEEN(65;90) )&amp;CHAR(RANDBETWEEN(65;90) )" office:value-type="string" office:string-value="OJOJ">
            <text:p>OJOJ</text:p>
          </table:table-cell>
          <table:table-cell table:number-columns-repeated="1021"/>
        </table:table-row>
        <table:table-row table:style-name="ro1">
          <table:table-cell table:formula="of:=[.B644]&amp;&quot;-&quot;&amp;[.C644]" office:value-type="string" office:string-value="3828-REEV">
            <text:p>3828-REEV</text:p>
          </table:table-cell>
          <table:table-cell office:value-type="float" office:value="3828">
            <text:p>3828</text:p>
          </table:table-cell>
          <table:table-cell table:style-name="ce1" table:formula="of:=CHAR(RANDBETWEEN(65;90) )&amp;CHAR(RANDBETWEEN(65;90) )&amp;CHAR(RANDBETWEEN(65;90) )&amp;CHAR(RANDBETWEEN(65;90) )" office:value-type="string" office:string-value="REEV">
            <text:p>REEV</text:p>
          </table:table-cell>
          <table:table-cell table:number-columns-repeated="1021"/>
        </table:table-row>
        <table:table-row table:style-name="ro1">
          <table:table-cell table:formula="of:=[.B645]&amp;&quot;-&quot;&amp;[.C645]" office:value-type="string" office:string-value="3829-UCNK">
            <text:p>3829-UCNK</text:p>
          </table:table-cell>
          <table:table-cell office:value-type="float" office:value="3829">
            <text:p>3829</text:p>
          </table:table-cell>
          <table:table-cell table:style-name="ce1" table:formula="of:=CHAR(RANDBETWEEN(65;90) )&amp;CHAR(RANDBETWEEN(65;90) )&amp;CHAR(RANDBETWEEN(65;90) )&amp;CHAR(RANDBETWEEN(65;90) )" office:value-type="string" office:string-value="UCNK">
            <text:p>UCNK</text:p>
          </table:table-cell>
          <table:table-cell table:number-columns-repeated="1021"/>
        </table:table-row>
        <table:table-row table:style-name="ro1">
          <table:table-cell table:formula="of:=[.B646]&amp;&quot;-&quot;&amp;[.C646]" office:value-type="string" office:string-value="3830-DMTF">
            <text:p>3830-DMTF</text:p>
          </table:table-cell>
          <table:table-cell office:value-type="float" office:value="3830">
            <text:p>3830</text:p>
          </table:table-cell>
          <table:table-cell table:style-name="ce1" table:formula="of:=CHAR(RANDBETWEEN(65;90) )&amp;CHAR(RANDBETWEEN(65;90) )&amp;CHAR(RANDBETWEEN(65;90) )&amp;CHAR(RANDBETWEEN(65;90) )" office:value-type="string" office:string-value="DMTF">
            <text:p>DMTF</text:p>
          </table:table-cell>
          <table:table-cell table:number-columns-repeated="1021"/>
        </table:table-row>
        <table:table-row table:style-name="ro1">
          <table:table-cell table:formula="of:=[.B647]&amp;&quot;-&quot;&amp;[.C647]" office:value-type="string" office:string-value="3831-YTVI">
            <text:p>3831-YTVI</text:p>
          </table:table-cell>
          <table:table-cell office:value-type="float" office:value="3831">
            <text:p>3831</text:p>
          </table:table-cell>
          <table:table-cell table:style-name="ce1" table:formula="of:=CHAR(RANDBETWEEN(65;90) )&amp;CHAR(RANDBETWEEN(65;90) )&amp;CHAR(RANDBETWEEN(65;90) )&amp;CHAR(RANDBETWEEN(65;90) )" office:value-type="string" office:string-value="YTVI">
            <text:p>YTVI</text:p>
          </table:table-cell>
          <table:table-cell table:number-columns-repeated="1021"/>
        </table:table-row>
        <table:table-row table:style-name="ro1">
          <table:table-cell table:formula="of:=[.B648]&amp;&quot;-&quot;&amp;[.C648]" office:value-type="string" office:string-value="3832-CDAH">
            <text:p>3832-CDAH</text:p>
          </table:table-cell>
          <table:table-cell office:value-type="float" office:value="3832">
            <text:p>3832</text:p>
          </table:table-cell>
          <table:table-cell table:style-name="ce1" table:formula="of:=CHAR(RANDBETWEEN(65;90) )&amp;CHAR(RANDBETWEEN(65;90) )&amp;CHAR(RANDBETWEEN(65;90) )&amp;CHAR(RANDBETWEEN(65;90) )" office:value-type="string" office:string-value="CDAH">
            <text:p>CDAH</text:p>
          </table:table-cell>
          <table:table-cell table:number-columns-repeated="1021"/>
        </table:table-row>
        <table:table-row table:style-name="ro1">
          <table:table-cell table:formula="of:=[.B649]&amp;&quot;-&quot;&amp;[.C649]" office:value-type="string" office:string-value="3833-UPSK">
            <text:p>3833-UPSK</text:p>
          </table:table-cell>
          <table:table-cell office:value-type="float" office:value="3833">
            <text:p>3833</text:p>
          </table:table-cell>
          <table:table-cell table:style-name="ce1" table:formula="of:=CHAR(RANDBETWEEN(65;90) )&amp;CHAR(RANDBETWEEN(65;90) )&amp;CHAR(RANDBETWEEN(65;90) )&amp;CHAR(RANDBETWEEN(65;90) )" office:value-type="string" office:string-value="UPSK">
            <text:p>UPSK</text:p>
          </table:table-cell>
          <table:table-cell table:number-columns-repeated="1021"/>
        </table:table-row>
        <table:table-row table:style-name="ro1">
          <table:table-cell table:formula="of:=[.B650]&amp;&quot;-&quot;&amp;[.C650]" office:value-type="string" office:string-value="3834-OYCS">
            <text:p>3834-OYCS</text:p>
          </table:table-cell>
          <table:table-cell office:value-type="float" office:value="3834">
            <text:p>3834</text:p>
          </table:table-cell>
          <table:table-cell table:style-name="ce1" table:formula="of:=CHAR(RANDBETWEEN(65;90) )&amp;CHAR(RANDBETWEEN(65;90) )&amp;CHAR(RANDBETWEEN(65;90) )&amp;CHAR(RANDBETWEEN(65;90) )" office:value-type="string" office:string-value="OYCS">
            <text:p>OYCS</text:p>
          </table:table-cell>
          <table:table-cell table:number-columns-repeated="1021"/>
        </table:table-row>
        <table:table-row table:style-name="ro1">
          <table:table-cell table:formula="of:=[.B651]&amp;&quot;-&quot;&amp;[.C651]" office:value-type="string" office:string-value="3835-JKFT">
            <text:p>3835-JKFT</text:p>
          </table:table-cell>
          <table:table-cell office:value-type="float" office:value="3835">
            <text:p>3835</text:p>
          </table:table-cell>
          <table:table-cell table:style-name="ce1" table:formula="of:=CHAR(RANDBETWEEN(65;90) )&amp;CHAR(RANDBETWEEN(65;90) )&amp;CHAR(RANDBETWEEN(65;90) )&amp;CHAR(RANDBETWEEN(65;90) )" office:value-type="string" office:string-value="JKFT">
            <text:p>JKFT</text:p>
          </table:table-cell>
          <table:table-cell table:number-columns-repeated="1021"/>
        </table:table-row>
        <table:table-row table:style-name="ro1">
          <table:table-cell table:formula="of:=[.B652]&amp;&quot;-&quot;&amp;[.C652]" office:value-type="string" office:string-value="4003-JUKN">
            <text:p>4003-JUKN</text:p>
          </table:table-cell>
          <table:table-cell office:value-type="float" office:value="4003">
            <text:p>4003</text:p>
          </table:table-cell>
          <table:table-cell table:style-name="ce1" table:formula="of:=CHAR(RANDBETWEEN(65;90) )&amp;CHAR(RANDBETWEEN(65;90) )&amp;CHAR(RANDBETWEEN(65;90) )&amp;CHAR(RANDBETWEEN(65;90) )" office:value-type="string" office:string-value="JUKN">
            <text:p>JUKN</text:p>
          </table:table-cell>
          <table:table-cell table:number-columns-repeated="1021"/>
        </table:table-row>
        <table:table-row table:style-name="ro1">
          <table:table-cell table:formula="of:=[.B653]&amp;&quot;-&quot;&amp;[.C653]" office:value-type="string" office:string-value="3836-CSGV">
            <text:p>3836-CSGV</text:p>
          </table:table-cell>
          <table:table-cell office:value-type="float" office:value="3836">
            <text:p>3836</text:p>
          </table:table-cell>
          <table:table-cell table:style-name="ce1" table:formula="of:=CHAR(RANDBETWEEN(65;90) )&amp;CHAR(RANDBETWEEN(65;90) )&amp;CHAR(RANDBETWEEN(65;90) )&amp;CHAR(RANDBETWEEN(65;90) )" office:value-type="string" office:string-value="CSGV">
            <text:p>CSGV</text:p>
          </table:table-cell>
          <table:table-cell table:number-columns-repeated="1021"/>
        </table:table-row>
        <table:table-row table:style-name="ro1">
          <table:table-cell table:formula="of:=[.B654]&amp;&quot;-&quot;&amp;[.C654]" office:value-type="string" office:string-value="3837-SWTR">
            <text:p>3837-SWTR</text:p>
          </table:table-cell>
          <table:table-cell office:value-type="float" office:value="3837">
            <text:p>3837</text:p>
          </table:table-cell>
          <table:table-cell table:style-name="ce1" table:formula="of:=CHAR(RANDBETWEEN(65;90) )&amp;CHAR(RANDBETWEEN(65;90) )&amp;CHAR(RANDBETWEEN(65;90) )&amp;CHAR(RANDBETWEEN(65;90) )" office:value-type="string" office:string-value="SWTR">
            <text:p>SWTR</text:p>
          </table:table-cell>
          <table:table-cell table:number-columns-repeated="1021"/>
        </table:table-row>
        <table:table-row table:style-name="ro1">
          <table:table-cell table:formula="of:=[.B655]&amp;&quot;-&quot;&amp;[.C655]" office:value-type="string" office:string-value="3838-IYGY">
            <text:p>3838-IYGY</text:p>
          </table:table-cell>
          <table:table-cell office:value-type="float" office:value="3838">
            <text:p>3838</text:p>
          </table:table-cell>
          <table:table-cell table:style-name="ce1" table:formula="of:=CHAR(RANDBETWEEN(65;90) )&amp;CHAR(RANDBETWEEN(65;90) )&amp;CHAR(RANDBETWEEN(65;90) )&amp;CHAR(RANDBETWEEN(65;90) )" office:value-type="string" office:string-value="IYGY">
            <text:p>IYGY</text:p>
          </table:table-cell>
          <table:table-cell table:number-columns-repeated="1021"/>
        </table:table-row>
        <table:table-row table:style-name="ro1">
          <table:table-cell table:formula="of:=[.B656]&amp;&quot;-&quot;&amp;[.C656]" office:value-type="string" office:string-value="3839-RGFS">
            <text:p>3839-RGFS</text:p>
          </table:table-cell>
          <table:table-cell office:value-type="float" office:value="3839">
            <text:p>3839</text:p>
          </table:table-cell>
          <table:table-cell table:style-name="ce1" table:formula="of:=CHAR(RANDBETWEEN(65;90) )&amp;CHAR(RANDBETWEEN(65;90) )&amp;CHAR(RANDBETWEEN(65;90) )&amp;CHAR(RANDBETWEEN(65;90) )" office:value-type="string" office:string-value="RGFS">
            <text:p>RGFS</text:p>
          </table:table-cell>
          <table:table-cell table:number-columns-repeated="1021"/>
        </table:table-row>
        <table:table-row table:style-name="ro1">
          <table:table-cell table:formula="of:=[.B657]&amp;&quot;-&quot;&amp;[.C657]" office:value-type="string" office:string-value="3840-QLFU">
            <text:p>3840-QLFU</text:p>
          </table:table-cell>
          <table:table-cell office:value-type="float" office:value="3840">
            <text:p>3840</text:p>
          </table:table-cell>
          <table:table-cell table:style-name="ce1" table:formula="of:=CHAR(RANDBETWEEN(65;90) )&amp;CHAR(RANDBETWEEN(65;90) )&amp;CHAR(RANDBETWEEN(65;90) )&amp;CHAR(RANDBETWEEN(65;90) )" office:value-type="string" office:string-value="QLFU">
            <text:p>QLFU</text:p>
          </table:table-cell>
          <table:table-cell table:number-columns-repeated="1021"/>
        </table:table-row>
        <table:table-row table:style-name="ro1">
          <table:table-cell table:formula="of:=[.B658]&amp;&quot;-&quot;&amp;[.C658]" office:value-type="string" office:string-value="3841-NYFI">
            <text:p>3841-NYFI</text:p>
          </table:table-cell>
          <table:table-cell office:value-type="float" office:value="3841">
            <text:p>3841</text:p>
          </table:table-cell>
          <table:table-cell table:style-name="ce1" table:formula="of:=CHAR(RANDBETWEEN(65;90) )&amp;CHAR(RANDBETWEEN(65;90) )&amp;CHAR(RANDBETWEEN(65;90) )&amp;CHAR(RANDBETWEEN(65;90) )" office:value-type="string" office:string-value="NYFI">
            <text:p>NYFI</text:p>
          </table:table-cell>
          <table:table-cell table:number-columns-repeated="1021"/>
        </table:table-row>
        <table:table-row table:style-name="ro1">
          <table:table-cell table:formula="of:=[.B659]&amp;&quot;-&quot;&amp;[.C659]" office:value-type="string" office:string-value="3842-ROUN">
            <text:p>3842-ROUN</text:p>
          </table:table-cell>
          <table:table-cell office:value-type="float" office:value="3842">
            <text:p>3842</text:p>
          </table:table-cell>
          <table:table-cell table:style-name="ce1" table:formula="of:=CHAR(RANDBETWEEN(65;90) )&amp;CHAR(RANDBETWEEN(65;90) )&amp;CHAR(RANDBETWEEN(65;90) )&amp;CHAR(RANDBETWEEN(65;90) )" office:value-type="string" office:string-value="ROUN">
            <text:p>ROUN</text:p>
          </table:table-cell>
          <table:table-cell table:number-columns-repeated="1021"/>
        </table:table-row>
        <table:table-row table:style-name="ro1">
          <table:table-cell table:formula="of:=[.B660]&amp;&quot;-&quot;&amp;[.C660]" office:value-type="string" office:string-value="3843-LVIZ">
            <text:p>3843-LVIZ</text:p>
          </table:table-cell>
          <table:table-cell office:value-type="float" office:value="3843">
            <text:p>3843</text:p>
          </table:table-cell>
          <table:table-cell table:style-name="ce1" table:formula="of:=CHAR(RANDBETWEEN(65;90) )&amp;CHAR(RANDBETWEEN(65;90) )&amp;CHAR(RANDBETWEEN(65;90) )&amp;CHAR(RANDBETWEEN(65;90) )" office:value-type="string" office:string-value="LVIZ">
            <text:p>LVIZ</text:p>
          </table:table-cell>
          <table:table-cell table:number-columns-repeated="1021"/>
        </table:table-row>
        <table:table-row table:style-name="ro1">
          <table:table-cell table:formula="of:=[.B661]&amp;&quot;-&quot;&amp;[.C661]" office:value-type="string" office:string-value="3844-VISC">
            <text:p>3844-VISC</text:p>
          </table:table-cell>
          <table:table-cell office:value-type="float" office:value="3844">
            <text:p>3844</text:p>
          </table:table-cell>
          <table:table-cell table:style-name="ce1" table:formula="of:=CHAR(RANDBETWEEN(65;90) )&amp;CHAR(RANDBETWEEN(65;90) )&amp;CHAR(RANDBETWEEN(65;90) )&amp;CHAR(RANDBETWEEN(65;90) )" office:value-type="string" office:string-value="VISC">
            <text:p>VISC</text:p>
          </table:table-cell>
          <table:table-cell table:number-columns-repeated="1021"/>
        </table:table-row>
        <table:table-row table:style-name="ro1">
          <table:table-cell table:formula="of:=[.B662]&amp;&quot;-&quot;&amp;[.C662]" office:value-type="string" office:string-value="3845-CQWB">
            <text:p>3845-CQWB</text:p>
          </table:table-cell>
          <table:table-cell office:value-type="float" office:value="3845">
            <text:p>3845</text:p>
          </table:table-cell>
          <table:table-cell table:style-name="ce1" table:formula="of:=CHAR(RANDBETWEEN(65;90) )&amp;CHAR(RANDBETWEEN(65;90) )&amp;CHAR(RANDBETWEEN(65;90) )&amp;CHAR(RANDBETWEEN(65;90) )" office:value-type="string" office:string-value="CQWB">
            <text:p>CQWB</text:p>
          </table:table-cell>
          <table:table-cell table:number-columns-repeated="1021"/>
        </table:table-row>
        <table:table-row table:style-name="ro1">
          <table:table-cell table:formula="of:=[.B663]&amp;&quot;-&quot;&amp;[.C663]" office:value-type="string" office:string-value="3846-ACJM">
            <text:p>3846-ACJM</text:p>
          </table:table-cell>
          <table:table-cell office:value-type="float" office:value="3846">
            <text:p>3846</text:p>
          </table:table-cell>
          <table:table-cell table:style-name="ce1" table:formula="of:=CHAR(RANDBETWEEN(65;90) )&amp;CHAR(RANDBETWEEN(65;90) )&amp;CHAR(RANDBETWEEN(65;90) )&amp;CHAR(RANDBETWEEN(65;90) )" office:value-type="string" office:string-value="ACJM">
            <text:p>ACJM</text:p>
          </table:table-cell>
          <table:table-cell table:number-columns-repeated="1021"/>
        </table:table-row>
        <table:table-row table:style-name="ro1">
          <table:table-cell table:formula="of:=[.B664]&amp;&quot;-&quot;&amp;[.C664]" office:value-type="string" office:string-value="3847-NRLV">
            <text:p>3847-NRLV</text:p>
          </table:table-cell>
          <table:table-cell office:value-type="float" office:value="3847">
            <text:p>3847</text:p>
          </table:table-cell>
          <table:table-cell table:style-name="ce1" table:formula="of:=CHAR(RANDBETWEEN(65;90) )&amp;CHAR(RANDBETWEEN(65;90) )&amp;CHAR(RANDBETWEEN(65;90) )&amp;CHAR(RANDBETWEEN(65;90) )" office:value-type="string" office:string-value="NRLV">
            <text:p>NRLV</text:p>
          </table:table-cell>
          <table:table-cell table:number-columns-repeated="1021"/>
        </table:table-row>
        <table:table-row table:style-name="ro1">
          <table:table-cell table:formula="of:=[.B665]&amp;&quot;-&quot;&amp;[.C665]" office:value-type="string" office:string-value="3848-XBZG">
            <text:p>3848-XBZG</text:p>
          </table:table-cell>
          <table:table-cell office:value-type="float" office:value="3848">
            <text:p>3848</text:p>
          </table:table-cell>
          <table:table-cell table:style-name="ce1" table:formula="of:=CHAR(RANDBETWEEN(65;90) )&amp;CHAR(RANDBETWEEN(65;90) )&amp;CHAR(RANDBETWEEN(65;90) )&amp;CHAR(RANDBETWEEN(65;90) )" office:value-type="string" office:string-value="XBZG">
            <text:p>XBZG</text:p>
          </table:table-cell>
          <table:table-cell table:number-columns-repeated="1021"/>
        </table:table-row>
        <table:table-row table:style-name="ro1">
          <table:table-cell table:formula="of:=[.B666]&amp;&quot;-&quot;&amp;[.C666]" office:value-type="string" office:string-value="3849-WSKQ">
            <text:p>3849-WSKQ</text:p>
          </table:table-cell>
          <table:table-cell office:value-type="float" office:value="3849">
            <text:p>3849</text:p>
          </table:table-cell>
          <table:table-cell table:style-name="ce1" table:formula="of:=CHAR(RANDBETWEEN(65;90) )&amp;CHAR(RANDBETWEEN(65;90) )&amp;CHAR(RANDBETWEEN(65;90) )&amp;CHAR(RANDBETWEEN(65;90) )" office:value-type="string" office:string-value="WSKQ">
            <text:p>WSKQ</text:p>
          </table:table-cell>
          <table:table-cell table:number-columns-repeated="1021"/>
        </table:table-row>
        <table:table-row table:style-name="ro1">
          <table:table-cell table:formula="of:=[.B667]&amp;&quot;-&quot;&amp;[.C667]" office:value-type="string" office:string-value="3850-PCKN">
            <text:p>3850-PCKN</text:p>
          </table:table-cell>
          <table:table-cell office:value-type="float" office:value="3850">
            <text:p>3850</text:p>
          </table:table-cell>
          <table:table-cell table:style-name="ce1" table:formula="of:=CHAR(RANDBETWEEN(65;90) )&amp;CHAR(RANDBETWEEN(65;90) )&amp;CHAR(RANDBETWEEN(65;90) )&amp;CHAR(RANDBETWEEN(65;90) )" office:value-type="string" office:string-value="PCKN">
            <text:p>PCKN</text:p>
          </table:table-cell>
          <table:table-cell table:number-columns-repeated="1021"/>
        </table:table-row>
        <table:table-row table:style-name="ro1">
          <table:table-cell table:formula="of:=[.B668]&amp;&quot;-&quot;&amp;[.C668]" office:value-type="string" office:string-value="3851-MJDK">
            <text:p>3851-MJDK</text:p>
          </table:table-cell>
          <table:table-cell office:value-type="float" office:value="3851">
            <text:p>3851</text:p>
          </table:table-cell>
          <table:table-cell table:style-name="ce1" table:formula="of:=CHAR(RANDBETWEEN(65;90) )&amp;CHAR(RANDBETWEEN(65;90) )&amp;CHAR(RANDBETWEEN(65;90) )&amp;CHAR(RANDBETWEEN(65;90) )" office:value-type="string" office:string-value="MJDK">
            <text:p>MJDK</text:p>
          </table:table-cell>
          <table:table-cell table:number-columns-repeated="1021"/>
        </table:table-row>
        <table:table-row table:style-name="ro1">
          <table:table-cell table:formula="of:=[.B669]&amp;&quot;-&quot;&amp;[.C669]" office:value-type="string" office:string-value="3852-BXHW">
            <text:p>3852-BXHW</text:p>
          </table:table-cell>
          <table:table-cell office:value-type="float" office:value="3852">
            <text:p>3852</text:p>
          </table:table-cell>
          <table:table-cell table:style-name="ce1" table:formula="of:=CHAR(RANDBETWEEN(65;90) )&amp;CHAR(RANDBETWEEN(65;90) )&amp;CHAR(RANDBETWEEN(65;90) )&amp;CHAR(RANDBETWEEN(65;90) )" office:value-type="string" office:string-value="BXHW">
            <text:p>BXHW</text:p>
          </table:table-cell>
          <table:table-cell table:number-columns-repeated="1021"/>
        </table:table-row>
        <table:table-row table:style-name="ro1">
          <table:table-cell table:formula="of:=[.B670]&amp;&quot;-&quot;&amp;[.C670]" office:value-type="string" office:string-value="3853-PHHP">
            <text:p>3853-PHHP</text:p>
          </table:table-cell>
          <table:table-cell office:value-type="float" office:value="3853">
            <text:p>3853</text:p>
          </table:table-cell>
          <table:table-cell table:style-name="ce1" table:formula="of:=CHAR(RANDBETWEEN(65;90) )&amp;CHAR(RANDBETWEEN(65;90) )&amp;CHAR(RANDBETWEEN(65;90) )&amp;CHAR(RANDBETWEEN(65;90) )" office:value-type="string" office:string-value="PHHP">
            <text:p>PHHP</text:p>
          </table:table-cell>
          <table:table-cell table:number-columns-repeated="1021"/>
        </table:table-row>
        <table:table-row table:style-name="ro1">
          <table:table-cell table:formula="of:=[.B671]&amp;&quot;-&quot;&amp;[.C671]" office:value-type="string" office:string-value="3854-PKDU">
            <text:p>3854-PKDU</text:p>
          </table:table-cell>
          <table:table-cell office:value-type="float" office:value="3854">
            <text:p>3854</text:p>
          </table:table-cell>
          <table:table-cell table:style-name="ce1" table:formula="of:=CHAR(RANDBETWEEN(65;90) )&amp;CHAR(RANDBETWEEN(65;90) )&amp;CHAR(RANDBETWEEN(65;90) )&amp;CHAR(RANDBETWEEN(65;90) )" office:value-type="string" office:string-value="PKDU">
            <text:p>PKDU</text:p>
          </table:table-cell>
          <table:table-cell table:number-columns-repeated="1021"/>
        </table:table-row>
        <table:table-row table:style-name="ro1">
          <table:table-cell table:formula="of:=[.B672]&amp;&quot;-&quot;&amp;[.C672]" office:value-type="string" office:string-value="3855-BIZU">
            <text:p>3855-BIZU</text:p>
          </table:table-cell>
          <table:table-cell office:value-type="float" office:value="3855">
            <text:p>3855</text:p>
          </table:table-cell>
          <table:table-cell table:style-name="ce1" table:formula="of:=CHAR(RANDBETWEEN(65;90) )&amp;CHAR(RANDBETWEEN(65;90) )&amp;CHAR(RANDBETWEEN(65;90) )&amp;CHAR(RANDBETWEEN(65;90) )" office:value-type="string" office:string-value="BIZU">
            <text:p>BIZU</text:p>
          </table:table-cell>
          <table:table-cell table:number-columns-repeated="1021"/>
        </table:table-row>
        <table:table-row table:style-name="ro1">
          <table:table-cell table:formula="of:=[.B673]&amp;&quot;-&quot;&amp;[.C673]" office:value-type="string" office:string-value="3856-NTDS">
            <text:p>3856-NTDS</text:p>
          </table:table-cell>
          <table:table-cell office:value-type="float" office:value="3856">
            <text:p>3856</text:p>
          </table:table-cell>
          <table:table-cell table:style-name="ce1" table:formula="of:=CHAR(RANDBETWEEN(65;90) )&amp;CHAR(RANDBETWEEN(65;90) )&amp;CHAR(RANDBETWEEN(65;90) )&amp;CHAR(RANDBETWEEN(65;90) )" office:value-type="string" office:string-value="NTDS">
            <text:p>NTDS</text:p>
          </table:table-cell>
          <table:table-cell table:number-columns-repeated="1021"/>
        </table:table-row>
        <table:table-row table:style-name="ro1">
          <table:table-cell table:formula="of:=[.B674]&amp;&quot;-&quot;&amp;[.C674]" office:value-type="string" office:string-value="3857-YMFP">
            <text:p>3857-YMFP</text:p>
          </table:table-cell>
          <table:table-cell office:value-type="float" office:value="3857">
            <text:p>3857</text:p>
          </table:table-cell>
          <table:table-cell table:style-name="ce1" table:formula="of:=CHAR(RANDBETWEEN(65;90) )&amp;CHAR(RANDBETWEEN(65;90) )&amp;CHAR(RANDBETWEEN(65;90) )&amp;CHAR(RANDBETWEEN(65;90) )" office:value-type="string" office:string-value="YMFP">
            <text:p>YMFP</text:p>
          </table:table-cell>
          <table:table-cell table:number-columns-repeated="1021"/>
        </table:table-row>
        <table:table-row table:style-name="ro1">
          <table:table-cell table:formula="of:=[.B675]&amp;&quot;-&quot;&amp;[.C675]" office:value-type="string" office:string-value="3858-LJTG">
            <text:p>3858-LJTG</text:p>
          </table:table-cell>
          <table:table-cell office:value-type="float" office:value="3858">
            <text:p>3858</text:p>
          </table:table-cell>
          <table:table-cell table:style-name="ce1" table:formula="of:=CHAR(RANDBETWEEN(65;90) )&amp;CHAR(RANDBETWEEN(65;90) )&amp;CHAR(RANDBETWEEN(65;90) )&amp;CHAR(RANDBETWEEN(65;90) )" office:value-type="string" office:string-value="LJTG">
            <text:p>LJTG</text:p>
          </table:table-cell>
          <table:table-cell table:number-columns-repeated="1021"/>
        </table:table-row>
        <table:table-row table:style-name="ro1">
          <table:table-cell table:formula="of:=[.B676]&amp;&quot;-&quot;&amp;[.C676]" office:value-type="string" office:string-value="3859-MFHM">
            <text:p>3859-MFHM</text:p>
          </table:table-cell>
          <table:table-cell office:value-type="float" office:value="3859">
            <text:p>3859</text:p>
          </table:table-cell>
          <table:table-cell table:style-name="ce1" table:formula="of:=CHAR(RANDBETWEEN(65;90) )&amp;CHAR(RANDBETWEEN(65;90) )&amp;CHAR(RANDBETWEEN(65;90) )&amp;CHAR(RANDBETWEEN(65;90) )" office:value-type="string" office:string-value="MFHM">
            <text:p>MFHM</text:p>
          </table:table-cell>
          <table:table-cell table:number-columns-repeated="1021"/>
        </table:table-row>
        <table:table-row table:style-name="ro1">
          <table:table-cell table:formula="of:=[.B677]&amp;&quot;-&quot;&amp;[.C677]" office:value-type="string" office:string-value="3861-KMKI">
            <text:p>3861-KMKI</text:p>
          </table:table-cell>
          <table:table-cell office:value-type="float" office:value="3861">
            <text:p>3861</text:p>
          </table:table-cell>
          <table:table-cell table:style-name="ce1" table:formula="of:=CHAR(RANDBETWEEN(65;90) )&amp;CHAR(RANDBETWEEN(65;90) )&amp;CHAR(RANDBETWEEN(65;90) )&amp;CHAR(RANDBETWEEN(65;90) )" office:value-type="string" office:string-value="KMKI">
            <text:p>KMKI</text:p>
          </table:table-cell>
          <table:table-cell table:number-columns-repeated="1021"/>
        </table:table-row>
        <table:table-row table:style-name="ro1">
          <table:table-cell table:formula="of:=[.B678]&amp;&quot;-&quot;&amp;[.C678]" office:value-type="string" office:string-value="3862-KHDH">
            <text:p>3862-KHDH</text:p>
          </table:table-cell>
          <table:table-cell office:value-type="float" office:value="3862">
            <text:p>3862</text:p>
          </table:table-cell>
          <table:table-cell table:style-name="ce1" table:formula="of:=CHAR(RANDBETWEEN(65;90) )&amp;CHAR(RANDBETWEEN(65;90) )&amp;CHAR(RANDBETWEEN(65;90) )&amp;CHAR(RANDBETWEEN(65;90) )" office:value-type="string" office:string-value="KHDH">
            <text:p>KHDH</text:p>
          </table:table-cell>
          <table:table-cell table:number-columns-repeated="1021"/>
        </table:table-row>
        <table:table-row table:style-name="ro1">
          <table:table-cell table:formula="of:=[.B679]&amp;&quot;-&quot;&amp;[.C679]" office:value-type="string" office:string-value="3863-MNEA">
            <text:p>3863-MNEA</text:p>
          </table:table-cell>
          <table:table-cell office:value-type="float" office:value="3863">
            <text:p>3863</text:p>
          </table:table-cell>
          <table:table-cell table:style-name="ce1" table:formula="of:=CHAR(RANDBETWEEN(65;90) )&amp;CHAR(RANDBETWEEN(65;90) )&amp;CHAR(RANDBETWEEN(65;90) )&amp;CHAR(RANDBETWEEN(65;90) )" office:value-type="string" office:string-value="MNEA">
            <text:p>MNEA</text:p>
          </table:table-cell>
          <table:table-cell table:number-columns-repeated="1021"/>
        </table:table-row>
        <table:table-row table:style-name="ro1">
          <table:table-cell table:formula="of:=[.B680]&amp;&quot;-&quot;&amp;[.C680]" office:value-type="string" office:string-value="3864-MWDQ">
            <text:p>3864-MWDQ</text:p>
          </table:table-cell>
          <table:table-cell office:value-type="float" office:value="3864">
            <text:p>3864</text:p>
          </table:table-cell>
          <table:table-cell table:style-name="ce1" table:formula="of:=CHAR(RANDBETWEEN(65;90) )&amp;CHAR(RANDBETWEEN(65;90) )&amp;CHAR(RANDBETWEEN(65;90) )&amp;CHAR(RANDBETWEEN(65;90) )" office:value-type="string" office:string-value="MWDQ">
            <text:p>MWDQ</text:p>
          </table:table-cell>
          <table:table-cell table:number-columns-repeated="1021"/>
        </table:table-row>
        <table:table-row table:style-name="ro1">
          <table:table-cell table:formula="of:=[.B681]&amp;&quot;-&quot;&amp;[.C681]" office:value-type="string" office:string-value="3865-YOOA">
            <text:p>3865-YOOA</text:p>
          </table:table-cell>
          <table:table-cell office:value-type="float" office:value="3865">
            <text:p>3865</text:p>
          </table:table-cell>
          <table:table-cell table:style-name="ce1" table:formula="of:=CHAR(RANDBETWEEN(65;90) )&amp;CHAR(RANDBETWEEN(65;90) )&amp;CHAR(RANDBETWEEN(65;90) )&amp;CHAR(RANDBETWEEN(65;90) )" office:value-type="string" office:string-value="YOOA">
            <text:p>YOOA</text:p>
          </table:table-cell>
          <table:table-cell table:number-columns-repeated="1021"/>
        </table:table-row>
        <table:table-row table:style-name="ro1">
          <table:table-cell table:formula="of:=[.B682]&amp;&quot;-&quot;&amp;[.C682]" office:value-type="string" office:string-value="3866-EBOZ">
            <text:p>3866-EBOZ</text:p>
          </table:table-cell>
          <table:table-cell office:value-type="float" office:value="3866">
            <text:p>3866</text:p>
          </table:table-cell>
          <table:table-cell table:style-name="ce1" table:formula="of:=CHAR(RANDBETWEEN(65;90) )&amp;CHAR(RANDBETWEEN(65;90) )&amp;CHAR(RANDBETWEEN(65;90) )&amp;CHAR(RANDBETWEEN(65;90) )" office:value-type="string" office:string-value="EBOZ">
            <text:p>EBOZ</text:p>
          </table:table-cell>
          <table:table-cell table:number-columns-repeated="1021"/>
        </table:table-row>
        <table:table-row table:style-name="ro1">
          <table:table-cell table:formula="of:=[.B683]&amp;&quot;-&quot;&amp;[.C683]" office:value-type="string" office:string-value="3867-TYNY">
            <text:p>3867-TYNY</text:p>
          </table:table-cell>
          <table:table-cell office:value-type="float" office:value="3867">
            <text:p>3867</text:p>
          </table:table-cell>
          <table:table-cell table:style-name="ce1" table:formula="of:=CHAR(RANDBETWEEN(65;90) )&amp;CHAR(RANDBETWEEN(65;90) )&amp;CHAR(RANDBETWEEN(65;90) )&amp;CHAR(RANDBETWEEN(65;90) )" office:value-type="string" office:string-value="TYNY">
            <text:p>TYNY</text:p>
          </table:table-cell>
          <table:table-cell table:number-columns-repeated="1021"/>
        </table:table-row>
        <table:table-row table:style-name="ro1">
          <table:table-cell table:formula="of:=[.B684]&amp;&quot;-&quot;&amp;[.C684]" office:value-type="string" office:string-value="3868-UFMX">
            <text:p>3868-UFMX</text:p>
          </table:table-cell>
          <table:table-cell office:value-type="float" office:value="3868">
            <text:p>3868</text:p>
          </table:table-cell>
          <table:table-cell table:style-name="ce1" table:formula="of:=CHAR(RANDBETWEEN(65;90) )&amp;CHAR(RANDBETWEEN(65;90) )&amp;CHAR(RANDBETWEEN(65;90) )&amp;CHAR(RANDBETWEEN(65;90) )" office:value-type="string" office:string-value="UFMX">
            <text:p>UFMX</text:p>
          </table:table-cell>
          <table:table-cell table:number-columns-repeated="1021"/>
        </table:table-row>
        <table:table-row table:style-name="ro1">
          <table:table-cell table:formula="of:=[.B685]&amp;&quot;-&quot;&amp;[.C685]" office:value-type="string" office:string-value="3869-GKGL">
            <text:p>3869-GKGL</text:p>
          </table:table-cell>
          <table:table-cell office:value-type="float" office:value="3869">
            <text:p>3869</text:p>
          </table:table-cell>
          <table:table-cell table:style-name="ce1" table:formula="of:=CHAR(RANDBETWEEN(65;90) )&amp;CHAR(RANDBETWEEN(65;90) )&amp;CHAR(RANDBETWEEN(65;90) )&amp;CHAR(RANDBETWEEN(65;90) )" office:value-type="string" office:string-value="GKGL">
            <text:p>GKGL</text:p>
          </table:table-cell>
          <table:table-cell table:number-columns-repeated="1021"/>
        </table:table-row>
        <table:table-row table:style-name="ro1">
          <table:table-cell table:formula="of:=[.B686]&amp;&quot;-&quot;&amp;[.C686]" office:value-type="string" office:string-value="3870-CSZX">
            <text:p>3870-CSZX</text:p>
          </table:table-cell>
          <table:table-cell office:value-type="float" office:value="3870">
            <text:p>3870</text:p>
          </table:table-cell>
          <table:table-cell table:style-name="ce1" table:formula="of:=CHAR(RANDBETWEEN(65;90) )&amp;CHAR(RANDBETWEEN(65;90) )&amp;CHAR(RANDBETWEEN(65;90) )&amp;CHAR(RANDBETWEEN(65;90) )" office:value-type="string" office:string-value="CSZX">
            <text:p>CSZX</text:p>
          </table:table-cell>
          <table:table-cell table:number-columns-repeated="1021"/>
        </table:table-row>
        <table:table-row table:style-name="ro1">
          <table:table-cell table:formula="of:=[.B687]&amp;&quot;-&quot;&amp;[.C687]" office:value-type="string" office:string-value="3871-WQRJ">
            <text:p>3871-WQRJ</text:p>
          </table:table-cell>
          <table:table-cell office:value-type="float" office:value="3871">
            <text:p>3871</text:p>
          </table:table-cell>
          <table:table-cell table:style-name="ce1" table:formula="of:=CHAR(RANDBETWEEN(65;90) )&amp;CHAR(RANDBETWEEN(65;90) )&amp;CHAR(RANDBETWEEN(65;90) )&amp;CHAR(RANDBETWEEN(65;90) )" office:value-type="string" office:string-value="WQRJ">
            <text:p>WQRJ</text:p>
          </table:table-cell>
          <table:table-cell table:number-columns-repeated="1021"/>
        </table:table-row>
        <table:table-row table:style-name="ro1">
          <table:table-cell table:formula="of:=[.B688]&amp;&quot;-&quot;&amp;[.C688]" office:value-type="string" office:string-value="3872-TWQD">
            <text:p>3872-TWQD</text:p>
          </table:table-cell>
          <table:table-cell office:value-type="float" office:value="3872">
            <text:p>3872</text:p>
          </table:table-cell>
          <table:table-cell table:style-name="ce1" table:formula="of:=CHAR(RANDBETWEEN(65;90) )&amp;CHAR(RANDBETWEEN(65;90) )&amp;CHAR(RANDBETWEEN(65;90) )&amp;CHAR(RANDBETWEEN(65;90) )" office:value-type="string" office:string-value="TWQD">
            <text:p>TWQD</text:p>
          </table:table-cell>
          <table:table-cell table:number-columns-repeated="1021"/>
        </table:table-row>
        <table:table-row table:style-name="ro1">
          <table:table-cell table:formula="of:=[.B689]&amp;&quot;-&quot;&amp;[.C689]" office:value-type="string" office:string-value="4004-IXMM">
            <text:p>4004-IXMM</text:p>
          </table:table-cell>
          <table:table-cell office:value-type="float" office:value="4004">
            <text:p>4004</text:p>
          </table:table-cell>
          <table:table-cell table:style-name="ce1" table:formula="of:=CHAR(RANDBETWEEN(65;90) )&amp;CHAR(RANDBETWEEN(65;90) )&amp;CHAR(RANDBETWEEN(65;90) )&amp;CHAR(RANDBETWEEN(65;90) )" office:value-type="string" office:string-value="IXMM">
            <text:p>IXMM</text:p>
          </table:table-cell>
          <table:table-cell table:number-columns-repeated="1021"/>
        </table:table-row>
        <table:table-row table:style-name="ro1">
          <table:table-cell table:formula="of:=[.B690]&amp;&quot;-&quot;&amp;[.C690]" office:value-type="string" office:string-value="3874-MFHZ">
            <text:p>3874-MFHZ</text:p>
          </table:table-cell>
          <table:table-cell office:value-type="float" office:value="3874">
            <text:p>3874</text:p>
          </table:table-cell>
          <table:table-cell table:style-name="ce1" table:formula="of:=CHAR(RANDBETWEEN(65;90) )&amp;CHAR(RANDBETWEEN(65;90) )&amp;CHAR(RANDBETWEEN(65;90) )&amp;CHAR(RANDBETWEEN(65;90) )" office:value-type="string" office:string-value="MFHZ">
            <text:p>MFHZ</text:p>
          </table:table-cell>
          <table:table-cell table:number-columns-repeated="1021"/>
        </table:table-row>
        <table:table-row table:style-name="ro1">
          <table:table-cell table:formula="of:=[.B691]&amp;&quot;-&quot;&amp;[.C691]" office:value-type="string" office:string-value="3875-SBNR">
            <text:p>3875-SBNR</text:p>
          </table:table-cell>
          <table:table-cell office:value-type="float" office:value="3875">
            <text:p>3875</text:p>
          </table:table-cell>
          <table:table-cell table:style-name="ce1" table:formula="of:=CHAR(RANDBETWEEN(65;90) )&amp;CHAR(RANDBETWEEN(65;90) )&amp;CHAR(RANDBETWEEN(65;90) )&amp;CHAR(RANDBETWEEN(65;90) )" office:value-type="string" office:string-value="SBNR">
            <text:p>SBNR</text:p>
          </table:table-cell>
          <table:table-cell table:number-columns-repeated="1021"/>
        </table:table-row>
        <table:table-row table:style-name="ro1">
          <table:table-cell table:formula="of:=[.B692]&amp;&quot;-&quot;&amp;[.C692]" office:value-type="string" office:string-value="3876-MLVI">
            <text:p>3876-MLVI</text:p>
          </table:table-cell>
          <table:table-cell office:value-type="float" office:value="3876">
            <text:p>3876</text:p>
          </table:table-cell>
          <table:table-cell table:style-name="ce1" table:formula="of:=CHAR(RANDBETWEEN(65;90) )&amp;CHAR(RANDBETWEEN(65;90) )&amp;CHAR(RANDBETWEEN(65;90) )&amp;CHAR(RANDBETWEEN(65;90) )" office:value-type="string" office:string-value="MLVI">
            <text:p>MLVI</text:p>
          </table:table-cell>
          <table:table-cell table:number-columns-repeated="1021"/>
        </table:table-row>
        <table:table-row table:style-name="ro1">
          <table:table-cell table:formula="of:=[.B693]&amp;&quot;-&quot;&amp;[.C693]" office:value-type="string" office:string-value="3877-ANMU">
            <text:p>3877-ANMU</text:p>
          </table:table-cell>
          <table:table-cell office:value-type="float" office:value="3877">
            <text:p>3877</text:p>
          </table:table-cell>
          <table:table-cell table:style-name="ce1" table:formula="of:=CHAR(RANDBETWEEN(65;90) )&amp;CHAR(RANDBETWEEN(65;90) )&amp;CHAR(RANDBETWEEN(65;90) )&amp;CHAR(RANDBETWEEN(65;90) )" office:value-type="string" office:string-value="ANMU">
            <text:p>ANMU</text:p>
          </table:table-cell>
          <table:table-cell table:number-columns-repeated="1021"/>
        </table:table-row>
        <table:table-row table:style-name="ro1">
          <table:table-cell table:formula="of:=[.B694]&amp;&quot;-&quot;&amp;[.C694]" office:value-type="string" office:string-value="3878-XKRB">
            <text:p>3878-XKRB</text:p>
          </table:table-cell>
          <table:table-cell office:value-type="float" office:value="3878">
            <text:p>3878</text:p>
          </table:table-cell>
          <table:table-cell table:style-name="ce1" table:formula="of:=CHAR(RANDBETWEEN(65;90) )&amp;CHAR(RANDBETWEEN(65;90) )&amp;CHAR(RANDBETWEEN(65;90) )&amp;CHAR(RANDBETWEEN(65;90) )" office:value-type="string" office:string-value="XKRB">
            <text:p>XKRB</text:p>
          </table:table-cell>
          <table:table-cell table:number-columns-repeated="1021"/>
        </table:table-row>
        <table:table-row table:style-name="ro1">
          <table:table-cell table:formula="of:=[.B695]&amp;&quot;-&quot;&amp;[.C695]" office:value-type="string" office:string-value="3879-UYPE">
            <text:p>3879-UYPE</text:p>
          </table:table-cell>
          <table:table-cell office:value-type="float" office:value="3879">
            <text:p>3879</text:p>
          </table:table-cell>
          <table:table-cell table:style-name="ce1" table:formula="of:=CHAR(RANDBETWEEN(65;90) )&amp;CHAR(RANDBETWEEN(65;90) )&amp;CHAR(RANDBETWEEN(65;90) )&amp;CHAR(RANDBETWEEN(65;90) )" office:value-type="string" office:string-value="UYPE">
            <text:p>UYPE</text:p>
          </table:table-cell>
          <table:table-cell table:number-columns-repeated="1021"/>
        </table:table-row>
        <table:table-row table:style-name="ro1">
          <table:table-cell table:formula="of:=[.B696]&amp;&quot;-&quot;&amp;[.C696]" office:value-type="string" office:string-value="3880-NFKU">
            <text:p>3880-NFKU</text:p>
          </table:table-cell>
          <table:table-cell office:value-type="float" office:value="3880">
            <text:p>3880</text:p>
          </table:table-cell>
          <table:table-cell table:style-name="ce1" table:formula="of:=CHAR(RANDBETWEEN(65;90) )&amp;CHAR(RANDBETWEEN(65;90) )&amp;CHAR(RANDBETWEEN(65;90) )&amp;CHAR(RANDBETWEEN(65;90) )" office:value-type="string" office:string-value="NFKU">
            <text:p>NFKU</text:p>
          </table:table-cell>
          <table:table-cell table:number-columns-repeated="1021"/>
        </table:table-row>
        <table:table-row table:style-name="ro1">
          <table:table-cell table:formula="of:=[.B697]&amp;&quot;-&quot;&amp;[.C697]" office:value-type="string" office:string-value="3881-BTVD">
            <text:p>3881-BTVD</text:p>
          </table:table-cell>
          <table:table-cell office:value-type="float" office:value="3881">
            <text:p>3881</text:p>
          </table:table-cell>
          <table:table-cell table:style-name="ce1" table:formula="of:=CHAR(RANDBETWEEN(65;90) )&amp;CHAR(RANDBETWEEN(65;90) )&amp;CHAR(RANDBETWEEN(65;90) )&amp;CHAR(RANDBETWEEN(65;90) )" office:value-type="string" office:string-value="BTVD">
            <text:p>BTVD</text:p>
          </table:table-cell>
          <table:table-cell table:number-columns-repeated="1021"/>
        </table:table-row>
        <table:table-row table:style-name="ro1">
          <table:table-cell table:formula="of:=[.B698]&amp;&quot;-&quot;&amp;[.C698]" office:value-type="string" office:string-value="3882-BETD">
            <text:p>3882-BETD</text:p>
          </table:table-cell>
          <table:table-cell office:value-type="float" office:value="3882">
            <text:p>3882</text:p>
          </table:table-cell>
          <table:table-cell table:style-name="ce1" table:formula="of:=CHAR(RANDBETWEEN(65;90) )&amp;CHAR(RANDBETWEEN(65;90) )&amp;CHAR(RANDBETWEEN(65;90) )&amp;CHAR(RANDBETWEEN(65;90) )" office:value-type="string" office:string-value="BETD">
            <text:p>BETD</text:p>
          </table:table-cell>
          <table:table-cell table:number-columns-repeated="1021"/>
        </table:table-row>
        <table:table-row table:style-name="ro1">
          <table:table-cell table:formula="of:=[.B699]&amp;&quot;-&quot;&amp;[.C699]" office:value-type="string" office:string-value="3883-ZBPN">
            <text:p>3883-ZBPN</text:p>
          </table:table-cell>
          <table:table-cell office:value-type="float" office:value="3883">
            <text:p>3883</text:p>
          </table:table-cell>
          <table:table-cell table:style-name="ce1" table:formula="of:=CHAR(RANDBETWEEN(65;90) )&amp;CHAR(RANDBETWEEN(65;90) )&amp;CHAR(RANDBETWEEN(65;90) )&amp;CHAR(RANDBETWEEN(65;90) )" office:value-type="string" office:string-value="ZBPN">
            <text:p>ZBPN</text:p>
          </table:table-cell>
          <table:table-cell table:number-columns-repeated="1021"/>
        </table:table-row>
        <table:table-row table:style-name="ro1">
          <table:table-cell table:formula="of:=[.B700]&amp;&quot;-&quot;&amp;[.C700]" office:value-type="string" office:string-value="3884-BBQG">
            <text:p>3884-BBQG</text:p>
          </table:table-cell>
          <table:table-cell office:value-type="float" office:value="3884">
            <text:p>3884</text:p>
          </table:table-cell>
          <table:table-cell table:style-name="ce1" table:formula="of:=CHAR(RANDBETWEEN(65;90) )&amp;CHAR(RANDBETWEEN(65;90) )&amp;CHAR(RANDBETWEEN(65;90) )&amp;CHAR(RANDBETWEEN(65;90) )" office:value-type="string" office:string-value="BBQG">
            <text:p>BBQG</text:p>
          </table:table-cell>
          <table:table-cell table:number-columns-repeated="1021"/>
        </table:table-row>
        <table:table-row table:style-name="ro1">
          <table:table-cell table:formula="of:=[.B701]&amp;&quot;-&quot;&amp;[.C701]" office:value-type="string" office:string-value="3885-JLYZ">
            <text:p>3885-JLYZ</text:p>
          </table:table-cell>
          <table:table-cell office:value-type="float" office:value="3885">
            <text:p>3885</text:p>
          </table:table-cell>
          <table:table-cell table:style-name="ce1" table:formula="of:=CHAR(RANDBETWEEN(65;90) )&amp;CHAR(RANDBETWEEN(65;90) )&amp;CHAR(RANDBETWEEN(65;90) )&amp;CHAR(RANDBETWEEN(65;90) )" office:value-type="string" office:string-value="JLYZ">
            <text:p>JLYZ</text:p>
          </table:table-cell>
          <table:table-cell table:number-columns-repeated="1021"/>
        </table:table-row>
        <table:table-row table:style-name="ro1">
          <table:table-cell table:formula="of:=[.B702]&amp;&quot;-&quot;&amp;[.C702]" office:value-type="string" office:string-value="3886-NGUX">
            <text:p>3886-NGUX</text:p>
          </table:table-cell>
          <table:table-cell office:value-type="float" office:value="3886">
            <text:p>3886</text:p>
          </table:table-cell>
          <table:table-cell table:style-name="ce1" table:formula="of:=CHAR(RANDBETWEEN(65;90) )&amp;CHAR(RANDBETWEEN(65;90) )&amp;CHAR(RANDBETWEEN(65;90) )&amp;CHAR(RANDBETWEEN(65;90) )" office:value-type="string" office:string-value="NGUX">
            <text:p>NGUX</text:p>
          </table:table-cell>
          <table:table-cell table:number-columns-repeated="1021"/>
        </table:table-row>
        <table:table-row table:style-name="ro1">
          <table:table-cell table:formula="of:=[.B703]&amp;&quot;-&quot;&amp;[.C703]" office:value-type="string" office:string-value="3887-KRRN">
            <text:p>3887-KRRN</text:p>
          </table:table-cell>
          <table:table-cell office:value-type="float" office:value="3887">
            <text:p>3887</text:p>
          </table:table-cell>
          <table:table-cell table:style-name="ce1" table:formula="of:=CHAR(RANDBETWEEN(65;90) )&amp;CHAR(RANDBETWEEN(65;90) )&amp;CHAR(RANDBETWEEN(65;90) )&amp;CHAR(RANDBETWEEN(65;90) )" office:value-type="string" office:string-value="KRRN">
            <text:p>KRRN</text:p>
          </table:table-cell>
          <table:table-cell table:number-columns-repeated="1021"/>
        </table:table-row>
        <table:table-row table:style-name="ro1">
          <table:table-cell table:formula="of:=[.B704]&amp;&quot;-&quot;&amp;[.C704]" office:value-type="string" office:string-value="3888-GUHB">
            <text:p>3888-GUHB</text:p>
          </table:table-cell>
          <table:table-cell office:value-type="float" office:value="3888">
            <text:p>3888</text:p>
          </table:table-cell>
          <table:table-cell table:style-name="ce1" table:formula="of:=CHAR(RANDBETWEEN(65;90) )&amp;CHAR(RANDBETWEEN(65;90) )&amp;CHAR(RANDBETWEEN(65;90) )&amp;CHAR(RANDBETWEEN(65;90) )" office:value-type="string" office:string-value="GUHB">
            <text:p>GUHB</text:p>
          </table:table-cell>
          <table:table-cell table:number-columns-repeated="1021"/>
        </table:table-row>
        <table:table-row table:style-name="ro1">
          <table:table-cell table:formula="of:=[.B705]&amp;&quot;-&quot;&amp;[.C705]" office:value-type="string" office:string-value="3889-RVYH">
            <text:p>3889-RVYH</text:p>
          </table:table-cell>
          <table:table-cell office:value-type="float" office:value="3889">
            <text:p>3889</text:p>
          </table:table-cell>
          <table:table-cell table:style-name="ce1" table:formula="of:=CHAR(RANDBETWEEN(65;90) )&amp;CHAR(RANDBETWEEN(65;90) )&amp;CHAR(RANDBETWEEN(65;90) )&amp;CHAR(RANDBETWEEN(65;90) )" office:value-type="string" office:string-value="RVYH">
            <text:p>RVYH</text:p>
          </table:table-cell>
          <table:table-cell table:number-columns-repeated="1021"/>
        </table:table-row>
        <table:table-row table:style-name="ro1">
          <table:table-cell table:formula="of:=[.B706]&amp;&quot;-&quot;&amp;[.C706]" office:value-type="string" office:string-value="3890-CORV">
            <text:p>3890-CORV</text:p>
          </table:table-cell>
          <table:table-cell office:value-type="float" office:value="3890">
            <text:p>3890</text:p>
          </table:table-cell>
          <table:table-cell table:style-name="ce1" table:formula="of:=CHAR(RANDBETWEEN(65;90) )&amp;CHAR(RANDBETWEEN(65;90) )&amp;CHAR(RANDBETWEEN(65;90) )&amp;CHAR(RANDBETWEEN(65;90) )" office:value-type="string" office:string-value="CORV">
            <text:p>CORV</text:p>
          </table:table-cell>
          <table:table-cell table:number-columns-repeated="1021"/>
        </table:table-row>
        <table:table-row table:style-name="ro1">
          <table:table-cell table:formula="of:=[.B707]&amp;&quot;-&quot;&amp;[.C707]" office:value-type="string" office:string-value="3891-YAXO">
            <text:p>3891-YAXO</text:p>
          </table:table-cell>
          <table:table-cell office:value-type="float" office:value="3891">
            <text:p>3891</text:p>
          </table:table-cell>
          <table:table-cell table:style-name="ce1" table:formula="of:=CHAR(RANDBETWEEN(65;90) )&amp;CHAR(RANDBETWEEN(65;90) )&amp;CHAR(RANDBETWEEN(65;90) )&amp;CHAR(RANDBETWEEN(65;90) )" office:value-type="string" office:string-value="YAXO">
            <text:p>YAXO</text:p>
          </table:table-cell>
          <table:table-cell table:number-columns-repeated="1021"/>
        </table:table-row>
        <table:table-row table:style-name="ro1">
          <table:table-cell table:formula="of:=[.B708]&amp;&quot;-&quot;&amp;[.C708]" office:value-type="string" office:string-value="3892-HZXU">
            <text:p>3892-HZXU</text:p>
          </table:table-cell>
          <table:table-cell office:value-type="float" office:value="3892">
            <text:p>3892</text:p>
          </table:table-cell>
          <table:table-cell table:style-name="ce1" table:formula="of:=CHAR(RANDBETWEEN(65;90) )&amp;CHAR(RANDBETWEEN(65;90) )&amp;CHAR(RANDBETWEEN(65;90) )&amp;CHAR(RANDBETWEEN(65;90) )" office:value-type="string" office:string-value="HZXU">
            <text:p>HZXU</text:p>
          </table:table-cell>
          <table:table-cell table:number-columns-repeated="1021"/>
        </table:table-row>
        <table:table-row table:style-name="ro1">
          <table:table-cell table:formula="of:=[.B709]&amp;&quot;-&quot;&amp;[.C709]" office:value-type="string" office:string-value="3893-XSTG">
            <text:p>3893-XSTG</text:p>
          </table:table-cell>
          <table:table-cell office:value-type="float" office:value="3893">
            <text:p>3893</text:p>
          </table:table-cell>
          <table:table-cell table:style-name="ce1" table:formula="of:=CHAR(RANDBETWEEN(65;90) )&amp;CHAR(RANDBETWEEN(65;90) )&amp;CHAR(RANDBETWEEN(65;90) )&amp;CHAR(RANDBETWEEN(65;90) )" office:value-type="string" office:string-value="XSTG">
            <text:p>XSTG</text:p>
          </table:table-cell>
          <table:table-cell table:number-columns-repeated="1021"/>
        </table:table-row>
        <table:table-row table:style-name="ro1">
          <table:table-cell table:formula="of:=[.B710]&amp;&quot;-&quot;&amp;[.C710]" office:value-type="string" office:string-value="3894-ENHK">
            <text:p>3894-ENHK</text:p>
          </table:table-cell>
          <table:table-cell office:value-type="float" office:value="3894">
            <text:p>3894</text:p>
          </table:table-cell>
          <table:table-cell table:style-name="ce1" table:formula="of:=CHAR(RANDBETWEEN(65;90) )&amp;CHAR(RANDBETWEEN(65;90) )&amp;CHAR(RANDBETWEEN(65;90) )&amp;CHAR(RANDBETWEEN(65;90) )" office:value-type="string" office:string-value="ENHK">
            <text:p>ENHK</text:p>
          </table:table-cell>
          <table:table-cell table:number-columns-repeated="1021"/>
        </table:table-row>
        <table:table-row table:style-name="ro1">
          <table:table-cell table:formula="of:=[.B711]&amp;&quot;-&quot;&amp;[.C711]" office:value-type="string" office:string-value="3895-JBBB">
            <text:p>3895-JBBB</text:p>
          </table:table-cell>
          <table:table-cell office:value-type="float" office:value="3895">
            <text:p>3895</text:p>
          </table:table-cell>
          <table:table-cell table:style-name="ce1" table:formula="of:=CHAR(RANDBETWEEN(65;90) )&amp;CHAR(RANDBETWEEN(65;90) )&amp;CHAR(RANDBETWEEN(65;90) )&amp;CHAR(RANDBETWEEN(65;90) )" office:value-type="string" office:string-value="JBBB">
            <text:p>JBBB</text:p>
          </table:table-cell>
          <table:table-cell table:number-columns-repeated="1021"/>
        </table:table-row>
        <table:table-row table:style-name="ro1">
          <table:table-cell table:formula="of:=[.B712]&amp;&quot;-&quot;&amp;[.C712]" office:value-type="string" office:string-value="3896-IOTN">
            <text:p>3896-IOTN</text:p>
          </table:table-cell>
          <table:table-cell office:value-type="float" office:value="3896">
            <text:p>3896</text:p>
          </table:table-cell>
          <table:table-cell table:style-name="ce1" table:formula="of:=CHAR(RANDBETWEEN(65;90) )&amp;CHAR(RANDBETWEEN(65;90) )&amp;CHAR(RANDBETWEEN(65;90) )&amp;CHAR(RANDBETWEEN(65;90) )" office:value-type="string" office:string-value="IOTN">
            <text:p>IOTN</text:p>
          </table:table-cell>
          <table:table-cell table:number-columns-repeated="1021"/>
        </table:table-row>
        <table:table-row table:style-name="ro1">
          <table:table-cell table:formula="of:=[.B713]&amp;&quot;-&quot;&amp;[.C713]" office:value-type="string" office:string-value="3897-EGSW">
            <text:p>3897-EGSW</text:p>
          </table:table-cell>
          <table:table-cell office:value-type="float" office:value="3897">
            <text:p>3897</text:p>
          </table:table-cell>
          <table:table-cell table:style-name="ce1" table:formula="of:=CHAR(RANDBETWEEN(65;90) )&amp;CHAR(RANDBETWEEN(65;90) )&amp;CHAR(RANDBETWEEN(65;90) )&amp;CHAR(RANDBETWEEN(65;90) )" office:value-type="string" office:string-value="EGSW">
            <text:p>EGSW</text:p>
          </table:table-cell>
          <table:table-cell table:number-columns-repeated="1021"/>
        </table:table-row>
        <table:table-row table:style-name="ro1">
          <table:table-cell table:formula="of:=[.B714]&amp;&quot;-&quot;&amp;[.C714]" office:value-type="string" office:string-value="3898-WLYN">
            <text:p>3898-WLYN</text:p>
          </table:table-cell>
          <table:table-cell office:value-type="float" office:value="3898">
            <text:p>3898</text:p>
          </table:table-cell>
          <table:table-cell table:style-name="ce1" table:formula="of:=CHAR(RANDBETWEEN(65;90) )&amp;CHAR(RANDBETWEEN(65;90) )&amp;CHAR(RANDBETWEEN(65;90) )&amp;CHAR(RANDBETWEEN(65;90) )" office:value-type="string" office:string-value="WLYN">
            <text:p>WLYN</text:p>
          </table:table-cell>
          <table:table-cell table:number-columns-repeated="1021"/>
        </table:table-row>
        <table:table-row table:style-name="ro1">
          <table:table-cell table:formula="of:=[.B715]&amp;&quot;-&quot;&amp;[.C715]" office:value-type="string" office:string-value="3900-PJHZ">
            <text:p>3900-PJHZ</text:p>
          </table:table-cell>
          <table:table-cell office:value-type="float" office:value="3900">
            <text:p>3900</text:p>
          </table:table-cell>
          <table:table-cell table:style-name="ce1" table:formula="of:=CHAR(RANDBETWEEN(65;90) )&amp;CHAR(RANDBETWEEN(65;90) )&amp;CHAR(RANDBETWEEN(65;90) )&amp;CHAR(RANDBETWEEN(65;90) )" office:value-type="string" office:string-value="PJHZ">
            <text:p>PJHZ</text:p>
          </table:table-cell>
          <table:table-cell table:number-columns-repeated="1021"/>
        </table:table-row>
        <table:table-row table:style-name="ro1">
          <table:table-cell table:formula="of:=[.B716]&amp;&quot;-&quot;&amp;[.C716]" office:value-type="string" office:string-value="3901-PZQB">
            <text:p>3901-PZQB</text:p>
          </table:table-cell>
          <table:table-cell office:value-type="float" office:value="3901">
            <text:p>3901</text:p>
          </table:table-cell>
          <table:table-cell table:style-name="ce1" table:formula="of:=CHAR(RANDBETWEEN(65;90) )&amp;CHAR(RANDBETWEEN(65;90) )&amp;CHAR(RANDBETWEEN(65;90) )&amp;CHAR(RANDBETWEEN(65;90) )" office:value-type="string" office:string-value="PZQB">
            <text:p>PZQB</text:p>
          </table:table-cell>
          <table:table-cell table:number-columns-repeated="1021"/>
        </table:table-row>
        <table:table-row table:style-name="ro1">
          <table:table-cell table:formula="of:=[.B717]&amp;&quot;-&quot;&amp;[.C717]" office:value-type="string" office:string-value="3902-JKZJ">
            <text:p>3902-JKZJ</text:p>
          </table:table-cell>
          <table:table-cell office:value-type="float" office:value="3902">
            <text:p>3902</text:p>
          </table:table-cell>
          <table:table-cell table:style-name="ce1" table:formula="of:=CHAR(RANDBETWEEN(65;90) )&amp;CHAR(RANDBETWEEN(65;90) )&amp;CHAR(RANDBETWEEN(65;90) )&amp;CHAR(RANDBETWEEN(65;90) )" office:value-type="string" office:string-value="JKZJ">
            <text:p>JKZJ</text:p>
          </table:table-cell>
          <table:table-cell table:number-columns-repeated="1021"/>
        </table:table-row>
        <table:table-row table:style-name="ro1">
          <table:table-cell table:formula="of:=[.B718]&amp;&quot;-&quot;&amp;[.C718]" office:value-type="string" office:string-value="3903-VWTT">
            <text:p>3903-VWTT</text:p>
          </table:table-cell>
          <table:table-cell office:value-type="float" office:value="3903">
            <text:p>3903</text:p>
          </table:table-cell>
          <table:table-cell table:style-name="ce1" table:formula="of:=CHAR(RANDBETWEEN(65;90) )&amp;CHAR(RANDBETWEEN(65;90) )&amp;CHAR(RANDBETWEEN(65;90) )&amp;CHAR(RANDBETWEEN(65;90) )" office:value-type="string" office:string-value="VWTT">
            <text:p>VWTT</text:p>
          </table:table-cell>
          <table:table-cell table:number-columns-repeated="1021"/>
        </table:table-row>
        <table:table-row table:style-name="ro1">
          <table:table-cell table:formula="of:=[.B719]&amp;&quot;-&quot;&amp;[.C719]" office:value-type="string" office:string-value="4005-EYVW">
            <text:p>4005-EYVW</text:p>
          </table:table-cell>
          <table:table-cell office:value-type="float" office:value="4005">
            <text:p>4005</text:p>
          </table:table-cell>
          <table:table-cell table:style-name="ce1" table:formula="of:=CHAR(RANDBETWEEN(65;90) )&amp;CHAR(RANDBETWEEN(65;90) )&amp;CHAR(RANDBETWEEN(65;90) )&amp;CHAR(RANDBETWEEN(65;90) )" office:value-type="string" office:string-value="EYVW">
            <text:p>EYVW</text:p>
          </table:table-cell>
          <table:table-cell table:number-columns-repeated="1021"/>
        </table:table-row>
        <table:table-row table:style-name="ro1">
          <table:table-cell table:formula="of:=[.B720]&amp;&quot;-&quot;&amp;[.C720]" office:value-type="string" office:string-value="4379-PUPX">
            <text:p>4379-PUPX</text:p>
          </table:table-cell>
          <table:table-cell office:value-type="float" office:value="4379">
            <text:p>4379</text:p>
          </table:table-cell>
          <table:table-cell table:style-name="ce1" table:formula="of:=CHAR(RANDBETWEEN(65;90) )&amp;CHAR(RANDBETWEEN(65;90) )&amp;CHAR(RANDBETWEEN(65;90) )&amp;CHAR(RANDBETWEEN(65;90) )" office:value-type="string" office:string-value="PUPX">
            <text:p>PUPX</text:p>
          </table:table-cell>
          <table:table-cell table:number-columns-repeated="1021"/>
        </table:table-row>
        <table:table-row table:style-name="ro1">
          <table:table-cell table:formula="of:=[.B721]&amp;&quot;-&quot;&amp;[.C721]" office:value-type="string" office:string-value="4380-LQOU">
            <text:p>4380-LQOU</text:p>
          </table:table-cell>
          <table:table-cell office:value-type="float" office:value="4380">
            <text:p>4380</text:p>
          </table:table-cell>
          <table:table-cell table:style-name="ce1" table:formula="of:=CHAR(RANDBETWEEN(65;90) )&amp;CHAR(RANDBETWEEN(65;90) )&amp;CHAR(RANDBETWEEN(65;90) )&amp;CHAR(RANDBETWEEN(65;90) )" office:value-type="string" office:string-value="LQOU">
            <text:p>LQOU</text:p>
          </table:table-cell>
          <table:table-cell table:number-columns-repeated="1021"/>
        </table:table-row>
        <table:table-row table:style-name="ro1">
          <table:table-cell table:formula="of:=[.B722]&amp;&quot;-&quot;&amp;[.C722]" office:value-type="string" office:string-value="4381-PHOI">
            <text:p>4381-PHOI</text:p>
          </table:table-cell>
          <table:table-cell office:value-type="float" office:value="4381">
            <text:p>4381</text:p>
          </table:table-cell>
          <table:table-cell table:style-name="ce1" table:formula="of:=CHAR(RANDBETWEEN(65;90) )&amp;CHAR(RANDBETWEEN(65;90) )&amp;CHAR(RANDBETWEEN(65;90) )&amp;CHAR(RANDBETWEEN(65;90) )" office:value-type="string" office:string-value="PHOI">
            <text:p>PHOI</text:p>
          </table:table-cell>
          <table:table-cell table:number-columns-repeated="1021"/>
        </table:table-row>
        <table:table-row table:style-name="ro1">
          <table:table-cell table:formula="of:=[.B723]&amp;&quot;-&quot;&amp;[.C723]" office:value-type="string" office:string-value="4382-AMFK">
            <text:p>4382-AMFK</text:p>
          </table:table-cell>
          <table:table-cell office:value-type="float" office:value="4382">
            <text:p>4382</text:p>
          </table:table-cell>
          <table:table-cell table:style-name="ce1" table:formula="of:=CHAR(RANDBETWEEN(65;90) )&amp;CHAR(RANDBETWEEN(65;90) )&amp;CHAR(RANDBETWEEN(65;90) )&amp;CHAR(RANDBETWEEN(65;90) )" office:value-type="string" office:string-value="AMFK">
            <text:p>AMFK</text:p>
          </table:table-cell>
          <table:table-cell table:number-columns-repeated="1021"/>
        </table:table-row>
        <table:table-row table:style-name="ro1">
          <table:table-cell table:formula="of:=[.B724]&amp;&quot;-&quot;&amp;[.C724]" office:value-type="string" office:string-value="4383-KJUI">
            <text:p>4383-KJUI</text:p>
          </table:table-cell>
          <table:table-cell office:value-type="float" office:value="4383">
            <text:p>4383</text:p>
          </table:table-cell>
          <table:table-cell table:style-name="ce1" table:formula="of:=CHAR(RANDBETWEEN(65;90) )&amp;CHAR(RANDBETWEEN(65;90) )&amp;CHAR(RANDBETWEEN(65;90) )&amp;CHAR(RANDBETWEEN(65;90) )" office:value-type="string" office:string-value="KJUI">
            <text:p>KJUI</text:p>
          </table:table-cell>
          <table:table-cell table:number-columns-repeated="1021"/>
        </table:table-row>
        <table:table-row table:style-name="ro1">
          <table:table-cell table:formula="of:=[.B725]&amp;&quot;-&quot;&amp;[.C725]" office:value-type="string" office:string-value="4384-UQHB">
            <text:p>4384-UQHB</text:p>
          </table:table-cell>
          <table:table-cell office:value-type="float" office:value="4384">
            <text:p>4384</text:p>
          </table:table-cell>
          <table:table-cell table:style-name="ce1" table:formula="of:=CHAR(RANDBETWEEN(65;90) )&amp;CHAR(RANDBETWEEN(65;90) )&amp;CHAR(RANDBETWEEN(65;90) )&amp;CHAR(RANDBETWEEN(65;90) )" office:value-type="string" office:string-value="UQHB">
            <text:p>UQHB</text:p>
          </table:table-cell>
          <table:table-cell table:number-columns-repeated="1021"/>
        </table:table-row>
        <table:table-row table:style-name="ro1">
          <table:table-cell table:formula="of:=[.B726]&amp;&quot;-&quot;&amp;[.C726]" office:value-type="string" office:string-value="4385-GZDO">
            <text:p>4385-GZDO</text:p>
          </table:table-cell>
          <table:table-cell office:value-type="float" office:value="4385">
            <text:p>4385</text:p>
          </table:table-cell>
          <table:table-cell table:style-name="ce1" table:formula="of:=CHAR(RANDBETWEEN(65;90) )&amp;CHAR(RANDBETWEEN(65;90) )&amp;CHAR(RANDBETWEEN(65;90) )&amp;CHAR(RANDBETWEEN(65;90) )" office:value-type="string" office:string-value="GZDO">
            <text:p>GZDO</text:p>
          </table:table-cell>
          <table:table-cell table:number-columns-repeated="1021"/>
        </table:table-row>
        <table:table-row table:style-name="ro1">
          <table:table-cell table:formula="of:=[.B727]&amp;&quot;-&quot;&amp;[.C727]" office:value-type="string" office:string-value="4386-GVNQ">
            <text:p>4386-GVNQ</text:p>
          </table:table-cell>
          <table:table-cell office:value-type="float" office:value="4386">
            <text:p>4386</text:p>
          </table:table-cell>
          <table:table-cell table:style-name="ce1" table:formula="of:=CHAR(RANDBETWEEN(65;90) )&amp;CHAR(RANDBETWEEN(65;90) )&amp;CHAR(RANDBETWEEN(65;90) )&amp;CHAR(RANDBETWEEN(65;90) )" office:value-type="string" office:string-value="GVNQ">
            <text:p>GVNQ</text:p>
          </table:table-cell>
          <table:table-cell table:number-columns-repeated="1021"/>
        </table:table-row>
        <table:table-row table:style-name="ro1">
          <table:table-cell table:formula="of:=[.B728]&amp;&quot;-&quot;&amp;[.C728]" office:value-type="string" office:string-value="4387-NPVQ">
            <text:p>4387-NPVQ</text:p>
          </table:table-cell>
          <table:table-cell office:value-type="float" office:value="4387">
            <text:p>4387</text:p>
          </table:table-cell>
          <table:table-cell table:style-name="ce1" table:formula="of:=CHAR(RANDBETWEEN(65;90) )&amp;CHAR(RANDBETWEEN(65;90) )&amp;CHAR(RANDBETWEEN(65;90) )&amp;CHAR(RANDBETWEEN(65;90) )" office:value-type="string" office:string-value="NPVQ">
            <text:p>NPVQ</text:p>
          </table:table-cell>
          <table:table-cell table:number-columns-repeated="1021"/>
        </table:table-row>
        <table:table-row table:style-name="ro1">
          <table:table-cell table:formula="of:=[.B729]&amp;&quot;-&quot;&amp;[.C729]" office:value-type="string" office:string-value="4388-KTDI">
            <text:p>4388-KTDI</text:p>
          </table:table-cell>
          <table:table-cell office:value-type="float" office:value="4388">
            <text:p>4388</text:p>
          </table:table-cell>
          <table:table-cell table:style-name="ce1" table:formula="of:=CHAR(RANDBETWEEN(65;90) )&amp;CHAR(RANDBETWEEN(65;90) )&amp;CHAR(RANDBETWEEN(65;90) )&amp;CHAR(RANDBETWEEN(65;90) )" office:value-type="string" office:string-value="KTDI">
            <text:p>KTDI</text:p>
          </table:table-cell>
          <table:table-cell table:number-columns-repeated="1021"/>
        </table:table-row>
        <table:table-row table:style-name="ro1">
          <table:table-cell table:formula="of:=[.B730]&amp;&quot;-&quot;&amp;[.C730]" office:value-type="string" office:string-value="4389-LAFD">
            <text:p>4389-LAFD</text:p>
          </table:table-cell>
          <table:table-cell office:value-type="float" office:value="4389">
            <text:p>4389</text:p>
          </table:table-cell>
          <table:table-cell table:style-name="ce1" table:formula="of:=CHAR(RANDBETWEEN(65;90) )&amp;CHAR(RANDBETWEEN(65;90) )&amp;CHAR(RANDBETWEEN(65;90) )&amp;CHAR(RANDBETWEEN(65;90) )" office:value-type="string" office:string-value="LAFD">
            <text:p>LAFD</text:p>
          </table:table-cell>
          <table:table-cell table:number-columns-repeated="1021"/>
        </table:table-row>
        <table:table-row table:style-name="ro1">
          <table:table-cell table:formula="of:=[.B731]&amp;&quot;-&quot;&amp;[.C731]" office:value-type="string" office:string-value="4390-NDEN">
            <text:p>4390-NDEN</text:p>
          </table:table-cell>
          <table:table-cell office:value-type="float" office:value="4390">
            <text:p>4390</text:p>
          </table:table-cell>
          <table:table-cell table:style-name="ce1" table:formula="of:=CHAR(RANDBETWEEN(65;90) )&amp;CHAR(RANDBETWEEN(65;90) )&amp;CHAR(RANDBETWEEN(65;90) )&amp;CHAR(RANDBETWEEN(65;90) )" office:value-type="string" office:string-value="NDEN">
            <text:p>NDEN</text:p>
          </table:table-cell>
          <table:table-cell table:number-columns-repeated="1021"/>
        </table:table-row>
        <table:table-row table:style-name="ro1">
          <table:table-cell table:formula="of:=[.B732]&amp;&quot;-&quot;&amp;[.C732]" office:value-type="string" office:string-value="4391-GHGP">
            <text:p>4391-GHGP</text:p>
          </table:table-cell>
          <table:table-cell office:value-type="float" office:value="4391">
            <text:p>4391</text:p>
          </table:table-cell>
          <table:table-cell table:style-name="ce1" table:formula="of:=CHAR(RANDBETWEEN(65;90) )&amp;CHAR(RANDBETWEEN(65;90) )&amp;CHAR(RANDBETWEEN(65;90) )&amp;CHAR(RANDBETWEEN(65;90) )" office:value-type="string" office:string-value="GHGP">
            <text:p>GHGP</text:p>
          </table:table-cell>
          <table:table-cell table:number-columns-repeated="1021"/>
        </table:table-row>
        <table:table-row table:style-name="ro1">
          <table:table-cell table:formula="of:=[.B733]&amp;&quot;-&quot;&amp;[.C733]" office:value-type="string" office:string-value="4392-FNZC">
            <text:p>4392-FNZC</text:p>
          </table:table-cell>
          <table:table-cell office:value-type="float" office:value="4392">
            <text:p>4392</text:p>
          </table:table-cell>
          <table:table-cell table:style-name="ce1" table:formula="of:=CHAR(RANDBETWEEN(65;90) )&amp;CHAR(RANDBETWEEN(65;90) )&amp;CHAR(RANDBETWEEN(65;90) )&amp;CHAR(RANDBETWEEN(65;90) )" office:value-type="string" office:string-value="FNZC">
            <text:p>FNZC</text:p>
          </table:table-cell>
          <table:table-cell table:number-columns-repeated="1021"/>
        </table:table-row>
        <table:table-row table:style-name="ro1">
          <table:table-cell table:formula="of:=[.B734]&amp;&quot;-&quot;&amp;[.C734]" office:value-type="string" office:string-value="4393-UISO">
            <text:p>4393-UISO</text:p>
          </table:table-cell>
          <table:table-cell office:value-type="float" office:value="4393">
            <text:p>4393</text:p>
          </table:table-cell>
          <table:table-cell table:style-name="ce1" table:formula="of:=CHAR(RANDBETWEEN(65;90) )&amp;CHAR(RANDBETWEEN(65;90) )&amp;CHAR(RANDBETWEEN(65;90) )&amp;CHAR(RANDBETWEEN(65;90) )" office:value-type="string" office:string-value="UISO">
            <text:p>UISO</text:p>
          </table:table-cell>
          <table:table-cell table:number-columns-repeated="1021"/>
        </table:table-row>
        <table:table-row table:style-name="ro1">
          <table:table-cell table:formula="of:=[.B735]&amp;&quot;-&quot;&amp;[.C735]" office:value-type="string" office:string-value="4394-VGRM">
            <text:p>4394-VGRM</text:p>
          </table:table-cell>
          <table:table-cell office:value-type="float" office:value="4394">
            <text:p>4394</text:p>
          </table:table-cell>
          <table:table-cell table:style-name="ce1" table:formula="of:=CHAR(RANDBETWEEN(65;90) )&amp;CHAR(RANDBETWEEN(65;90) )&amp;CHAR(RANDBETWEEN(65;90) )&amp;CHAR(RANDBETWEEN(65;90) )" office:value-type="string" office:string-value="VGRM">
            <text:p>VGRM</text:p>
          </table:table-cell>
          <table:table-cell table:number-columns-repeated="1021"/>
        </table:table-row>
        <table:table-row table:style-name="ro1">
          <table:table-cell table:formula="of:=[.B736]&amp;&quot;-&quot;&amp;[.C736]" office:value-type="string" office:string-value="4395-KANX">
            <text:p>4395-KANX</text:p>
          </table:table-cell>
          <table:table-cell office:value-type="float" office:value="4395">
            <text:p>4395</text:p>
          </table:table-cell>
          <table:table-cell table:style-name="ce1" table:formula="of:=CHAR(RANDBETWEEN(65;90) )&amp;CHAR(RANDBETWEEN(65;90) )&amp;CHAR(RANDBETWEEN(65;90) )&amp;CHAR(RANDBETWEEN(65;90) )" office:value-type="string" office:string-value="KANX">
            <text:p>KANX</text:p>
          </table:table-cell>
          <table:table-cell table:number-columns-repeated="1021"/>
        </table:table-row>
        <table:table-row table:style-name="ro1">
          <table:table-cell table:formula="of:=[.B737]&amp;&quot;-&quot;&amp;[.C737]" office:value-type="string" office:string-value="4396-GGVX">
            <text:p>4396-GGVX</text:p>
          </table:table-cell>
          <table:table-cell office:value-type="float" office:value="4396">
            <text:p>4396</text:p>
          </table:table-cell>
          <table:table-cell table:style-name="ce1" table:formula="of:=CHAR(RANDBETWEEN(65;90) )&amp;CHAR(RANDBETWEEN(65;90) )&amp;CHAR(RANDBETWEEN(65;90) )&amp;CHAR(RANDBETWEEN(65;90) )" office:value-type="string" office:string-value="GGVX">
            <text:p>GGVX</text:p>
          </table:table-cell>
          <table:table-cell table:number-columns-repeated="1021"/>
        </table:table-row>
        <table:table-row table:style-name="ro1">
          <table:table-cell table:formula="of:=[.B738]&amp;&quot;-&quot;&amp;[.C738]" office:value-type="string" office:string-value="4397-IPOG">
            <text:p>4397-IPOG</text:p>
          </table:table-cell>
          <table:table-cell office:value-type="float" office:value="4397">
            <text:p>4397</text:p>
          </table:table-cell>
          <table:table-cell table:style-name="ce1" table:formula="of:=CHAR(RANDBETWEEN(65;90) )&amp;CHAR(RANDBETWEEN(65;90) )&amp;CHAR(RANDBETWEEN(65;90) )&amp;CHAR(RANDBETWEEN(65;90) )" office:value-type="string" office:string-value="IPOG">
            <text:p>IPOG</text:p>
          </table:table-cell>
          <table:table-cell table:number-columns-repeated="1021"/>
        </table:table-row>
        <table:table-row table:style-name="ro1">
          <table:table-cell table:formula="of:=[.B739]&amp;&quot;-&quot;&amp;[.C739]" office:value-type="string" office:string-value="4398-LYJU">
            <text:p>4398-LYJU</text:p>
          </table:table-cell>
          <table:table-cell office:value-type="float" office:value="4398">
            <text:p>4398</text:p>
          </table:table-cell>
          <table:table-cell table:style-name="ce1" table:formula="of:=CHAR(RANDBETWEEN(65;90) )&amp;CHAR(RANDBETWEEN(65;90) )&amp;CHAR(RANDBETWEEN(65;90) )&amp;CHAR(RANDBETWEEN(65;90) )" office:value-type="string" office:string-value="LYJU">
            <text:p>LYJU</text:p>
          </table:table-cell>
          <table:table-cell table:number-columns-repeated="1021"/>
        </table:table-row>
        <table:table-row table:style-name="ro1">
          <table:table-cell table:formula="of:=[.B740]&amp;&quot;-&quot;&amp;[.C740]" office:value-type="string" office:string-value="4399-SEND">
            <text:p>4399-SEND</text:p>
          </table:table-cell>
          <table:table-cell office:value-type="float" office:value="4399">
            <text:p>4399</text:p>
          </table:table-cell>
          <table:table-cell table:style-name="ce1" table:formula="of:=CHAR(RANDBETWEEN(65;90) )&amp;CHAR(RANDBETWEEN(65;90) )&amp;CHAR(RANDBETWEEN(65;90) )&amp;CHAR(RANDBETWEEN(65;90) )" office:value-type="string" office:string-value="SEND">
            <text:p>SEND</text:p>
          </table:table-cell>
          <table:table-cell table:number-columns-repeated="1021"/>
        </table:table-row>
        <table:table-row table:style-name="ro1">
          <table:table-cell table:formula="of:=[.B741]&amp;&quot;-&quot;&amp;[.C741]" office:value-type="string" office:string-value="4400-OWJV">
            <text:p>4400-OWJV</text:p>
          </table:table-cell>
          <table:table-cell office:value-type="float" office:value="4400">
            <text:p>4400</text:p>
          </table:table-cell>
          <table:table-cell table:style-name="ce1" table:formula="of:=CHAR(RANDBETWEEN(65;90) )&amp;CHAR(RANDBETWEEN(65;90) )&amp;CHAR(RANDBETWEEN(65;90) )&amp;CHAR(RANDBETWEEN(65;90) )" office:value-type="string" office:string-value="OWJV">
            <text:p>OWJV</text:p>
          </table:table-cell>
          <table:table-cell table:number-columns-repeated="1021"/>
        </table:table-row>
        <table:table-row table:style-name="ro1">
          <table:table-cell table:formula="of:=[.B742]&amp;&quot;-&quot;&amp;[.C742]" office:value-type="string" office:string-value="4401-UYQD">
            <text:p>4401-UYQD</text:p>
          </table:table-cell>
          <table:table-cell office:value-type="float" office:value="4401">
            <text:p>4401</text:p>
          </table:table-cell>
          <table:table-cell table:style-name="ce1" table:formula="of:=CHAR(RANDBETWEEN(65;90) )&amp;CHAR(RANDBETWEEN(65;90) )&amp;CHAR(RANDBETWEEN(65;90) )&amp;CHAR(RANDBETWEEN(65;90) )" office:value-type="string" office:string-value="UYQD">
            <text:p>UYQD</text:p>
          </table:table-cell>
          <table:table-cell table:number-columns-repeated="1021"/>
        </table:table-row>
        <table:table-row table:style-name="ro1">
          <table:table-cell table:formula="of:=[.B743]&amp;&quot;-&quot;&amp;[.C743]" office:value-type="string" office:string-value="4402-LLPJ">
            <text:p>4402-LLPJ</text:p>
          </table:table-cell>
          <table:table-cell office:value-type="float" office:value="4402">
            <text:p>4402</text:p>
          </table:table-cell>
          <table:table-cell table:style-name="ce1" table:formula="of:=CHAR(RANDBETWEEN(65;90) )&amp;CHAR(RANDBETWEEN(65;90) )&amp;CHAR(RANDBETWEEN(65;90) )&amp;CHAR(RANDBETWEEN(65;90) )" office:value-type="string" office:string-value="LLPJ">
            <text:p>LLPJ</text:p>
          </table:table-cell>
          <table:table-cell table:number-columns-repeated="1021"/>
        </table:table-row>
        <table:table-row table:style-name="ro1">
          <table:table-cell table:formula="of:=[.B744]&amp;&quot;-&quot;&amp;[.C744]" office:value-type="string" office:string-value="4403-RTQC">
            <text:p>4403-RTQC</text:p>
          </table:table-cell>
          <table:table-cell office:value-type="float" office:value="4403">
            <text:p>4403</text:p>
          </table:table-cell>
          <table:table-cell table:style-name="ce1" table:formula="of:=CHAR(RANDBETWEEN(65;90) )&amp;CHAR(RANDBETWEEN(65;90) )&amp;CHAR(RANDBETWEEN(65;90) )&amp;CHAR(RANDBETWEEN(65;90) )" office:value-type="string" office:string-value="RTQC">
            <text:p>RTQC</text:p>
          </table:table-cell>
          <table:table-cell table:number-columns-repeated="1021"/>
        </table:table-row>
        <table:table-row table:style-name="ro1">
          <table:table-cell table:formula="of:=[.B745]&amp;&quot;-&quot;&amp;[.C745]" office:value-type="string" office:string-value="4404-VDKF">
            <text:p>4404-VDKF</text:p>
          </table:table-cell>
          <table:table-cell office:value-type="float" office:value="4404">
            <text:p>4404</text:p>
          </table:table-cell>
          <table:table-cell table:style-name="ce1" table:formula="of:=CHAR(RANDBETWEEN(65;90) )&amp;CHAR(RANDBETWEEN(65;90) )&amp;CHAR(RANDBETWEEN(65;90) )&amp;CHAR(RANDBETWEEN(65;90) )" office:value-type="string" office:string-value="VDKF">
            <text:p>VDKF</text:p>
          </table:table-cell>
          <table:table-cell table:number-columns-repeated="1021"/>
        </table:table-row>
        <table:table-row table:style-name="ro1">
          <table:table-cell table:formula="of:=[.B746]&amp;&quot;-&quot;&amp;[.C746]" office:value-type="string" office:string-value="4405-QREC">
            <text:p>4405-QREC</text:p>
          </table:table-cell>
          <table:table-cell office:value-type="float" office:value="4405">
            <text:p>4405</text:p>
          </table:table-cell>
          <table:table-cell table:style-name="ce1" table:formula="of:=CHAR(RANDBETWEEN(65;90) )&amp;CHAR(RANDBETWEEN(65;90) )&amp;CHAR(RANDBETWEEN(65;90) )&amp;CHAR(RANDBETWEEN(65;90) )" office:value-type="string" office:string-value="QREC">
            <text:p>QREC</text:p>
          </table:table-cell>
          <table:table-cell table:number-columns-repeated="1021"/>
        </table:table-row>
        <table:table-row table:style-name="ro1">
          <table:table-cell table:formula="of:=[.B747]&amp;&quot;-&quot;&amp;[.C747]" office:value-type="string" office:string-value="4406-UPTS">
            <text:p>4406-UPTS</text:p>
          </table:table-cell>
          <table:table-cell office:value-type="float" office:value="4406">
            <text:p>4406</text:p>
          </table:table-cell>
          <table:table-cell table:style-name="ce1" table:formula="of:=CHAR(RANDBETWEEN(65;90) )&amp;CHAR(RANDBETWEEN(65;90) )&amp;CHAR(RANDBETWEEN(65;90) )&amp;CHAR(RANDBETWEEN(65;90) )" office:value-type="string" office:string-value="UPTS">
            <text:p>UPTS</text:p>
          </table:table-cell>
          <table:table-cell table:number-columns-repeated="1021"/>
        </table:table-row>
        <table:table-row table:style-name="ro1">
          <table:table-cell table:formula="of:=[.B748]&amp;&quot;-&quot;&amp;[.C748]" office:value-type="string" office:string-value="4407-NEMX">
            <text:p>4407-NEMX</text:p>
          </table:table-cell>
          <table:table-cell office:value-type="float" office:value="4407">
            <text:p>4407</text:p>
          </table:table-cell>
          <table:table-cell table:style-name="ce1" table:formula="of:=CHAR(RANDBETWEEN(65;90) )&amp;CHAR(RANDBETWEEN(65;90) )&amp;CHAR(RANDBETWEEN(65;90) )&amp;CHAR(RANDBETWEEN(65;90) )" office:value-type="string" office:string-value="NEMX">
            <text:p>NEMX</text:p>
          </table:table-cell>
          <table:table-cell table:number-columns-repeated="1021"/>
        </table:table-row>
        <table:table-row table:style-name="ro1">
          <table:table-cell table:formula="of:=[.B749]&amp;&quot;-&quot;&amp;[.C749]" office:value-type="string" office:string-value="4408-QAAL">
            <text:p>4408-QAAL</text:p>
          </table:table-cell>
          <table:table-cell office:value-type="float" office:value="4408">
            <text:p>4408</text:p>
          </table:table-cell>
          <table:table-cell table:style-name="ce1" table:formula="of:=CHAR(RANDBETWEEN(65;90) )&amp;CHAR(RANDBETWEEN(65;90) )&amp;CHAR(RANDBETWEEN(65;90) )&amp;CHAR(RANDBETWEEN(65;90) )" office:value-type="string" office:string-value="QAAL">
            <text:p>QAAL</text:p>
          </table:table-cell>
          <table:table-cell table:number-columns-repeated="1021"/>
        </table:table-row>
        <table:table-row table:style-name="ro1">
          <table:table-cell table:formula="of:=[.B750]&amp;&quot;-&quot;&amp;[.C750]" office:value-type="string" office:string-value="4409-EDWN">
            <text:p>4409-EDWN</text:p>
          </table:table-cell>
          <table:table-cell office:value-type="float" office:value="4409">
            <text:p>4409</text:p>
          </table:table-cell>
          <table:table-cell table:style-name="ce1" table:formula="of:=CHAR(RANDBETWEEN(65;90) )&amp;CHAR(RANDBETWEEN(65;90) )&amp;CHAR(RANDBETWEEN(65;90) )&amp;CHAR(RANDBETWEEN(65;90) )" office:value-type="string" office:string-value="EDWN">
            <text:p>EDWN</text:p>
          </table:table-cell>
          <table:table-cell table:number-columns-repeated="1021"/>
        </table:table-row>
        <table:table-row table:style-name="ro1">
          <table:table-cell table:formula="of:=[.B751]&amp;&quot;-&quot;&amp;[.C751]" office:value-type="string" office:string-value="4410-WXJQ">
            <text:p>4410-WXJQ</text:p>
          </table:table-cell>
          <table:table-cell office:value-type="float" office:value="4410">
            <text:p>4410</text:p>
          </table:table-cell>
          <table:table-cell table:style-name="ce1" table:formula="of:=CHAR(RANDBETWEEN(65;90) )&amp;CHAR(RANDBETWEEN(65;90) )&amp;CHAR(RANDBETWEEN(65;90) )&amp;CHAR(RANDBETWEEN(65;90) )" office:value-type="string" office:string-value="WXJQ">
            <text:p>WXJQ</text:p>
          </table:table-cell>
          <table:table-cell table:number-columns-repeated="1021"/>
        </table:table-row>
        <table:table-row table:style-name="ro1">
          <table:table-cell table:formula="of:=[.B752]&amp;&quot;-&quot;&amp;[.C752]" office:value-type="string" office:string-value="4411-YGVH">
            <text:p>4411-YGVH</text:p>
          </table:table-cell>
          <table:table-cell office:value-type="float" office:value="4411">
            <text:p>4411</text:p>
          </table:table-cell>
          <table:table-cell table:style-name="ce1" table:formula="of:=CHAR(RANDBETWEEN(65;90) )&amp;CHAR(RANDBETWEEN(65;90) )&amp;CHAR(RANDBETWEEN(65;90) )&amp;CHAR(RANDBETWEEN(65;90) )" office:value-type="string" office:string-value="YGVH">
            <text:p>YGVH</text:p>
          </table:table-cell>
          <table:table-cell table:number-columns-repeated="1021"/>
        </table:table-row>
        <table:table-row table:style-name="ro1">
          <table:table-cell table:formula="of:=[.B753]&amp;&quot;-&quot;&amp;[.C753]" office:value-type="string" office:string-value="4412-XJHP">
            <text:p>4412-XJHP</text:p>
          </table:table-cell>
          <table:table-cell office:value-type="float" office:value="4412">
            <text:p>4412</text:p>
          </table:table-cell>
          <table:table-cell table:style-name="ce1" table:formula="of:=CHAR(RANDBETWEEN(65;90) )&amp;CHAR(RANDBETWEEN(65;90) )&amp;CHAR(RANDBETWEEN(65;90) )&amp;CHAR(RANDBETWEEN(65;90) )" office:value-type="string" office:string-value="XJHP">
            <text:p>XJHP</text:p>
          </table:table-cell>
          <table:table-cell table:number-columns-repeated="1021"/>
        </table:table-row>
        <table:table-row table:style-name="ro1">
          <table:table-cell table:formula="of:=[.B754]&amp;&quot;-&quot;&amp;[.C754]" office:value-type="string" office:string-value="4413-JDHI">
            <text:p>4413-JDHI</text:p>
          </table:table-cell>
          <table:table-cell office:value-type="float" office:value="4413">
            <text:p>4413</text:p>
          </table:table-cell>
          <table:table-cell table:style-name="ce1" table:formula="of:=CHAR(RANDBETWEEN(65;90) )&amp;CHAR(RANDBETWEEN(65;90) )&amp;CHAR(RANDBETWEEN(65;90) )&amp;CHAR(RANDBETWEEN(65;90) )" office:value-type="string" office:string-value="JDHI">
            <text:p>JDHI</text:p>
          </table:table-cell>
          <table:table-cell table:number-columns-repeated="1021"/>
        </table:table-row>
        <table:table-row table:style-name="ro1">
          <table:table-cell table:formula="of:=[.B755]&amp;&quot;-&quot;&amp;[.C755]" office:value-type="string" office:string-value="4414-BAOG">
            <text:p>4414-BAOG</text:p>
          </table:table-cell>
          <table:table-cell office:value-type="float" office:value="4414">
            <text:p>4414</text:p>
          </table:table-cell>
          <table:table-cell table:style-name="ce1" table:formula="of:=CHAR(RANDBETWEEN(65;90) )&amp;CHAR(RANDBETWEEN(65;90) )&amp;CHAR(RANDBETWEEN(65;90) )&amp;CHAR(RANDBETWEEN(65;90) )" office:value-type="string" office:string-value="BAOG">
            <text:p>BAOG</text:p>
          </table:table-cell>
          <table:table-cell table:number-columns-repeated="1021"/>
        </table:table-row>
        <table:table-row table:style-name="ro1">
          <table:table-cell table:formula="of:=[.B756]&amp;&quot;-&quot;&amp;[.C756]" office:value-type="string" office:string-value="4415-BTSQ">
            <text:p>4415-BTSQ</text:p>
          </table:table-cell>
          <table:table-cell office:value-type="float" office:value="4415">
            <text:p>4415</text:p>
          </table:table-cell>
          <table:table-cell table:style-name="ce1" table:formula="of:=CHAR(RANDBETWEEN(65;90) )&amp;CHAR(RANDBETWEEN(65;90) )&amp;CHAR(RANDBETWEEN(65;90) )&amp;CHAR(RANDBETWEEN(65;90) )" office:value-type="string" office:string-value="BTSQ">
            <text:p>BTSQ</text:p>
          </table:table-cell>
          <table:table-cell table:number-columns-repeated="1021"/>
        </table:table-row>
        <table:table-row table:style-name="ro1">
          <table:table-cell table:formula="of:=[.B757]&amp;&quot;-&quot;&amp;[.C757]" office:value-type="string" office:string-value="4416-IXFP">
            <text:p>4416-IXFP</text:p>
          </table:table-cell>
          <table:table-cell office:value-type="float" office:value="4416">
            <text:p>4416</text:p>
          </table:table-cell>
          <table:table-cell table:style-name="ce1" table:formula="of:=CHAR(RANDBETWEEN(65;90) )&amp;CHAR(RANDBETWEEN(65;90) )&amp;CHAR(RANDBETWEEN(65;90) )&amp;CHAR(RANDBETWEEN(65;90) )" office:value-type="string" office:string-value="IXFP">
            <text:p>IXFP</text:p>
          </table:table-cell>
          <table:table-cell table:number-columns-repeated="1021"/>
        </table:table-row>
        <table:table-row table:style-name="ro1">
          <table:table-cell table:formula="of:=[.B758]&amp;&quot;-&quot;&amp;[.C758]" office:value-type="string" office:string-value="4417-GSZP">
            <text:p>4417-GSZP</text:p>
          </table:table-cell>
          <table:table-cell office:value-type="float" office:value="4417">
            <text:p>4417</text:p>
          </table:table-cell>
          <table:table-cell table:style-name="ce1" table:formula="of:=CHAR(RANDBETWEEN(65;90) )&amp;CHAR(RANDBETWEEN(65;90) )&amp;CHAR(RANDBETWEEN(65;90) )&amp;CHAR(RANDBETWEEN(65;90) )" office:value-type="string" office:string-value="GSZP">
            <text:p>GSZP</text:p>
          </table:table-cell>
          <table:table-cell table:number-columns-repeated="1021"/>
        </table:table-row>
        <table:table-row table:style-name="ro1">
          <table:table-cell table:formula="of:=[.B759]&amp;&quot;-&quot;&amp;[.C759]" office:value-type="string" office:string-value="4418-HDMR">
            <text:p>4418-HDMR</text:p>
          </table:table-cell>
          <table:table-cell office:value-type="float" office:value="4418">
            <text:p>4418</text:p>
          </table:table-cell>
          <table:table-cell table:style-name="ce1" table:formula="of:=CHAR(RANDBETWEEN(65;90) )&amp;CHAR(RANDBETWEEN(65;90) )&amp;CHAR(RANDBETWEEN(65;90) )&amp;CHAR(RANDBETWEEN(65;90) )" office:value-type="string" office:string-value="HDMR">
            <text:p>HDMR</text:p>
          </table:table-cell>
          <table:table-cell table:number-columns-repeated="1021"/>
        </table:table-row>
        <table:table-row table:style-name="ro1">
          <table:table-cell table:formula="of:=[.B760]&amp;&quot;-&quot;&amp;[.C760]" office:value-type="string" office:string-value="4419-LPHD">
            <text:p>4419-LPHD</text:p>
          </table:table-cell>
          <table:table-cell office:value-type="float" office:value="4419">
            <text:p>4419</text:p>
          </table:table-cell>
          <table:table-cell table:style-name="ce1" table:formula="of:=CHAR(RANDBETWEEN(65;90) )&amp;CHAR(RANDBETWEEN(65;90) )&amp;CHAR(RANDBETWEEN(65;90) )&amp;CHAR(RANDBETWEEN(65;90) )" office:value-type="string" office:string-value="LPHD">
            <text:p>LPHD</text:p>
          </table:table-cell>
          <table:table-cell table:number-columns-repeated="1021"/>
        </table:table-row>
        <table:table-row table:style-name="ro1">
          <table:table-cell table:formula="of:=[.B761]&amp;&quot;-&quot;&amp;[.C761]" office:value-type="string" office:string-value="4420-ISDR">
            <text:p>4420-ISDR</text:p>
          </table:table-cell>
          <table:table-cell office:value-type="float" office:value="4420">
            <text:p>4420</text:p>
          </table:table-cell>
          <table:table-cell table:style-name="ce1" table:formula="of:=CHAR(RANDBETWEEN(65;90) )&amp;CHAR(RANDBETWEEN(65;90) )&amp;CHAR(RANDBETWEEN(65;90) )&amp;CHAR(RANDBETWEEN(65;90) )" office:value-type="string" office:string-value="ISDR">
            <text:p>ISDR</text:p>
          </table:table-cell>
          <table:table-cell table:number-columns-repeated="1021"/>
        </table:table-row>
        <table:table-row table:style-name="ro1">
          <table:table-cell table:formula="of:=[.B762]&amp;&quot;-&quot;&amp;[.C762]" office:value-type="string" office:string-value="4421-LPIT">
            <text:p>4421-LPIT</text:p>
          </table:table-cell>
          <table:table-cell office:value-type="float" office:value="4421">
            <text:p>4421</text:p>
          </table:table-cell>
          <table:table-cell table:style-name="ce1" table:formula="of:=CHAR(RANDBETWEEN(65;90) )&amp;CHAR(RANDBETWEEN(65;90) )&amp;CHAR(RANDBETWEEN(65;90) )&amp;CHAR(RANDBETWEEN(65;90) )" office:value-type="string" office:string-value="LPIT">
            <text:p>LPIT</text:p>
          </table:table-cell>
          <table:table-cell table:number-columns-repeated="1021"/>
        </table:table-row>
        <table:table-row table:style-name="ro1">
          <table:table-cell table:formula="of:=[.B763]&amp;&quot;-&quot;&amp;[.C763]" office:value-type="string" office:string-value="4422-HSKR">
            <text:p>4422-HSKR</text:p>
          </table:table-cell>
          <table:table-cell office:value-type="float" office:value="4422">
            <text:p>4422</text:p>
          </table:table-cell>
          <table:table-cell table:style-name="ce1" table:formula="of:=CHAR(RANDBETWEEN(65;90) )&amp;CHAR(RANDBETWEEN(65;90) )&amp;CHAR(RANDBETWEEN(65;90) )&amp;CHAR(RANDBETWEEN(65;90) )" office:value-type="string" office:string-value="HSKR">
            <text:p>HSKR</text:p>
          </table:table-cell>
          <table:table-cell table:number-columns-repeated="1021"/>
        </table:table-row>
        <table:table-row table:style-name="ro1">
          <table:table-cell table:formula="of:=[.B764]&amp;&quot;-&quot;&amp;[.C764]" office:value-type="string" office:string-value="4423-IISZ">
            <text:p>4423-IISZ</text:p>
          </table:table-cell>
          <table:table-cell office:value-type="float" office:value="4423">
            <text:p>4423</text:p>
          </table:table-cell>
          <table:table-cell table:style-name="ce1" table:formula="of:=CHAR(RANDBETWEEN(65;90) )&amp;CHAR(RANDBETWEEN(65;90) )&amp;CHAR(RANDBETWEEN(65;90) )&amp;CHAR(RANDBETWEEN(65;90) )" office:value-type="string" office:string-value="IISZ">
            <text:p>IISZ</text:p>
          </table:table-cell>
          <table:table-cell table:number-columns-repeated="1021"/>
        </table:table-row>
        <table:table-row table:style-name="ro1">
          <table:table-cell table:formula="of:=[.B765]&amp;&quot;-&quot;&amp;[.C765]" office:value-type="string" office:string-value="4424-GENU">
            <text:p>4424-GENU</text:p>
          </table:table-cell>
          <table:table-cell office:value-type="float" office:value="4424">
            <text:p>4424</text:p>
          </table:table-cell>
          <table:table-cell table:style-name="ce1" table:formula="of:=CHAR(RANDBETWEEN(65;90) )&amp;CHAR(RANDBETWEEN(65;90) )&amp;CHAR(RANDBETWEEN(65;90) )&amp;CHAR(RANDBETWEEN(65;90) )" office:value-type="string" office:string-value="GENU">
            <text:p>GENU</text:p>
          </table:table-cell>
          <table:table-cell table:number-columns-repeated="1021"/>
        </table:table-row>
        <table:table-row table:style-name="ro1">
          <table:table-cell table:formula="of:=[.B766]&amp;&quot;-&quot;&amp;[.C766]" office:value-type="string" office:string-value="4425-AVMZ">
            <text:p>4425-AVMZ</text:p>
          </table:table-cell>
          <table:table-cell office:value-type="float" office:value="4425">
            <text:p>4425</text:p>
          </table:table-cell>
          <table:table-cell table:style-name="ce1" table:formula="of:=CHAR(RANDBETWEEN(65;90) )&amp;CHAR(RANDBETWEEN(65;90) )&amp;CHAR(RANDBETWEEN(65;90) )&amp;CHAR(RANDBETWEEN(65;90) )" office:value-type="string" office:string-value="AVMZ">
            <text:p>AVMZ</text:p>
          </table:table-cell>
          <table:table-cell table:number-columns-repeated="1021"/>
        </table:table-row>
        <table:table-row table:style-name="ro1">
          <table:table-cell table:formula="of:=[.B767]&amp;&quot;-&quot;&amp;[.C767]" office:value-type="string" office:string-value="4426-JRMV">
            <text:p>4426-JRMV</text:p>
          </table:table-cell>
          <table:table-cell office:value-type="float" office:value="4426">
            <text:p>4426</text:p>
          </table:table-cell>
          <table:table-cell table:style-name="ce1" table:formula="of:=CHAR(RANDBETWEEN(65;90) )&amp;CHAR(RANDBETWEEN(65;90) )&amp;CHAR(RANDBETWEEN(65;90) )&amp;CHAR(RANDBETWEEN(65;90) )" office:value-type="string" office:string-value="JRMV">
            <text:p>JRMV</text:p>
          </table:table-cell>
          <table:table-cell table:number-columns-repeated="1021"/>
        </table:table-row>
        <table:table-row table:style-name="ro1">
          <table:table-cell table:formula="of:=[.B768]&amp;&quot;-&quot;&amp;[.C768]" office:value-type="string" office:string-value="4427-FEMY">
            <text:p>4427-FEMY</text:p>
          </table:table-cell>
          <table:table-cell office:value-type="float" office:value="4427">
            <text:p>4427</text:p>
          </table:table-cell>
          <table:table-cell table:style-name="ce1" table:formula="of:=CHAR(RANDBETWEEN(65;90) )&amp;CHAR(RANDBETWEEN(65;90) )&amp;CHAR(RANDBETWEEN(65;90) )&amp;CHAR(RANDBETWEEN(65;90) )" office:value-type="string" office:string-value="FEMY">
            <text:p>FEMY</text:p>
          </table:table-cell>
          <table:table-cell table:number-columns-repeated="1021"/>
        </table:table-row>
        <table:table-row table:style-name="ro1">
          <table:table-cell table:formula="of:=[.B769]&amp;&quot;-&quot;&amp;[.C769]" office:value-type="string" office:string-value="4428-KSZY">
            <text:p>4428-KSZY</text:p>
          </table:table-cell>
          <table:table-cell office:value-type="float" office:value="4428">
            <text:p>4428</text:p>
          </table:table-cell>
          <table:table-cell table:style-name="ce1" table:formula="of:=CHAR(RANDBETWEEN(65;90) )&amp;CHAR(RANDBETWEEN(65;90) )&amp;CHAR(RANDBETWEEN(65;90) )&amp;CHAR(RANDBETWEEN(65;90) )" office:value-type="string" office:string-value="KSZY">
            <text:p>KSZY</text:p>
          </table:table-cell>
          <table:table-cell table:number-columns-repeated="1021"/>
        </table:table-row>
        <table:table-row table:style-name="ro1">
          <table:table-cell table:formula="of:=[.B770]&amp;&quot;-&quot;&amp;[.C770]" office:value-type="string" office:string-value="4429-EEQC">
            <text:p>4429-EEQC</text:p>
          </table:table-cell>
          <table:table-cell office:value-type="float" office:value="4429">
            <text:p>4429</text:p>
          </table:table-cell>
          <table:table-cell table:style-name="ce1" table:formula="of:=CHAR(RANDBETWEEN(65;90) )&amp;CHAR(RANDBETWEEN(65;90) )&amp;CHAR(RANDBETWEEN(65;90) )&amp;CHAR(RANDBETWEEN(65;90) )" office:value-type="string" office:string-value="EEQC">
            <text:p>EEQC</text:p>
          </table:table-cell>
          <table:table-cell table:number-columns-repeated="1021"/>
        </table:table-row>
        <table:table-row table:style-name="ro1">
          <table:table-cell table:formula="of:=[.B771]&amp;&quot;-&quot;&amp;[.C771]" office:value-type="string" office:string-value="4430-UVOM">
            <text:p>4430-UVOM</text:p>
          </table:table-cell>
          <table:table-cell office:value-type="float" office:value="4430">
            <text:p>4430</text:p>
          </table:table-cell>
          <table:table-cell table:style-name="ce1" table:formula="of:=CHAR(RANDBETWEEN(65;90) )&amp;CHAR(RANDBETWEEN(65;90) )&amp;CHAR(RANDBETWEEN(65;90) )&amp;CHAR(RANDBETWEEN(65;90) )" office:value-type="string" office:string-value="UVOM">
            <text:p>UVOM</text:p>
          </table:table-cell>
          <table:table-cell table:number-columns-repeated="1021"/>
        </table:table-row>
        <table:table-row table:style-name="ro1">
          <table:table-cell table:formula="of:=[.B772]&amp;&quot;-&quot;&amp;[.C772]" office:value-type="string" office:string-value="4431-RDTP">
            <text:p>4431-RDTP</text:p>
          </table:table-cell>
          <table:table-cell office:value-type="float" office:value="4431">
            <text:p>4431</text:p>
          </table:table-cell>
          <table:table-cell table:style-name="ce1" table:formula="of:=CHAR(RANDBETWEEN(65;90) )&amp;CHAR(RANDBETWEEN(65;90) )&amp;CHAR(RANDBETWEEN(65;90) )&amp;CHAR(RANDBETWEEN(65;90) )" office:value-type="string" office:string-value="RDTP">
            <text:p>RDTP</text:p>
          </table:table-cell>
          <table:table-cell table:number-columns-repeated="1021"/>
        </table:table-row>
        <table:table-row table:style-name="ro1">
          <table:table-cell table:formula="of:=[.B773]&amp;&quot;-&quot;&amp;[.C773]" office:value-type="string" office:string-value="4432-DXLS">
            <text:p>4432-DXLS</text:p>
          </table:table-cell>
          <table:table-cell office:value-type="float" office:value="4432">
            <text:p>4432</text:p>
          </table:table-cell>
          <table:table-cell table:style-name="ce1" table:formula="of:=CHAR(RANDBETWEEN(65;90) )&amp;CHAR(RANDBETWEEN(65;90) )&amp;CHAR(RANDBETWEEN(65;90) )&amp;CHAR(RANDBETWEEN(65;90) )" office:value-type="string" office:string-value="DXLS">
            <text:p>DXLS</text:p>
          </table:table-cell>
          <table:table-cell table:number-columns-repeated="1021"/>
        </table:table-row>
        <table:table-row table:style-name="ro1">
          <table:table-cell table:formula="of:=[.B774]&amp;&quot;-&quot;&amp;[.C774]" office:value-type="string" office:string-value="4433-GUIS">
            <text:p>4433-GUIS</text:p>
          </table:table-cell>
          <table:table-cell office:value-type="float" office:value="4433">
            <text:p>4433</text:p>
          </table:table-cell>
          <table:table-cell table:style-name="ce1" table:formula="of:=CHAR(RANDBETWEEN(65;90) )&amp;CHAR(RANDBETWEEN(65;90) )&amp;CHAR(RANDBETWEEN(65;90) )&amp;CHAR(RANDBETWEEN(65;90) )" office:value-type="string" office:string-value="GUIS">
            <text:p>GUIS</text:p>
          </table:table-cell>
          <table:table-cell table:number-columns-repeated="1021"/>
        </table:table-row>
        <table:table-row table:style-name="ro1">
          <table:table-cell table:formula="of:=[.B775]&amp;&quot;-&quot;&amp;[.C775]" office:value-type="string" office:string-value="4434-UMNQ">
            <text:p>4434-UMNQ</text:p>
          </table:table-cell>
          <table:table-cell office:value-type="float" office:value="4434">
            <text:p>4434</text:p>
          </table:table-cell>
          <table:table-cell table:style-name="ce1" table:formula="of:=CHAR(RANDBETWEEN(65;90) )&amp;CHAR(RANDBETWEEN(65;90) )&amp;CHAR(RANDBETWEEN(65;90) )&amp;CHAR(RANDBETWEEN(65;90) )" office:value-type="string" office:string-value="UMNQ">
            <text:p>UMNQ</text:p>
          </table:table-cell>
          <table:table-cell table:number-columns-repeated="1021"/>
        </table:table-row>
        <table:table-row table:style-name="ro1">
          <table:table-cell table:formula="of:=[.B776]&amp;&quot;-&quot;&amp;[.C776]" office:value-type="string" office:string-value="4435-AXUB">
            <text:p>4435-AXUB</text:p>
          </table:table-cell>
          <table:table-cell office:value-type="float" office:value="4435">
            <text:p>4435</text:p>
          </table:table-cell>
          <table:table-cell table:style-name="ce1" table:formula="of:=CHAR(RANDBETWEEN(65;90) )&amp;CHAR(RANDBETWEEN(65;90) )&amp;CHAR(RANDBETWEEN(65;90) )&amp;CHAR(RANDBETWEEN(65;90) )" office:value-type="string" office:string-value="AXUB">
            <text:p>AXUB</text:p>
          </table:table-cell>
          <table:table-cell table:number-columns-repeated="1021"/>
        </table:table-row>
        <table:table-row table:style-name="ro1">
          <table:table-cell table:formula="of:=[.B777]&amp;&quot;-&quot;&amp;[.C777]" office:value-type="string" office:string-value="4436-WYID">
            <text:p>4436-WYID</text:p>
          </table:table-cell>
          <table:table-cell office:value-type="float" office:value="4436">
            <text:p>4436</text:p>
          </table:table-cell>
          <table:table-cell table:style-name="ce1" table:formula="of:=CHAR(RANDBETWEEN(65;90) )&amp;CHAR(RANDBETWEEN(65;90) )&amp;CHAR(RANDBETWEEN(65;90) )&amp;CHAR(RANDBETWEEN(65;90) )" office:value-type="string" office:string-value="WYID">
            <text:p>WYID</text:p>
          </table:table-cell>
          <table:table-cell table:number-columns-repeated="1021"/>
        </table:table-row>
        <table:table-row table:style-name="ro1">
          <table:table-cell table:formula="of:=[.B778]&amp;&quot;-&quot;&amp;[.C778]" office:value-type="string" office:string-value="4437-AVFQ">
            <text:p>4437-AVFQ</text:p>
          </table:table-cell>
          <table:table-cell office:value-type="float" office:value="4437">
            <text:p>4437</text:p>
          </table:table-cell>
          <table:table-cell table:style-name="ce1" table:formula="of:=CHAR(RANDBETWEEN(65;90) )&amp;CHAR(RANDBETWEEN(65;90) )&amp;CHAR(RANDBETWEEN(65;90) )&amp;CHAR(RANDBETWEEN(65;90) )" office:value-type="string" office:string-value="AVFQ">
            <text:p>AVFQ</text:p>
          </table:table-cell>
          <table:table-cell table:number-columns-repeated="1021"/>
        </table:table-row>
        <table:table-row table:style-name="ro1">
          <table:table-cell table:formula="of:=[.B779]&amp;&quot;-&quot;&amp;[.C779]" office:value-type="string" office:string-value="4438-SFCO">
            <text:p>4438-SFCO</text:p>
          </table:table-cell>
          <table:table-cell office:value-type="float" office:value="4438">
            <text:p>4438</text:p>
          </table:table-cell>
          <table:table-cell table:style-name="ce1" table:formula="of:=CHAR(RANDBETWEEN(65;90) )&amp;CHAR(RANDBETWEEN(65;90) )&amp;CHAR(RANDBETWEEN(65;90) )&amp;CHAR(RANDBETWEEN(65;90) )" office:value-type="string" office:string-value="SFCO">
            <text:p>SFCO</text:p>
          </table:table-cell>
          <table:table-cell table:number-columns-repeated="1021"/>
        </table:table-row>
        <table:table-row table:style-name="ro1">
          <table:table-cell table:formula="of:=[.B780]&amp;&quot;-&quot;&amp;[.C780]" office:value-type="string" office:string-value="4439-HDKQ">
            <text:p>4439-HDKQ</text:p>
          </table:table-cell>
          <table:table-cell office:value-type="float" office:value="4439">
            <text:p>4439</text:p>
          </table:table-cell>
          <table:table-cell table:style-name="ce1" table:formula="of:=CHAR(RANDBETWEEN(65;90) )&amp;CHAR(RANDBETWEEN(65;90) )&amp;CHAR(RANDBETWEEN(65;90) )&amp;CHAR(RANDBETWEEN(65;90) )" office:value-type="string" office:string-value="HDKQ">
            <text:p>HDKQ</text:p>
          </table:table-cell>
          <table:table-cell table:number-columns-repeated="1021"/>
        </table:table-row>
        <table:table-row table:style-name="ro1">
          <table:table-cell table:formula="of:=[.B781]&amp;&quot;-&quot;&amp;[.C781]" office:value-type="string" office:string-value="4440-DEXB">
            <text:p>4440-DEXB</text:p>
          </table:table-cell>
          <table:table-cell office:value-type="float" office:value="4440">
            <text:p>4440</text:p>
          </table:table-cell>
          <table:table-cell table:style-name="ce1" table:formula="of:=CHAR(RANDBETWEEN(65;90) )&amp;CHAR(RANDBETWEEN(65;90) )&amp;CHAR(RANDBETWEEN(65;90) )&amp;CHAR(RANDBETWEEN(65;90) )" office:value-type="string" office:string-value="DEXB">
            <text:p>DEXB</text:p>
          </table:table-cell>
          <table:table-cell table:number-columns-repeated="1021"/>
        </table:table-row>
        <table:table-row table:style-name="ro1">
          <table:table-cell table:formula="of:=[.B782]&amp;&quot;-&quot;&amp;[.C782]" office:value-type="string" office:string-value="4441-ZMUB">
            <text:p>4441-ZMUB</text:p>
          </table:table-cell>
          <table:table-cell office:value-type="float" office:value="4441">
            <text:p>4441</text:p>
          </table:table-cell>
          <table:table-cell table:style-name="ce1" table:formula="of:=CHAR(RANDBETWEEN(65;90) )&amp;CHAR(RANDBETWEEN(65;90) )&amp;CHAR(RANDBETWEEN(65;90) )&amp;CHAR(RANDBETWEEN(65;90) )" office:value-type="string" office:string-value="ZMUB">
            <text:p>ZMUB</text:p>
          </table:table-cell>
          <table:table-cell table:number-columns-repeated="1021"/>
        </table:table-row>
        <table:table-row table:style-name="ro1">
          <table:table-cell table:formula="of:=[.B783]&amp;&quot;-&quot;&amp;[.C783]" office:value-type="string" office:string-value="4442-SRGI">
            <text:p>4442-SRGI</text:p>
          </table:table-cell>
          <table:table-cell office:value-type="float" office:value="4442">
            <text:p>4442</text:p>
          </table:table-cell>
          <table:table-cell table:style-name="ce1" table:formula="of:=CHAR(RANDBETWEEN(65;90) )&amp;CHAR(RANDBETWEEN(65;90) )&amp;CHAR(RANDBETWEEN(65;90) )&amp;CHAR(RANDBETWEEN(65;90) )" office:value-type="string" office:string-value="SRGI">
            <text:p>SRGI</text:p>
          </table:table-cell>
          <table:table-cell table:number-columns-repeated="1021"/>
        </table:table-row>
        <table:table-row table:style-name="ro1">
          <table:table-cell table:formula="of:=[.B784]&amp;&quot;-&quot;&amp;[.C784]" office:value-type="string" office:string-value="4443-BHPY">
            <text:p>4443-BHPY</text:p>
          </table:table-cell>
          <table:table-cell office:value-type="float" office:value="4443">
            <text:p>4443</text:p>
          </table:table-cell>
          <table:table-cell table:style-name="ce1" table:formula="of:=CHAR(RANDBETWEEN(65;90) )&amp;CHAR(RANDBETWEEN(65;90) )&amp;CHAR(RANDBETWEEN(65;90) )&amp;CHAR(RANDBETWEEN(65;90) )" office:value-type="string" office:string-value="BHPY">
            <text:p>BHPY</text:p>
          </table:table-cell>
          <table:table-cell table:number-columns-repeated="1021"/>
        </table:table-row>
        <table:table-row table:style-name="ro1">
          <table:table-cell table:formula="of:=[.B785]&amp;&quot;-&quot;&amp;[.C785]" office:value-type="string" office:string-value="4444-PDSI">
            <text:p>4444-PDSI</text:p>
          </table:table-cell>
          <table:table-cell office:value-type="float" office:value="4444">
            <text:p>4444</text:p>
          </table:table-cell>
          <table:table-cell table:style-name="ce1" table:formula="of:=CHAR(RANDBETWEEN(65;90) )&amp;CHAR(RANDBETWEEN(65;90) )&amp;CHAR(RANDBETWEEN(65;90) )&amp;CHAR(RANDBETWEEN(65;90) )" office:value-type="string" office:string-value="PDSI">
            <text:p>PDSI</text:p>
          </table:table-cell>
          <table:table-cell table:number-columns-repeated="1021"/>
        </table:table-row>
        <table:table-row table:style-name="ro1">
          <table:table-cell table:formula="of:=[.B786]&amp;&quot;-&quot;&amp;[.C786]" office:value-type="string" office:string-value="4445-GCKX">
            <text:p>4445-GCKX</text:p>
          </table:table-cell>
          <table:table-cell office:value-type="float" office:value="4445">
            <text:p>4445</text:p>
          </table:table-cell>
          <table:table-cell table:style-name="ce1" table:formula="of:=CHAR(RANDBETWEEN(65;90) )&amp;CHAR(RANDBETWEEN(65;90) )&amp;CHAR(RANDBETWEEN(65;90) )&amp;CHAR(RANDBETWEEN(65;90) )" office:value-type="string" office:string-value="GCKX">
            <text:p>GCKX</text:p>
          </table:table-cell>
          <table:table-cell table:number-columns-repeated="1021"/>
        </table:table-row>
        <table:table-row table:style-name="ro1">
          <table:table-cell table:formula="of:=[.B787]&amp;&quot;-&quot;&amp;[.C787]" office:value-type="string" office:string-value="4446-CFAN">
            <text:p>4446-CFAN</text:p>
          </table:table-cell>
          <table:table-cell office:value-type="float" office:value="4446">
            <text:p>4446</text:p>
          </table:table-cell>
          <table:table-cell table:style-name="ce1" table:formula="of:=CHAR(RANDBETWEEN(65;90) )&amp;CHAR(RANDBETWEEN(65;90) )&amp;CHAR(RANDBETWEEN(65;90) )&amp;CHAR(RANDBETWEEN(65;90) )" office:value-type="string" office:string-value="CFAN">
            <text:p>CFAN</text:p>
          </table:table-cell>
          <table:table-cell table:number-columns-repeated="1021"/>
        </table:table-row>
        <table:table-row table:style-name="ro1">
          <table:table-cell table:formula="of:=[.B788]&amp;&quot;-&quot;&amp;[.C788]" office:value-type="string" office:string-value="4447-HRNA">
            <text:p>4447-HRNA</text:p>
          </table:table-cell>
          <table:table-cell office:value-type="float" office:value="4447">
            <text:p>4447</text:p>
          </table:table-cell>
          <table:table-cell table:style-name="ce1" table:formula="of:=CHAR(RANDBETWEEN(65;90) )&amp;CHAR(RANDBETWEEN(65;90) )&amp;CHAR(RANDBETWEEN(65;90) )&amp;CHAR(RANDBETWEEN(65;90) )" office:value-type="string" office:string-value="HRNA">
            <text:p>HRNA</text:p>
          </table:table-cell>
          <table:table-cell table:number-columns-repeated="1021"/>
        </table:table-row>
        <table:table-row table:style-name="ro1">
          <table:table-cell table:formula="of:=[.B789]&amp;&quot;-&quot;&amp;[.C789]" office:value-type="string" office:string-value="4448-OZYK">
            <text:p>4448-OZYK</text:p>
          </table:table-cell>
          <table:table-cell office:value-type="float" office:value="4448">
            <text:p>4448</text:p>
          </table:table-cell>
          <table:table-cell table:style-name="ce1" table:formula="of:=CHAR(RANDBETWEEN(65;90) )&amp;CHAR(RANDBETWEEN(65;90) )&amp;CHAR(RANDBETWEEN(65;90) )&amp;CHAR(RANDBETWEEN(65;90) )" office:value-type="string" office:string-value="OZYK">
            <text:p>OZYK</text:p>
          </table:table-cell>
          <table:table-cell table:number-columns-repeated="1021"/>
        </table:table-row>
        <table:table-row table:style-name="ro1">
          <table:table-cell table:formula="of:=[.B790]&amp;&quot;-&quot;&amp;[.C790]" office:value-type="string" office:string-value="4449-BERG">
            <text:p>4449-BERG</text:p>
          </table:table-cell>
          <table:table-cell office:value-type="float" office:value="4449">
            <text:p>4449</text:p>
          </table:table-cell>
          <table:table-cell table:style-name="ce1" table:formula="of:=CHAR(RANDBETWEEN(65;90) )&amp;CHAR(RANDBETWEEN(65;90) )&amp;CHAR(RANDBETWEEN(65;90) )&amp;CHAR(RANDBETWEEN(65;90) )" office:value-type="string" office:string-value="BERG">
            <text:p>BERG</text:p>
          </table:table-cell>
          <table:table-cell table:number-columns-repeated="1021"/>
        </table:table-row>
        <table:table-row table:style-name="ro1">
          <table:table-cell table:formula="of:=[.B791]&amp;&quot;-&quot;&amp;[.C791]" office:value-type="string" office:string-value="4450-HFVW">
            <text:p>4450-HFVW</text:p>
          </table:table-cell>
          <table:table-cell office:value-type="float" office:value="4450">
            <text:p>4450</text:p>
          </table:table-cell>
          <table:table-cell table:style-name="ce1" table:formula="of:=CHAR(RANDBETWEEN(65;90) )&amp;CHAR(RANDBETWEEN(65;90) )&amp;CHAR(RANDBETWEEN(65;90) )&amp;CHAR(RANDBETWEEN(65;90) )" office:value-type="string" office:string-value="HFVW">
            <text:p>HFVW</text:p>
          </table:table-cell>
          <table:table-cell table:number-columns-repeated="1021"/>
        </table:table-row>
        <table:table-row table:style-name="ro1">
          <table:table-cell table:formula="of:=[.B792]&amp;&quot;-&quot;&amp;[.C792]" office:value-type="string" office:string-value="4451-GZJL">
            <text:p>4451-GZJL</text:p>
          </table:table-cell>
          <table:table-cell office:value-type="float" office:value="4451">
            <text:p>4451</text:p>
          </table:table-cell>
          <table:table-cell table:style-name="ce1" table:formula="of:=CHAR(RANDBETWEEN(65;90) )&amp;CHAR(RANDBETWEEN(65;90) )&amp;CHAR(RANDBETWEEN(65;90) )&amp;CHAR(RANDBETWEEN(65;90) )" office:value-type="string" office:string-value="GZJL">
            <text:p>GZJL</text:p>
          </table:table-cell>
          <table:table-cell table:number-columns-repeated="1021"/>
        </table:table-row>
        <table:table-row table:style-name="ro1">
          <table:table-cell table:formula="of:=[.B793]&amp;&quot;-&quot;&amp;[.C793]" office:value-type="string" office:string-value="4452-XRFW">
            <text:p>4452-XRFW</text:p>
          </table:table-cell>
          <table:table-cell office:value-type="float" office:value="4452">
            <text:p>4452</text:p>
          </table:table-cell>
          <table:table-cell table:style-name="ce1" table:formula="of:=CHAR(RANDBETWEEN(65;90) )&amp;CHAR(RANDBETWEEN(65;90) )&amp;CHAR(RANDBETWEEN(65;90) )&amp;CHAR(RANDBETWEEN(65;90) )" office:value-type="string" office:string-value="XRFW">
            <text:p>XRFW</text:p>
          </table:table-cell>
          <table:table-cell table:number-columns-repeated="1021"/>
        </table:table-row>
        <table:table-row table:style-name="ro1">
          <table:table-cell table:formula="of:=[.B794]&amp;&quot;-&quot;&amp;[.C794]" office:value-type="string" office:string-value="4453-GOGD">
            <text:p>4453-GOGD</text:p>
          </table:table-cell>
          <table:table-cell office:value-type="float" office:value="4453">
            <text:p>4453</text:p>
          </table:table-cell>
          <table:table-cell table:style-name="ce1" table:formula="of:=CHAR(RANDBETWEEN(65;90) )&amp;CHAR(RANDBETWEEN(65;90) )&amp;CHAR(RANDBETWEEN(65;90) )&amp;CHAR(RANDBETWEEN(65;90) )" office:value-type="string" office:string-value="GOGD">
            <text:p>GOGD</text:p>
          </table:table-cell>
          <table:table-cell table:number-columns-repeated="1021"/>
        </table:table-row>
        <table:table-row table:style-name="ro1">
          <table:table-cell table:formula="of:=[.B795]&amp;&quot;-&quot;&amp;[.C795]" office:value-type="string" office:string-value="4454-ZZOK">
            <text:p>4454-ZZOK</text:p>
          </table:table-cell>
          <table:table-cell office:value-type="float" office:value="4454">
            <text:p>4454</text:p>
          </table:table-cell>
          <table:table-cell table:style-name="ce1" table:formula="of:=CHAR(RANDBETWEEN(65;90) )&amp;CHAR(RANDBETWEEN(65;90) )&amp;CHAR(RANDBETWEEN(65;90) )&amp;CHAR(RANDBETWEEN(65;90) )" office:value-type="string" office:string-value="ZZOK">
            <text:p>ZZOK</text:p>
          </table:table-cell>
          <table:table-cell table:number-columns-repeated="1021"/>
        </table:table-row>
        <table:table-row table:style-name="ro1">
          <table:table-cell table:formula="of:=[.B796]&amp;&quot;-&quot;&amp;[.C796]" office:value-type="string" office:string-value="4455-DBBD">
            <text:p>4455-DBBD</text:p>
          </table:table-cell>
          <table:table-cell office:value-type="float" office:value="4455">
            <text:p>4455</text:p>
          </table:table-cell>
          <table:table-cell table:style-name="ce1" table:formula="of:=CHAR(RANDBETWEEN(65;90) )&amp;CHAR(RANDBETWEEN(65;90) )&amp;CHAR(RANDBETWEEN(65;90) )&amp;CHAR(RANDBETWEEN(65;90) )" office:value-type="string" office:string-value="DBBD">
            <text:p>DBBD</text:p>
          </table:table-cell>
          <table:table-cell table:number-columns-repeated="1021"/>
        </table:table-row>
        <table:table-row table:style-name="ro1">
          <table:table-cell table:formula="of:=[.B797]&amp;&quot;-&quot;&amp;[.C797]" office:value-type="string" office:string-value="4456-IKIN">
            <text:p>4456-IKIN</text:p>
          </table:table-cell>
          <table:table-cell office:value-type="float" office:value="4456">
            <text:p>4456</text:p>
          </table:table-cell>
          <table:table-cell table:style-name="ce1" table:formula="of:=CHAR(RANDBETWEEN(65;90) )&amp;CHAR(RANDBETWEEN(65;90) )&amp;CHAR(RANDBETWEEN(65;90) )&amp;CHAR(RANDBETWEEN(65;90) )" office:value-type="string" office:string-value="IKIN">
            <text:p>IKIN</text:p>
          </table:table-cell>
          <table:table-cell table:number-columns-repeated="1021"/>
        </table:table-row>
        <table:table-row table:style-name="ro1">
          <table:table-cell table:formula="of:=[.B798]&amp;&quot;-&quot;&amp;[.C798]" office:value-type="string" office:string-value="4457-ZRAP">
            <text:p>4457-ZRAP</text:p>
          </table:table-cell>
          <table:table-cell office:value-type="float" office:value="4457">
            <text:p>4457</text:p>
          </table:table-cell>
          <table:table-cell table:style-name="ce1" table:formula="of:=CHAR(RANDBETWEEN(65;90) )&amp;CHAR(RANDBETWEEN(65;90) )&amp;CHAR(RANDBETWEEN(65;90) )&amp;CHAR(RANDBETWEEN(65;90) )" office:value-type="string" office:string-value="ZRAP">
            <text:p>ZRAP</text:p>
          </table:table-cell>
          <table:table-cell table:number-columns-repeated="1021"/>
        </table:table-row>
        <table:table-row table:style-name="ro1">
          <table:table-cell table:formula="of:=[.B799]&amp;&quot;-&quot;&amp;[.C799]" office:value-type="string" office:string-value="4458-AWTT">
            <text:p>4458-AWTT</text:p>
          </table:table-cell>
          <table:table-cell office:value-type="float" office:value="4458">
            <text:p>4458</text:p>
          </table:table-cell>
          <table:table-cell table:style-name="ce1" table:formula="of:=CHAR(RANDBETWEEN(65;90) )&amp;CHAR(RANDBETWEEN(65;90) )&amp;CHAR(RANDBETWEEN(65;90) )&amp;CHAR(RANDBETWEEN(65;90) )" office:value-type="string" office:string-value="AWTT">
            <text:p>AWTT</text:p>
          </table:table-cell>
          <table:table-cell table:number-columns-repeated="1021"/>
        </table:table-row>
        <table:table-row table:style-name="ro1">
          <table:table-cell table:formula="of:=[.B800]&amp;&quot;-&quot;&amp;[.C800]" office:value-type="string" office:string-value="4459-WRIQ">
            <text:p>4459-WRIQ</text:p>
          </table:table-cell>
          <table:table-cell office:value-type="float" office:value="4459">
            <text:p>4459</text:p>
          </table:table-cell>
          <table:table-cell table:style-name="ce1" table:formula="of:=CHAR(RANDBETWEEN(65;90) )&amp;CHAR(RANDBETWEEN(65;90) )&amp;CHAR(RANDBETWEEN(65;90) )&amp;CHAR(RANDBETWEEN(65;90) )" office:value-type="string" office:string-value="WRIQ">
            <text:p>WRIQ</text:p>
          </table:table-cell>
          <table:table-cell table:number-columns-repeated="1021"/>
        </table:table-row>
        <table:table-row table:style-name="ro1">
          <table:table-cell table:formula="of:=[.B801]&amp;&quot;-&quot;&amp;[.C801]" office:value-type="string" office:string-value="4460-LPDG">
            <text:p>4460-LPDG</text:p>
          </table:table-cell>
          <table:table-cell office:value-type="float" office:value="4460">
            <text:p>4460</text:p>
          </table:table-cell>
          <table:table-cell table:style-name="ce1" table:formula="of:=CHAR(RANDBETWEEN(65;90) )&amp;CHAR(RANDBETWEEN(65;90) )&amp;CHAR(RANDBETWEEN(65;90) )&amp;CHAR(RANDBETWEEN(65;90) )" office:value-type="string" office:string-value="LPDG">
            <text:p>LPDG</text:p>
          </table:table-cell>
          <table:table-cell table:number-columns-repeated="1021"/>
        </table:table-row>
        <table:table-row table:style-name="ro1">
          <table:table-cell table:formula="of:=[.B802]&amp;&quot;-&quot;&amp;[.C802]" office:value-type="string" office:string-value="4461-WYGF">
            <text:p>4461-WYGF</text:p>
          </table:table-cell>
          <table:table-cell office:value-type="float" office:value="4461">
            <text:p>4461</text:p>
          </table:table-cell>
          <table:table-cell table:style-name="ce1" table:formula="of:=CHAR(RANDBETWEEN(65;90) )&amp;CHAR(RANDBETWEEN(65;90) )&amp;CHAR(RANDBETWEEN(65;90) )&amp;CHAR(RANDBETWEEN(65;90) )" office:value-type="string" office:string-value="WYGF">
            <text:p>WYGF</text:p>
          </table:table-cell>
          <table:table-cell table:number-columns-repeated="1021"/>
        </table:table-row>
        <table:table-row table:style-name="ro1">
          <table:table-cell table:formula="of:=[.B803]&amp;&quot;-&quot;&amp;[.C803]" office:value-type="string" office:string-value="4462-AUMJ">
            <text:p>4462-AUMJ</text:p>
          </table:table-cell>
          <table:table-cell office:value-type="float" office:value="4462">
            <text:p>4462</text:p>
          </table:table-cell>
          <table:table-cell table:style-name="ce1" table:formula="of:=CHAR(RANDBETWEEN(65;90) )&amp;CHAR(RANDBETWEEN(65;90) )&amp;CHAR(RANDBETWEEN(65;90) )&amp;CHAR(RANDBETWEEN(65;90) )" office:value-type="string" office:string-value="AUMJ">
            <text:p>AUMJ</text:p>
          </table:table-cell>
          <table:table-cell table:number-columns-repeated="1021"/>
        </table:table-row>
        <table:table-row table:style-name="ro1">
          <table:table-cell table:formula="of:=[.B804]&amp;&quot;-&quot;&amp;[.C804]" office:value-type="string" office:string-value="4463-ZVRT">
            <text:p>4463-ZVRT</text:p>
          </table:table-cell>
          <table:table-cell office:value-type="float" office:value="4463">
            <text:p>4463</text:p>
          </table:table-cell>
          <table:table-cell table:style-name="ce1" table:formula="of:=CHAR(RANDBETWEEN(65;90) )&amp;CHAR(RANDBETWEEN(65;90) )&amp;CHAR(RANDBETWEEN(65;90) )&amp;CHAR(RANDBETWEEN(65;90) )" office:value-type="string" office:string-value="ZVRT">
            <text:p>ZVRT</text:p>
          </table:table-cell>
          <table:table-cell table:number-columns-repeated="1021"/>
        </table:table-row>
        <table:table-row table:style-name="ro1">
          <table:table-cell table:formula="of:=[.B805]&amp;&quot;-&quot;&amp;[.C805]" office:value-type="string" office:string-value="4464-CWXN">
            <text:p>4464-CWXN</text:p>
          </table:table-cell>
          <table:table-cell office:value-type="float" office:value="4464">
            <text:p>4464</text:p>
          </table:table-cell>
          <table:table-cell table:style-name="ce1" table:formula="of:=CHAR(RANDBETWEEN(65;90) )&amp;CHAR(RANDBETWEEN(65;90) )&amp;CHAR(RANDBETWEEN(65;90) )&amp;CHAR(RANDBETWEEN(65;90) )" office:value-type="string" office:string-value="CWXN">
            <text:p>CWXN</text:p>
          </table:table-cell>
          <table:table-cell table:number-columns-repeated="1021"/>
        </table:table-row>
        <table:table-row table:style-name="ro1">
          <table:table-cell table:formula="of:=[.B806]&amp;&quot;-&quot;&amp;[.C806]" office:value-type="string" office:string-value="4465-WUTY">
            <text:p>4465-WUTY</text:p>
          </table:table-cell>
          <table:table-cell office:value-type="float" office:value="4465">
            <text:p>4465</text:p>
          </table:table-cell>
          <table:table-cell table:style-name="ce1" table:formula="of:=CHAR(RANDBETWEEN(65;90) )&amp;CHAR(RANDBETWEEN(65;90) )&amp;CHAR(RANDBETWEEN(65;90) )&amp;CHAR(RANDBETWEEN(65;90) )" office:value-type="string" office:string-value="WUTY">
            <text:p>WUTY</text:p>
          </table:table-cell>
          <table:table-cell table:number-columns-repeated="1021"/>
        </table:table-row>
        <table:table-row table:style-name="ro1">
          <table:table-cell table:formula="of:=[.B807]&amp;&quot;-&quot;&amp;[.C807]" office:value-type="string" office:string-value="4466-ONXO">
            <text:p>4466-ONXO</text:p>
          </table:table-cell>
          <table:table-cell office:value-type="float" office:value="4466">
            <text:p>4466</text:p>
          </table:table-cell>
          <table:table-cell table:style-name="ce1" table:formula="of:=CHAR(RANDBETWEEN(65;90) )&amp;CHAR(RANDBETWEEN(65;90) )&amp;CHAR(RANDBETWEEN(65;90) )&amp;CHAR(RANDBETWEEN(65;90) )" office:value-type="string" office:string-value="ONXO">
            <text:p>ONXO</text:p>
          </table:table-cell>
          <table:table-cell table:number-columns-repeated="1021"/>
        </table:table-row>
        <table:table-row table:style-name="ro1">
          <table:table-cell table:formula="of:=[.B808]&amp;&quot;-&quot;&amp;[.C808]" office:value-type="string" office:string-value="4467-BGZG">
            <text:p>4467-BGZG</text:p>
          </table:table-cell>
          <table:table-cell office:value-type="float" office:value="4467">
            <text:p>4467</text:p>
          </table:table-cell>
          <table:table-cell table:style-name="ce1" table:formula="of:=CHAR(RANDBETWEEN(65;90) )&amp;CHAR(RANDBETWEEN(65;90) )&amp;CHAR(RANDBETWEEN(65;90) )&amp;CHAR(RANDBETWEEN(65;90) )" office:value-type="string" office:string-value="BGZG">
            <text:p>BGZG</text:p>
          </table:table-cell>
          <table:table-cell table:number-columns-repeated="1021"/>
        </table:table-row>
        <table:table-row table:style-name="ro1">
          <table:table-cell table:formula="of:=[.B809]&amp;&quot;-&quot;&amp;[.C809]" office:value-type="string" office:string-value="4468-OISF">
            <text:p>4468-OISF</text:p>
          </table:table-cell>
          <table:table-cell office:value-type="float" office:value="4468">
            <text:p>4468</text:p>
          </table:table-cell>
          <table:table-cell table:style-name="ce1" table:formula="of:=CHAR(RANDBETWEEN(65;90) )&amp;CHAR(RANDBETWEEN(65;90) )&amp;CHAR(RANDBETWEEN(65;90) )&amp;CHAR(RANDBETWEEN(65;90) )" office:value-type="string" office:string-value="OISF">
            <text:p>OISF</text:p>
          </table:table-cell>
          <table:table-cell table:number-columns-repeated="1021"/>
        </table:table-row>
        <table:table-row table:style-name="ro1">
          <table:table-cell table:formula="of:=[.B810]&amp;&quot;-&quot;&amp;[.C810]" office:value-type="string" office:string-value="4469-MKJR">
            <text:p>4469-MKJR</text:p>
          </table:table-cell>
          <table:table-cell office:value-type="float" office:value="4469">
            <text:p>4469</text:p>
          </table:table-cell>
          <table:table-cell table:style-name="ce1" table:formula="of:=CHAR(RANDBETWEEN(65;90) )&amp;CHAR(RANDBETWEEN(65;90) )&amp;CHAR(RANDBETWEEN(65;90) )&amp;CHAR(RANDBETWEEN(65;90) )" office:value-type="string" office:string-value="MKJR">
            <text:p>MKJR</text:p>
          </table:table-cell>
          <table:table-cell table:number-columns-repeated="1021"/>
        </table:table-row>
        <table:table-row table:style-name="ro1">
          <table:table-cell table:formula="of:=[.B811]&amp;&quot;-&quot;&amp;[.C811]" office:value-type="string" office:string-value="4470-BESW">
            <text:p>4470-BESW</text:p>
          </table:table-cell>
          <table:table-cell office:value-type="float" office:value="4470">
            <text:p>4470</text:p>
          </table:table-cell>
          <table:table-cell table:style-name="ce1" table:formula="of:=CHAR(RANDBETWEEN(65;90) )&amp;CHAR(RANDBETWEEN(65;90) )&amp;CHAR(RANDBETWEEN(65;90) )&amp;CHAR(RANDBETWEEN(65;90) )" office:value-type="string" office:string-value="BESW">
            <text:p>BESW</text:p>
          </table:table-cell>
          <table:table-cell table:number-columns-repeated="1021"/>
        </table:table-row>
        <table:table-row table:style-name="ro1">
          <table:table-cell table:formula="of:=[.B812]&amp;&quot;-&quot;&amp;[.C812]" office:value-type="string" office:string-value="4471-ZRAO">
            <text:p>4471-ZRAO</text:p>
          </table:table-cell>
          <table:table-cell office:value-type="float" office:value="4471">
            <text:p>4471</text:p>
          </table:table-cell>
          <table:table-cell table:style-name="ce1" table:formula="of:=CHAR(RANDBETWEEN(65;90) )&amp;CHAR(RANDBETWEEN(65;90) )&amp;CHAR(RANDBETWEEN(65;90) )&amp;CHAR(RANDBETWEEN(65;90) )" office:value-type="string" office:string-value="ZRAO">
            <text:p>ZRAO</text:p>
          </table:table-cell>
          <table:table-cell table:number-columns-repeated="1021"/>
        </table:table-row>
        <table:table-row table:style-name="ro1">
          <table:table-cell table:formula="of:=[.B813]&amp;&quot;-&quot;&amp;[.C813]" office:value-type="string" office:string-value="4472-UWMH">
            <text:p>4472-UWMH</text:p>
          </table:table-cell>
          <table:table-cell office:value-type="float" office:value="4472">
            <text:p>4472</text:p>
          </table:table-cell>
          <table:table-cell table:style-name="ce1" table:formula="of:=CHAR(RANDBETWEEN(65;90) )&amp;CHAR(RANDBETWEEN(65;90) )&amp;CHAR(RANDBETWEEN(65;90) )&amp;CHAR(RANDBETWEEN(65;90) )" office:value-type="string" office:string-value="UWMH">
            <text:p>UWMH</text:p>
          </table:table-cell>
          <table:table-cell table:number-columns-repeated="1021"/>
        </table:table-row>
        <table:table-row table:style-name="ro1">
          <table:table-cell table:formula="of:=[.B814]&amp;&quot;-&quot;&amp;[.C814]" office:value-type="string" office:string-value="4473-SCQD">
            <text:p>4473-SCQD</text:p>
          </table:table-cell>
          <table:table-cell office:value-type="float" office:value="4473">
            <text:p>4473</text:p>
          </table:table-cell>
          <table:table-cell table:style-name="ce1" table:formula="of:=CHAR(RANDBETWEEN(65;90) )&amp;CHAR(RANDBETWEEN(65;90) )&amp;CHAR(RANDBETWEEN(65;90) )&amp;CHAR(RANDBETWEEN(65;90) )" office:value-type="string" office:string-value="SCQD">
            <text:p>SCQD</text:p>
          </table:table-cell>
          <table:table-cell table:number-columns-repeated="1021"/>
        </table:table-row>
        <table:table-row table:style-name="ro1">
          <table:table-cell table:formula="of:=[.B815]&amp;&quot;-&quot;&amp;[.C815]" office:value-type="string" office:string-value="4474-DJTN">
            <text:p>4474-DJTN</text:p>
          </table:table-cell>
          <table:table-cell office:value-type="float" office:value="4474">
            <text:p>4474</text:p>
          </table:table-cell>
          <table:table-cell table:style-name="ce1" table:formula="of:=CHAR(RANDBETWEEN(65;90) )&amp;CHAR(RANDBETWEEN(65;90) )&amp;CHAR(RANDBETWEEN(65;90) )&amp;CHAR(RANDBETWEEN(65;90) )" office:value-type="string" office:string-value="DJTN">
            <text:p>DJTN</text:p>
          </table:table-cell>
          <table:table-cell table:number-columns-repeated="1021"/>
        </table:table-row>
        <table:table-row table:style-name="ro1">
          <table:table-cell table:formula="of:=[.B816]&amp;&quot;-&quot;&amp;[.C816]" office:value-type="string" office:string-value="4475-LMBI">
            <text:p>4475-LMBI</text:p>
          </table:table-cell>
          <table:table-cell office:value-type="float" office:value="4475">
            <text:p>4475</text:p>
          </table:table-cell>
          <table:table-cell table:style-name="ce1" table:formula="of:=CHAR(RANDBETWEEN(65;90) )&amp;CHAR(RANDBETWEEN(65;90) )&amp;CHAR(RANDBETWEEN(65;90) )&amp;CHAR(RANDBETWEEN(65;90) )" office:value-type="string" office:string-value="LMBI">
            <text:p>LMBI</text:p>
          </table:table-cell>
          <table:table-cell table:number-columns-repeated="1021"/>
        </table:table-row>
        <table:table-row table:style-name="ro1">
          <table:table-cell table:formula="of:=[.B817]&amp;&quot;-&quot;&amp;[.C817]" office:value-type="string" office:string-value="4476-KTTD">
            <text:p>4476-KTTD</text:p>
          </table:table-cell>
          <table:table-cell office:value-type="float" office:value="4476">
            <text:p>4476</text:p>
          </table:table-cell>
          <table:table-cell table:style-name="ce1" table:formula="of:=CHAR(RANDBETWEEN(65;90) )&amp;CHAR(RANDBETWEEN(65;90) )&amp;CHAR(RANDBETWEEN(65;90) )&amp;CHAR(RANDBETWEEN(65;90) )" office:value-type="string" office:string-value="KTTD">
            <text:p>KTTD</text:p>
          </table:table-cell>
          <table:table-cell table:number-columns-repeated="1021"/>
        </table:table-row>
        <table:table-row table:style-name="ro1">
          <table:table-cell table:formula="of:=[.B818]&amp;&quot;-&quot;&amp;[.C818]" office:value-type="string" office:string-value="4477-CODI">
            <text:p>4477-CODI</text:p>
          </table:table-cell>
          <table:table-cell office:value-type="float" office:value="4477">
            <text:p>4477</text:p>
          </table:table-cell>
          <table:table-cell table:style-name="ce1" table:formula="of:=CHAR(RANDBETWEEN(65;90) )&amp;CHAR(RANDBETWEEN(65;90) )&amp;CHAR(RANDBETWEEN(65;90) )&amp;CHAR(RANDBETWEEN(65;90) )" office:value-type="string" office:string-value="CODI">
            <text:p>CODI</text:p>
          </table:table-cell>
          <table:table-cell table:number-columns-repeated="1021"/>
        </table:table-row>
        <table:table-row table:style-name="ro1">
          <table:table-cell table:formula="of:=[.B819]&amp;&quot;-&quot;&amp;[.C819]" office:value-type="string" office:string-value="4478-ZXAW">
            <text:p>4478-ZXAW</text:p>
          </table:table-cell>
          <table:table-cell office:value-type="float" office:value="4478">
            <text:p>4478</text:p>
          </table:table-cell>
          <table:table-cell table:style-name="ce1" table:formula="of:=CHAR(RANDBETWEEN(65;90) )&amp;CHAR(RANDBETWEEN(65;90) )&amp;CHAR(RANDBETWEEN(65;90) )&amp;CHAR(RANDBETWEEN(65;90) )" office:value-type="string" office:string-value="ZXAW">
            <text:p>ZXAW</text:p>
          </table:table-cell>
          <table:table-cell table:number-columns-repeated="1021"/>
        </table:table-row>
        <table:table-row table:style-name="ro1">
          <table:table-cell table:formula="of:=[.B820]&amp;&quot;-&quot;&amp;[.C820]" office:value-type="string" office:string-value="4479-INIV">
            <text:p>4479-INIV</text:p>
          </table:table-cell>
          <table:table-cell office:value-type="float" office:value="4479">
            <text:p>4479</text:p>
          </table:table-cell>
          <table:table-cell table:style-name="ce1" table:formula="of:=CHAR(RANDBETWEEN(65;90) )&amp;CHAR(RANDBETWEEN(65;90) )&amp;CHAR(RANDBETWEEN(65;90) )&amp;CHAR(RANDBETWEEN(65;90) )" office:value-type="string" office:string-value="INIV">
            <text:p>INIV</text:p>
          </table:table-cell>
          <table:table-cell table:number-columns-repeated="1021"/>
        </table:table-row>
        <table:table-row table:style-name="ro1">
          <table:table-cell table:formula="of:=[.B821]&amp;&quot;-&quot;&amp;[.C821]" office:value-type="string" office:string-value="4480-APYS">
            <text:p>4480-APYS</text:p>
          </table:table-cell>
          <table:table-cell office:value-type="float" office:value="4480">
            <text:p>4480</text:p>
          </table:table-cell>
          <table:table-cell table:style-name="ce1" table:formula="of:=CHAR(RANDBETWEEN(65;90) )&amp;CHAR(RANDBETWEEN(65;90) )&amp;CHAR(RANDBETWEEN(65;90) )&amp;CHAR(RANDBETWEEN(65;90) )" office:value-type="string" office:string-value="APYS">
            <text:p>APYS</text:p>
          </table:table-cell>
          <table:table-cell table:number-columns-repeated="1021"/>
        </table:table-row>
        <table:table-row table:style-name="ro1">
          <table:table-cell table:formula="of:=[.B822]&amp;&quot;-&quot;&amp;[.C822]" office:value-type="string" office:string-value="4481-SDEF">
            <text:p>4481-SDEF</text:p>
          </table:table-cell>
          <table:table-cell office:value-type="float" office:value="4481">
            <text:p>4481</text:p>
          </table:table-cell>
          <table:table-cell table:style-name="ce1" table:formula="of:=CHAR(RANDBETWEEN(65;90) )&amp;CHAR(RANDBETWEEN(65;90) )&amp;CHAR(RANDBETWEEN(65;90) )&amp;CHAR(RANDBETWEEN(65;90) )" office:value-type="string" office:string-value="SDEF">
            <text:p>SDEF</text:p>
          </table:table-cell>
          <table:table-cell table:number-columns-repeated="1021"/>
        </table:table-row>
        <table:table-row table:style-name="ro1">
          <table:table-cell table:formula="of:=[.B823]&amp;&quot;-&quot;&amp;[.C823]" office:value-type="string" office:string-value="4482-LJAZ">
            <text:p>4482-LJAZ</text:p>
          </table:table-cell>
          <table:table-cell office:value-type="float" office:value="4482">
            <text:p>4482</text:p>
          </table:table-cell>
          <table:table-cell table:style-name="ce1" table:formula="of:=CHAR(RANDBETWEEN(65;90) )&amp;CHAR(RANDBETWEEN(65;90) )&amp;CHAR(RANDBETWEEN(65;90) )&amp;CHAR(RANDBETWEEN(65;90) )" office:value-type="string" office:string-value="LJAZ">
            <text:p>LJAZ</text:p>
          </table:table-cell>
          <table:table-cell table:number-columns-repeated="1021"/>
        </table:table-row>
        <table:table-row table:style-name="ro1">
          <table:table-cell table:formula="of:=[.B824]&amp;&quot;-&quot;&amp;[.C824]" office:value-type="string" office:string-value="4484-QGYM">
            <text:p>4484-QGYM</text:p>
          </table:table-cell>
          <table:table-cell office:value-type="float" office:value="4484">
            <text:p>4484</text:p>
          </table:table-cell>
          <table:table-cell table:style-name="ce1" table:formula="of:=CHAR(RANDBETWEEN(65;90) )&amp;CHAR(RANDBETWEEN(65;90) )&amp;CHAR(RANDBETWEEN(65;90) )&amp;CHAR(RANDBETWEEN(65;90) )" office:value-type="string" office:string-value="QGYM">
            <text:p>QGYM</text:p>
          </table:table-cell>
          <table:table-cell table:number-columns-repeated="1021"/>
        </table:table-row>
        <table:table-row table:style-name="ro1">
          <table:table-cell table:formula="of:=[.B825]&amp;&quot;-&quot;&amp;[.C825]" office:value-type="string" office:string-value="4485-TZOW">
            <text:p>4485-TZOW</text:p>
          </table:table-cell>
          <table:table-cell office:value-type="float" office:value="4485">
            <text:p>4485</text:p>
          </table:table-cell>
          <table:table-cell table:style-name="ce1" table:formula="of:=CHAR(RANDBETWEEN(65;90) )&amp;CHAR(RANDBETWEEN(65;90) )&amp;CHAR(RANDBETWEEN(65;90) )&amp;CHAR(RANDBETWEEN(65;90) )" office:value-type="string" office:string-value="TZOW">
            <text:p>TZOW</text:p>
          </table:table-cell>
          <table:table-cell table:number-columns-repeated="1021"/>
        </table:table-row>
        <table:table-row table:style-name="ro1">
          <table:table-cell table:formula="of:=[.B826]&amp;&quot;-&quot;&amp;[.C826]" office:value-type="string" office:string-value="4486-BAJB">
            <text:p>4486-BAJB</text:p>
          </table:table-cell>
          <table:table-cell office:value-type="float" office:value="4486">
            <text:p>4486</text:p>
          </table:table-cell>
          <table:table-cell table:style-name="ce1" table:formula="of:=CHAR(RANDBETWEEN(65;90) )&amp;CHAR(RANDBETWEEN(65;90) )&amp;CHAR(RANDBETWEEN(65;90) )&amp;CHAR(RANDBETWEEN(65;90) )" office:value-type="string" office:string-value="BAJB">
            <text:p>BAJB</text:p>
          </table:table-cell>
          <table:table-cell table:number-columns-repeated="1021"/>
        </table:table-row>
        <table:table-row table:style-name="ro1">
          <table:table-cell table:formula="of:=[.B827]&amp;&quot;-&quot;&amp;[.C827]" office:value-type="string" office:string-value="4487-IJCI">
            <text:p>4487-IJCI</text:p>
          </table:table-cell>
          <table:table-cell office:value-type="float" office:value="4487">
            <text:p>4487</text:p>
          </table:table-cell>
          <table:table-cell table:style-name="ce1" table:formula="of:=CHAR(RANDBETWEEN(65;90) )&amp;CHAR(RANDBETWEEN(65;90) )&amp;CHAR(RANDBETWEEN(65;90) )&amp;CHAR(RANDBETWEEN(65;90) )" office:value-type="string" office:string-value="IJCI">
            <text:p>IJCI</text:p>
          </table:table-cell>
          <table:table-cell table:number-columns-repeated="1021"/>
        </table:table-row>
        <table:table-row table:style-name="ro1">
          <table:table-cell table:formula="of:=[.B828]&amp;&quot;-&quot;&amp;[.C828]" office:value-type="string" office:string-value="4488-FWJR">
            <text:p>4488-FWJR</text:p>
          </table:table-cell>
          <table:table-cell office:value-type="float" office:value="4488">
            <text:p>4488</text:p>
          </table:table-cell>
          <table:table-cell table:style-name="ce1" table:formula="of:=CHAR(RANDBETWEEN(65;90) )&amp;CHAR(RANDBETWEEN(65;90) )&amp;CHAR(RANDBETWEEN(65;90) )&amp;CHAR(RANDBETWEEN(65;90) )" office:value-type="string" office:string-value="FWJR">
            <text:p>FWJR</text:p>
          </table:table-cell>
          <table:table-cell table:number-columns-repeated="1021"/>
        </table:table-row>
        <table:table-row table:style-name="ro1">
          <table:table-cell table:formula="of:=[.B829]&amp;&quot;-&quot;&amp;[.C829]" office:value-type="string" office:string-value="4489-CNUJ">
            <text:p>4489-CNUJ</text:p>
          </table:table-cell>
          <table:table-cell office:value-type="float" office:value="4489">
            <text:p>4489</text:p>
          </table:table-cell>
          <table:table-cell table:style-name="ce1" table:formula="of:=CHAR(RANDBETWEEN(65;90) )&amp;CHAR(RANDBETWEEN(65;90) )&amp;CHAR(RANDBETWEEN(65;90) )&amp;CHAR(RANDBETWEEN(65;90) )" office:value-type="string" office:string-value="CNUJ">
            <text:p>CNUJ</text:p>
          </table:table-cell>
          <table:table-cell table:number-columns-repeated="1021"/>
        </table:table-row>
        <table:table-row table:style-name="ro1">
          <table:table-cell table:formula="of:=[.B830]&amp;&quot;-&quot;&amp;[.C830]" office:value-type="string" office:string-value="4490-GYBP">
            <text:p>4490-GYBP</text:p>
          </table:table-cell>
          <table:table-cell office:value-type="float" office:value="4490">
            <text:p>4490</text:p>
          </table:table-cell>
          <table:table-cell table:style-name="ce1" table:formula="of:=CHAR(RANDBETWEEN(65;90) )&amp;CHAR(RANDBETWEEN(65;90) )&amp;CHAR(RANDBETWEEN(65;90) )&amp;CHAR(RANDBETWEEN(65;90) )" office:value-type="string" office:string-value="GYBP">
            <text:p>GYBP</text:p>
          </table:table-cell>
          <table:table-cell table:number-columns-repeated="1021"/>
        </table:table-row>
        <table:table-row table:style-name="ro1">
          <table:table-cell table:formula="of:=[.B831]&amp;&quot;-&quot;&amp;[.C831]" office:value-type="string" office:string-value="4491-JFJI">
            <text:p>4491-JFJI</text:p>
          </table:table-cell>
          <table:table-cell office:value-type="float" office:value="4491">
            <text:p>4491</text:p>
          </table:table-cell>
          <table:table-cell table:style-name="ce1" table:formula="of:=CHAR(RANDBETWEEN(65;90) )&amp;CHAR(RANDBETWEEN(65;90) )&amp;CHAR(RANDBETWEEN(65;90) )&amp;CHAR(RANDBETWEEN(65;90) )" office:value-type="string" office:string-value="JFJI">
            <text:p>JFJI</text:p>
          </table:table-cell>
          <table:table-cell table:number-columns-repeated="1021"/>
        </table:table-row>
        <table:table-row table:style-name="ro1">
          <table:table-cell table:formula="of:=[.B832]&amp;&quot;-&quot;&amp;[.C832]" office:value-type="string" office:string-value="4492-WMHJ">
            <text:p>4492-WMHJ</text:p>
          </table:table-cell>
          <table:table-cell office:value-type="float" office:value="4492">
            <text:p>4492</text:p>
          </table:table-cell>
          <table:table-cell table:style-name="ce1" table:formula="of:=CHAR(RANDBETWEEN(65;90) )&amp;CHAR(RANDBETWEEN(65;90) )&amp;CHAR(RANDBETWEEN(65;90) )&amp;CHAR(RANDBETWEEN(65;90) )" office:value-type="string" office:string-value="WMHJ">
            <text:p>WMHJ</text:p>
          </table:table-cell>
          <table:table-cell table:number-columns-repeated="1021"/>
        </table:table-row>
        <table:table-row table:style-name="ro1">
          <table:table-cell table:formula="of:=[.B833]&amp;&quot;-&quot;&amp;[.C833]" office:value-type="string" office:string-value="4494-PMHN">
            <text:p>4494-PMHN</text:p>
          </table:table-cell>
          <table:table-cell office:value-type="float" office:value="4494">
            <text:p>4494</text:p>
          </table:table-cell>
          <table:table-cell table:style-name="ce1" table:formula="of:=CHAR(RANDBETWEEN(65;90) )&amp;CHAR(RANDBETWEEN(65;90) )&amp;CHAR(RANDBETWEEN(65;90) )&amp;CHAR(RANDBETWEEN(65;90) )" office:value-type="string" office:string-value="PMHN">
            <text:p>PMHN</text:p>
          </table:table-cell>
          <table:table-cell table:number-columns-repeated="1021"/>
        </table:table-row>
        <table:table-row table:style-name="ro1">
          <table:table-cell table:formula="of:=[.B834]&amp;&quot;-&quot;&amp;[.C834]" office:value-type="string" office:string-value="4495-XDVT">
            <text:p>4495-XDVT</text:p>
          </table:table-cell>
          <table:table-cell office:value-type="float" office:value="4495">
            <text:p>4495</text:p>
          </table:table-cell>
          <table:table-cell table:style-name="ce1" table:formula="of:=CHAR(RANDBETWEEN(65;90) )&amp;CHAR(RANDBETWEEN(65;90) )&amp;CHAR(RANDBETWEEN(65;90) )&amp;CHAR(RANDBETWEEN(65;90) )" office:value-type="string" office:string-value="XDVT">
            <text:p>XDVT</text:p>
          </table:table-cell>
          <table:table-cell table:number-columns-repeated="1021"/>
        </table:table-row>
        <table:table-row table:style-name="ro1">
          <table:table-cell table:formula="of:=[.B835]&amp;&quot;-&quot;&amp;[.C835]" office:value-type="string" office:string-value="4496-ZQYA">
            <text:p>4496-ZQYA</text:p>
          </table:table-cell>
          <table:table-cell office:value-type="float" office:value="4496">
            <text:p>4496</text:p>
          </table:table-cell>
          <table:table-cell table:style-name="ce1" table:formula="of:=CHAR(RANDBETWEEN(65;90) )&amp;CHAR(RANDBETWEEN(65;90) )&amp;CHAR(RANDBETWEEN(65;90) )&amp;CHAR(RANDBETWEEN(65;90) )" office:value-type="string" office:string-value="ZQYA">
            <text:p>ZQYA</text:p>
          </table:table-cell>
          <table:table-cell table:number-columns-repeated="1021"/>
        </table:table-row>
        <table:table-row table:style-name="ro1">
          <table:table-cell table:formula="of:=[.B836]&amp;&quot;-&quot;&amp;[.C836]" office:value-type="string" office:string-value="4497-SJVG">
            <text:p>4497-SJVG</text:p>
          </table:table-cell>
          <table:table-cell office:value-type="float" office:value="4497">
            <text:p>4497</text:p>
          </table:table-cell>
          <table:table-cell table:style-name="ce1" table:formula="of:=CHAR(RANDBETWEEN(65;90) )&amp;CHAR(RANDBETWEEN(65;90) )&amp;CHAR(RANDBETWEEN(65;90) )&amp;CHAR(RANDBETWEEN(65;90) )" office:value-type="string" office:string-value="SJVG">
            <text:p>SJVG</text:p>
          </table:table-cell>
          <table:table-cell table:number-columns-repeated="1021"/>
        </table:table-row>
        <table:table-row table:style-name="ro1">
          <table:table-cell table:formula="of:=[.B837]&amp;&quot;-&quot;&amp;[.C837]" office:value-type="string" office:string-value="4498-HMAA">
            <text:p>4498-HMAA</text:p>
          </table:table-cell>
          <table:table-cell office:value-type="float" office:value="4498">
            <text:p>4498</text:p>
          </table:table-cell>
          <table:table-cell table:style-name="ce1" table:formula="of:=CHAR(RANDBETWEEN(65;90) )&amp;CHAR(RANDBETWEEN(65;90) )&amp;CHAR(RANDBETWEEN(65;90) )&amp;CHAR(RANDBETWEEN(65;90) )" office:value-type="string" office:string-value="HMAA">
            <text:p>HMAA</text:p>
          </table:table-cell>
          <table:table-cell table:number-columns-repeated="1021"/>
        </table:table-row>
        <table:table-row table:style-name="ro1">
          <table:table-cell table:formula="of:=[.B838]&amp;&quot;-&quot;&amp;[.C838]" office:value-type="string" office:string-value="4499-LWIW">
            <text:p>4499-LWIW</text:p>
          </table:table-cell>
          <table:table-cell office:value-type="float" office:value="4499">
            <text:p>4499</text:p>
          </table:table-cell>
          <table:table-cell table:style-name="ce1" table:formula="of:=CHAR(RANDBETWEEN(65;90) )&amp;CHAR(RANDBETWEEN(65;90) )&amp;CHAR(RANDBETWEEN(65;90) )&amp;CHAR(RANDBETWEEN(65;90) )" office:value-type="string" office:string-value="LWIW">
            <text:p>LWIW</text:p>
          </table:table-cell>
          <table:table-cell table:number-columns-repeated="1021"/>
        </table:table-row>
        <table:table-row table:style-name="ro1">
          <table:table-cell table:formula="of:=[.B839]&amp;&quot;-&quot;&amp;[.C839]" office:value-type="string" office:string-value="4500-IYES">
            <text:p>4500-IYES</text:p>
          </table:table-cell>
          <table:table-cell office:value-type="float" office:value="4500">
            <text:p>4500</text:p>
          </table:table-cell>
          <table:table-cell table:style-name="ce1" table:formula="of:=CHAR(RANDBETWEEN(65;90) )&amp;CHAR(RANDBETWEEN(65;90) )&amp;CHAR(RANDBETWEEN(65;90) )&amp;CHAR(RANDBETWEEN(65;90) )" office:value-type="string" office:string-value="IYES">
            <text:p>IYES</text:p>
          </table:table-cell>
          <table:table-cell table:number-columns-repeated="1021"/>
        </table:table-row>
        <table:table-row table:style-name="ro1">
          <table:table-cell table:formula="of:=[.B840]&amp;&quot;-&quot;&amp;[.C840]" office:value-type="string" office:string-value="4501-DDLW">
            <text:p>4501-DDLW</text:p>
          </table:table-cell>
          <table:table-cell office:value-type="float" office:value="4501">
            <text:p>4501</text:p>
          </table:table-cell>
          <table:table-cell table:style-name="ce1" table:formula="of:=CHAR(RANDBETWEEN(65;90) )&amp;CHAR(RANDBETWEEN(65;90) )&amp;CHAR(RANDBETWEEN(65;90) )&amp;CHAR(RANDBETWEEN(65;90) )" office:value-type="string" office:string-value="DDLW">
            <text:p>DDLW</text:p>
          </table:table-cell>
          <table:table-cell table:number-columns-repeated="1021"/>
        </table:table-row>
        <table:table-row table:style-name="ro1">
          <table:table-cell table:formula="of:=[.B841]&amp;&quot;-&quot;&amp;[.C841]" office:value-type="string" office:string-value="4502-DXBG">
            <text:p>4502-DXBG</text:p>
          </table:table-cell>
          <table:table-cell office:value-type="float" office:value="4502">
            <text:p>4502</text:p>
          </table:table-cell>
          <table:table-cell table:style-name="ce1" table:formula="of:=CHAR(RANDBETWEEN(65;90) )&amp;CHAR(RANDBETWEEN(65;90) )&amp;CHAR(RANDBETWEEN(65;90) )&amp;CHAR(RANDBETWEEN(65;90) )" office:value-type="string" office:string-value="DXBG">
            <text:p>DXBG</text:p>
          </table:table-cell>
          <table:table-cell table:number-columns-repeated="1021"/>
        </table:table-row>
        <table:table-row table:style-name="ro1">
          <table:table-cell table:formula="of:=[.B842]&amp;&quot;-&quot;&amp;[.C842]" office:value-type="string" office:string-value="4503-ZQIM">
            <text:p>4503-ZQIM</text:p>
          </table:table-cell>
          <table:table-cell office:value-type="float" office:value="4503">
            <text:p>4503</text:p>
          </table:table-cell>
          <table:table-cell table:style-name="ce1" table:formula="of:=CHAR(RANDBETWEEN(65;90) )&amp;CHAR(RANDBETWEEN(65;90) )&amp;CHAR(RANDBETWEEN(65;90) )&amp;CHAR(RANDBETWEEN(65;90) )" office:value-type="string" office:string-value="ZQIM">
            <text:p>ZQIM</text:p>
          </table:table-cell>
          <table:table-cell table:number-columns-repeated="1021"/>
        </table:table-row>
        <table:table-row table:style-name="ro1">
          <table:table-cell table:formula="of:=[.B843]&amp;&quot;-&quot;&amp;[.C843]" office:value-type="string" office:string-value="4504-MJOK">
            <text:p>4504-MJOK</text:p>
          </table:table-cell>
          <table:table-cell office:value-type="float" office:value="4504">
            <text:p>4504</text:p>
          </table:table-cell>
          <table:table-cell table:style-name="ce1" table:formula="of:=CHAR(RANDBETWEEN(65;90) )&amp;CHAR(RANDBETWEEN(65;90) )&amp;CHAR(RANDBETWEEN(65;90) )&amp;CHAR(RANDBETWEEN(65;90) )" office:value-type="string" office:string-value="MJOK">
            <text:p>MJOK</text:p>
          </table:table-cell>
          <table:table-cell table:number-columns-repeated="1021"/>
        </table:table-row>
        <table:table-row table:style-name="ro1">
          <table:table-cell table:formula="of:=[.B844]&amp;&quot;-&quot;&amp;[.C844]" office:value-type="string" office:string-value="4505-HKCB">
            <text:p>4505-HKCB</text:p>
          </table:table-cell>
          <table:table-cell office:value-type="float" office:value="4505">
            <text:p>4505</text:p>
          </table:table-cell>
          <table:table-cell table:style-name="ce1" table:formula="of:=CHAR(RANDBETWEEN(65;90) )&amp;CHAR(RANDBETWEEN(65;90) )&amp;CHAR(RANDBETWEEN(65;90) )&amp;CHAR(RANDBETWEEN(65;90) )" office:value-type="string" office:string-value="HKCB">
            <text:p>HKCB</text:p>
          </table:table-cell>
          <table:table-cell table:number-columns-repeated="1021"/>
        </table:table-row>
        <table:table-row table:style-name="ro1">
          <table:table-cell table:formula="of:=[.B845]&amp;&quot;-&quot;&amp;[.C845]" office:value-type="string" office:string-value="4506-LKAI">
            <text:p>4506-LKAI</text:p>
          </table:table-cell>
          <table:table-cell office:value-type="float" office:value="4506">
            <text:p>4506</text:p>
          </table:table-cell>
          <table:table-cell table:style-name="ce1" table:formula="of:=CHAR(RANDBETWEEN(65;90) )&amp;CHAR(RANDBETWEEN(65;90) )&amp;CHAR(RANDBETWEEN(65;90) )&amp;CHAR(RANDBETWEEN(65;90) )" office:value-type="string" office:string-value="LKAI">
            <text:p>LKAI</text:p>
          </table:table-cell>
          <table:table-cell table:number-columns-repeated="1021"/>
        </table:table-row>
        <table:table-row table:style-name="ro1">
          <table:table-cell table:formula="of:=[.B846]&amp;&quot;-&quot;&amp;[.C846]" office:value-type="string" office:string-value="4507-VLOE">
            <text:p>4507-VLOE</text:p>
          </table:table-cell>
          <table:table-cell office:value-type="float" office:value="4507">
            <text:p>4507</text:p>
          </table:table-cell>
          <table:table-cell table:style-name="ce1" table:formula="of:=CHAR(RANDBETWEEN(65;90) )&amp;CHAR(RANDBETWEEN(65;90) )&amp;CHAR(RANDBETWEEN(65;90) )&amp;CHAR(RANDBETWEEN(65;90) )" office:value-type="string" office:string-value="VLOE">
            <text:p>VLOE</text:p>
          </table:table-cell>
          <table:table-cell table:number-columns-repeated="1021"/>
        </table:table-row>
        <table:table-row table:style-name="ro1">
          <table:table-cell table:formula="of:=[.B847]&amp;&quot;-&quot;&amp;[.C847]" office:value-type="string" office:string-value="4508-PTUD">
            <text:p>4508-PTUD</text:p>
          </table:table-cell>
          <table:table-cell office:value-type="float" office:value="4508">
            <text:p>4508</text:p>
          </table:table-cell>
          <table:table-cell table:style-name="ce1" table:formula="of:=CHAR(RANDBETWEEN(65;90) )&amp;CHAR(RANDBETWEEN(65;90) )&amp;CHAR(RANDBETWEEN(65;90) )&amp;CHAR(RANDBETWEEN(65;90) )" office:value-type="string" office:string-value="PTUD">
            <text:p>PTUD</text:p>
          </table:table-cell>
          <table:table-cell table:number-columns-repeated="1021"/>
        </table:table-row>
        <table:table-row table:style-name="ro1">
          <table:table-cell table:formula="of:=[.B848]&amp;&quot;-&quot;&amp;[.C848]" office:value-type="string" office:string-value="4509-OYGH">
            <text:p>4509-OYGH</text:p>
          </table:table-cell>
          <table:table-cell office:value-type="float" office:value="4509">
            <text:p>4509</text:p>
          </table:table-cell>
          <table:table-cell table:style-name="ce1" table:formula="of:=CHAR(RANDBETWEEN(65;90) )&amp;CHAR(RANDBETWEEN(65;90) )&amp;CHAR(RANDBETWEEN(65;90) )&amp;CHAR(RANDBETWEEN(65;90) )" office:value-type="string" office:string-value="OYGH">
            <text:p>OYGH</text:p>
          </table:table-cell>
          <table:table-cell table:number-columns-repeated="1021"/>
        </table:table-row>
        <table:table-row table:style-name="ro1">
          <table:table-cell table:formula="of:=[.B849]&amp;&quot;-&quot;&amp;[.C849]" office:value-type="string" office:string-value="4510-JGIT">
            <text:p>4510-JGIT</text:p>
          </table:table-cell>
          <table:table-cell office:value-type="float" office:value="4510">
            <text:p>4510</text:p>
          </table:table-cell>
          <table:table-cell table:style-name="ce1" table:formula="of:=CHAR(RANDBETWEEN(65;90) )&amp;CHAR(RANDBETWEEN(65;90) )&amp;CHAR(RANDBETWEEN(65;90) )&amp;CHAR(RANDBETWEEN(65;90) )" office:value-type="string" office:string-value="JGIT">
            <text:p>JGIT</text:p>
          </table:table-cell>
          <table:table-cell table:number-columns-repeated="1021"/>
        </table:table-row>
        <table:table-row table:style-name="ro1">
          <table:table-cell table:formula="of:=[.B850]&amp;&quot;-&quot;&amp;[.C850]" office:value-type="string" office:string-value="4511-YGNY">
            <text:p>4511-YGNY</text:p>
          </table:table-cell>
          <table:table-cell office:value-type="float" office:value="4511">
            <text:p>4511</text:p>
          </table:table-cell>
          <table:table-cell table:style-name="ce1" table:formula="of:=CHAR(RANDBETWEEN(65;90) )&amp;CHAR(RANDBETWEEN(65;90) )&amp;CHAR(RANDBETWEEN(65;90) )&amp;CHAR(RANDBETWEEN(65;90) )" office:value-type="string" office:string-value="YGNY">
            <text:p>YGNY</text:p>
          </table:table-cell>
          <table:table-cell table:number-columns-repeated="1021"/>
        </table:table-row>
        <table:table-row table:style-name="ro1">
          <table:table-cell table:formula="of:=[.B851]&amp;&quot;-&quot;&amp;[.C851]" office:value-type="string" office:string-value="4512-HYWR">
            <text:p>4512-HYWR</text:p>
          </table:table-cell>
          <table:table-cell office:value-type="float" office:value="4512">
            <text:p>4512</text:p>
          </table:table-cell>
          <table:table-cell table:style-name="ce1" table:formula="of:=CHAR(RANDBETWEEN(65;90) )&amp;CHAR(RANDBETWEEN(65;90) )&amp;CHAR(RANDBETWEEN(65;90) )&amp;CHAR(RANDBETWEEN(65;90) )" office:value-type="string" office:string-value="HYWR">
            <text:p>HYWR</text:p>
          </table:table-cell>
          <table:table-cell table:number-columns-repeated="1021"/>
        </table:table-row>
        <table:table-row table:style-name="ro1">
          <table:table-cell table:formula="of:=[.B852]&amp;&quot;-&quot;&amp;[.C852]" office:value-type="string" office:string-value="4513-JWLJ">
            <text:p>4513-JWLJ</text:p>
          </table:table-cell>
          <table:table-cell office:value-type="float" office:value="4513">
            <text:p>4513</text:p>
          </table:table-cell>
          <table:table-cell table:style-name="ce1" table:formula="of:=CHAR(RANDBETWEEN(65;90) )&amp;CHAR(RANDBETWEEN(65;90) )&amp;CHAR(RANDBETWEEN(65;90) )&amp;CHAR(RANDBETWEEN(65;90) )" office:value-type="string" office:string-value="JWLJ">
            <text:p>JWLJ</text:p>
          </table:table-cell>
          <table:table-cell table:number-columns-repeated="1021"/>
        </table:table-row>
        <table:table-row table:style-name="ro1">
          <table:table-cell table:formula="of:=[.B853]&amp;&quot;-&quot;&amp;[.C853]" office:value-type="string" office:string-value="4514-RJFF">
            <text:p>4514-RJFF</text:p>
          </table:table-cell>
          <table:table-cell office:value-type="float" office:value="4514">
            <text:p>4514</text:p>
          </table:table-cell>
          <table:table-cell table:style-name="ce1" table:formula="of:=CHAR(RANDBETWEEN(65;90) )&amp;CHAR(RANDBETWEEN(65;90) )&amp;CHAR(RANDBETWEEN(65;90) )&amp;CHAR(RANDBETWEEN(65;90) )" office:value-type="string" office:string-value="RJFF">
            <text:p>RJFF</text:p>
          </table:table-cell>
          <table:table-cell table:number-columns-repeated="1021"/>
        </table:table-row>
        <table:table-row table:style-name="ro1">
          <table:table-cell table:formula="of:=[.B854]&amp;&quot;-&quot;&amp;[.C854]" office:value-type="string" office:string-value="4515-EUYM">
            <text:p>4515-EUYM</text:p>
          </table:table-cell>
          <table:table-cell office:value-type="float" office:value="4515">
            <text:p>4515</text:p>
          </table:table-cell>
          <table:table-cell table:style-name="ce1" table:formula="of:=CHAR(RANDBETWEEN(65;90) )&amp;CHAR(RANDBETWEEN(65;90) )&amp;CHAR(RANDBETWEEN(65;90) )&amp;CHAR(RANDBETWEEN(65;90) )" office:value-type="string" office:string-value="EUYM">
            <text:p>EUYM</text:p>
          </table:table-cell>
          <table:table-cell table:number-columns-repeated="1021"/>
        </table:table-row>
        <table:table-row table:style-name="ro1">
          <table:table-cell table:formula="of:=[.B855]&amp;&quot;-&quot;&amp;[.C855]" office:value-type="string" office:string-value="4516-PVWU">
            <text:p>4516-PVWU</text:p>
          </table:table-cell>
          <table:table-cell office:value-type="float" office:value="4516">
            <text:p>4516</text:p>
          </table:table-cell>
          <table:table-cell table:style-name="ce1" table:formula="of:=CHAR(RANDBETWEEN(65;90) )&amp;CHAR(RANDBETWEEN(65;90) )&amp;CHAR(RANDBETWEEN(65;90) )&amp;CHAR(RANDBETWEEN(65;90) )" office:value-type="string" office:string-value="PVWU">
            <text:p>PVWU</text:p>
          </table:table-cell>
          <table:table-cell table:number-columns-repeated="1021"/>
        </table:table-row>
        <table:table-row table:style-name="ro1">
          <table:table-cell table:formula="of:=[.B856]&amp;&quot;-&quot;&amp;[.C856]" office:value-type="string" office:string-value="4517-NKJG">
            <text:p>4517-NKJG</text:p>
          </table:table-cell>
          <table:table-cell office:value-type="float" office:value="4517">
            <text:p>4517</text:p>
          </table:table-cell>
          <table:table-cell table:style-name="ce1" table:formula="of:=CHAR(RANDBETWEEN(65;90) )&amp;CHAR(RANDBETWEEN(65;90) )&amp;CHAR(RANDBETWEEN(65;90) )&amp;CHAR(RANDBETWEEN(65;90) )" office:value-type="string" office:string-value="NKJG">
            <text:p>NKJG</text:p>
          </table:table-cell>
          <table:table-cell table:number-columns-repeated="1021"/>
        </table:table-row>
        <table:table-row table:style-name="ro1">
          <table:table-cell table:formula="of:=[.B857]&amp;&quot;-&quot;&amp;[.C857]" office:value-type="string" office:string-value="4518-OJZF">
            <text:p>4518-OJZF</text:p>
          </table:table-cell>
          <table:table-cell office:value-type="float" office:value="4518">
            <text:p>4518</text:p>
          </table:table-cell>
          <table:table-cell table:style-name="ce1" table:formula="of:=CHAR(RANDBETWEEN(65;90) )&amp;CHAR(RANDBETWEEN(65;90) )&amp;CHAR(RANDBETWEEN(65;90) )&amp;CHAR(RANDBETWEEN(65;90) )" office:value-type="string" office:string-value="OJZF">
            <text:p>OJZF</text:p>
          </table:table-cell>
          <table:table-cell table:number-columns-repeated="1021"/>
        </table:table-row>
        <table:table-row table:style-name="ro1">
          <table:table-cell table:formula="of:=[.B858]&amp;&quot;-&quot;&amp;[.C858]" office:value-type="string" office:string-value="4518-KSFO">
            <text:p>4518-KSFO</text:p>
          </table:table-cell>
          <table:table-cell office:value-type="float" office:value="4518">
            <text:p>4518</text:p>
          </table:table-cell>
          <table:table-cell table:style-name="ce1" table:formula="of:=CHAR(RANDBETWEEN(65;90) )&amp;CHAR(RANDBETWEEN(65;90) )&amp;CHAR(RANDBETWEEN(65;90) )&amp;CHAR(RANDBETWEEN(65;90) )" office:value-type="string" office:string-value="KSFO">
            <text:p>KSFO</text:p>
          </table:table-cell>
          <table:table-cell table:number-columns-repeated="1021"/>
        </table:table-row>
        <table:table-row table:style-name="ro1">
          <table:table-cell table:formula="of:=[.B859]&amp;&quot;-&quot;&amp;[.C859]" office:value-type="string" office:string-value="4519-OPUR">
            <text:p>4519-OPUR</text:p>
          </table:table-cell>
          <table:table-cell office:value-type="float" office:value="4519">
            <text:p>4519</text:p>
          </table:table-cell>
          <table:table-cell table:style-name="ce1" table:formula="of:=CHAR(RANDBETWEEN(65;90) )&amp;CHAR(RANDBETWEEN(65;90) )&amp;CHAR(RANDBETWEEN(65;90) )&amp;CHAR(RANDBETWEEN(65;90) )" office:value-type="string" office:string-value="OPUR">
            <text:p>OPUR</text:p>
          </table:table-cell>
          <table:table-cell table:number-columns-repeated="1021"/>
        </table:table-row>
        <table:table-row table:style-name="ro1">
          <table:table-cell table:formula="of:=[.B860]&amp;&quot;-&quot;&amp;[.C860]" office:value-type="string" office:string-value="4520-FIRY">
            <text:p>4520-FIRY</text:p>
          </table:table-cell>
          <table:table-cell office:value-type="float" office:value="4520">
            <text:p>4520</text:p>
          </table:table-cell>
          <table:table-cell table:style-name="ce1" table:formula="of:=CHAR(RANDBETWEEN(65;90) )&amp;CHAR(RANDBETWEEN(65;90) )&amp;CHAR(RANDBETWEEN(65;90) )&amp;CHAR(RANDBETWEEN(65;90) )" office:value-type="string" office:string-value="FIRY">
            <text:p>FIRY</text:p>
          </table:table-cell>
          <table:table-cell table:number-columns-repeated="1021"/>
        </table:table-row>
        <table:table-row table:style-name="ro1">
          <table:table-cell table:formula="of:=[.B861]&amp;&quot;-&quot;&amp;[.C861]" office:value-type="string" office:string-value="4521-GJFM">
            <text:p>4521-GJFM</text:p>
          </table:table-cell>
          <table:table-cell office:value-type="float" office:value="4521">
            <text:p>4521</text:p>
          </table:table-cell>
          <table:table-cell table:style-name="ce1" table:formula="of:=CHAR(RANDBETWEEN(65;90) )&amp;CHAR(RANDBETWEEN(65;90) )&amp;CHAR(RANDBETWEEN(65;90) )&amp;CHAR(RANDBETWEEN(65;90) )" office:value-type="string" office:string-value="GJFM">
            <text:p>GJFM</text:p>
          </table:table-cell>
          <table:table-cell table:number-columns-repeated="1021"/>
        </table:table-row>
        <table:table-row table:style-name="ro1">
          <table:table-cell table:formula="of:=[.B862]&amp;&quot;-&quot;&amp;[.C862]" office:value-type="string" office:string-value="4522-QRCV">
            <text:p>4522-QRCV</text:p>
          </table:table-cell>
          <table:table-cell office:value-type="float" office:value="4522">
            <text:p>4522</text:p>
          </table:table-cell>
          <table:table-cell table:style-name="ce1" table:formula="of:=CHAR(RANDBETWEEN(65;90) )&amp;CHAR(RANDBETWEEN(65;90) )&amp;CHAR(RANDBETWEEN(65;90) )&amp;CHAR(RANDBETWEEN(65;90) )" office:value-type="string" office:string-value="QRCV">
            <text:p>QRCV</text:p>
          </table:table-cell>
          <table:table-cell table:number-columns-repeated="1021"/>
        </table:table-row>
        <table:table-row table:style-name="ro1">
          <table:table-cell table:formula="of:=[.B863]&amp;&quot;-&quot;&amp;[.C863]" office:value-type="string" office:string-value="4523-JFRT">
            <text:p>4523-JFRT</text:p>
          </table:table-cell>
          <table:table-cell office:value-type="float" office:value="4523">
            <text:p>4523</text:p>
          </table:table-cell>
          <table:table-cell table:style-name="ce1" table:formula="of:=CHAR(RANDBETWEEN(65;90) )&amp;CHAR(RANDBETWEEN(65;90) )&amp;CHAR(RANDBETWEEN(65;90) )&amp;CHAR(RANDBETWEEN(65;90) )" office:value-type="string" office:string-value="JFRT">
            <text:p>JFRT</text:p>
          </table:table-cell>
          <table:table-cell table:number-columns-repeated="1021"/>
        </table:table-row>
        <table:table-row table:style-name="ro1">
          <table:table-cell table:formula="of:=[.B864]&amp;&quot;-&quot;&amp;[.C864]" office:value-type="string" office:string-value="4524-QTJN">
            <text:p>4524-QTJN</text:p>
          </table:table-cell>
          <table:table-cell office:value-type="float" office:value="4524">
            <text:p>4524</text:p>
          </table:table-cell>
          <table:table-cell table:style-name="ce1" table:formula="of:=CHAR(RANDBETWEEN(65;90) )&amp;CHAR(RANDBETWEEN(65;90) )&amp;CHAR(RANDBETWEEN(65;90) )&amp;CHAR(RANDBETWEEN(65;90) )" office:value-type="string" office:string-value="QTJN">
            <text:p>QTJN</text:p>
          </table:table-cell>
          <table:table-cell table:number-columns-repeated="1021"/>
        </table:table-row>
        <table:table-row table:style-name="ro1">
          <table:table-cell table:formula="of:=[.B865]&amp;&quot;-&quot;&amp;[.C865]" office:value-type="string" office:string-value="4525-GDNC">
            <text:p>4525-GDNC</text:p>
          </table:table-cell>
          <table:table-cell office:value-type="float" office:value="4525">
            <text:p>4525</text:p>
          </table:table-cell>
          <table:table-cell table:style-name="ce1" table:formula="of:=CHAR(RANDBETWEEN(65;90) )&amp;CHAR(RANDBETWEEN(65;90) )&amp;CHAR(RANDBETWEEN(65;90) )&amp;CHAR(RANDBETWEEN(65;90) )" office:value-type="string" office:string-value="GDNC">
            <text:p>GDNC</text:p>
          </table:table-cell>
          <table:table-cell table:number-columns-repeated="1021"/>
        </table:table-row>
        <table:table-row table:style-name="ro1">
          <table:table-cell table:formula="of:=[.B866]&amp;&quot;-&quot;&amp;[.C866]" office:value-type="string" office:string-value="4526-NTXZ">
            <text:p>4526-NTXZ</text:p>
          </table:table-cell>
          <table:table-cell office:value-type="float" office:value="4526">
            <text:p>4526</text:p>
          </table:table-cell>
          <table:table-cell table:style-name="ce1" table:formula="of:=CHAR(RANDBETWEEN(65;90) )&amp;CHAR(RANDBETWEEN(65;90) )&amp;CHAR(RANDBETWEEN(65;90) )&amp;CHAR(RANDBETWEEN(65;90) )" office:value-type="string" office:string-value="NTXZ">
            <text:p>NTXZ</text:p>
          </table:table-cell>
          <table:table-cell table:number-columns-repeated="1021"/>
        </table:table-row>
        <table:table-row table:style-name="ro1">
          <table:table-cell table:formula="of:=[.B867]&amp;&quot;-&quot;&amp;[.C867]" office:value-type="string" office:string-value="4527-IGHS">
            <text:p>4527-IGHS</text:p>
          </table:table-cell>
          <table:table-cell office:value-type="float" office:value="4527">
            <text:p>4527</text:p>
          </table:table-cell>
          <table:table-cell table:style-name="ce1" table:formula="of:=CHAR(RANDBETWEEN(65;90) )&amp;CHAR(RANDBETWEEN(65;90) )&amp;CHAR(RANDBETWEEN(65;90) )&amp;CHAR(RANDBETWEEN(65;90) )" office:value-type="string" office:string-value="IGHS">
            <text:p>IGHS</text:p>
          </table:table-cell>
          <table:table-cell table:number-columns-repeated="1021"/>
        </table:table-row>
        <table:table-row table:style-name="ro1">
          <table:table-cell table:formula="of:=[.B868]&amp;&quot;-&quot;&amp;[.C868]" office:value-type="string" office:string-value="4528-IZBH">
            <text:p>4528-IZBH</text:p>
          </table:table-cell>
          <table:table-cell office:value-type="float" office:value="4528">
            <text:p>4528</text:p>
          </table:table-cell>
          <table:table-cell table:style-name="ce1" table:formula="of:=CHAR(RANDBETWEEN(65;90) )&amp;CHAR(RANDBETWEEN(65;90) )&amp;CHAR(RANDBETWEEN(65;90) )&amp;CHAR(RANDBETWEEN(65;90) )" office:value-type="string" office:string-value="IZBH">
            <text:p>IZBH</text:p>
          </table:table-cell>
          <table:table-cell table:number-columns-repeated="1021"/>
        </table:table-row>
        <table:table-row table:style-name="ro1">
          <table:table-cell table:formula="of:=[.B869]&amp;&quot;-&quot;&amp;[.C869]" office:value-type="string" office:string-value="4529-EFWC">
            <text:p>4529-EFWC</text:p>
          </table:table-cell>
          <table:table-cell office:value-type="float" office:value="4529">
            <text:p>4529</text:p>
          </table:table-cell>
          <table:table-cell table:style-name="ce1" table:formula="of:=CHAR(RANDBETWEEN(65;90) )&amp;CHAR(RANDBETWEEN(65;90) )&amp;CHAR(RANDBETWEEN(65;90) )&amp;CHAR(RANDBETWEEN(65;90) )" office:value-type="string" office:string-value="EFWC">
            <text:p>EFWC</text:p>
          </table:table-cell>
          <table:table-cell table:number-columns-repeated="1021"/>
        </table:table-row>
        <table:table-row table:style-name="ro1">
          <table:table-cell table:formula="of:=[.B870]&amp;&quot;-&quot;&amp;[.C870]" office:value-type="string" office:string-value="4530-MKYT">
            <text:p>4530-MKYT</text:p>
          </table:table-cell>
          <table:table-cell office:value-type="float" office:value="4530">
            <text:p>4530</text:p>
          </table:table-cell>
          <table:table-cell table:style-name="ce1" table:formula="of:=CHAR(RANDBETWEEN(65;90) )&amp;CHAR(RANDBETWEEN(65;90) )&amp;CHAR(RANDBETWEEN(65;90) )&amp;CHAR(RANDBETWEEN(65;90) )" office:value-type="string" office:string-value="MKYT">
            <text:p>MKYT</text:p>
          </table:table-cell>
          <table:table-cell table:number-columns-repeated="1021"/>
        </table:table-row>
        <table:table-row table:style-name="ro1">
          <table:table-cell table:formula="of:=[.B871]&amp;&quot;-&quot;&amp;[.C871]" office:value-type="string" office:string-value="4531-CYMM">
            <text:p>4531-CYMM</text:p>
          </table:table-cell>
          <table:table-cell office:value-type="float" office:value="4531">
            <text:p>4531</text:p>
          </table:table-cell>
          <table:table-cell table:style-name="ce1" table:formula="of:=CHAR(RANDBETWEEN(65;90) )&amp;CHAR(RANDBETWEEN(65;90) )&amp;CHAR(RANDBETWEEN(65;90) )&amp;CHAR(RANDBETWEEN(65;90) )" office:value-type="string" office:string-value="CYMM">
            <text:p>CYMM</text:p>
          </table:table-cell>
          <table:table-cell table:number-columns-repeated="1021"/>
        </table:table-row>
        <table:table-row table:style-name="ro1">
          <table:table-cell table:formula="of:=[.B872]&amp;&quot;-&quot;&amp;[.C872]" office:value-type="string" office:string-value="4532-IIFF">
            <text:p>4532-IIFF</text:p>
          </table:table-cell>
          <table:table-cell office:value-type="float" office:value="4532">
            <text:p>4532</text:p>
          </table:table-cell>
          <table:table-cell table:style-name="ce1" table:formula="of:=CHAR(RANDBETWEEN(65;90) )&amp;CHAR(RANDBETWEEN(65;90) )&amp;CHAR(RANDBETWEEN(65;90) )&amp;CHAR(RANDBETWEEN(65;90) )" office:value-type="string" office:string-value="IIFF">
            <text:p>IIFF</text:p>
          </table:table-cell>
          <table:table-cell table:number-columns-repeated="1021"/>
        </table:table-row>
        <table:table-row table:style-name="ro1">
          <table:table-cell table:formula="of:=[.B873]&amp;&quot;-&quot;&amp;[.C873]" office:value-type="string" office:string-value="4533-MCSB">
            <text:p>4533-MCSB</text:p>
          </table:table-cell>
          <table:table-cell office:value-type="float" office:value="4533">
            <text:p>4533</text:p>
          </table:table-cell>
          <table:table-cell table:style-name="ce1" table:formula="of:=CHAR(RANDBETWEEN(65;90) )&amp;CHAR(RANDBETWEEN(65;90) )&amp;CHAR(RANDBETWEEN(65;90) )&amp;CHAR(RANDBETWEEN(65;90) )" office:value-type="string" office:string-value="MCSB">
            <text:p>MCSB</text:p>
          </table:table-cell>
          <table:table-cell table:number-columns-repeated="1021"/>
        </table:table-row>
        <table:table-row table:style-name="ro1">
          <table:table-cell table:formula="of:=[.B874]&amp;&quot;-&quot;&amp;[.C874]" office:value-type="string" office:string-value="4534-CCTT">
            <text:p>4534-CCTT</text:p>
          </table:table-cell>
          <table:table-cell office:value-type="float" office:value="4534">
            <text:p>4534</text:p>
          </table:table-cell>
          <table:table-cell table:style-name="ce1" table:formula="of:=CHAR(RANDBETWEEN(65;90) )&amp;CHAR(RANDBETWEEN(65;90) )&amp;CHAR(RANDBETWEEN(65;90) )&amp;CHAR(RANDBETWEEN(65;90) )" office:value-type="string" office:string-value="CCTT">
            <text:p>CCTT</text:p>
          </table:table-cell>
          <table:table-cell table:number-columns-repeated="1021"/>
        </table:table-row>
        <table:table-row table:style-name="ro1">
          <table:table-cell table:formula="of:=[.B875]&amp;&quot;-&quot;&amp;[.C875]" office:value-type="string" office:string-value="4535-PYXV">
            <text:p>4535-PYXV</text:p>
          </table:table-cell>
          <table:table-cell office:value-type="float" office:value="4535">
            <text:p>4535</text:p>
          </table:table-cell>
          <table:table-cell table:style-name="ce1" table:formula="of:=CHAR(RANDBETWEEN(65;90) )&amp;CHAR(RANDBETWEEN(65;90) )&amp;CHAR(RANDBETWEEN(65;90) )&amp;CHAR(RANDBETWEEN(65;90) )" office:value-type="string" office:string-value="PYXV">
            <text:p>PYXV</text:p>
          </table:table-cell>
          <table:table-cell table:number-columns-repeated="1021"/>
        </table:table-row>
        <table:table-row table:style-name="ro1">
          <table:table-cell table:formula="of:=[.B876]&amp;&quot;-&quot;&amp;[.C876]" office:value-type="string" office:string-value="4536-PDZC">
            <text:p>4536-PDZC</text:p>
          </table:table-cell>
          <table:table-cell office:value-type="float" office:value="4536">
            <text:p>4536</text:p>
          </table:table-cell>
          <table:table-cell table:style-name="ce1" table:formula="of:=CHAR(RANDBETWEEN(65;90) )&amp;CHAR(RANDBETWEEN(65;90) )&amp;CHAR(RANDBETWEEN(65;90) )&amp;CHAR(RANDBETWEEN(65;90) )" office:value-type="string" office:string-value="PDZC">
            <text:p>PDZC</text:p>
          </table:table-cell>
          <table:table-cell table:number-columns-repeated="1021"/>
        </table:table-row>
        <table:table-row table:style-name="ro1">
          <table:table-cell table:formula="of:=[.B877]&amp;&quot;-&quot;&amp;[.C877]" office:value-type="string" office:string-value="4537-RNBP">
            <text:p>4537-RNBP</text:p>
          </table:table-cell>
          <table:table-cell office:value-type="float" office:value="4537">
            <text:p>4537</text:p>
          </table:table-cell>
          <table:table-cell table:style-name="ce1" table:formula="of:=CHAR(RANDBETWEEN(65;90) )&amp;CHAR(RANDBETWEEN(65;90) )&amp;CHAR(RANDBETWEEN(65;90) )&amp;CHAR(RANDBETWEEN(65;90) )" office:value-type="string" office:string-value="RNBP">
            <text:p>RNBP</text:p>
          </table:table-cell>
          <table:table-cell table:number-columns-repeated="1021"/>
        </table:table-row>
        <table:table-row table:style-name="ro1">
          <table:table-cell table:formula="of:=[.B878]&amp;&quot;-&quot;&amp;[.C878]" office:value-type="string" office:string-value="4538-FMDS">
            <text:p>4538-FMDS</text:p>
          </table:table-cell>
          <table:table-cell office:value-type="float" office:value="4538">
            <text:p>4538</text:p>
          </table:table-cell>
          <table:table-cell table:style-name="ce1" table:formula="of:=CHAR(RANDBETWEEN(65;90) )&amp;CHAR(RANDBETWEEN(65;90) )&amp;CHAR(RANDBETWEEN(65;90) )&amp;CHAR(RANDBETWEEN(65;90) )" office:value-type="string" office:string-value="FMDS">
            <text:p>FMDS</text:p>
          </table:table-cell>
          <table:table-cell table:number-columns-repeated="1021"/>
        </table:table-row>
        <table:table-row table:style-name="ro1">
          <table:table-cell table:formula="of:=[.B879]&amp;&quot;-&quot;&amp;[.C879]" office:value-type="string" office:string-value="4539-QUOT">
            <text:p>4539-QUOT</text:p>
          </table:table-cell>
          <table:table-cell office:value-type="float" office:value="4539">
            <text:p>4539</text:p>
          </table:table-cell>
          <table:table-cell table:style-name="ce1" table:formula="of:=CHAR(RANDBETWEEN(65;90) )&amp;CHAR(RANDBETWEEN(65;90) )&amp;CHAR(RANDBETWEEN(65;90) )&amp;CHAR(RANDBETWEEN(65;90) )" office:value-type="string" office:string-value="QUOT">
            <text:p>QUOT</text:p>
          </table:table-cell>
          <table:table-cell table:number-columns-repeated="1021"/>
        </table:table-row>
        <table:table-row table:style-name="ro1">
          <table:table-cell table:formula="of:=[.B880]&amp;&quot;-&quot;&amp;[.C880]" office:value-type="string" office:string-value="4540-TVCG">
            <text:p>4540-TVCG</text:p>
          </table:table-cell>
          <table:table-cell office:value-type="float" office:value="4540">
            <text:p>4540</text:p>
          </table:table-cell>
          <table:table-cell table:style-name="ce1" table:formula="of:=CHAR(RANDBETWEEN(65;90) )&amp;CHAR(RANDBETWEEN(65;90) )&amp;CHAR(RANDBETWEEN(65;90) )&amp;CHAR(RANDBETWEEN(65;90) )" office:value-type="string" office:string-value="TVCG">
            <text:p>TVCG</text:p>
          </table:table-cell>
          <table:table-cell table:number-columns-repeated="1021"/>
        </table:table-row>
        <table:table-row table:style-name="ro1">
          <table:table-cell table:formula="of:=[.B881]&amp;&quot;-&quot;&amp;[.C881]" office:value-type="string" office:string-value="4541-SPPZ">
            <text:p>4541-SPPZ</text:p>
          </table:table-cell>
          <table:table-cell office:value-type="float" office:value="4541">
            <text:p>4541</text:p>
          </table:table-cell>
          <table:table-cell table:style-name="ce1" table:formula="of:=CHAR(RANDBETWEEN(65;90) )&amp;CHAR(RANDBETWEEN(65;90) )&amp;CHAR(RANDBETWEEN(65;90) )&amp;CHAR(RANDBETWEEN(65;90) )" office:value-type="string" office:string-value="SPPZ">
            <text:p>SPPZ</text:p>
          </table:table-cell>
          <table:table-cell table:number-columns-repeated="1021"/>
        </table:table-row>
        <table:table-row table:style-name="ro1">
          <table:table-cell table:formula="of:=[.B882]&amp;&quot;-&quot;&amp;[.C882]" office:value-type="string" office:string-value="4542-WXIW">
            <text:p>4542-WXIW</text:p>
          </table:table-cell>
          <table:table-cell office:value-type="float" office:value="4542">
            <text:p>4542</text:p>
          </table:table-cell>
          <table:table-cell table:style-name="ce1" table:formula="of:=CHAR(RANDBETWEEN(65;90) )&amp;CHAR(RANDBETWEEN(65;90) )&amp;CHAR(RANDBETWEEN(65;90) )&amp;CHAR(RANDBETWEEN(65;90) )" office:value-type="string" office:string-value="WXIW">
            <text:p>WXIW</text:p>
          </table:table-cell>
          <table:table-cell table:number-columns-repeated="1021"/>
        </table:table-row>
        <table:table-row table:style-name="ro1">
          <table:table-cell table:formula="of:=[.B883]&amp;&quot;-&quot;&amp;[.C883]" office:value-type="string" office:string-value="4543-BFKW">
            <text:p>4543-BFKW</text:p>
          </table:table-cell>
          <table:table-cell office:value-type="float" office:value="4543">
            <text:p>4543</text:p>
          </table:table-cell>
          <table:table-cell table:style-name="ce1" table:formula="of:=CHAR(RANDBETWEEN(65;90) )&amp;CHAR(RANDBETWEEN(65;90) )&amp;CHAR(RANDBETWEEN(65;90) )&amp;CHAR(RANDBETWEEN(65;90) )" office:value-type="string" office:string-value="BFKW">
            <text:p>BFKW</text:p>
          </table:table-cell>
          <table:table-cell table:number-columns-repeated="1021"/>
        </table:table-row>
        <table:table-row table:style-name="ro1">
          <table:table-cell table:formula="of:=[.B884]&amp;&quot;-&quot;&amp;[.C884]" office:value-type="string" office:string-value="4544-QBJY">
            <text:p>4544-QBJY</text:p>
          </table:table-cell>
          <table:table-cell office:value-type="float" office:value="4544">
            <text:p>4544</text:p>
          </table:table-cell>
          <table:table-cell table:style-name="ce1" table:formula="of:=CHAR(RANDBETWEEN(65;90) )&amp;CHAR(RANDBETWEEN(65;90) )&amp;CHAR(RANDBETWEEN(65;90) )&amp;CHAR(RANDBETWEEN(65;90) )" office:value-type="string" office:string-value="QBJY">
            <text:p>QBJY</text:p>
          </table:table-cell>
          <table:table-cell table:number-columns-repeated="1021"/>
        </table:table-row>
        <table:table-row table:style-name="ro1">
          <table:table-cell table:formula="of:=[.B885]&amp;&quot;-&quot;&amp;[.C885]" office:value-type="string" office:string-value="4545-MUDS">
            <text:p>4545-MUDS</text:p>
          </table:table-cell>
          <table:table-cell office:value-type="float" office:value="4545">
            <text:p>4545</text:p>
          </table:table-cell>
          <table:table-cell table:style-name="ce1" table:formula="of:=CHAR(RANDBETWEEN(65;90) )&amp;CHAR(RANDBETWEEN(65;90) )&amp;CHAR(RANDBETWEEN(65;90) )&amp;CHAR(RANDBETWEEN(65;90) )" office:value-type="string" office:string-value="MUDS">
            <text:p>MUDS</text:p>
          </table:table-cell>
          <table:table-cell table:number-columns-repeated="1021"/>
        </table:table-row>
        <table:table-row table:style-name="ro1">
          <table:table-cell table:formula="of:=[.B886]&amp;&quot;-&quot;&amp;[.C886]" office:value-type="string" office:string-value="4546-KXMU">
            <text:p>4546-KXMU</text:p>
          </table:table-cell>
          <table:table-cell office:value-type="float" office:value="4546">
            <text:p>4546</text:p>
          </table:table-cell>
          <table:table-cell table:style-name="ce1" table:formula="of:=CHAR(RANDBETWEEN(65;90) )&amp;CHAR(RANDBETWEEN(65;90) )&amp;CHAR(RANDBETWEEN(65;90) )&amp;CHAR(RANDBETWEEN(65;90) )" office:value-type="string" office:string-value="KXMU">
            <text:p>KXMU</text:p>
          </table:table-cell>
          <table:table-cell table:number-columns-repeated="1021"/>
        </table:table-row>
        <table:table-row table:style-name="ro1">
          <table:table-cell table:formula="of:=[.B887]&amp;&quot;-&quot;&amp;[.C887]" office:value-type="string" office:string-value="4547-HHWX">
            <text:p>4547-HHWX</text:p>
          </table:table-cell>
          <table:table-cell office:value-type="float" office:value="4547">
            <text:p>4547</text:p>
          </table:table-cell>
          <table:table-cell table:style-name="ce1" table:formula="of:=CHAR(RANDBETWEEN(65;90) )&amp;CHAR(RANDBETWEEN(65;90) )&amp;CHAR(RANDBETWEEN(65;90) )&amp;CHAR(RANDBETWEEN(65;90) )" office:value-type="string" office:string-value="HHWX">
            <text:p>HHWX</text:p>
          </table:table-cell>
          <table:table-cell table:number-columns-repeated="1021"/>
        </table:table-row>
        <table:table-row table:style-name="ro1">
          <table:table-cell table:formula="of:=[.B888]&amp;&quot;-&quot;&amp;[.C888]" office:value-type="string" office:string-value="4548-QLER">
            <text:p>4548-QLER</text:p>
          </table:table-cell>
          <table:table-cell office:value-type="float" office:value="4548">
            <text:p>4548</text:p>
          </table:table-cell>
          <table:table-cell table:style-name="ce1" table:formula="of:=CHAR(RANDBETWEEN(65;90) )&amp;CHAR(RANDBETWEEN(65;90) )&amp;CHAR(RANDBETWEEN(65;90) )&amp;CHAR(RANDBETWEEN(65;90) )" office:value-type="string" office:string-value="QLER">
            <text:p>QLER</text:p>
          </table:table-cell>
          <table:table-cell table:number-columns-repeated="1021"/>
        </table:table-row>
        <table:table-row table:style-name="ro1">
          <table:table-cell table:formula="of:=[.B889]&amp;&quot;-&quot;&amp;[.C889]" office:value-type="string" office:string-value="4549-WNVS">
            <text:p>4549-WNVS</text:p>
          </table:table-cell>
          <table:table-cell office:value-type="float" office:value="4549">
            <text:p>4549</text:p>
          </table:table-cell>
          <table:table-cell table:style-name="ce1" table:formula="of:=CHAR(RANDBETWEEN(65;90) )&amp;CHAR(RANDBETWEEN(65;90) )&amp;CHAR(RANDBETWEEN(65;90) )&amp;CHAR(RANDBETWEEN(65;90) )" office:value-type="string" office:string-value="WNVS">
            <text:p>WNVS</text:p>
          </table:table-cell>
          <table:table-cell table:number-columns-repeated="1021"/>
        </table:table-row>
        <table:table-row table:style-name="ro1">
          <table:table-cell table:formula="of:=[.B890]&amp;&quot;-&quot;&amp;[.C890]" office:value-type="string" office:string-value="4550-ASWS">
            <text:p>4550-ASWS</text:p>
          </table:table-cell>
          <table:table-cell office:value-type="float" office:value="4550">
            <text:p>4550</text:p>
          </table:table-cell>
          <table:table-cell table:style-name="ce1" table:formula="of:=CHAR(RANDBETWEEN(65;90) )&amp;CHAR(RANDBETWEEN(65;90) )&amp;CHAR(RANDBETWEEN(65;90) )&amp;CHAR(RANDBETWEEN(65;90) )" office:value-type="string" office:string-value="ASWS">
            <text:p>ASWS</text:p>
          </table:table-cell>
          <table:table-cell table:number-columns-repeated="1021"/>
        </table:table-row>
        <table:table-row table:style-name="ro1">
          <table:table-cell table:formula="of:=[.B891]&amp;&quot;-&quot;&amp;[.C891]" office:value-type="string" office:string-value="4551-KTQA">
            <text:p>4551-KTQA</text:p>
          </table:table-cell>
          <table:table-cell office:value-type="float" office:value="4551">
            <text:p>4551</text:p>
          </table:table-cell>
          <table:table-cell table:style-name="ce1" table:formula="of:=CHAR(RANDBETWEEN(65;90) )&amp;CHAR(RANDBETWEEN(65;90) )&amp;CHAR(RANDBETWEEN(65;90) )&amp;CHAR(RANDBETWEEN(65;90) )" office:value-type="string" office:string-value="KTQA">
            <text:p>KTQA</text:p>
          </table:table-cell>
          <table:table-cell table:number-columns-repeated="1021"/>
        </table:table-row>
        <table:table-row table:style-name="ro1">
          <table:table-cell table:formula="of:=[.B892]&amp;&quot;-&quot;&amp;[.C892]" office:value-type="string" office:string-value="4552-RXDC">
            <text:p>4552-RXDC</text:p>
          </table:table-cell>
          <table:table-cell office:value-type="float" office:value="4552">
            <text:p>4552</text:p>
          </table:table-cell>
          <table:table-cell table:style-name="ce1" table:formula="of:=CHAR(RANDBETWEEN(65;90) )&amp;CHAR(RANDBETWEEN(65;90) )&amp;CHAR(RANDBETWEEN(65;90) )&amp;CHAR(RANDBETWEEN(65;90) )" office:value-type="string" office:string-value="RXDC">
            <text:p>RXDC</text:p>
          </table:table-cell>
          <table:table-cell table:number-columns-repeated="1021"/>
        </table:table-row>
        <table:table-row table:style-name="ro1">
          <table:table-cell table:formula="of:=[.B893]&amp;&quot;-&quot;&amp;[.C893]" office:value-type="string" office:string-value="4553-THSG">
            <text:p>4553-THSG</text:p>
          </table:table-cell>
          <table:table-cell office:value-type="float" office:value="4553">
            <text:p>4553</text:p>
          </table:table-cell>
          <table:table-cell table:style-name="ce1" table:formula="of:=CHAR(RANDBETWEEN(65;90) )&amp;CHAR(RANDBETWEEN(65;90) )&amp;CHAR(RANDBETWEEN(65;90) )&amp;CHAR(RANDBETWEEN(65;90) )" office:value-type="string" office:string-value="THSG">
            <text:p>THSG</text:p>
          </table:table-cell>
          <table:table-cell table:number-columns-repeated="1021"/>
        </table:table-row>
        <table:table-row table:style-name="ro1">
          <table:table-cell table:formula="of:=[.B894]&amp;&quot;-&quot;&amp;[.C894]" office:value-type="string" office:string-value="4554-JYBV">
            <text:p>4554-JYBV</text:p>
          </table:table-cell>
          <table:table-cell office:value-type="float" office:value="4554">
            <text:p>4554</text:p>
          </table:table-cell>
          <table:table-cell table:style-name="ce1" table:formula="of:=CHAR(RANDBETWEEN(65;90) )&amp;CHAR(RANDBETWEEN(65;90) )&amp;CHAR(RANDBETWEEN(65;90) )&amp;CHAR(RANDBETWEEN(65;90) )" office:value-type="string" office:string-value="JYBV">
            <text:p>JYBV</text:p>
          </table:table-cell>
          <table:table-cell table:number-columns-repeated="1021"/>
        </table:table-row>
        <table:table-row table:style-name="ro1">
          <table:table-cell table:formula="of:=[.B895]&amp;&quot;-&quot;&amp;[.C895]" office:value-type="string" office:string-value="4555-CKYQ">
            <text:p>4555-CKYQ</text:p>
          </table:table-cell>
          <table:table-cell office:value-type="float" office:value="4555">
            <text:p>4555</text:p>
          </table:table-cell>
          <table:table-cell table:style-name="ce1" table:formula="of:=CHAR(RANDBETWEEN(65;90) )&amp;CHAR(RANDBETWEEN(65;90) )&amp;CHAR(RANDBETWEEN(65;90) )&amp;CHAR(RANDBETWEEN(65;90) )" office:value-type="string" office:string-value="CKYQ">
            <text:p>CKYQ</text:p>
          </table:table-cell>
          <table:table-cell table:number-columns-repeated="1021"/>
        </table:table-row>
        <table:table-row table:style-name="ro1">
          <table:table-cell table:formula="of:=[.B896]&amp;&quot;-&quot;&amp;[.C896]" office:value-type="string" office:string-value="4556-LAWG">
            <text:p>4556-LAWG</text:p>
          </table:table-cell>
          <table:table-cell office:value-type="float" office:value="4556">
            <text:p>4556</text:p>
          </table:table-cell>
          <table:table-cell table:style-name="ce1" table:formula="of:=CHAR(RANDBETWEEN(65;90) )&amp;CHAR(RANDBETWEEN(65;90) )&amp;CHAR(RANDBETWEEN(65;90) )&amp;CHAR(RANDBETWEEN(65;90) )" office:value-type="string" office:string-value="LAWG">
            <text:p>LAWG</text:p>
          </table:table-cell>
          <table:table-cell table:number-columns-repeated="1021"/>
        </table:table-row>
        <table:table-row table:style-name="ro1">
          <table:table-cell table:formula="of:=[.B897]&amp;&quot;-&quot;&amp;[.C897]" office:value-type="string" office:string-value="4557-FFNI">
            <text:p>4557-FFNI</text:p>
          </table:table-cell>
          <table:table-cell office:value-type="float" office:value="4557">
            <text:p>4557</text:p>
          </table:table-cell>
          <table:table-cell table:style-name="ce1" table:formula="of:=CHAR(RANDBETWEEN(65;90) )&amp;CHAR(RANDBETWEEN(65;90) )&amp;CHAR(RANDBETWEEN(65;90) )&amp;CHAR(RANDBETWEEN(65;90) )" office:value-type="string" office:string-value="FFNI">
            <text:p>FFNI</text:p>
          </table:table-cell>
          <table:table-cell table:number-columns-repeated="1021"/>
        </table:table-row>
        <table:table-row table:style-name="ro1">
          <table:table-cell table:formula="of:=[.B898]&amp;&quot;-&quot;&amp;[.C898]" office:value-type="string" office:string-value="4558-DZFE">
            <text:p>4558-DZFE</text:p>
          </table:table-cell>
          <table:table-cell office:value-type="float" office:value="4558">
            <text:p>4558</text:p>
          </table:table-cell>
          <table:table-cell table:style-name="ce1" table:formula="of:=CHAR(RANDBETWEEN(65;90) )&amp;CHAR(RANDBETWEEN(65;90) )&amp;CHAR(RANDBETWEEN(65;90) )&amp;CHAR(RANDBETWEEN(65;90) )" office:value-type="string" office:string-value="DZFE">
            <text:p>DZFE</text:p>
          </table:table-cell>
          <table:table-cell table:number-columns-repeated="1021"/>
        </table:table-row>
        <table:table-row table:style-name="ro1">
          <table:table-cell table:formula="of:=[.B899]&amp;&quot;-&quot;&amp;[.C899]" office:value-type="string" office:string-value="4559-QMEU">
            <text:p>4559-QMEU</text:p>
          </table:table-cell>
          <table:table-cell office:value-type="float" office:value="4559">
            <text:p>4559</text:p>
          </table:table-cell>
          <table:table-cell table:style-name="ce1" table:formula="of:=CHAR(RANDBETWEEN(65;90) )&amp;CHAR(RANDBETWEEN(65;90) )&amp;CHAR(RANDBETWEEN(65;90) )&amp;CHAR(RANDBETWEEN(65;90) )" office:value-type="string" office:string-value="QMEU">
            <text:p>QMEU</text:p>
          </table:table-cell>
          <table:table-cell table:number-columns-repeated="1021"/>
        </table:table-row>
        <table:table-row table:style-name="ro1">
          <table:table-cell table:formula="of:=[.B900]&amp;&quot;-&quot;&amp;[.C900]" office:value-type="string" office:string-value="4560-FPGR">
            <text:p>4560-FPGR</text:p>
          </table:table-cell>
          <table:table-cell office:value-type="float" office:value="4560">
            <text:p>4560</text:p>
          </table:table-cell>
          <table:table-cell table:style-name="ce1" table:formula="of:=CHAR(RANDBETWEEN(65;90) )&amp;CHAR(RANDBETWEEN(65;90) )&amp;CHAR(RANDBETWEEN(65;90) )&amp;CHAR(RANDBETWEEN(65;90) )" office:value-type="string" office:string-value="FPGR">
            <text:p>FPGR</text:p>
          </table:table-cell>
          <table:table-cell table:number-columns-repeated="1021"/>
        </table:table-row>
        <table:table-row table:style-name="ro1">
          <table:table-cell table:formula="of:=[.B901]&amp;&quot;-&quot;&amp;[.C901]" office:value-type="string" office:string-value="4561-HNQG">
            <text:p>4561-HNQG</text:p>
          </table:table-cell>
          <table:table-cell office:value-type="float" office:value="4561">
            <text:p>4561</text:p>
          </table:table-cell>
          <table:table-cell table:style-name="ce1" table:formula="of:=CHAR(RANDBETWEEN(65;90) )&amp;CHAR(RANDBETWEEN(65;90) )&amp;CHAR(RANDBETWEEN(65;90) )&amp;CHAR(RANDBETWEEN(65;90) )" office:value-type="string" office:string-value="HNQG">
            <text:p>HNQG</text:p>
          </table:table-cell>
          <table:table-cell table:number-columns-repeated="1021"/>
        </table:table-row>
        <table:table-row table:style-name="ro1">
          <table:table-cell table:formula="of:=[.B902]&amp;&quot;-&quot;&amp;[.C902]" office:value-type="string" office:string-value="4562-EAMO">
            <text:p>4562-EAMO</text:p>
          </table:table-cell>
          <table:table-cell office:value-type="float" office:value="4562">
            <text:p>4562</text:p>
          </table:table-cell>
          <table:table-cell table:style-name="ce1" table:formula="of:=CHAR(RANDBETWEEN(65;90) )&amp;CHAR(RANDBETWEEN(65;90) )&amp;CHAR(RANDBETWEEN(65;90) )&amp;CHAR(RANDBETWEEN(65;90) )" office:value-type="string" office:string-value="EAMO">
            <text:p>EAMO</text:p>
          </table:table-cell>
          <table:table-cell table:number-columns-repeated="1021"/>
        </table:table-row>
        <table:table-row table:style-name="ro1">
          <table:table-cell table:formula="of:=[.B903]&amp;&quot;-&quot;&amp;[.C903]" office:value-type="string" office:string-value="4563-RYNQ">
            <text:p>4563-RYNQ</text:p>
          </table:table-cell>
          <table:table-cell office:value-type="float" office:value="4563">
            <text:p>4563</text:p>
          </table:table-cell>
          <table:table-cell table:style-name="ce1" table:formula="of:=CHAR(RANDBETWEEN(65;90) )&amp;CHAR(RANDBETWEEN(65;90) )&amp;CHAR(RANDBETWEEN(65;90) )&amp;CHAR(RANDBETWEEN(65;90) )" office:value-type="string" office:string-value="RYNQ">
            <text:p>RYNQ</text:p>
          </table:table-cell>
          <table:table-cell table:number-columns-repeated="1021"/>
        </table:table-row>
        <table:table-row table:style-name="ro1">
          <table:table-cell table:formula="of:=[.B904]&amp;&quot;-&quot;&amp;[.C904]" office:value-type="string" office:string-value="4564-CVEP">
            <text:p>4564-CVEP</text:p>
          </table:table-cell>
          <table:table-cell office:value-type="float" office:value="4564">
            <text:p>4564</text:p>
          </table:table-cell>
          <table:table-cell table:style-name="ce1" table:formula="of:=CHAR(RANDBETWEEN(65;90) )&amp;CHAR(RANDBETWEEN(65;90) )&amp;CHAR(RANDBETWEEN(65;90) )&amp;CHAR(RANDBETWEEN(65;90) )" office:value-type="string" office:string-value="CVEP">
            <text:p>CVEP</text:p>
          </table:table-cell>
          <table:table-cell table:number-columns-repeated="1021"/>
        </table:table-row>
        <table:table-row table:style-name="ro1">
          <table:table-cell table:formula="of:=[.B905]&amp;&quot;-&quot;&amp;[.C905]" office:value-type="string" office:string-value="4565-BQEW">
            <text:p>4565-BQEW</text:p>
          </table:table-cell>
          <table:table-cell office:value-type="float" office:value="4565">
            <text:p>4565</text:p>
          </table:table-cell>
          <table:table-cell table:style-name="ce1" table:formula="of:=CHAR(RANDBETWEEN(65;90) )&amp;CHAR(RANDBETWEEN(65;90) )&amp;CHAR(RANDBETWEEN(65;90) )&amp;CHAR(RANDBETWEEN(65;90) )" office:value-type="string" office:string-value="BQEW">
            <text:p>BQEW</text:p>
          </table:table-cell>
          <table:table-cell table:number-columns-repeated="1021"/>
        </table:table-row>
        <table:table-row table:style-name="ro1">
          <table:table-cell table:formula="of:=[.B906]&amp;&quot;-&quot;&amp;[.C906]" office:value-type="string" office:string-value="4566-MYQQ">
            <text:p>4566-MYQQ</text:p>
          </table:table-cell>
          <table:table-cell office:value-type="float" office:value="4566">
            <text:p>4566</text:p>
          </table:table-cell>
          <table:table-cell table:style-name="ce1" table:formula="of:=CHAR(RANDBETWEEN(65;90) )&amp;CHAR(RANDBETWEEN(65;90) )&amp;CHAR(RANDBETWEEN(65;90) )&amp;CHAR(RANDBETWEEN(65;90) )" office:value-type="string" office:string-value="MYQQ">
            <text:p>MYQQ</text:p>
          </table:table-cell>
          <table:table-cell table:number-columns-repeated="1021"/>
        </table:table-row>
        <table:table-row table:style-name="ro1">
          <table:table-cell table:formula="of:=[.B907]&amp;&quot;-&quot;&amp;[.C907]" office:value-type="string" office:string-value="4567-ALES">
            <text:p>4567-ALES</text:p>
          </table:table-cell>
          <table:table-cell office:value-type="float" office:value="4567">
            <text:p>4567</text:p>
          </table:table-cell>
          <table:table-cell table:style-name="ce1" table:formula="of:=CHAR(RANDBETWEEN(65;90) )&amp;CHAR(RANDBETWEEN(65;90) )&amp;CHAR(RANDBETWEEN(65;90) )&amp;CHAR(RANDBETWEEN(65;90) )" office:value-type="string" office:string-value="ALES">
            <text:p>ALES</text:p>
          </table:table-cell>
          <table:table-cell table:number-columns-repeated="1021"/>
        </table:table-row>
        <table:table-row table:style-name="ro1">
          <table:table-cell table:formula="of:=[.B908]&amp;&quot;-&quot;&amp;[.C908]" office:value-type="string" office:string-value="4568-BAGM">
            <text:p>4568-BAGM</text:p>
          </table:table-cell>
          <table:table-cell office:value-type="float" office:value="4568">
            <text:p>4568</text:p>
          </table:table-cell>
          <table:table-cell table:style-name="ce1" table:formula="of:=CHAR(RANDBETWEEN(65;90) )&amp;CHAR(RANDBETWEEN(65;90) )&amp;CHAR(RANDBETWEEN(65;90) )&amp;CHAR(RANDBETWEEN(65;90) )" office:value-type="string" office:string-value="BAGM">
            <text:p>BAGM</text:p>
          </table:table-cell>
          <table:table-cell table:number-columns-repeated="1021"/>
        </table:table-row>
        <table:table-row table:style-name="ro1">
          <table:table-cell table:formula="of:=[.B909]&amp;&quot;-&quot;&amp;[.C909]" office:value-type="string" office:string-value="4569-TVPU">
            <text:p>4569-TVPU</text:p>
          </table:table-cell>
          <table:table-cell office:value-type="float" office:value="4569">
            <text:p>4569</text:p>
          </table:table-cell>
          <table:table-cell table:style-name="ce1" table:formula="of:=CHAR(RANDBETWEEN(65;90) )&amp;CHAR(RANDBETWEEN(65;90) )&amp;CHAR(RANDBETWEEN(65;90) )&amp;CHAR(RANDBETWEEN(65;90) )" office:value-type="string" office:string-value="TVPU">
            <text:p>TVPU</text:p>
          </table:table-cell>
          <table:table-cell table:number-columns-repeated="1021"/>
        </table:table-row>
        <table:table-row table:style-name="ro1">
          <table:table-cell table:formula="of:=[.B910]&amp;&quot;-&quot;&amp;[.C910]" office:value-type="string" office:string-value="4570-CNDK">
            <text:p>4570-CNDK</text:p>
          </table:table-cell>
          <table:table-cell office:value-type="float" office:value="4570">
            <text:p>4570</text:p>
          </table:table-cell>
          <table:table-cell table:style-name="ce1" table:formula="of:=CHAR(RANDBETWEEN(65;90) )&amp;CHAR(RANDBETWEEN(65;90) )&amp;CHAR(RANDBETWEEN(65;90) )&amp;CHAR(RANDBETWEEN(65;90) )" office:value-type="string" office:string-value="CNDK">
            <text:p>CNDK</text:p>
          </table:table-cell>
          <table:table-cell table:number-columns-repeated="1021"/>
        </table:table-row>
        <table:table-row table:style-name="ro1">
          <table:table-cell table:formula="of:=[.B911]&amp;&quot;-&quot;&amp;[.C911]" office:value-type="string" office:string-value="4571-ORHX">
            <text:p>4571-ORHX</text:p>
          </table:table-cell>
          <table:table-cell office:value-type="float" office:value="4571">
            <text:p>4571</text:p>
          </table:table-cell>
          <table:table-cell table:style-name="ce1" table:formula="of:=CHAR(RANDBETWEEN(65;90) )&amp;CHAR(RANDBETWEEN(65;90) )&amp;CHAR(RANDBETWEEN(65;90) )&amp;CHAR(RANDBETWEEN(65;90) )" office:value-type="string" office:string-value="ORHX">
            <text:p>ORHX</text:p>
          </table:table-cell>
          <table:table-cell table:number-columns-repeated="1021"/>
        </table:table-row>
        <table:table-row table:style-name="ro1">
          <table:table-cell table:formula="of:=[.B912]&amp;&quot;-&quot;&amp;[.C912]" office:value-type="string" office:string-value="4572-XQZI">
            <text:p>4572-XQZI</text:p>
          </table:table-cell>
          <table:table-cell office:value-type="float" office:value="4572">
            <text:p>4572</text:p>
          </table:table-cell>
          <table:table-cell table:style-name="ce1" table:formula="of:=CHAR(RANDBETWEEN(65;90) )&amp;CHAR(RANDBETWEEN(65;90) )&amp;CHAR(RANDBETWEEN(65;90) )&amp;CHAR(RANDBETWEEN(65;90) )" office:value-type="string" office:string-value="XQZI">
            <text:p>XQZI</text:p>
          </table:table-cell>
          <table:table-cell table:number-columns-repeated="1021"/>
        </table:table-row>
        <table:table-row table:style-name="ro1">
          <table:table-cell table:formula="of:=[.B913]&amp;&quot;-&quot;&amp;[.C913]" office:value-type="string" office:string-value="4573-GHWZ">
            <text:p>4573-GHWZ</text:p>
          </table:table-cell>
          <table:table-cell office:value-type="float" office:value="4573">
            <text:p>4573</text:p>
          </table:table-cell>
          <table:table-cell table:style-name="ce1" table:formula="of:=CHAR(RANDBETWEEN(65;90) )&amp;CHAR(RANDBETWEEN(65;90) )&amp;CHAR(RANDBETWEEN(65;90) )&amp;CHAR(RANDBETWEEN(65;90) )" office:value-type="string" office:string-value="GHWZ">
            <text:p>GHWZ</text:p>
          </table:table-cell>
          <table:table-cell table:number-columns-repeated="1021"/>
        </table:table-row>
        <table:table-row table:style-name="ro1">
          <table:table-cell table:formula="of:=[.B914]&amp;&quot;-&quot;&amp;[.C914]" office:value-type="string" office:string-value="4574-ERAU">
            <text:p>4574-ERAU</text:p>
          </table:table-cell>
          <table:table-cell office:value-type="float" office:value="4574">
            <text:p>4574</text:p>
          </table:table-cell>
          <table:table-cell table:style-name="ce1" table:formula="of:=CHAR(RANDBETWEEN(65;90) )&amp;CHAR(RANDBETWEEN(65;90) )&amp;CHAR(RANDBETWEEN(65;90) )&amp;CHAR(RANDBETWEEN(65;90) )" office:value-type="string" office:string-value="ERAU">
            <text:p>ERAU</text:p>
          </table:table-cell>
          <table:table-cell table:number-columns-repeated="1021"/>
        </table:table-row>
        <table:table-row table:style-name="ro1">
          <table:table-cell table:formula="of:=[.B915]&amp;&quot;-&quot;&amp;[.C915]" office:value-type="string" office:string-value="4575-GOGV">
            <text:p>4575-GOGV</text:p>
          </table:table-cell>
          <table:table-cell office:value-type="float" office:value="4575">
            <text:p>4575</text:p>
          </table:table-cell>
          <table:table-cell table:style-name="ce1" table:formula="of:=CHAR(RANDBETWEEN(65;90) )&amp;CHAR(RANDBETWEEN(65;90) )&amp;CHAR(RANDBETWEEN(65;90) )&amp;CHAR(RANDBETWEEN(65;90) )" office:value-type="string" office:string-value="GOGV">
            <text:p>GOGV</text:p>
          </table:table-cell>
          <table:table-cell table:number-columns-repeated="1021"/>
        </table:table-row>
        <table:table-row table:style-name="ro1">
          <table:table-cell table:formula="of:=[.B916]&amp;&quot;-&quot;&amp;[.C916]" office:value-type="string" office:string-value="4576-WMIH">
            <text:p>4576-WMIH</text:p>
          </table:table-cell>
          <table:table-cell office:value-type="float" office:value="4576">
            <text:p>4576</text:p>
          </table:table-cell>
          <table:table-cell table:style-name="ce1" table:formula="of:=CHAR(RANDBETWEEN(65;90) )&amp;CHAR(RANDBETWEEN(65;90) )&amp;CHAR(RANDBETWEEN(65;90) )&amp;CHAR(RANDBETWEEN(65;90) )" office:value-type="string" office:string-value="WMIH">
            <text:p>WMIH</text:p>
          </table:table-cell>
          <table:table-cell table:number-columns-repeated="1021"/>
        </table:table-row>
        <table:table-row table:style-name="ro1">
          <table:table-cell table:formula="of:=[.B917]&amp;&quot;-&quot;&amp;[.C917]" office:value-type="string" office:string-value="4577-BTYF">
            <text:p>4577-BTYF</text:p>
          </table:table-cell>
          <table:table-cell office:value-type="float" office:value="4577">
            <text:p>4577</text:p>
          </table:table-cell>
          <table:table-cell table:style-name="ce1" table:formula="of:=CHAR(RANDBETWEEN(65;90) )&amp;CHAR(RANDBETWEEN(65;90) )&amp;CHAR(RANDBETWEEN(65;90) )&amp;CHAR(RANDBETWEEN(65;90) )" office:value-type="string" office:string-value="BTYF">
            <text:p>BTYF</text:p>
          </table:table-cell>
          <table:table-cell table:number-columns-repeated="1021"/>
        </table:table-row>
        <table:table-row table:style-name="ro1">
          <table:table-cell table:formula="of:=[.B918]&amp;&quot;-&quot;&amp;[.C918]" office:value-type="string" office:string-value="4578-JFIA">
            <text:p>4578-JFIA</text:p>
          </table:table-cell>
          <table:table-cell office:value-type="float" office:value="4578">
            <text:p>4578</text:p>
          </table:table-cell>
          <table:table-cell table:style-name="ce1" table:formula="of:=CHAR(RANDBETWEEN(65;90) )&amp;CHAR(RANDBETWEEN(65;90) )&amp;CHAR(RANDBETWEEN(65;90) )&amp;CHAR(RANDBETWEEN(65;90) )" office:value-type="string" office:string-value="JFIA">
            <text:p>JFIA</text:p>
          </table:table-cell>
          <table:table-cell table:number-columns-repeated="1021"/>
        </table:table-row>
        <table:table-row table:style-name="ro1">
          <table:table-cell table:formula="of:=[.B919]&amp;&quot;-&quot;&amp;[.C919]" office:value-type="string" office:string-value="4579-XIXH">
            <text:p>4579-XIXH</text:p>
          </table:table-cell>
          <table:table-cell office:value-type="float" office:value="4579">
            <text:p>4579</text:p>
          </table:table-cell>
          <table:table-cell table:style-name="ce1" table:formula="of:=CHAR(RANDBETWEEN(65;90) )&amp;CHAR(RANDBETWEEN(65;90) )&amp;CHAR(RANDBETWEEN(65;90) )&amp;CHAR(RANDBETWEEN(65;90) )" office:value-type="string" office:string-value="XIXH">
            <text:p>XIXH</text:p>
          </table:table-cell>
          <table:table-cell table:number-columns-repeated="1021"/>
        </table:table-row>
        <table:table-row table:style-name="ro1">
          <table:table-cell table:formula="of:=[.B920]&amp;&quot;-&quot;&amp;[.C920]" office:value-type="string" office:string-value="4580-HVSZ">
            <text:p>4580-HVSZ</text:p>
          </table:table-cell>
          <table:table-cell office:value-type="float" office:value="4580">
            <text:p>4580</text:p>
          </table:table-cell>
          <table:table-cell table:style-name="ce1" table:formula="of:=CHAR(RANDBETWEEN(65;90) )&amp;CHAR(RANDBETWEEN(65;90) )&amp;CHAR(RANDBETWEEN(65;90) )&amp;CHAR(RANDBETWEEN(65;90) )" office:value-type="string" office:string-value="HVSZ">
            <text:p>HVSZ</text:p>
          </table:table-cell>
          <table:table-cell table:number-columns-repeated="1021"/>
        </table:table-row>
        <table:table-row table:style-name="ro1">
          <table:table-cell table:formula="of:=[.B921]&amp;&quot;-&quot;&amp;[.C921]" office:value-type="string" office:string-value="4581-EHZV">
            <text:p>4581-EHZV</text:p>
          </table:table-cell>
          <table:table-cell office:value-type="float" office:value="4581">
            <text:p>4581</text:p>
          </table:table-cell>
          <table:table-cell table:style-name="ce1" table:formula="of:=CHAR(RANDBETWEEN(65;90) )&amp;CHAR(RANDBETWEEN(65;90) )&amp;CHAR(RANDBETWEEN(65;90) )&amp;CHAR(RANDBETWEEN(65;90) )" office:value-type="string" office:string-value="EHZV">
            <text:p>EHZV</text:p>
          </table:table-cell>
          <table:table-cell table:number-columns-repeated="1021"/>
        </table:table-row>
        <table:table-row table:style-name="ro1">
          <table:table-cell table:formula="of:=[.B922]&amp;&quot;-&quot;&amp;[.C922]" office:value-type="string" office:string-value="4582-CRXB">
            <text:p>4582-CRXB</text:p>
          </table:table-cell>
          <table:table-cell office:value-type="float" office:value="4582">
            <text:p>4582</text:p>
          </table:table-cell>
          <table:table-cell table:style-name="ce1" table:formula="of:=CHAR(RANDBETWEEN(65;90) )&amp;CHAR(RANDBETWEEN(65;90) )&amp;CHAR(RANDBETWEEN(65;90) )&amp;CHAR(RANDBETWEEN(65;90) )" office:value-type="string" office:string-value="CRXB">
            <text:p>CRXB</text:p>
          </table:table-cell>
          <table:table-cell table:number-columns-repeated="1021"/>
        </table:table-row>
        <table:table-row table:style-name="ro1">
          <table:table-cell table:formula="of:=[.B923]&amp;&quot;-&quot;&amp;[.C923]" office:value-type="string" office:string-value="4583-JRXL">
            <text:p>4583-JRXL</text:p>
          </table:table-cell>
          <table:table-cell office:value-type="float" office:value="4583">
            <text:p>4583</text:p>
          </table:table-cell>
          <table:table-cell table:style-name="ce1" table:formula="of:=CHAR(RANDBETWEEN(65;90) )&amp;CHAR(RANDBETWEEN(65;90) )&amp;CHAR(RANDBETWEEN(65;90) )&amp;CHAR(RANDBETWEEN(65;90) )" office:value-type="string" office:string-value="JRXL">
            <text:p>JRXL</text:p>
          </table:table-cell>
          <table:table-cell table:number-columns-repeated="1021"/>
        </table:table-row>
        <table:table-row table:style-name="ro1">
          <table:table-cell table:formula="of:=[.B924]&amp;&quot;-&quot;&amp;[.C924]" office:value-type="string" office:string-value="4584-NCOY">
            <text:p>4584-NCOY</text:p>
          </table:table-cell>
          <table:table-cell office:value-type="float" office:value="4584">
            <text:p>4584</text:p>
          </table:table-cell>
          <table:table-cell table:style-name="ce1" table:formula="of:=CHAR(RANDBETWEEN(65;90) )&amp;CHAR(RANDBETWEEN(65;90) )&amp;CHAR(RANDBETWEEN(65;90) )&amp;CHAR(RANDBETWEEN(65;90) )" office:value-type="string" office:string-value="NCOY">
            <text:p>NCOY</text:p>
          </table:table-cell>
          <table:table-cell table:number-columns-repeated="1021"/>
        </table:table-row>
        <table:table-row table:style-name="ro1">
          <table:table-cell table:formula="of:=[.B925]&amp;&quot;-&quot;&amp;[.C925]" office:value-type="string" office:string-value="4585-MLAC">
            <text:p>4585-MLAC</text:p>
          </table:table-cell>
          <table:table-cell office:value-type="float" office:value="4585">
            <text:p>4585</text:p>
          </table:table-cell>
          <table:table-cell table:style-name="ce1" table:formula="of:=CHAR(RANDBETWEEN(65;90) )&amp;CHAR(RANDBETWEEN(65;90) )&amp;CHAR(RANDBETWEEN(65;90) )&amp;CHAR(RANDBETWEEN(65;90) )" office:value-type="string" office:string-value="MLAC">
            <text:p>MLAC</text:p>
          </table:table-cell>
          <table:table-cell table:number-columns-repeated="1021"/>
        </table:table-row>
        <table:table-row table:style-name="ro1">
          <table:table-cell table:formula="of:=[.B926]&amp;&quot;-&quot;&amp;[.C926]" office:value-type="string" office:string-value="4586-VHXN">
            <text:p>4586-VHXN</text:p>
          </table:table-cell>
          <table:table-cell office:value-type="float" office:value="4586">
            <text:p>4586</text:p>
          </table:table-cell>
          <table:table-cell table:style-name="ce1" table:formula="of:=CHAR(RANDBETWEEN(65;90) )&amp;CHAR(RANDBETWEEN(65;90) )&amp;CHAR(RANDBETWEEN(65;90) )&amp;CHAR(RANDBETWEEN(65;90) )" office:value-type="string" office:string-value="VHXN">
            <text:p>VHXN</text:p>
          </table:table-cell>
          <table:table-cell table:number-columns-repeated="1021"/>
        </table:table-row>
        <table:table-row table:style-name="ro1">
          <table:table-cell table:formula="of:=[.B927]&amp;&quot;-&quot;&amp;[.C927]" office:value-type="string" office:string-value="4587-YQSY">
            <text:p>4587-YQSY</text:p>
          </table:table-cell>
          <table:table-cell office:value-type="float" office:value="4587">
            <text:p>4587</text:p>
          </table:table-cell>
          <table:table-cell table:style-name="ce1" table:formula="of:=CHAR(RANDBETWEEN(65;90) )&amp;CHAR(RANDBETWEEN(65;90) )&amp;CHAR(RANDBETWEEN(65;90) )&amp;CHAR(RANDBETWEEN(65;90) )" office:value-type="string" office:string-value="YQSY">
            <text:p>YQSY</text:p>
          </table:table-cell>
          <table:table-cell table:number-columns-repeated="1021"/>
        </table:table-row>
        <table:table-row table:style-name="ro1">
          <table:table-cell table:formula="of:=[.B928]&amp;&quot;-&quot;&amp;[.C928]" office:value-type="string" office:string-value="4588-TQPN">
            <text:p>4588-TQPN</text:p>
          </table:table-cell>
          <table:table-cell office:value-type="float" office:value="4588">
            <text:p>4588</text:p>
          </table:table-cell>
          <table:table-cell table:style-name="ce1" table:formula="of:=CHAR(RANDBETWEEN(65;90) )&amp;CHAR(RANDBETWEEN(65;90) )&amp;CHAR(RANDBETWEEN(65;90) )&amp;CHAR(RANDBETWEEN(65;90) )" office:value-type="string" office:string-value="TQPN">
            <text:p>TQPN</text:p>
          </table:table-cell>
          <table:table-cell table:number-columns-repeated="1021"/>
        </table:table-row>
        <table:table-row table:style-name="ro1">
          <table:table-cell table:formula="of:=[.B929]&amp;&quot;-&quot;&amp;[.C929]" office:value-type="string" office:string-value="4589-KWJS">
            <text:p>4589-KWJS</text:p>
          </table:table-cell>
          <table:table-cell office:value-type="float" office:value="4589">
            <text:p>4589</text:p>
          </table:table-cell>
          <table:table-cell table:style-name="ce1" table:formula="of:=CHAR(RANDBETWEEN(65;90) )&amp;CHAR(RANDBETWEEN(65;90) )&amp;CHAR(RANDBETWEEN(65;90) )&amp;CHAR(RANDBETWEEN(65;90) )" office:value-type="string" office:string-value="KWJS">
            <text:p>KWJS</text:p>
          </table:table-cell>
          <table:table-cell table:number-columns-repeated="1021"/>
        </table:table-row>
        <table:table-row table:style-name="ro1">
          <table:table-cell table:formula="of:=[.B930]&amp;&quot;-&quot;&amp;[.C930]" office:value-type="string" office:string-value="4590-KJEU">
            <text:p>4590-KJEU</text:p>
          </table:table-cell>
          <table:table-cell office:value-type="float" office:value="4590">
            <text:p>4590</text:p>
          </table:table-cell>
          <table:table-cell table:style-name="ce1" table:formula="of:=CHAR(RANDBETWEEN(65;90) )&amp;CHAR(RANDBETWEEN(65;90) )&amp;CHAR(RANDBETWEEN(65;90) )&amp;CHAR(RANDBETWEEN(65;90) )" office:value-type="string" office:string-value="KJEU">
            <text:p>KJEU</text:p>
          </table:table-cell>
          <table:table-cell table:number-columns-repeated="1021"/>
        </table:table-row>
        <table:table-row table:style-name="ro1">
          <table:table-cell table:formula="of:=[.B931]&amp;&quot;-&quot;&amp;[.C931]" office:value-type="string" office:string-value="4591-RPFB">
            <text:p>4591-RPFB</text:p>
          </table:table-cell>
          <table:table-cell office:value-type="float" office:value="4591">
            <text:p>4591</text:p>
          </table:table-cell>
          <table:table-cell table:style-name="ce1" table:formula="of:=CHAR(RANDBETWEEN(65;90) )&amp;CHAR(RANDBETWEEN(65;90) )&amp;CHAR(RANDBETWEEN(65;90) )&amp;CHAR(RANDBETWEEN(65;90) )" office:value-type="string" office:string-value="RPFB">
            <text:p>RPFB</text:p>
          </table:table-cell>
          <table:table-cell table:number-columns-repeated="1021"/>
        </table:table-row>
        <table:table-row table:style-name="ro1">
          <table:table-cell table:formula="of:=[.B932]&amp;&quot;-&quot;&amp;[.C932]" office:value-type="string" office:string-value="4592-RAFW">
            <text:p>4592-RAFW</text:p>
          </table:table-cell>
          <table:table-cell office:value-type="float" office:value="4592">
            <text:p>4592</text:p>
          </table:table-cell>
          <table:table-cell table:style-name="ce1" table:formula="of:=CHAR(RANDBETWEEN(65;90) )&amp;CHAR(RANDBETWEEN(65;90) )&amp;CHAR(RANDBETWEEN(65;90) )&amp;CHAR(RANDBETWEEN(65;90) )" office:value-type="string" office:string-value="RAFW">
            <text:p>RAFW</text:p>
          </table:table-cell>
          <table:table-cell table:number-columns-repeated="1021"/>
        </table:table-row>
        <table:table-row table:style-name="ro1">
          <table:table-cell table:formula="of:=[.B933]&amp;&quot;-&quot;&amp;[.C933]" office:value-type="string" office:string-value="4593-DAUT">
            <text:p>4593-DAUT</text:p>
          </table:table-cell>
          <table:table-cell office:value-type="float" office:value="4593">
            <text:p>4593</text:p>
          </table:table-cell>
          <table:table-cell table:style-name="ce1" table:formula="of:=CHAR(RANDBETWEEN(65;90) )&amp;CHAR(RANDBETWEEN(65;90) )&amp;CHAR(RANDBETWEEN(65;90) )&amp;CHAR(RANDBETWEEN(65;90) )" office:value-type="string" office:string-value="DAUT">
            <text:p>DAUT</text:p>
          </table:table-cell>
          <table:table-cell table:number-columns-repeated="1021"/>
        </table:table-row>
        <table:table-row table:style-name="ro1">
          <table:table-cell table:formula="of:=[.B934]&amp;&quot;-&quot;&amp;[.C934]" office:value-type="string" office:string-value="4594-IIMW">
            <text:p>4594-IIMW</text:p>
          </table:table-cell>
          <table:table-cell office:value-type="float" office:value="4594">
            <text:p>4594</text:p>
          </table:table-cell>
          <table:table-cell table:style-name="ce1" table:formula="of:=CHAR(RANDBETWEEN(65;90) )&amp;CHAR(RANDBETWEEN(65;90) )&amp;CHAR(RANDBETWEEN(65;90) )&amp;CHAR(RANDBETWEEN(65;90) )" office:value-type="string" office:string-value="IIMW">
            <text:p>IIMW</text:p>
          </table:table-cell>
          <table:table-cell table:number-columns-repeated="1021"/>
        </table:table-row>
        <table:table-row table:style-name="ro1">
          <table:table-cell table:formula="of:=[.B935]&amp;&quot;-&quot;&amp;[.C935]" office:value-type="string" office:string-value="4595-PPTQ">
            <text:p>4595-PPTQ</text:p>
          </table:table-cell>
          <table:table-cell office:value-type="float" office:value="4595">
            <text:p>4595</text:p>
          </table:table-cell>
          <table:table-cell table:style-name="ce1" table:formula="of:=CHAR(RANDBETWEEN(65;90) )&amp;CHAR(RANDBETWEEN(65;90) )&amp;CHAR(RANDBETWEEN(65;90) )&amp;CHAR(RANDBETWEEN(65;90) )" office:value-type="string" office:string-value="PPTQ">
            <text:p>PPTQ</text:p>
          </table:table-cell>
          <table:table-cell table:number-columns-repeated="1021"/>
        </table:table-row>
        <table:table-row table:style-name="ro1">
          <table:table-cell table:formula="of:=[.B936]&amp;&quot;-&quot;&amp;[.C936]" office:value-type="string" office:string-value="4596-XGQV">
            <text:p>4596-XGQV</text:p>
          </table:table-cell>
          <table:table-cell office:value-type="float" office:value="4596">
            <text:p>4596</text:p>
          </table:table-cell>
          <table:table-cell table:style-name="ce1" table:formula="of:=CHAR(RANDBETWEEN(65;90) )&amp;CHAR(RANDBETWEEN(65;90) )&amp;CHAR(RANDBETWEEN(65;90) )&amp;CHAR(RANDBETWEEN(65;90) )" office:value-type="string" office:string-value="XGQV">
            <text:p>XGQV</text:p>
          </table:table-cell>
          <table:table-cell table:number-columns-repeated="1021"/>
        </table:table-row>
        <table:table-row table:style-name="ro1">
          <table:table-cell table:formula="of:=[.B937]&amp;&quot;-&quot;&amp;[.C937]" office:value-type="string" office:string-value="4597-JSLH">
            <text:p>4597-JSLH</text:p>
          </table:table-cell>
          <table:table-cell office:value-type="float" office:value="4597">
            <text:p>4597</text:p>
          </table:table-cell>
          <table:table-cell table:style-name="ce1" table:formula="of:=CHAR(RANDBETWEEN(65;90) )&amp;CHAR(RANDBETWEEN(65;90) )&amp;CHAR(RANDBETWEEN(65;90) )&amp;CHAR(RANDBETWEEN(65;90) )" office:value-type="string" office:string-value="JSLH">
            <text:p>JSLH</text:p>
          </table:table-cell>
          <table:table-cell table:number-columns-repeated="1021"/>
        </table:table-row>
        <table:table-row table:style-name="ro1">
          <table:table-cell table:formula="of:=[.B938]&amp;&quot;-&quot;&amp;[.C938]" office:value-type="string" office:string-value="4598-KKLB">
            <text:p>4598-KKLB</text:p>
          </table:table-cell>
          <table:table-cell office:value-type="float" office:value="4598">
            <text:p>4598</text:p>
          </table:table-cell>
          <table:table-cell table:style-name="ce1" table:formula="of:=CHAR(RANDBETWEEN(65;90) )&amp;CHAR(RANDBETWEEN(65;90) )&amp;CHAR(RANDBETWEEN(65;90) )&amp;CHAR(RANDBETWEEN(65;90) )" office:value-type="string" office:string-value="KKLB">
            <text:p>KKLB</text:p>
          </table:table-cell>
          <table:table-cell table:number-columns-repeated="1021"/>
        </table:table-row>
        <table:table-row table:style-name="ro1">
          <table:table-cell table:formula="of:=[.B939]&amp;&quot;-&quot;&amp;[.C939]" office:value-type="string" office:string-value="4599-JRQK">
            <text:p>4599-JRQK</text:p>
          </table:table-cell>
          <table:table-cell office:value-type="float" office:value="4599">
            <text:p>4599</text:p>
          </table:table-cell>
          <table:table-cell table:style-name="ce1" table:formula="of:=CHAR(RANDBETWEEN(65;90) )&amp;CHAR(RANDBETWEEN(65;90) )&amp;CHAR(RANDBETWEEN(65;90) )&amp;CHAR(RANDBETWEEN(65;90) )" office:value-type="string" office:string-value="JRQK">
            <text:p>JRQK</text:p>
          </table:table-cell>
          <table:table-cell table:number-columns-repeated="1021"/>
        </table:table-row>
        <table:table-row table:style-name="ro1">
          <table:table-cell table:formula="of:=[.B940]&amp;&quot;-&quot;&amp;[.C940]" office:value-type="string" office:string-value="4600-WVPY">
            <text:p>4600-WVPY</text:p>
          </table:table-cell>
          <table:table-cell office:value-type="float" office:value="4600">
            <text:p>4600</text:p>
          </table:table-cell>
          <table:table-cell table:style-name="ce1" table:formula="of:=CHAR(RANDBETWEEN(65;90) )&amp;CHAR(RANDBETWEEN(65;90) )&amp;CHAR(RANDBETWEEN(65;90) )&amp;CHAR(RANDBETWEEN(65;90) )" office:value-type="string" office:string-value="WVPY">
            <text:p>WVPY</text:p>
          </table:table-cell>
          <table:table-cell table:number-columns-repeated="1021"/>
        </table:table-row>
        <table:table-row table:style-name="ro1">
          <table:table-cell table:formula="of:=[.B941]&amp;&quot;-&quot;&amp;[.C941]" office:value-type="string" office:string-value="4601-MTMW">
            <text:p>4601-MTMW</text:p>
          </table:table-cell>
          <table:table-cell office:value-type="float" office:value="4601">
            <text:p>4601</text:p>
          </table:table-cell>
          <table:table-cell table:style-name="ce1" table:formula="of:=CHAR(RANDBETWEEN(65;90) )&amp;CHAR(RANDBETWEEN(65;90) )&amp;CHAR(RANDBETWEEN(65;90) )&amp;CHAR(RANDBETWEEN(65;90) )" office:value-type="string" office:string-value="MTMW">
            <text:p>MTMW</text:p>
          </table:table-cell>
          <table:table-cell table:number-columns-repeated="1021"/>
        </table:table-row>
        <table:table-row table:style-name="ro1">
          <table:table-cell table:formula="of:=[.B942]&amp;&quot;-&quot;&amp;[.C942]" office:value-type="string" office:string-value="4602-MXFU">
            <text:p>4602-MXFU</text:p>
          </table:table-cell>
          <table:table-cell office:value-type="float" office:value="4602">
            <text:p>4602</text:p>
          </table:table-cell>
          <table:table-cell table:style-name="ce1" table:formula="of:=CHAR(RANDBETWEEN(65;90) )&amp;CHAR(RANDBETWEEN(65;90) )&amp;CHAR(RANDBETWEEN(65;90) )&amp;CHAR(RANDBETWEEN(65;90) )" office:value-type="string" office:string-value="MXFU">
            <text:p>MXFU</text:p>
          </table:table-cell>
          <table:table-cell table:number-columns-repeated="1021"/>
        </table:table-row>
        <table:table-row table:style-name="ro1">
          <table:table-cell table:formula="of:=[.B943]&amp;&quot;-&quot;&amp;[.C943]" office:value-type="string" office:string-value="4603-PVSV">
            <text:p>4603-PVSV</text:p>
          </table:table-cell>
          <table:table-cell office:value-type="float" office:value="4603">
            <text:p>4603</text:p>
          </table:table-cell>
          <table:table-cell table:style-name="ce1" table:formula="of:=CHAR(RANDBETWEEN(65;90) )&amp;CHAR(RANDBETWEEN(65;90) )&amp;CHAR(RANDBETWEEN(65;90) )&amp;CHAR(RANDBETWEEN(65;90) )" office:value-type="string" office:string-value="PVSV">
            <text:p>PVSV</text:p>
          </table:table-cell>
          <table:table-cell table:number-columns-repeated="1021"/>
        </table:table-row>
        <table:table-row table:style-name="ro1">
          <table:table-cell table:formula="of:=[.B944]&amp;&quot;-&quot;&amp;[.C944]" office:value-type="string" office:string-value="4604-BRJM">
            <text:p>4604-BRJM</text:p>
          </table:table-cell>
          <table:table-cell office:value-type="float" office:value="4604">
            <text:p>4604</text:p>
          </table:table-cell>
          <table:table-cell table:style-name="ce1" table:formula="of:=CHAR(RANDBETWEEN(65;90) )&amp;CHAR(RANDBETWEEN(65;90) )&amp;CHAR(RANDBETWEEN(65;90) )&amp;CHAR(RANDBETWEEN(65;90) )" office:value-type="string" office:string-value="BRJM">
            <text:p>BRJM</text:p>
          </table:table-cell>
          <table:table-cell table:number-columns-repeated="1021"/>
        </table:table-row>
        <table:table-row table:style-name="ro1">
          <table:table-cell table:formula="of:=[.B945]&amp;&quot;-&quot;&amp;[.C945]" office:value-type="string" office:string-value="4605-PLAU">
            <text:p>4605-PLAU</text:p>
          </table:table-cell>
          <table:table-cell office:value-type="float" office:value="4605">
            <text:p>4605</text:p>
          </table:table-cell>
          <table:table-cell table:style-name="ce1" table:formula="of:=CHAR(RANDBETWEEN(65;90) )&amp;CHAR(RANDBETWEEN(65;90) )&amp;CHAR(RANDBETWEEN(65;90) )&amp;CHAR(RANDBETWEEN(65;90) )" office:value-type="string" office:string-value="PLAU">
            <text:p>PLAU</text:p>
          </table:table-cell>
          <table:table-cell table:number-columns-repeated="1021"/>
        </table:table-row>
        <table:table-row table:style-name="ro1">
          <table:table-cell table:formula="of:=[.B946]&amp;&quot;-&quot;&amp;[.C946]" office:value-type="string" office:string-value="4606-SCBX">
            <text:p>4606-SCBX</text:p>
          </table:table-cell>
          <table:table-cell office:value-type="float" office:value="4606">
            <text:p>4606</text:p>
          </table:table-cell>
          <table:table-cell table:style-name="ce1" table:formula="of:=CHAR(RANDBETWEEN(65;90) )&amp;CHAR(RANDBETWEEN(65;90) )&amp;CHAR(RANDBETWEEN(65;90) )&amp;CHAR(RANDBETWEEN(65;90) )" office:value-type="string" office:string-value="SCBX">
            <text:p>SCBX</text:p>
          </table:table-cell>
          <table:table-cell table:number-columns-repeated="1021"/>
        </table:table-row>
        <table:table-row table:style-name="ro1">
          <table:table-cell table:formula="of:=[.B947]&amp;&quot;-&quot;&amp;[.C947]" office:value-type="string" office:string-value="4607-BVHC">
            <text:p>4607-BVHC</text:p>
          </table:table-cell>
          <table:table-cell office:value-type="float" office:value="4607">
            <text:p>4607</text:p>
          </table:table-cell>
          <table:table-cell table:style-name="ce1" table:formula="of:=CHAR(RANDBETWEEN(65;90) )&amp;CHAR(RANDBETWEEN(65;90) )&amp;CHAR(RANDBETWEEN(65;90) )&amp;CHAR(RANDBETWEEN(65;90) )" office:value-type="string" office:string-value="BVHC">
            <text:p>BVHC</text:p>
          </table:table-cell>
          <table:table-cell table:number-columns-repeated="1021"/>
        </table:table-row>
        <table:table-row table:style-name="ro1">
          <table:table-cell table:formula="of:=[.B948]&amp;&quot;-&quot;&amp;[.C948]" office:value-type="string" office:string-value="4608-YDOC">
            <text:p>4608-YDOC</text:p>
          </table:table-cell>
          <table:table-cell office:value-type="float" office:value="4608">
            <text:p>4608</text:p>
          </table:table-cell>
          <table:table-cell table:style-name="ce1" table:formula="of:=CHAR(RANDBETWEEN(65;90) )&amp;CHAR(RANDBETWEEN(65;90) )&amp;CHAR(RANDBETWEEN(65;90) )&amp;CHAR(RANDBETWEEN(65;90) )" office:value-type="string" office:string-value="YDOC">
            <text:p>YDOC</text:p>
          </table:table-cell>
          <table:table-cell table:number-columns-repeated="1021"/>
        </table:table-row>
        <table:table-row table:style-name="ro1">
          <table:table-cell table:formula="of:=[.B949]&amp;&quot;-&quot;&amp;[.C949]" office:value-type="string" office:string-value="4609-OCOL">
            <text:p>4609-OCOL</text:p>
          </table:table-cell>
          <table:table-cell office:value-type="float" office:value="4609">
            <text:p>4609</text:p>
          </table:table-cell>
          <table:table-cell table:style-name="ce1" table:formula="of:=CHAR(RANDBETWEEN(65;90) )&amp;CHAR(RANDBETWEEN(65;90) )&amp;CHAR(RANDBETWEEN(65;90) )&amp;CHAR(RANDBETWEEN(65;90) )" office:value-type="string" office:string-value="OCOL">
            <text:p>OCOL</text:p>
          </table:table-cell>
          <table:table-cell table:number-columns-repeated="1021"/>
        </table:table-row>
        <table:table-row table:style-name="ro1">
          <table:table-cell table:formula="of:=[.B950]&amp;&quot;-&quot;&amp;[.C950]" office:value-type="string" office:string-value="4610-RTZM">
            <text:p>4610-RTZM</text:p>
          </table:table-cell>
          <table:table-cell office:value-type="float" office:value="4610">
            <text:p>4610</text:p>
          </table:table-cell>
          <table:table-cell table:style-name="ce1" table:formula="of:=CHAR(RANDBETWEEN(65;90) )&amp;CHAR(RANDBETWEEN(65;90) )&amp;CHAR(RANDBETWEEN(65;90) )&amp;CHAR(RANDBETWEEN(65;90) )" office:value-type="string" office:string-value="RTZM">
            <text:p>RTZM</text:p>
          </table:table-cell>
          <table:table-cell table:number-columns-repeated="1021"/>
        </table:table-row>
        <table:table-row table:style-name="ro1">
          <table:table-cell table:formula="of:=[.B951]&amp;&quot;-&quot;&amp;[.C951]" office:value-type="string" office:string-value="4611-GDXA">
            <text:p>4611-GDXA</text:p>
          </table:table-cell>
          <table:table-cell office:value-type="float" office:value="4611">
            <text:p>4611</text:p>
          </table:table-cell>
          <table:table-cell table:style-name="ce1" table:formula="of:=CHAR(RANDBETWEEN(65;90) )&amp;CHAR(RANDBETWEEN(65;90) )&amp;CHAR(RANDBETWEEN(65;90) )&amp;CHAR(RANDBETWEEN(65;90) )" office:value-type="string" office:string-value="GDXA">
            <text:p>GDXA</text:p>
          </table:table-cell>
          <table:table-cell table:number-columns-repeated="1021"/>
        </table:table-row>
        <table:table-row table:style-name="ro1">
          <table:table-cell table:formula="of:=[.B952]&amp;&quot;-&quot;&amp;[.C952]" office:value-type="string" office:string-value="4612-RUMO">
            <text:p>4612-RUMO</text:p>
          </table:table-cell>
          <table:table-cell office:value-type="float" office:value="4612">
            <text:p>4612</text:p>
          </table:table-cell>
          <table:table-cell table:style-name="ce1" table:formula="of:=CHAR(RANDBETWEEN(65;90) )&amp;CHAR(RANDBETWEEN(65;90) )&amp;CHAR(RANDBETWEEN(65;90) )&amp;CHAR(RANDBETWEEN(65;90) )" office:value-type="string" office:string-value="RUMO">
            <text:p>RUMO</text:p>
          </table:table-cell>
          <table:table-cell table:number-columns-repeated="1021"/>
        </table:table-row>
        <table:table-row table:style-name="ro1">
          <table:table-cell table:formula="of:=[.B953]&amp;&quot;-&quot;&amp;[.C953]" office:value-type="string" office:string-value="4613-FYZP">
            <text:p>4613-FYZP</text:p>
          </table:table-cell>
          <table:table-cell office:value-type="float" office:value="4613">
            <text:p>4613</text:p>
          </table:table-cell>
          <table:table-cell table:style-name="ce1" table:formula="of:=CHAR(RANDBETWEEN(65;90) )&amp;CHAR(RANDBETWEEN(65;90) )&amp;CHAR(RANDBETWEEN(65;90) )&amp;CHAR(RANDBETWEEN(65;90) )" office:value-type="string" office:string-value="FYZP">
            <text:p>FYZP</text:p>
          </table:table-cell>
          <table:table-cell table:number-columns-repeated="1021"/>
        </table:table-row>
        <table:table-row table:style-name="ro1">
          <table:table-cell table:formula="of:=[.B954]&amp;&quot;-&quot;&amp;[.C954]" office:value-type="string" office:string-value="4614-YYDJ">
            <text:p>4614-YYDJ</text:p>
          </table:table-cell>
          <table:table-cell office:value-type="float" office:value="4614">
            <text:p>4614</text:p>
          </table:table-cell>
          <table:table-cell table:style-name="ce1" table:formula="of:=CHAR(RANDBETWEEN(65;90) )&amp;CHAR(RANDBETWEEN(65;90) )&amp;CHAR(RANDBETWEEN(65;90) )&amp;CHAR(RANDBETWEEN(65;90) )" office:value-type="string" office:string-value="YYDJ">
            <text:p>YYDJ</text:p>
          </table:table-cell>
          <table:table-cell table:number-columns-repeated="1021"/>
        </table:table-row>
        <table:table-row table:style-name="ro1">
          <table:table-cell table:formula="of:=[.B955]&amp;&quot;-&quot;&amp;[.C955]" office:value-type="string" office:string-value="4615-PIVU">
            <text:p>4615-PIVU</text:p>
          </table:table-cell>
          <table:table-cell office:value-type="float" office:value="4615">
            <text:p>4615</text:p>
          </table:table-cell>
          <table:table-cell table:style-name="ce1" table:formula="of:=CHAR(RANDBETWEEN(65;90) )&amp;CHAR(RANDBETWEEN(65;90) )&amp;CHAR(RANDBETWEEN(65;90) )&amp;CHAR(RANDBETWEEN(65;90) )" office:value-type="string" office:string-value="PIVU">
            <text:p>PIVU</text:p>
          </table:table-cell>
          <table:table-cell table:number-columns-repeated="1021"/>
        </table:table-row>
        <table:table-row table:style-name="ro1">
          <table:table-cell table:formula="of:=[.B956]&amp;&quot;-&quot;&amp;[.C956]" office:value-type="string" office:string-value="4616-FGAS">
            <text:p>4616-FGAS</text:p>
          </table:table-cell>
          <table:table-cell office:value-type="float" office:value="4616">
            <text:p>4616</text:p>
          </table:table-cell>
          <table:table-cell table:style-name="ce1" table:formula="of:=CHAR(RANDBETWEEN(65;90) )&amp;CHAR(RANDBETWEEN(65;90) )&amp;CHAR(RANDBETWEEN(65;90) )&amp;CHAR(RANDBETWEEN(65;90) )" office:value-type="string" office:string-value="FGAS">
            <text:p>FGAS</text:p>
          </table:table-cell>
          <table:table-cell table:number-columns-repeated="1021"/>
        </table:table-row>
        <table:table-row table:style-name="ro1">
          <table:table-cell table:formula="of:=[.B957]&amp;&quot;-&quot;&amp;[.C957]" office:value-type="string" office:string-value="4617-SQNM">
            <text:p>4617-SQNM</text:p>
          </table:table-cell>
          <table:table-cell office:value-type="float" office:value="4617">
            <text:p>4617</text:p>
          </table:table-cell>
          <table:table-cell table:style-name="ce1" table:formula="of:=CHAR(RANDBETWEEN(65;90) )&amp;CHAR(RANDBETWEEN(65;90) )&amp;CHAR(RANDBETWEEN(65;90) )&amp;CHAR(RANDBETWEEN(65;90) )" office:value-type="string" office:string-value="SQNM">
            <text:p>SQNM</text:p>
          </table:table-cell>
          <table:table-cell table:number-columns-repeated="1021"/>
        </table:table-row>
        <table:table-row table:style-name="ro1">
          <table:table-cell table:formula="of:=[.B958]&amp;&quot;-&quot;&amp;[.C958]" office:value-type="string" office:string-value="4618-FPIS">
            <text:p>4618-FPIS</text:p>
          </table:table-cell>
          <table:table-cell office:value-type="float" office:value="4618">
            <text:p>4618</text:p>
          </table:table-cell>
          <table:table-cell table:style-name="ce1" table:formula="of:=CHAR(RANDBETWEEN(65;90) )&amp;CHAR(RANDBETWEEN(65;90) )&amp;CHAR(RANDBETWEEN(65;90) )&amp;CHAR(RANDBETWEEN(65;90) )" office:value-type="string" office:string-value="FPIS">
            <text:p>FPIS</text:p>
          </table:table-cell>
          <table:table-cell table:number-columns-repeated="1021"/>
        </table:table-row>
        <table:table-row table:style-name="ro1">
          <table:table-cell table:formula="of:=[.B959]&amp;&quot;-&quot;&amp;[.C959]" office:value-type="string" office:string-value="4619-YJHE">
            <text:p>4619-YJHE</text:p>
          </table:table-cell>
          <table:table-cell office:value-type="float" office:value="4619">
            <text:p>4619</text:p>
          </table:table-cell>
          <table:table-cell table:style-name="ce1" table:formula="of:=CHAR(RANDBETWEEN(65;90) )&amp;CHAR(RANDBETWEEN(65;90) )&amp;CHAR(RANDBETWEEN(65;90) )&amp;CHAR(RANDBETWEEN(65;90) )" office:value-type="string" office:string-value="YJHE">
            <text:p>YJHE</text:p>
          </table:table-cell>
          <table:table-cell table:number-columns-repeated="1021"/>
        </table:table-row>
        <table:table-row table:style-name="ro1">
          <table:table-cell table:formula="of:=[.B960]&amp;&quot;-&quot;&amp;[.C960]" office:value-type="string" office:string-value="4620-ALPL">
            <text:p>4620-ALPL</text:p>
          </table:table-cell>
          <table:table-cell office:value-type="float" office:value="4620">
            <text:p>4620</text:p>
          </table:table-cell>
          <table:table-cell table:style-name="ce1" table:formula="of:=CHAR(RANDBETWEEN(65;90) )&amp;CHAR(RANDBETWEEN(65;90) )&amp;CHAR(RANDBETWEEN(65;90) )&amp;CHAR(RANDBETWEEN(65;90) )" office:value-type="string" office:string-value="ALPL">
            <text:p>ALPL</text:p>
          </table:table-cell>
          <table:table-cell table:number-columns-repeated="1021"/>
        </table:table-row>
        <table:table-row table:style-name="ro1">
          <table:table-cell table:formula="of:=[.B961]&amp;&quot;-&quot;&amp;[.C961]" office:value-type="string" office:string-value="4621-MPSN">
            <text:p>4621-MPSN</text:p>
          </table:table-cell>
          <table:table-cell office:value-type="float" office:value="4621">
            <text:p>4621</text:p>
          </table:table-cell>
          <table:table-cell table:style-name="ce1" table:formula="of:=CHAR(RANDBETWEEN(65;90) )&amp;CHAR(RANDBETWEEN(65;90) )&amp;CHAR(RANDBETWEEN(65;90) )&amp;CHAR(RANDBETWEEN(65;90) )" office:value-type="string" office:string-value="MPSN">
            <text:p>MPSN</text:p>
          </table:table-cell>
          <table:table-cell table:number-columns-repeated="1021"/>
        </table:table-row>
        <table:table-row table:style-name="ro1">
          <table:table-cell table:formula="of:=[.B962]&amp;&quot;-&quot;&amp;[.C962]" office:value-type="string" office:string-value="4622-ZZAX">
            <text:p>4622-ZZAX</text:p>
          </table:table-cell>
          <table:table-cell office:value-type="float" office:value="4622">
            <text:p>4622</text:p>
          </table:table-cell>
          <table:table-cell table:style-name="ce1" table:formula="of:=CHAR(RANDBETWEEN(65;90) )&amp;CHAR(RANDBETWEEN(65;90) )&amp;CHAR(RANDBETWEEN(65;90) )&amp;CHAR(RANDBETWEEN(65;90) )" office:value-type="string" office:string-value="ZZAX">
            <text:p>ZZAX</text:p>
          </table:table-cell>
          <table:table-cell table:number-columns-repeated="1021"/>
        </table:table-row>
        <table:table-row table:style-name="ro1">
          <table:table-cell table:formula="of:=[.B963]&amp;&quot;-&quot;&amp;[.C963]" office:value-type="string" office:string-value="4623-AJTI">
            <text:p>4623-AJTI</text:p>
          </table:table-cell>
          <table:table-cell office:value-type="float" office:value="4623">
            <text:p>4623</text:p>
          </table:table-cell>
          <table:table-cell table:style-name="ce1" table:formula="of:=CHAR(RANDBETWEEN(65;90) )&amp;CHAR(RANDBETWEEN(65;90) )&amp;CHAR(RANDBETWEEN(65;90) )&amp;CHAR(RANDBETWEEN(65;90) )" office:value-type="string" office:string-value="AJTI">
            <text:p>AJTI</text:p>
          </table:table-cell>
          <table:table-cell table:number-columns-repeated="1021"/>
        </table:table-row>
        <table:table-row table:style-name="ro1">
          <table:table-cell table:formula="of:=[.B964]&amp;&quot;-&quot;&amp;[.C964]" office:value-type="string" office:string-value="4624-YWBV">
            <text:p>4624-YWBV</text:p>
          </table:table-cell>
          <table:table-cell office:value-type="float" office:value="4624">
            <text:p>4624</text:p>
          </table:table-cell>
          <table:table-cell table:style-name="ce1" table:formula="of:=CHAR(RANDBETWEEN(65;90) )&amp;CHAR(RANDBETWEEN(65;90) )&amp;CHAR(RANDBETWEEN(65;90) )&amp;CHAR(RANDBETWEEN(65;90) )" office:value-type="string" office:string-value="YWBV">
            <text:p>YWBV</text:p>
          </table:table-cell>
          <table:table-cell table:number-columns-repeated="1021"/>
        </table:table-row>
        <table:table-row table:style-name="ro1">
          <table:table-cell table:formula="of:=[.B965]&amp;&quot;-&quot;&amp;[.C965]" office:value-type="string" office:string-value="4625-QFCR">
            <text:p>4625-QFCR</text:p>
          </table:table-cell>
          <table:table-cell office:value-type="float" office:value="4625">
            <text:p>4625</text:p>
          </table:table-cell>
          <table:table-cell table:style-name="ce1" table:formula="of:=CHAR(RANDBETWEEN(65;90) )&amp;CHAR(RANDBETWEEN(65;90) )&amp;CHAR(RANDBETWEEN(65;90) )&amp;CHAR(RANDBETWEEN(65;90) )" office:value-type="string" office:string-value="QFCR">
            <text:p>QFCR</text:p>
          </table:table-cell>
          <table:table-cell table:number-columns-repeated="1021"/>
        </table:table-row>
        <table:table-row table:style-name="ro1">
          <table:table-cell table:formula="of:=[.B966]&amp;&quot;-&quot;&amp;[.C966]" office:value-type="string" office:string-value="4626-ZBIP">
            <text:p>4626-ZBIP</text:p>
          </table:table-cell>
          <table:table-cell office:value-type="float" office:value="4626">
            <text:p>4626</text:p>
          </table:table-cell>
          <table:table-cell table:style-name="ce1" table:formula="of:=CHAR(RANDBETWEEN(65;90) )&amp;CHAR(RANDBETWEEN(65;90) )&amp;CHAR(RANDBETWEEN(65;90) )&amp;CHAR(RANDBETWEEN(65;90) )" office:value-type="string" office:string-value="ZBIP">
            <text:p>ZBIP</text:p>
          </table:table-cell>
          <table:table-cell table:number-columns-repeated="1021"/>
        </table:table-row>
        <table:table-row table:style-name="ro1">
          <table:table-cell table:formula="of:=[.B967]&amp;&quot;-&quot;&amp;[.C967]" office:value-type="string" office:string-value="4627-GGWN">
            <text:p>4627-GGWN</text:p>
          </table:table-cell>
          <table:table-cell office:value-type="float" office:value="4627">
            <text:p>4627</text:p>
          </table:table-cell>
          <table:table-cell table:style-name="ce1" table:formula="of:=CHAR(RANDBETWEEN(65;90) )&amp;CHAR(RANDBETWEEN(65;90) )&amp;CHAR(RANDBETWEEN(65;90) )&amp;CHAR(RANDBETWEEN(65;90) )" office:value-type="string" office:string-value="GGWN">
            <text:p>GGWN</text:p>
          </table:table-cell>
          <table:table-cell table:number-columns-repeated="1021"/>
        </table:table-row>
        <table:table-row table:style-name="ro1">
          <table:table-cell table:formula="of:=[.B968]&amp;&quot;-&quot;&amp;[.C968]" office:value-type="string" office:string-value="4628-KSCS">
            <text:p>4628-KSCS</text:p>
          </table:table-cell>
          <table:table-cell office:value-type="float" office:value="4628">
            <text:p>4628</text:p>
          </table:table-cell>
          <table:table-cell table:style-name="ce1" table:formula="of:=CHAR(RANDBETWEEN(65;90) )&amp;CHAR(RANDBETWEEN(65;90) )&amp;CHAR(RANDBETWEEN(65;90) )&amp;CHAR(RANDBETWEEN(65;90) )" office:value-type="string" office:string-value="KSCS">
            <text:p>KSCS</text:p>
          </table:table-cell>
          <table:table-cell table:number-columns-repeated="1021"/>
        </table:table-row>
        <table:table-row table:style-name="ro1">
          <table:table-cell table:formula="of:=[.B969]&amp;&quot;-&quot;&amp;[.C969]" office:value-type="string" office:string-value="4629-GXJF">
            <text:p>4629-GXJF</text:p>
          </table:table-cell>
          <table:table-cell office:value-type="float" office:value="4629">
            <text:p>4629</text:p>
          </table:table-cell>
          <table:table-cell table:style-name="ce1" table:formula="of:=CHAR(RANDBETWEEN(65;90) )&amp;CHAR(RANDBETWEEN(65;90) )&amp;CHAR(RANDBETWEEN(65;90) )&amp;CHAR(RANDBETWEEN(65;90) )" office:value-type="string" office:string-value="GXJF">
            <text:p>GXJF</text:p>
          </table:table-cell>
          <table:table-cell table:number-columns-repeated="1021"/>
        </table:table-row>
        <table:table-row table:style-name="ro1">
          <table:table-cell table:formula="of:=[.B970]&amp;&quot;-&quot;&amp;[.C970]" office:value-type="string" office:string-value="4630-JTOJ">
            <text:p>4630-JTOJ</text:p>
          </table:table-cell>
          <table:table-cell office:value-type="float" office:value="4630">
            <text:p>4630</text:p>
          </table:table-cell>
          <table:table-cell table:style-name="ce1" table:formula="of:=CHAR(RANDBETWEEN(65;90) )&amp;CHAR(RANDBETWEEN(65;90) )&amp;CHAR(RANDBETWEEN(65;90) )&amp;CHAR(RANDBETWEEN(65;90) )" office:value-type="string" office:string-value="JTOJ">
            <text:p>JTOJ</text:p>
          </table:table-cell>
          <table:table-cell table:number-columns-repeated="1021"/>
        </table:table-row>
        <table:table-row table:style-name="ro1">
          <table:table-cell table:formula="of:=[.B971]&amp;&quot;-&quot;&amp;[.C971]" office:value-type="string" office:string-value="4631-UWOP">
            <text:p>4631-UWOP</text:p>
          </table:table-cell>
          <table:table-cell office:value-type="float" office:value="4631">
            <text:p>4631</text:p>
          </table:table-cell>
          <table:table-cell table:style-name="ce1" table:formula="of:=CHAR(RANDBETWEEN(65;90) )&amp;CHAR(RANDBETWEEN(65;90) )&amp;CHAR(RANDBETWEEN(65;90) )&amp;CHAR(RANDBETWEEN(65;90) )" office:value-type="string" office:string-value="UWOP">
            <text:p>UWOP</text:p>
          </table:table-cell>
          <table:table-cell table:number-columns-repeated="1021"/>
        </table:table-row>
        <table:table-row table:style-name="ro1">
          <table:table-cell table:formula="of:=[.B972]&amp;&quot;-&quot;&amp;[.C972]" office:value-type="string" office:string-value="4632-IAKK">
            <text:p>4632-IAKK</text:p>
          </table:table-cell>
          <table:table-cell office:value-type="float" office:value="4632">
            <text:p>4632</text:p>
          </table:table-cell>
          <table:table-cell table:style-name="ce1" table:formula="of:=CHAR(RANDBETWEEN(65;90) )&amp;CHAR(RANDBETWEEN(65;90) )&amp;CHAR(RANDBETWEEN(65;90) )&amp;CHAR(RANDBETWEEN(65;90) )" office:value-type="string" office:string-value="IAKK">
            <text:p>IAKK</text:p>
          </table:table-cell>
          <table:table-cell table:number-columns-repeated="1021"/>
        </table:table-row>
        <table:table-row table:style-name="ro1">
          <table:table-cell table:formula="of:=[.B973]&amp;&quot;-&quot;&amp;[.C973]" office:value-type="string" office:string-value="4633-MRXH">
            <text:p>4633-MRXH</text:p>
          </table:table-cell>
          <table:table-cell office:value-type="float" office:value="4633">
            <text:p>4633</text:p>
          </table:table-cell>
          <table:table-cell table:style-name="ce1" table:formula="of:=CHAR(RANDBETWEEN(65;90) )&amp;CHAR(RANDBETWEEN(65;90) )&amp;CHAR(RANDBETWEEN(65;90) )&amp;CHAR(RANDBETWEEN(65;90) )" office:value-type="string" office:string-value="MRXH">
            <text:p>MRXH</text:p>
          </table:table-cell>
          <table:table-cell table:number-columns-repeated="1021"/>
        </table:table-row>
        <table:table-row table:style-name="ro1">
          <table:table-cell table:formula="of:=[.B974]&amp;&quot;-&quot;&amp;[.C974]" office:value-type="string" office:string-value="4634-WBFB">
            <text:p>4634-WBFB</text:p>
          </table:table-cell>
          <table:table-cell office:value-type="float" office:value="4634">
            <text:p>4634</text:p>
          </table:table-cell>
          <table:table-cell table:style-name="ce1" table:formula="of:=CHAR(RANDBETWEEN(65;90) )&amp;CHAR(RANDBETWEEN(65;90) )&amp;CHAR(RANDBETWEEN(65;90) )&amp;CHAR(RANDBETWEEN(65;90) )" office:value-type="string" office:string-value="WBFB">
            <text:p>WBFB</text:p>
          </table:table-cell>
          <table:table-cell table:number-columns-repeated="1021"/>
        </table:table-row>
        <table:table-row table:style-name="ro1">
          <table:table-cell table:formula="of:=[.B975]&amp;&quot;-&quot;&amp;[.C975]" office:value-type="string" office:string-value="4635-OPTZ">
            <text:p>4635-OPTZ</text:p>
          </table:table-cell>
          <table:table-cell office:value-type="float" office:value="4635">
            <text:p>4635</text:p>
          </table:table-cell>
          <table:table-cell table:style-name="ce1" table:formula="of:=CHAR(RANDBETWEEN(65;90) )&amp;CHAR(RANDBETWEEN(65;90) )&amp;CHAR(RANDBETWEEN(65;90) )&amp;CHAR(RANDBETWEEN(65;90) )" office:value-type="string" office:string-value="OPTZ">
            <text:p>OPTZ</text:p>
          </table:table-cell>
          <table:table-cell table:number-columns-repeated="1021"/>
        </table:table-row>
        <table:table-row table:style-name="ro1">
          <table:table-cell table:formula="of:=[.B976]&amp;&quot;-&quot;&amp;[.C976]" office:value-type="string" office:string-value="4636-WHJJ">
            <text:p>4636-WHJJ</text:p>
          </table:table-cell>
          <table:table-cell office:value-type="float" office:value="4636">
            <text:p>4636</text:p>
          </table:table-cell>
          <table:table-cell table:style-name="ce1" table:formula="of:=CHAR(RANDBETWEEN(65;90) )&amp;CHAR(RANDBETWEEN(65;90) )&amp;CHAR(RANDBETWEEN(65;90) )&amp;CHAR(RANDBETWEEN(65;90) )" office:value-type="string" office:string-value="WHJJ">
            <text:p>WHJJ</text:p>
          </table:table-cell>
          <table:table-cell table:number-columns-repeated="1021"/>
        </table:table-row>
        <table:table-row table:style-name="ro1">
          <table:table-cell table:formula="of:=[.B977]&amp;&quot;-&quot;&amp;[.C977]" office:value-type="string" office:string-value="4637-LSYF">
            <text:p>4637-LSYF</text:p>
          </table:table-cell>
          <table:table-cell office:value-type="float" office:value="4637">
            <text:p>4637</text:p>
          </table:table-cell>
          <table:table-cell table:style-name="ce1" table:formula="of:=CHAR(RANDBETWEEN(65;90) )&amp;CHAR(RANDBETWEEN(65;90) )&amp;CHAR(RANDBETWEEN(65;90) )&amp;CHAR(RANDBETWEEN(65;90) )" office:value-type="string" office:string-value="LSYF">
            <text:p>LSYF</text:p>
          </table:table-cell>
          <table:table-cell table:number-columns-repeated="1021"/>
        </table:table-row>
        <table:table-row table:style-name="ro1">
          <table:table-cell table:formula="of:=[.B978]&amp;&quot;-&quot;&amp;[.C978]" office:value-type="string" office:string-value="4638-RUDQ">
            <text:p>4638-RUDQ</text:p>
          </table:table-cell>
          <table:table-cell office:value-type="float" office:value="4638">
            <text:p>4638</text:p>
          </table:table-cell>
          <table:table-cell table:style-name="ce1" table:formula="of:=CHAR(RANDBETWEEN(65;90) )&amp;CHAR(RANDBETWEEN(65;90) )&amp;CHAR(RANDBETWEEN(65;90) )&amp;CHAR(RANDBETWEEN(65;90) )" office:value-type="string" office:string-value="RUDQ">
            <text:p>RUDQ</text:p>
          </table:table-cell>
          <table:table-cell table:number-columns-repeated="1021"/>
        </table:table-row>
        <table:table-row table:style-name="ro1">
          <table:table-cell table:formula="of:=[.B979]&amp;&quot;-&quot;&amp;[.C979]" office:value-type="string" office:string-value="4639-BBTB">
            <text:p>4639-BBTB</text:p>
          </table:table-cell>
          <table:table-cell office:value-type="float" office:value="4639">
            <text:p>4639</text:p>
          </table:table-cell>
          <table:table-cell table:style-name="ce1" table:formula="of:=CHAR(RANDBETWEEN(65;90) )&amp;CHAR(RANDBETWEEN(65;90) )&amp;CHAR(RANDBETWEEN(65;90) )&amp;CHAR(RANDBETWEEN(65;90) )" office:value-type="string" office:string-value="BBTB">
            <text:p>BBTB</text:p>
          </table:table-cell>
          <table:table-cell table:number-columns-repeated="1021"/>
        </table:table-row>
        <table:table-row table:style-name="ro1">
          <table:table-cell table:formula="of:=[.B980]&amp;&quot;-&quot;&amp;[.C980]" office:value-type="string" office:string-value="4640-LTBI">
            <text:p>4640-LTBI</text:p>
          </table:table-cell>
          <table:table-cell office:value-type="float" office:value="4640">
            <text:p>4640</text:p>
          </table:table-cell>
          <table:table-cell table:style-name="ce1" table:formula="of:=CHAR(RANDBETWEEN(65;90) )&amp;CHAR(RANDBETWEEN(65;90) )&amp;CHAR(RANDBETWEEN(65;90) )&amp;CHAR(RANDBETWEEN(65;90) )" office:value-type="string" office:string-value="LTBI">
            <text:p>LTBI</text:p>
          </table:table-cell>
          <table:table-cell table:number-columns-repeated="1021"/>
        </table:table-row>
        <table:table-row table:style-name="ro1">
          <table:table-cell table:formula="of:=[.B981]&amp;&quot;-&quot;&amp;[.C981]" office:value-type="string" office:string-value="4641-GSXP">
            <text:p>4641-GSXP</text:p>
          </table:table-cell>
          <table:table-cell office:value-type="float" office:value="4641">
            <text:p>4641</text:p>
          </table:table-cell>
          <table:table-cell table:style-name="ce1" table:formula="of:=CHAR(RANDBETWEEN(65;90) )&amp;CHAR(RANDBETWEEN(65;90) )&amp;CHAR(RANDBETWEEN(65;90) )&amp;CHAR(RANDBETWEEN(65;90) )" office:value-type="string" office:string-value="GSXP">
            <text:p>GSXP</text:p>
          </table:table-cell>
          <table:table-cell table:number-columns-repeated="1021"/>
        </table:table-row>
        <table:table-row table:style-name="ro1">
          <table:table-cell table:formula="of:=[.B982]&amp;&quot;-&quot;&amp;[.C982]" office:value-type="string" office:string-value="4642-FRSZ">
            <text:p>4642-FRSZ</text:p>
          </table:table-cell>
          <table:table-cell office:value-type="float" office:value="4642">
            <text:p>4642</text:p>
          </table:table-cell>
          <table:table-cell table:style-name="ce1" table:formula="of:=CHAR(RANDBETWEEN(65;90) )&amp;CHAR(RANDBETWEEN(65;90) )&amp;CHAR(RANDBETWEEN(65;90) )&amp;CHAR(RANDBETWEEN(65;90) )" office:value-type="string" office:string-value="FRSZ">
            <text:p>FRSZ</text:p>
          </table:table-cell>
          <table:table-cell table:number-columns-repeated="1021"/>
        </table:table-row>
        <table:table-row table:style-name="ro1">
          <table:table-cell table:formula="of:=[.B983]&amp;&quot;-&quot;&amp;[.C983]" office:value-type="string" office:string-value="4643-RJER">
            <text:p>4643-RJER</text:p>
          </table:table-cell>
          <table:table-cell office:value-type="float" office:value="4643">
            <text:p>4643</text:p>
          </table:table-cell>
          <table:table-cell table:style-name="ce1" table:formula="of:=CHAR(RANDBETWEEN(65;90) )&amp;CHAR(RANDBETWEEN(65;90) )&amp;CHAR(RANDBETWEEN(65;90) )&amp;CHAR(RANDBETWEEN(65;90) )" office:value-type="string" office:string-value="RJER">
            <text:p>RJER</text:p>
          </table:table-cell>
          <table:table-cell table:number-columns-repeated="1021"/>
        </table:table-row>
        <table:table-row table:style-name="ro1">
          <table:table-cell table:formula="of:=[.B984]&amp;&quot;-&quot;&amp;[.C984]" office:value-type="string" office:string-value="4644-XMYB">
            <text:p>4644-XMYB</text:p>
          </table:table-cell>
          <table:table-cell office:value-type="float" office:value="4644">
            <text:p>4644</text:p>
          </table:table-cell>
          <table:table-cell table:style-name="ce1" table:formula="of:=CHAR(RANDBETWEEN(65;90) )&amp;CHAR(RANDBETWEEN(65;90) )&amp;CHAR(RANDBETWEEN(65;90) )&amp;CHAR(RANDBETWEEN(65;90) )" office:value-type="string" office:string-value="XMYB">
            <text:p>XMYB</text:p>
          </table:table-cell>
          <table:table-cell table:number-columns-repeated="1021"/>
        </table:table-row>
        <table:table-row table:style-name="ro1">
          <table:table-cell table:formula="of:=[.B985]&amp;&quot;-&quot;&amp;[.C985]" office:value-type="string" office:string-value="4645-UMSZ">
            <text:p>4645-UMSZ</text:p>
          </table:table-cell>
          <table:table-cell office:value-type="float" office:value="4645">
            <text:p>4645</text:p>
          </table:table-cell>
          <table:table-cell table:style-name="ce1" table:formula="of:=CHAR(RANDBETWEEN(65;90) )&amp;CHAR(RANDBETWEEN(65;90) )&amp;CHAR(RANDBETWEEN(65;90) )&amp;CHAR(RANDBETWEEN(65;90) )" office:value-type="string" office:string-value="UMSZ">
            <text:p>UMSZ</text:p>
          </table:table-cell>
          <table:table-cell table:number-columns-repeated="1021"/>
        </table:table-row>
        <table:table-row table:style-name="ro1">
          <table:table-cell table:formula="of:=[.B986]&amp;&quot;-&quot;&amp;[.C986]" office:value-type="string" office:string-value="4646-IXPN">
            <text:p>4646-IXPN</text:p>
          </table:table-cell>
          <table:table-cell office:value-type="float" office:value="4646">
            <text:p>4646</text:p>
          </table:table-cell>
          <table:table-cell table:style-name="ce1" table:formula="of:=CHAR(RANDBETWEEN(65;90) )&amp;CHAR(RANDBETWEEN(65;90) )&amp;CHAR(RANDBETWEEN(65;90) )&amp;CHAR(RANDBETWEEN(65;90) )" office:value-type="string" office:string-value="IXPN">
            <text:p>IXPN</text:p>
          </table:table-cell>
          <table:table-cell table:number-columns-repeated="1021"/>
        </table:table-row>
        <table:table-row table:style-name="ro1">
          <table:table-cell table:formula="of:=[.B987]&amp;&quot;-&quot;&amp;[.C987]" office:value-type="string" office:string-value="4647-DOKH">
            <text:p>4647-DOKH</text:p>
          </table:table-cell>
          <table:table-cell office:value-type="float" office:value="4647">
            <text:p>4647</text:p>
          </table:table-cell>
          <table:table-cell table:style-name="ce1" table:formula="of:=CHAR(RANDBETWEEN(65;90) )&amp;CHAR(RANDBETWEEN(65;90) )&amp;CHAR(RANDBETWEEN(65;90) )&amp;CHAR(RANDBETWEEN(65;90) )" office:value-type="string" office:string-value="DOKH">
            <text:p>DOKH</text:p>
          </table:table-cell>
          <table:table-cell table:number-columns-repeated="1021"/>
        </table:table-row>
        <table:table-row table:style-name="ro1">
          <table:table-cell table:formula="of:=[.B988]&amp;&quot;-&quot;&amp;[.C988]" office:value-type="string" office:string-value="4648-CPVI">
            <text:p>4648-CPVI</text:p>
          </table:table-cell>
          <table:table-cell office:value-type="float" office:value="4648">
            <text:p>4648</text:p>
          </table:table-cell>
          <table:table-cell table:style-name="ce1" table:formula="of:=CHAR(RANDBETWEEN(65;90) )&amp;CHAR(RANDBETWEEN(65;90) )&amp;CHAR(RANDBETWEEN(65;90) )&amp;CHAR(RANDBETWEEN(65;90) )" office:value-type="string" office:string-value="CPVI">
            <text:p>CPVI</text:p>
          </table:table-cell>
          <table:table-cell table:number-columns-repeated="1021"/>
        </table:table-row>
        <table:table-row table:style-name="ro1">
          <table:table-cell table:formula="of:=[.B989]&amp;&quot;-&quot;&amp;[.C989]" office:value-type="string" office:string-value="4649-DHVT">
            <text:p>4649-DHVT</text:p>
          </table:table-cell>
          <table:table-cell office:value-type="float" office:value="4649">
            <text:p>4649</text:p>
          </table:table-cell>
          <table:table-cell table:style-name="ce1" table:formula="of:=CHAR(RANDBETWEEN(65;90) )&amp;CHAR(RANDBETWEEN(65;90) )&amp;CHAR(RANDBETWEEN(65;90) )&amp;CHAR(RANDBETWEEN(65;90) )" office:value-type="string" office:string-value="DHVT">
            <text:p>DHVT</text:p>
          </table:table-cell>
          <table:table-cell table:number-columns-repeated="1021"/>
        </table:table-row>
        <table:table-row table:style-name="ro1">
          <table:table-cell table:formula="of:=[.B990]&amp;&quot;-&quot;&amp;[.C990]" office:value-type="string" office:string-value="4650-RJGG">
            <text:p>4650-RJGG</text:p>
          </table:table-cell>
          <table:table-cell office:value-type="float" office:value="4650">
            <text:p>4650</text:p>
          </table:table-cell>
          <table:table-cell table:style-name="ce1" table:formula="of:=CHAR(RANDBETWEEN(65;90) )&amp;CHAR(RANDBETWEEN(65;90) )&amp;CHAR(RANDBETWEEN(65;90) )&amp;CHAR(RANDBETWEEN(65;90) )" office:value-type="string" office:string-value="RJGG">
            <text:p>RJGG</text:p>
          </table:table-cell>
          <table:table-cell table:number-columns-repeated="1021"/>
        </table:table-row>
        <table:table-row table:style-name="ro1">
          <table:table-cell table:formula="of:=[.B991]&amp;&quot;-&quot;&amp;[.C991]" office:value-type="string" office:string-value="4651-PVNQ">
            <text:p>4651-PVNQ</text:p>
          </table:table-cell>
          <table:table-cell office:value-type="float" office:value="4651">
            <text:p>4651</text:p>
          </table:table-cell>
          <table:table-cell table:style-name="ce1" table:formula="of:=CHAR(RANDBETWEEN(65;90) )&amp;CHAR(RANDBETWEEN(65;90) )&amp;CHAR(RANDBETWEEN(65;90) )&amp;CHAR(RANDBETWEEN(65;90) )" office:value-type="string" office:string-value="PVNQ">
            <text:p>PVNQ</text:p>
          </table:table-cell>
          <table:table-cell table:number-columns-repeated="1021"/>
        </table:table-row>
        <table:table-row table:style-name="ro1">
          <table:table-cell table:formula="of:=[.B992]&amp;&quot;-&quot;&amp;[.C992]" office:value-type="string" office:string-value="4652-ZNUH">
            <text:p>4652-ZNUH</text:p>
          </table:table-cell>
          <table:table-cell office:value-type="float" office:value="4652">
            <text:p>4652</text:p>
          </table:table-cell>
          <table:table-cell table:style-name="ce1" table:formula="of:=CHAR(RANDBETWEEN(65;90) )&amp;CHAR(RANDBETWEEN(65;90) )&amp;CHAR(RANDBETWEEN(65;90) )&amp;CHAR(RANDBETWEEN(65;90) )" office:value-type="string" office:string-value="ZNUH">
            <text:p>ZNUH</text:p>
          </table:table-cell>
          <table:table-cell table:number-columns-repeated="1021"/>
        </table:table-row>
        <table:table-row table:style-name="ro1">
          <table:table-cell table:formula="of:=[.B993]&amp;&quot;-&quot;&amp;[.C993]" office:value-type="string" office:string-value="4653-FFJE">
            <text:p>4653-FFJE</text:p>
          </table:table-cell>
          <table:table-cell office:value-type="float" office:value="4653">
            <text:p>4653</text:p>
          </table:table-cell>
          <table:table-cell table:style-name="ce1" table:formula="of:=CHAR(RANDBETWEEN(65;90) )&amp;CHAR(RANDBETWEEN(65;90) )&amp;CHAR(RANDBETWEEN(65;90) )&amp;CHAR(RANDBETWEEN(65;90) )" office:value-type="string" office:string-value="FFJE">
            <text:p>FFJE</text:p>
          </table:table-cell>
          <table:table-cell table:number-columns-repeated="1021"/>
        </table:table-row>
        <table:table-row table:style-name="ro1">
          <table:table-cell table:formula="of:=[.B994]&amp;&quot;-&quot;&amp;[.C994]" office:value-type="string" office:string-value="4654-HGFR">
            <text:p>4654-HGFR</text:p>
          </table:table-cell>
          <table:table-cell office:value-type="float" office:value="4654">
            <text:p>4654</text:p>
          </table:table-cell>
          <table:table-cell table:style-name="ce1" table:formula="of:=CHAR(RANDBETWEEN(65;90) )&amp;CHAR(RANDBETWEEN(65;90) )&amp;CHAR(RANDBETWEEN(65;90) )&amp;CHAR(RANDBETWEEN(65;90) )" office:value-type="string" office:string-value="HGFR">
            <text:p>HGFR</text:p>
          </table:table-cell>
          <table:table-cell table:number-columns-repeated="1021"/>
        </table:table-row>
        <table:table-row table:style-name="ro1">
          <table:table-cell table:formula="of:=[.B995]&amp;&quot;-&quot;&amp;[.C995]" office:value-type="string" office:string-value="4655-YMZW">
            <text:p>4655-YMZW</text:p>
          </table:table-cell>
          <table:table-cell office:value-type="float" office:value="4655">
            <text:p>4655</text:p>
          </table:table-cell>
          <table:table-cell table:style-name="ce1" table:formula="of:=CHAR(RANDBETWEEN(65;90) )&amp;CHAR(RANDBETWEEN(65;90) )&amp;CHAR(RANDBETWEEN(65;90) )&amp;CHAR(RANDBETWEEN(65;90) )" office:value-type="string" office:string-value="YMZW">
            <text:p>YMZW</text:p>
          </table:table-cell>
          <table:table-cell table:number-columns-repeated="1021"/>
        </table:table-row>
        <table:table-row table:style-name="ro1">
          <table:table-cell table:formula="of:=[.B996]&amp;&quot;-&quot;&amp;[.C996]" office:value-type="string" office:string-value="4656-HWSQ">
            <text:p>4656-HWSQ</text:p>
          </table:table-cell>
          <table:table-cell office:value-type="float" office:value="4656">
            <text:p>4656</text:p>
          </table:table-cell>
          <table:table-cell table:style-name="ce1" table:formula="of:=CHAR(RANDBETWEEN(65;90) )&amp;CHAR(RANDBETWEEN(65;90) )&amp;CHAR(RANDBETWEEN(65;90) )&amp;CHAR(RANDBETWEEN(65;90) )" office:value-type="string" office:string-value="HWSQ">
            <text:p>HWSQ</text:p>
          </table:table-cell>
          <table:table-cell table:number-columns-repeated="1021"/>
        </table:table-row>
        <table:table-row table:style-name="ro1">
          <table:table-cell table:formula="of:=[.B997]&amp;&quot;-&quot;&amp;[.C997]" office:value-type="string" office:string-value="4657-EHEH">
            <text:p>4657-EHEH</text:p>
          </table:table-cell>
          <table:table-cell office:value-type="float" office:value="4657">
            <text:p>4657</text:p>
          </table:table-cell>
          <table:table-cell table:style-name="ce1" table:formula="of:=CHAR(RANDBETWEEN(65;90) )&amp;CHAR(RANDBETWEEN(65;90) )&amp;CHAR(RANDBETWEEN(65;90) )&amp;CHAR(RANDBETWEEN(65;90) )" office:value-type="string" office:string-value="EHEH">
            <text:p>EHEH</text:p>
          </table:table-cell>
          <table:table-cell table:number-columns-repeated="1021"/>
        </table:table-row>
        <table:table-row table:style-name="ro1">
          <table:table-cell table:formula="of:=[.B998]&amp;&quot;-&quot;&amp;[.C998]" office:value-type="string" office:string-value="4658-YLPO">
            <text:p>4658-YLPO</text:p>
          </table:table-cell>
          <table:table-cell office:value-type="float" office:value="4658">
            <text:p>4658</text:p>
          </table:table-cell>
          <table:table-cell table:style-name="ce1" table:formula="of:=CHAR(RANDBETWEEN(65;90) )&amp;CHAR(RANDBETWEEN(65;90) )&amp;CHAR(RANDBETWEEN(65;90) )&amp;CHAR(RANDBETWEEN(65;90) )" office:value-type="string" office:string-value="YLPO">
            <text:p>YLPO</text:p>
          </table:table-cell>
          <table:table-cell table:number-columns-repeated="1021"/>
        </table:table-row>
        <table:table-row table:style-name="ro1">
          <table:table-cell table:formula="of:=[.B999]&amp;&quot;-&quot;&amp;[.C999]" office:value-type="string" office:string-value="4659-CONM">
            <text:p>4659-CONM</text:p>
          </table:table-cell>
          <table:table-cell office:value-type="float" office:value="4659">
            <text:p>4659</text:p>
          </table:table-cell>
          <table:table-cell table:style-name="ce1" table:formula="of:=CHAR(RANDBETWEEN(65;90) )&amp;CHAR(RANDBETWEEN(65;90) )&amp;CHAR(RANDBETWEEN(65;90) )&amp;CHAR(RANDBETWEEN(65;90) )" office:value-type="string" office:string-value="CONM">
            <text:p>CONM</text:p>
          </table:table-cell>
          <table:table-cell table:number-columns-repeated="1021"/>
        </table:table-row>
        <table:table-row table:style-name="ro1">
          <table:table-cell table:formula="of:=[.B1000]&amp;&quot;-&quot;&amp;[.C1000]" office:value-type="string" office:string-value="4660-BBFH">
            <text:p>4660-BBFH</text:p>
          </table:table-cell>
          <table:table-cell office:value-type="float" office:value="4660">
            <text:p>4660</text:p>
          </table:table-cell>
          <table:table-cell table:style-name="ce1" table:formula="of:=CHAR(RANDBETWEEN(65;90) )&amp;CHAR(RANDBETWEEN(65;90) )&amp;CHAR(RANDBETWEEN(65;90) )&amp;CHAR(RANDBETWEEN(65;90) )" office:value-type="string" office:string-value="BBFH">
            <text:p>BBFH</text:p>
          </table:table-cell>
          <table:table-cell table:number-columns-repeated="1021"/>
        </table:table-row>
        <table:table-row table:style-name="ro1">
          <table:table-cell table:formula="of:=[.B1001]&amp;&quot;-&quot;&amp;[.C1001]" office:value-type="string" office:string-value="4661-UJOK">
            <text:p>4661-UJOK</text:p>
          </table:table-cell>
          <table:table-cell office:value-type="float" office:value="4661">
            <text:p>4661</text:p>
          </table:table-cell>
          <table:table-cell table:style-name="ce1" table:formula="of:=CHAR(RANDBETWEEN(65;90) )&amp;CHAR(RANDBETWEEN(65;90) )&amp;CHAR(RANDBETWEEN(65;90) )&amp;CHAR(RANDBETWEEN(65;90) )" office:value-type="string" office:string-value="UJOK">
            <text:p>UJOK</text:p>
          </table:table-cell>
          <table:table-cell table:number-columns-repeated="1021"/>
        </table:table-row>
        <table:table-row table:style-name="ro1">
          <table:table-cell table:formula="of:=[.B1002]&amp;&quot;-&quot;&amp;[.C1002]" office:value-type="string" office:string-value="4662-NWIW">
            <text:p>4662-NWIW</text:p>
          </table:table-cell>
          <table:table-cell office:value-type="float" office:value="4662">
            <text:p>4662</text:p>
          </table:table-cell>
          <table:table-cell table:style-name="ce1" table:formula="of:=CHAR(RANDBETWEEN(65;90) )&amp;CHAR(RANDBETWEEN(65;90) )&amp;CHAR(RANDBETWEEN(65;90) )&amp;CHAR(RANDBETWEEN(65;90) )" office:value-type="string" office:string-value="NWIW">
            <text:p>NWIW</text:p>
          </table:table-cell>
          <table:table-cell table:number-columns-repeated="1021"/>
        </table:table-row>
        <table:table-row table:style-name="ro1">
          <table:table-cell table:formula="of:=[.B1003]&amp;&quot;-&quot;&amp;[.C1003]" office:value-type="string" office:string-value="4663-LLPU">
            <text:p>4663-LLPU</text:p>
          </table:table-cell>
          <table:table-cell office:value-type="float" office:value="4663">
            <text:p>4663</text:p>
          </table:table-cell>
          <table:table-cell table:style-name="ce1" table:formula="of:=CHAR(RANDBETWEEN(65;90) )&amp;CHAR(RANDBETWEEN(65;90) )&amp;CHAR(RANDBETWEEN(65;90) )&amp;CHAR(RANDBETWEEN(65;90) )" office:value-type="string" office:string-value="LLPU">
            <text:p>LLPU</text:p>
          </table:table-cell>
          <table:table-cell table:number-columns-repeated="1021"/>
        </table:table-row>
        <table:table-row table:style-name="ro1">
          <table:table-cell table:formula="of:=[.B1004]&amp;&quot;-&quot;&amp;[.C1004]" office:value-type="string" office:string-value="4664-SEZH">
            <text:p>4664-SEZH</text:p>
          </table:table-cell>
          <table:table-cell office:value-type="float" office:value="4664">
            <text:p>4664</text:p>
          </table:table-cell>
          <table:table-cell table:style-name="ce1" table:formula="of:=CHAR(RANDBETWEEN(65;90) )&amp;CHAR(RANDBETWEEN(65;90) )&amp;CHAR(RANDBETWEEN(65;90) )&amp;CHAR(RANDBETWEEN(65;90) )" office:value-type="string" office:string-value="SEZH">
            <text:p>SEZH</text:p>
          </table:table-cell>
          <table:table-cell table:number-columns-repeated="1021"/>
        </table:table-row>
        <table:table-row table:style-name="ro1">
          <table:table-cell table:formula="of:=[.B1005]&amp;&quot;-&quot;&amp;[.C1005]" office:value-type="string" office:string-value="4665-FEWQ">
            <text:p>4665-FEWQ</text:p>
          </table:table-cell>
          <table:table-cell office:value-type="float" office:value="4665">
            <text:p>4665</text:p>
          </table:table-cell>
          <table:table-cell table:style-name="ce1" table:formula="of:=CHAR(RANDBETWEEN(65;90) )&amp;CHAR(RANDBETWEEN(65;90) )&amp;CHAR(RANDBETWEEN(65;90) )&amp;CHAR(RANDBETWEEN(65;90) )" office:value-type="string" office:string-value="FEWQ">
            <text:p>FEWQ</text:p>
          </table:table-cell>
          <table:table-cell table:number-columns-repeated="1021"/>
        </table:table-row>
        <table:table-row table:style-name="ro1">
          <table:table-cell table:formula="of:=[.B1006]&amp;&quot;-&quot;&amp;[.C1006]" office:value-type="string" office:string-value="4666-WBZP">
            <text:p>4666-WBZP</text:p>
          </table:table-cell>
          <table:table-cell office:value-type="float" office:value="4666">
            <text:p>4666</text:p>
          </table:table-cell>
          <table:table-cell table:style-name="ce1" table:formula="of:=CHAR(RANDBETWEEN(65;90) )&amp;CHAR(RANDBETWEEN(65;90) )&amp;CHAR(RANDBETWEEN(65;90) )&amp;CHAR(RANDBETWEEN(65;90) )" office:value-type="string" office:string-value="WBZP">
            <text:p>WBZP</text:p>
          </table:table-cell>
          <table:table-cell table:number-columns-repeated="1021"/>
        </table:table-row>
        <table:table-row table:style-name="ro1">
          <table:table-cell table:formula="of:=[.B1007]&amp;&quot;-&quot;&amp;[.C1007]" office:value-type="string" office:string-value="4667-XIPP">
            <text:p>4667-XIPP</text:p>
          </table:table-cell>
          <table:table-cell office:value-type="float" office:value="4667">
            <text:p>4667</text:p>
          </table:table-cell>
          <table:table-cell table:style-name="ce1" table:formula="of:=CHAR(RANDBETWEEN(65;90) )&amp;CHAR(RANDBETWEEN(65;90) )&amp;CHAR(RANDBETWEEN(65;90) )&amp;CHAR(RANDBETWEEN(65;90) )" office:value-type="string" office:string-value="XIPP">
            <text:p>XIPP</text:p>
          </table:table-cell>
          <table:table-cell table:number-columns-repeated="1021"/>
        </table:table-row>
        <table:table-row table:style-name="ro1">
          <table:table-cell table:formula="of:=[.B1008]&amp;&quot;-&quot;&amp;[.C1008]" office:value-type="string" office:string-value="4668-FVQG">
            <text:p>4668-FVQG</text:p>
          </table:table-cell>
          <table:table-cell office:value-type="float" office:value="4668">
            <text:p>4668</text:p>
          </table:table-cell>
          <table:table-cell table:style-name="ce1" table:formula="of:=CHAR(RANDBETWEEN(65;90) )&amp;CHAR(RANDBETWEEN(65;90) )&amp;CHAR(RANDBETWEEN(65;90) )&amp;CHAR(RANDBETWEEN(65;90) )" office:value-type="string" office:string-value="FVQG">
            <text:p>FVQG</text:p>
          </table:table-cell>
          <table:table-cell table:number-columns-repeated="1021"/>
        </table:table-row>
        <table:table-row table:style-name="ro1">
          <table:table-cell table:formula="of:=[.B1009]&amp;&quot;-&quot;&amp;[.C1009]" office:value-type="string" office:string-value="4669-ZTDE">
            <text:p>4669-ZTDE</text:p>
          </table:table-cell>
          <table:table-cell office:value-type="float" office:value="4669">
            <text:p>4669</text:p>
          </table:table-cell>
          <table:table-cell table:style-name="ce1" table:formula="of:=CHAR(RANDBETWEEN(65;90) )&amp;CHAR(RANDBETWEEN(65;90) )&amp;CHAR(RANDBETWEEN(65;90) )&amp;CHAR(RANDBETWEEN(65;90) )" office:value-type="string" office:string-value="ZTDE">
            <text:p>ZTDE</text:p>
          </table:table-cell>
          <table:table-cell table:number-columns-repeated="1021"/>
        </table:table-row>
        <table:table-row table:style-name="ro1">
          <table:table-cell table:formula="of:=[.B1010]&amp;&quot;-&quot;&amp;[.C1010]" office:value-type="string" office:string-value="4670-VAMK">
            <text:p>4670-VAMK</text:p>
          </table:table-cell>
          <table:table-cell office:value-type="float" office:value="4670">
            <text:p>4670</text:p>
          </table:table-cell>
          <table:table-cell table:style-name="ce1" table:formula="of:=CHAR(RANDBETWEEN(65;90) )&amp;CHAR(RANDBETWEEN(65;90) )&amp;CHAR(RANDBETWEEN(65;90) )&amp;CHAR(RANDBETWEEN(65;90) )" office:value-type="string" office:string-value="VAMK">
            <text:p>VAMK</text:p>
          </table:table-cell>
          <table:table-cell table:number-columns-repeated="1021"/>
        </table:table-row>
        <table:table-row table:style-name="ro1">
          <table:table-cell table:formula="of:=[.B1011]&amp;&quot;-&quot;&amp;[.C1011]" office:value-type="string" office:string-value="4671-AHSI">
            <text:p>4671-AHSI</text:p>
          </table:table-cell>
          <table:table-cell office:value-type="float" office:value="4671">
            <text:p>4671</text:p>
          </table:table-cell>
          <table:table-cell table:style-name="ce1" table:formula="of:=CHAR(RANDBETWEEN(65;90) )&amp;CHAR(RANDBETWEEN(65;90) )&amp;CHAR(RANDBETWEEN(65;90) )&amp;CHAR(RANDBETWEEN(65;90) )" office:value-type="string" office:string-value="AHSI">
            <text:p>AHSI</text:p>
          </table:table-cell>
          <table:table-cell table:number-columns-repeated="1021"/>
        </table:table-row>
        <table:table-row table:style-name="ro1">
          <table:table-cell table:formula="of:=[.B1012]&amp;&quot;-&quot;&amp;[.C1012]" office:value-type="string" office:string-value="4672-HAMJ">
            <text:p>4672-HAMJ</text:p>
          </table:table-cell>
          <table:table-cell office:value-type="float" office:value="4672">
            <text:p>4672</text:p>
          </table:table-cell>
          <table:table-cell table:style-name="ce1" table:formula="of:=CHAR(RANDBETWEEN(65;90) )&amp;CHAR(RANDBETWEEN(65;90) )&amp;CHAR(RANDBETWEEN(65;90) )&amp;CHAR(RANDBETWEEN(65;90) )" office:value-type="string" office:string-value="HAMJ">
            <text:p>HAMJ</text:p>
          </table:table-cell>
          <table:table-cell table:number-columns-repeated="1021"/>
        </table:table-row>
        <table:table-row table:style-name="ro1">
          <table:table-cell table:formula="of:=[.B1013]&amp;&quot;-&quot;&amp;[.C1013]" office:value-type="string" office:string-value="4673-KSQS">
            <text:p>4673-KSQS</text:p>
          </table:table-cell>
          <table:table-cell office:value-type="float" office:value="4673">
            <text:p>4673</text:p>
          </table:table-cell>
          <table:table-cell table:style-name="ce1" table:formula="of:=CHAR(RANDBETWEEN(65;90) )&amp;CHAR(RANDBETWEEN(65;90) )&amp;CHAR(RANDBETWEEN(65;90) )&amp;CHAR(RANDBETWEEN(65;90) )" office:value-type="string" office:string-value="KSQS">
            <text:p>KSQS</text:p>
          </table:table-cell>
          <table:table-cell table:number-columns-repeated="1021"/>
        </table:table-row>
        <table:table-row table:style-name="ro1">
          <table:table-cell table:formula="of:=[.B1014]&amp;&quot;-&quot;&amp;[.C1014]" office:value-type="string" office:string-value="4674-EPRV">
            <text:p>4674-EPRV</text:p>
          </table:table-cell>
          <table:table-cell office:value-type="float" office:value="4674">
            <text:p>4674</text:p>
          </table:table-cell>
          <table:table-cell table:style-name="ce1" table:formula="of:=CHAR(RANDBETWEEN(65;90) )&amp;CHAR(RANDBETWEEN(65;90) )&amp;CHAR(RANDBETWEEN(65;90) )&amp;CHAR(RANDBETWEEN(65;90) )" office:value-type="string" office:string-value="EPRV">
            <text:p>EPRV</text:p>
          </table:table-cell>
          <table:table-cell table:number-columns-repeated="1021"/>
        </table:table-row>
        <table:table-row table:style-name="ro1">
          <table:table-cell table:formula="of:=[.B1015]&amp;&quot;-&quot;&amp;[.C1015]" office:value-type="string" office:string-value="4675-WBEJ">
            <text:p>4675-WBEJ</text:p>
          </table:table-cell>
          <table:table-cell office:value-type="float" office:value="4675">
            <text:p>4675</text:p>
          </table:table-cell>
          <table:table-cell table:style-name="ce1" table:formula="of:=CHAR(RANDBETWEEN(65;90) )&amp;CHAR(RANDBETWEEN(65;90) )&amp;CHAR(RANDBETWEEN(65;90) )&amp;CHAR(RANDBETWEEN(65;90) )" office:value-type="string" office:string-value="WBEJ">
            <text:p>WBEJ</text:p>
          </table:table-cell>
          <table:table-cell table:number-columns-repeated="1021"/>
        </table:table-row>
        <table:table-row table:style-name="ro1">
          <table:table-cell table:formula="of:=[.B1016]&amp;&quot;-&quot;&amp;[.C1016]" office:value-type="string" office:string-value="4676-OGCH">
            <text:p>4676-OGCH</text:p>
          </table:table-cell>
          <table:table-cell office:value-type="float" office:value="4676">
            <text:p>4676</text:p>
          </table:table-cell>
          <table:table-cell table:style-name="ce1" table:formula="of:=CHAR(RANDBETWEEN(65;90) )&amp;CHAR(RANDBETWEEN(65;90) )&amp;CHAR(RANDBETWEEN(65;90) )&amp;CHAR(RANDBETWEEN(65;90) )" office:value-type="string" office:string-value="OGCH">
            <text:p>OGCH</text:p>
          </table:table-cell>
          <table:table-cell table:number-columns-repeated="1021"/>
        </table:table-row>
        <table:table-row table:style-name="ro1">
          <table:table-cell table:formula="of:=[.B1017]&amp;&quot;-&quot;&amp;[.C1017]" office:value-type="string" office:string-value="4677-RKIF">
            <text:p>4677-RKIF</text:p>
          </table:table-cell>
          <table:table-cell office:value-type="float" office:value="4677">
            <text:p>4677</text:p>
          </table:table-cell>
          <table:table-cell table:style-name="ce1" table:formula="of:=CHAR(RANDBETWEEN(65;90) )&amp;CHAR(RANDBETWEEN(65;90) )&amp;CHAR(RANDBETWEEN(65;90) )&amp;CHAR(RANDBETWEEN(65;90) )" office:value-type="string" office:string-value="RKIF">
            <text:p>RKIF</text:p>
          </table:table-cell>
          <table:table-cell table:number-columns-repeated="1021"/>
        </table:table-row>
        <table:table-row table:style-name="ro1">
          <table:table-cell table:formula="of:=[.B1018]&amp;&quot;-&quot;&amp;[.C1018]" office:value-type="string" office:string-value="4678-NRJG">
            <text:p>4678-NRJG</text:p>
          </table:table-cell>
          <table:table-cell office:value-type="float" office:value="4678">
            <text:p>4678</text:p>
          </table:table-cell>
          <table:table-cell table:style-name="ce1" table:formula="of:=CHAR(RANDBETWEEN(65;90) )&amp;CHAR(RANDBETWEEN(65;90) )&amp;CHAR(RANDBETWEEN(65;90) )&amp;CHAR(RANDBETWEEN(65;90) )" office:value-type="string" office:string-value="NRJG">
            <text:p>NRJG</text:p>
          </table:table-cell>
          <table:table-cell table:number-columns-repeated="1021"/>
        </table:table-row>
        <table:table-row table:style-name="ro1">
          <table:table-cell table:formula="of:=[.B1019]&amp;&quot;-&quot;&amp;[.C1019]" office:value-type="string" office:string-value="4679-HCOX">
            <text:p>4679-HCOX</text:p>
          </table:table-cell>
          <table:table-cell office:value-type="float" office:value="4679">
            <text:p>4679</text:p>
          </table:table-cell>
          <table:table-cell table:style-name="ce1" table:formula="of:=CHAR(RANDBETWEEN(65;90) )&amp;CHAR(RANDBETWEEN(65;90) )&amp;CHAR(RANDBETWEEN(65;90) )&amp;CHAR(RANDBETWEEN(65;90) )" office:value-type="string" office:string-value="HCOX">
            <text:p>HCOX</text:p>
          </table:table-cell>
          <table:table-cell table:number-columns-repeated="1021"/>
        </table:table-row>
        <table:table-row table:style-name="ro1">
          <table:table-cell table:formula="of:=[.B1020]&amp;&quot;-&quot;&amp;[.C1020]" office:value-type="string" office:string-value="4680-GKQZ">
            <text:p>4680-GKQZ</text:p>
          </table:table-cell>
          <table:table-cell office:value-type="float" office:value="4680">
            <text:p>4680</text:p>
          </table:table-cell>
          <table:table-cell table:style-name="ce1" table:formula="of:=CHAR(RANDBETWEEN(65;90) )&amp;CHAR(RANDBETWEEN(65;90) )&amp;CHAR(RANDBETWEEN(65;90) )&amp;CHAR(RANDBETWEEN(65;90) )" office:value-type="string" office:string-value="GKQZ">
            <text:p>GKQZ</text:p>
          </table:table-cell>
          <table:table-cell table:number-columns-repeated="1021"/>
        </table:table-row>
        <table:table-row table:style-name="ro1">
          <table:table-cell table:formula="of:=[.B1021]&amp;&quot;-&quot;&amp;[.C1021]" office:value-type="string" office:string-value="4681-DTHX">
            <text:p>4681-DTHX</text:p>
          </table:table-cell>
          <table:table-cell office:value-type="float" office:value="4681">
            <text:p>4681</text:p>
          </table:table-cell>
          <table:table-cell table:style-name="ce1" table:formula="of:=CHAR(RANDBETWEEN(65;90) )&amp;CHAR(RANDBETWEEN(65;90) )&amp;CHAR(RANDBETWEEN(65;90) )&amp;CHAR(RANDBETWEEN(65;90) )" office:value-type="string" office:string-value="DTHX">
            <text:p>DTHX</text:p>
          </table:table-cell>
          <table:table-cell table:number-columns-repeated="1021"/>
        </table:table-row>
        <table:table-row table:style-name="ro1">
          <table:table-cell table:formula="of:=[.B1022]&amp;&quot;-&quot;&amp;[.C1022]" office:value-type="string" office:string-value="4682-PSVL">
            <text:p>4682-PSVL</text:p>
          </table:table-cell>
          <table:table-cell office:value-type="float" office:value="4682">
            <text:p>4682</text:p>
          </table:table-cell>
          <table:table-cell table:style-name="ce1" table:formula="of:=CHAR(RANDBETWEEN(65;90) )&amp;CHAR(RANDBETWEEN(65;90) )&amp;CHAR(RANDBETWEEN(65;90) )&amp;CHAR(RANDBETWEEN(65;90) )" office:value-type="string" office:string-value="PSVL">
            <text:p>PSVL</text:p>
          </table:table-cell>
          <table:table-cell table:number-columns-repeated="1021"/>
        </table:table-row>
        <table:table-row table:style-name="ro1">
          <table:table-cell table:formula="of:=[.B1023]&amp;&quot;-&quot;&amp;[.C1023]" office:value-type="string" office:string-value="4683-KJVU">
            <text:p>4683-KJVU</text:p>
          </table:table-cell>
          <table:table-cell office:value-type="float" office:value="4683">
            <text:p>4683</text:p>
          </table:table-cell>
          <table:table-cell table:style-name="ce1" table:formula="of:=CHAR(RANDBETWEEN(65;90) )&amp;CHAR(RANDBETWEEN(65;90) )&amp;CHAR(RANDBETWEEN(65;90) )&amp;CHAR(RANDBETWEEN(65;90) )" office:value-type="string" office:string-value="KJVU">
            <text:p>KJVU</text:p>
          </table:table-cell>
          <table:table-cell table:number-columns-repeated="1021"/>
        </table:table-row>
        <table:table-row table:style-name="ro1">
          <table:table-cell table:formula="of:=[.B1024]&amp;&quot;-&quot;&amp;[.C1024]" office:value-type="string" office:string-value="4684-IENF">
            <text:p>4684-IENF</text:p>
          </table:table-cell>
          <table:table-cell office:value-type="float" office:value="4684">
            <text:p>4684</text:p>
          </table:table-cell>
          <table:table-cell table:style-name="ce1" table:formula="of:=CHAR(RANDBETWEEN(65;90) )&amp;CHAR(RANDBETWEEN(65;90) )&amp;CHAR(RANDBETWEEN(65;90) )&amp;CHAR(RANDBETWEEN(65;90) )" office:value-type="string" office:string-value="IENF">
            <text:p>IENF</text:p>
          </table:table-cell>
          <table:table-cell table:number-columns-repeated="1021"/>
        </table:table-row>
        <table:table-row table:style-name="ro1">
          <table:table-cell table:formula="of:=[.B1025]&amp;&quot;-&quot;&amp;[.C1025]" office:value-type="string" office:string-value="4685-KBTR">
            <text:p>4685-KBTR</text:p>
          </table:table-cell>
          <table:table-cell office:value-type="float" office:value="4685">
            <text:p>4685</text:p>
          </table:table-cell>
          <table:table-cell table:style-name="ce1" table:formula="of:=CHAR(RANDBETWEEN(65;90) )&amp;CHAR(RANDBETWEEN(65;90) )&amp;CHAR(RANDBETWEEN(65;90) )&amp;CHAR(RANDBETWEEN(65;90) )" office:value-type="string" office:string-value="KBTR">
            <text:p>KBTR</text:p>
          </table:table-cell>
          <table:table-cell table:number-columns-repeated="1021"/>
        </table:table-row>
        <table:table-row table:style-name="ro1">
          <table:table-cell table:formula="of:=[.B1026]&amp;&quot;-&quot;&amp;[.C1026]" office:value-type="string" office:string-value="4686-ILLL">
            <text:p>4686-ILLL</text:p>
          </table:table-cell>
          <table:table-cell office:value-type="float" office:value="4686">
            <text:p>4686</text:p>
          </table:table-cell>
          <table:table-cell table:style-name="ce1" table:formula="of:=CHAR(RANDBETWEEN(65;90) )&amp;CHAR(RANDBETWEEN(65;90) )&amp;CHAR(RANDBETWEEN(65;90) )&amp;CHAR(RANDBETWEEN(65;90) )" office:value-type="string" office:string-value="ILLL">
            <text:p>ILLL</text:p>
          </table:table-cell>
          <table:table-cell table:number-columns-repeated="1021"/>
        </table:table-row>
        <table:table-row table:style-name="ro1">
          <table:table-cell table:formula="of:=[.B1027]&amp;&quot;-&quot;&amp;[.C1027]" office:value-type="string" office:string-value="4687-VSBC">
            <text:p>4687-VSBC</text:p>
          </table:table-cell>
          <table:table-cell office:value-type="float" office:value="4687">
            <text:p>4687</text:p>
          </table:table-cell>
          <table:table-cell table:style-name="ce1" table:formula="of:=CHAR(RANDBETWEEN(65;90) )&amp;CHAR(RANDBETWEEN(65;90) )&amp;CHAR(RANDBETWEEN(65;90) )&amp;CHAR(RANDBETWEEN(65;90) )" office:value-type="string" office:string-value="VSBC">
            <text:p>VSBC</text:p>
          </table:table-cell>
          <table:table-cell table:number-columns-repeated="1021"/>
        </table:table-row>
        <table:table-row table:style-name="ro1">
          <table:table-cell table:formula="of:=[.B1028]&amp;&quot;-&quot;&amp;[.C1028]" office:value-type="string" office:string-value="4688-WAXC">
            <text:p>4688-WAXC</text:p>
          </table:table-cell>
          <table:table-cell office:value-type="float" office:value="4688">
            <text:p>4688</text:p>
          </table:table-cell>
          <table:table-cell table:style-name="ce1" table:formula="of:=CHAR(RANDBETWEEN(65;90) )&amp;CHAR(RANDBETWEEN(65;90) )&amp;CHAR(RANDBETWEEN(65;90) )&amp;CHAR(RANDBETWEEN(65;90) )" office:value-type="string" office:string-value="WAXC">
            <text:p>WAXC</text:p>
          </table:table-cell>
          <table:table-cell table:number-columns-repeated="1021"/>
        </table:table-row>
        <table:table-row table:style-name="ro1">
          <table:table-cell table:formula="of:=[.B1029]&amp;&quot;-&quot;&amp;[.C1029]" office:value-type="string" office:string-value="4689-LQNA">
            <text:p>4689-LQNA</text:p>
          </table:table-cell>
          <table:table-cell office:value-type="float" office:value="4689">
            <text:p>4689</text:p>
          </table:table-cell>
          <table:table-cell table:style-name="ce1" table:formula="of:=CHAR(RANDBETWEEN(65;90) )&amp;CHAR(RANDBETWEEN(65;90) )&amp;CHAR(RANDBETWEEN(65;90) )&amp;CHAR(RANDBETWEEN(65;90) )" office:value-type="string" office:string-value="LQNA">
            <text:p>LQNA</text:p>
          </table:table-cell>
          <table:table-cell table:number-columns-repeated="1021"/>
        </table:table-row>
        <table:table-row table:style-name="ro1">
          <table:table-cell table:formula="of:=[.B1030]&amp;&quot;-&quot;&amp;[.C1030]" office:value-type="string" office:string-value="4690-BFVE">
            <text:p>4690-BFVE</text:p>
          </table:table-cell>
          <table:table-cell office:value-type="float" office:value="4690">
            <text:p>4690</text:p>
          </table:table-cell>
          <table:table-cell table:style-name="ce1" table:formula="of:=CHAR(RANDBETWEEN(65;90) )&amp;CHAR(RANDBETWEEN(65;90) )&amp;CHAR(RANDBETWEEN(65;90) )&amp;CHAR(RANDBETWEEN(65;90) )" office:value-type="string" office:string-value="BFVE">
            <text:p>BFVE</text:p>
          </table:table-cell>
          <table:table-cell table:number-columns-repeated="1021"/>
        </table:table-row>
        <table:table-row table:style-name="ro1">
          <table:table-cell table:formula="of:=[.B1031]&amp;&quot;-&quot;&amp;[.C1031]" office:value-type="string" office:string-value="4691-YCPL">
            <text:p>4691-YCPL</text:p>
          </table:table-cell>
          <table:table-cell office:value-type="float" office:value="4691">
            <text:p>4691</text:p>
          </table:table-cell>
          <table:table-cell table:style-name="ce1" table:formula="of:=CHAR(RANDBETWEEN(65;90) )&amp;CHAR(RANDBETWEEN(65;90) )&amp;CHAR(RANDBETWEEN(65;90) )&amp;CHAR(RANDBETWEEN(65;90) )" office:value-type="string" office:string-value="YCPL">
            <text:p>YCPL</text:p>
          </table:table-cell>
          <table:table-cell table:number-columns-repeated="1021"/>
        </table:table-row>
        <table:table-row table:style-name="ro1">
          <table:table-cell table:formula="of:=[.B1032]&amp;&quot;-&quot;&amp;[.C1032]" office:value-type="string" office:string-value="4692-SGSM">
            <text:p>4692-SGSM</text:p>
          </table:table-cell>
          <table:table-cell office:value-type="float" office:value="4692">
            <text:p>4692</text:p>
          </table:table-cell>
          <table:table-cell table:style-name="ce1" table:formula="of:=CHAR(RANDBETWEEN(65;90) )&amp;CHAR(RANDBETWEEN(65;90) )&amp;CHAR(RANDBETWEEN(65;90) )&amp;CHAR(RANDBETWEEN(65;90) )" office:value-type="string" office:string-value="SGSM">
            <text:p>SGSM</text:p>
          </table:table-cell>
          <table:table-cell table:number-columns-repeated="1021"/>
        </table:table-row>
        <table:table-row table:style-name="ro1">
          <table:table-cell table:formula="of:=[.B1033]&amp;&quot;-&quot;&amp;[.C1033]" office:value-type="string" office:string-value="4693-SXMV">
            <text:p>4693-SXMV</text:p>
          </table:table-cell>
          <table:table-cell office:value-type="float" office:value="4693">
            <text:p>4693</text:p>
          </table:table-cell>
          <table:table-cell table:style-name="ce1" table:formula="of:=CHAR(RANDBETWEEN(65;90) )&amp;CHAR(RANDBETWEEN(65;90) )&amp;CHAR(RANDBETWEEN(65;90) )&amp;CHAR(RANDBETWEEN(65;90) )" office:value-type="string" office:string-value="SXMV">
            <text:p>SXMV</text:p>
          </table:table-cell>
          <table:table-cell table:number-columns-repeated="1021"/>
        </table:table-row>
        <table:table-row table:style-name="ro1">
          <table:table-cell table:formula="of:=[.B1034]&amp;&quot;-&quot;&amp;[.C1034]" office:value-type="string" office:string-value="4694-CTDD">
            <text:p>4694-CTDD</text:p>
          </table:table-cell>
          <table:table-cell office:value-type="float" office:value="4694">
            <text:p>4694</text:p>
          </table:table-cell>
          <table:table-cell table:style-name="ce1" table:formula="of:=CHAR(RANDBETWEEN(65;90) )&amp;CHAR(RANDBETWEEN(65;90) )&amp;CHAR(RANDBETWEEN(65;90) )&amp;CHAR(RANDBETWEEN(65;90) )" office:value-type="string" office:string-value="CTDD">
            <text:p>CTDD</text:p>
          </table:table-cell>
          <table:table-cell table:number-columns-repeated="1021"/>
        </table:table-row>
        <table:table-row table:style-name="ro1">
          <table:table-cell table:formula="of:=[.B1035]&amp;&quot;-&quot;&amp;[.C1035]" office:value-type="string" office:string-value="4695-XWHL">
            <text:p>4695-XWHL</text:p>
          </table:table-cell>
          <table:table-cell office:value-type="float" office:value="4695">
            <text:p>4695</text:p>
          </table:table-cell>
          <table:table-cell table:style-name="ce1" table:formula="of:=CHAR(RANDBETWEEN(65;90) )&amp;CHAR(RANDBETWEEN(65;90) )&amp;CHAR(RANDBETWEEN(65;90) )&amp;CHAR(RANDBETWEEN(65;90) )" office:value-type="string" office:string-value="XWHL">
            <text:p>XWHL</text:p>
          </table:table-cell>
          <table:table-cell table:number-columns-repeated="1021"/>
        </table:table-row>
        <table:table-row table:style-name="ro1">
          <table:table-cell table:formula="of:=[.B1036]&amp;&quot;-&quot;&amp;[.C1036]" office:value-type="string" office:string-value="4696-QQII">
            <text:p>4696-QQII</text:p>
          </table:table-cell>
          <table:table-cell office:value-type="float" office:value="4696">
            <text:p>4696</text:p>
          </table:table-cell>
          <table:table-cell table:style-name="ce1" table:formula="of:=CHAR(RANDBETWEEN(65;90) )&amp;CHAR(RANDBETWEEN(65;90) )&amp;CHAR(RANDBETWEEN(65;90) )&amp;CHAR(RANDBETWEEN(65;90) )" office:value-type="string" office:string-value="QQII">
            <text:p>QQII</text:p>
          </table:table-cell>
          <table:table-cell table:number-columns-repeated="1021"/>
        </table:table-row>
        <table:table-row table:style-name="ro1">
          <table:table-cell table:formula="of:=[.B1037]&amp;&quot;-&quot;&amp;[.C1037]" office:value-type="string" office:string-value="4697-ICCQ">
            <text:p>4697-ICCQ</text:p>
          </table:table-cell>
          <table:table-cell office:value-type="float" office:value="4697">
            <text:p>4697</text:p>
          </table:table-cell>
          <table:table-cell table:style-name="ce1" table:formula="of:=CHAR(RANDBETWEEN(65;90) )&amp;CHAR(RANDBETWEEN(65;90) )&amp;CHAR(RANDBETWEEN(65;90) )&amp;CHAR(RANDBETWEEN(65;90) )" office:value-type="string" office:string-value="ICCQ">
            <text:p>ICCQ</text:p>
          </table:table-cell>
          <table:table-cell table:number-columns-repeated="1021"/>
        </table:table-row>
        <table:table-row table:style-name="ro1">
          <table:table-cell table:formula="of:=[.B1038]&amp;&quot;-&quot;&amp;[.C1038]" office:value-type="string" office:string-value="4698-XRQM">
            <text:p>4698-XRQM</text:p>
          </table:table-cell>
          <table:table-cell office:value-type="float" office:value="4698">
            <text:p>4698</text:p>
          </table:table-cell>
          <table:table-cell table:style-name="ce1" table:formula="of:=CHAR(RANDBETWEEN(65;90) )&amp;CHAR(RANDBETWEEN(65;90) )&amp;CHAR(RANDBETWEEN(65;90) )&amp;CHAR(RANDBETWEEN(65;90) )" office:value-type="string" office:string-value="XRQM">
            <text:p>XRQM</text:p>
          </table:table-cell>
          <table:table-cell table:number-columns-repeated="1021"/>
        </table:table-row>
        <table:table-row table:style-name="ro1">
          <table:table-cell table:formula="of:=[.B1039]&amp;&quot;-&quot;&amp;[.C1039]" office:value-type="string" office:string-value="4699-NWZD">
            <text:p>4699-NWZD</text:p>
          </table:table-cell>
          <table:table-cell office:value-type="float" office:value="4699">
            <text:p>4699</text:p>
          </table:table-cell>
          <table:table-cell table:style-name="ce1" table:formula="of:=CHAR(RANDBETWEEN(65;90) )&amp;CHAR(RANDBETWEEN(65;90) )&amp;CHAR(RANDBETWEEN(65;90) )&amp;CHAR(RANDBETWEEN(65;90) )" office:value-type="string" office:string-value="NWZD">
            <text:p>NWZD</text:p>
          </table:table-cell>
          <table:table-cell table:number-columns-repeated="1021"/>
        </table:table-row>
        <table:table-row table:style-name="ro1">
          <table:table-cell table:formula="of:=[.B1040]&amp;&quot;-&quot;&amp;[.C1040]" office:value-type="string" office:string-value="4700-ZKZC">
            <text:p>4700-ZKZC</text:p>
          </table:table-cell>
          <table:table-cell office:value-type="float" office:value="4700">
            <text:p>4700</text:p>
          </table:table-cell>
          <table:table-cell table:style-name="ce1" table:formula="of:=CHAR(RANDBETWEEN(65;90) )&amp;CHAR(RANDBETWEEN(65;90) )&amp;CHAR(RANDBETWEEN(65;90) )&amp;CHAR(RANDBETWEEN(65;90) )" office:value-type="string" office:string-value="ZKZC">
            <text:p>ZKZC</text:p>
          </table:table-cell>
          <table:table-cell table:number-columns-repeated="1021"/>
        </table:table-row>
        <table:table-row table:style-name="ro1">
          <table:table-cell table:formula="of:=[.B1041]&amp;&quot;-&quot;&amp;[.C1041]" office:value-type="string" office:string-value="4701-ZVTS">
            <text:p>4701-ZVTS</text:p>
          </table:table-cell>
          <table:table-cell office:value-type="float" office:value="4701">
            <text:p>4701</text:p>
          </table:table-cell>
          <table:table-cell table:style-name="ce1" table:formula="of:=CHAR(RANDBETWEEN(65;90) )&amp;CHAR(RANDBETWEEN(65;90) )&amp;CHAR(RANDBETWEEN(65;90) )&amp;CHAR(RANDBETWEEN(65;90) )" office:value-type="string" office:string-value="ZVTS">
            <text:p>ZVTS</text:p>
          </table:table-cell>
          <table:table-cell table:number-columns-repeated="1021"/>
        </table:table-row>
        <table:table-row table:style-name="ro1">
          <table:table-cell table:formula="of:=[.B1042]&amp;&quot;-&quot;&amp;[.C1042]" office:value-type="string" office:string-value="4702-USIN">
            <text:p>4702-USIN</text:p>
          </table:table-cell>
          <table:table-cell office:value-type="float" office:value="4702">
            <text:p>4702</text:p>
          </table:table-cell>
          <table:table-cell table:style-name="ce1" table:formula="of:=CHAR(RANDBETWEEN(65;90) )&amp;CHAR(RANDBETWEEN(65;90) )&amp;CHAR(RANDBETWEEN(65;90) )&amp;CHAR(RANDBETWEEN(65;90) )" office:value-type="string" office:string-value="USIN">
            <text:p>USIN</text:p>
          </table:table-cell>
          <table:table-cell table:number-columns-repeated="1021"/>
        </table:table-row>
        <table:table-row table:style-name="ro1">
          <table:table-cell table:formula="of:=[.B1043]&amp;&quot;-&quot;&amp;[.C1043]" office:value-type="string" office:string-value="4703-AZOM">
            <text:p>4703-AZOM</text:p>
          </table:table-cell>
          <table:table-cell office:value-type="float" office:value="4703">
            <text:p>4703</text:p>
          </table:table-cell>
          <table:table-cell table:style-name="ce1" table:formula="of:=CHAR(RANDBETWEEN(65;90) )&amp;CHAR(RANDBETWEEN(65;90) )&amp;CHAR(RANDBETWEEN(65;90) )&amp;CHAR(RANDBETWEEN(65;90) )" office:value-type="string" office:string-value="AZOM">
            <text:p>AZOM</text:p>
          </table:table-cell>
          <table:table-cell table:number-columns-repeated="1021"/>
        </table:table-row>
        <table:table-row table:style-name="ro1">
          <table:table-cell table:formula="of:=[.B1044]&amp;&quot;-&quot;&amp;[.C1044]" office:value-type="string" office:string-value="4704-IUXM">
            <text:p>4704-IUXM</text:p>
          </table:table-cell>
          <table:table-cell office:value-type="float" office:value="4704">
            <text:p>4704</text:p>
          </table:table-cell>
          <table:table-cell table:style-name="ce1" table:formula="of:=CHAR(RANDBETWEEN(65;90) )&amp;CHAR(RANDBETWEEN(65;90) )&amp;CHAR(RANDBETWEEN(65;90) )&amp;CHAR(RANDBETWEEN(65;90) )" office:value-type="string" office:string-value="IUXM">
            <text:p>IUXM</text:p>
          </table:table-cell>
          <table:table-cell table:number-columns-repeated="1021"/>
        </table:table-row>
        <table:table-row table:style-name="ro1">
          <table:table-cell table:formula="of:=[.B1045]&amp;&quot;-&quot;&amp;[.C1045]" office:value-type="string" office:string-value="4705-KQKY">
            <text:p>4705-KQKY</text:p>
          </table:table-cell>
          <table:table-cell office:value-type="float" office:value="4705">
            <text:p>4705</text:p>
          </table:table-cell>
          <table:table-cell table:style-name="ce1" table:formula="of:=CHAR(RANDBETWEEN(65;90) )&amp;CHAR(RANDBETWEEN(65;90) )&amp;CHAR(RANDBETWEEN(65;90) )&amp;CHAR(RANDBETWEEN(65;90) )" office:value-type="string" office:string-value="KQKY">
            <text:p>KQKY</text:p>
          </table:table-cell>
          <table:table-cell table:number-columns-repeated="1021"/>
        </table:table-row>
        <table:table-row table:style-name="ro1">
          <table:table-cell table:formula="of:=[.B1046]&amp;&quot;-&quot;&amp;[.C1046]" office:value-type="string" office:string-value="4706-LOSG">
            <text:p>4706-LOSG</text:p>
          </table:table-cell>
          <table:table-cell office:value-type="float" office:value="4706">
            <text:p>4706</text:p>
          </table:table-cell>
          <table:table-cell table:style-name="ce1" table:formula="of:=CHAR(RANDBETWEEN(65;90) )&amp;CHAR(RANDBETWEEN(65;90) )&amp;CHAR(RANDBETWEEN(65;90) )&amp;CHAR(RANDBETWEEN(65;90) )" office:value-type="string" office:string-value="LOSG">
            <text:p>LOSG</text:p>
          </table:table-cell>
          <table:table-cell table:number-columns-repeated="1021"/>
        </table:table-row>
        <table:table-row table:style-name="ro1">
          <table:table-cell table:formula="of:=[.B1047]&amp;&quot;-&quot;&amp;[.C1047]" office:value-type="string" office:string-value="4707-RVVX">
            <text:p>4707-RVVX</text:p>
          </table:table-cell>
          <table:table-cell office:value-type="float" office:value="4707">
            <text:p>4707</text:p>
          </table:table-cell>
          <table:table-cell table:style-name="ce1" table:formula="of:=CHAR(RANDBETWEEN(65;90) )&amp;CHAR(RANDBETWEEN(65;90) )&amp;CHAR(RANDBETWEEN(65;90) )&amp;CHAR(RANDBETWEEN(65;90) )" office:value-type="string" office:string-value="RVVX">
            <text:p>RVVX</text:p>
          </table:table-cell>
          <table:table-cell table:number-columns-repeated="1021"/>
        </table:table-row>
        <table:table-row table:style-name="ro1">
          <table:table-cell table:formula="of:=[.B1048]&amp;&quot;-&quot;&amp;[.C1048]" office:value-type="string" office:string-value="4708-GXJK">
            <text:p>4708-GXJK</text:p>
          </table:table-cell>
          <table:table-cell office:value-type="float" office:value="4708">
            <text:p>4708</text:p>
          </table:table-cell>
          <table:table-cell table:style-name="ce1" table:formula="of:=CHAR(RANDBETWEEN(65;90) )&amp;CHAR(RANDBETWEEN(65;90) )&amp;CHAR(RANDBETWEEN(65;90) )&amp;CHAR(RANDBETWEEN(65;90) )" office:value-type="string" office:string-value="GXJK">
            <text:p>GXJK</text:p>
          </table:table-cell>
          <table:table-cell table:number-columns-repeated="1021"/>
        </table:table-row>
        <table:table-row table:style-name="ro1">
          <table:table-cell table:formula="of:=[.B1049]&amp;&quot;-&quot;&amp;[.C1049]" office:value-type="string" office:string-value="4709-DDBK">
            <text:p>4709-DDBK</text:p>
          </table:table-cell>
          <table:table-cell office:value-type="float" office:value="4709">
            <text:p>4709</text:p>
          </table:table-cell>
          <table:table-cell table:style-name="ce1" table:formula="of:=CHAR(RANDBETWEEN(65;90) )&amp;CHAR(RANDBETWEEN(65;90) )&amp;CHAR(RANDBETWEEN(65;90) )&amp;CHAR(RANDBETWEEN(65;90) )" office:value-type="string" office:string-value="DDBK">
            <text:p>DDBK</text:p>
          </table:table-cell>
          <table:table-cell table:number-columns-repeated="1021"/>
        </table:table-row>
        <table:table-row table:style-name="ro1">
          <table:table-cell table:formula="of:=[.B1050]&amp;&quot;-&quot;&amp;[.C1050]" office:value-type="string" office:string-value="4710-UFWZ">
            <text:p>4710-UFWZ</text:p>
          </table:table-cell>
          <table:table-cell office:value-type="float" office:value="4710">
            <text:p>4710</text:p>
          </table:table-cell>
          <table:table-cell table:style-name="ce1" table:formula="of:=CHAR(RANDBETWEEN(65;90) )&amp;CHAR(RANDBETWEEN(65;90) )&amp;CHAR(RANDBETWEEN(65;90) )&amp;CHAR(RANDBETWEEN(65;90) )" office:value-type="string" office:string-value="UFWZ">
            <text:p>UFWZ</text:p>
          </table:table-cell>
          <table:table-cell table:number-columns-repeated="1021"/>
        </table:table-row>
        <table:table-row table:style-name="ro1">
          <table:table-cell table:formula="of:=[.B1051]&amp;&quot;-&quot;&amp;[.C1051]" office:value-type="string" office:string-value="4711-XZCU">
            <text:p>4711-XZCU</text:p>
          </table:table-cell>
          <table:table-cell office:value-type="float" office:value="4711">
            <text:p>4711</text:p>
          </table:table-cell>
          <table:table-cell table:style-name="ce1" table:formula="of:=CHAR(RANDBETWEEN(65;90) )&amp;CHAR(RANDBETWEEN(65;90) )&amp;CHAR(RANDBETWEEN(65;90) )&amp;CHAR(RANDBETWEEN(65;90) )" office:value-type="string" office:string-value="XZCU">
            <text:p>XZCU</text:p>
          </table:table-cell>
          <table:table-cell table:number-columns-repeated="1021"/>
        </table:table-row>
        <table:table-row table:style-name="ro1">
          <table:table-cell table:formula="of:=[.B1052]&amp;&quot;-&quot;&amp;[.C1052]" office:value-type="string" office:string-value="4712-ZOKZ">
            <text:p>4712-ZOKZ</text:p>
          </table:table-cell>
          <table:table-cell office:value-type="float" office:value="4712">
            <text:p>4712</text:p>
          </table:table-cell>
          <table:table-cell table:style-name="ce1" table:formula="of:=CHAR(RANDBETWEEN(65;90) )&amp;CHAR(RANDBETWEEN(65;90) )&amp;CHAR(RANDBETWEEN(65;90) )&amp;CHAR(RANDBETWEEN(65;90) )" office:value-type="string" office:string-value="ZOKZ">
            <text:p>ZOKZ</text:p>
          </table:table-cell>
          <table:table-cell table:number-columns-repeated="1021"/>
        </table:table-row>
        <table:table-row table:style-name="ro1">
          <table:table-cell table:formula="of:=[.B1053]&amp;&quot;-&quot;&amp;[.C1053]" office:value-type="string" office:string-value="4713-XVHX">
            <text:p>4713-XVHX</text:p>
          </table:table-cell>
          <table:table-cell office:value-type="float" office:value="4713">
            <text:p>4713</text:p>
          </table:table-cell>
          <table:table-cell table:style-name="ce1" table:formula="of:=CHAR(RANDBETWEEN(65;90) )&amp;CHAR(RANDBETWEEN(65;90) )&amp;CHAR(RANDBETWEEN(65;90) )&amp;CHAR(RANDBETWEEN(65;90) )" office:value-type="string" office:string-value="XVHX">
            <text:p>XVHX</text:p>
          </table:table-cell>
          <table:table-cell table:number-columns-repeated="1021"/>
        </table:table-row>
        <table:table-row table:style-name="ro1">
          <table:table-cell table:formula="of:=[.B1054]&amp;&quot;-&quot;&amp;[.C1054]" office:value-type="string" office:string-value="4714-GTXK">
            <text:p>4714-GTXK</text:p>
          </table:table-cell>
          <table:table-cell office:value-type="float" office:value="4714">
            <text:p>4714</text:p>
          </table:table-cell>
          <table:table-cell table:style-name="ce1" table:formula="of:=CHAR(RANDBETWEEN(65;90) )&amp;CHAR(RANDBETWEEN(65;90) )&amp;CHAR(RANDBETWEEN(65;90) )&amp;CHAR(RANDBETWEEN(65;90) )" office:value-type="string" office:string-value="GTXK">
            <text:p>GTXK</text:p>
          </table:table-cell>
          <table:table-cell table:number-columns-repeated="1021"/>
        </table:table-row>
        <table:table-row table:style-name="ro1">
          <table:table-cell table:formula="of:=[.B1055]&amp;&quot;-&quot;&amp;[.C1055]" office:value-type="string" office:string-value="4715-CFIA">
            <text:p>4715-CFIA</text:p>
          </table:table-cell>
          <table:table-cell office:value-type="float" office:value="4715">
            <text:p>4715</text:p>
          </table:table-cell>
          <table:table-cell table:style-name="ce1" table:formula="of:=CHAR(RANDBETWEEN(65;90) )&amp;CHAR(RANDBETWEEN(65;90) )&amp;CHAR(RANDBETWEEN(65;90) )&amp;CHAR(RANDBETWEEN(65;90) )" office:value-type="string" office:string-value="CFIA">
            <text:p>CFIA</text:p>
          </table:table-cell>
          <table:table-cell table:number-columns-repeated="1021"/>
        </table:table-row>
        <table:table-row table:style-name="ro1">
          <table:table-cell table:formula="of:=[.B1056]&amp;&quot;-&quot;&amp;[.C1056]" office:value-type="string" office:string-value="4716-VPYM">
            <text:p>4716-VPYM</text:p>
          </table:table-cell>
          <table:table-cell office:value-type="float" office:value="4716">
            <text:p>4716</text:p>
          </table:table-cell>
          <table:table-cell table:style-name="ce1" table:formula="of:=CHAR(RANDBETWEEN(65;90) )&amp;CHAR(RANDBETWEEN(65;90) )&amp;CHAR(RANDBETWEEN(65;90) )&amp;CHAR(RANDBETWEEN(65;90) )" office:value-type="string" office:string-value="VPYM">
            <text:p>VPYM</text:p>
          </table:table-cell>
          <table:table-cell table:number-columns-repeated="1021"/>
        </table:table-row>
        <table:table-row table:style-name="ro1">
          <table:table-cell table:formula="of:=[.B1057]&amp;&quot;-&quot;&amp;[.C1057]" office:value-type="string" office:string-value="4717-IGLQ">
            <text:p>4717-IGLQ</text:p>
          </table:table-cell>
          <table:table-cell office:value-type="float" office:value="4717">
            <text:p>4717</text:p>
          </table:table-cell>
          <table:table-cell table:style-name="ce1" table:formula="of:=CHAR(RANDBETWEEN(65;90) )&amp;CHAR(RANDBETWEEN(65;90) )&amp;CHAR(RANDBETWEEN(65;90) )&amp;CHAR(RANDBETWEEN(65;90) )" office:value-type="string" office:string-value="IGLQ">
            <text:p>IGLQ</text:p>
          </table:table-cell>
          <table:table-cell table:number-columns-repeated="1021"/>
        </table:table-row>
        <table:table-row table:style-name="ro1">
          <table:table-cell table:formula="of:=[.B1058]&amp;&quot;-&quot;&amp;[.C1058]" office:value-type="string" office:string-value="4718-AVJU">
            <text:p>4718-AVJU</text:p>
          </table:table-cell>
          <table:table-cell office:value-type="float" office:value="4718">
            <text:p>4718</text:p>
          </table:table-cell>
          <table:table-cell table:style-name="ce1" table:formula="of:=CHAR(RANDBETWEEN(65;90) )&amp;CHAR(RANDBETWEEN(65;90) )&amp;CHAR(RANDBETWEEN(65;90) )&amp;CHAR(RANDBETWEEN(65;90) )" office:value-type="string" office:string-value="AVJU">
            <text:p>AVJU</text:p>
          </table:table-cell>
          <table:table-cell table:number-columns-repeated="1021"/>
        </table:table-row>
        <table:table-row table:style-name="ro1">
          <table:table-cell table:formula="of:=[.B1059]&amp;&quot;-&quot;&amp;[.C1059]" office:value-type="string" office:string-value="4719-AGOF">
            <text:p>4719-AGOF</text:p>
          </table:table-cell>
          <table:table-cell office:value-type="float" office:value="4719">
            <text:p>4719</text:p>
          </table:table-cell>
          <table:table-cell table:style-name="ce1" table:formula="of:=CHAR(RANDBETWEEN(65;90) )&amp;CHAR(RANDBETWEEN(65;90) )&amp;CHAR(RANDBETWEEN(65;90) )&amp;CHAR(RANDBETWEEN(65;90) )" office:value-type="string" office:string-value="AGOF">
            <text:p>AGOF</text:p>
          </table:table-cell>
          <table:table-cell table:number-columns-repeated="1021"/>
        </table:table-row>
        <table:table-row table:style-name="ro1">
          <table:table-cell table:formula="of:=[.B1060]&amp;&quot;-&quot;&amp;[.C1060]" office:value-type="string" office:string-value="4720-JBDZ">
            <text:p>4720-JBDZ</text:p>
          </table:table-cell>
          <table:table-cell office:value-type="float" office:value="4720">
            <text:p>4720</text:p>
          </table:table-cell>
          <table:table-cell table:style-name="ce1" table:formula="of:=CHAR(RANDBETWEEN(65;90) )&amp;CHAR(RANDBETWEEN(65;90) )&amp;CHAR(RANDBETWEEN(65;90) )&amp;CHAR(RANDBETWEEN(65;90) )" office:value-type="string" office:string-value="JBDZ">
            <text:p>JBDZ</text:p>
          </table:table-cell>
          <table:table-cell table:number-columns-repeated="1021"/>
        </table:table-row>
        <table:table-row table:style-name="ro1">
          <table:table-cell table:formula="of:=[.B1061]&amp;&quot;-&quot;&amp;[.C1061]" office:value-type="string" office:string-value="4721-GDFO">
            <text:p>4721-GDFO</text:p>
          </table:table-cell>
          <table:table-cell office:value-type="float" office:value="4721">
            <text:p>4721</text:p>
          </table:table-cell>
          <table:table-cell table:style-name="ce1" table:formula="of:=CHAR(RANDBETWEEN(65;90) )&amp;CHAR(RANDBETWEEN(65;90) )&amp;CHAR(RANDBETWEEN(65;90) )&amp;CHAR(RANDBETWEEN(65;90) )" office:value-type="string" office:string-value="GDFO">
            <text:p>GDFO</text:p>
          </table:table-cell>
          <table:table-cell table:number-columns-repeated="1021"/>
        </table:table-row>
        <table:table-row table:style-name="ro1">
          <table:table-cell table:formula="of:=[.B1062]&amp;&quot;-&quot;&amp;[.C1062]" office:value-type="string" office:string-value="4722-JLBN">
            <text:p>4722-JLBN</text:p>
          </table:table-cell>
          <table:table-cell office:value-type="float" office:value="4722">
            <text:p>4722</text:p>
          </table:table-cell>
          <table:table-cell table:style-name="ce1" table:formula="of:=CHAR(RANDBETWEEN(65;90) )&amp;CHAR(RANDBETWEEN(65;90) )&amp;CHAR(RANDBETWEEN(65;90) )&amp;CHAR(RANDBETWEEN(65;90) )" office:value-type="string" office:string-value="JLBN">
            <text:p>JLBN</text:p>
          </table:table-cell>
          <table:table-cell table:number-columns-repeated="1021"/>
        </table:table-row>
        <table:table-row table:style-name="ro1">
          <table:table-cell table:formula="of:=[.B1063]&amp;&quot;-&quot;&amp;[.C1063]" office:value-type="string" office:string-value="4723-CCMG">
            <text:p>4723-CCMG</text:p>
          </table:table-cell>
          <table:table-cell office:value-type="float" office:value="4723">
            <text:p>4723</text:p>
          </table:table-cell>
          <table:table-cell table:style-name="ce1" table:formula="of:=CHAR(RANDBETWEEN(65;90) )&amp;CHAR(RANDBETWEEN(65;90) )&amp;CHAR(RANDBETWEEN(65;90) )&amp;CHAR(RANDBETWEEN(65;90) )" office:value-type="string" office:string-value="CCMG">
            <text:p>CCMG</text:p>
          </table:table-cell>
          <table:table-cell table:number-columns-repeated="1021"/>
        </table:table-row>
        <table:table-row table:style-name="ro1">
          <table:table-cell table:formula="of:=[.B1064]&amp;&quot;-&quot;&amp;[.C1064]" office:value-type="string" office:string-value="4724-WIEL">
            <text:p>4724-WIEL</text:p>
          </table:table-cell>
          <table:table-cell office:value-type="float" office:value="4724">
            <text:p>4724</text:p>
          </table:table-cell>
          <table:table-cell table:style-name="ce1" table:formula="of:=CHAR(RANDBETWEEN(65;90) )&amp;CHAR(RANDBETWEEN(65;90) )&amp;CHAR(RANDBETWEEN(65;90) )&amp;CHAR(RANDBETWEEN(65;90) )" office:value-type="string" office:string-value="WIEL">
            <text:p>WIEL</text:p>
          </table:table-cell>
          <table:table-cell table:number-columns-repeated="1021"/>
        </table:table-row>
        <table:table-row table:style-name="ro1">
          <table:table-cell table:formula="of:=[.B1065]&amp;&quot;-&quot;&amp;[.C1065]" office:value-type="string" office:string-value="4725-RMCA">
            <text:p>4725-RMCA</text:p>
          </table:table-cell>
          <table:table-cell office:value-type="float" office:value="4725">
            <text:p>4725</text:p>
          </table:table-cell>
          <table:table-cell table:style-name="ce1" table:formula="of:=CHAR(RANDBETWEEN(65;90) )&amp;CHAR(RANDBETWEEN(65;90) )&amp;CHAR(RANDBETWEEN(65;90) )&amp;CHAR(RANDBETWEEN(65;90) )" office:value-type="string" office:string-value="RMCA">
            <text:p>RMCA</text:p>
          </table:table-cell>
          <table:table-cell table:number-columns-repeated="1021"/>
        </table:table-row>
        <table:table-row table:style-name="ro1">
          <table:table-cell table:formula="of:=[.B1066]&amp;&quot;-&quot;&amp;[.C1066]" office:value-type="string" office:string-value="4726-NEJW">
            <text:p>4726-NEJW</text:p>
          </table:table-cell>
          <table:table-cell office:value-type="float" office:value="4726">
            <text:p>4726</text:p>
          </table:table-cell>
          <table:table-cell table:style-name="ce1" table:formula="of:=CHAR(RANDBETWEEN(65;90) )&amp;CHAR(RANDBETWEEN(65;90) )&amp;CHAR(RANDBETWEEN(65;90) )&amp;CHAR(RANDBETWEEN(65;90) )" office:value-type="string" office:string-value="NEJW">
            <text:p>NEJW</text:p>
          </table:table-cell>
          <table:table-cell table:number-columns-repeated="1021"/>
        </table:table-row>
        <table:table-row table:style-name="ro1">
          <table:table-cell table:formula="of:=[.B1067]&amp;&quot;-&quot;&amp;[.C1067]" office:value-type="string" office:string-value="4727-YZEG">
            <text:p>4727-YZEG</text:p>
          </table:table-cell>
          <table:table-cell office:value-type="float" office:value="4727">
            <text:p>4727</text:p>
          </table:table-cell>
          <table:table-cell table:style-name="ce1" table:formula="of:=CHAR(RANDBETWEEN(65;90) )&amp;CHAR(RANDBETWEEN(65;90) )&amp;CHAR(RANDBETWEEN(65;90) )&amp;CHAR(RANDBETWEEN(65;90) )" office:value-type="string" office:string-value="YZEG">
            <text:p>YZEG</text:p>
          </table:table-cell>
          <table:table-cell table:number-columns-repeated="1021"/>
        </table:table-row>
        <table:table-row table:style-name="ro1">
          <table:table-cell table:formula="of:=[.B1068]&amp;&quot;-&quot;&amp;[.C1068]" office:value-type="string" office:string-value="4728-ZBMQ">
            <text:p>4728-ZBMQ</text:p>
          </table:table-cell>
          <table:table-cell office:value-type="float" office:value="4728">
            <text:p>4728</text:p>
          </table:table-cell>
          <table:table-cell table:style-name="ce1" table:formula="of:=CHAR(RANDBETWEEN(65;90) )&amp;CHAR(RANDBETWEEN(65;90) )&amp;CHAR(RANDBETWEEN(65;90) )&amp;CHAR(RANDBETWEEN(65;90) )" office:value-type="string" office:string-value="ZBMQ">
            <text:p>ZBMQ</text:p>
          </table:table-cell>
          <table:table-cell table:number-columns-repeated="1021"/>
        </table:table-row>
        <table:table-row table:style-name="ro1">
          <table:table-cell table:formula="of:=[.B1069]&amp;&quot;-&quot;&amp;[.C1069]" office:value-type="string" office:string-value="4729-EEOW">
            <text:p>4729-EEOW</text:p>
          </table:table-cell>
          <table:table-cell office:value-type="float" office:value="4729">
            <text:p>4729</text:p>
          </table:table-cell>
          <table:table-cell table:style-name="ce1" table:formula="of:=CHAR(RANDBETWEEN(65;90) )&amp;CHAR(RANDBETWEEN(65;90) )&amp;CHAR(RANDBETWEEN(65;90) )&amp;CHAR(RANDBETWEEN(65;90) )" office:value-type="string" office:string-value="EEOW">
            <text:p>EEOW</text:p>
          </table:table-cell>
          <table:table-cell table:number-columns-repeated="1021"/>
        </table:table-row>
        <table:table-row table:style-name="ro1">
          <table:table-cell table:formula="of:=[.B1070]&amp;&quot;-&quot;&amp;[.C1070]" office:value-type="string" office:string-value="4730-NBIJ">
            <text:p>4730-NBIJ</text:p>
          </table:table-cell>
          <table:table-cell office:value-type="float" office:value="4730">
            <text:p>4730</text:p>
          </table:table-cell>
          <table:table-cell table:style-name="ce1" table:formula="of:=CHAR(RANDBETWEEN(65;90) )&amp;CHAR(RANDBETWEEN(65;90) )&amp;CHAR(RANDBETWEEN(65;90) )&amp;CHAR(RANDBETWEEN(65;90) )" office:value-type="string" office:string-value="NBIJ">
            <text:p>NBIJ</text:p>
          </table:table-cell>
          <table:table-cell table:number-columns-repeated="1021"/>
        </table:table-row>
        <table:table-row table:style-name="ro1">
          <table:table-cell table:formula="of:=[.B1071]&amp;&quot;-&quot;&amp;[.C1071]" office:value-type="string" office:string-value="4731-JNAY">
            <text:p>4731-JNAY</text:p>
          </table:table-cell>
          <table:table-cell office:value-type="float" office:value="4731">
            <text:p>4731</text:p>
          </table:table-cell>
          <table:table-cell table:style-name="ce1" table:formula="of:=CHAR(RANDBETWEEN(65;90) )&amp;CHAR(RANDBETWEEN(65;90) )&amp;CHAR(RANDBETWEEN(65;90) )&amp;CHAR(RANDBETWEEN(65;90) )" office:value-type="string" office:string-value="JNAY">
            <text:p>JNAY</text:p>
          </table:table-cell>
          <table:table-cell table:number-columns-repeated="1021"/>
        </table:table-row>
        <table:table-row table:style-name="ro1">
          <table:table-cell table:formula="of:=[.B1072]&amp;&quot;-&quot;&amp;[.C1072]" office:value-type="string" office:string-value="4732-NDHU">
            <text:p>4732-NDHU</text:p>
          </table:table-cell>
          <table:table-cell office:value-type="float" office:value="4732">
            <text:p>4732</text:p>
          </table:table-cell>
          <table:table-cell table:style-name="ce1" table:formula="of:=CHAR(RANDBETWEEN(65;90) )&amp;CHAR(RANDBETWEEN(65;90) )&amp;CHAR(RANDBETWEEN(65;90) )&amp;CHAR(RANDBETWEEN(65;90) )" office:value-type="string" office:string-value="NDHU">
            <text:p>NDHU</text:p>
          </table:table-cell>
          <table:table-cell table:number-columns-repeated="1021"/>
        </table:table-row>
        <table:table-row table:style-name="ro1">
          <table:table-cell table:formula="of:=[.B1073]&amp;&quot;-&quot;&amp;[.C1073]" office:value-type="string" office:string-value="4733-SNIN">
            <text:p>4733-SNIN</text:p>
          </table:table-cell>
          <table:table-cell office:value-type="float" office:value="4733">
            <text:p>4733</text:p>
          </table:table-cell>
          <table:table-cell table:style-name="ce1" table:formula="of:=CHAR(RANDBETWEEN(65;90) )&amp;CHAR(RANDBETWEEN(65;90) )&amp;CHAR(RANDBETWEEN(65;90) )&amp;CHAR(RANDBETWEEN(65;90) )" office:value-type="string" office:string-value="SNIN">
            <text:p>SNIN</text:p>
          </table:table-cell>
          <table:table-cell table:number-columns-repeated="1021"/>
        </table:table-row>
        <table:table-row table:style-name="ro1">
          <table:table-cell table:formula="of:=[.B1074]&amp;&quot;-&quot;&amp;[.C1074]" office:value-type="string" office:string-value="4734-SSPQ">
            <text:p>4734-SSPQ</text:p>
          </table:table-cell>
          <table:table-cell office:value-type="float" office:value="4734">
            <text:p>4734</text:p>
          </table:table-cell>
          <table:table-cell table:style-name="ce1" table:formula="of:=CHAR(RANDBETWEEN(65;90) )&amp;CHAR(RANDBETWEEN(65;90) )&amp;CHAR(RANDBETWEEN(65;90) )&amp;CHAR(RANDBETWEEN(65;90) )" office:value-type="string" office:string-value="SSPQ">
            <text:p>SSPQ</text:p>
          </table:table-cell>
          <table:table-cell table:number-columns-repeated="1021"/>
        </table:table-row>
        <table:table-row table:style-name="ro1">
          <table:table-cell table:formula="of:=[.B1075]&amp;&quot;-&quot;&amp;[.C1075]" office:value-type="string" office:string-value="4735-XQXL">
            <text:p>4735-XQXL</text:p>
          </table:table-cell>
          <table:table-cell office:value-type="float" office:value="4735">
            <text:p>4735</text:p>
          </table:table-cell>
          <table:table-cell table:style-name="ce1" table:formula="of:=CHAR(RANDBETWEEN(65;90) )&amp;CHAR(RANDBETWEEN(65;90) )&amp;CHAR(RANDBETWEEN(65;90) )&amp;CHAR(RANDBETWEEN(65;90) )" office:value-type="string" office:string-value="XQXL">
            <text:p>XQXL</text:p>
          </table:table-cell>
          <table:table-cell table:number-columns-repeated="1021"/>
        </table:table-row>
        <table:table-row table:style-name="ro1">
          <table:table-cell table:formula="of:=[.B1076]&amp;&quot;-&quot;&amp;[.C1076]" office:value-type="string" office:string-value="4736-IDHY">
            <text:p>4736-IDHY</text:p>
          </table:table-cell>
          <table:table-cell office:value-type="float" office:value="4736">
            <text:p>4736</text:p>
          </table:table-cell>
          <table:table-cell table:style-name="ce1" table:formula="of:=CHAR(RANDBETWEEN(65;90) )&amp;CHAR(RANDBETWEEN(65;90) )&amp;CHAR(RANDBETWEEN(65;90) )&amp;CHAR(RANDBETWEEN(65;90) )" office:value-type="string" office:string-value="IDHY">
            <text:p>IDHY</text:p>
          </table:table-cell>
          <table:table-cell table:number-columns-repeated="1021"/>
        </table:table-row>
        <table:table-row table:style-name="ro1">
          <table:table-cell table:formula="of:=[.B1077]&amp;&quot;-&quot;&amp;[.C1077]" office:value-type="string" office:string-value="4737-JITC">
            <text:p>4737-JITC</text:p>
          </table:table-cell>
          <table:table-cell office:value-type="float" office:value="4737">
            <text:p>4737</text:p>
          </table:table-cell>
          <table:table-cell table:style-name="ce1" table:formula="of:=CHAR(RANDBETWEEN(65;90) )&amp;CHAR(RANDBETWEEN(65;90) )&amp;CHAR(RANDBETWEEN(65;90) )&amp;CHAR(RANDBETWEEN(65;90) )" office:value-type="string" office:string-value="JITC">
            <text:p>JITC</text:p>
          </table:table-cell>
          <table:table-cell table:number-columns-repeated="1021"/>
        </table:table-row>
        <table:table-row table:style-name="ro1">
          <table:table-cell table:formula="of:=[.B1078]&amp;&quot;-&quot;&amp;[.C1078]" office:value-type="string" office:string-value="4738-IICX">
            <text:p>4738-IICX</text:p>
          </table:table-cell>
          <table:table-cell office:value-type="float" office:value="4738">
            <text:p>4738</text:p>
          </table:table-cell>
          <table:table-cell table:style-name="ce1" table:formula="of:=CHAR(RANDBETWEEN(65;90) )&amp;CHAR(RANDBETWEEN(65;90) )&amp;CHAR(RANDBETWEEN(65;90) )&amp;CHAR(RANDBETWEEN(65;90) )" office:value-type="string" office:string-value="IICX">
            <text:p>IICX</text:p>
          </table:table-cell>
          <table:table-cell table:number-columns-repeated="1021"/>
        </table:table-row>
        <table:table-row table:style-name="ro1">
          <table:table-cell table:formula="of:=[.B1079]&amp;&quot;-&quot;&amp;[.C1079]" office:value-type="string" office:string-value="4739-OEGJ">
            <text:p>4739-OEGJ</text:p>
          </table:table-cell>
          <table:table-cell office:value-type="float" office:value="4739">
            <text:p>4739</text:p>
          </table:table-cell>
          <table:table-cell table:style-name="ce1" table:formula="of:=CHAR(RANDBETWEEN(65;90) )&amp;CHAR(RANDBETWEEN(65;90) )&amp;CHAR(RANDBETWEEN(65;90) )&amp;CHAR(RANDBETWEEN(65;90) )" office:value-type="string" office:string-value="OEGJ">
            <text:p>OEGJ</text:p>
          </table:table-cell>
          <table:table-cell table:number-columns-repeated="1021"/>
        </table:table-row>
        <table:table-row table:style-name="ro1">
          <table:table-cell table:formula="of:=[.B1080]&amp;&quot;-&quot;&amp;[.C1080]" office:value-type="string" office:string-value="4740-TRCW">
            <text:p>4740-TRCW</text:p>
          </table:table-cell>
          <table:table-cell office:value-type="float" office:value="4740">
            <text:p>4740</text:p>
          </table:table-cell>
          <table:table-cell table:style-name="ce1" table:formula="of:=CHAR(RANDBETWEEN(65;90) )&amp;CHAR(RANDBETWEEN(65;90) )&amp;CHAR(RANDBETWEEN(65;90) )&amp;CHAR(RANDBETWEEN(65;90) )" office:value-type="string" office:string-value="TRCW">
            <text:p>TRCW</text:p>
          </table:table-cell>
          <table:table-cell table:number-columns-repeated="1021"/>
        </table:table-row>
        <table:table-row table:style-name="ro1">
          <table:table-cell table:formula="of:=[.B1081]&amp;&quot;-&quot;&amp;[.C1081]" office:value-type="string" office:string-value="4741-GCSS">
            <text:p>4741-GCSS</text:p>
          </table:table-cell>
          <table:table-cell office:value-type="float" office:value="4741">
            <text:p>4741</text:p>
          </table:table-cell>
          <table:table-cell table:style-name="ce1" table:formula="of:=CHAR(RANDBETWEEN(65;90) )&amp;CHAR(RANDBETWEEN(65;90) )&amp;CHAR(RANDBETWEEN(65;90) )&amp;CHAR(RANDBETWEEN(65;90) )" office:value-type="string" office:string-value="GCSS">
            <text:p>GCSS</text:p>
          </table:table-cell>
          <table:table-cell table:number-columns-repeated="1021"/>
        </table:table-row>
        <table:table-row table:style-name="ro1">
          <table:table-cell table:formula="of:=[.B1082]&amp;&quot;-&quot;&amp;[.C1082]" office:value-type="string" office:string-value="4742-YPIR">
            <text:p>4742-YPIR</text:p>
          </table:table-cell>
          <table:table-cell office:value-type="float" office:value="4742">
            <text:p>4742</text:p>
          </table:table-cell>
          <table:table-cell table:style-name="ce1" table:formula="of:=CHAR(RANDBETWEEN(65;90) )&amp;CHAR(RANDBETWEEN(65;90) )&amp;CHAR(RANDBETWEEN(65;90) )&amp;CHAR(RANDBETWEEN(65;90) )" office:value-type="string" office:string-value="YPIR">
            <text:p>YPIR</text:p>
          </table:table-cell>
          <table:table-cell table:number-columns-repeated="1021"/>
        </table:table-row>
        <table:table-row table:style-name="ro1">
          <table:table-cell table:formula="of:=[.B1083]&amp;&quot;-&quot;&amp;[.C1083]" office:value-type="string" office:string-value="4743-KLMD">
            <text:p>4743-KLMD</text:p>
          </table:table-cell>
          <table:table-cell office:value-type="float" office:value="4743">
            <text:p>4743</text:p>
          </table:table-cell>
          <table:table-cell table:style-name="ce1" table:formula="of:=CHAR(RANDBETWEEN(65;90) )&amp;CHAR(RANDBETWEEN(65;90) )&amp;CHAR(RANDBETWEEN(65;90) )&amp;CHAR(RANDBETWEEN(65;90) )" office:value-type="string" office:string-value="KLMD">
            <text:p>KLMD</text:p>
          </table:table-cell>
          <table:table-cell table:number-columns-repeated="1021"/>
        </table:table-row>
        <table:table-row table:style-name="ro1">
          <table:table-cell table:formula="of:=[.B1084]&amp;&quot;-&quot;&amp;[.C1084]" office:value-type="string" office:string-value="4744-MTNJ">
            <text:p>4744-MTNJ</text:p>
          </table:table-cell>
          <table:table-cell office:value-type="float" office:value="4744">
            <text:p>4744</text:p>
          </table:table-cell>
          <table:table-cell table:style-name="ce1" table:formula="of:=CHAR(RANDBETWEEN(65;90) )&amp;CHAR(RANDBETWEEN(65;90) )&amp;CHAR(RANDBETWEEN(65;90) )&amp;CHAR(RANDBETWEEN(65;90) )" office:value-type="string" office:string-value="MTNJ">
            <text:p>MTNJ</text:p>
          </table:table-cell>
          <table:table-cell table:number-columns-repeated="1021"/>
        </table:table-row>
        <table:table-row table:style-name="ro1">
          <table:table-cell table:formula="of:=[.B1085]&amp;&quot;-&quot;&amp;[.C1085]" office:value-type="string" office:string-value="4745-RXVL">
            <text:p>4745-RXVL</text:p>
          </table:table-cell>
          <table:table-cell office:value-type="float" office:value="4745">
            <text:p>4745</text:p>
          </table:table-cell>
          <table:table-cell table:style-name="ce1" table:formula="of:=CHAR(RANDBETWEEN(65;90) )&amp;CHAR(RANDBETWEEN(65;90) )&amp;CHAR(RANDBETWEEN(65;90) )&amp;CHAR(RANDBETWEEN(65;90) )" office:value-type="string" office:string-value="RXVL">
            <text:p>RXVL</text:p>
          </table:table-cell>
          <table:table-cell table:number-columns-repeated="1021"/>
        </table:table-row>
        <table:table-row table:style-name="ro1">
          <table:table-cell table:formula="of:=[.B1086]&amp;&quot;-&quot;&amp;[.C1086]" office:value-type="string" office:string-value="4746-FVJD">
            <text:p>4746-FVJD</text:p>
          </table:table-cell>
          <table:table-cell office:value-type="float" office:value="4746">
            <text:p>4746</text:p>
          </table:table-cell>
          <table:table-cell table:style-name="ce1" table:formula="of:=CHAR(RANDBETWEEN(65;90) )&amp;CHAR(RANDBETWEEN(65;90) )&amp;CHAR(RANDBETWEEN(65;90) )&amp;CHAR(RANDBETWEEN(65;90) )" office:value-type="string" office:string-value="FVJD">
            <text:p>FVJD</text:p>
          </table:table-cell>
          <table:table-cell table:number-columns-repeated="1021"/>
        </table:table-row>
        <table:table-row table:style-name="ro1">
          <table:table-cell table:formula="of:=[.B1087]&amp;&quot;-&quot;&amp;[.C1087]" office:value-type="string" office:string-value="4747-RPBX">
            <text:p>4747-RPBX</text:p>
          </table:table-cell>
          <table:table-cell office:value-type="float" office:value="4747">
            <text:p>4747</text:p>
          </table:table-cell>
          <table:table-cell table:style-name="ce1" table:formula="of:=CHAR(RANDBETWEEN(65;90) )&amp;CHAR(RANDBETWEEN(65;90) )&amp;CHAR(RANDBETWEEN(65;90) )&amp;CHAR(RANDBETWEEN(65;90) )" office:value-type="string" office:string-value="RPBX">
            <text:p>RPBX</text:p>
          </table:table-cell>
          <table:table-cell table:number-columns-repeated="1021"/>
        </table:table-row>
        <table:table-row table:style-name="ro1">
          <table:table-cell table:formula="of:=[.B1088]&amp;&quot;-&quot;&amp;[.C1088]" office:value-type="string" office:string-value="4748-YTVU">
            <text:p>4748-YTVU</text:p>
          </table:table-cell>
          <table:table-cell office:value-type="float" office:value="4748">
            <text:p>4748</text:p>
          </table:table-cell>
          <table:table-cell table:style-name="ce1" table:formula="of:=CHAR(RANDBETWEEN(65;90) )&amp;CHAR(RANDBETWEEN(65;90) )&amp;CHAR(RANDBETWEEN(65;90) )&amp;CHAR(RANDBETWEEN(65;90) )" office:value-type="string" office:string-value="YTVU">
            <text:p>YTVU</text:p>
          </table:table-cell>
          <table:table-cell table:number-columns-repeated="1021"/>
        </table:table-row>
        <table:table-row table:style-name="ro1">
          <table:table-cell table:formula="of:=[.B1089]&amp;&quot;-&quot;&amp;[.C1089]" office:value-type="string" office:string-value="4749-CSQB">
            <text:p>4749-CSQB</text:p>
          </table:table-cell>
          <table:table-cell office:value-type="float" office:value="4749">
            <text:p>4749</text:p>
          </table:table-cell>
          <table:table-cell table:style-name="ce1" table:formula="of:=CHAR(RANDBETWEEN(65;90) )&amp;CHAR(RANDBETWEEN(65;90) )&amp;CHAR(RANDBETWEEN(65;90) )&amp;CHAR(RANDBETWEEN(65;90) )" office:value-type="string" office:string-value="CSQB">
            <text:p>CSQB</text:p>
          </table:table-cell>
          <table:table-cell table:number-columns-repeated="1021"/>
        </table:table-row>
        <table:table-row table:style-name="ro1">
          <table:table-cell table:formula="of:=[.B1090]&amp;&quot;-&quot;&amp;[.C1090]" office:value-type="string" office:string-value="4750-BGQV">
            <text:p>4750-BGQV</text:p>
          </table:table-cell>
          <table:table-cell office:value-type="float" office:value="4750">
            <text:p>4750</text:p>
          </table:table-cell>
          <table:table-cell table:style-name="ce1" table:formula="of:=CHAR(RANDBETWEEN(65;90) )&amp;CHAR(RANDBETWEEN(65;90) )&amp;CHAR(RANDBETWEEN(65;90) )&amp;CHAR(RANDBETWEEN(65;90) )" office:value-type="string" office:string-value="BGQV">
            <text:p>BGQV</text:p>
          </table:table-cell>
          <table:table-cell table:number-columns-repeated="1021"/>
        </table:table-row>
        <table:table-row table:style-name="ro1">
          <table:table-cell table:formula="of:=[.B1091]&amp;&quot;-&quot;&amp;[.C1091]" office:value-type="string" office:string-value="4751-BGJT">
            <text:p>4751-BGJT</text:p>
          </table:table-cell>
          <table:table-cell office:value-type="float" office:value="4751">
            <text:p>4751</text:p>
          </table:table-cell>
          <table:table-cell table:style-name="ce1" table:formula="of:=CHAR(RANDBETWEEN(65;90) )&amp;CHAR(RANDBETWEEN(65;90) )&amp;CHAR(RANDBETWEEN(65;90) )&amp;CHAR(RANDBETWEEN(65;90) )" office:value-type="string" office:string-value="BGJT">
            <text:p>BGJT</text:p>
          </table:table-cell>
          <table:table-cell table:number-columns-repeated="1021"/>
        </table:table-row>
        <table:table-row table:style-name="ro1">
          <table:table-cell table:formula="of:=[.B1092]&amp;&quot;-&quot;&amp;[.C1092]" office:value-type="string" office:string-value="4752-UNBB">
            <text:p>4752-UNBB</text:p>
          </table:table-cell>
          <table:table-cell office:value-type="float" office:value="4752">
            <text:p>4752</text:p>
          </table:table-cell>
          <table:table-cell table:style-name="ce1" table:formula="of:=CHAR(RANDBETWEEN(65;90) )&amp;CHAR(RANDBETWEEN(65;90) )&amp;CHAR(RANDBETWEEN(65;90) )&amp;CHAR(RANDBETWEEN(65;90) )" office:value-type="string" office:string-value="UNBB">
            <text:p>UNBB</text:p>
          </table:table-cell>
          <table:table-cell table:number-columns-repeated="1021"/>
        </table:table-row>
        <table:table-row table:style-name="ro1">
          <table:table-cell table:formula="of:=[.B1093]&amp;&quot;-&quot;&amp;[.C1093]" office:value-type="string" office:string-value="4753-BPYB">
            <text:p>4753-BPYB</text:p>
          </table:table-cell>
          <table:table-cell office:value-type="float" office:value="4753">
            <text:p>4753</text:p>
          </table:table-cell>
          <table:table-cell table:style-name="ce1" table:formula="of:=CHAR(RANDBETWEEN(65;90) )&amp;CHAR(RANDBETWEEN(65;90) )&amp;CHAR(RANDBETWEEN(65;90) )&amp;CHAR(RANDBETWEEN(65;90) )" office:value-type="string" office:string-value="BPYB">
            <text:p>BPYB</text:p>
          </table:table-cell>
          <table:table-cell table:number-columns-repeated="1021"/>
        </table:table-row>
        <table:table-row table:style-name="ro1">
          <table:table-cell table:formula="of:=[.B1094]&amp;&quot;-&quot;&amp;[.C1094]" office:value-type="string" office:string-value="4754-XVHN">
            <text:p>4754-XVHN</text:p>
          </table:table-cell>
          <table:table-cell office:value-type="float" office:value="4754">
            <text:p>4754</text:p>
          </table:table-cell>
          <table:table-cell table:style-name="ce1" table:formula="of:=CHAR(RANDBETWEEN(65;90) )&amp;CHAR(RANDBETWEEN(65;90) )&amp;CHAR(RANDBETWEEN(65;90) )&amp;CHAR(RANDBETWEEN(65;90) )" office:value-type="string" office:string-value="XVHN">
            <text:p>XVHN</text:p>
          </table:table-cell>
          <table:table-cell table:number-columns-repeated="1021"/>
        </table:table-row>
        <table:table-row table:style-name="ro1">
          <table:table-cell table:formula="of:=[.B1095]&amp;&quot;-&quot;&amp;[.C1095]" office:value-type="string" office:string-value="4755-DKUP">
            <text:p>4755-DKUP</text:p>
          </table:table-cell>
          <table:table-cell office:value-type="float" office:value="4755">
            <text:p>4755</text:p>
          </table:table-cell>
          <table:table-cell table:style-name="ce1" table:formula="of:=CHAR(RANDBETWEEN(65;90) )&amp;CHAR(RANDBETWEEN(65;90) )&amp;CHAR(RANDBETWEEN(65;90) )&amp;CHAR(RANDBETWEEN(65;90) )" office:value-type="string" office:string-value="DKUP">
            <text:p>DKUP</text:p>
          </table:table-cell>
          <table:table-cell table:number-columns-repeated="1021"/>
        </table:table-row>
        <table:table-row table:style-name="ro1">
          <table:table-cell table:formula="of:=[.B1096]&amp;&quot;-&quot;&amp;[.C1096]" office:value-type="string" office:string-value="4756-IMQS">
            <text:p>4756-IMQS</text:p>
          </table:table-cell>
          <table:table-cell office:value-type="float" office:value="4756">
            <text:p>4756</text:p>
          </table:table-cell>
          <table:table-cell table:style-name="ce1" table:formula="of:=CHAR(RANDBETWEEN(65;90) )&amp;CHAR(RANDBETWEEN(65;90) )&amp;CHAR(RANDBETWEEN(65;90) )&amp;CHAR(RANDBETWEEN(65;90) )" office:value-type="string" office:string-value="IMQS">
            <text:p>IMQS</text:p>
          </table:table-cell>
          <table:table-cell table:number-columns-repeated="1021"/>
        </table:table-row>
        <table:table-row table:style-name="ro1">
          <table:table-cell table:formula="of:=[.B1097]&amp;&quot;-&quot;&amp;[.C1097]" office:value-type="string" office:string-value="4757-LJWK">
            <text:p>4757-LJWK</text:p>
          </table:table-cell>
          <table:table-cell office:value-type="float" office:value="4757">
            <text:p>4757</text:p>
          </table:table-cell>
          <table:table-cell table:style-name="ce1" table:formula="of:=CHAR(RANDBETWEEN(65;90) )&amp;CHAR(RANDBETWEEN(65;90) )&amp;CHAR(RANDBETWEEN(65;90) )&amp;CHAR(RANDBETWEEN(65;90) )" office:value-type="string" office:string-value="LJWK">
            <text:p>LJWK</text:p>
          </table:table-cell>
          <table:table-cell table:number-columns-repeated="1021"/>
        </table:table-row>
        <table:table-row table:style-name="ro1">
          <table:table-cell table:formula="of:=[.B1098]&amp;&quot;-&quot;&amp;[.C1098]" office:value-type="string" office:string-value="4758-GTWV">
            <text:p>4758-GTWV</text:p>
          </table:table-cell>
          <table:table-cell office:value-type="float" office:value="4758">
            <text:p>4758</text:p>
          </table:table-cell>
          <table:table-cell table:style-name="ce1" table:formula="of:=CHAR(RANDBETWEEN(65;90) )&amp;CHAR(RANDBETWEEN(65;90) )&amp;CHAR(RANDBETWEEN(65;90) )&amp;CHAR(RANDBETWEEN(65;90) )" office:value-type="string" office:string-value="GTWV">
            <text:p>GTWV</text:p>
          </table:table-cell>
          <table:table-cell table:number-columns-repeated="1021"/>
        </table:table-row>
        <table:table-row table:style-name="ro1">
          <table:table-cell table:formula="of:=[.B1099]&amp;&quot;-&quot;&amp;[.C1099]" office:value-type="string" office:string-value="4759-JRUI">
            <text:p>4759-JRUI</text:p>
          </table:table-cell>
          <table:table-cell office:value-type="float" office:value="4759">
            <text:p>4759</text:p>
          </table:table-cell>
          <table:table-cell table:style-name="ce1" table:formula="of:=CHAR(RANDBETWEEN(65;90) )&amp;CHAR(RANDBETWEEN(65;90) )&amp;CHAR(RANDBETWEEN(65;90) )&amp;CHAR(RANDBETWEEN(65;90) )" office:value-type="string" office:string-value="JRUI">
            <text:p>JRUI</text:p>
          </table:table-cell>
          <table:table-cell table:number-columns-repeated="1021"/>
        </table:table-row>
        <table:table-row table:style-name="ro1">
          <table:table-cell table:formula="of:=[.B1100]&amp;&quot;-&quot;&amp;[.C1100]" office:value-type="string" office:string-value="4760-AORF">
            <text:p>4760-AORF</text:p>
          </table:table-cell>
          <table:table-cell office:value-type="float" office:value="4760">
            <text:p>4760</text:p>
          </table:table-cell>
          <table:table-cell table:style-name="ce1" table:formula="of:=CHAR(RANDBETWEEN(65;90) )&amp;CHAR(RANDBETWEEN(65;90) )&amp;CHAR(RANDBETWEEN(65;90) )&amp;CHAR(RANDBETWEEN(65;90) )" office:value-type="string" office:string-value="AORF">
            <text:p>AORF</text:p>
          </table:table-cell>
          <table:table-cell table:number-columns-repeated="1021"/>
        </table:table-row>
        <table:table-row table:style-name="ro1">
          <table:table-cell table:formula="of:=[.B1101]&amp;&quot;-&quot;&amp;[.C1101]" office:value-type="string" office:string-value="4761-YCVP">
            <text:p>4761-YCVP</text:p>
          </table:table-cell>
          <table:table-cell office:value-type="float" office:value="4761">
            <text:p>4761</text:p>
          </table:table-cell>
          <table:table-cell table:style-name="ce1" table:formula="of:=CHAR(RANDBETWEEN(65;90) )&amp;CHAR(RANDBETWEEN(65;90) )&amp;CHAR(RANDBETWEEN(65;90) )&amp;CHAR(RANDBETWEEN(65;90) )" office:value-type="string" office:string-value="YCVP">
            <text:p>YCVP</text:p>
          </table:table-cell>
          <table:table-cell table:number-columns-repeated="1021"/>
        </table:table-row>
        <table:table-row table:style-name="ro1">
          <table:table-cell table:formula="of:=[.B1102]&amp;&quot;-&quot;&amp;[.C1102]" office:value-type="string" office:string-value="4762-VIPU">
            <text:p>4762-VIPU</text:p>
          </table:table-cell>
          <table:table-cell office:value-type="float" office:value="4762">
            <text:p>4762</text:p>
          </table:table-cell>
          <table:table-cell table:style-name="ce1" table:formula="of:=CHAR(RANDBETWEEN(65;90) )&amp;CHAR(RANDBETWEEN(65;90) )&amp;CHAR(RANDBETWEEN(65;90) )&amp;CHAR(RANDBETWEEN(65;90) )" office:value-type="string" office:string-value="VIPU">
            <text:p>VIPU</text:p>
          </table:table-cell>
          <table:table-cell table:number-columns-repeated="1021"/>
        </table:table-row>
        <table:table-row table:style-name="ro1">
          <table:table-cell table:formula="of:=[.B1103]&amp;&quot;-&quot;&amp;[.C1103]" office:value-type="string" office:string-value="4763-JXVA">
            <text:p>4763-JXVA</text:p>
          </table:table-cell>
          <table:table-cell office:value-type="float" office:value="4763">
            <text:p>4763</text:p>
          </table:table-cell>
          <table:table-cell table:style-name="ce1" table:formula="of:=CHAR(RANDBETWEEN(65;90) )&amp;CHAR(RANDBETWEEN(65;90) )&amp;CHAR(RANDBETWEEN(65;90) )&amp;CHAR(RANDBETWEEN(65;90) )" office:value-type="string" office:string-value="JXVA">
            <text:p>JXVA</text:p>
          </table:table-cell>
          <table:table-cell table:number-columns-repeated="1021"/>
        </table:table-row>
        <table:table-row table:style-name="ro1">
          <table:table-cell table:formula="of:=[.B1104]&amp;&quot;-&quot;&amp;[.C1104]" office:value-type="string" office:string-value="4764-MROG">
            <text:p>4764-MROG</text:p>
          </table:table-cell>
          <table:table-cell office:value-type="float" office:value="4764">
            <text:p>4764</text:p>
          </table:table-cell>
          <table:table-cell table:style-name="ce1" table:formula="of:=CHAR(RANDBETWEEN(65;90) )&amp;CHAR(RANDBETWEEN(65;90) )&amp;CHAR(RANDBETWEEN(65;90) )&amp;CHAR(RANDBETWEEN(65;90) )" office:value-type="string" office:string-value="MROG">
            <text:p>MROG</text:p>
          </table:table-cell>
          <table:table-cell table:number-columns-repeated="1021"/>
        </table:table-row>
        <table:table-row table:style-name="ro1">
          <table:table-cell table:formula="of:=[.B1105]&amp;&quot;-&quot;&amp;[.C1105]" office:value-type="string" office:string-value="4765-QPNV">
            <text:p>4765-QPNV</text:p>
          </table:table-cell>
          <table:table-cell office:value-type="float" office:value="4765">
            <text:p>4765</text:p>
          </table:table-cell>
          <table:table-cell table:style-name="ce1" table:formula="of:=CHAR(RANDBETWEEN(65;90) )&amp;CHAR(RANDBETWEEN(65;90) )&amp;CHAR(RANDBETWEEN(65;90) )&amp;CHAR(RANDBETWEEN(65;90) )" office:value-type="string" office:string-value="QPNV">
            <text:p>QPNV</text:p>
          </table:table-cell>
          <table:table-cell table:number-columns-repeated="1021"/>
        </table:table-row>
        <table:table-row table:style-name="ro1">
          <table:table-cell table:formula="of:=[.B1106]&amp;&quot;-&quot;&amp;[.C1106]" office:value-type="string" office:string-value="4766-BDAJ">
            <text:p>4766-BDAJ</text:p>
          </table:table-cell>
          <table:table-cell office:value-type="float" office:value="4766">
            <text:p>4766</text:p>
          </table:table-cell>
          <table:table-cell table:style-name="ce1" table:formula="of:=CHAR(RANDBETWEEN(65;90) )&amp;CHAR(RANDBETWEEN(65;90) )&amp;CHAR(RANDBETWEEN(65;90) )&amp;CHAR(RANDBETWEEN(65;90) )" office:value-type="string" office:string-value="BDAJ">
            <text:p>BDAJ</text:p>
          </table:table-cell>
          <table:table-cell table:number-columns-repeated="1021"/>
        </table:table-row>
        <table:table-row table:style-name="ro1">
          <table:table-cell table:formula="of:=[.B1107]&amp;&quot;-&quot;&amp;[.C1107]" office:value-type="string" office:string-value="4767-MEOR">
            <text:p>4767-MEOR</text:p>
          </table:table-cell>
          <table:table-cell office:value-type="float" office:value="4767">
            <text:p>4767</text:p>
          </table:table-cell>
          <table:table-cell table:style-name="ce1" table:formula="of:=CHAR(RANDBETWEEN(65;90) )&amp;CHAR(RANDBETWEEN(65;90) )&amp;CHAR(RANDBETWEEN(65;90) )&amp;CHAR(RANDBETWEEN(65;90) )" office:value-type="string" office:string-value="MEOR">
            <text:p>MEOR</text:p>
          </table:table-cell>
          <table:table-cell table:number-columns-repeated="1021"/>
        </table:table-row>
        <table:table-row table:style-name="ro1">
          <table:table-cell table:formula="of:=[.B1108]&amp;&quot;-&quot;&amp;[.C1108]" office:value-type="string" office:string-value="4768-AHMH">
            <text:p>4768-AHMH</text:p>
          </table:table-cell>
          <table:table-cell office:value-type="float" office:value="4768">
            <text:p>4768</text:p>
          </table:table-cell>
          <table:table-cell table:style-name="ce1" table:formula="of:=CHAR(RANDBETWEEN(65;90) )&amp;CHAR(RANDBETWEEN(65;90) )&amp;CHAR(RANDBETWEEN(65;90) )&amp;CHAR(RANDBETWEEN(65;90) )" office:value-type="string" office:string-value="AHMH">
            <text:p>AHMH</text:p>
          </table:table-cell>
          <table:table-cell table:number-columns-repeated="1021"/>
        </table:table-row>
        <table:table-row table:style-name="ro1">
          <table:table-cell table:formula="of:=[.B1109]&amp;&quot;-&quot;&amp;[.C1109]" office:value-type="string" office:string-value="4769-JLUE">
            <text:p>4769-JLUE</text:p>
          </table:table-cell>
          <table:table-cell office:value-type="float" office:value="4769">
            <text:p>4769</text:p>
          </table:table-cell>
          <table:table-cell table:style-name="ce1" table:formula="of:=CHAR(RANDBETWEEN(65;90) )&amp;CHAR(RANDBETWEEN(65;90) )&amp;CHAR(RANDBETWEEN(65;90) )&amp;CHAR(RANDBETWEEN(65;90) )" office:value-type="string" office:string-value="JLUE">
            <text:p>JLUE</text:p>
          </table:table-cell>
          <table:table-cell table:number-columns-repeated="1021"/>
        </table:table-row>
        <table:table-row table:style-name="ro1">
          <table:table-cell table:formula="of:=[.B1110]&amp;&quot;-&quot;&amp;[.C1110]" office:value-type="string" office:string-value="4770-XMXI">
            <text:p>4770-XMXI</text:p>
          </table:table-cell>
          <table:table-cell office:value-type="float" office:value="4770">
            <text:p>4770</text:p>
          </table:table-cell>
          <table:table-cell table:style-name="ce1" table:formula="of:=CHAR(RANDBETWEEN(65;90) )&amp;CHAR(RANDBETWEEN(65;90) )&amp;CHAR(RANDBETWEEN(65;90) )&amp;CHAR(RANDBETWEEN(65;90) )" office:value-type="string" office:string-value="XMXI">
            <text:p>XMXI</text:p>
          </table:table-cell>
          <table:table-cell table:number-columns-repeated="1021"/>
        </table:table-row>
        <table:table-row table:style-name="ro1">
          <table:table-cell table:formula="of:=[.B1111]&amp;&quot;-&quot;&amp;[.C1111]" office:value-type="string" office:string-value="4771-IYMQ">
            <text:p>4771-IYMQ</text:p>
          </table:table-cell>
          <table:table-cell office:value-type="float" office:value="4771">
            <text:p>4771</text:p>
          </table:table-cell>
          <table:table-cell table:style-name="ce1" table:formula="of:=CHAR(RANDBETWEEN(65;90) )&amp;CHAR(RANDBETWEEN(65;90) )&amp;CHAR(RANDBETWEEN(65;90) )&amp;CHAR(RANDBETWEEN(65;90) )" office:value-type="string" office:string-value="IYMQ">
            <text:p>IYMQ</text:p>
          </table:table-cell>
          <table:table-cell table:number-columns-repeated="1021"/>
        </table:table-row>
        <table:table-row table:style-name="ro1">
          <table:table-cell table:formula="of:=[.B1112]&amp;&quot;-&quot;&amp;[.C1112]" office:value-type="string" office:string-value="4772-EAFB">
            <text:p>4772-EAFB</text:p>
          </table:table-cell>
          <table:table-cell office:value-type="float" office:value="4772">
            <text:p>4772</text:p>
          </table:table-cell>
          <table:table-cell table:style-name="ce1" table:formula="of:=CHAR(RANDBETWEEN(65;90) )&amp;CHAR(RANDBETWEEN(65;90) )&amp;CHAR(RANDBETWEEN(65;90) )&amp;CHAR(RANDBETWEEN(65;90) )" office:value-type="string" office:string-value="EAFB">
            <text:p>EAFB</text:p>
          </table:table-cell>
          <table:table-cell table:number-columns-repeated="1021"/>
        </table:table-row>
        <table:table-row table:style-name="ro1">
          <table:table-cell table:formula="of:=[.B1113]&amp;&quot;-&quot;&amp;[.C1113]" office:value-type="string" office:string-value="4773-LOYS">
            <text:p>4773-LOYS</text:p>
          </table:table-cell>
          <table:table-cell office:value-type="float" office:value="4773">
            <text:p>4773</text:p>
          </table:table-cell>
          <table:table-cell table:style-name="ce1" table:formula="of:=CHAR(RANDBETWEEN(65;90) )&amp;CHAR(RANDBETWEEN(65;90) )&amp;CHAR(RANDBETWEEN(65;90) )&amp;CHAR(RANDBETWEEN(65;90) )" office:value-type="string" office:string-value="LOYS">
            <text:p>LOYS</text:p>
          </table:table-cell>
          <table:table-cell table:number-columns-repeated="1021"/>
        </table:table-row>
        <table:table-row table:style-name="ro1">
          <table:table-cell table:formula="of:=[.B1114]&amp;&quot;-&quot;&amp;[.C1114]" office:value-type="string" office:string-value="4774-IMPE">
            <text:p>4774-IMPE</text:p>
          </table:table-cell>
          <table:table-cell office:value-type="float" office:value="4774">
            <text:p>4774</text:p>
          </table:table-cell>
          <table:table-cell table:style-name="ce1" table:formula="of:=CHAR(RANDBETWEEN(65;90) )&amp;CHAR(RANDBETWEEN(65;90) )&amp;CHAR(RANDBETWEEN(65;90) )&amp;CHAR(RANDBETWEEN(65;90) )" office:value-type="string" office:string-value="IMPE">
            <text:p>IMPE</text:p>
          </table:table-cell>
          <table:table-cell table:number-columns-repeated="1021"/>
        </table:table-row>
        <table:table-row table:style-name="ro1">
          <table:table-cell table:formula="of:=[.B1115]&amp;&quot;-&quot;&amp;[.C1115]" office:value-type="string" office:string-value="4775-NQQH">
            <text:p>4775-NQQH</text:p>
          </table:table-cell>
          <table:table-cell office:value-type="float" office:value="4775">
            <text:p>4775</text:p>
          </table:table-cell>
          <table:table-cell table:style-name="ce1" table:formula="of:=CHAR(RANDBETWEEN(65;90) )&amp;CHAR(RANDBETWEEN(65;90) )&amp;CHAR(RANDBETWEEN(65;90) )&amp;CHAR(RANDBETWEEN(65;90) )" office:value-type="string" office:string-value="NQQH">
            <text:p>NQQH</text:p>
          </table:table-cell>
          <table:table-cell table:number-columns-repeated="1021"/>
        </table:table-row>
        <table:table-row table:style-name="ro1">
          <table:table-cell table:formula="of:=[.B1116]&amp;&quot;-&quot;&amp;[.C1116]" office:value-type="string" office:string-value="4776-RPJQ">
            <text:p>4776-RPJQ</text:p>
          </table:table-cell>
          <table:table-cell office:value-type="float" office:value="4776">
            <text:p>4776</text:p>
          </table:table-cell>
          <table:table-cell table:style-name="ce1" table:formula="of:=CHAR(RANDBETWEEN(65;90) )&amp;CHAR(RANDBETWEEN(65;90) )&amp;CHAR(RANDBETWEEN(65;90) )&amp;CHAR(RANDBETWEEN(65;90) )" office:value-type="string" office:string-value="RPJQ">
            <text:p>RPJQ</text:p>
          </table:table-cell>
          <table:table-cell table:number-columns-repeated="1021"/>
        </table:table-row>
        <table:table-row table:style-name="ro1">
          <table:table-cell table:formula="of:=[.B1117]&amp;&quot;-&quot;&amp;[.C1117]" office:value-type="string" office:string-value="4777-DFQO">
            <text:p>4777-DFQO</text:p>
          </table:table-cell>
          <table:table-cell office:value-type="float" office:value="4777">
            <text:p>4777</text:p>
          </table:table-cell>
          <table:table-cell table:style-name="ce1" table:formula="of:=CHAR(RANDBETWEEN(65;90) )&amp;CHAR(RANDBETWEEN(65;90) )&amp;CHAR(RANDBETWEEN(65;90) )&amp;CHAR(RANDBETWEEN(65;90) )" office:value-type="string" office:string-value="DFQO">
            <text:p>DFQO</text:p>
          </table:table-cell>
          <table:table-cell table:number-columns-repeated="1021"/>
        </table:table-row>
        <table:table-row table:style-name="ro1">
          <table:table-cell table:formula="of:=[.B1118]&amp;&quot;-&quot;&amp;[.C1118]" office:value-type="string" office:string-value="4778-LYBW">
            <text:p>4778-LYBW</text:p>
          </table:table-cell>
          <table:table-cell office:value-type="float" office:value="4778">
            <text:p>4778</text:p>
          </table:table-cell>
          <table:table-cell table:style-name="ce1" table:formula="of:=CHAR(RANDBETWEEN(65;90) )&amp;CHAR(RANDBETWEEN(65;90) )&amp;CHAR(RANDBETWEEN(65;90) )&amp;CHAR(RANDBETWEEN(65;90) )" office:value-type="string" office:string-value="LYBW">
            <text:p>LYBW</text:p>
          </table:table-cell>
          <table:table-cell table:number-columns-repeated="1021"/>
        </table:table-row>
        <table:table-row table:style-name="ro1">
          <table:table-cell table:formula="of:=[.B1119]&amp;&quot;-&quot;&amp;[.C1119]" office:value-type="string" office:string-value="4779-CVGE">
            <text:p>4779-CVGE</text:p>
          </table:table-cell>
          <table:table-cell office:value-type="float" office:value="4779">
            <text:p>4779</text:p>
          </table:table-cell>
          <table:table-cell table:style-name="ce1" table:formula="of:=CHAR(RANDBETWEEN(65;90) )&amp;CHAR(RANDBETWEEN(65;90) )&amp;CHAR(RANDBETWEEN(65;90) )&amp;CHAR(RANDBETWEEN(65;90) )" office:value-type="string" office:string-value="CVGE">
            <text:p>CVGE</text:p>
          </table:table-cell>
          <table:table-cell table:number-columns-repeated="1021"/>
        </table:table-row>
        <table:table-row table:style-name="ro1">
          <table:table-cell table:formula="of:=[.B1120]&amp;&quot;-&quot;&amp;[.C1120]" office:value-type="string" office:string-value="4780-HNXW">
            <text:p>4780-HNXW</text:p>
          </table:table-cell>
          <table:table-cell office:value-type="float" office:value="4780">
            <text:p>4780</text:p>
          </table:table-cell>
          <table:table-cell table:style-name="ce1" table:formula="of:=CHAR(RANDBETWEEN(65;90) )&amp;CHAR(RANDBETWEEN(65;90) )&amp;CHAR(RANDBETWEEN(65;90) )&amp;CHAR(RANDBETWEEN(65;90) )" office:value-type="string" office:string-value="HNXW">
            <text:p>HNXW</text:p>
          </table:table-cell>
          <table:table-cell table:number-columns-repeated="1021"/>
        </table:table-row>
        <table:table-row table:style-name="ro1">
          <table:table-cell table:formula="of:=[.B1121]&amp;&quot;-&quot;&amp;[.C1121]" office:value-type="string" office:string-value="4781-YBND">
            <text:p>4781-YBND</text:p>
          </table:table-cell>
          <table:table-cell office:value-type="float" office:value="4781">
            <text:p>4781</text:p>
          </table:table-cell>
          <table:table-cell table:style-name="ce1" table:formula="of:=CHAR(RANDBETWEEN(65;90) )&amp;CHAR(RANDBETWEEN(65;90) )&amp;CHAR(RANDBETWEEN(65;90) )&amp;CHAR(RANDBETWEEN(65;90) )" office:value-type="string" office:string-value="YBND">
            <text:p>YBND</text:p>
          </table:table-cell>
          <table:table-cell table:number-columns-repeated="1021"/>
        </table:table-row>
        <table:table-row table:style-name="ro1">
          <table:table-cell table:formula="of:=[.B1122]&amp;&quot;-&quot;&amp;[.C1122]" office:value-type="string" office:string-value="4782-FDEA">
            <text:p>4782-FDEA</text:p>
          </table:table-cell>
          <table:table-cell office:value-type="float" office:value="4782">
            <text:p>4782</text:p>
          </table:table-cell>
          <table:table-cell table:style-name="ce1" table:formula="of:=CHAR(RANDBETWEEN(65;90) )&amp;CHAR(RANDBETWEEN(65;90) )&amp;CHAR(RANDBETWEEN(65;90) )&amp;CHAR(RANDBETWEEN(65;90) )" office:value-type="string" office:string-value="FDEA">
            <text:p>FDEA</text:p>
          </table:table-cell>
          <table:table-cell table:number-columns-repeated="1021"/>
        </table:table-row>
        <table:table-row table:style-name="ro1">
          <table:table-cell table:formula="of:=[.B1123]&amp;&quot;-&quot;&amp;[.C1123]" office:value-type="string" office:string-value="4783-HTNZ">
            <text:p>4783-HTNZ</text:p>
          </table:table-cell>
          <table:table-cell office:value-type="float" office:value="4783">
            <text:p>4783</text:p>
          </table:table-cell>
          <table:table-cell table:style-name="ce1" table:formula="of:=CHAR(RANDBETWEEN(65;90) )&amp;CHAR(RANDBETWEEN(65;90) )&amp;CHAR(RANDBETWEEN(65;90) )&amp;CHAR(RANDBETWEEN(65;90) )" office:value-type="string" office:string-value="HTNZ">
            <text:p>HTNZ</text:p>
          </table:table-cell>
          <table:table-cell table:number-columns-repeated="1021"/>
        </table:table-row>
        <table:table-row table:style-name="ro1">
          <table:table-cell table:formula="of:=[.B1124]&amp;&quot;-&quot;&amp;[.C1124]" office:value-type="string" office:string-value="4784-DFHZ">
            <text:p>4784-DFHZ</text:p>
          </table:table-cell>
          <table:table-cell office:value-type="float" office:value="4784">
            <text:p>4784</text:p>
          </table:table-cell>
          <table:table-cell table:style-name="ce1" table:formula="of:=CHAR(RANDBETWEEN(65;90) )&amp;CHAR(RANDBETWEEN(65;90) )&amp;CHAR(RANDBETWEEN(65;90) )&amp;CHAR(RANDBETWEEN(65;90) )" office:value-type="string" office:string-value="DFHZ">
            <text:p>DFHZ</text:p>
          </table:table-cell>
          <table:table-cell table:number-columns-repeated="1021"/>
        </table:table-row>
        <table:table-row table:style-name="ro1">
          <table:table-cell table:formula="of:=[.B1125]&amp;&quot;-&quot;&amp;[.C1125]" office:value-type="string" office:string-value="4785-HNLU">
            <text:p>4785-HNLU</text:p>
          </table:table-cell>
          <table:table-cell office:value-type="float" office:value="4785">
            <text:p>4785</text:p>
          </table:table-cell>
          <table:table-cell table:style-name="ce1" table:formula="of:=CHAR(RANDBETWEEN(65;90) )&amp;CHAR(RANDBETWEEN(65;90) )&amp;CHAR(RANDBETWEEN(65;90) )&amp;CHAR(RANDBETWEEN(65;90) )" office:value-type="string" office:string-value="HNLU">
            <text:p>HNLU</text:p>
          </table:table-cell>
          <table:table-cell table:number-columns-repeated="1021"/>
        </table:table-row>
        <table:table-row table:style-name="ro1">
          <table:table-cell table:formula="of:=[.B1126]&amp;&quot;-&quot;&amp;[.C1126]" office:value-type="string" office:string-value="4786-RNSC">
            <text:p>4786-RNSC</text:p>
          </table:table-cell>
          <table:table-cell office:value-type="float" office:value="4786">
            <text:p>4786</text:p>
          </table:table-cell>
          <table:table-cell table:style-name="ce1" table:formula="of:=CHAR(RANDBETWEEN(65;90) )&amp;CHAR(RANDBETWEEN(65;90) )&amp;CHAR(RANDBETWEEN(65;90) )&amp;CHAR(RANDBETWEEN(65;90) )" office:value-type="string" office:string-value="RNSC">
            <text:p>RNSC</text:p>
          </table:table-cell>
          <table:table-cell table:number-columns-repeated="1021"/>
        </table:table-row>
        <table:table-row table:style-name="ro1">
          <table:table-cell table:formula="of:=[.B1127]&amp;&quot;-&quot;&amp;[.C1127]" office:value-type="string" office:string-value="4787-POFY">
            <text:p>4787-POFY</text:p>
          </table:table-cell>
          <table:table-cell office:value-type="float" office:value="4787">
            <text:p>4787</text:p>
          </table:table-cell>
          <table:table-cell table:style-name="ce1" table:formula="of:=CHAR(RANDBETWEEN(65;90) )&amp;CHAR(RANDBETWEEN(65;90) )&amp;CHAR(RANDBETWEEN(65;90) )&amp;CHAR(RANDBETWEEN(65;90) )" office:value-type="string" office:string-value="POFY">
            <text:p>POFY</text:p>
          </table:table-cell>
          <table:table-cell table:number-columns-repeated="1021"/>
        </table:table-row>
        <table:table-row table:style-name="ro1">
          <table:table-cell table:formula="of:=[.B1128]&amp;&quot;-&quot;&amp;[.C1128]" office:value-type="string" office:string-value="4788-XSAZ">
            <text:p>4788-XSAZ</text:p>
          </table:table-cell>
          <table:table-cell office:value-type="float" office:value="4788">
            <text:p>4788</text:p>
          </table:table-cell>
          <table:table-cell table:style-name="ce1" table:formula="of:=CHAR(RANDBETWEEN(65;90) )&amp;CHAR(RANDBETWEEN(65;90) )&amp;CHAR(RANDBETWEEN(65;90) )&amp;CHAR(RANDBETWEEN(65;90) )" office:value-type="string" office:string-value="XSAZ">
            <text:p>XSAZ</text:p>
          </table:table-cell>
          <table:table-cell table:number-columns-repeated="1021"/>
        </table:table-row>
        <table:table-row table:style-name="ro1">
          <table:table-cell table:formula="of:=[.B1129]&amp;&quot;-&quot;&amp;[.C1129]" office:value-type="string" office:string-value="4789-TXXC">
            <text:p>4789-TXXC</text:p>
          </table:table-cell>
          <table:table-cell office:value-type="float" office:value="4789">
            <text:p>4789</text:p>
          </table:table-cell>
          <table:table-cell table:style-name="ce1" table:formula="of:=CHAR(RANDBETWEEN(65;90) )&amp;CHAR(RANDBETWEEN(65;90) )&amp;CHAR(RANDBETWEEN(65;90) )&amp;CHAR(RANDBETWEEN(65;90) )" office:value-type="string" office:string-value="TXXC">
            <text:p>TXXC</text:p>
          </table:table-cell>
          <table:table-cell table:number-columns-repeated="1021"/>
        </table:table-row>
        <table:table-row table:style-name="ro1">
          <table:table-cell table:formula="of:=[.B1130]&amp;&quot;-&quot;&amp;[.C1130]" office:value-type="string" office:string-value="4790-WVDP">
            <text:p>4790-WVDP</text:p>
          </table:table-cell>
          <table:table-cell office:value-type="float" office:value="4790">
            <text:p>4790</text:p>
          </table:table-cell>
          <table:table-cell table:style-name="ce1" table:formula="of:=CHAR(RANDBETWEEN(65;90) )&amp;CHAR(RANDBETWEEN(65;90) )&amp;CHAR(RANDBETWEEN(65;90) )&amp;CHAR(RANDBETWEEN(65;90) )" office:value-type="string" office:string-value="WVDP">
            <text:p>WVDP</text:p>
          </table:table-cell>
          <table:table-cell table:number-columns-repeated="1021"/>
        </table:table-row>
        <table:table-row table:style-name="ro1">
          <table:table-cell table:formula="of:=[.B1131]&amp;&quot;-&quot;&amp;[.C1131]" office:value-type="string" office:string-value="4791-ZDFH">
            <text:p>4791-ZDFH</text:p>
          </table:table-cell>
          <table:table-cell office:value-type="float" office:value="4791">
            <text:p>4791</text:p>
          </table:table-cell>
          <table:table-cell table:style-name="ce1" table:formula="of:=CHAR(RANDBETWEEN(65;90) )&amp;CHAR(RANDBETWEEN(65;90) )&amp;CHAR(RANDBETWEEN(65;90) )&amp;CHAR(RANDBETWEEN(65;90) )" office:value-type="string" office:string-value="ZDFH">
            <text:p>ZDFH</text:p>
          </table:table-cell>
          <table:table-cell table:number-columns-repeated="1021"/>
        </table:table-row>
        <table:table-row table:style-name="ro1">
          <table:table-cell table:formula="of:=[.B1132]&amp;&quot;-&quot;&amp;[.C1132]" office:value-type="string" office:string-value="4792-LVNY">
            <text:p>4792-LVNY</text:p>
          </table:table-cell>
          <table:table-cell office:value-type="float" office:value="4792">
            <text:p>4792</text:p>
          </table:table-cell>
          <table:table-cell table:style-name="ce1" table:formula="of:=CHAR(RANDBETWEEN(65;90) )&amp;CHAR(RANDBETWEEN(65;90) )&amp;CHAR(RANDBETWEEN(65;90) )&amp;CHAR(RANDBETWEEN(65;90) )" office:value-type="string" office:string-value="LVNY">
            <text:p>LVNY</text:p>
          </table:table-cell>
          <table:table-cell table:number-columns-repeated="1021"/>
        </table:table-row>
        <table:table-row table:style-name="ro1">
          <table:table-cell table:formula="of:=[.B1133]&amp;&quot;-&quot;&amp;[.C1133]" office:value-type="string" office:string-value="4793-FNWY">
            <text:p>4793-FNWY</text:p>
          </table:table-cell>
          <table:table-cell office:value-type="float" office:value="4793">
            <text:p>4793</text:p>
          </table:table-cell>
          <table:table-cell table:style-name="ce1" table:formula="of:=CHAR(RANDBETWEEN(65;90) )&amp;CHAR(RANDBETWEEN(65;90) )&amp;CHAR(RANDBETWEEN(65;90) )&amp;CHAR(RANDBETWEEN(65;90) )" office:value-type="string" office:string-value="FNWY">
            <text:p>FNWY</text:p>
          </table:table-cell>
          <table:table-cell table:number-columns-repeated="1021"/>
        </table:table-row>
        <table:table-row table:style-name="ro1">
          <table:table-cell table:formula="of:=[.B1134]&amp;&quot;-&quot;&amp;[.C1134]" office:value-type="string" office:string-value="4794-QZMB">
            <text:p>4794-QZMB</text:p>
          </table:table-cell>
          <table:table-cell office:value-type="float" office:value="4794">
            <text:p>4794</text:p>
          </table:table-cell>
          <table:table-cell table:style-name="ce1" table:formula="of:=CHAR(RANDBETWEEN(65;90) )&amp;CHAR(RANDBETWEEN(65;90) )&amp;CHAR(RANDBETWEEN(65;90) )&amp;CHAR(RANDBETWEEN(65;90) )" office:value-type="string" office:string-value="QZMB">
            <text:p>QZMB</text:p>
          </table:table-cell>
          <table:table-cell table:number-columns-repeated="1021"/>
        </table:table-row>
        <table:table-row table:style-name="ro1">
          <table:table-cell table:formula="of:=[.B1135]&amp;&quot;-&quot;&amp;[.C1135]" office:value-type="string" office:string-value="4795-FSZR">
            <text:p>4795-FSZR</text:p>
          </table:table-cell>
          <table:table-cell office:value-type="float" office:value="4795">
            <text:p>4795</text:p>
          </table:table-cell>
          <table:table-cell table:style-name="ce1" table:formula="of:=CHAR(RANDBETWEEN(65;90) )&amp;CHAR(RANDBETWEEN(65;90) )&amp;CHAR(RANDBETWEEN(65;90) )&amp;CHAR(RANDBETWEEN(65;90) )" office:value-type="string" office:string-value="FSZR">
            <text:p>FSZR</text:p>
          </table:table-cell>
          <table:table-cell table:number-columns-repeated="1021"/>
        </table:table-row>
        <table:table-row table:style-name="ro1">
          <table:table-cell table:formula="of:=[.B1136]&amp;&quot;-&quot;&amp;[.C1136]" office:value-type="string" office:string-value="4796-RIAC">
            <text:p>4796-RIAC</text:p>
          </table:table-cell>
          <table:table-cell office:value-type="float" office:value="4796">
            <text:p>4796</text:p>
          </table:table-cell>
          <table:table-cell table:style-name="ce1" table:formula="of:=CHAR(RANDBETWEEN(65;90) )&amp;CHAR(RANDBETWEEN(65;90) )&amp;CHAR(RANDBETWEEN(65;90) )&amp;CHAR(RANDBETWEEN(65;90) )" office:value-type="string" office:string-value="RIAC">
            <text:p>RIAC</text:p>
          </table:table-cell>
          <table:table-cell table:number-columns-repeated="1021"/>
        </table:table-row>
        <table:table-row table:style-name="ro1">
          <table:table-cell table:formula="of:=[.B1137]&amp;&quot;-&quot;&amp;[.C1137]" office:value-type="string" office:string-value="4797-TLHF">
            <text:p>4797-TLHF</text:p>
          </table:table-cell>
          <table:table-cell office:value-type="float" office:value="4797">
            <text:p>4797</text:p>
          </table:table-cell>
          <table:table-cell table:style-name="ce1" table:formula="of:=CHAR(RANDBETWEEN(65;90) )&amp;CHAR(RANDBETWEEN(65;90) )&amp;CHAR(RANDBETWEEN(65;90) )&amp;CHAR(RANDBETWEEN(65;90) )" office:value-type="string" office:string-value="TLHF">
            <text:p>TLHF</text:p>
          </table:table-cell>
          <table:table-cell table:number-columns-repeated="1021"/>
        </table:table-row>
        <table:table-row table:style-name="ro1">
          <table:table-cell table:formula="of:=[.B1138]&amp;&quot;-&quot;&amp;[.C1138]" office:value-type="string" office:string-value="4798-UKLO">
            <text:p>4798-UKLO</text:p>
          </table:table-cell>
          <table:table-cell office:value-type="float" office:value="4798">
            <text:p>4798</text:p>
          </table:table-cell>
          <table:table-cell table:style-name="ce1" table:formula="of:=CHAR(RANDBETWEEN(65;90) )&amp;CHAR(RANDBETWEEN(65;90) )&amp;CHAR(RANDBETWEEN(65;90) )&amp;CHAR(RANDBETWEEN(65;90) )" office:value-type="string" office:string-value="UKLO">
            <text:p>UKLO</text:p>
          </table:table-cell>
          <table:table-cell table:number-columns-repeated="1021"/>
        </table:table-row>
        <table:table-row table:style-name="ro1">
          <table:table-cell table:formula="of:=[.B1139]&amp;&quot;-&quot;&amp;[.C1139]" office:value-type="string" office:string-value="GR01-VWUE">
            <text:p>GR01-VWUE</text:p>
          </table:table-cell>
          <table:table-cell office:value-type="string">
            <text:p>GR01</text:p>
          </table:table-cell>
          <table:table-cell table:style-name="ce1" table:formula="of:=CHAR(RANDBETWEEN(65;90) )&amp;CHAR(RANDBETWEEN(65;90) )&amp;CHAR(RANDBETWEEN(65;90) )&amp;CHAR(RANDBETWEEN(65;90) )" office:value-type="string" office:string-value="VWUE">
            <text:p>VWUE</text:p>
          </table:table-cell>
          <table:table-cell table:number-columns-repeated="1021"/>
        </table:table-row>
        <table:table-row table:style-name="ro1">
          <table:table-cell table:formula="of:=[.B1140]&amp;&quot;-&quot;&amp;[.C1140]" office:value-type="string" office:string-value="GR02-PXJU">
            <text:p>GR02-PXJU</text:p>
          </table:table-cell>
          <table:table-cell office:value-type="string">
            <text:p>GR02</text:p>
          </table:table-cell>
          <table:table-cell table:style-name="ce1" table:formula="of:=CHAR(RANDBETWEEN(65;90) )&amp;CHAR(RANDBETWEEN(65;90) )&amp;CHAR(RANDBETWEEN(65;90) )&amp;CHAR(RANDBETWEEN(65;90) )" office:value-type="string" office:string-value="PXJU">
            <text:p>PXJU</text:p>
          </table:table-cell>
          <table:table-cell table:number-columns-repeated="1021"/>
        </table:table-row>
        <table:table-row table:style-name="ro1">
          <table:table-cell table:formula="of:=[.B1141]&amp;&quot;-&quot;&amp;[.C1141]" office:value-type="string" office:string-value="GR03-DLYU">
            <text:p>GR03-DLYU</text:p>
          </table:table-cell>
          <table:table-cell office:value-type="string">
            <text:p>GR03</text:p>
          </table:table-cell>
          <table:table-cell table:style-name="ce1" table:formula="of:=CHAR(RANDBETWEEN(65;90) )&amp;CHAR(RANDBETWEEN(65;90) )&amp;CHAR(RANDBETWEEN(65;90) )&amp;CHAR(RANDBETWEEN(65;90) )" office:value-type="string" office:string-value="DLYU">
            <text:p>DLYU</text:p>
          </table:table-cell>
          <table:table-cell table:number-columns-repeated="1021"/>
        </table:table-row>
        <table:table-row table:style-name="ro1">
          <table:table-cell table:formula="of:=[.B1142]&amp;&quot;-&quot;&amp;[.C1142]" office:value-type="string" office:string-value="GR04-JYUZ">
            <text:p>GR04-JYUZ</text:p>
          </table:table-cell>
          <table:table-cell office:value-type="string">
            <text:p>GR04</text:p>
          </table:table-cell>
          <table:table-cell table:style-name="ce1" table:formula="of:=CHAR(RANDBETWEEN(65;90) )&amp;CHAR(RANDBETWEEN(65;90) )&amp;CHAR(RANDBETWEEN(65;90) )&amp;CHAR(RANDBETWEEN(65;90) )" office:value-type="string" office:string-value="JYUZ">
            <text:p>JYUZ</text:p>
          </table:table-cell>
          <table:table-cell table:number-columns-repeated="1021"/>
        </table:table-row>
        <table:table-row table:style-name="ro1">
          <table:table-cell table:formula="of:=[.B1143]&amp;&quot;-&quot;&amp;[.C1143]" office:value-type="string" office:string-value="GR05-ULNN">
            <text:p>GR05-ULNN</text:p>
          </table:table-cell>
          <table:table-cell office:value-type="string">
            <text:p>GR05</text:p>
          </table:table-cell>
          <table:table-cell table:style-name="ce1" table:formula="of:=CHAR(RANDBETWEEN(65;90) )&amp;CHAR(RANDBETWEEN(65;90) )&amp;CHAR(RANDBETWEEN(65;90) )&amp;CHAR(RANDBETWEEN(65;90) )" office:value-type="string" office:string-value="ULNN">
            <text:p>ULNN</text:p>
          </table:table-cell>
          <table:table-cell table:number-columns-repeated="1021"/>
        </table:table-row>
        <table:table-row table:style-name="ro1">
          <table:table-cell table:formula="of:=[.B1144]&amp;&quot;-&quot;&amp;[.C1144]" office:value-type="string" office:string-value="GR06-XLSN">
            <text:p>GR06-XLSN</text:p>
          </table:table-cell>
          <table:table-cell office:value-type="string">
            <text:p>GR06</text:p>
          </table:table-cell>
          <table:table-cell table:style-name="ce1" table:formula="of:=CHAR(RANDBETWEEN(65;90) )&amp;CHAR(RANDBETWEEN(65;90) )&amp;CHAR(RANDBETWEEN(65;90) )&amp;CHAR(RANDBETWEEN(65;90) )" office:value-type="string" office:string-value="XLSN">
            <text:p>XLSN</text:p>
          </table:table-cell>
          <table:table-cell table:number-columns-repeated="1021"/>
        </table:table-row>
        <table:table-row table:style-name="ro1">
          <table:table-cell table:formula="of:=[.B1145]&amp;&quot;-&quot;&amp;[.C1145]" office:value-type="string" office:string-value="GR07-MPYT">
            <text:p>GR07-MPYT</text:p>
          </table:table-cell>
          <table:table-cell office:value-type="string">
            <text:p>GR07</text:p>
          </table:table-cell>
          <table:table-cell table:style-name="ce1" table:formula="of:=CHAR(RANDBETWEEN(65;90) )&amp;CHAR(RANDBETWEEN(65;90) )&amp;CHAR(RANDBETWEEN(65;90) )&amp;CHAR(RANDBETWEEN(65;90) )" office:value-type="string" office:string-value="MPYT">
            <text:p>MPYT</text:p>
          </table:table-cell>
          <table:table-cell table:number-columns-repeated="1021"/>
        </table:table-row>
        <table:table-row table:style-name="ro1">
          <table:table-cell table:formula="of:=[.B1146]&amp;&quot;-&quot;&amp;[.C1146]" office:value-type="string" office:string-value="GR08-MAIJ">
            <text:p>GR08-MAIJ</text:p>
          </table:table-cell>
          <table:table-cell office:value-type="string">
            <text:p>GR08</text:p>
          </table:table-cell>
          <table:table-cell table:style-name="ce1" table:formula="of:=CHAR(RANDBETWEEN(65;90) )&amp;CHAR(RANDBETWEEN(65;90) )&amp;CHAR(RANDBETWEEN(65;90) )&amp;CHAR(RANDBETWEEN(65;90) )" office:value-type="string" office:string-value="MAIJ">
            <text:p>MAIJ</text:p>
          </table:table-cell>
          <table:table-cell table:number-columns-repeated="1021"/>
        </table:table-row>
        <table:table-row table:style-name="ro1">
          <table:table-cell table:formula="of:=[.B1147]&amp;&quot;-&quot;&amp;[.C1147]" office:value-type="string" office:string-value="GR09-FLZY">
            <text:p>GR09-FLZY</text:p>
          </table:table-cell>
          <table:table-cell office:value-type="string">
            <text:p>GR09</text:p>
          </table:table-cell>
          <table:table-cell table:style-name="ce1" table:formula="of:=CHAR(RANDBETWEEN(65;90) )&amp;CHAR(RANDBETWEEN(65;90) )&amp;CHAR(RANDBETWEEN(65;90) )&amp;CHAR(RANDBETWEEN(65;90) )" office:value-type="string" office:string-value="FLZY">
            <text:p>FLZY</text:p>
          </table:table-cell>
          <table:table-cell table:number-columns-repeated="1021"/>
        </table:table-row>
        <table:table-row table:style-name="ro1">
          <table:table-cell table:formula="of:=[.B1148]&amp;&quot;-&quot;&amp;[.C1148]" office:value-type="string" office:string-value="GR10-WTYB">
            <text:p>GR10-WTYB</text:p>
          </table:table-cell>
          <table:table-cell office:value-type="string">
            <text:p>GR10</text:p>
          </table:table-cell>
          <table:table-cell table:style-name="ce1" table:formula="of:=CHAR(RANDBETWEEN(65;90) )&amp;CHAR(RANDBETWEEN(65;90) )&amp;CHAR(RANDBETWEEN(65;90) )&amp;CHAR(RANDBETWEEN(65;90) )" office:value-type="string" office:string-value="WTYB">
            <text:p>WTYB</text:p>
          </table:table-cell>
          <table:table-cell table:number-columns-repeated="1021"/>
        </table:table-row>
        <table:table-row table:style-name="ro1">
          <table:table-cell table:formula="of:=[.B1149]&amp;&quot;-&quot;&amp;[.C1149]" office:value-type="string" office:string-value="GR11-GQCW">
            <text:p>GR11-GQCW</text:p>
          </table:table-cell>
          <table:table-cell office:value-type="string">
            <text:p>GR11</text:p>
          </table:table-cell>
          <table:table-cell table:style-name="ce1" table:formula="of:=CHAR(RANDBETWEEN(65;90) )&amp;CHAR(RANDBETWEEN(65;90) )&amp;CHAR(RANDBETWEEN(65;90) )&amp;CHAR(RANDBETWEEN(65;90) )" office:value-type="string" office:string-value="GQCW">
            <text:p>GQCW</text:p>
          </table:table-cell>
          <table:table-cell table:number-columns-repeated="1021"/>
        </table:table-row>
        <table:table-row table:style-name="ro1">
          <table:table-cell table:formula="of:=[.B1150]&amp;&quot;-&quot;&amp;[.C1150]" office:value-type="string" office:string-value="GR12-RYAF">
            <text:p>GR12-RYAF</text:p>
          </table:table-cell>
          <table:table-cell office:value-type="string">
            <text:p>GR12</text:p>
          </table:table-cell>
          <table:table-cell table:style-name="ce1" table:formula="of:=CHAR(RANDBETWEEN(65;90) )&amp;CHAR(RANDBETWEEN(65;90) )&amp;CHAR(RANDBETWEEN(65;90) )&amp;CHAR(RANDBETWEEN(65;90) )" office:value-type="string" office:string-value="RYAF">
            <text:p>RYAF</text:p>
          </table:table-cell>
          <table:table-cell table:number-columns-repeated="1021"/>
        </table:table-row>
        <table:table-row table:style-name="ro1">
          <table:table-cell table:formula="of:=[.B1151]&amp;&quot;-&quot;&amp;[.C1151]" office:value-type="string" office:string-value="GR13-LXFI">
            <text:p>GR13-LXFI</text:p>
          </table:table-cell>
          <table:table-cell office:value-type="string">
            <text:p>GR13</text:p>
          </table:table-cell>
          <table:table-cell table:style-name="ce1" table:formula="of:=CHAR(RANDBETWEEN(65;90) )&amp;CHAR(RANDBETWEEN(65;90) )&amp;CHAR(RANDBETWEEN(65;90) )&amp;CHAR(RANDBETWEEN(65;90) )" office:value-type="string" office:string-value="LXFI">
            <text:p>LXFI</text:p>
          </table:table-cell>
          <table:table-cell table:number-columns-repeated="1021"/>
        </table:table-row>
        <table:table-row table:style-name="ro1">
          <table:table-cell table:formula="of:=[.B1152]&amp;&quot;-&quot;&amp;[.C1152]" office:value-type="string" office:string-value="GR14-MZXE">
            <text:p>GR14-MZXE</text:p>
          </table:table-cell>
          <table:table-cell office:value-type="string">
            <text:p>GR14</text:p>
          </table:table-cell>
          <table:table-cell table:style-name="ce1" table:formula="of:=CHAR(RANDBETWEEN(65;90) )&amp;CHAR(RANDBETWEEN(65;90) )&amp;CHAR(RANDBETWEEN(65;90) )&amp;CHAR(RANDBETWEEN(65;90) )" office:value-type="string" office:string-value="MZXE">
            <text:p>MZXE</text:p>
          </table:table-cell>
          <table:table-cell table:number-columns-repeated="1021"/>
        </table:table-row>
        <table:table-row table:style-name="ro1">
          <table:table-cell table:formula="of:=[.B1153]&amp;&quot;-&quot;&amp;[.C1153]" office:value-type="string" office:string-value="GR15-LJKU">
            <text:p>GR15-LJKU</text:p>
          </table:table-cell>
          <table:table-cell office:value-type="string">
            <text:p>GR15</text:p>
          </table:table-cell>
          <table:table-cell table:style-name="ce1" table:formula="of:=CHAR(RANDBETWEEN(65;90) )&amp;CHAR(RANDBETWEEN(65;90) )&amp;CHAR(RANDBETWEEN(65;90) )&amp;CHAR(RANDBETWEEN(65;90) )" office:value-type="string" office:string-value="LJKU">
            <text:p>LJKU</text:p>
          </table:table-cell>
          <table:table-cell table:number-columns-repeated="1021"/>
        </table:table-row>
        <table:table-row table:style-name="ro1">
          <table:table-cell table:formula="of:=[.B1154]&amp;&quot;-&quot;&amp;[.C1154]" office:value-type="string" office:string-value="GR16-EDOP">
            <text:p>GR16-EDOP</text:p>
          </table:table-cell>
          <table:table-cell office:value-type="string">
            <text:p>GR16</text:p>
          </table:table-cell>
          <table:table-cell table:style-name="ce1" table:formula="of:=CHAR(RANDBETWEEN(65;90) )&amp;CHAR(RANDBETWEEN(65;90) )&amp;CHAR(RANDBETWEEN(65;90) )&amp;CHAR(RANDBETWEEN(65;90) )" office:value-type="string" office:string-value="EDOP">
            <text:p>EDOP</text:p>
          </table:table-cell>
          <table:table-cell table:number-columns-repeated="1021"/>
        </table:table-row>
        <table:table-row table:style-name="ro1">
          <table:table-cell table:formula="of:=[.B1155]&amp;&quot;-&quot;&amp;[.C1155]" office:value-type="string" office:string-value="GR17-LWVM">
            <text:p>GR17-LWVM</text:p>
          </table:table-cell>
          <table:table-cell office:value-type="string">
            <text:p>GR17</text:p>
          </table:table-cell>
          <table:table-cell table:style-name="ce1" table:formula="of:=CHAR(RANDBETWEEN(65;90) )&amp;CHAR(RANDBETWEEN(65;90) )&amp;CHAR(RANDBETWEEN(65;90) )&amp;CHAR(RANDBETWEEN(65;90) )" office:value-type="string" office:string-value="LWVM">
            <text:p>LWVM</text:p>
          </table:table-cell>
          <table:table-cell table:number-columns-repeated="1021"/>
        </table:table-row>
        <table:table-row table:style-name="ro1">
          <table:table-cell table:formula="of:=[.B1156]&amp;&quot;-&quot;&amp;[.C1156]" office:value-type="string" office:string-value="GR18-EWCX">
            <text:p>GR18-EWCX</text:p>
          </table:table-cell>
          <table:table-cell office:value-type="string">
            <text:p>GR18</text:p>
          </table:table-cell>
          <table:table-cell table:style-name="ce1" table:formula="of:=CHAR(RANDBETWEEN(65;90) )&amp;CHAR(RANDBETWEEN(65;90) )&amp;CHAR(RANDBETWEEN(65;90) )&amp;CHAR(RANDBETWEEN(65;90) )" office:value-type="string" office:string-value="EWCX">
            <text:p>EWCX</text:p>
          </table:table-cell>
          <table:table-cell table:number-columns-repeated="1021"/>
        </table:table-row>
        <table:table-row table:style-name="ro1">
          <table:table-cell table:formula="of:=[.B1157]&amp;&quot;-&quot;&amp;[.C1157]" office:value-type="string" office:string-value="GR19-HMAN">
            <text:p>GR19-HMAN</text:p>
          </table:table-cell>
          <table:table-cell office:value-type="string">
            <text:p>GR19</text:p>
          </table:table-cell>
          <table:table-cell table:style-name="ce1" table:formula="of:=CHAR(RANDBETWEEN(65;90) )&amp;CHAR(RANDBETWEEN(65;90) )&amp;CHAR(RANDBETWEEN(65;90) )&amp;CHAR(RANDBETWEEN(65;90) )" office:value-type="string" office:string-value="HMAN">
            <text:p>HMAN</text:p>
          </table:table-cell>
          <table:table-cell table:number-columns-repeated="1021"/>
        </table:table-row>
        <table:table-row table:style-name="ro1">
          <table:table-cell table:formula="of:=[.B1158]&amp;&quot;-&quot;&amp;[.C1158]" office:value-type="string" office:string-value="GR20-EWYS">
            <text:p>GR20-EWYS</text:p>
          </table:table-cell>
          <table:table-cell office:value-type="string">
            <text:p>GR20</text:p>
          </table:table-cell>
          <table:table-cell table:style-name="ce1" table:formula="of:=CHAR(RANDBETWEEN(65;90) )&amp;CHAR(RANDBETWEEN(65;90) )&amp;CHAR(RANDBETWEEN(65;90) )&amp;CHAR(RANDBETWEEN(65;90) )" office:value-type="string" office:string-value="EWYS">
            <text:p>EWYS</text:p>
          </table:table-cell>
          <table:table-cell table:number-columns-repeated="1021"/>
        </table:table-row>
        <table:table-row table:style-name="ro1">
          <table:table-cell table:formula="of:=[.B1159]&amp;&quot;-&quot;&amp;[.C1159]" office:value-type="string" office:string-value="GR21-EMDU">
            <text:p>GR21-EMDU</text:p>
          </table:table-cell>
          <table:table-cell office:value-type="string">
            <text:p>GR21</text:p>
          </table:table-cell>
          <table:table-cell table:style-name="ce1" table:formula="of:=CHAR(RANDBETWEEN(65;90) )&amp;CHAR(RANDBETWEEN(65;90) )&amp;CHAR(RANDBETWEEN(65;90) )&amp;CHAR(RANDBETWEEN(65;90) )" office:value-type="string" office:string-value="EMDU">
            <text:p>EMDU</text:p>
          </table:table-cell>
          <table:table-cell table:number-columns-repeated="1021"/>
        </table:table-row>
        <table:table-row table:style-name="ro1">
          <table:table-cell table:formula="of:=[.B1160]&amp;&quot;-&quot;&amp;[.C1160]" office:value-type="string" office:string-value="GR22-FXKT">
            <text:p>GR22-FXKT</text:p>
          </table:table-cell>
          <table:table-cell office:value-type="string">
            <text:p>GR22</text:p>
          </table:table-cell>
          <table:table-cell table:style-name="ce1" table:formula="of:=CHAR(RANDBETWEEN(65;90) )&amp;CHAR(RANDBETWEEN(65;90) )&amp;CHAR(RANDBETWEEN(65;90) )&amp;CHAR(RANDBETWEEN(65;90) )" office:value-type="string" office:string-value="FXKT">
            <text:p>FXKT</text:p>
          </table:table-cell>
          <table:table-cell table:number-columns-repeated="1021"/>
        </table:table-row>
        <table:table-row table:style-name="ro1">
          <table:table-cell table:formula="of:=[.B1161]&amp;&quot;-&quot;&amp;[.C1161]" office:value-type="string" office:string-value="GR23-EHFI">
            <text:p>GR23-EHFI</text:p>
          </table:table-cell>
          <table:table-cell office:value-type="string">
            <text:p>GR23</text:p>
          </table:table-cell>
          <table:table-cell table:style-name="ce1" table:formula="of:=CHAR(RANDBETWEEN(65;90) )&amp;CHAR(RANDBETWEEN(65;90) )&amp;CHAR(RANDBETWEEN(65;90) )&amp;CHAR(RANDBETWEEN(65;90) )" office:value-type="string" office:string-value="EHFI">
            <text:p>EHFI</text:p>
          </table:table-cell>
          <table:table-cell table:number-columns-repeated="1021"/>
        </table:table-row>
        <table:table-row table:style-name="ro1">
          <table:table-cell table:formula="of:=[.B1162]&amp;&quot;-&quot;&amp;[.C1162]" office:value-type="string" office:string-value="GR24-ATIV">
            <text:p>GR24-ATIV</text:p>
          </table:table-cell>
          <table:table-cell office:value-type="string">
            <text:p>GR24</text:p>
          </table:table-cell>
          <table:table-cell table:style-name="ce1" table:formula="of:=CHAR(RANDBETWEEN(65;90) )&amp;CHAR(RANDBETWEEN(65;90) )&amp;CHAR(RANDBETWEEN(65;90) )&amp;CHAR(RANDBETWEEN(65;90) )" office:value-type="string" office:string-value="ATIV">
            <text:p>ATIV</text:p>
          </table:table-cell>
          <table:table-cell table:number-columns-repeated="1021"/>
        </table:table-row>
        <table:table-row table:style-name="ro1">
          <table:table-cell table:formula="of:=[.B1163]&amp;&quot;-&quot;&amp;[.C1163]" office:value-type="string" office:string-value="GR25-DYOM">
            <text:p>GR25-DYOM</text:p>
          </table:table-cell>
          <table:table-cell office:value-type="string">
            <text:p>GR25</text:p>
          </table:table-cell>
          <table:table-cell table:style-name="ce1" table:formula="of:=CHAR(RANDBETWEEN(65;90) )&amp;CHAR(RANDBETWEEN(65;90) )&amp;CHAR(RANDBETWEEN(65;90) )&amp;CHAR(RANDBETWEEN(65;90) )" office:value-type="string" office:string-value="DYOM">
            <text:p>DYOM</text:p>
          </table:table-cell>
          <table:table-cell table:number-columns-repeated="1021"/>
        </table:table-row>
        <table:table-row table:style-name="ro1">
          <table:table-cell table:formula="of:=[.B1164]&amp;&quot;-&quot;&amp;[.C1164]" office:value-type="string" office:string-value="GR26-RXLT">
            <text:p>GR26-RXLT</text:p>
          </table:table-cell>
          <table:table-cell office:value-type="string">
            <text:p>GR26</text:p>
          </table:table-cell>
          <table:table-cell table:style-name="ce1" table:formula="of:=CHAR(RANDBETWEEN(65;90) )&amp;CHAR(RANDBETWEEN(65;90) )&amp;CHAR(RANDBETWEEN(65;90) )&amp;CHAR(RANDBETWEEN(65;90) )" office:value-type="string" office:string-value="RXLT">
            <text:p>RXLT</text:p>
          </table:table-cell>
          <table:table-cell table:number-columns-repeated="1021"/>
        </table:table-row>
        <table:table-row table:style-name="ro1">
          <table:table-cell table:formula="of:=[.B1165]&amp;&quot;-&quot;&amp;[.C1165]" office:value-type="string" office:string-value="GR27-STKR">
            <text:p>GR27-STKR</text:p>
          </table:table-cell>
          <table:table-cell office:value-type="string">
            <text:p>GR27</text:p>
          </table:table-cell>
          <table:table-cell table:style-name="ce1" table:formula="of:=CHAR(RANDBETWEEN(65;90) )&amp;CHAR(RANDBETWEEN(65;90) )&amp;CHAR(RANDBETWEEN(65;90) )&amp;CHAR(RANDBETWEEN(65;90) )" office:value-type="string" office:string-value="STKR">
            <text:p>STKR</text:p>
          </table:table-cell>
          <table:table-cell table:number-columns-repeated="1021"/>
        </table:table-row>
        <table:table-row table:style-name="ro1">
          <table:table-cell table:formula="of:=[.B1166]&amp;&quot;-&quot;&amp;[.C1166]" office:value-type="string" office:string-value="GR28-SOGB">
            <text:p>GR28-SOGB</text:p>
          </table:table-cell>
          <table:table-cell office:value-type="string">
            <text:p>GR28</text:p>
          </table:table-cell>
          <table:table-cell table:style-name="ce1" table:formula="of:=CHAR(RANDBETWEEN(65;90) )&amp;CHAR(RANDBETWEEN(65;90) )&amp;CHAR(RANDBETWEEN(65;90) )&amp;CHAR(RANDBETWEEN(65;90) )" office:value-type="string" office:string-value="SOGB">
            <text:p>SOGB</text:p>
          </table:table-cell>
          <table:table-cell table:number-columns-repeated="1021"/>
        </table:table-row>
        <table:table-row table:style-name="ro1">
          <table:table-cell table:formula="of:=[.B1167]&amp;&quot;-&quot;&amp;[.C1167]" office:value-type="string" office:string-value="GR29-YLYU">
            <text:p>GR29-YLYU</text:p>
          </table:table-cell>
          <table:table-cell office:value-type="string">
            <text:p>GR29</text:p>
          </table:table-cell>
          <table:table-cell table:style-name="ce1" table:formula="of:=CHAR(RANDBETWEEN(65;90) )&amp;CHAR(RANDBETWEEN(65;90) )&amp;CHAR(RANDBETWEEN(65;90) )&amp;CHAR(RANDBETWEEN(65;90) )" office:value-type="string" office:string-value="YLYU">
            <text:p>YLYU</text:p>
          </table:table-cell>
          <table:table-cell table:number-columns-repeated="1021"/>
        </table:table-row>
        <table:table-row table:style-name="ro1">
          <table:table-cell table:formula="of:=[.B1168]&amp;&quot;-&quot;&amp;[.C1168]" office:value-type="string" office:string-value="GR30-NJZM">
            <text:p>GR30-NJZM</text:p>
          </table:table-cell>
          <table:table-cell office:value-type="string">
            <text:p>GR30</text:p>
          </table:table-cell>
          <table:table-cell table:style-name="ce1" table:formula="of:=CHAR(RANDBETWEEN(65;90) )&amp;CHAR(RANDBETWEEN(65;90) )&amp;CHAR(RANDBETWEEN(65;90) )&amp;CHAR(RANDBETWEEN(65;90) )" office:value-type="string" office:string-value="NJZM">
            <text:p>NJZM</text:p>
          </table:table-cell>
          <table:table-cell table:number-columns-repeated="1021"/>
        </table:table-row>
        <table:table-row table:style-name="ro1">
          <table:table-cell table:formula="of:=[.B1169]&amp;&quot;-&quot;&amp;[.C1169]" office:value-type="string" office:string-value="GR31-TQYV">
            <text:p>GR31-TQYV</text:p>
          </table:table-cell>
          <table:table-cell office:value-type="string">
            <text:p>GR31</text:p>
          </table:table-cell>
          <table:table-cell table:style-name="ce1" table:formula="of:=CHAR(RANDBETWEEN(65;90) )&amp;CHAR(RANDBETWEEN(65;90) )&amp;CHAR(RANDBETWEEN(65;90) )&amp;CHAR(RANDBETWEEN(65;90) )" office:value-type="string" office:string-value="TQYV">
            <text:p>TQYV</text:p>
          </table:table-cell>
          <table:table-cell table:number-columns-repeated="1021"/>
        </table:table-row>
        <table:table-row table:style-name="ro1">
          <table:table-cell table:formula="of:=[.B1170]&amp;&quot;-&quot;&amp;[.C1170]" office:value-type="string" office:string-value="GR32-URRP">
            <text:p>GR32-URRP</text:p>
          </table:table-cell>
          <table:table-cell office:value-type="string">
            <text:p>GR32</text:p>
          </table:table-cell>
          <table:table-cell table:style-name="ce1" table:formula="of:=CHAR(RANDBETWEEN(65;90) )&amp;CHAR(RANDBETWEEN(65;90) )&amp;CHAR(RANDBETWEEN(65;90) )&amp;CHAR(RANDBETWEEN(65;90) )" office:value-type="string" office:string-value="URRP">
            <text:p>URRP</text:p>
          </table:table-cell>
          <table:table-cell table:number-columns-repeated="1021"/>
        </table:table-row>
        <table:table-row table:style-name="ro1">
          <table:table-cell table:formula="of:=[.B1171]&amp;&quot;-&quot;&amp;[.C1171]" office:value-type="string" office:string-value="GR33-URGQ">
            <text:p>GR33-URGQ</text:p>
          </table:table-cell>
          <table:table-cell office:value-type="string">
            <text:p>GR33</text:p>
          </table:table-cell>
          <table:table-cell table:style-name="ce1" table:formula="of:=CHAR(RANDBETWEEN(65;90) )&amp;CHAR(RANDBETWEEN(65;90) )&amp;CHAR(RANDBETWEEN(65;90) )&amp;CHAR(RANDBETWEEN(65;90) )" office:value-type="string" office:string-value="URGQ">
            <text:p>URGQ</text:p>
          </table:table-cell>
          <table:table-cell table:number-columns-repeated="1021"/>
        </table:table-row>
        <table:table-row table:style-name="ro1">
          <table:table-cell table:formula="of:=[.B1172]&amp;&quot;-&quot;&amp;[.C1172]" office:value-type="string" office:string-value="GR34-VZHN">
            <text:p>GR34-VZHN</text:p>
          </table:table-cell>
          <table:table-cell office:value-type="string">
            <text:p>GR34</text:p>
          </table:table-cell>
          <table:table-cell table:style-name="ce1" table:formula="of:=CHAR(RANDBETWEEN(65;90) )&amp;CHAR(RANDBETWEEN(65;90) )&amp;CHAR(RANDBETWEEN(65;90) )&amp;CHAR(RANDBETWEEN(65;90) )" office:value-type="string" office:string-value="VZHN">
            <text:p>VZHN</text:p>
          </table:table-cell>
          <table:table-cell table:number-columns-repeated="1021"/>
        </table:table-row>
        <table:table-row table:style-name="ro1">
          <table:table-cell table:formula="of:=[.B1173]&amp;&quot;-&quot;&amp;[.C1173]" office:value-type="string" office:string-value="GR35-WDRN">
            <text:p>GR35-WDRN</text:p>
          </table:table-cell>
          <table:table-cell office:value-type="string">
            <text:p>GR35</text:p>
          </table:table-cell>
          <table:table-cell table:style-name="ce1" table:formula="of:=CHAR(RANDBETWEEN(65;90) )&amp;CHAR(RANDBETWEEN(65;90) )&amp;CHAR(RANDBETWEEN(65;90) )&amp;CHAR(RANDBETWEEN(65;90) )" office:value-type="string" office:string-value="WDRN">
            <text:p>WDRN</text:p>
          </table:table-cell>
          <table:table-cell table:number-columns-repeated="1021"/>
        </table:table-row>
        <table:table-row table:style-name="ro1">
          <table:table-cell table:formula="of:=[.B1174]&amp;&quot;-&quot;&amp;[.C1174]" office:value-type="string" office:string-value="GR36-ZGQM">
            <text:p>GR36-ZGQM</text:p>
          </table:table-cell>
          <table:table-cell office:value-type="string">
            <text:p>GR36</text:p>
          </table:table-cell>
          <table:table-cell table:style-name="ce1" table:formula="of:=CHAR(RANDBETWEEN(65;90) )&amp;CHAR(RANDBETWEEN(65;90) )&amp;CHAR(RANDBETWEEN(65;90) )&amp;CHAR(RANDBETWEEN(65;90) )" office:value-type="string" office:string-value="ZGQM">
            <text:p>ZGQM</text:p>
          </table:table-cell>
          <table:table-cell table:number-columns-repeated="1021"/>
        </table:table-row>
        <table:table-row table:style-name="ro1">
          <table:table-cell table:formula="of:=[.B1175]&amp;&quot;-&quot;&amp;[.C1175]" office:value-type="string" office:string-value="GR37-CCUF">
            <text:p>GR37-CCUF</text:p>
          </table:table-cell>
          <table:table-cell office:value-type="string">
            <text:p>GR37</text:p>
          </table:table-cell>
          <table:table-cell table:style-name="ce1" table:formula="of:=CHAR(RANDBETWEEN(65;90) )&amp;CHAR(RANDBETWEEN(65;90) )&amp;CHAR(RANDBETWEEN(65;90) )&amp;CHAR(RANDBETWEEN(65;90) )" office:value-type="string" office:string-value="CCUF">
            <text:p>CCUF</text:p>
          </table:table-cell>
          <table:table-cell table:number-columns-repeated="1021"/>
        </table:table-row>
        <table:table-row table:style-name="ro1">
          <table:table-cell table:formula="of:=[.B1176]&amp;&quot;-&quot;&amp;[.C1176]" office:value-type="string" office:string-value="GR38-RIQP">
            <text:p>GR38-RIQP</text:p>
          </table:table-cell>
          <table:table-cell office:value-type="string">
            <text:p>GR38</text:p>
          </table:table-cell>
          <table:table-cell table:style-name="ce1" table:formula="of:=CHAR(RANDBETWEEN(65;90) )&amp;CHAR(RANDBETWEEN(65;90) )&amp;CHAR(RANDBETWEEN(65;90) )&amp;CHAR(RANDBETWEEN(65;90) )" office:value-type="string" office:string-value="RIQP">
            <text:p>RIQP</text:p>
          </table:table-cell>
          <table:table-cell table:number-columns-repeated="1021"/>
        </table:table-row>
        <table:table-row table:style-name="ro1">
          <table:table-cell table:formula="of:=[.B1177]&amp;&quot;-&quot;&amp;[.C1177]" office:value-type="string" office:string-value="GR39-WPXK">
            <text:p>GR39-WPXK</text:p>
          </table:table-cell>
          <table:table-cell office:value-type="string">
            <text:p>GR39</text:p>
          </table:table-cell>
          <table:table-cell table:style-name="ce1" table:formula="of:=CHAR(RANDBETWEEN(65;90) )&amp;CHAR(RANDBETWEEN(65;90) )&amp;CHAR(RANDBETWEEN(65;90) )&amp;CHAR(RANDBETWEEN(65;90) )" office:value-type="string" office:string-value="WPXK">
            <text:p>WPXK</text:p>
          </table:table-cell>
          <table:table-cell table:number-columns-repeated="1021"/>
        </table:table-row>
        <table:table-row table:style-name="ro1">
          <table:table-cell table:formula="of:=[.B1178]&amp;&quot;-&quot;&amp;[.C1178]" office:value-type="string" office:string-value="GR40-UVWZ">
            <text:p>GR40-UVWZ</text:p>
          </table:table-cell>
          <table:table-cell office:value-type="string">
            <text:p>GR40</text:p>
          </table:table-cell>
          <table:table-cell table:style-name="ce1" table:formula="of:=CHAR(RANDBETWEEN(65;90) )&amp;CHAR(RANDBETWEEN(65;90) )&amp;CHAR(RANDBETWEEN(65;90) )&amp;CHAR(RANDBETWEEN(65;90) )" office:value-type="string" office:string-value="UVWZ">
            <text:p>UVWZ</text:p>
          </table:table-cell>
          <table:table-cell table:number-columns-repeated="1021"/>
        </table:table-row>
        <table:table-row table:style-name="ro1">
          <table:table-cell table:formula="of:=[.B1179]&amp;&quot;-&quot;&amp;[.C1179]" office:value-type="string" office:string-value="GR41-TOZT">
            <text:p>GR41-TOZT</text:p>
          </table:table-cell>
          <table:table-cell office:value-type="string">
            <text:p>GR41</text:p>
          </table:table-cell>
          <table:table-cell table:style-name="ce1" table:formula="of:=CHAR(RANDBETWEEN(65;90) )&amp;CHAR(RANDBETWEEN(65;90) )&amp;CHAR(RANDBETWEEN(65;90) )&amp;CHAR(RANDBETWEEN(65;90) )" office:value-type="string" office:string-value="TOZT">
            <text:p>TOZT</text:p>
          </table:table-cell>
          <table:table-cell table:number-columns-repeated="1021"/>
        </table:table-row>
        <table:table-row table:style-name="ro1">
          <table:table-cell table:formula="of:=[.B1180]&amp;&quot;-&quot;&amp;[.C1180]" office:value-type="string" office:string-value="GR42-ZADA">
            <text:p>GR42-ZADA</text:p>
          </table:table-cell>
          <table:table-cell office:value-type="string">
            <text:p>GR42</text:p>
          </table:table-cell>
          <table:table-cell table:style-name="ce1" table:formula="of:=CHAR(RANDBETWEEN(65;90) )&amp;CHAR(RANDBETWEEN(65;90) )&amp;CHAR(RANDBETWEEN(65;90) )&amp;CHAR(RANDBETWEEN(65;90) )" office:value-type="string" office:string-value="ZADA">
            <text:p>ZADA</text:p>
          </table:table-cell>
          <table:table-cell table:number-columns-repeated="1021"/>
        </table:table-row>
        <table:table-row table:style-name="ro1">
          <table:table-cell table:formula="of:=[.B1181]&amp;&quot;-&quot;&amp;[.C1181]" office:value-type="string" office:string-value="GR43-ZTDR">
            <text:p>GR43-ZTDR</text:p>
          </table:table-cell>
          <table:table-cell office:value-type="string">
            <text:p>GR43</text:p>
          </table:table-cell>
          <table:table-cell table:style-name="ce1" table:formula="of:=CHAR(RANDBETWEEN(65;90) )&amp;CHAR(RANDBETWEEN(65;90) )&amp;CHAR(RANDBETWEEN(65;90) )&amp;CHAR(RANDBETWEEN(65;90) )" office:value-type="string" office:string-value="ZTDR">
            <text:p>ZTDR</text:p>
          </table:table-cell>
          <table:table-cell table:number-columns-repeated="1021"/>
        </table:table-row>
        <table:table-row table:style-name="ro1">
          <table:table-cell table:formula="of:=[.B1182]&amp;&quot;-&quot;&amp;[.C1182]" office:value-type="string" office:string-value="GR44-WEEB">
            <text:p>GR44-WEEB</text:p>
          </table:table-cell>
          <table:table-cell office:value-type="string">
            <text:p>GR44</text:p>
          </table:table-cell>
          <table:table-cell table:style-name="ce1" table:formula="of:=CHAR(RANDBETWEEN(65;90) )&amp;CHAR(RANDBETWEEN(65;90) )&amp;CHAR(RANDBETWEEN(65;90) )&amp;CHAR(RANDBETWEEN(65;90) )" office:value-type="string" office:string-value="WEEB">
            <text:p>WEEB</text:p>
          </table:table-cell>
          <table:table-cell table:number-columns-repeated="1021"/>
        </table:table-row>
        <table:table-row table:style-name="ro1">
          <table:table-cell table:formula="of:=[.B1183]&amp;&quot;-&quot;&amp;[.C1183]" office:value-type="string" office:string-value="GR45-HEAF">
            <text:p>GR45-HEAF</text:p>
          </table:table-cell>
          <table:table-cell office:value-type="string">
            <text:p>GR45</text:p>
          </table:table-cell>
          <table:table-cell table:style-name="ce1" table:formula="of:=CHAR(RANDBETWEEN(65;90) )&amp;CHAR(RANDBETWEEN(65;90) )&amp;CHAR(RANDBETWEEN(65;90) )&amp;CHAR(RANDBETWEEN(65;90) )" office:value-type="string" office:string-value="HEAF">
            <text:p>HEAF</text:p>
          </table:table-cell>
          <table:table-cell table:number-columns-repeated="1021"/>
        </table:table-row>
        <table:table-row table:style-name="ro1">
          <table:table-cell table:formula="of:=[.B1184]&amp;&quot;-&quot;&amp;[.C1184]" office:value-type="string" office:string-value="GR46-KTWG">
            <text:p>GR46-KTWG</text:p>
          </table:table-cell>
          <table:table-cell office:value-type="string">
            <text:p>GR46</text:p>
          </table:table-cell>
          <table:table-cell table:style-name="ce1" table:formula="of:=CHAR(RANDBETWEEN(65;90) )&amp;CHAR(RANDBETWEEN(65;90) )&amp;CHAR(RANDBETWEEN(65;90) )&amp;CHAR(RANDBETWEEN(65;90) )" office:value-type="string" office:string-value="KTWG">
            <text:p>KTWG</text:p>
          </table:table-cell>
          <table:table-cell table:number-columns-repeated="1021"/>
        </table:table-row>
        <table:table-row table:style-name="ro1">
          <table:table-cell table:formula="of:=[.B1185]&amp;&quot;-&quot;&amp;[.C1185]" office:value-type="string" office:string-value="GR47-XWWG">
            <text:p>GR47-XWWG</text:p>
          </table:table-cell>
          <table:table-cell office:value-type="string">
            <text:p>GR47</text:p>
          </table:table-cell>
          <table:table-cell table:style-name="ce1" table:formula="of:=CHAR(RANDBETWEEN(65;90) )&amp;CHAR(RANDBETWEEN(65;90) )&amp;CHAR(RANDBETWEEN(65;90) )&amp;CHAR(RANDBETWEEN(65;90) )" office:value-type="string" office:string-value="XWWG">
            <text:p>XWWG</text:p>
          </table:table-cell>
          <table:table-cell table:number-columns-repeated="1021"/>
        </table:table-row>
        <table:table-row table:style-name="ro1">
          <table:table-cell table:formula="of:=[.B1186]&amp;&quot;-&quot;&amp;[.C1186]" office:value-type="string" office:string-value="GR48-BSPA">
            <text:p>GR48-BSPA</text:p>
          </table:table-cell>
          <table:table-cell office:value-type="string">
            <text:p>GR48</text:p>
          </table:table-cell>
          <table:table-cell table:style-name="ce1" table:formula="of:=CHAR(RANDBETWEEN(65;90) )&amp;CHAR(RANDBETWEEN(65;90) )&amp;CHAR(RANDBETWEEN(65;90) )&amp;CHAR(RANDBETWEEN(65;90) )" office:value-type="string" office:string-value="BSPA">
            <text:p>BSPA</text:p>
          </table:table-cell>
          <table:table-cell table:number-columns-repeated="1021"/>
        </table:table-row>
        <table:table-row table:style-name="ro1">
          <table:table-cell table:formula="of:=[.B1187]&amp;&quot;-&quot;&amp;[.C1187]" office:value-type="string" office:string-value="GR49-ZCDK">
            <text:p>GR49-ZCDK</text:p>
          </table:table-cell>
          <table:table-cell office:value-type="string">
            <text:p>GR49</text:p>
          </table:table-cell>
          <table:table-cell table:style-name="ce1" table:formula="of:=CHAR(RANDBETWEEN(65;90) )&amp;CHAR(RANDBETWEEN(65;90) )&amp;CHAR(RANDBETWEEN(65;90) )&amp;CHAR(RANDBETWEEN(65;90) )" office:value-type="string" office:string-value="ZCDK">
            <text:p>ZCDK</text:p>
          </table:table-cell>
          <table:table-cell table:number-columns-repeated="1021"/>
        </table:table-row>
        <table:table-row table:style-name="ro1">
          <table:table-cell table:formula="of:=[.B1188]&amp;&quot;-&quot;&amp;[.C1188]" office:value-type="string" office:string-value="GR50-LCRP">
            <text:p>GR50-LCRP</text:p>
          </table:table-cell>
          <table:table-cell office:value-type="string">
            <text:p>GR50</text:p>
          </table:table-cell>
          <table:table-cell table:style-name="ce1" table:formula="of:=CHAR(RANDBETWEEN(65;90) )&amp;CHAR(RANDBETWEEN(65;90) )&amp;CHAR(RANDBETWEEN(65;90) )&amp;CHAR(RANDBETWEEN(65;90) )" office:value-type="string" office:string-value="LCRP">
            <text:p>LCRP</text:p>
          </table:table-cell>
          <table:table-cell table:number-columns-repeated="1021"/>
        </table:table-row>
        <table:table-row table:style-name="ro1">
          <table:table-cell table:formula="of:=[.B1189]&amp;&quot;-&quot;&amp;[.C1189]" office:value-type="string" office:string-value="GR51-ZFCK">
            <text:p>GR51-ZFCK</text:p>
          </table:table-cell>
          <table:table-cell office:value-type="string">
            <text:p>GR51</text:p>
          </table:table-cell>
          <table:table-cell table:style-name="ce1" table:formula="of:=CHAR(RANDBETWEEN(65;90) )&amp;CHAR(RANDBETWEEN(65;90) )&amp;CHAR(RANDBETWEEN(65;90) )&amp;CHAR(RANDBETWEEN(65;90) )" office:value-type="string" office:string-value="ZFCK">
            <text:p>ZFCK</text:p>
          </table:table-cell>
          <table:table-cell table:number-columns-repeated="1021"/>
        </table:table-row>
        <table:table-row table:style-name="ro1">
          <table:table-cell table:formula="of:=[.B1190]&amp;&quot;-&quot;&amp;[.C1190]" office:value-type="string" office:string-value="GR52-GOJV">
            <text:p>GR52-GOJV</text:p>
          </table:table-cell>
          <table:table-cell office:value-type="string">
            <text:p>GR52</text:p>
          </table:table-cell>
          <table:table-cell table:style-name="ce1" table:formula="of:=CHAR(RANDBETWEEN(65;90) )&amp;CHAR(RANDBETWEEN(65;90) )&amp;CHAR(RANDBETWEEN(65;90) )&amp;CHAR(RANDBETWEEN(65;90) )" office:value-type="string" office:string-value="GOJV">
            <text:p>GOJV</text:p>
          </table:table-cell>
          <table:table-cell table:number-columns-repeated="1021"/>
        </table:table-row>
        <table:table-row table:style-name="ro1">
          <table:table-cell table:formula="of:=[.B1191]&amp;&quot;-&quot;&amp;[.C1191]" office:value-type="string" office:string-value="GR53-VFSU">
            <text:p>GR53-VFSU</text:p>
          </table:table-cell>
          <table:table-cell office:value-type="string">
            <text:p>GR53</text:p>
          </table:table-cell>
          <table:table-cell table:style-name="ce1" table:formula="of:=CHAR(RANDBETWEEN(65;90) )&amp;CHAR(RANDBETWEEN(65;90) )&amp;CHAR(RANDBETWEEN(65;90) )&amp;CHAR(RANDBETWEEN(65;90) )" office:value-type="string" office:string-value="VFSU">
            <text:p>VFSU</text:p>
          </table:table-cell>
          <table:table-cell table:number-columns-repeated="1021"/>
        </table:table-row>
        <table:table-row table:style-name="ro1" table:number-rows-repeated="104738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heet4" table:style-name="ta4" table:print="false">
        <table:table-column table:style-name="co8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ID">
      <number:number number:min-integer-digits="1"/>
    </number:number-style>
    <number:number-style style:name="N8116P0" style:volatile="true" number:language="en" number:country="ID">
      <number:number number:decimal-places="0" number:min-integer-digits="1" number:grouping="true"/>
    </number:number-style>
    <number:number-style style:name="N8116" number:language="en" number:country="ID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ID">
      <number:number number:decimal-places="0" number:min-integer-digits="1" number:grouping="true"/>
    </number:number-style>
    <number:number-style style:name="N8117" number:language="en" number:country="ID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ID">
      <number:number number:decimal-places="2" number:min-integer-digits="1" number:grouping="true"/>
    </number:number-style>
    <number:number-style style:name="N8118" number:language="en" number:country="ID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ID">
      <number:number number:decimal-places="2" number:min-integer-digits="1" number:grouping="true"/>
    </number:number-style>
    <number:number-style style:name="N8119" number:language="en" number:country="ID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ID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ID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ID">
      <number:text> - </number:text>
    </number:number-style>
    <number:text-style style:name="N8120" number:language="en" number:country="ID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ID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ID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ID">
      <number:text> -</number:text>
      <number:number number:decimal-places="0" number:min-integer-digits="0"/>
      <number:text> </number:text>
    </number:number-style>
    <number:text-style style:name="N8121" number:language="en" number:country="ID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ID">
      <number:minutes number:style="long"/>
      <number:text>:</number:text>
      <number:seconds number:style="long"/>
    </number:time-style>
    <number:time-style style:name="N8123" number:language="en" number:country="ID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ID">
      <number:minutes number:style="long"/>
      <number:text>:</number:text>
      <number:seconds number:style="long" number:decimal-places="1"/>
    </number:time-style>
    <number:number-style style:name="N8125" number:language="en" number:country="ID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3">08/23/2019</text:date>, <text:time>15:44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23T15:44:04.31</dc:date>
    <meta:document-statistic meta:table-count="4" meta:cell-count="9528" meta:object-count="0"/>
    <meta:generator>OpenOffice/4.1.6$Win32 OpenOffice.org_project/416m1$Build-9790</meta:generator>
  </office:meta>
</office:document-meta>
</file>